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84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7.69mm"/>
    </style:style>
    <style:style style:name="co5" style:family="table-column">
      <style:table-column-properties fo:break-before="auto" style:column-width="25.45mm"/>
    </style:style>
    <style:style style:name="co6" style:family="table-column">
      <style:table-column-properties fo:break-before="auto" style:column-width="18.19mm"/>
    </style:style>
    <style:style style:name="co7" style:family="table-column">
      <style:table-column-properties fo:break-before="auto" style:column-width="18.45mm"/>
    </style:style>
    <style:style style:name="co8" style:family="table-column">
      <style:table-column-properties fo:break-before="auto" style:column-width="19.3mm"/>
    </style:style>
    <style:style style:name="co9" style:family="table-column">
      <style:table-column-properties fo:break-before="auto" style:column-width="24.17mm"/>
    </style:style>
    <style:style style:name="co10" style:family="table-column">
      <style:table-column-properties fo:break-before="auto" style:column-width="22.19mm"/>
    </style:style>
    <style:style style:name="co11" style:family="table-column">
      <style:table-column-properties fo:break-before="auto" style:column-width="20.48mm"/>
    </style:style>
    <style:style style:name="co12" style:family="table-column">
      <style:table-column-properties fo:break-before="auto" style:column-width="19.58mm"/>
    </style:style>
    <style:style style:name="co13" style:family="table-column">
      <style:table-column-properties fo:break-before="auto" style:column-width="20.69mm"/>
    </style:style>
    <style:style style:name="co14" style:family="table-column">
      <style:table-column-properties fo:break-before="auto" style:column-width="33.9mm"/>
    </style:style>
    <style:style style:name="co15" style:family="table-column">
      <style:table-column-properties fo:break-before="auto" style:column-width="24.18mm"/>
    </style:style>
    <style:style style:name="co16" style:family="table-column">
      <style:table-column-properties fo:break-before="auto" style:column-width="22.28mm"/>
    </style:style>
    <style:style style:name="co17" style:family="table-column">
      <style:table-column-properties fo:break-before="auto" style:column-width="34.94mm"/>
    </style:style>
    <style:style style:name="co18" style:family="table-column">
      <style:table-column-properties fo:break-before="auto" style:column-width="23.14mm"/>
    </style:style>
    <style:style style:name="co19" style:family="table-column">
      <style:table-column-properties fo:break-before="auto" style:column-width="24.2mm"/>
    </style:style>
    <style:style style:name="co20" style:family="table-column">
      <style:table-column-properties fo:break-before="auto" style:column-width="27.38mm"/>
    </style:style>
    <style:style style:name="co21" style:family="table-column">
      <style:table-column-properties fo:break-before="auto" style:column-width="21.41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21"/>
    <style:style style:name="ce3" style:family="table-cell" style:parent-style-name="Default" style:data-style-name="N40"/>
    <style:style style:name="ce4" style:family="table-cell" style:parent-style-name="Default" style:data-style-name="N124"/>
    <style:style style:name="ce30" style:family="table-cell" style:parent-style-name="Default" style:data-style-name="N124"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value-type" style:repeat-content="false"/>
      <style:paragraph-properties fo:margin-left="0mm"/>
    </style:style>
    <style:style style:name="ce9" style:family="table-cell" style:parent-style-name="Default" style:data-style-name="N3"/>
    <style:style style:name="ce32" style:family="table-cell" style:parent-style-name="Default" style:data-style-name="N122"/>
    <style:style style:name="ce10" style:family="table-cell" style:parent-style-name="Default" style:data-style-name="N128"/>
    <style:style style:name="ce15" style:family="table-cell" style:parent-style-name="Default" style:data-style-name="N2"/>
    <style:style style:name="ce13" style:family="table-cell" style:parent-style-name="Default" style:data-style-name="N121">
      <style:text-properties fo:font-weight="bold" style:font-weight-asian="bold" style:font-weight-complex="bold"/>
    </style:style>
    <style:style style:name="ce14" style:family="table-cell" style:parent-style-name="Default" style:data-style-name="N125"/>
    <style:style style:name="ce19" style:family="table-cell" style:parent-style-name="Default" style:data-style-name="N1"/>
    <style:style style:name="ce17" style:family="table-cell" style:parent-style-name="Default">
      <style:text-properties fo:font-size="12pt" fo:language="en" fo:country="US" style:font-size-asian="12pt" style:language-asian="en" style:country-asian="US" style:font-size-complex="6.80000019073486pt" style:language-complex="ar" style:country-complex="SA"/>
    </style:style>
    <style:style style:name="ce11" style:family="table-cell" style:parent-style-name="Default" style:data-style-name="N127"/>
    <style:style style:name="ce7" style:family="table-cell" style:parent-style-name="Default" style:data-style-name="N0"/>
    <style:style style:name="ce41" style:family="table-cell" style:parent-style-name="Default" style:data-style-name="N37"/>
    <style:style style:name="ce18" style:family="table-cell" style:parent-style-name="Default" style:data-style-name="N11"/>
    <style:style style:name="ce20" style:family="table-cell" style:parent-style-name="Default" style:data-style-name="N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2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24">
      <style:table-cell-properties fo:background-color="#ccffcc"/>
    </style:style>
    <style:style style:name="ce23" style:family="table-cell" style:parent-style-name="Default" style:data-style-name="N40">
      <style:table-cell-properties fo:background-color="#ccffcc"/>
    </style:style>
    <style:style style:name="ce25" style:family="table-cell" style:parent-style-name="Default" style:data-style-name="N128">
      <style:table-cell-properties fo:background-color="#ccff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494Mississippi" table:style-name="ta1">
        <table:shapes>
          <draw:frame draw:z-index="0" draw:style-name="gr1" draw:text-style-name="P1" svg:width="159.93mm" svg:height="90.07mm" svg:x="288.38mm" svg:y="149.99mm">
            <draw:object draw:notify-on-update-of-ranges="Data494Mississippi.C37:Data494Mississippi.C48 Data494Mississippi.A37:Data494Mississippi.A37 Data494Mississippi.G37:Data494Mississippi.G48 Data494Mississippi.C49:Data494Mississippi.C60 Data494Mississippi.A49:Data494Mississippi.A49 Data494Mississippi.G49:Data494Mississippi.G60 Data494Mississippi.C61:Data494Mississippi.C72 Data494Mississippi.A61:Data494Mississippi.A61 Data494Mississippi.G61:Data494Mississippi.G72 Data494Mississippi.C73:Data494Mississippi.C84 Data494Mississippi.A73:Data494Mississippi.A73 Data494Mississippi.G73:Data494Mississippi.G84 Data494Mississippi.C85:Data494Mississippi.C93 Data494Mississippi.A85:Data494Mississippi.A85 Data494Mississippi.G85:Data494Mississippi.G9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3mm" svg:height="90.07mm" svg:x="289.47mm" svg:y="244.71mm">
            <draw:object draw:notify-on-update-of-ranges="Data494Mississippi.F37:Data494Mississippi.F93 Data494Mississippi.G36:Data494Mississippi.G36 Data494Mississippi.H37:Data494Mississippi.H9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59.99mm" svg:height="89.99mm" svg:x="283.13mm" svg:y="48.01mm">
            <draw:object draw:notify-on-update-of-ranges="Data494Mississippi.F37:Data494Mississippi.F93 Data494Mississippi.G37:Data494Mississippi.G9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Default"/>
        <table:table-column table:style-name="co6" table:default-cell-style-name="ce1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6" table:default-cell-style-name="Default"/>
        <table:table-column table:style-name="co3" table:default-cell-style-name="Default"/>
        <table:table-column table:style-name="co7" table:default-cell-style-name="Default"/>
        <table:table-column table:style-name="co11" table:default-cell-style-name="Default"/>
        <table:table-column table:style-name="co3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3" table:default-cell-style-name="Default"/>
        <table:table-column table:style-name="co21" table:default-cell-style-name="Default"/>
        <table:table-column table:style-name="co3" table:number-columns-repeated="29" table:default-cell-style-name="Default"/>
        <table:table-row table:style-name="ro1">
          <table:table-cell table:style-name="ce1" office:value-type="string" calcext:value-type="string">
            <text:p>Water en elektrisiteit analise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table:style-name="ce2" office:value-type="string" calcext:value-type="string">
            <text:p>494 Mississippi straat data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  <table:table-cell table:style-name="ce14"/>
          <table:table-cell table:number-columns-repeated="15"/>
          <table:table-cell table:style-name="ce5"/>
          <table:table-cell/>
          <table:table-cell table:style-name="ce21"/>
          <table:table-cell table:number-columns-repeated="33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ce2" office:value-type="string" calcext:value-type="string">
            <text:p>Gebeurtenis</text:p>
          </table:table-cell>
          <table:table-cell table:style-name="Default"/>
          <table:table-cell table:number-columns-repeated="2"/>
          <table:table-cell table:style-name="ce4"/>
          <table:table-cell table:style-name="ce13" office:value-type="string" calcext:value-type="string">
            <text:p>Datum</text:p>
          </table:table-cell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Geyser kombuis se oordruk klep lek</text:p>
          </table:table-cell>
          <table:table-cell table:style-name="Default"/>
          <table:table-cell table:number-columns-repeated="2"/>
          <table:table-cell table:style-name="ce4"/>
          <table:table-cell table:style-name="ce4" office:value-type="date" office:date-value="2018-04-17" calcext:value-type="date">
            <text:p>17-Apr-18</text:p>
          </table:table-cell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Wanneer is geyser op 55 gestel</text:p>
          </table:table-cell>
          <table:table-cell table:style-name="Default"/>
          <table:table-cell table:number-columns-repeated="2"/>
          <table:table-cell table:style-name="ce4" table:number-columns-repeated="2"/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Wanneer is geyser op 70 gestel</text:p>
          </table:table-cell>
          <table:table-cell table:style-name="Default"/>
          <table:table-cell table:number-columns-repeated="2"/>
          <table:table-cell table:style-name="ce4" table:number-columns-repeated="2"/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Wanneer is eerste inverter aan</text:p>
          </table:table-cell>
          <table:table-cell table:style-name="Default"/>
          <table:table-cell table:number-columns-repeated="2"/>
          <table:table-cell table:style-name="ce4"/>
          <table:table-cell table:style-name="ce4" office:value-type="date" office:date-value="2019-03-20" calcext:value-type="date">
            <text:p>20-Mar-19</text:p>
          </table:table-cell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Wanneer is tweede inverter aan</text:p>
          </table:table-cell>
          <table:table-cell table:style-name="Default"/>
          <table:table-cell table:number-columns-repeated="2"/>
          <table:table-cell table:style-name="ce4"/>
          <table:table-cell table:style-name="ce4" office:value-type="date" office:date-value="2020-05-01" calcext:value-type="date">
            <text:p>01-May-20</text:p>
          </table:table-cell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Wanneer is beheerstrategie met solar assistant begin</text:p>
          </table:table-cell>
          <table:table-cell table:style-name="Default"/>
          <table:table-cell table:number-columns-repeated="2"/>
          <table:table-cell table:style-name="ce4"/>
          <table:table-cell table:style-name="ce4" office:value-type="date" office:date-value="2022-10-01" calcext:value-type="date">
            <text:p>01-Oct-22</text:p>
          </table:table-cell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Wanneer het vistenk as ‘n las bygevoeg</text:p>
          </table:table-cell>
          <table:table-cell table:style-name="Default"/>
          <table:table-cell table:number-columns-repeated="2"/>
          <table:table-cell table:style-name="ce4"/>
          <table:table-cell table:style-name="ce4" office:value-type="date" office:date-value="2022-02-14" calcext:value-type="date">
            <text:p>14-Feb-22</text:p>
          </table:table-cell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4"/>
          <table:table-cell table:style-name="ce12"/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4"/>
          <table:table-cell table:style-name="ce12"/>
          <table:table-cell table:style-name="Default"/>
          <table:table-cell table:number-columns-repeated="62"/>
        </table:table-row>
        <table:table-row table:style-name="ro2">
          <table:table-cell table:style-name="ce12" office:value-type="string" calcext:value-type="string">
            <text:p>Dus huis op 55 gestel is </text:p>
          </table:table-cell>
          <table:table-cell table:style-name="Default"/>
          <table:table-cell office:value-type="float" office:value="10000" calcext:value-type="float">
            <text:p>10000</text:p>
          </table:table-cell>
          <table:table-cell office:value-type="string" calcext:value-type="string">
            <text:p>eenhede per jaar, afgelei uit eerste twee jaar se data en die vorige huis se data</text:p>
          </table:table-cell>
          <table:table-cell table:style-name="ce4"/>
          <table:table-cell table:style-name="ce12"/>
          <table:table-cell table:style-name="Default"/>
          <table:table-cell table:number-columns-repeated="20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 table:number-columns-repeated="29"/>
        </table:table-row>
        <table:table-row table:style-name="ro2">
          <table:table-cell table:style-name="ce12"/>
          <table:table-cell table:style-name="Default"/>
          <table:table-cell table:number-columns-repeated="2"/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ce12" office:value-type="string" calcext:value-type="string">
            <text:p>Werk besparings daarop uit.</text:p>
          </table:table-cell>
          <table:table-cell table:style-name="Default"/>
          <table:table-cell table:number-columns-repeated="2"/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ce12" office:value-type="string" calcext:value-type="string">
            <text:p>Onthou dat ekstra TV, vispomp en deepfreeze by is en dat ekstra besparing dus eintlik hierdie moet bytel, maar dit word konserwatiewelik nie in ag geneem nie.</text:p>
          </table:table-cell>
          <table:table-cell table:style-name="Default"/>
          <table:table-cell table:number-columns-repeated="2"/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 table:number-rows-repeated="2">
          <table:table-cell table:style-name="Default" table:number-columns-repeated="2"/>
          <table:table-cell table:number-columns-repeated="2"/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 table:number-rows-repeated="5">
          <table:table-cell table:style-name="Default" table:number-columns-repeated="2"/>
          <table:table-cell table:number-columns-repeated="2"/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office:value-type="string" calcext:value-type="string">
            <text:p>Opsomming:</text:p>
          </table:table-cell>
          <table:table-cell table:style-name="Default"/>
          <table:table-cell/>
          <table:table-cell table:style-name="ce15" table:formula="of:=SUM([.D31:.D33])" office:value-type="float" office:value="23489.8130016421" calcext:value-type="float">
            <text:p>23489.81</text:p>
          </table:table-cell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office:value-type="string" calcext:value-type="string">
            <text:p>Jaar</text:p>
          </table:table-cell>
          <table:table-cell table:style-name="Default" office:value-type="string" calcext:value-type="string">
            <text:p>Verbruik [kWh]</text:p>
          </table:table-cell>
          <table:table-cell office:value-type="string" calcext:value-type="string">
            <text:p>Besparing</text:p>
          </table:table-cell>
          <table:table-cell office:value-type="string" calcext:value-type="string">
            <text:p>Koste besparing</text:p>
          </table:table-cell>
          <table:table-cell table:style-name="ce4" office:value-type="string" calcext:value-type="string">
            <text:p>Prys van duurste krag</text:p>
          </table:table-cell>
          <table:table-cell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formula="of:=[.A37]" office:value-type="float" office:value="2018" calcext:value-type="float">
            <text:p>2018</text:p>
          </table:table-cell>
          <table:table-cell table:style-name="ce8" table:formula="of:=[.B37]" office:value-type="float" office:value="8885.13668741337" calcext:value-type="float">
            <text:p>8,885</text:p>
          </table:table-cell>
          <table:table-cell table:number-columns-repeated="2"/>
          <table:table-cell table:style-name="ce4"/>
          <table:table-cell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formula="of:=[.A49]" office:value-type="float" office:value="2019" calcext:value-type="float">
            <text:p>2019</text:p>
          </table:table-cell>
          <table:table-cell table:style-name="ce9" table:formula="of:=[.B49]" office:value-type="float" office:value="10147.8105504056" calcext:value-type="float">
            <text:p>10,148</text:p>
          </table:table-cell>
          <table:table-cell table:number-columns-repeated="2"/>
          <table:table-cell table:style-name="ce4"/>
          <table:table-cell office:value-type="string" calcext:value-type="string">
            <text:p>Geyser op 55 gestel</text:p>
          </table:table-cell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formula="of:=[.A61]" office:value-type="float" office:value="2020" calcext:value-type="float">
            <text:p>2020</text:p>
          </table:table-cell>
          <table:table-cell table:style-name="ce9" table:formula="of:=[.B61]" office:value-type="float" office:value="9717.85760398347" calcext:value-type="float">
            <text:p>9,718</text:p>
          </table:table-cell>
          <table:table-cell table:style-name="ce32" table:formula="of:=([.$C$15]-[.B31])/[.$C$15]" office:value-type="percentage" office:value="0.028214239601653" calcext:value-type="percentage">
            <text:p>2.8%</text:p>
          </table:table-cell>
          <table:table-cell table:style-name="ce15" table:formula="of:=([.$C$15]-[.B31])*[.E31]" office:value-type="float" office:value="987.498386057856" calcext:value-type="float">
            <text:p>987.50</text:p>
          </table:table-cell>
          <table:table-cell table:style-name="ce15" office:value-type="float" office:value="3.5" calcext:value-type="float">
            <text:p>3.50</text:p>
          </table:table-cell>
          <table:table-cell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formula="of:=[.A73]" office:value-type="float" office:value="2021" calcext:value-type="float">
            <text:p>2021</text:p>
          </table:table-cell>
          <table:table-cell table:style-name="ce9" table:formula="of:=[.B73]" office:value-type="float" office:value="7188.72515819754" calcext:value-type="float">
            <text:p>7,189</text:p>
          </table:table-cell>
          <table:table-cell table:style-name="ce32" table:formula="of:=([.$C$15]-[.B32])/[.$C$15]" office:value-type="percentage" office:value="0.281127484180246" calcext:value-type="percentage">
            <text:p>28.1%</text:p>
          </table:table-cell>
          <table:table-cell table:style-name="ce15" table:formula="of:=([.$C$15]-[.B32])*[.E32]" office:value-type="float" office:value="9839.46194630861" calcext:value-type="float">
            <text:p>9839.46</text:p>
          </table:table-cell>
          <table:table-cell table:style-name="ce15" office:value-type="float" office:value="3.5" calcext:value-type="float">
            <text:p>3.50</text:p>
          </table:table-cell>
          <table:table-cell office:value-type="string" calcext:value-type="string">
            <text:p>Geyser weer op 70 gestel met nuwe stelsel inverter</text:p>
          </table:table-cell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formula="of:=[.A85]" office:value-type="float" office:value="2022" calcext:value-type="float">
            <text:p>2022</text:p>
          </table:table-cell>
          <table:table-cell table:style-name="ce9" table:formula="of:=[.B85]" office:value-type="float" office:value="6382.04209449268" calcext:value-type="float">
            <text:p>6,382</text:p>
          </table:table-cell>
          <table:table-cell table:style-name="ce32" table:formula="of:=([.$C$15]-[.B33])/[.$C$15]" office:value-type="percentage" office:value="0.361795790550732" calcext:value-type="percentage">
            <text:p>36.2%</text:p>
          </table:table-cell>
          <table:table-cell table:style-name="ce15" table:formula="of:=([.$C$15]-[.B33])*[.E33]" office:value-type="float" office:value="12662.8526692756" calcext:value-type="float">
            <text:p>12662.85</text:p>
          </table:table-cell>
          <table:table-cell table:style-name="ce15" office:value-type="float" office:value="3.5" calcext:value-type="float">
            <text:p>3.50</text:p>
          </table:table-cell>
          <table:table-cell office:value-type="string" calcext:value-type="string">
            <text:p>Wat het bygekom</text:p>
          </table:table-cell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 table:number-rows-repeated="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ce3" office:value-type="string" calcext:value-type="string">
            <text:p>Jaar</text:p>
          </table:table-cell>
          <table:table-cell office:value-type="string" calcext:value-type="string">
            <text:p>Totaal</text:p>
          </table:table-cell>
          <table:table-cell table:style-name="ce3" office:value-type="string" calcext:value-type="string">
            <text:p>Plot maand</text:p>
          </table:table-cell>
          <table:table-cell table:style-name="ce3" office:value-type="string" calcext:value-type="string">
            <text:p>Month</text:p>
          </table:table-cell>
          <table:table-cell table:style-name="Default" office:value-type="string" calcext:value-type="string">
            <text:p>Maand nommer</text:p>
          </table:table-cell>
          <table:table-cell office:value-type="string" calcext:value-type="string">
            <text:p>Maand</text:p>
          </table:table-cell>
          <table:table-cell table:style-name="Default" office:value-type="string" calcext:value-type="string">
            <text:p>Kraggebruik maand [kWh]</text:p>
          </table:table-cell>
          <table:table-cell office:value-type="string" calcext:value-type="string">
            <text:p>Kraggebruik kumulatief [kWh]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office:value-type="float" office:value="2018" calcext:value-type="float">
            <text:p>2018</text:p>
          </table:table-cell>
          <table:table-cell table:style-name="ce9" table:formula="of:=SUM([.G37:.G48])" office:value-type="float" office:value="8885.13668741337" calcext:value-type="float">
            <text:p>8,885</text:p>
          </table:table-cell>
          <table:table-cell table:formula="of:=[.E37]" office:value-type="float" office:value="1" calcext:value-type="float">
            <text:p>1</text:p>
          </table:table-cell>
          <table:table-cell table:formula="of:=TEXT([.F37]; &quot;mmm&quot;)" office:value-type="string" office:string-value="Mar" calcext:value-type="string">
            <text:p>Mar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8-03-31" calcext:value-type="date">
            <text:p>Mar-18</text:p>
          </table:table-cell>
          <table:table-cell table:style-name="ce10" table:formula="of:=[.L98]+[.L99]" office:value-type="float" office:value="189.451252763439" calcext:value-type="float">
            <text:p>189.5</text:p>
          </table:table-cell>
          <table:table-cell table:style-name="ce19"/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/>
          <table:table-cell table:style-name="ce9"/>
          <table:table-cell table:formula="of:=[.E38]" office:value-type="float" office:value="2" calcext:value-type="float">
            <text:p>2</text:p>
          </table:table-cell>
          <table:table-cell table:formula="of:=TEXT([.F38]; &quot;mmm&quot;)" office:value-type="string" office:string-value="Apr" calcext:value-type="string">
            <text:p>Apr</text:p>
          </table:table-cell>
          <table:table-cell table:style-name="Default" table:formula="of:=[.E37]+1" office:value-type="float" office:value="2" calcext:value-type="float">
            <text:p>2</text:p>
          </table:table-cell>
          <table:table-cell table:style-name="ce14" table:formula="of:=EOMONTH([.F37];1)" office:value-type="date" office:date-value="2018-04-30" calcext:value-type="date">
            <text:p>Apr-18</text:p>
          </table:table-cell>
          <table:table-cell table:style-name="ce10" table:formula="of:=[.L103]+[.L102]+[.L100]" office:value-type="float" office:value="777.519273552299" calcext:value-type="float">
            <text:p>777.5</text:p>
          </table:table-cell>
          <table:table-cell table:style-name="ce10" table:formula="of:=[.G37]+[.G38]" office:value-type="float" office:value="966.970526315738" calcext:value-type="float">
            <text:p>967.0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39]" office:value-type="float" office:value="3" calcext:value-type="float">
            <text:p>3</text:p>
          </table:table-cell>
          <table:table-cell table:formula="of:=TEXT([.F39]; &quot;mmm&quot;)" office:value-type="string" office:string-value="May" calcext:value-type="string">
            <text:p>May</text:p>
          </table:table-cell>
          <table:table-cell table:style-name="Default" table:formula="of:=[.E38]+1" office:value-type="float" office:value="3" calcext:value-type="float">
            <text:p>3</text:p>
          </table:table-cell>
          <table:table-cell table:style-name="ce14" table:formula="of:=EOMONTH([.F38];1)" office:value-type="date" office:date-value="2018-05-31" calcext:value-type="date">
            <text:p>May-18</text:p>
          </table:table-cell>
          <table:table-cell table:style-name="ce10" table:formula="of:=[.L104]+[.L106]+[.L107]" office:value-type="float" office:value="838.561684439238" calcext:value-type="float">
            <text:p>838.6</text:p>
          </table:table-cell>
          <table:table-cell table:style-name="ce10" table:formula="of:=[.H38]+[.G39]" office:value-type="float" office:value="1805.53221075498" calcext:value-type="float">
            <text:p>1805.5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0]" office:value-type="float" office:value="4" calcext:value-type="float">
            <text:p>4</text:p>
          </table:table-cell>
          <table:table-cell table:formula="of:=TEXT([.F40]; &quot;mmm&quot;)" office:value-type="string" office:string-value="Jun" calcext:value-type="string">
            <text:p>Jun</text:p>
          </table:table-cell>
          <table:table-cell table:style-name="Default" table:formula="of:=[.E39]+1" office:value-type="float" office:value="4" calcext:value-type="float">
            <text:p>4</text:p>
          </table:table-cell>
          <table:table-cell table:style-name="ce14" table:formula="of:=EOMONTH([.F39];1)" office:value-type="date" office:date-value="2018-06-30" calcext:value-type="date">
            <text:p>Jun-18</text:p>
          </table:table-cell>
          <table:table-cell table:style-name="ce10" table:formula="of:=[.L123]+[.L121]+[.L118]+[.L116]+[.L114]+[.L112]+[.L108]" office:value-type="float" office:value="920.94485894097" calcext:value-type="float">
            <text:p>920.9</text:p>
          </table:table-cell>
          <table:table-cell table:style-name="ce10" table:formula="of:=[.H39]+[.G40]" office:value-type="float" office:value="2726.47706969595" calcext:value-type="float">
            <text:p>2726.5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1]" office:value-type="float" office:value="5" calcext:value-type="float">
            <text:p>5</text:p>
          </table:table-cell>
          <table:table-cell table:formula="of:=TEXT([.F41]; &quot;mmm&quot;)" office:value-type="string" office:string-value="Jul" calcext:value-type="string">
            <text:p>Jul</text:p>
          </table:table-cell>
          <table:table-cell table:style-name="Default" table:formula="of:=[.E40]+1" office:value-type="float" office:value="5" calcext:value-type="float">
            <text:p>5</text:p>
          </table:table-cell>
          <table:table-cell table:style-name="ce14" table:formula="of:=EOMONTH([.F40];1)" office:value-type="date" office:date-value="2018-07-31" calcext:value-type="date">
            <text:p>Jul-18</text:p>
          </table:table-cell>
          <table:table-cell table:style-name="ce10" table:formula="of:=[.L145]+[.L143]+[.L140]+[.L137]+[.L134]+[.L130]+[.L127]+[.L124]" office:value-type="float" office:value="759.792702078447" calcext:value-type="float">
            <text:p>759.8</text:p>
          </table:table-cell>
          <table:table-cell table:style-name="ce10" table:formula="of:=[.H40]+[.G41]" office:value-type="float" office:value="3486.26977177439" calcext:value-type="float">
            <text:p>3486.3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2]" office:value-type="float" office:value="6" calcext:value-type="float">
            <text:p>6</text:p>
          </table:table-cell>
          <table:table-cell table:formula="of:=TEXT([.F42]; &quot;mmm&quot;)" office:value-type="string" office:string-value="Aug" calcext:value-type="string">
            <text:p>Aug</text:p>
          </table:table-cell>
          <table:table-cell table:style-name="Default" table:formula="of:=[.E41]+1" office:value-type="float" office:value="6" calcext:value-type="float">
            <text:p>6</text:p>
          </table:table-cell>
          <table:table-cell table:style-name="ce14" table:formula="of:=EOMONTH([.F41];1)" office:value-type="date" office:date-value="2018-08-31" calcext:value-type="date">
            <text:p>Aug-18</text:p>
          </table:table-cell>
          <table:table-cell table:style-name="ce10" table:formula="of:=[.L170]+[.L168]+[.L165]+[.L162]+[.L158]+[.L155]+[.L152]+[.L149]+[.L146]" office:value-type="float" office:value="862.900413585175" calcext:value-type="float">
            <text:p>862.9</text:p>
          </table:table-cell>
          <table:table-cell table:style-name="ce10" table:formula="of:=[.H41]+[.G42]" office:value-type="float" office:value="4349.17018535957" calcext:value-type="float">
            <text:p>4349.2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3]" office:value-type="float" office:value="7" calcext:value-type="float">
            <text:p>7</text:p>
          </table:table-cell>
          <table:table-cell table:formula="of:=TEXT([.F43]; &quot;mmm&quot;)" office:value-type="string" office:string-value="Sep" calcext:value-type="string">
            <text:p>Sep</text:p>
          </table:table-cell>
          <table:table-cell table:style-name="Default" table:formula="of:=[.E42]+1" office:value-type="float" office:value="7" calcext:value-type="float">
            <text:p>7</text:p>
          </table:table-cell>
          <table:table-cell table:style-name="ce14" table:formula="of:=EOMONTH([.F42];1)" office:value-type="date" office:date-value="2018-09-30" calcext:value-type="date">
            <text:p>Sep-18</text:p>
          </table:table-cell>
          <table:table-cell table:style-name="ce10" table:formula="of:=[.L192]+[.L189]+[.L185]+[.L182]+[.L178]+[.L174]+[.L171]" office:value-type="float" office:value="766.652384342626" calcext:value-type="float">
            <text:p>766.7</text:p>
          </table:table-cell>
          <table:table-cell table:style-name="ce10" table:formula="of:=[.H42]+[.G43]" office:value-type="float" office:value="5115.82256970219" calcext:value-type="float">
            <text:p>5115.8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4]" office:value-type="float" office:value="8" calcext:value-type="float">
            <text:p>8</text:p>
          </table:table-cell>
          <table:table-cell table:formula="of:=TEXT([.F44]; &quot;mmm&quot;)" office:value-type="string" office:string-value="Oct" calcext:value-type="string">
            <text:p>Oct</text:p>
          </table:table-cell>
          <table:table-cell table:style-name="Default" table:formula="of:=[.E43]+1" office:value-type="float" office:value="8" calcext:value-type="float">
            <text:p>8</text:p>
          </table:table-cell>
          <table:table-cell table:style-name="ce14" table:formula="of:=EOMONTH([.F43];1)" office:value-type="date" office:date-value="2018-10-31" calcext:value-type="date">
            <text:p>Oct-18</text:p>
          </table:table-cell>
          <table:table-cell table:style-name="ce10" table:formula="of:=[.L213]+[.L210]+[.L208]+[.L205]+[.L201]+[.L197]+[.L193]" office:value-type="float" office:value="856.672948910017" calcext:value-type="float">
            <text:p>856.7</text:p>
          </table:table-cell>
          <table:table-cell table:style-name="ce10" table:formula="of:=[.H43]+[.G44]" office:value-type="float" office:value="5972.49551861221" calcext:value-type="float">
            <text:p>5972.5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5]" office:value-type="float" office:value="9" calcext:value-type="float">
            <text:p>9</text:p>
          </table:table-cell>
          <table:table-cell table:formula="of:=TEXT([.F45]; &quot;mmm&quot;)" office:value-type="string" office:string-value="Nov" calcext:value-type="string">
            <text:p>Nov</text:p>
          </table:table-cell>
          <table:table-cell table:style-name="Default" table:formula="of:=[.E44]+1" office:value-type="float" office:value="9" calcext:value-type="float">
            <text:p>9</text:p>
          </table:table-cell>
          <table:table-cell table:style-name="ce14" table:formula="of:=EOMONTH([.F44];1)" office:value-type="date" office:date-value="2018-11-30" calcext:value-type="date">
            <text:p>Nov-18</text:p>
          </table:table-cell>
          <table:table-cell table:style-name="Default" table:formula="of:=[.L232]+[.L229]+[.L226]+[.L222]+[.L218]+[.L214]" office:value-type="float" office:value="774.531334882136" calcext:value-type="float">
            <text:p>774.531334882136</text:p>
          </table:table-cell>
          <table:table-cell table:style-name="ce10" table:formula="of:=[.H44]+[.G45]" office:value-type="float" office:value="6747.02685349435" calcext:value-type="float">
            <text:p>6747.0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6]" office:value-type="float" office:value="10" calcext:value-type="float">
            <text:p>10</text:p>
          </table:table-cell>
          <table:table-cell table:formula="of:=TEXT([.F46]; &quot;mmm&quot;)" office:value-type="string" office:string-value="Dec" calcext:value-type="string">
            <text:p>Dec</text:p>
          </table:table-cell>
          <table:table-cell table:style-name="Default" table:formula="of:=[.E45]+1" office:value-type="float" office:value="10" calcext:value-type="float">
            <text:p>10</text:p>
          </table:table-cell>
          <table:table-cell table:style-name="ce14" table:formula="of:=EOMONTH([.F45];1)" office:value-type="date" office:date-value="2018-12-31" calcext:value-type="date">
            <text:p>Dec-18</text:p>
          </table:table-cell>
          <table:table-cell table:style-name="Default" table:formula="of:=[.L249]+[.L246]+[.L241]+[.L237]+[.L233]" office:value-type="float" office:value="585.134518370801" calcext:value-type="float">
            <text:p>585.134518370801</text:p>
          </table:table-cell>
          <table:table-cell table:style-name="ce10" table:formula="of:=[.H45]+[.G46]" office:value-type="float" office:value="7332.16137186515" calcext:value-type="float">
            <text:p>7332.2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7]" office:value-type="float" office:value="11" calcext:value-type="float">
            <text:p>11</text:p>
          </table:table-cell>
          <table:table-cell table:formula="of:=TEXT([.F47]; &quot;mmm&quot;)" office:value-type="string" office:string-value="Jan" calcext:value-type="string">
            <text:p>Jan</text:p>
          </table:table-cell>
          <table:table-cell table:style-name="Default" table:formula="of:=[.E46]+1" office:value-type="float" office:value="11" calcext:value-type="float">
            <text:p>11</text:p>
          </table:table-cell>
          <table:table-cell table:style-name="ce14" table:formula="of:=EOMONTH([.F46];1)" office:value-type="date" office:date-value="2019-01-31" calcext:value-type="date">
            <text:p>Jan-19</text:p>
          </table:table-cell>
          <table:table-cell table:style-name="Default" table:formula="of:=[.L263]+[.L262]+[.L260]+[.L258]+[.L256]+[.L254]+[.L250]" office:value-type="float" office:value="780.551299067237" calcext:value-type="float">
            <text:p>780.551299067237</text:p>
          </table:table-cell>
          <table:table-cell table:style-name="ce10" table:formula="of:=[.H46]+[.G47]" office:value-type="float" office:value="8112.71267093238" calcext:value-type="float">
            <text:p>8112.7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8]" office:value-type="float" office:value="12" calcext:value-type="float">
            <text:p>12</text:p>
          </table:table-cell>
          <table:table-cell table:formula="of:=TEXT([.F48]; &quot;mmm&quot;)" office:value-type="string" office:string-value="Feb" calcext:value-type="string">
            <text:p>Feb</text:p>
          </table:table-cell>
          <table:table-cell table:style-name="Default" table:formula="of:=[.E47]+1" office:value-type="float" office:value="12" calcext:value-type="float">
            <text:p>12</text:p>
          </table:table-cell>
          <table:table-cell table:style-name="ce14" table:formula="of:=EOMONTH([.F47];1)" office:value-type="date" office:date-value="2019-02-28" calcext:value-type="date">
            <text:p>Feb-19</text:p>
          </table:table-cell>
          <table:table-cell table:style-name="Default" table:formula="of:=[.L283]+[.L280]+[.L276]+[.L272]+[.L268]+[.L264]" office:value-type="float" office:value="772.424016480986" calcext:value-type="float">
            <text:p>772.424016480986</text:p>
          </table:table-cell>
          <table:table-cell table:style-name="ce10" table:formula="of:=[.H47]+[.G48]" office:value-type="float" office:value="8885.13668741337" calcext:value-type="float">
            <text:p>8885.1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office:value-type="float" office:value="2019" calcext:value-type="float">
            <text:p>2019</text:p>
          </table:table-cell>
          <table:table-cell table:style-name="ce9" table:formula="of:=SUM([.G49:.G60])" office:value-type="float" office:value="10147.8105504056" calcext:value-type="float">
            <text:p>10,148</text:p>
          </table:table-cell>
          <table:table-cell table:formula="of:=[.C37]" office:value-type="float" office:value="1" calcext:value-type="float">
            <text:p>1</text:p>
          </table:table-cell>
          <table:table-cell table:formula="of:=TEXT([.F49]; &quot;mmm&quot;)" office:value-type="string" office:string-value="Mar" calcext:value-type="string">
            <text:p>Mar</text:p>
          </table:table-cell>
          <table:table-cell table:style-name="Default" table:formula="of:=[.E48]+1" office:value-type="float" office:value="13" calcext:value-type="float">
            <text:p>13</text:p>
          </table:table-cell>
          <table:table-cell table:style-name="ce14" table:formula="of:=EOMONTH([.F48];1)" office:value-type="date" office:date-value="2019-03-31" calcext:value-type="date">
            <text:p>Mar-19</text:p>
          </table:table-cell>
          <table:table-cell table:style-name="Default" table:formula="of:=[.L309]+[.L306]+[.L304]+[.L301]+[.L299]+[.L296]+[.L291]+[.L287]+[.L284]" office:value-type="float" office:value="844.340614174074" calcext:value-type="float">
            <text:p>844.340614174074</text:p>
          </table:table-cell>
          <table:table-cell table:style-name="ce10" table:formula="of:=[.H48]+[.G49]" office:value-type="float" office:value="9729.47730158744" calcext:value-type="float">
            <text:p>9729.5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38]" office:value-type="float" office:value="2" calcext:value-type="float">
            <text:p>2</text:p>
          </table:table-cell>
          <table:table-cell table:formula="of:=TEXT([.F50]; &quot;mmm&quot;)" office:value-type="string" office:string-value="Apr" calcext:value-type="string">
            <text:p>Apr</text:p>
          </table:table-cell>
          <table:table-cell table:style-name="Default" table:formula="of:=[.E49]+1" office:value-type="float" office:value="14" calcext:value-type="float">
            <text:p>14</text:p>
          </table:table-cell>
          <table:table-cell table:style-name="ce14" table:formula="of:=EOMONTH([.F49];1)" office:value-type="date" office:date-value="2019-04-30" calcext:value-type="date">
            <text:p>Apr-19</text:p>
          </table:table-cell>
          <table:table-cell table:style-name="Default" table:formula="of:=[.L316]+[.L315]+[.L312]+[.L310]" office:value-type="float" office:value="879.820253424579" calcext:value-type="float">
            <text:p>879.820253424579</text:p>
          </table:table-cell>
          <table:table-cell table:style-name="ce10" table:formula="of:=[.H49]+[.G50]" office:value-type="float" office:value="10609.297555012" calcext:value-type="float">
            <text:p>10609.3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39]" office:value-type="float" office:value="3" calcext:value-type="float">
            <text:p>3</text:p>
          </table:table-cell>
          <table:table-cell table:formula="of:=TEXT([.F51]; &quot;mmm&quot;)" office:value-type="string" office:string-value="May" calcext:value-type="string">
            <text:p>May</text:p>
          </table:table-cell>
          <table:table-cell table:style-name="Default" table:formula="of:=[.E50]+1" office:value-type="float" office:value="15" calcext:value-type="float">
            <text:p>15</text:p>
          </table:table-cell>
          <table:table-cell table:style-name="ce14" table:formula="of:=EOMONTH([.F50];1)" office:value-type="date" office:date-value="2019-05-31" calcext:value-type="date">
            <text:p>May-19</text:p>
          </table:table-cell>
          <table:table-cell table:style-name="Default" table:formula="of:=[.L322]+[.L321]+[.L319]+[.L317]" office:value-type="float" office:value="956.590041092411" calcext:value-type="float">
            <text:p>956.590041092411</text:p>
          </table:table-cell>
          <table:table-cell table:style-name="ce10" table:formula="of:=[.H50]+[.G51]" office:value-type="float" office:value="11565.8875961044" calcext:value-type="float">
            <text:p>11565.9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0]" office:value-type="float" office:value="4" calcext:value-type="float">
            <text:p>4</text:p>
          </table:table-cell>
          <table:table-cell table:formula="of:=TEXT([.F52]; &quot;mmm&quot;)" office:value-type="string" office:string-value="Jun" calcext:value-type="string">
            <text:p>Jun</text:p>
          </table:table-cell>
          <table:table-cell table:style-name="Default" table:formula="of:=[.E51]+1" office:value-type="float" office:value="16" calcext:value-type="float">
            <text:p>16</text:p>
          </table:table-cell>
          <table:table-cell table:style-name="ce14" table:formula="of:=EOMONTH([.F51];1)" office:value-type="date" office:date-value="2019-06-30" calcext:value-type="date">
            <text:p>Jun-19</text:p>
          </table:table-cell>
          <table:table-cell table:style-name="Default" table:formula="of:=[.L330]+[.L329]+[.L327]+[.L325]+[.L323]" office:value-type="float" office:value="994.751611074479" calcext:value-type="float">
            <text:p>994.751611074479</text:p>
          </table:table-cell>
          <table:table-cell table:style-name="ce10" table:formula="of:=[.H51]+[.G52]" office:value-type="float" office:value="12560.6392071789" calcext:value-type="float">
            <text:p>12560.6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1]" office:value-type="float" office:value="5" calcext:value-type="float">
            <text:p>5</text:p>
          </table:table-cell>
          <table:table-cell table:formula="of:=TEXT([.F53]; &quot;mmm&quot;)" office:value-type="string" office:string-value="Jul" calcext:value-type="string">
            <text:p>Jul</text:p>
          </table:table-cell>
          <table:table-cell table:style-name="Default" table:formula="of:=[.E52]+1" office:value-type="float" office:value="17" calcext:value-type="float">
            <text:p>17</text:p>
          </table:table-cell>
          <table:table-cell table:style-name="ce14" table:formula="of:=EOMONTH([.F52];1)" office:value-type="date" office:date-value="2019-07-31" calcext:value-type="date">
            <text:p>Jul-19</text:p>
          </table:table-cell>
          <table:table-cell table:style-name="Default" table:formula="of:=[.L340]+[.L339]+[.L337]+[.L335]+[.L333]+[.L331]" office:value-type="float" office:value="975.11062564177" calcext:value-type="float">
            <text:p>975.11062564177</text:p>
          </table:table-cell>
          <table:table-cell table:style-name="ce10" table:formula="of:=[.H52]+[.G53]" office:value-type="float" office:value="13535.7498328207" calcext:value-type="float">
            <text:p>13535.7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2]" office:value-type="float" office:value="6" calcext:value-type="float">
            <text:p>6</text:p>
          </table:table-cell>
          <table:table-cell table:formula="of:=TEXT([.F54]; &quot;mmm&quot;)" office:value-type="string" office:string-value="Aug" calcext:value-type="string">
            <text:p>Aug</text:p>
          </table:table-cell>
          <table:table-cell table:style-name="Default" table:formula="of:=[.E53]+1" office:value-type="float" office:value="18" calcext:value-type="float">
            <text:p>18</text:p>
          </table:table-cell>
          <table:table-cell table:style-name="ce14" table:formula="of:=EOMONTH([.F53];1)" office:value-type="date" office:date-value="2019-08-31" calcext:value-type="date">
            <text:p>Aug-19</text:p>
          </table:table-cell>
          <table:table-cell table:style-name="Default" table:formula="of:=[.L346]+[.L345]+[.L343]+[.L341]" office:value-type="float" office:value="835.06782183128" calcext:value-type="float">
            <text:p>835.06782183128</text:p>
          </table:table-cell>
          <table:table-cell table:style-name="ce10" table:formula="of:=[.H53]+[.G54]" office:value-type="float" office:value="14370.817654652" calcext:value-type="float">
            <text:p>14370.8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3]" office:value-type="float" office:value="7" calcext:value-type="float">
            <text:p>7</text:p>
          </table:table-cell>
          <table:table-cell table:formula="of:=TEXT([.F55]; &quot;mmm&quot;)" office:value-type="string" office:string-value="Sep" calcext:value-type="string">
            <text:p>Sep</text:p>
          </table:table-cell>
          <table:table-cell table:style-name="Default" table:formula="of:=[.E54]+1" office:value-type="float" office:value="19" calcext:value-type="float">
            <text:p>19</text:p>
          </table:table-cell>
          <table:table-cell table:style-name="ce14" table:formula="of:=EOMONTH([.F54];1)" office:value-type="date" office:date-value="2019-09-30" calcext:value-type="date">
            <text:p>Sep-19</text:p>
          </table:table-cell>
          <table:table-cell table:style-name="Default" table:formula="of:=[.L355]+[.L354]+[.L351]+[.L349]+[.L347]" office:value-type="float" office:value="781.45203491915" calcext:value-type="float">
            <text:p>781.45203491915</text:p>
          </table:table-cell>
          <table:table-cell table:style-name="ce10" table:formula="of:=[.H54]+[.G55]" office:value-type="float" office:value="15152.2696895711" calcext:value-type="float">
            <text:p>15152.3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4]" office:value-type="float" office:value="8" calcext:value-type="float">
            <text:p>8</text:p>
          </table:table-cell>
          <table:table-cell table:formula="of:=TEXT([.F56]; &quot;mmm&quot;)" office:value-type="string" office:string-value="Oct" calcext:value-type="string">
            <text:p>Oct</text:p>
          </table:table-cell>
          <table:table-cell table:style-name="Default" table:formula="of:=[.E55]+1" office:value-type="float" office:value="20" calcext:value-type="float">
            <text:p>20</text:p>
          </table:table-cell>
          <table:table-cell table:style-name="ce14" table:formula="of:=EOMONTH([.F55];1)" office:value-type="date" office:date-value="2019-10-31" calcext:value-type="date">
            <text:p>Oct-19</text:p>
          </table:table-cell>
          <table:table-cell table:style-name="Default" table:formula="of:=[.L363]+[.L362]+[.L360]+[.L358]+[.L356]" office:value-type="float" office:value="872.782080033235" calcext:value-type="float">
            <text:p>872.782080033235</text:p>
          </table:table-cell>
          <table:table-cell table:style-name="ce10" table:formula="of:=[.H55]+[.G56]" office:value-type="float" office:value="16025.0517696043" calcext:value-type="float">
            <text:p>16025.1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5]" office:value-type="float" office:value="9" calcext:value-type="float">
            <text:p>9</text:p>
          </table:table-cell>
          <table:table-cell table:formula="of:=TEXT([.F57]; &quot;mmm&quot;)" office:value-type="string" office:string-value="Nov" calcext:value-type="string">
            <text:p>Nov</text:p>
          </table:table-cell>
          <table:table-cell table:style-name="Default" table:formula="of:=[.E56]+1" office:value-type="float" office:value="21" calcext:value-type="float">
            <text:p>21</text:p>
          </table:table-cell>
          <table:table-cell table:style-name="ce14" table:formula="of:=EOMONTH([.F56];1)" office:value-type="date" office:date-value="2019-11-30" calcext:value-type="date">
            <text:p>Nov-19</text:p>
          </table:table-cell>
          <table:table-cell table:style-name="Default" table:formula="of:=[.L370]+[.L369]+[.L366]+[.L364]" office:value-type="float" office:value="760.865592575446" calcext:value-type="float">
            <text:p>760.865592575446</text:p>
          </table:table-cell>
          <table:table-cell table:style-name="ce10" table:formula="of:=[.H56]+[.G57]" office:value-type="float" office:value="16785.9173621798" calcext:value-type="float">
            <text:p>16785.9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6]" office:value-type="float" office:value="10" calcext:value-type="float">
            <text:p>10</text:p>
          </table:table-cell>
          <table:table-cell table:formula="of:=TEXT([.F58]; &quot;mmm&quot;)" office:value-type="string" office:string-value="Dec" calcext:value-type="string">
            <text:p>Dec</text:p>
          </table:table-cell>
          <table:table-cell table:style-name="Default" table:formula="of:=[.E57]+1" office:value-type="float" office:value="22" calcext:value-type="float">
            <text:p>22</text:p>
          </table:table-cell>
          <table:table-cell table:style-name="ce14" table:formula="of:=EOMONTH([.F57];1)" office:value-type="date" office:date-value="2019-12-31" calcext:value-type="date">
            <text:p>Dec-19</text:p>
          </table:table-cell>
          <table:table-cell table:style-name="Default" table:formula="of:=[.L378]+[.L377]+[.L375]+[.L373]+[.L371]" office:value-type="float" office:value="773.490209673671" calcext:value-type="float">
            <text:p>773.490209673671</text:p>
          </table:table-cell>
          <table:table-cell table:style-name="ce10" table:formula="of:=[.H57]+[.G58]" office:value-type="float" office:value="17559.4075718535" calcext:value-type="float">
            <text:p>17559.4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7]" office:value-type="float" office:value="11" calcext:value-type="float">
            <text:p>11</text:p>
          </table:table-cell>
          <table:table-cell table:formula="of:=TEXT([.F59]; &quot;mmm&quot;)" office:value-type="string" office:string-value="Jan" calcext:value-type="string">
            <text:p>Jan</text:p>
          </table:table-cell>
          <table:table-cell table:style-name="Default" table:formula="of:=[.E58]+1" office:value-type="float" office:value="23" calcext:value-type="float">
            <text:p>23</text:p>
          </table:table-cell>
          <table:table-cell table:style-name="ce14" table:formula="of:=EOMONTH([.F58];1)" office:value-type="date" office:date-value="2020-01-31" calcext:value-type="date">
            <text:p>Jan-20</text:p>
          </table:table-cell>
          <table:table-cell table:style-name="Default" table:formula="of:=[.L384]+[.L383]+[.L381]+[.L379]" office:value-type="float" office:value="772.342439701967" calcext:value-type="float">
            <text:p>772.342439701967</text:p>
          </table:table-cell>
          <table:table-cell table:style-name="ce10" table:formula="of:=[.H58]+[.G59]" office:value-type="float" office:value="18331.7500115554" calcext:value-type="float">
            <text:p>18331.8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8]" office:value-type="float" office:value="12" calcext:value-type="float">
            <text:p>12</text:p>
          </table:table-cell>
          <table:table-cell table:formula="of:=TEXT([.F60]; &quot;mmm&quot;)" office:value-type="string" office:string-value="Feb" calcext:value-type="string">
            <text:p>Feb</text:p>
          </table:table-cell>
          <table:table-cell table:style-name="Default" table:formula="of:=[.E59]+1" office:value-type="float" office:value="24" calcext:value-type="float">
            <text:p>24</text:p>
          </table:table-cell>
          <table:table-cell table:style-name="ce14" table:formula="of:=EOMONTH([.F59];1)" office:value-type="date" office:date-value="2020-02-29" calcext:value-type="date">
            <text:p>Feb-20</text:p>
          </table:table-cell>
          <table:table-cell table:style-name="Default" table:formula="of:=[.L390]+[.L389]+[.L387]+[.L385]" office:value-type="float" office:value="701.197226263536" calcext:value-type="float">
            <text:p>701.197226263536</text:p>
          </table:table-cell>
          <table:table-cell table:style-name="ce10" table:formula="of:=[.H59]+[.G60]" office:value-type="float" office:value="19032.947237819" calcext:value-type="float">
            <text:p>19032.9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office:value-type="float" office:value="2020" calcext:value-type="float">
            <text:p>2020</text:p>
          </table:table-cell>
          <table:table-cell table:style-name="ce9" table:formula="of:=SUM([.G61:.G72])" office:value-type="float" office:value="9717.85760398347" calcext:value-type="float">
            <text:p>9,718</text:p>
          </table:table-cell>
          <table:table-cell table:formula="of:=[.C49]" office:value-type="float" office:value="1" calcext:value-type="float">
            <text:p>1</text:p>
          </table:table-cell>
          <table:table-cell table:formula="of:=TEXT([.F61]; &quot;mmm&quot;)" office:value-type="string" office:string-value="Mar" calcext:value-type="string">
            <text:p>Mar</text:p>
          </table:table-cell>
          <table:table-cell table:style-name="Default" table:formula="of:=[.E60]+1" office:value-type="float" office:value="25" calcext:value-type="float">
            <text:p>25</text:p>
          </table:table-cell>
          <table:table-cell table:style-name="ce14" table:formula="of:=EOMONTH([.F60];1)" office:value-type="date" office:date-value="2020-03-31" calcext:value-type="date">
            <text:p>Mar-20</text:p>
          </table:table-cell>
          <table:table-cell table:style-name="Default" table:formula="of:=[.L398]+[.L397]+[.L395]+[.L393]+[.L391]" office:value-type="float" office:value="731.113066678541" calcext:value-type="float">
            <text:p>731.113066678541</text:p>
          </table:table-cell>
          <table:table-cell table:style-name="ce10" table:formula="of:=[.H60]+[.G61]" office:value-type="float" office:value="19764.0603044975" calcext:value-type="float">
            <text:p>19764.1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0]" office:value-type="float" office:value="2" calcext:value-type="float">
            <text:p>2</text:p>
          </table:table-cell>
          <table:table-cell table:formula="of:=TEXT([.F62]; &quot;mmm&quot;)" office:value-type="string" office:string-value="Apr" calcext:value-type="string">
            <text:p>Apr</text:p>
          </table:table-cell>
          <table:table-cell table:style-name="Default" table:formula="of:=[.E61]+1" office:value-type="float" office:value="26" calcext:value-type="float">
            <text:p>26</text:p>
          </table:table-cell>
          <table:table-cell table:style-name="ce14" table:formula="of:=EOMONTH([.F61];1)" office:value-type="date" office:date-value="2020-04-30" calcext:value-type="date">
            <text:p>Apr-20</text:p>
          </table:table-cell>
          <table:table-cell table:style-name="Default" table:formula="of:=[.L405]+[.L403]+[.L401]+[.L399]" office:value-type="float" office:value="878.067982325936" calcext:value-type="float">
            <text:p>878.067982325936</text:p>
          </table:table-cell>
          <table:table-cell table:style-name="ce10" table:formula="of:=[.H61]+[.G62]" office:value-type="float" office:value="20642.1282868234" calcext:value-type="float">
            <text:p>20642.1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1]" office:value-type="float" office:value="3" calcext:value-type="float">
            <text:p>3</text:p>
          </table:table-cell>
          <table:table-cell table:formula="of:=TEXT([.F63]; &quot;mmm&quot;)" office:value-type="string" office:string-value="May" calcext:value-type="string">
            <text:p>May</text:p>
          </table:table-cell>
          <table:table-cell table:style-name="Default" table:formula="of:=[.E62]+1" office:value-type="float" office:value="27" calcext:value-type="float">
            <text:p>27</text:p>
          </table:table-cell>
          <table:table-cell table:style-name="ce14" table:formula="of:=EOMONTH([.F62];1)" office:value-type="date" office:date-value="2020-05-31" calcext:value-type="date">
            <text:p>May-20</text:p>
          </table:table-cell>
          <table:table-cell table:style-name="Default" table:formula="of:=[.L415]+[.L414]+[.L412]+[.L410]+[.L408]+[.L406]" office:value-type="float" office:value="1036.54869159376" calcext:value-type="float">
            <text:p>1036.54869159376</text:p>
          </table:table-cell>
          <table:table-cell table:style-name="ce10" table:formula="of:=[.H62]+[.G63]" office:value-type="float" office:value="21678.6769784172" calcext:value-type="float">
            <text:p>21678.7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2]" office:value-type="float" office:value="4" calcext:value-type="float">
            <text:p>4</text:p>
          </table:table-cell>
          <table:table-cell table:formula="of:=TEXT([.F64]; &quot;mmm&quot;)" office:value-type="string" office:string-value="Jun" calcext:value-type="string">
            <text:p>Jun</text:p>
          </table:table-cell>
          <table:table-cell table:style-name="Default" table:formula="of:=[.E63]+1" office:value-type="float" office:value="28" calcext:value-type="float">
            <text:p>28</text:p>
          </table:table-cell>
          <table:table-cell table:style-name="ce14" table:formula="of:=EOMONTH([.F63];1)" office:value-type="date" office:date-value="2020-06-30" calcext:value-type="date">
            <text:p>Jun-20</text:p>
          </table:table-cell>
          <table:table-cell table:style-name="Default" table:formula="of:=[.L422]+[.L421]+[.L419]+[.L416]" office:value-type="float" office:value="1121.50004002838" calcext:value-type="float">
            <text:p>1121.50004002838</text:p>
          </table:table-cell>
          <table:table-cell table:style-name="ce10" table:formula="of:=[.H63]+[.G64]" office:value-type="float" office:value="22800.1770184456" calcext:value-type="float">
            <text:p>22800.2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3]" office:value-type="float" office:value="5" calcext:value-type="float">
            <text:p>5</text:p>
          </table:table-cell>
          <table:table-cell table:formula="of:=TEXT([.F65]; &quot;mmm&quot;)" office:value-type="string" office:string-value="Jul" calcext:value-type="string">
            <text:p>Jul</text:p>
          </table:table-cell>
          <table:table-cell table:style-name="Default" table:formula="of:=[.E64]+1" office:value-type="float" office:value="29" calcext:value-type="float">
            <text:p>29</text:p>
          </table:table-cell>
          <table:table-cell table:style-name="ce14" table:formula="of:=EOMONTH([.F64];1)" office:value-type="date" office:date-value="2020-07-31" calcext:value-type="date">
            <text:p>Jul-20</text:p>
          </table:table-cell>
          <table:table-cell table:style-name="Default" table:formula="of:=[.L432]+[.L431]+[.L429]+[.L427]+[.L425]+[.L423]" office:value-type="float" office:value="1073.22371442379" calcext:value-type="float">
            <text:p>1073.22371442379</text:p>
          </table:table-cell>
          <table:table-cell table:style-name="ce10" table:formula="of:=[.H64]+[.G65]" office:value-type="float" office:value="23873.4007328694" calcext:value-type="float">
            <text:p>23873.4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4]" office:value-type="float" office:value="6" calcext:value-type="float">
            <text:p>6</text:p>
          </table:table-cell>
          <table:table-cell table:formula="of:=TEXT([.F66]; &quot;mmm&quot;)" office:value-type="string" office:string-value="Aug" calcext:value-type="string">
            <text:p>Aug</text:p>
          </table:table-cell>
          <table:table-cell table:style-name="Default" table:formula="of:=[.E65]+1" office:value-type="float" office:value="30" calcext:value-type="float">
            <text:p>30</text:p>
          </table:table-cell>
          <table:table-cell table:style-name="ce14" table:formula="of:=EOMONTH([.F65];1)" office:value-type="date" office:date-value="2020-08-31" calcext:value-type="date">
            <text:p>Aug-20</text:p>
          </table:table-cell>
          <table:table-cell table:style-name="Default" table:formula="of:=[.L442]+[.L441]+[.L439]+[.L437]+[.L435]+[.L433]" office:value-type="float" office:value="990.426673922642" calcext:value-type="float">
            <text:p>990.426673922642</text:p>
          </table:table-cell>
          <table:table-cell table:style-name="ce10" table:formula="of:=[.H65]+[.G66]" office:value-type="float" office:value="24863.827406792" calcext:value-type="float">
            <text:p>24863.8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5]" office:value-type="float" office:value="7" calcext:value-type="float">
            <text:p>7</text:p>
          </table:table-cell>
          <table:table-cell table:formula="of:=TEXT([.F67]; &quot;mmm&quot;)" office:value-type="string" office:string-value="Sep" calcext:value-type="string">
            <text:p>Sep</text:p>
          </table:table-cell>
          <table:table-cell table:style-name="Default" table:formula="of:=[.E66]+1" office:value-type="float" office:value="31" calcext:value-type="float">
            <text:p>31</text:p>
          </table:table-cell>
          <table:table-cell table:style-name="ce14" table:formula="of:=EOMONTH([.F66];1)" office:value-type="date" office:date-value="2020-09-30" calcext:value-type="date">
            <text:p>Sep-20</text:p>
          </table:table-cell>
          <table:table-cell table:style-name="Default" table:formula="of:=[.L450]+[.L449]+[.L447]+[.L445]+[.L443]" office:value-type="float" office:value="816.674628063338" calcext:value-type="float">
            <text:p>816.674628063338</text:p>
          </table:table-cell>
          <table:table-cell table:style-name="ce10" table:formula="of:=[.H66]+[.G67]" office:value-type="float" office:value="25680.5020348553" calcext:value-type="float">
            <text:p>25680.5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6]" office:value-type="float" office:value="8" calcext:value-type="float">
            <text:p>8</text:p>
          </table:table-cell>
          <table:table-cell table:formula="of:=TEXT([.F68]; &quot;mmm&quot;)" office:value-type="string" office:string-value="Oct" calcext:value-type="string">
            <text:p>Oct</text:p>
          </table:table-cell>
          <table:table-cell table:style-name="Default" table:formula="of:=[.E67]+1" office:value-type="float" office:value="32" calcext:value-type="float">
            <text:p>32</text:p>
          </table:table-cell>
          <table:table-cell table:style-name="ce14" table:formula="of:=EOMONTH([.F67];1)" office:value-type="date" office:date-value="2020-10-31" calcext:value-type="date">
            <text:p>Oct-20</text:p>
          </table:table-cell>
          <table:table-cell table:style-name="Default" table:formula="of:=[.L458]+[.L457]+[.L455]+[.L453]+[.L451]" office:value-type="float" office:value="728.91304196394" calcext:value-type="float">
            <text:p>728.91304196394</text:p>
          </table:table-cell>
          <table:table-cell table:style-name="ce10" table:formula="of:=[.H67]+[.G68]" office:value-type="float" office:value="26409.4150768193" calcext:value-type="float">
            <text:p>26409.4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7]" office:value-type="float" office:value="9" calcext:value-type="float">
            <text:p>9</text:p>
          </table:table-cell>
          <table:table-cell table:formula="of:=TEXT([.F69]; &quot;mmm&quot;)" office:value-type="string" office:string-value="Nov" calcext:value-type="string">
            <text:p>Nov</text:p>
          </table:table-cell>
          <table:table-cell table:style-name="Default" table:formula="of:=[.E68]+1" office:value-type="float" office:value="33" calcext:value-type="float">
            <text:p>33</text:p>
          </table:table-cell>
          <table:table-cell table:style-name="ce14" table:formula="of:=EOMONTH([.F68];1)" office:value-type="date" office:date-value="2020-11-30" calcext:value-type="date">
            <text:p>Nov-20</text:p>
          </table:table-cell>
          <table:table-cell table:style-name="Default" table:formula="of:=[.L464]+[.L463]+[.L461]+[.L459]" office:value-type="float" office:value="752.181208713446" calcext:value-type="float">
            <text:p>752.181208713446</text:p>
          </table:table-cell>
          <table:table-cell table:style-name="ce10" table:formula="of:=[.H68]+[.G69]" office:value-type="float" office:value="27161.5962855327" calcext:value-type="float">
            <text:p>27161.6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8]" office:value-type="float" office:value="10" calcext:value-type="float">
            <text:p>10</text:p>
          </table:table-cell>
          <table:table-cell table:formula="of:=TEXT([.F70]; &quot;mmm&quot;)" office:value-type="string" office:string-value="Dec" calcext:value-type="string">
            <text:p>Dec</text:p>
          </table:table-cell>
          <table:table-cell table:style-name="Default" table:formula="of:=[.E69]+1" office:value-type="float" office:value="34" calcext:value-type="float">
            <text:p>34</text:p>
          </table:table-cell>
          <table:table-cell table:style-name="ce14" table:formula="of:=EOMONTH([.F69];1)" office:value-type="date" office:date-value="2020-12-31" calcext:value-type="date">
            <text:p>Dec-20</text:p>
          </table:table-cell>
          <table:table-cell table:style-name="Default" table:formula="of:=[.L470]+[.L469]+[.L467]+[.L465]" office:value-type="float" office:value="540.10581736418" calcext:value-type="float">
            <text:p>540.10581736418</text:p>
          </table:table-cell>
          <table:table-cell table:style-name="ce10" table:formula="of:=[.H69]+[.G70]" office:value-type="float" office:value="27701.7021028969" calcext:value-type="float">
            <text:p>27701.7</text:p>
          </table:table-cell>
          <table:table-cell table:number-columns-repeated="11"/>
          <table:table-cell table:style-name="ce9"/>
          <table:table-cell table:number-columns-repeated="49"/>
        </table:table-row>
        <table:table-row table:style-name="ro2">
          <table:table-cell table:style-name="Default" table:number-columns-repeated="2"/>
          <table:table-cell table:formula="of:=[.C59]" office:value-type="float" office:value="11" calcext:value-type="float">
            <text:p>11</text:p>
          </table:table-cell>
          <table:table-cell table:formula="of:=TEXT([.F71]; &quot;mmm&quot;)" office:value-type="string" office:string-value="Jan" calcext:value-type="string">
            <text:p>Jan</text:p>
          </table:table-cell>
          <table:table-cell table:style-name="Default" table:formula="of:=[.E70]+1" office:value-type="float" office:value="35" calcext:value-type="float">
            <text:p>35</text:p>
          </table:table-cell>
          <table:table-cell table:style-name="ce14" table:formula="of:=EOMONTH([.F70];1)" office:value-type="date" office:date-value="2021-01-31" calcext:value-type="date">
            <text:p>Jan-21</text:p>
          </table:table-cell>
          <table:table-cell table:style-name="Default" table:formula="of:=[.L474]+[.L473]+[.L471]" office:value-type="float" office:value="515.814524769131" calcext:value-type="float">
            <text:p>515.814524769131</text:p>
          </table:table-cell>
          <table:table-cell table:style-name="ce10" table:formula="of:=[.H70]+[.G71]" office:value-type="float" office:value="28217.516627666" calcext:value-type="float">
            <text:p>28217.5</text:p>
          </table:table-cell>
          <table:table-cell table:number-columns-repeated="11"/>
          <table:table-cell table:style-name="ce9"/>
          <table:table-cell table:number-columns-repeated="49"/>
        </table:table-row>
        <table:table-row table:style-name="ro2">
          <table:table-cell table:style-name="Default" table:number-columns-repeated="2"/>
          <table:table-cell table:formula="of:=[.C60]" office:value-type="float" office:value="12" calcext:value-type="float">
            <text:p>12</text:p>
          </table:table-cell>
          <table:table-cell table:formula="of:=TEXT([.F72]; &quot;mmm&quot;)" office:value-type="string" office:string-value="Feb" calcext:value-type="string">
            <text:p>Feb</text:p>
          </table:table-cell>
          <table:table-cell table:style-name="Default" table:formula="of:=[.E71]+1" office:value-type="float" office:value="36" calcext:value-type="float">
            <text:p>36</text:p>
          </table:table-cell>
          <table:table-cell table:style-name="ce14" table:formula="of:=EOMONTH([.F71];1)" office:value-type="date" office:date-value="2021-02-28" calcext:value-type="date">
            <text:p>Feb-21</text:p>
          </table:table-cell>
          <table:table-cell table:style-name="Default" table:formula="of:=[.L480]+[.L479]+[.L477]+[.L475]" office:value-type="float" office:value="533.288214136381" calcext:value-type="float">
            <text:p>533.288214136381</text:p>
          </table:table-cell>
          <table:table-cell table:style-name="ce10" table:formula="of:=[.H71]+[.G72]" office:value-type="float" office:value="28750.8048418024" calcext:value-type="float">
            <text:p>28750.8</text:p>
          </table:table-cell>
          <table:table-cell table:number-columns-repeated="11"/>
          <table:table-cell table:style-name="ce9"/>
          <table:table-cell table:number-columns-repeated="49"/>
        </table:table-row>
        <table:table-row table:style-name="ro2">
          <table:table-cell table:style-name="Default" office:value-type="float" office:value="2021" calcext:value-type="float">
            <text:p>2021</text:p>
          </table:table-cell>
          <table:table-cell table:style-name="ce9" table:formula="of:=SUM([.G73:.G84])" office:value-type="float" office:value="7188.72515819754" calcext:value-type="float">
            <text:p>7,189</text:p>
          </table:table-cell>
          <table:table-cell table:formula="of:=[.C61]" office:value-type="float" office:value="1" calcext:value-type="float">
            <text:p>1</text:p>
          </table:table-cell>
          <table:table-cell table:formula="of:=TEXT([.F73]; &quot;mmm&quot;)" office:value-type="string" office:string-value="Mar" calcext:value-type="string">
            <text:p>Mar</text:p>
          </table:table-cell>
          <table:table-cell table:style-name="Default" table:formula="of:=[.E72]+1" office:value-type="float" office:value="37" calcext:value-type="float">
            <text:p>37</text:p>
          </table:table-cell>
          <table:table-cell table:style-name="ce14" table:formula="of:=EOMONTH([.F72];1)" office:value-type="date" office:date-value="2021-03-31" calcext:value-type="date">
            <text:p>Mar-21</text:p>
          </table:table-cell>
          <table:table-cell table:style-name="Default" table:formula="of:=[.L484]+[.L483]+[.L481]" office:value-type="float" office:value="588.056087944238" calcext:value-type="float">
            <text:p>588.056087944238</text:p>
          </table:table-cell>
          <table:table-cell table:style-name="ce10" table:formula="of:=[.H72]+[.G73]" office:value-type="float" office:value="29338.8609297467" calcext:value-type="float">
            <text:p>29338.9</text:p>
          </table:table-cell>
          <table:table-cell table:number-columns-repeated="11"/>
          <table:table-cell table:style-name="ce9"/>
          <table:table-cell table:number-columns-repeated="49"/>
        </table:table-row>
        <table:table-row table:style-name="ro2">
          <table:table-cell table:style-name="Default" table:number-columns-repeated="2"/>
          <table:table-cell table:formula="of:=[.C62]" office:value-type="float" office:value="2" calcext:value-type="float">
            <text:p>2</text:p>
          </table:table-cell>
          <table:table-cell table:formula="of:=TEXT([.F74]; &quot;mmm&quot;)" office:value-type="string" office:string-value="Apr" calcext:value-type="string">
            <text:p>Apr</text:p>
          </table:table-cell>
          <table:table-cell table:style-name="Default" table:formula="of:=[.E73]+1" office:value-type="float" office:value="38" calcext:value-type="float">
            <text:p>38</text:p>
          </table:table-cell>
          <table:table-cell table:style-name="ce14" table:formula="of:=EOMONTH([.F73];1)" office:value-type="date" office:date-value="2021-04-30" calcext:value-type="date">
            <text:p>Apr-21</text:p>
          </table:table-cell>
          <table:table-cell table:style-name="Default" table:formula="of:=[.L490]+[.L489]+[.L487]+[.L485]" office:value-type="float" office:value="666.972254436463" calcext:value-type="float">
            <text:p>666.972254436463</text:p>
          </table:table-cell>
          <table:table-cell table:style-name="ce10" table:formula="of:=[.H73]+[.G74]" office:value-type="float" office:value="30005.8331841831" calcext:value-type="float">
            <text:p>30005.8</text:p>
          </table:table-cell>
          <table:table-cell table:number-columns-repeated="9"/>
          <table:table-cell table:style-name="ce14"/>
          <table:table-cell table:number-columns-repeated="51"/>
        </table:table-row>
        <table:table-row table:style-name="ro2">
          <table:table-cell table:style-name="Default" table:number-columns-repeated="2"/>
          <table:table-cell table:formula="of:=[.C63]" office:value-type="float" office:value="3" calcext:value-type="float">
            <text:p>3</text:p>
          </table:table-cell>
          <table:table-cell table:formula="of:=TEXT([.F75]; &quot;mmm&quot;)" office:value-type="string" office:string-value="May" calcext:value-type="string">
            <text:p>May</text:p>
          </table:table-cell>
          <table:table-cell table:style-name="Default" table:formula="of:=[.E74]+1" office:value-type="float" office:value="39" calcext:value-type="float">
            <text:p>39</text:p>
          </table:table-cell>
          <table:table-cell table:style-name="ce14" table:formula="of:=EOMONTH([.F74];1)" office:value-type="date" office:date-value="2021-05-31" calcext:value-type="date">
            <text:p>May-21</text:p>
          </table:table-cell>
          <table:table-cell table:style-name="Default" table:formula="of:=[.L497]+[.L496]+[.L493]+[.L491]" office:value-type="float" office:value="745.067642487004" calcext:value-type="float">
            <text:p>745.067642487004</text:p>
          </table:table-cell>
          <table:table-cell table:style-name="ce10" table:formula="of:=[.H74]+[.G75]" office:value-type="float" office:value="30750.9008266701" calcext:value-type="float">
            <text:p>30750.9</text:p>
          </table:table-cell>
          <table:table-cell table:number-columns-repeated="9"/>
          <table:table-cell table:style-name="ce14"/>
          <table:table-cell table:number-columns-repeated="51"/>
        </table:table-row>
        <table:table-row table:style-name="ro2">
          <table:table-cell table:style-name="Default" table:number-columns-repeated="2"/>
          <table:table-cell table:formula="of:=[.C64]" office:value-type="float" office:value="4" calcext:value-type="float">
            <text:p>4</text:p>
          </table:table-cell>
          <table:table-cell table:formula="of:=TEXT([.F76]; &quot;mmm&quot;)" office:value-type="string" office:string-value="Jun" calcext:value-type="string">
            <text:p>Jun</text:p>
          </table:table-cell>
          <table:table-cell table:style-name="Default" table:formula="of:=[.E75]+1" office:value-type="float" office:value="40" calcext:value-type="float">
            <text:p>40</text:p>
          </table:table-cell>
          <table:table-cell table:style-name="ce14" table:formula="of:=EOMONTH([.F75];1)" office:value-type="date" office:date-value="2021-06-30" calcext:value-type="date">
            <text:p>Jun-21</text:p>
          </table:table-cell>
          <table:table-cell table:style-name="Default" table:formula="of:=[.L505]+[.L504]+[.L502]+[.L500]+[.L498]" office:value-type="float" office:value="826.864185211249" calcext:value-type="float">
            <text:p>826.864185211249</text:p>
          </table:table-cell>
          <table:table-cell table:style-name="ce10" table:formula="of:=[.H75]+[.G76]" office:value-type="float" office:value="31577.7650118814" calcext:value-type="float">
            <text:p>31577.8</text:p>
          </table:table-cell>
          <table:table-cell table:number-columns-repeated="9"/>
          <table:table-cell table:style-name="ce14"/>
          <table:table-cell table:number-columns-repeated="51"/>
        </table:table-row>
        <table:table-row table:style-name="ro2">
          <table:table-cell table:style-name="Default" table:number-columns-repeated="2"/>
          <table:table-cell table:formula="of:=[.C65]" office:value-type="float" office:value="5" calcext:value-type="float">
            <text:p>5</text:p>
          </table:table-cell>
          <table:table-cell table:formula="of:=TEXT([.F77]; &quot;mmm&quot;)" office:value-type="string" office:string-value="Jul" calcext:value-type="string">
            <text:p>Jul</text:p>
          </table:table-cell>
          <table:table-cell table:style-name="Default" table:formula="of:=[.E76]+1" office:value-type="float" office:value="41" calcext:value-type="float">
            <text:p>41</text:p>
          </table:table-cell>
          <table:table-cell table:style-name="ce14" table:formula="of:=EOMONTH([.F76];1)" office:value-type="date" office:date-value="2021-07-31" calcext:value-type="date">
            <text:p>Jul-21</text:p>
          </table:table-cell>
          <table:table-cell table:style-name="Default" table:formula="of:=[.L511]+[.L510]+[.L508]+[.L506]" office:value-type="float" office:value="543.005960094719" calcext:value-type="float">
            <text:p>543.005960094719</text:p>
          </table:table-cell>
          <table:table-cell table:style-name="ce10" table:formula="of:=[.H76]+[.G77]" office:value-type="float" office:value="32120.7709719761" calcext:value-type="float">
            <text:p>32120.8</text:p>
          </table:table-cell>
          <table:table-cell table:number-columns-repeated="3"/>
          <table:table-cell table:style-name="ce3"/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66]" office:value-type="float" office:value="6" calcext:value-type="float">
            <text:p>6</text:p>
          </table:table-cell>
          <table:table-cell table:formula="of:=TEXT([.F78]; &quot;mmm&quot;)" office:value-type="string" office:string-value="Aug" calcext:value-type="string">
            <text:p>Aug</text:p>
          </table:table-cell>
          <table:table-cell table:style-name="Default" table:formula="of:=[.E77]+1" office:value-type="float" office:value="42" calcext:value-type="float">
            <text:p>42</text:p>
          </table:table-cell>
          <table:table-cell table:style-name="ce14" table:formula="of:=EOMONTH([.F77];1)" office:value-type="date" office:date-value="2021-08-31" calcext:value-type="date">
            <text:p>Aug-21</text:p>
          </table:table-cell>
          <table:table-cell table:style-name="Default" table:formula="of:=[.L519]+[.L518]+[.L516]+[.L514]+[.L512]" office:value-type="float" office:value="695.61378216797" calcext:value-type="float">
            <text:p>695.61378216797</text:p>
          </table:table-cell>
          <table:table-cell table:style-name="ce10" table:formula="of:=[.H77]+[.G78]" office:value-type="float" office:value="32816.3847541441" calcext:value-type="float">
            <text:p>32816.4</text:p>
          </table:table-cell>
          <table:table-cell table:number-columns-repeated="3"/>
          <table:table-cell table:style-name="ce14"/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67]" office:value-type="float" office:value="7" calcext:value-type="float">
            <text:p>7</text:p>
          </table:table-cell>
          <table:table-cell table:formula="of:=TEXT([.F79]; &quot;mmm&quot;)" office:value-type="string" office:string-value="Sep" calcext:value-type="string">
            <text:p>Sep</text:p>
          </table:table-cell>
          <table:table-cell table:style-name="Default" table:formula="of:=[.E78]+1" office:value-type="float" office:value="43" calcext:value-type="float">
            <text:p>43</text:p>
          </table:table-cell>
          <table:table-cell table:style-name="ce14" table:formula="of:=EOMONTH([.F78];1)" office:value-type="date" office:date-value="2021-09-30" calcext:value-type="date">
            <text:p>Sep-21</text:p>
          </table:table-cell>
          <table:table-cell table:style-name="Default" table:formula="of:=[.L525]+[.L524]+[.L522]+[.L520]" office:value-type="float" office:value="568.970405998268" calcext:value-type="float">
            <text:p>568.970405998268</text:p>
          </table:table-cell>
          <table:table-cell table:style-name="ce10" table:formula="of:=[.H78]+[.G79]" office:value-type="float" office:value="33385.3551601423" calcext:value-type="float">
            <text:p>33385.4</text:p>
          </table:table-cell>
          <table:table-cell table:number-columns-repeated="3"/>
          <table:table-cell table:style-name="ce3"/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68]" office:value-type="float" office:value="8" calcext:value-type="float">
            <text:p>8</text:p>
          </table:table-cell>
          <table:table-cell table:formula="of:=TEXT([.F80]; &quot;mmm&quot;)" office:value-type="string" office:string-value="Oct" calcext:value-type="string">
            <text:p>Oct</text:p>
          </table:table-cell>
          <table:table-cell table:style-name="Default" table:formula="of:=[.E79]+1" office:value-type="float" office:value="44" calcext:value-type="float">
            <text:p>44</text:p>
          </table:table-cell>
          <table:table-cell table:style-name="ce14" table:formula="of:=EOMONTH([.F79];1)" office:value-type="date" office:date-value="2021-10-31" calcext:value-type="date">
            <text:p>Oct-21</text:p>
          </table:table-cell>
          <table:table-cell table:style-name="Default" table:formula="of:=[.L529]+[.L528]+[.L526]" office:value-type="float" office:value="517.006969011109" calcext:value-type="float">
            <text:p>517.006969011109</text:p>
          </table:table-cell>
          <table:table-cell table:style-name="ce10" table:formula="of:=[.H79]+[.G80]" office:value-type="float" office:value="33902.3621291535" calcext:value-type="float">
            <text:p>33902.4</text:p>
          </table:table-cell>
          <table:table-cell table:number-columns-repeated="3"/>
          <table:table-cell table:style-name="ce3"/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69]" office:value-type="float" office:value="9" calcext:value-type="float">
            <text:p>9</text:p>
          </table:table-cell>
          <table:table-cell table:formula="of:=TEXT([.F81]; &quot;mmm&quot;)" office:value-type="string" office:string-value="Nov" calcext:value-type="string">
            <text:p>Nov</text:p>
          </table:table-cell>
          <table:table-cell table:style-name="Default" table:formula="of:=[.E80]+1" office:value-type="float" office:value="45" calcext:value-type="float">
            <text:p>45</text:p>
          </table:table-cell>
          <table:table-cell table:style-name="ce14" table:formula="of:=EOMONTH([.F80];1)" office:value-type="date" office:date-value="2021-11-30" calcext:value-type="date">
            <text:p>Nov-21</text:p>
          </table:table-cell>
          <table:table-cell table:style-name="Default" table:formula="of:=[.L537]+[.L536]+[.L534]+[.L532]+[.L530]" office:value-type="float" office:value="558.030899692746" calcext:value-type="float">
            <text:p>558.030899692746</text:p>
          </table:table-cell>
          <table:table-cell table:style-name="ce10" table:formula="of:=[.H80]+[.G81]" office:value-type="float" office:value="34460.3930288462" calcext:value-type="float">
            <text:p>34460.4</text:p>
          </table:table-cell>
          <table:table-cell table:number-columns-repeated="3"/>
          <table:table-cell table:style-name="ce3"/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70]" office:value-type="float" office:value="10" calcext:value-type="float">
            <text:p>10</text:p>
          </table:table-cell>
          <table:table-cell table:formula="of:=TEXT([.F82]; &quot;mmm&quot;)" office:value-type="string" office:string-value="Dec" calcext:value-type="string">
            <text:p>Dec</text:p>
          </table:table-cell>
          <table:table-cell table:style-name="Default" table:formula="of:=[.E81]+1" office:value-type="float" office:value="46" calcext:value-type="float">
            <text:p>46</text:p>
          </table:table-cell>
          <table:table-cell table:style-name="ce14" table:formula="of:=EOMONTH([.F81];1)" office:value-type="date" office:date-value="2021-12-31" calcext:value-type="date">
            <text:p>Dec-21</text:p>
          </table:table-cell>
          <table:table-cell table:style-name="Default" table:formula="of:=[.L543]+[.L542]+[.L540]+[.L538]" office:value-type="float" office:value="503.30370271082" calcext:value-type="float">
            <text:p>503.30370271082</text:p>
          </table:table-cell>
          <table:table-cell table:style-name="ce10" table:formula="of:=[.H81]+[.G82]" office:value-type="float" office:value="34963.696731557" calcext:value-type="float">
            <text:p>34963.7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71]" office:value-type="float" office:value="11" calcext:value-type="float">
            <text:p>11</text:p>
          </table:table-cell>
          <table:table-cell table:formula="of:=TEXT([.F83]; &quot;mmm&quot;)" office:value-type="string" office:string-value="Jan" calcext:value-type="string">
            <text:p>Jan</text:p>
          </table:table-cell>
          <table:table-cell table:style-name="Default" table:formula="of:=[.E82]+1" office:value-type="float" office:value="47" calcext:value-type="float">
            <text:p>47</text:p>
          </table:table-cell>
          <table:table-cell table:style-name="ce14" table:formula="of:=EOMONTH([.F82];1)" office:value-type="date" office:date-value="2022-01-31" calcext:value-type="date">
            <text:p>Jan-22</text:p>
          </table:table-cell>
          <table:table-cell table:style-name="Default" table:formula="of:=[.L545]+[.L544]" office:value-type="float" office:value="435.036742883865" calcext:value-type="float">
            <text:p>435.036742883865</text:p>
          </table:table-cell>
          <table:table-cell table:style-name="ce10" table:formula="of:=[.H82]+[.G83]" office:value-type="float" office:value="35398.7334744409" calcext:value-type="float">
            <text:p>35398.7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72]" office:value-type="float" office:value="12" calcext:value-type="float">
            <text:p>12</text:p>
          </table:table-cell>
          <table:table-cell table:formula="of:=TEXT([.F84]; &quot;mmm&quot;)" office:value-type="string" office:string-value="Feb" calcext:value-type="string">
            <text:p>Feb</text:p>
          </table:table-cell>
          <table:table-cell table:style-name="Default" table:formula="of:=[.E83]+1" office:value-type="float" office:value="48" calcext:value-type="float">
            <text:p>48</text:p>
          </table:table-cell>
          <table:table-cell table:style-name="ce14" table:formula="of:=EOMONTH([.F83];1)" office:value-type="date" office:date-value="2022-02-28" calcext:value-type="date">
            <text:p>Feb-22</text:p>
          </table:table-cell>
          <table:table-cell table:style-name="Default" table:formula="of:=[.L551]+[.L550]+[.L548]+[.L546]" office:value-type="float" office:value="540.79652555909" calcext:value-type="float">
            <text:p>540.79652555909</text:p>
          </table:table-cell>
          <table:table-cell table:style-name="ce10" table:formula="of:=[.H83]+[.G84]" office:value-type="float" office:value="35939.53" calcext:value-type="float">
            <text:p>35939.5</text:p>
          </table:table-cell>
          <table:table-cell table:number-columns-repeated="61"/>
        </table:table-row>
        <table:table-row table:style-name="ro2">
          <table:table-cell table:style-name="Default" office:value-type="float" office:value="2022" calcext:value-type="float">
            <text:p>2022</text:p>
          </table:table-cell>
          <table:table-cell table:style-name="ce9" table:formula="of:=SUM([.G85:.G96])" office:value-type="float" office:value="6382.04209449268" calcext:value-type="float">
            <text:p>6,382</text:p>
          </table:table-cell>
          <table:table-cell table:formula="of:=[.C73]" office:value-type="float" office:value="1" calcext:value-type="float">
            <text:p>1</text:p>
          </table:table-cell>
          <table:table-cell table:formula="of:=TEXT([.F85]; &quot;mmm&quot;)" office:value-type="string" office:string-value="Mar" calcext:value-type="string">
            <text:p>Mar</text:p>
          </table:table-cell>
          <table:table-cell table:style-name="Default" table:formula="of:=[.E84]+1" office:value-type="float" office:value="49" calcext:value-type="float">
            <text:p>49</text:p>
          </table:table-cell>
          <table:table-cell table:style-name="ce14" table:formula="of:=EOMONTH([.F84];1)" office:value-type="date" office:date-value="2022-03-31" calcext:value-type="date">
            <text:p>Mar-22</text:p>
          </table:table-cell>
          <table:table-cell table:style-name="Default" table:formula="of:=[.L557]+[.L556]+[.L554]+[.L552]" office:value-type="float" office:value="653.530336241257" calcext:value-type="float">
            <text:p>653.530336241257</text:p>
          </table:table-cell>
          <table:table-cell table:style-name="ce10" table:formula="of:=[.H84]+[.G85]" office:value-type="float" office:value="36593.0603362412" calcext:value-type="float">
            <text:p>36593.1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74]" office:value-type="float" office:value="2" calcext:value-type="float">
            <text:p>2</text:p>
          </table:table-cell>
          <table:table-cell table:formula="of:=TEXT([.F86]; &quot;mmm&quot;)" office:value-type="string" office:string-value="Apr" calcext:value-type="string">
            <text:p>Apr</text:p>
          </table:table-cell>
          <table:table-cell table:style-name="Default" table:formula="of:=[.E85]+1" office:value-type="float" office:value="50" calcext:value-type="float">
            <text:p>50</text:p>
          </table:table-cell>
          <table:table-cell table:style-name="ce14" table:formula="of:=EOMONTH([.F85];1)" office:value-type="date" office:date-value="2022-04-30" calcext:value-type="date">
            <text:p>Apr-22</text:p>
          </table:table-cell>
          <table:table-cell table:style-name="Default" table:formula="of:=[.L565]+[.L564]+[.L562]+[.L560]+[.L558]" office:value-type="float" office:value="754.895494442652" calcext:value-type="float">
            <text:p>754.895494442652</text:p>
          </table:table-cell>
          <table:table-cell table:style-name="ce10" table:formula="of:=[.H85]+[.G86]" office:value-type="float" office:value="37347.9558306839" calcext:value-type="float">
            <text:p>37348.0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75]" office:value-type="float" office:value="3" calcext:value-type="float">
            <text:p>3</text:p>
          </table:table-cell>
          <table:table-cell table:formula="of:=TEXT([.F87]; &quot;mmm&quot;)" office:value-type="string" office:string-value="May" calcext:value-type="string">
            <text:p>May</text:p>
          </table:table-cell>
          <table:table-cell table:style-name="Default" table:formula="of:=[.E86]+1" office:value-type="float" office:value="51" calcext:value-type="float">
            <text:p>51</text:p>
          </table:table-cell>
          <table:table-cell table:style-name="ce14" table:formula="of:=EOMONTH([.F86];1)" office:value-type="date" office:date-value="2022-05-31" calcext:value-type="date">
            <text:p>May-22</text:p>
          </table:table-cell>
          <table:table-cell table:style-name="Default" table:formula="of:=[.L573]+[.L572]+[.L570]+[.L568]+[.L566]" office:value-type="float" office:value="777.840345903873" calcext:value-type="float">
            <text:p>777.840345903873</text:p>
          </table:table-cell>
          <table:table-cell table:style-name="ce10" table:formula="of:=[.H86]+[.G87]" office:value-type="float" office:value="38125.7961765878" calcext:value-type="float">
            <text:p>38125.8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76]" office:value-type="float" office:value="4" calcext:value-type="float">
            <text:p>4</text:p>
          </table:table-cell>
          <table:table-cell table:formula="of:=TEXT([.F88]; &quot;mmm&quot;)" office:value-type="string" office:string-value="Jun" calcext:value-type="string">
            <text:p>Jun</text:p>
          </table:table-cell>
          <table:table-cell table:style-name="Default" table:formula="of:=[.E87]+1" office:value-type="float" office:value="52" calcext:value-type="float">
            <text:p>52</text:p>
          </table:table-cell>
          <table:table-cell table:style-name="ce14" table:formula="of:=EOMONTH([.F87];1)" office:value-type="date" office:date-value="2022-06-30" calcext:value-type="date">
            <text:p>Jun-22</text:p>
          </table:table-cell>
          <table:table-cell table:style-name="Default" table:formula="of:=[.L583]+[.L582]+[.L580]+[.L578]+[.L576]+[.L574]" office:value-type="float" office:value="881.954621687997" calcext:value-type="float">
            <text:p>881.954621687997</text:p>
          </table:table-cell>
          <table:table-cell table:style-name="ce10" table:formula="of:=[.H87]+[.G88]" office:value-type="float" office:value="39007.7507982758" calcext:value-type="float">
            <text:p>39007.8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77]" office:value-type="float" office:value="5" calcext:value-type="float">
            <text:p>5</text:p>
          </table:table-cell>
          <table:table-cell table:formula="of:=TEXT([.F89]; &quot;mmm&quot;)" office:value-type="string" office:string-value="Jul" calcext:value-type="string">
            <text:p>Jul</text:p>
          </table:table-cell>
          <table:table-cell table:style-name="Default" table:formula="of:=[.E88]+1" office:value-type="float" office:value="53" calcext:value-type="float">
            <text:p>53</text:p>
          </table:table-cell>
          <table:table-cell table:style-name="ce14" table:formula="of:=EOMONTH([.F88];1)" office:value-type="date" office:date-value="2022-07-31" calcext:value-type="date">
            <text:p>Jul-22</text:p>
          </table:table-cell>
          <table:table-cell table:style-name="Default" table:formula="of:=[.L593]+[.L592]+[.L590]+[.L588]+[.L586]+[.L584]" office:value-type="float" office:value="773.309246388245" calcext:value-type="float">
            <text:p>773.309246388245</text:p>
          </table:table-cell>
          <table:table-cell table:style-name="ce10" table:formula="of:=[.H88]+[.G89]" office:value-type="float" office:value="39781.060044664" calcext:value-type="float">
            <text:p>39781.1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78]" office:value-type="float" office:value="6" calcext:value-type="float">
            <text:p>6</text:p>
          </table:table-cell>
          <table:table-cell table:formula="of:=TEXT([.F90]; &quot;mmm&quot;)" office:value-type="string" office:string-value="Aug" calcext:value-type="string">
            <text:p>Aug</text:p>
          </table:table-cell>
          <table:table-cell table:style-name="Default" table:formula="of:=[.E89]+1" office:value-type="float" office:value="54" calcext:value-type="float">
            <text:p>54</text:p>
          </table:table-cell>
          <table:table-cell table:style-name="ce14" table:formula="of:=EOMONTH([.F89];1)" office:value-type="date" office:date-value="2022-08-31" calcext:value-type="date">
            <text:p>Aug-22</text:p>
          </table:table-cell>
          <table:table-cell table:style-name="Default" table:formula="of:=[.L601]+[.L600]+[.L598]+[.L596]+[.L594]" office:value-type="float" office:value="735.004414568954" calcext:value-type="float">
            <text:p>735.004414568954</text:p>
          </table:table-cell>
          <table:table-cell table:style-name="ce10" table:formula="of:=[.H89]+[.G90]" office:value-type="float" office:value="40516.064459233" calcext:value-type="float">
            <text:p>40516.1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79]" office:value-type="float" office:value="7" calcext:value-type="float">
            <text:p>7</text:p>
          </table:table-cell>
          <table:table-cell table:formula="of:=TEXT([.F91]; &quot;mmm&quot;)" office:value-type="string" office:string-value="Sep" calcext:value-type="string">
            <text:p>Sep</text:p>
          </table:table-cell>
          <table:table-cell table:style-name="Default" table:formula="of:=[.E90]+1" office:value-type="float" office:value="55" calcext:value-type="float">
            <text:p>55</text:p>
          </table:table-cell>
          <table:table-cell table:style-name="ce14" table:formula="of:=EOMONTH([.F90];1)" office:value-type="date" office:date-value="2022-09-30" calcext:value-type="date">
            <text:p>Sep-22</text:p>
          </table:table-cell>
          <table:table-cell table:style-name="Default" table:formula="of:=[.L609]+[.L608]+[.L606]+[.L604]+[.L602]" office:value-type="float" office:value="656.444193564188" calcext:value-type="float">
            <text:p>656.444193564188</text:p>
          </table:table-cell>
          <table:table-cell table:style-name="ce10" table:formula="of:=[.H90]+[.G91]" office:value-type="float" office:value="41172.5086527971" calcext:value-type="float">
            <text:p>41172.5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80]" office:value-type="float" office:value="8" calcext:value-type="float">
            <text:p>8</text:p>
          </table:table-cell>
          <table:table-cell table:formula="of:=TEXT([.F92]; &quot;mmm&quot;)" office:value-type="string" office:string-value="Oct" calcext:value-type="string">
            <text:p>Oct</text:p>
          </table:table-cell>
          <table:table-cell table:style-name="Default" table:formula="of:=[.E91]+1" office:value-type="float" office:value="56" calcext:value-type="float">
            <text:p>56</text:p>
          </table:table-cell>
          <table:table-cell table:style-name="ce14" table:formula="of:=EOMONTH([.F91];1)" office:value-type="date" office:date-value="2022-10-31" calcext:value-type="date">
            <text:p>Oct-22</text:p>
          </table:table-cell>
          <table:table-cell table:style-name="Default" table:formula="of:=[.L615]+[.L614]+[.L612]+[.L610]" office:value-type="float" office:value="597.471821080661" calcext:value-type="float">
            <text:p>597.471821080661</text:p>
          </table:table-cell>
          <table:table-cell table:style-name="ce10" table:formula="of:=[.H91]+[.G92]" office:value-type="float" office:value="41769.9804738778" calcext:value-type="float">
            <text:p>41770.0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81]" office:value-type="float" office:value="9" calcext:value-type="float">
            <text:p>9</text:p>
          </table:table-cell>
          <table:table-cell table:formula="of:=TEXT([.F93]; &quot;mmm&quot;)" office:value-type="string" office:string-value="Nov" calcext:value-type="string">
            <text:p>Nov</text:p>
          </table:table-cell>
          <table:table-cell table:style-name="Default" table:formula="of:=[.E92]+1" office:value-type="float" office:value="57" calcext:value-type="float">
            <text:p>57</text:p>
          </table:table-cell>
          <table:table-cell table:style-name="ce14" table:formula="of:=EOMONTH([.F92];1)" office:value-type="date" office:date-value="2022-11-30" calcext:value-type="date">
            <text:p>Nov-22</text:p>
          </table:table-cell>
          <table:table-cell table:style-name="Default" table:formula="of:=[.L621]+[.L620]+[.L618]+[.L616]" office:value-type="float" office:value="551.59162061485" calcext:value-type="float">
            <text:p>551.59162061485</text:p>
          </table:table-cell>
          <table:table-cell table:style-name="ce10" table:formula="of:=[.H92]+[.G93]" office:value-type="float" office:value="42321.5720944927" calcext:value-type="float">
            <text:p>42321.6</text:p>
          </table:table-cell>
          <table:table-cell table:number-columns-repeated="3"/>
          <table:table-cell table:formula="of:=SUM([.L97:.L623])" office:value-type="float" office:value="42357.51" calcext:value-type="float">
            <text:p>42357.51</text:p>
          </table:table-cell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82]" office:value-type="float" office:value="10" calcext:value-type="float">
            <text:p>10</text:p>
          </table:table-cell>
          <table:table-cell table:formula="of:=TEXT([.F94]; &quot;mmm&quot;)" office:value-type="string" office:string-value="Dec" calcext:value-type="string">
            <text:p>Dec</text:p>
          </table:table-cell>
          <table:table-cell table:style-name="Default" table:formula="of:=[.E93]+1" office:value-type="float" office:value="58" calcext:value-type="float">
            <text:p>58</text:p>
          </table:table-cell>
          <table:table-cell table:style-name="ce14" table:formula="of:=EOMONTH([.F93];1)" office:value-type="date" office:date-value="2022-12-31" calcext:value-type="date">
            <text:p>Dec-22</text:p>
          </table:table-cell>
          <table:table-cell table:style-name="ce19"/>
          <table:table-cell table:style-name="ce10" table:formula="of:=[.H93]+[.G94]" office:value-type="float" office:value="42321.5720944927" calcext:value-type="float">
            <text:p>42321.6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ebruik</text:p>
          </table:table-cell>
          <table:table-cell table:number-columns-repeated="5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ce10" table:formula="of:=[.C109]-[.C110]" office:value-type="float" office:value="160.8" calcext:value-type="float">
            <text:p>160.8</text:p>
          </table:table-cell>
          <table:table-cell table:number-columns-repeated="5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ce10" table:formula="of:=[.H111]-[.K111]" office:value-type="float" office:value="28.651252763439" calcext:value-type="float">
            <text:p>28.7</text:p>
          </table:table-cell>
          <table:table-cell table:number-columns-repeated="5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ce10" table:formula="of:=[.K111]-[.C112]" office:value-type="float" office:value="16.848747236561" calcext:value-type="float">
            <text:p>16.8</text:p>
          </table:table-cell>
          <table:table-cell table:number-columns-repeated="5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ce10"/>
          <table:table-cell table:number-columns-repeated="5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ce10" table:formula="of:=[.C113]-[.C114]" office:value-type="float" office:value="744" calcext:value-type="float">
            <text:p>744.0</text:p>
          </table:table-cell>
          <table:table-cell table:number-columns-repeated="5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ce19" table:formula="of:=[.H115]-[.K115]" office:value-type="float" office:value="16.6705263157376" calcext:value-type="float">
            <text:p>17</text:p>
          </table:table-cell>
          <table:table-cell table:number-columns-repeated="5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ce10" table:formula="of:=[.K115]-[.C116]" office:value-type="float" office:value="511.229473684263" calcext:value-type="float">
            <text:p>511.2</text:p>
          </table:table-cell>
          <table:table-cell table:number-columns-repeated="57"/>
        </table:table-row>
        <table:table-row table:style-name="ro2">
          <table:table-cell table:style-name="Default"/>
          <table:table-cell table:style-name="Default" office:value-type="string" calcext:value-type="string">
            <text:p>Totale aankope:</text:p>
          </table:table-cell>
          <table:table-cell/>
          <table:table-cell table:style-name="ce10" table:formula="of:=SUM([.D109:.D635])" office:value-type="float" office:value="42956.49" calcext:value-type="float">
            <text:p>42956.5</text:p>
          </table:table-cell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Totale gebruik: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Verwerkte data: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ce10" table:formula="of:=[.C117]-[.C118]" office:value-type="float" office:value="2.09999999999991" calcext:value-type="float">
            <text:p>2.1</text:p>
          </table:table-cell>
          <table:table-cell table:number-columns-repeated="5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ce19" table:formula="of:=[.H119]-[.K119]" office:value-type="float" office:value="325.232210754976" calcext:value-type="float">
            <text:p>325</text:p>
          </table:table-cell>
          <table:table-cell table:number-columns-repeated="57"/>
        </table:table-row>
        <table:table-row table:style-name="ro2"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Tyd</text:p>
          </table:table-cell>
          <table:table-cell office:value-type="string" calcext:value-type="string">
            <text:p>Krag [kWh]</text:p>
          </table:table-cell>
          <table:table-cell office:value-type="string" calcext:value-type="string">
            <text:p>Eenhede gekoop [kWh]</text:p>
          </table:table-cell>
          <table:table-cell table:style-name="Default"/>
          <table:table-cell office:value-type="string" calcext:value-type="string">
            <text:p>Datum begin</text:p>
          </table:table-cell>
          <table:table-cell table:style-name="Default" office:value-type="string" calcext:value-type="string">
            <text:p>Datum einde</text:p>
          </table:table-cell>
          <table:table-cell office:value-type="string" calcext:value-type="string">
            <text:p>Waarde begin</text:p>
          </table:table-cell>
          <table:table-cell office:value-type="string" calcext:value-type="string">
            <text:p>Waarde einde</text:p>
          </table:table-cell>
          <table:table-cell office:value-type="string" calcext:value-type="string">
            <text:p>Int datum</text:p>
          </table:table-cell>
          <table:table-cell office:value-type="string" calcext:value-type="string">
            <text:p>Int waarde</text:p>
          </table:table-cell>
          <table:table-cell table:style-name="ce10" table:formula="of:=[.K119]-[.C120]" office:value-type="float" office:value="322.067789245024" calcext:value-type="float">
            <text:p>322.1</text:p>
          </table:table-cell>
          <table:table-cell table:number-columns-repeated="57"/>
        </table:table-row>
        <table:table-row table:style-name="ro2">
          <table:table-cell office:value-type="date" office:date-value="2018-03-15" calcext:value-type="date">
            <text:p>15-Mar-18</text:p>
          </table:table-cell>
          <table:table-cell office:value-type="time" office:time-value="PT16H44M00S" calcext:value-type="time">
            <text:p>16:44</text:p>
          </table:table-cell>
          <table:table-cell table:style-name="ce10" office:value-type="float" office:value="214.7" calcext:value-type="float">
            <text:p>214.7</text:p>
          </table:table-cell>
          <table:table-cell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30" calcext:value-type="date">
            <text:p>30-Mar-18</text:p>
          </table:table-cell>
          <table:table-cell office:value-type="time" office:time-value="PT19H31M00S" calcext:value-type="time">
            <text:p>19:31</text:p>
          </table:table-cell>
          <table:table-cell table:style-name="ce10" office:value-type="float" office:value="53.9" calcext:value-type="float">
            <text:p>53.9</text:p>
          </table:table-cell>
          <table:table-cell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30" calcext:value-type="date">
            <text:p>30-Mar-18</text:p>
          </table:table-cell>
          <table:table-cell office:value-type="time" office:time-value="PT19H31M00S" calcext:value-type="time">
            <text:p>19:31</text:p>
          </table:table-cell>
          <table:table-cell table:formula="of:=[.C110]+[.D111]" office:value-type="float" office:value="110.4" calcext:value-type="float">
            <text:p>110.4</text:p>
          </table:table-cell>
          <table:table-cell office:value-type="float" office:value="56.5" calcext:value-type="float">
            <text:p>56.5</text:p>
          </table:table-cell>
          <table:table-cell/>
          <table:table-cell table:style-name="ce4" table:formula="of:=[.A111]+[.B111]" office:value-type="date" office:date-value="2018-03-30T19:31:00" calcext:value-type="date">
            <text:p>30-Mar-18</text:p>
          </table:table-cell>
          <table:table-cell table:style-name="ce4" table:formula="of:=[.A112]+[.B112]" office:value-type="date" office:date-value="2018-04-01T16:45:00" calcext:value-type="date">
            <text:p>01-Apr-18</text:p>
          </table:table-cell>
          <table:table-cell table:style-name="ce10" table:formula="of:=[.C111]" office:value-type="float" office:value="110.4" calcext:value-type="float">
            <text:p>110.4</text:p>
          </table:table-cell>
          <table:table-cell table:style-name="ce10" table:formula="of:=[.C112]" office:value-type="float" office:value="64.9" calcext:value-type="float">
            <text:p>64.9</text:p>
          </table:table-cell>
          <table:table-cell table:style-name="ce4" office:value-type="date" office:date-value="2018-04-01" calcext:value-type="date">
            <text:p>01-Apr-18</text:p>
          </table:table-cell>
          <table:table-cell table:style-name="ce10" table:formula="of:=[.J111]*(([.I111]-[.H111])/([.G111]-[.F111]))+([.I111]-(([.I111]-[.H111])/([.G111]-[.F111]))*[.G111])" office:value-type="float" office:value="81.748747236561" calcext:value-type="float">
            <text:p>81.7</text:p>
          </table:table-cell>
          <table:table-cell table:number-columns-repeated="58"/>
        </table:table-row>
        <table:table-row table:style-name="ro2">
          <table:table-cell office:value-type="date" office:date-value="2018-04-01" calcext:value-type="date">
            <text:p>01-Apr-18</text:p>
          </table:table-cell>
          <table:table-cell office:value-type="time" office:time-value="PT16H45M00S" calcext:value-type="time">
            <text:p>16:45</text:p>
          </table:table-cell>
          <table:table-cell table:style-name="ce10" office:value-type="float" office:value="64.9" calcext:value-type="float">
            <text:p>64.9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0" table:formula="of:=[.C123]-[.C124]" office:value-type="float" office:value="89.2" calcext:value-type="float">
            <text:p>89.2</text:p>
          </table:table-cell>
          <table:table-cell table:number-columns-repeated="57"/>
        </table:table-row>
        <table:table-row table:style-name="ro2">
          <table:table-cell office:value-type="date" office:date-value="2018-04-01" calcext:value-type="date">
            <text:p>01-Apr-18</text:p>
          </table:table-cell>
          <table:table-cell office:value-type="time" office:time-value="PT16H45M00S" calcext:value-type="time">
            <text:p>16:45</text:p>
          </table:table-cell>
          <table:table-cell table:formula="of:=[.C112]+[.D113]" office:value-type="float" office:value="965.3" calcext:value-type="float">
            <text:p>965.3</text:p>
          </table:table-cell>
          <table:table-cell office:value-type="float" office:value="900.4" calcext:value-type="float">
            <text:p>900.4</text:p>
          </table:table-cell>
          <table:table-cell table:number-columns-repeated="2"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30" calcext:value-type="date">
            <text:p>30-Apr-18</text:p>
          </table:table-cell>
          <table:table-cell office:value-type="time" office:time-value="PT08H48M00S" calcext:value-type="time">
            <text:p>08:48</text:p>
          </table:table-cell>
          <table:table-cell office:value-type="float" office:value="221.3" calcext:value-type="float">
            <text:p>221.3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0" table:formula="of:=[.C125]-[.C126]" office:value-type="float" office:value="26.4" calcext:value-type="float">
            <text:p>26.4</text:p>
          </table:table-cell>
          <table:table-cell table:number-columns-repeated="57"/>
        </table:table-row>
        <table:table-row table:style-name="ro2">
          <table:table-cell office:value-type="date" office:date-value="2018-04-30" calcext:value-type="date">
            <text:p>30-Apr-18</text:p>
          </table:table-cell>
          <table:table-cell office:value-type="time" office:time-value="PT08H48M00S" calcext:value-type="time">
            <text:p>08:48</text:p>
          </table:table-cell>
          <table:table-cell office:value-type="float" office:value="1031.7" calcext:value-type="float">
            <text:p>1031.7</text:p>
          </table:table-cell>
          <table:table-cell office:value-type="float" office:value="810.4" calcext:value-type="float">
            <text:p>810.4</text:p>
          </table:table-cell>
          <table:table-cell/>
          <table:table-cell table:style-name="ce4" table:formula="of:=[.A115]+[.B115]" office:value-type="date" office:date-value="2018-04-30T08:48:00" calcext:value-type="date">
            <text:p>30-Apr-18</text:p>
          </table:table-cell>
          <table:table-cell table:style-name="ce4" table:formula="of:=[.A116]+[.B116]" office:value-type="date" office:date-value="2018-05-20T10:08:00" calcext:value-type="date">
            <text:p>20-May-18</text:p>
          </table:table-cell>
          <table:table-cell table:style-name="ce10" table:formula="of:=[.C115]" office:value-type="float" office:value="1031.7" calcext:value-type="float">
            <text:p>1031.7</text:p>
          </table:table-cell>
          <table:table-cell table:style-name="ce10" table:formula="of:=[.C116]" office:value-type="float" office:value="503.8" calcext:value-type="float">
            <text:p>503.8</text:p>
          </table:table-cell>
          <table:table-cell table:style-name="ce4" office:value-type="date" office:date-value="2018-05-01" calcext:value-type="date">
            <text:p>01-May-18</text:p>
          </table:table-cell>
          <table:table-cell table:style-name="ce19" table:formula="of:=[.J115]*(([.I115]-[.H115])/([.G115]-[.F115]))+([.I115]-(([.I115]-[.H115])/([.G115]-[.F115]))*[.G115])" office:value-type="float" office:value="1015.02947368426" calcext:value-type="float">
            <text:p>1015</text:p>
          </table:table-cell>
          <table:table-cell table:number-columns-repeated="58"/>
        </table:table-row>
        <table:table-row table:style-name="ro2">
          <table:table-cell office:value-type="date" office:date-value="2018-05-20" calcext:value-type="date">
            <text:p>20-May-18</text:p>
          </table:table-cell>
          <table:table-cell office:value-type="time" office:time-value="PT10H08M00S" calcext:value-type="time">
            <text:p>10:08</text:p>
          </table:table-cell>
          <table:table-cell table:formula="of:=569.3-65.5" office:value-type="float" office:value="503.8" calcext:value-type="float">
            <text:p>503.8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0" table:formula="of:=[.C127]-[.C128]" office:value-type="float" office:value="175.5" calcext:value-type="float">
            <text:p>175.5</text:p>
          </table:table-cell>
          <table:table-cell table:number-columns-repeated="57"/>
        </table:table-row>
        <table:table-row table:style-name="ro2">
          <table:table-cell office:value-type="date" office:date-value="2018-05-20" calcext:value-type="date">
            <text:p>20-May-18</text:p>
          </table:table-cell>
          <table:table-cell office:value-type="time" office:time-value="PT10H08M00S" calcext:value-type="time">
            <text:p>10:08</text:p>
          </table:table-cell>
          <table:table-cell office:value-type="float" office:value="569.3" calcext:value-type="float">
            <text:p>569.3</text:p>
          </table:table-cell>
          <table:table-cell office:value-type="float" office:value="65.5" calcext:value-type="float">
            <text:p>65.5</text:p>
          </table:table-cell>
          <table:table-cell table:number-columns-repeated="65"/>
        </table:table-row>
        <table:table-row table:style-name="ro2">
          <table:table-cell office:value-type="date" office:date-value="2018-05-20" calcext:value-type="date">
            <text:p>20-May-18</text:p>
          </table:table-cell>
          <table:table-cell office:value-type="time" office:time-value="PT10H30M00S" calcext:value-type="time">
            <text:p>10:30</text:p>
          </table:table-cell>
          <table:table-cell office:value-type="float" office:value="567.2" calcext:value-type="float">
            <text:p>567.2</text:p>
          </table:table-cell>
          <table:table-cell table:number-columns-repeated="8"/>
          <table:table-cell table:style-name="ce10" table:formula="of:=[.C129]-[.C130]" office:value-type="float" office:value="76.1" calcext:value-type="float">
            <text:p>76.1</text:p>
          </table:table-cell>
          <table:table-cell table:number-columns-repeated="57"/>
        </table:table-row>
        <table:table-row table:style-name="ro2">
          <table:table-cell office:value-type="date" office:date-value="2018-05-20" calcext:value-type="date">
            <text:p>20-May-18</text:p>
          </table:table-cell>
          <table:table-cell office:value-type="time" office:time-value="PT10H30M00S" calcext:value-type="time">
            <text:p>10:30</text:p>
          </table:table-cell>
          <table:table-cell office:value-type="float" office:value="795.9" calcext:value-type="float">
            <text:p>795.9</text:p>
          </table:table-cell>
          <table:table-cell office:value-type="float" office:value="229" calcext:value-type="float">
            <text:p>229</text:p>
          </table:table-cell>
          <table:table-cell/>
          <table:table-cell table:style-name="ce4" table:formula="of:=[.A119]+[.B119]" office:value-type="date" office:date-value="2018-05-20T10:30:00" calcext:value-type="date">
            <text:p>20-May-18</text:p>
          </table:table-cell>
          <table:table-cell table:style-name="ce4" table:formula="of:=[.A120]+[.B120]" office:value-type="date" office:date-value="2018-06-12T10:48:00" calcext:value-type="date">
            <text:p>12-Jun-18</text:p>
          </table:table-cell>
          <table:table-cell table:style-name="ce10" table:formula="of:=[.C119]" office:value-type="float" office:value="795.9" calcext:value-type="float">
            <text:p>795.9</text:p>
          </table:table-cell>
          <table:table-cell table:style-name="ce10" table:formula="of:=[.C120]" office:value-type="float" office:value="148.6" calcext:value-type="float">
            <text:p>148.6</text:p>
          </table:table-cell>
          <table:table-cell table:style-name="ce4" office:value-type="date" office:date-value="2018-06-01" calcext:value-type="date">
            <text:p>01-Jun-18</text:p>
          </table:table-cell>
          <table:table-cell table:style-name="ce19" table:formula="of:=[.J119]*(([.I119]-[.H119])/([.G119]-[.F119]))+([.I119]-(([.I119]-[.H119])/([.G119]-[.F119]))*[.G119])" office:value-type="float" office:value="470.667789245024" calcext:value-type="float">
            <text:p>471</text:p>
          </table:table-cell>
          <table:table-cell table:number-columns-repeated="58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office:value-type="float" office:value="148.6" calcext:value-type="float">
            <text:p>148.6</text:p>
          </table:table-cell>
          <table:table-cell table:number-columns-repeated="66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table:formula="of:=[.C120]+[.D121]" office:value-type="float" office:value="214.1" calcext:value-type="float">
            <text:p>214.1</text:p>
          </table:table-cell>
          <table:table-cell office:value-type="float" office:value="65.5" calcext:value-type="float">
            <text:p>65.5</text:p>
          </table:table-cell>
          <table:table-cell table:number-columns-repeated="7"/>
          <table:table-cell table:style-name="ce10" table:formula="of:=[.C132]-[.C133]" office:value-type="float" office:value="143" calcext:value-type="float">
            <text:p>143.0</text:p>
          </table:table-cell>
          <table:table-cell table:number-columns-repeated="57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table:formula="of:=[.C121]+[.D122]" office:value-type="float" office:value="275.1" calcext:value-type="float">
            <text:p>275.1</text:p>
          </table:table-cell>
          <table:table-cell office:value-type="float" office:value="61" calcext:value-type="float">
            <text:p>61</text:p>
          </table:table-cell>
          <table:table-cell table:number-columns-repeated="65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table:formula="of:=[.C122]+[.D123]" office:value-type="float" office:value="331.1" calcext:value-type="float">
            <text:p>331.1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19" table:formula="of:=[.H135]-[.K135]" office:value-type="float" office:value="88.6770696959458" calcext:value-type="float">
            <text:p>89</text:p>
          </table:table-cell>
          <table:table-cell table:number-columns-repeated="57"/>
        </table:table-row>
        <table:table-row table:style-name="ro2">
          <table:table-cell office:value-type="date" office:date-value="2018-06-15" calcext:value-type="date">
            <text:p>15-Jun-18</text:p>
          </table:table-cell>
          <table:table-cell office:value-type="time" office:time-value="PT06H25M00S" calcext:value-type="time">
            <text:p>06:25</text:p>
          </table:table-cell>
          <table:table-cell office:value-type="float" office:value="241.9" calcext:value-type="float">
            <text:p>241.9</text:p>
          </table:table-cell>
          <table:table-cell table:number-columns-repeated="8"/>
          <table:table-cell table:style-name="ce10" table:formula="of:=[.K135]-[.C136]" office:value-type="float" office:value="15.2229303040542" calcext:value-type="float">
            <text:p>15.2</text:p>
          </table:table-cell>
          <table:table-cell table:number-columns-repeated="57"/>
        </table:table-row>
        <table:table-row table:style-name="ro2">
          <table:table-cell office:value-type="date" office:date-value="2018-06-15" calcext:value-type="date">
            <text:p>15-Jun-18</text:p>
          </table:table-cell>
          <table:table-cell office:value-type="time" office:time-value="PT06H25M00S" calcext:value-type="time">
            <text:p>06:25</text:p>
          </table:table-cell>
          <table:table-cell office:value-type="float" office:value="297.6" calcext:value-type="float">
            <text:p>297.6</text:p>
          </table:table-cell>
          <table:table-cell office:value-type="float" office:value="56" calcext:value-type="float">
            <text:p>56</text:p>
          </table:table-cell>
          <table:table-cell table:number-columns-repeated="65"/>
        </table:table-row>
        <table:table-row table:style-name="ro2">
          <table:table-cell office:value-type="date" office:date-value="2018-06-16" calcext:value-type="date">
            <text:p>16-Jun-18</text:p>
          </table:table-cell>
          <table:table-cell office:value-type="time" office:time-value="PT08H10M00S" calcext:value-type="time">
            <text:p>08:10</text:p>
          </table:table-cell>
          <table:table-cell office:value-type="float" office:value="271.2" calcext:value-type="float">
            <text:p>271.2</text:p>
          </table:table-cell>
          <table:table-cell table:number-columns-repeated="66"/>
        </table:table-row>
        <table:table-row table:style-name="ro2">
          <table:table-cell office:value-type="date" office:date-value="2018-06-16" calcext:value-type="date">
            <text:p>16-Jun-18</text:p>
          </table:table-cell>
          <table:table-cell office:value-type="time" office:time-value="PT08H10M00S" calcext:value-type="time">
            <text:p>08:10</text:p>
          </table:table-cell>
          <table:table-cell office:value-type="float" office:value="327.2" calcext:value-type="float">
            <text:p>327.2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10" table:formula="of:=[.C138]-[.C139]" office:value-type="float" office:value="115.1" calcext:value-type="float">
            <text:p>115.1</text:p>
          </table:table-cell>
          <table:table-cell table:number-columns-repeated="57"/>
        </table:table-row>
        <table:table-row table:style-name="ro2">
          <table:table-cell office:value-type="date" office:date-value="2018-06-21" calcext:value-type="date">
            <text:p>21-Jun-18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151.7" calcext:value-type="float">
            <text:p>151.7</text:p>
          </table:table-cell>
          <table:table-cell table:number-columns-repeated="66"/>
        </table:table-row>
        <table:table-row table:style-name="ro2">
          <table:table-cell office:value-type="date" office:date-value="2018-06-21" calcext:value-type="date">
            <text:p>21-Jun-18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207.6" calcext:value-type="float">
            <text:p>207.6</text:p>
          </table:table-cell>
          <table:table-cell office:value-type="float" office:value="56" calcext:value-type="float">
            <text:p>56</text:p>
          </table:table-cell>
          <table:table-cell table:number-columns-repeated="65"/>
        </table:table-row>
        <table:table-row table:style-name="ro2">
          <table:table-cell office:value-type="date" office:date-value="2018-06-23" calcext:value-type="date">
            <text:p>23-Jun-18</text:p>
          </table:table-cell>
          <table:table-cell office:value-type="time" office:time-value="PT09H55M00S" calcext:value-type="time">
            <text:p>09:55</text:p>
          </table:table-cell>
          <table:table-cell table:formula="of:=238.4-51.4-55.5" office:value-type="float" office:value="131.5" calcext:value-type="float">
            <text:p>131.5</text:p>
          </table:table-cell>
          <table:table-cell table:number-columns-repeated="8"/>
          <table:table-cell table:style-name="ce10" table:formula="of:=[.C141]-[.C142]" office:value-type="float" office:value="94.3" calcext:value-type="float">
            <text:p>94.3</text:p>
          </table:table-cell>
          <table:table-cell table:number-columns-repeated="4"/>
          <table:table-cell table:style-name="ce41"/>
          <table:table-cell table:number-columns-repeated="52"/>
        </table:table-row>
        <table:table-row table:style-name="ro2">
          <table:table-cell office:value-type="date" office:date-value="2018-06-23" calcext:value-type="date">
            <text:p>23-Jun-18</text:p>
          </table:table-cell>
          <table:table-cell office:value-type="time" office:time-value="PT09H55M00S" calcext:value-type="time">
            <text:p>09:55</text:p>
          </table:table-cell>
          <table:table-cell table:formula="of:=131.5+55.5" office:value-type="float" office:value="187" calcext:value-type="float">
            <text:p>187</text:p>
          </table:table-cell>
          <table:table-cell table:formula="of:=55.5" office:value-type="float" office:value="55.5" calcext:value-type="float">
            <text:p>55.5</text:p>
          </table:table-cell>
          <table:table-cell table:number-columns-repeated="65"/>
        </table:table-row>
        <table:table-row table:style-name="ro2">
          <table:table-cell office:value-type="date" office:date-value="2018-06-23" calcext:value-type="date">
            <text:p>23-Jun-18</text:p>
          </table:table-cell>
          <table:table-cell office:value-type="time" office:time-value="PT09H55M00S" calcext:value-type="time">
            <text:p>09:55</text:p>
          </table:table-cell>
          <table:table-cell table:formula="of:=187+51.4" office:value-type="float" office:value="238.4" calcext:value-type="float">
            <text:p>238.4</text:p>
          </table:table-cell>
          <table:table-cell office:value-type="float" office:value="51.4" calcext:value-type="float">
            <text:p>51.4</text:p>
          </table:table-cell>
          <table:table-cell table:number-columns-repeated="65"/>
        </table:table-row>
        <table:table-row table:style-name="ro2">
          <table:table-cell office:value-type="date" office:date-value="2018-06-27" calcext:value-type="date">
            <text:p>27-Jun-18</text:p>
          </table:table-cell>
          <table:table-cell office:value-type="time" office:time-value="PT22H07M00S" calcext:value-type="time">
            <text:p>22:07</text:p>
          </table:table-cell>
          <table:table-cell table:formula="of:=[.C134]-51.4" office:value-type="float" office:value="95.4" calcext:value-type="float">
            <text:p>95.4</text:p>
          </table:table-cell>
          <table:table-cell table:number-columns-repeated="66"/>
        </table:table-row>
        <table:table-row table:style-name="ro2">
          <table:table-cell office:value-type="date" office:date-value="2018-06-27" calcext:value-type="date">
            <text:p>27-Jun-18</text:p>
          </table:table-cell>
          <table:table-cell office:value-type="time" office:time-value="PT22H07M00S" calcext:value-type="time">
            <text:p>22:07</text:p>
          </table:table-cell>
          <table:table-cell table:formula="of:=[.C135]-51.4" office:value-type="float" office:value="146.8" calcext:value-type="float">
            <text:p>146.8</text:p>
          </table:table-cell>
          <table:table-cell office:value-type="float" office:value="51.4" calcext:value-type="float">
            <text:p>51.4</text:p>
          </table:table-cell>
          <table:table-cell table:number-columns-repeated="7"/>
          <table:table-cell table:style-name="ce10" table:formula="of:=[.C145]-[.C146]" office:value-type="float" office:value="184" calcext:value-type="float">
            <text:p>184.0</text:p>
          </table:table-cell>
          <table:table-cell table:number-columns-repeated="57"/>
        </table:table-row>
        <table:table-row table:style-name="ro2">
          <table:table-cell office:value-type="date" office:date-value="2018-06-27" calcext:value-type="date">
            <text:p>27-Jun-18</text:p>
          </table:table-cell>
          <table:table-cell office:value-type="time" office:time-value="PT22H07M00S" calcext:value-type="time">
            <text:p>22:07</text:p>
          </table:table-cell>
          <table:table-cell office:value-type="float" office:value="198.2" calcext:value-type="float">
            <text:p>198.2</text:p>
          </table:table-cell>
          <table:table-cell office:value-type="float" office:value="51.4" calcext:value-type="float">
            <text:p>51.4</text:p>
          </table:table-cell>
          <table:table-cell/>
          <table:table-cell table:style-name="ce4" table:formula="of:=[.A135]+[.B135]" office:value-type="date" office:date-value="2018-06-27T22:07:00" calcext:value-type="date">
            <text:p>27-Jun-18</text:p>
          </table:table-cell>
          <table:table-cell table:style-name="ce4" table:formula="of:=[.A136]+[.B136]" office:value-type="date" office:date-value="2018-07-01T12:41:00" calcext:value-type="date">
            <text:p>01-Jul-18</text:p>
          </table:table-cell>
          <table:table-cell table:style-name="ce10" table:formula="of:=[.C135]" office:value-type="float" office:value="198.2" calcext:value-type="float">
            <text:p>198.2</text:p>
          </table:table-cell>
          <table:table-cell table:style-name="ce10" table:formula="of:=[.C136]" office:value-type="float" office:value="94.3" calcext:value-type="float">
            <text:p>94.3</text:p>
          </table:table-cell>
          <table:table-cell table:style-name="ce4" office:value-type="date" office:date-value="2018-07-01" calcext:value-type="date">
            <text:p>01-Jul-18</text:p>
          </table:table-cell>
          <table:table-cell table:style-name="ce19" table:formula="of:=[.J135]*(([.I135]-[.H135])/([.G135]-[.F135]))+([.I135]-(([.I135]-[.H135])/([.G135]-[.F135]))*[.G135])" office:value-type="float" office:value="109.522930304054" calcext:value-type="float">
            <text:p>110</text:p>
          </table:table-cell>
          <table:table-cell table:number-columns-repeated="58"/>
        </table:table-row>
        <table:table-row table:style-name="ro2">
          <table:table-cell office:value-type="date" office:date-value="2018-07-01" calcext:value-type="date">
            <text:p>01-Jul-18</text:p>
          </table:table-cell>
          <table:table-cell office:value-type="time" office:time-value="PT12H41M00S" calcext:value-type="time">
            <text:p>12:41</text:p>
          </table:table-cell>
          <table:table-cell office:value-type="float" office:value="94.3" calcext:value-type="float">
            <text:p>94.3</text:p>
          </table:table-cell>
          <table:table-cell table:number-columns-repeated="66"/>
        </table:table-row>
        <table:table-row table:style-name="ro2">
          <table:table-cell office:value-type="date" office:date-value="2018-07-01" calcext:value-type="date">
            <text:p>01-Jul-18</text:p>
          </table:table-cell>
          <table:table-cell office:value-type="time" office:time-value="PT12H41M00S" calcext:value-type="time">
            <text:p>12:41</text:p>
          </table:table-cell>
          <table:table-cell table:formula="of:=[.C138]-58" office:value-type="float" office:value="155.5" calcext:value-type="float">
            <text:p>155.5</text:p>
          </table:table-cell>
          <table:table-cell office:value-type="float" office:value="61.3" calcext:value-type="float">
            <text:p>61.3</text:p>
          </table:table-cell>
          <table:table-cell table:number-columns-repeated="7"/>
          <table:table-cell table:style-name="ce10" table:formula="of:=[.C148]-[.C149]" office:value-type="float" office:value="112.5" calcext:value-type="float">
            <text:p>112.5</text:p>
          </table:table-cell>
          <table:table-cell table:number-columns-repeated="57"/>
        </table:table-row>
        <table:table-row table:style-name="ro2">
          <table:table-cell office:value-type="date" office:date-value="2018-07-01" calcext:value-type="date">
            <text:p>01-Jul-18</text:p>
          </table:table-cell>
          <table:table-cell office:value-type="time" office:time-value="PT12H41M00S" calcext:value-type="time">
            <text:p>12:41</text:p>
          </table:table-cell>
          <table:table-cell office:value-type="float" office:value="213.5" calcext:value-type="float">
            <text:p>213.5</text:p>
          </table:table-cell>
          <table:table-cell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8-07-04" calcext:value-type="date">
            <text:p>04-Jul-18</text:p>
          </table:table-cell>
          <table:table-cell office:value-type="time" office:time-value="PT19H26M00S" calcext:value-type="time">
            <text:p>19:26</text:p>
          </table:table-cell>
          <table:table-cell table:formula="of:=[.C140]-[.D140]" office:value-type="float" office:value="98.4" calcext:value-type="float">
            <text:p>98.4</text:p>
          </table:table-cell>
          <table:table-cell table:number-columns-repeated="66"/>
        </table:table-row>
        <table:table-row table:style-name="ro2">
          <table:table-cell office:value-type="date" office:date-value="2018-07-04" calcext:value-type="date">
            <text:p>04-Jul-18</text:p>
          </table:table-cell>
          <table:table-cell office:value-type="time" office:time-value="PT19H26M00S" calcext:value-type="time">
            <text:p>19:26</text:p>
          </table:table-cell>
          <table:table-cell table:formula="of:=[.C141]-[.D141]" office:value-type="float" office:value="150.8" calcext:value-type="float">
            <text:p>150.8</text:p>
          </table:table-cell>
          <table:table-cell office:value-type="float" office:value="52.4" calcext:value-type="float">
            <text:p>52.4</text:p>
          </table:table-cell>
          <table:table-cell table:number-columns-repeated="7"/>
          <table:table-cell table:style-name="ce10" table:formula="of:=[.C151]-[.C152]" office:value-type="float" office:value="26.2" calcext:value-type="float">
            <text:p>26.2</text:p>
          </table:table-cell>
          <table:table-cell table:number-columns-repeated="57"/>
        </table:table-row>
        <table:table-row table:style-name="ro2">
          <table:table-cell office:value-type="date" office:date-value="2018-07-04" calcext:value-type="date">
            <text:p>04-Jul-18</text:p>
          </table:table-cell>
          <table:table-cell office:value-type="time" office:time-value="PT19H26M00S" calcext:value-type="time">
            <text:p>19:26</text:p>
          </table:table-cell>
          <table:table-cell office:value-type="float" office:value="203.2" calcext:value-type="float">
            <text:p>203.2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office:value-type="float" office:value="108.9" calcext:value-type="float">
            <text:p>108.9</text:p>
          </table:table-cell>
          <table:table-cell table:number-columns-repeated="66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table:formula="of:=[.C144]-[.D144]" office:value-type="float" office:value="160.7" calcext:value-type="float">
            <text:p>160.7</text:p>
          </table:table-cell>
          <table:table-cell office:value-type="float" office:value="52.4" calcext:value-type="float">
            <text:p>52.4</text:p>
          </table:table-cell>
          <table:table-cell table:number-columns-repeated="7"/>
          <table:table-cell table:style-name="ce10" table:formula="of:=[.C154]-[.C155]" office:value-type="float" office:value="101.6" calcext:value-type="float">
            <text:p>101.6</text:p>
          </table:table-cell>
          <table:table-cell table:number-columns-repeated="57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table:formula="of:=[.C145]-[.D145]" office:value-type="float" office:value="213.1" calcext:value-type="float">
            <text:p>213.1</text:p>
          </table:table-cell>
          <table:table-cell office:value-type="float" office:value="52.4" calcext:value-type="float">
            <text:p>52.4</text:p>
          </table:table-cell>
          <table:table-cell table:number-columns-repeated="5"/>
          <table:table-cell table:style-name="ce10"/>
          <table:table-cell table:number-columns-repeated="59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office:value-type="float" office:value="265.5" calcext:value-type="float">
            <text:p>265.5</text:p>
          </table:table-cell>
          <table:table-cell office:value-type="float" office:value="52.4" calcext:value-type="float">
            <text:p>52.4</text:p>
          </table:table-cell>
          <table:table-cell table:number-columns-repeated="7"/>
          <table:table-cell table:style-name="ce19" table:formula="of:=[.H157]-[.K157]" office:value-type="float" office:value="110.869771774393" calcext:value-type="float">
            <text:p>111</text:p>
          </table:table-cell>
          <table:table-cell table:number-columns-repeated="57"/>
        </table:table-row>
        <table:table-row table:style-name="ro2">
          <table:table-cell office:value-type="date" office:date-value="2018-07-19" calcext:value-type="date">
            <text:p>19-Jul-18</text:p>
          </table:table-cell>
          <table:table-cell office:value-type="time" office:time-value="PT20H28M00S" calcext:value-type="time">
            <text:p>20:28</text:p>
          </table:table-cell>
          <table:table-cell office:value-type="float" office:value="81.5" calcext:value-type="float">
            <text:p>81.5</text:p>
          </table:table-cell>
          <table:table-cell table:number-columns-repeated="8"/>
          <table:table-cell table:style-name="ce10" table:formula="of:=[.K157]-[.C158]" office:value-type="float" office:value="26.8302282256074" calcext:value-type="float">
            <text:p>26.8</text:p>
          </table:table-cell>
          <table:table-cell table:number-columns-repeated="57"/>
        </table:table-row>
        <table:table-row table:style-name="ro2">
          <table:table-cell office:value-type="date" office:date-value="2018-07-19" calcext:value-type="date">
            <text:p>19-Jul-18</text:p>
          </table:table-cell>
          <table:table-cell office:value-type="time" office:time-value="PT20H28M00S" calcext:value-type="time">
            <text:p>20:28</text:p>
          </table:table-cell>
          <table:table-cell table:formula="of:=[.C148]-[.D148]" office:value-type="float" office:value="130.5" calcext:value-type="float">
            <text:p>130.5</text:p>
          </table:table-cell>
          <table:table-cell office:value-type="float" office:value="49.6" calcext:value-type="float">
            <text:p>49.6</text:p>
          </table:table-cell>
          <table:table-cell table:number-columns-repeated="65"/>
        </table:table-row>
        <table:table-row table:style-name="ro2">
          <table:table-cell office:value-type="date" office:date-value="2018-07-19" calcext:value-type="date">
            <text:p>19-Jul-18</text:p>
          </table:table-cell>
          <table:table-cell office:value-type="time" office:time-value="PT20H28M00S" calcext:value-type="time">
            <text:p>20:28</text:p>
          </table:table-cell>
          <table:table-cell office:value-type="float" office:value="178.6" calcext:value-type="float">
            <text:p>178.6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7-23" calcext:value-type="date">
            <text:p>23-Jul-18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66.1" calcext:value-type="float">
            <text:p>66.1</text:p>
          </table:table-cell>
          <table:table-cell table:number-columns-repeated="8"/>
          <table:table-cell table:style-name="ce10" table:formula="of:=[.C160]-[.C161]" office:value-type="float" office:value="140.6" calcext:value-type="float">
            <text:p>140.6</text:p>
          </table:table-cell>
          <table:table-cell table:number-columns-repeated="57"/>
        </table:table-row>
        <table:table-row table:style-name="ro2">
          <table:table-cell office:value-type="date" office:date-value="2018-07-23" calcext:value-type="date">
            <text:p>23-Jul-18</text:p>
          </table:table-cell>
          <table:table-cell office:value-type="time" office:time-value="PT21H37M00S" calcext:value-type="time">
            <text:p>21:37</text:p>
          </table:table-cell>
          <table:table-cell table:formula="of:=[.C151]-[.D151]" office:value-type="float" office:value="114.2" calcext:value-type="float">
            <text:p>114.2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7-23" calcext:value-type="date">
            <text:p>23-Jul-18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162.3" calcext:value-type="float">
            <text:p>162.3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7-24" calcext:value-type="date">
            <text:p>24-Jul-18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136.1" calcext:value-type="float">
            <text:p>136.1</text:p>
          </table:table-cell>
          <table:table-cell table:number-columns-repeated="8"/>
          <table:table-cell table:style-name="ce10" table:formula="of:=[.C163]-[.C164]" office:value-type="float" office:value="90.5" calcext:value-type="float">
            <text:p>90.5</text:p>
          </table:table-cell>
          <table:table-cell table:number-columns-repeated="57"/>
        </table:table-row>
        <table:table-row table:style-name="ro2">
          <table:table-cell office:value-type="date" office:date-value="2018-07-24" calcext:value-type="date">
            <text:p>24-Jul-18</text:p>
          </table:table-cell>
          <table:table-cell office:value-type="time" office:time-value="PT20H45M00S" calcext:value-type="time">
            <text:p>20:45</text:p>
          </table:table-cell>
          <table:table-cell table:formula="of:=[.C154]-[.D154]" office:value-type="float" office:value="183.9" calcext:value-type="float">
            <text:p>183.9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7-24" calcext:value-type="date">
            <text:p>24-Jul-18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230.5" calcext:value-type="float">
            <text:p>230.5</text:p>
          </table:table-cell>
          <table:table-cell office:value-type="float" office:value="46.6" calcext:value-type="float">
            <text:p>46.6</text:p>
          </table:table-cell>
          <table:table-cell table:number-columns-repeated="65"/>
        </table:table-row>
        <table:table-row table:style-name="ro2">
          <table:table-cell office:value-type="date" office:date-value="2018-07-28" calcext:value-type="date">
            <text:p>28-Jul-18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128.9" calcext:value-type="float">
            <text:p>128.9</text:p>
          </table:table-cell>
          <table:table-cell table:number-columns-repeated="8"/>
          <table:table-cell table:style-name="ce10" table:formula="of:=[.C166]-[.C167]" office:value-type="float" office:value="109.2" calcext:value-type="float">
            <text:p>109.2</text:p>
          </table:table-cell>
          <table:table-cell table:number-columns-repeated="57"/>
        </table:table-row>
        <table:table-row table:style-name="ro2">
          <table:table-cell office:value-type="date" office:date-value="2018-07-28" calcext:value-type="date">
            <text:p>28-Jul-18</text:p>
          </table:table-cell>
          <table:table-cell office:value-type="time" office:time-value="PT09H34M00S" calcext:value-type="time">
            <text:p>09:34</text:p>
          </table:table-cell>
          <table:table-cell table:formula="of:=[.C157]-[.D157]" office:value-type="float" office:value="173.4" calcext:value-type="float">
            <text:p>173.4</text:p>
          </table:table-cell>
          <table:table-cell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8-07-28" calcext:value-type="date">
            <text:p>28-Jul-18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218" calcext:value-type="float">
            <text:p>218</text:p>
          </table:table-cell>
          <table:table-cell office:value-type="float" office:value="44.6" calcext:value-type="float">
            <text:p>44.6</text:p>
          </table:table-cell>
          <table:table-cell/>
          <table:table-cell table:style-name="ce4" table:formula="of:=[.A157]+[.B157]" office:value-type="date" office:date-value="2018-07-28T09:34:00" calcext:value-type="date">
            <text:p>28-Jul-18</text:p>
          </table:table-cell>
          <table:table-cell table:style-name="ce4" table:formula="of:=[.A158]+[.B158]" office:value-type="date" office:date-value="2018-08-01T20:55:00" calcext:value-type="date">
            <text:p>01-Aug-18</text:p>
          </table:table-cell>
          <table:table-cell table:style-name="ce10" table:formula="of:=[.C157]" office:value-type="float" office:value="218" calcext:value-type="float">
            <text:p>218.0</text:p>
          </table:table-cell>
          <table:table-cell table:style-name="ce10" table:formula="of:=[.C158]" office:value-type="float" office:value="80.3" calcext:value-type="float">
            <text:p>80.3</text:p>
          </table:table-cell>
          <table:table-cell table:style-name="ce4" office:value-type="date" office:date-value="2018-08-01" calcext:value-type="date">
            <text:p>01-Aug-18</text:p>
          </table:table-cell>
          <table:table-cell table:style-name="ce19" table:formula="of:=[.J157]*(([.I157]-[.H157])/([.G157]-[.F157]))+([.I157]-(([.I157]-[.H157])/([.G157]-[.F157]))*[.G157])" office:value-type="float" office:value="107.130228225607" calcext:value-type="float">
            <text:p>107</text:p>
          </table:table-cell>
          <table:table-cell table:number-columns-repeated="58"/>
        </table:table-row>
        <table:table-row table:style-name="ro2">
          <table:table-cell office:value-type="date" office:date-value="2018-08-01" calcext:value-type="date">
            <text:p>01-Aug-18</text:p>
          </table:table-cell>
          <table:table-cell office:value-type="time" office:time-value="PT20H55M00S" calcext:value-type="time">
            <text:p>20:55</text:p>
          </table:table-cell>
          <table:table-cell office:value-type="float" office:value="80.3" calcext:value-type="float">
            <text:p>80.3</text:p>
          </table:table-cell>
          <table:table-cell table:number-columns-repeated="8"/>
          <table:table-cell table:style-name="ce10" table:formula="of:=[.C169]-[.C170]" office:value-type="float" office:value="89.1" calcext:value-type="float">
            <text:p>89.1</text:p>
          </table:table-cell>
          <table:table-cell table:number-columns-repeated="57"/>
        </table:table-row>
        <table:table-row table:style-name="ro2">
          <table:table-cell office:value-type="date" office:date-value="2018-08-01" calcext:value-type="date">
            <text:p>01-Aug-18</text:p>
          </table:table-cell>
          <table:table-cell office:value-type="time" office:time-value="PT20H55M00S" calcext:value-type="time">
            <text:p>20:55</text:p>
          </table:table-cell>
          <table:table-cell table:formula="of:=[.C160]-[.D160]" office:value-type="float" office:value="141.5" calcext:value-type="float">
            <text:p>141.5</text:p>
          </table:table-cell>
          <table:table-cell office:value-type="float" office:value="61.3" calcext:value-type="float">
            <text:p>61.3</text:p>
          </table:table-cell>
          <table:table-cell table:number-columns-repeated="65"/>
        </table:table-row>
        <table:table-row table:style-name="ro2">
          <table:table-cell office:value-type="date" office:date-value="2018-08-01" calcext:value-type="date">
            <text:p>01-Aug-18</text:p>
          </table:table-cell>
          <table:table-cell office:value-type="time" office:time-value="PT20H55M00S" calcext:value-type="time">
            <text:p>20:55</text:p>
          </table:table-cell>
          <table:table-cell office:value-type="float" office:value="199.5" calcext:value-type="float">
            <text:p>199.5</text:p>
          </table:table-cell>
          <table:table-cell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8-08-06" calcext:value-type="date">
            <text:p>06-Aug-18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58.9" calcext:value-type="float">
            <text:p>58.9</text:p>
          </table:table-cell>
          <table:table-cell table:number-columns-repeated="66"/>
        </table:table-row>
        <table:table-row table:style-name="ro2">
          <table:table-cell office:value-type="date" office:date-value="2018-08-06" calcext:value-type="date">
            <text:p>06-Aug-18</text:p>
          </table:table-cell>
          <table:table-cell office:value-type="time" office:time-value="PT16H09M00S" calcext:value-type="time">
            <text:p>16:09</text:p>
          </table:table-cell>
          <table:table-cell table:formula="of:=[.C163]-[.D163]" office:value-type="float" office:value="111.2" calcext:value-type="float">
            <text:p>111.2</text:p>
          </table:table-cell>
          <table:table-cell office:value-type="float" office:value="52.4" calcext:value-type="float">
            <text:p>52.4</text:p>
          </table:table-cell>
          <table:table-cell table:number-columns-repeated="7"/>
          <table:table-cell table:style-name="ce10" table:formula="of:=[.C173]-[.C174]" office:value-type="float" office:value="127.5" calcext:value-type="float">
            <text:p>127.5</text:p>
          </table:table-cell>
          <table:table-cell table:number-columns-repeated="57"/>
        </table:table-row>
        <table:table-row table:style-name="ro2">
          <table:table-cell office:value-type="date" office:date-value="2018-08-06" calcext:value-type="date">
            <text:p>06-Aug-18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163.6" calcext:value-type="float">
            <text:p>163.6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08-09" calcext:value-type="date">
            <text:p>09-Aug-18</text:p>
          </table:table-cell>
          <table:table-cell office:value-type="time" office:time-value="PT10H43M00S" calcext:value-type="time">
            <text:p>10:43</text:p>
          </table:table-cell>
          <table:table-cell office:value-type="float" office:value="73.1" calcext:value-type="float">
            <text:p>73.1</text:p>
          </table:table-cell>
          <table:table-cell table:number-columns-repeated="66"/>
        </table:table-row>
        <table:table-row table:style-name="ro2">
          <table:table-cell office:value-type="date" office:date-value="2018-08-09" calcext:value-type="date">
            <text:p>09-Aug-18</text:p>
          </table:table-cell>
          <table:table-cell office:value-type="time" office:time-value="PT10H43M00S" calcext:value-type="time">
            <text:p>10:43</text:p>
          </table:table-cell>
          <table:table-cell table:formula="of:=[.C166]-[.D166]" office:value-type="float" office:value="125.4" calcext:value-type="float">
            <text:p>125.4</text:p>
          </table:table-cell>
          <table:table-cell office:value-type="float" office:value="52.4" calcext:value-type="float">
            <text:p>52.4</text:p>
          </table:table-cell>
          <table:table-cell table:number-columns-repeated="7"/>
          <table:table-cell table:style-name="ce10" table:formula="of:=[.C176]-[.C177]" office:value-type="float" office:value="117.9" calcext:value-type="float">
            <text:p>117.9</text:p>
          </table:table-cell>
          <table:table-cell table:number-columns-repeated="57"/>
        </table:table-row>
        <table:table-row table:style-name="ro2">
          <table:table-cell office:value-type="date" office:date-value="2018-08-09" calcext:value-type="date">
            <text:p>09-Aug-18</text:p>
          </table:table-cell>
          <table:table-cell office:value-type="time" office:time-value="PT10H43M00S" calcext:value-type="time">
            <text:p>10:43</text:p>
          </table:table-cell>
          <table:table-cell office:value-type="float" office:value="177.8" calcext:value-type="float">
            <text:p>177.8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08-12" calcext:value-type="date">
            <text:p>12-Aug-18</text:p>
          </table:table-cell>
          <table:table-cell office:value-type="time" office:time-value="PT15H34M00S" calcext:value-type="time">
            <text:p>15:34</text:p>
          </table:table-cell>
          <table:table-cell office:value-type="float" office:value="68.6" calcext:value-type="float">
            <text:p>68.6</text:p>
          </table:table-cell>
          <table:table-cell table:number-columns-repeated="66"/>
        </table:table-row>
        <table:table-row table:style-name="ro2">
          <table:table-cell office:value-type="date" office:date-value="2018-08-12" calcext:value-type="date">
            <text:p>12-Aug-18</text:p>
          </table:table-cell>
          <table:table-cell office:value-type="time" office:time-value="PT15H34M00S" calcext:value-type="time">
            <text:p>15:34</text:p>
          </table:table-cell>
          <table:table-cell table:formula="of:=[.C169]-[.D169]" office:value-type="float" office:value="120.8" calcext:value-type="float">
            <text:p>120.8</text:p>
          </table:table-cell>
          <table:table-cell office:value-type="float" office:value="52.4" calcext:value-type="float">
            <text:p>52.4</text:p>
          </table:table-cell>
          <table:table-cell table:number-columns-repeated="7"/>
          <table:table-cell table:style-name="ce10" table:formula="of:=[.C179]-[.C180]" office:value-type="float" office:value="51.6" calcext:value-type="float">
            <text:p>51.6</text:p>
          </table:table-cell>
          <table:table-cell table:number-columns-repeated="57"/>
        </table:table-row>
        <table:table-row table:style-name="ro2">
          <table:table-cell office:value-type="date" office:date-value="2018-08-12" calcext:value-type="date">
            <text:p>12-Aug-18</text:p>
          </table:table-cell>
          <table:table-cell office:value-type="time" office:time-value="PT15H34M00S" calcext:value-type="time">
            <text:p>15:34</text:p>
          </table:table-cell>
          <table:table-cell office:value-type="float" office:value="170.4" calcext:value-type="float">
            <text:p>170.4</text:p>
          </table:table-cell>
          <table:table-cell office:value-type="float" office:value="49.6" calcext:value-type="float">
            <text:p>49.6</text:p>
          </table:table-cell>
          <table:table-cell table:number-columns-repeated="65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office:value-type="float" office:value="81.3" calcext:value-type="float">
            <text:p>81.3</text:p>
          </table:table-cell>
          <table:table-cell table:number-columns-repeated="8"/>
          <table:table-cell table:style-name="ce19" table:formula="of:=[.H182]-[.K182]" office:value-type="float" office:value="109.670185359567" calcext:value-type="float">
            <text:p>110</text:p>
          </table:table-cell>
          <table:table-cell table:number-columns-repeated="57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table:formula="of:=[.C172]-[.D172]" office:value-type="float" office:value="129.4" calcext:value-type="float">
            <text:p>129.4</text:p>
          </table:table-cell>
          <table:table-cell office:value-type="float" office:value="48.1" calcext:value-type="float">
            <text:p>48.1</text:p>
          </table:table-cell>
          <table:table-cell table:number-columns-repeated="7"/>
          <table:table-cell table:style-name="ce10" table:formula="of:=[.K182]-[.C183]" office:value-type="float" office:value="7.52981464043259" calcext:value-type="float">
            <text:p>7.5</text:p>
          </table:table-cell>
          <table:table-cell table:number-columns-repeated="57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table:formula="of:=[.C173]-[.D173]" office:value-type="float" office:value="177.5" calcext:value-type="float">
            <text:p>177.5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office:value-type="float" office:value="225.6" calcext:value-type="float">
            <text:p>225.6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8-22" calcext:value-type="date">
            <text:p>22-Aug-18</text:p>
          </table:table-cell>
          <table:table-cell office:value-type="time" office:time-value="PT22H15M00S" calcext:value-type="time">
            <text:p>22:15</text:p>
          </table:table-cell>
          <table:table-cell office:value-type="float" office:value="98.1" calcext:value-type="float">
            <text:p>98.1</text:p>
          </table:table-cell>
          <table:table-cell table:number-columns-repeated="8"/>
          <table:table-cell table:style-name="ce10" table:formula="of:=[.C185]-[.C186]" office:value-type="float" office:value="118.9" calcext:value-type="float">
            <text:p>118.9</text:p>
          </table:table-cell>
          <table:table-cell table:number-columns-repeated="57"/>
        </table:table-row>
        <table:table-row table:style-name="ro2">
          <table:table-cell office:value-type="date" office:date-value="2018-08-22" calcext:value-type="date">
            <text:p>22-Aug-18</text:p>
          </table:table-cell>
          <table:table-cell office:value-type="time" office:time-value="PT22H15M00S" calcext:value-type="time">
            <text:p>22:15</text:p>
          </table:table-cell>
          <table:table-cell table:formula="of:=[.C176]-[.D176]" office:value-type="float" office:value="146.1" calcext:value-type="float">
            <text:p>146.1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8-22" calcext:value-type="date">
            <text:p>22-Aug-18</text:p>
          </table:table-cell>
          <table:table-cell office:value-type="time" office:time-value="PT22H15M00S" calcext:value-type="time">
            <text:p>22:15</text:p>
          </table:table-cell>
          <table:table-cell office:value-type="float" office:value="192.7" calcext:value-type="float">
            <text:p>192.7</text:p>
          </table:table-cell>
          <table:table-cell office:value-type="float" office:value="46.6" calcext:value-type="float">
            <text:p>46.6</text:p>
          </table:table-cell>
          <table:table-cell table:number-columns-repeated="65"/>
        </table:table-row>
        <table:table-row table:style-name="ro2">
          <table:table-cell office:value-type="date" office:date-value="2018-08-26" calcext:value-type="date">
            <text:p>26-Aug-18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74.8" calcext:value-type="float">
            <text:p>74.8</text:p>
          </table:table-cell>
          <table:table-cell table:number-columns-repeated="66"/>
        </table:table-row>
        <table:table-row table:style-name="ro2">
          <table:table-cell office:value-type="date" office:date-value="2018-08-26" calcext:value-type="date">
            <text:p>26-Aug-18</text:p>
          </table:table-cell>
          <table:table-cell office:value-type="time" office:time-value="PT07H24M00S" calcext:value-type="time">
            <text:p>07:24</text:p>
          </table:table-cell>
          <table:table-cell table:formula="of:=[.C179]-[.D179]" office:value-type="float" office:value="119.4" calcext:value-type="float">
            <text:p>119.4</text:p>
          </table:table-cell>
          <table:table-cell office:value-type="float" office:value="44.6" calcext:value-type="float">
            <text:p>44.6</text:p>
          </table:table-cell>
          <table:table-cell table:number-columns-repeated="7"/>
          <table:table-cell table:style-name="ce10" table:formula="of:=[.C189]-[.C190]" office:value-type="float" office:value="176" calcext:value-type="float">
            <text:p>176.0</text:p>
          </table:table-cell>
          <table:table-cell table:number-columns-repeated="57"/>
        </table:table-row>
        <table:table-row table:style-name="ro2">
          <table:table-cell office:value-type="date" office:date-value="2018-08-26" calcext:value-type="date">
            <text:p>26-Aug-18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164" calcext:value-type="float">
            <text:p>164</text:p>
          </table:table-cell>
          <table:table-cell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8-08-27" calcext:value-type="date">
            <text:p>27-Aug-18</text:p>
          </table:table-cell>
          <table:table-cell office:value-type="time" office:time-value="PT20H43M00S" calcext:value-type="time">
            <text:p>20:43</text:p>
          </table:table-cell>
          <table:table-cell office:value-type="float" office:value="112.4" calcext:value-type="float">
            <text:p>112.4</text:p>
          </table:table-cell>
          <table:table-cell table:number-columns-repeated="66"/>
        </table:table-row>
        <table:table-row table:style-name="ro2">
          <table:table-cell office:value-type="date" office:date-value="2018-08-27" calcext:value-type="date">
            <text:p>27-Aug-18</text:p>
          </table:table-cell>
          <table:table-cell office:value-type="time" office:time-value="PT20H43M00S" calcext:value-type="time">
            <text:p>20:43</text:p>
          </table:table-cell>
          <table:table-cell table:formula="of:=[.C182]-[.D182]" office:value-type="float" office:value="157" calcext:value-type="float">
            <text:p>157</text:p>
          </table:table-cell>
          <table:table-cell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8-08-27" calcext:value-type="date">
            <text:p>27-Aug-18</text:p>
          </table:table-cell>
          <table:table-cell office:value-type="time" office:time-value="PT20H43M00S" calcext:value-type="time">
            <text:p>20:43</text:p>
          </table:table-cell>
          <table:table-cell office:value-type="float" office:value="201.6" calcext:value-type="float">
            <text:p>201.6</text:p>
          </table:table-cell>
          <table:table-cell office:value-type="float" office:value="44.6" calcext:value-type="float">
            <text:p>44.6</text:p>
          </table:table-cell>
          <table:table-cell/>
          <table:table-cell table:style-name="ce4" table:formula="of:=[.A182]+[.B182]" office:value-type="date" office:date-value="2018-08-27T20:43:00" calcext:value-type="date">
            <text:p>27-Aug-18</text:p>
          </table:table-cell>
          <table:table-cell table:style-name="ce4" table:formula="of:=[.A183]+[.B183]" office:value-type="date" office:date-value="2018-09-01T06:49:00" calcext:value-type="date">
            <text:p>01-Sep-18</text:p>
          </table:table-cell>
          <table:table-cell table:style-name="ce10" table:formula="of:=[.C182]" office:value-type="float" office:value="201.6" calcext:value-type="float">
            <text:p>201.6</text:p>
          </table:table-cell>
          <table:table-cell table:style-name="ce10" table:formula="of:=[.C183]" office:value-type="float" office:value="84.4" calcext:value-type="float">
            <text:p>84.4</text:p>
          </table:table-cell>
          <table:table-cell table:style-name="ce4" office:value-type="date" office:date-value="2018-09-01" calcext:value-type="date">
            <text:p>01-Sep-18</text:p>
          </table:table-cell>
          <table:table-cell table:style-name="ce19" table:formula="of:=[.J182]*(([.I182]-[.H182])/([.G182]-[.F182]))+([.I182]-(([.I182]-[.H182])/([.G182]-[.F182]))*[.G182])" office:value-type="float" office:value="91.9298146404326" calcext:value-type="float">
            <text:p>92</text:p>
          </table:table-cell>
          <table:table-cell table:style-name="ce10" table:formula="of:=[.C193]-[.C194]" office:value-type="float" office:value="115.3" calcext:value-type="float">
            <text:p>115.3</text:p>
          </table:table-cell>
          <table:table-cell table:number-columns-repeated="57"/>
        </table:table-row>
        <table:table-row table:style-name="ro2">
          <table:table-cell office:value-type="date" office:date-value="2018-09-01" calcext:value-type="date">
            <text:p>01-Sep-18</text:p>
          </table:table-cell>
          <table:table-cell office:value-type="time" office:time-value="PT06H49M00S" calcext:value-type="time">
            <text:p>06:49</text:p>
          </table:table-cell>
          <table:table-cell office:value-type="float" office:value="84.4" calcext:value-type="float">
            <text:p>84.4</text:p>
          </table:table-cell>
          <table:table-cell table:number-columns-repeated="66"/>
        </table:table-row>
        <table:table-row table:style-name="ro2">
          <table:table-cell office:value-type="date" office:date-value="2018-09-01" calcext:value-type="date">
            <text:p>01-Sep-18</text:p>
          </table:table-cell>
          <table:table-cell office:value-type="time" office:time-value="PT06H49M00S" calcext:value-type="time">
            <text:p>06:49</text:p>
          </table:table-cell>
          <table:table-cell table:formula="of:=[.C185]-[.D185]" office:value-type="float" office:value="145.7" calcext:value-type="float">
            <text:p>145.7</text:p>
          </table:table-cell>
          <table:table-cell office:value-type="float" office:value="61.3" calcext:value-type="float">
            <text:p>61.3</text:p>
          </table:table-cell>
          <table:table-cell table:number-columns-repeated="65"/>
        </table:table-row>
        <table:table-row table:style-name="ro2">
          <table:table-cell office:value-type="date" office:date-value="2018-09-01" calcext:value-type="date">
            <text:p>01-Sep-18</text:p>
          </table:table-cell>
          <table:table-cell office:value-type="time" office:time-value="PT06H49M00S" calcext:value-type="time">
            <text:p>06:49</text:p>
          </table:table-cell>
          <table:table-cell office:value-type="float" office:value="203.7" calcext:value-type="float">
            <text:p>203.7</text:p>
          </table:table-cell>
          <table:table-cell office:value-type="float" office:value="58" calcext:value-type="float">
            <text:p>58</text:p>
          </table:table-cell>
          <table:table-cell table:number-columns-repeated="7"/>
          <table:table-cell table:style-name="ce10" table:formula="of:=[.C196]-[.C197]" office:value-type="float" office:value="105.6" calcext:value-type="float">
            <text:p>105.6</text:p>
          </table:table-cell>
          <table:table-cell table:number-columns-repeated="57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office:value-type="float" office:value="84.8" calcext:value-type="float">
            <text:p>84.8</text:p>
          </table:table-cell>
          <table:table-cell table:number-columns-repeated="66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table:formula="of:=[.C188]-[.D188]" office:value-type="float" office:value="137.1" calcext:value-type="float">
            <text:p>137.1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table:formula="of:=[.C189]-[.D189]" office:value-type="float" office:value="189.5" calcext:value-type="float">
            <text:p>189.5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office:value-type="float" office:value="241.9" calcext:value-type="float">
            <text:p>241.9</text:p>
          </table:table-cell>
          <table:table-cell office:value-type="float" office:value="52.4" calcext:value-type="float">
            <text:p>52.4</text:p>
          </table:table-cell>
          <table:table-cell table:number-columns-repeated="7"/>
          <table:table-cell table:style-name="ce10" table:formula="of:=[.C200]-[.C201]" office:value-type="float" office:value="137.8" calcext:value-type="float">
            <text:p>137.8</text:p>
          </table:table-cell>
          <table:table-cell table:number-columns-repeated="57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office:value-type="float" office:value="65.9" calcext:value-type="float">
            <text:p>65.9</text:p>
          </table:table-cell>
          <table:table-cell table:number-columns-repeated="66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table:formula="of:=[.C192]-[.D192]" office:value-type="float" office:value="118.2" calcext:value-type="float">
            <text:p>118.2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table:formula="of:=[.C193]-[.D193]" office:value-type="float" office:value="170.6" calcext:value-type="float">
            <text:p>170.6</text:p>
          </table:table-cell>
          <table:table-cell office:value-type="float" office:value="52.4" calcext:value-type="float">
            <text:p>52.4</text:p>
          </table:table-cell>
          <table:table-cell table:number-columns-repeated="7"/>
          <table:table-cell table:style-name="ce19" table:formula="of:=[.H204]-[.K204]" office:value-type="float" office:value="105.522569702193" calcext:value-type="float">
            <text:p>106</text:p>
          </table:table-cell>
          <table:table-cell table:number-columns-repeated="57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office:value-type="float" office:value="220.2" calcext:value-type="float">
            <text:p>220.2</text:p>
          </table:table-cell>
          <table:table-cell office:value-type="float" office:value="49.6" calcext:value-type="float">
            <text:p>49.6</text:p>
          </table:table-cell>
          <table:table-cell table:number-columns-repeated="7"/>
          <table:table-cell table:style-name="ce10" table:formula="of:=[.K204]-[.C205]" office:value-type="float" office:value="41.3774302978069" calcext:value-type="float">
            <text:p>41.4</text:p>
          </table:table-cell>
          <table:table-cell table:number-columns-repeated="57"/>
        </table:table-row>
        <table:table-row table:style-name="ro2">
          <table:table-cell office:value-type="date" office:date-value="2018-09-17" calcext:value-type="date">
            <text:p>17-Sep-18</text:p>
          </table:table-cell>
          <table:table-cell office:value-type="time" office:time-value="PT07H35M00S" calcext:value-type="time">
            <text:p>07:35</text:p>
          </table:table-cell>
          <table:table-cell office:value-type="float" office:value="104.9" calcext:value-type="float">
            <text:p>104.9</text:p>
          </table:table-cell>
          <table:table-cell table:number-columns-repeated="66"/>
        </table:table-row>
        <table:table-row table:style-name="ro2">
          <table:table-cell office:value-type="date" office:date-value="2018-09-17" calcext:value-type="date">
            <text:p>17-Sep-18</text:p>
          </table:table-cell>
          <table:table-cell office:value-type="time" office:time-value="PT07H35M00S" calcext:value-type="time">
            <text:p>07:35</text:p>
          </table:table-cell>
          <table:table-cell table:formula="of:=[.C196]-[.D196]" office:value-type="float" office:value="152.5" calcext:value-type="float">
            <text:p>152.5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9-17" calcext:value-type="date">
            <text:p>17-Sep-18</text:p>
          </table:table-cell>
          <table:table-cell office:value-type="time" office:time-value="PT07H35M00S" calcext:value-type="time">
            <text:p>07:35</text:p>
          </table:table-cell>
          <table:table-cell office:value-type="float" office:value="200.6" calcext:value-type="float">
            <text:p>200.6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style-name="ce10" table:formula="of:=[.C208]-[.C209]" office:value-type="float" office:value="192.8" calcext:value-type="float">
            <text:p>192.8</text:p>
          </table:table-cell>
          <table:table-cell table:number-columns-repeated="57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table:formula="of:=[.C199]-[.D199]" office:value-type="float" office:value="143.1" calcext:value-type="float">
            <text:p>143.1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table:formula="of:=[.C200]-[.D200]" office:value-type="float" office:value="191.2" calcext:value-type="float">
            <text:p>191.2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office:value-type="float" office:value="237.8" calcext:value-type="float">
            <text:p>237.8</text:p>
          </table:table-cell>
          <table:table-cell office:value-type="float" office:value="46.6" calcext:value-type="float">
            <text:p>46.6</text:p>
          </table:table-cell>
          <table:table-cell table:number-columns-repeated="65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10" table:formula="of:=[.C212]-[.C213]" office:value-type="float" office:value="147.5" calcext:value-type="float">
            <text:p>147.5</text:p>
          </table:table-cell>
          <table:table-cell table:number-columns-repeated="57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table:formula="of:=[.C203]-[.D203]" office:value-type="float" office:value="144.6" calcext:value-type="float">
            <text:p>144.6</text:p>
          </table:table-cell>
          <table:table-cell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table:formula="of:=[.C204]-[.D204]" office:value-type="float" office:value="189.2" calcext:value-type="float">
            <text:p>189.2</text:p>
          </table:table-cell>
          <table:table-cell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office:value-type="float" office:value="233.8" calcext:value-type="float">
            <text:p>233.8</text:p>
          </table:table-cell>
          <table:table-cell office:value-type="float" office:value="44.6" calcext:value-type="float">
            <text:p>44.6</text:p>
          </table:table-cell>
          <table:table-cell/>
          <table:table-cell table:style-name="ce4" table:formula="of:=[.A204]+[.B204]" office:value-type="date" office:date-value="2018-09-26T07:04:00" calcext:value-type="date">
            <text:p>26-Sep-18</text:p>
          </table:table-cell>
          <table:table-cell table:style-name="ce4" table:formula="of:=[.A205]+[.B205]" office:value-type="date" office:date-value="2018-10-02T20:17:00" calcext:value-type="date">
            <text:p>02-Oct-18</text:p>
          </table:table-cell>
          <table:table-cell table:style-name="ce10" table:formula="of:=[.C204]" office:value-type="float" office:value="233.8" calcext:value-type="float">
            <text:p>233.8</text:p>
          </table:table-cell>
          <table:table-cell table:style-name="ce10" table:formula="of:=[.C205]" office:value-type="float" office:value="86.9" calcext:value-type="float">
            <text:p>86.9</text:p>
          </table:table-cell>
          <table:table-cell table:style-name="ce4" office:value-type="date" office:date-value="2018-10-01" calcext:value-type="date">
            <text:p>01-Oct-18</text:p>
          </table:table-cell>
          <table:table-cell table:style-name="ce19" table:formula="of:=[.J204]*(([.I204]-[.H204])/([.G204]-[.F204]))+([.I204]-(([.I204]-[.H204])/([.G204]-[.F204]))*[.G204])" office:value-type="float" office:value="128.277430297807" calcext:value-type="float">
            <text:p>128</text:p>
          </table:table-cell>
          <table:table-cell table:number-columns-repeated="58"/>
        </table:table-row>
        <table:table-row table:style-name="ro2">
          <table:table-cell office:value-type="date" office:date-value="2018-10-02" calcext:value-type="date">
            <text:p>02-Oct-18</text:p>
          </table:table-cell>
          <table:table-cell office:value-type="time" office:time-value="PT20H17M00S" calcext:value-type="time">
            <text:p>20:17</text:p>
          </table:table-cell>
          <table:table-cell office:value-type="float" office:value="86.9" calcext:value-type="float">
            <text:p>86.9</text:p>
          </table:table-cell>
          <table:table-cell table:number-columns-repeated="8"/>
          <table:table-cell table:style-name="ce10" table:formula="of:=[.C216]-[.C217]" office:value-type="float" office:value="130.4" calcext:value-type="float">
            <text:p>130.4</text:p>
          </table:table-cell>
          <table:table-cell table:number-columns-repeated="57"/>
        </table:table-row>
        <table:table-row table:style-name="ro2">
          <table:table-cell office:value-type="date" office:date-value="2018-10-02" calcext:value-type="date">
            <text:p>02-Oct-18</text:p>
          </table:table-cell>
          <table:table-cell office:value-type="time" office:time-value="PT20H17M00S" calcext:value-type="time">
            <text:p>20:17</text:p>
          </table:table-cell>
          <table:table-cell table:formula="of:=[.C207]-[.D207]" office:value-type="float" office:value="148.1" calcext:value-type="float">
            <text:p>148.1</text:p>
          </table:table-cell>
          <table:table-cell office:value-type="float" office:value="61.3" calcext:value-type="float">
            <text:p>61.3</text:p>
          </table:table-cell>
          <table:table-cell table:number-columns-repeated="65"/>
        </table:table-row>
        <table:table-row table:style-name="ro2">
          <table:table-cell office:value-type="date" office:date-value="2018-10-02" calcext:value-type="date">
            <text:p>02-Oct-18</text:p>
          </table:table-cell>
          <table:table-cell office:value-type="time" office:time-value="PT20H17M00S" calcext:value-type="time">
            <text:p>20:17</text:p>
          </table:table-cell>
          <table:table-cell table:formula="of:=[.C208]-[.D208]" office:value-type="float" office:value="206.1" calcext:value-type="float">
            <text:p>206.1</text:p>
          </table:table-cell>
          <table:table-cell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8-10-02" calcext:value-type="date">
            <text:p>02-Oct-18</text:p>
          </table:table-cell>
          <table:table-cell office:value-type="time" office:time-value="PT20H17M00S" calcext:value-type="time">
            <text:p>20:17</text:p>
          </table:table-cell>
          <table:table-cell office:value-type="float" office:value="258.5" calcext:value-type="float">
            <text:p>258.5</text:p>
          </table:table-cell>
          <table:table-cell office:value-type="float" office:value="52.4" calcext:value-type="float">
            <text:p>52.4</text:p>
          </table:table-cell>
          <table:table-cell table:number-columns-repeated="7"/>
          <table:table-cell table:style-name="ce10" table:formula="of:=[.C219]-[.C220]" office:value-type="float" office:value="139" calcext:value-type="float">
            <text:p>139.0</text:p>
          </table:table-cell>
          <table:table-cell table:number-columns-repeated="57"/>
        </table:table-row>
        <table:table-row table:style-name="ro2">
          <table:table-cell office:value-type="date" office:date-value="2018-10-08" calcext:value-type="date">
            <text:p>08-Oct-18</text:p>
          </table:table-cell>
          <table:table-cell office:value-type="time" office:time-value="PT20H02M00S" calcext:value-type="time">
            <text:p>20:02</text:p>
          </table:table-cell>
          <table:table-cell office:value-type="float" office:value="65.7" calcext:value-type="float">
            <text:p>65.7</text:p>
          </table:table-cell>
          <table:table-cell table:number-columns-repeated="66"/>
        </table:table-row>
        <table:table-row table:style-name="ro2">
          <table:table-cell office:value-type="date" office:date-value="2018-10-08" calcext:value-type="date">
            <text:p>08-Oct-18</text:p>
          </table:table-cell>
          <table:table-cell office:value-type="time" office:time-value="PT20H02M00S" calcext:value-type="time">
            <text:p>20:02</text:p>
          </table:table-cell>
          <table:table-cell table:formula="of:=[.C211]-[.D211]" office:value-type="float" office:value="118.1" calcext:value-type="float">
            <text:p>118.1</text:p>
          </table:table-cell>
          <table:table-cell office:value-type="float" office:value="52.4" calcext:value-type="float">
            <text:p>52.4</text:p>
          </table:table-cell>
          <table:table-cell table:number-columns-repeated="7"/>
          <table:table-cell table:style-name="ce10" table:formula="of:=[.C221]-[.C222]" office:value-type="float" office:value="114" calcext:value-type="float">
            <text:p>114.0</text:p>
          </table:table-cell>
          <table:table-cell table:number-columns-repeated="57"/>
        </table:table-row>
        <table:table-row table:style-name="ro2">
          <table:table-cell office:value-type="date" office:date-value="2018-10-08" calcext:value-type="date">
            <text:p>08-Oct-18</text:p>
          </table:table-cell>
          <table:table-cell office:value-type="time" office:time-value="PT20H02M00S" calcext:value-type="time">
            <text:p>20:02</text:p>
          </table:table-cell>
          <table:table-cell table:formula="of:=[.C212]-[.D212]" office:value-type="float" office:value="170.5" calcext:value-type="float">
            <text:p>170.5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10-08" calcext:value-type="date">
            <text:p>08-Oct-18</text:p>
          </table:table-cell>
          <table:table-cell office:value-type="time" office:time-value="PT20H02M00S" calcext:value-type="time">
            <text:p>20:02</text:p>
          </table:table-cell>
          <table:table-cell office:value-type="float" office:value="222.9" calcext:value-type="float">
            <text:p>222.9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10-15" calcext:value-type="date">
            <text:p>15-Oct-18</text:p>
          </table:table-cell>
          <table:table-cell office:value-type="time" office:time-value="PT01H28M00S" calcext:value-type="time">
            <text:p>01:28</text:p>
          </table:table-cell>
          <table:table-cell office:value-type="float" office:value="75.4" calcext:value-type="float">
            <text:p>75.4</text:p>
          </table:table-cell>
          <table:table-cell table:number-columns-repeated="8"/>
          <table:table-cell table:style-name="ce19" table:formula="of:=[.H225]-[.K225]" office:value-type="float" office:value="91.5955186122097" calcext:value-type="float">
            <text:p>92</text:p>
          </table:table-cell>
          <table:table-cell table:number-columns-repeated="57"/>
        </table:table-row>
        <table:table-row table:style-name="ro2">
          <table:table-cell office:value-type="date" office:date-value="2018-10-15" calcext:value-type="date">
            <text:p>15-Oct-18</text:p>
          </table:table-cell>
          <table:table-cell office:value-type="time" office:time-value="PT01H28M00S" calcext:value-type="time">
            <text:p>01:28</text:p>
          </table:table-cell>
          <table:table-cell table:formula="of:=[.C215]-[.D215]" office:value-type="float" office:value="127.7" calcext:value-type="float">
            <text:p>127.7</text:p>
          </table:table-cell>
          <table:table-cell office:value-type="float" office:value="52.4" calcext:value-type="float">
            <text:p>52.4</text:p>
          </table:table-cell>
          <table:table-cell table:number-columns-repeated="7"/>
          <table:table-cell table:style-name="ce10" table:formula="of:=[.K225]-[.C226]" office:value-type="float" office:value="68.0044813877903" calcext:value-type="float">
            <text:p>68.0</text:p>
          </table:table-cell>
          <table:table-cell table:number-columns-repeated="57"/>
        </table:table-row>
        <table:table-row table:style-name="ro2">
          <table:table-cell office:value-type="date" office:date-value="2018-10-15" calcext:value-type="date">
            <text:p>15-Oct-18</text:p>
          </table:table-cell>
          <table:table-cell office:value-type="time" office:time-value="PT01H28M00S" calcext:value-type="time">
            <text:p>01:28</text:p>
          </table:table-cell>
          <table:table-cell table:formula="of:=[.C216]-[.D216]" office:value-type="float" office:value="177.3" calcext:value-type="float">
            <text:p>177.3</text:p>
          </table:table-cell>
          <table:table-cell office:value-type="float" office:value="49.6" calcext:value-type="float">
            <text:p>49.6</text:p>
          </table:table-cell>
          <table:table-cell table:number-columns-repeated="65"/>
        </table:table-row>
        <table:table-row table:style-name="ro2">
          <table:table-cell office:value-type="date" office:date-value="2018-10-15" calcext:value-type="date">
            <text:p>15-Oct-18</text:p>
          </table:table-cell>
          <table:table-cell office:value-type="time" office:time-value="PT01H28M00S" calcext:value-type="time">
            <text:p>01:28</text:p>
          </table:table-cell>
          <table:table-cell office:value-type="float" office:value="225.4" calcext:value-type="float">
            <text:p>225.4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10-19" calcext:value-type="date">
            <text:p>19-Oct-18</text:p>
          </table:table-cell>
          <table:table-cell office:value-type="time" office:time-value="PT17H11M00S" calcext:value-type="time">
            <text:p>17:11</text:p>
          </table:table-cell>
          <table:table-cell office:value-type="float" office:value="95" calcext:value-type="float">
            <text:p>95</text:p>
          </table:table-cell>
          <table:table-cell table:number-columns-repeated="66"/>
        </table:table-row>
        <table:table-row table:style-name="ro2">
          <table:table-cell office:value-type="date" office:date-value="2018-10-19" calcext:value-type="date">
            <text:p>19-Oct-18</text:p>
          </table:table-cell>
          <table:table-cell office:value-type="time" office:time-value="PT17H11M00S" calcext:value-type="time">
            <text:p>17:11</text:p>
          </table:table-cell>
          <table:table-cell table:formula="of:=[.C219]-[.D219]" office:value-type="float" office:value="170.4" calcext:value-type="float">
            <text:p>170.4</text:p>
          </table:table-cell>
          <table:table-cell office:value-type="float" office:value="75.5" calcext:value-type="float">
            <text:p>75.5</text:p>
          </table:table-cell>
          <table:table-cell table:number-columns-repeated="7"/>
          <table:table-cell table:style-name="ce10" table:formula="of:=[.C229]-[.C230]" office:value-type="float" office:value="171.6" calcext:value-type="float">
            <text:p>171.6</text:p>
          </table:table-cell>
          <table:table-cell table:number-columns-repeated="57"/>
        </table:table-row>
        <table:table-row table:style-name="ro2">
          <table:table-cell office:value-type="date" office:date-value="2018-10-19" calcext:value-type="date">
            <text:p>19-Oct-18</text:p>
          </table:table-cell>
          <table:table-cell office:value-type="time" office:time-value="PT17H11M00S" calcext:value-type="time">
            <text:p>17:11</text:p>
          </table:table-cell>
          <table:table-cell office:value-type="float" office:value="218.5" calcext:value-type="float">
            <text:p>218.5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10-24" calcext:value-type="date">
            <text:p>24-Oct-18</text:p>
          </table:table-cell>
          <table:table-cell office:value-type="time" office:time-value="PT19H44M00S" calcext:value-type="time">
            <text:p>19:44</text:p>
          </table:table-cell>
          <table:table-cell office:value-type="float" office:value="79.5" calcext:value-type="float">
            <text:p>79.5</text:p>
          </table:table-cell>
          <table:table-cell table:number-columns-repeated="66"/>
        </table:table-row>
        <table:table-row table:style-name="ro2">
          <table:table-cell office:value-type="date" office:date-value="2018-10-24" calcext:value-type="date">
            <text:p>24-Oct-18</text:p>
          </table:table-cell>
          <table:table-cell office:value-type="time" office:time-value="PT19H44M00S" calcext:value-type="time">
            <text:p>19:44</text:p>
          </table:table-cell>
          <table:table-cell office:value-type="float" office:value="207.8" calcext:value-type="float">
            <text:p>207.8</text:p>
          </table:table-cell>
          <table:table-cell office:value-type="float" office:value="128.4" calcext:value-type="float">
            <text:p>128.4</text:p>
          </table:table-cell>
          <table:table-cell table:number-columns-repeated="65"/>
        </table:table-row>
        <table:table-row table:style-name="ro2">
          <table:table-cell office:value-type="date" office:date-value="2018-10-28" calcext:value-type="date">
            <text:p>28-Oct-18</text:p>
          </table:table-cell>
          <table:table-cell office:value-type="time" office:time-value="PT16H36M00S" calcext:value-type="time">
            <text:p>16:36</text:p>
          </table:table-cell>
          <table:table-cell office:value-type="float" office:value="93.8" calcext:value-type="float">
            <text:p>93.8</text:p>
          </table:table-cell>
          <table:table-cell table:number-columns-repeated="8"/>
          <table:table-cell table:style-name="ce10" table:formula="of:=[.C233]-[.C234]" office:value-type="float" office:value="146.8" calcext:value-type="float">
            <text:p>146.8</text:p>
          </table:table-cell>
          <table:table-cell table:number-columns-repeated="57"/>
        </table:table-row>
        <table:table-row table:style-name="ro2">
          <table:table-cell office:value-type="date" office:date-value="2018-10-28" calcext:value-type="date">
            <text:p>28-Oct-18</text:p>
          </table:table-cell>
          <table:table-cell office:value-type="time" office:time-value="PT16H36M00S" calcext:value-type="time">
            <text:p>16:36</text:p>
          </table:table-cell>
          <table:table-cell table:formula="of:=[.C224]-[.D224]" office:value-type="float" office:value="137.9" calcext:value-type="float">
            <text:p>137.9</text:p>
          </table:table-cell>
          <table:table-cell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8-10-28" calcext:value-type="date">
            <text:p>28-Oct-18</text:p>
          </table:table-cell>
          <table:table-cell office:value-type="time" office:time-value="PT16H36M00S" calcext:value-type="time">
            <text:p>16:36</text:p>
          </table:table-cell>
          <table:table-cell table:formula="of:=[.C225]-[.D225]" office:value-type="float" office:value="182.5" calcext:value-type="float">
            <text:p>182.5</text:p>
          </table:table-cell>
          <table:table-cell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8-10-28" calcext:value-type="date">
            <text:p>28-Oct-18</text:p>
          </table:table-cell>
          <table:table-cell office:value-type="time" office:time-value="PT16H36M00S" calcext:value-type="time">
            <text:p>16:36</text:p>
          </table:table-cell>
          <table:table-cell office:value-type="float" office:value="227.1" calcext:value-type="float">
            <text:p>227.1</text:p>
          </table:table-cell>
          <table:table-cell office:value-type="float" office:value="44.6" calcext:value-type="float">
            <text:p>44.6</text:p>
          </table:table-cell>
          <table:table-cell/>
          <table:table-cell table:style-name="ce4" table:formula="of:=[.A225]+[.B225]" office:value-type="date" office:date-value="2018-10-28T16:36:00" calcext:value-type="date">
            <text:p>28-Oct-18</text:p>
          </table:table-cell>
          <table:table-cell table:style-name="ce4" table:formula="of:=[.A226]+[.B226]" office:value-type="date" office:date-value="2018-11-03T10:57:00" calcext:value-type="date">
            <text:p>03-Nov-18</text:p>
          </table:table-cell>
          <table:table-cell table:style-name="ce10" table:formula="of:=[.C225]" office:value-type="float" office:value="227.1" calcext:value-type="float">
            <text:p>227.1</text:p>
          </table:table-cell>
          <table:table-cell table:style-name="ce10" table:formula="of:=[.C226]" office:value-type="float" office:value="67.5" calcext:value-type="float">
            <text:p>67.5</text:p>
          </table:table-cell>
          <table:table-cell table:style-name="ce4" office:value-type="date" office:date-value="2018-11-01" calcext:value-type="date">
            <text:p>01-Nov-18</text:p>
          </table:table-cell>
          <table:table-cell table:style-name="ce19" table:formula="of:=[.J225]*(([.I225]-[.H225])/([.G225]-[.F225]))+([.I225]-(([.I225]-[.H225])/([.G225]-[.F225]))*[.G225])" office:value-type="float" office:value="135.50448138779" calcext:value-type="float">
            <text:p>136</text:p>
          </table:table-cell>
          <table:table-cell table:number-columns-repeated="58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office:value-type="float" office:value="67.5" calcext:value-type="float">
            <text:p>67.5</text:p>
          </table:table-cell>
          <table:table-cell table:number-columns-repeated="8"/>
          <table:table-cell table:style-name="ce10" table:formula="of:=[.C237]-[.C238]" office:value-type="float" office:value="133.8" calcext:value-type="float">
            <text:p>133.8</text:p>
          </table:table-cell>
          <table:table-cell table:number-columns-repeated="57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table:formula="of:=[.C228]-[.D228]" office:value-type="float" office:value="128.7" calcext:value-type="float">
            <text:p>128.7</text:p>
          </table:table-cell>
          <table:table-cell office:value-type="float" office:value="61.3" calcext:value-type="float">
            <text:p>61.3</text:p>
          </table:table-cell>
          <table:table-cell table:number-columns-repeated="65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table:formula="of:=[.C229]-[.D229]" office:value-type="float" office:value="186.7" calcext:value-type="float">
            <text:p>186.7</text:p>
          </table:table-cell>
          <table:table-cell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office:value-type="float" office:value="239.1" calcext:value-type="float">
            <text:p>239.1</text:p>
          </table:table-cell>
          <table:table-cell office:value-type="float" office:value="52.4" calcext:value-type="float">
            <text:p>52.4</text:p>
          </table:table-cell>
          <table:table-cell table:number-columns-repeated="7"/>
          <table:table-cell table:style-name="ce10" table:formula="of:=[.C240]-[.C241]" office:value-type="float" office:value="119.8" calcext:value-type="float">
            <text:p>119.8</text:p>
          </table:table-cell>
          <table:table-cell table:number-columns-repeated="57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office:value-type="float" office:value="67.5" calcext:value-type="float">
            <text:p>67.5</text:p>
          </table:table-cell>
          <table:table-cell table:number-columns-repeated="66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table:formula="of:=[.C232]-[.D232]" office:value-type="float" office:value="119.9" calcext:value-type="float">
            <text:p>119.9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table:formula="of:=[.C233]-[.D233]" office:value-type="float" office:value="172.3" calcext:value-type="float">
            <text:p>172.3</text:p>
          </table:table-cell>
          <table:table-cell office:value-type="float" office:value="52.4" calcext:value-type="float">
            <text:p>52.4</text:p>
          </table:table-cell>
          <table:table-cell table:number-columns-repeated="7"/>
          <table:table-cell table:style-name="ce19" table:formula="of:=[.H244]-[.K244]" office:value-type="float" office:value="134.526853494346" calcext:value-type="float">
            <text:p>135</text:p>
          </table:table-cell>
          <table:table-cell table:number-columns-repeated="57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office:value-type="float" office:value="224.7" calcext:value-type="float">
            <text:p>224.7</text:p>
          </table:table-cell>
          <table:table-cell office:value-type="float" office:value="52.4" calcext:value-type="float">
            <text:p>52.4</text:p>
          </table:table-cell>
          <table:table-cell table:number-columns-repeated="7"/>
          <table:table-cell table:style-name="ce10" table:formula="of:=[.K244]-[.C245]" office:value-type="float" office:value="10.2731465056539" calcext:value-type="float">
            <text:p>10.3</text:p>
          </table:table-cell>
          <table:table-cell table:number-columns-repeated="57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office:value-type="float" office:value="77.9" calcext:value-type="float">
            <text:p>77.9</text:p>
          </table:table-cell>
          <table:table-cell table:number-columns-repeated="66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table:formula="of:=[.C236]-[.D236]" office:value-type="float" office:value="130.3" calcext:value-type="float">
            <text:p>130.3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table:formula="of:=[.C237]-[.D237]" office:value-type="float" office:value="179.9" calcext:value-type="float">
            <text:p>179.9</text:p>
          </table:table-cell>
          <table:table-cell office:value-type="float" office:value="49.6" calcext:value-type="float">
            <text:p>49.6</text:p>
          </table:table-cell>
          <table:table-cell table:number-columns-repeated="65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office:value-type="float" office:value="228" calcext:value-type="float">
            <text:p>228</text:p>
          </table:table-cell>
          <table:table-cell office:value-type="float" office:value="48.1" calcext:value-type="float">
            <text:p>48.1</text:p>
          </table:table-cell>
          <table:table-cell table:number-columns-repeated="7"/>
          <table:table-cell table:style-name="ce10" table:formula="of:=[.C248]-[.C249]" office:value-type="float" office:value="139.3" calcext:value-type="float">
            <text:p>139.3</text:p>
          </table:table-cell>
          <table:table-cell table:number-columns-repeated="57"/>
        </table:table-row>
        <table:table-row table:style-name="ro2">
          <table:table-cell office:value-type="date" office:date-value="2018-11-19" calcext:value-type="date">
            <text:p>19-Nov-18</text:p>
          </table:table-cell>
          <table:table-cell office:value-type="time" office:time-value="PT06H41M00S" calcext:value-type="time">
            <text:p>06:41</text:p>
          </table:table-cell>
          <table:table-cell office:value-type="float" office:value="94.2" calcext:value-type="float">
            <text:p>94.2</text:p>
          </table:table-cell>
          <table:table-cell table:number-columns-repeated="66"/>
        </table:table-row>
        <table:table-row table:style-name="ro2">
          <table:table-cell office:value-type="date" office:date-value="2018-11-19" calcext:value-type="date">
            <text:p>19-Nov-18</text:p>
          </table:table-cell>
          <table:table-cell office:value-type="time" office:time-value="PT06H41M00S" calcext:value-type="time">
            <text:p>06:41</text:p>
          </table:table-cell>
          <table:table-cell table:formula="of:=[.C240]-[.D240]" office:value-type="float" office:value="142" calcext:value-type="float">
            <text:p>142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11-19" calcext:value-type="date">
            <text:p>19-Nov-18</text:p>
          </table:table-cell>
          <table:table-cell office:value-type="time" office:time-value="PT06H41M00S" calcext:value-type="time">
            <text:p>06:41</text:p>
          </table:table-cell>
          <table:table-cell office:value-type="float" office:value="190.1" calcext:value-type="float">
            <text:p>190.1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office:value-type="float" office:value="70.3" calcext:value-type="float">
            <text:p>70.3</text:p>
          </table:table-cell>
          <table:table-cell table:number-columns-repeated="8"/>
          <table:table-cell table:style-name="ce10" table:formula="of:=[.C252]-[.C253]" office:value-type="float" office:value="161.9" calcext:value-type="float">
            <text:p>161.9</text:p>
          </table:table-cell>
          <table:table-cell table:number-columns-repeated="57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table:formula="of:=[.C243]-[.D243]" office:value-type="float" office:value="118.3" calcext:value-type="float">
            <text:p>118.3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table:formula="of:=[.C244]-[.D244]" office:value-type="float" office:value="164.9" calcext:value-type="float">
            <text:p>164.9</text:p>
          </table:table-cell>
          <table:table-cell office:value-type="float" office:value="46.6" calcext:value-type="float">
            <text:p>46.6</text:p>
          </table:table-cell>
          <table:table-cell table:number-columns-repeated="65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office:value-type="float" office:value="209.5" calcext:value-type="float">
            <text:p>209.5</text:p>
          </table:table-cell>
          <table:table-cell office:value-type="float" office:value="44.6" calcext:value-type="float">
            <text:p>44.6</text:p>
          </table:table-cell>
          <table:table-cell/>
          <table:table-cell table:style-name="ce4" table:formula="of:=[.A244]+[.B244]" office:value-type="date" office:date-value="2018-11-25T13:03:00" calcext:value-type="date">
            <text:p>25-Nov-18</text:p>
          </table:table-cell>
          <table:table-cell table:style-name="ce4" table:formula="of:=[.A245]+[.B245]" office:value-type="date" office:date-value="2018-12-01T10:00:00" calcext:value-type="date">
            <text:p>01-Dec-18</text:p>
          </table:table-cell>
          <table:table-cell table:style-name="ce10" table:formula="of:=[.C244]" office:value-type="float" office:value="209.5" calcext:value-type="float">
            <text:p>209.5</text:p>
          </table:table-cell>
          <table:table-cell table:style-name="ce10" table:formula="of:=[.C245]" office:value-type="float" office:value="64.7" calcext:value-type="float">
            <text:p>64.7</text:p>
          </table:table-cell>
          <table:table-cell table:style-name="ce4" office:value-type="date" office:date-value="2018-12-01" calcext:value-type="date">
            <text:p>01-Dec-18</text:p>
          </table:table-cell>
          <table:table-cell table:style-name="ce19" table:formula="of:=[.J244]*(([.I244]-[.H244])/([.G244]-[.F244]))+([.I244]-(([.I244]-[.H244])/([.G244]-[.F244]))*[.G244])" office:value-type="float" office:value="74.9731465056539" calcext:value-type="float">
            <text:p>75</text:p>
          </table:table-cell>
          <table:table-cell table:number-columns-repeated="58"/>
        </table:table-row>
        <table:table-row table:style-name="ro2">
          <table:table-cell office:value-type="date" office:date-value="2018-12-01" calcext:value-type="date">
            <text:p>01-Dec-18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64.7" calcext:value-type="float">
            <text:p>64.7</text:p>
          </table:table-cell>
          <table:table-cell table:number-columns-repeated="66"/>
        </table:table-row>
        <table:table-row table:style-name="ro2">
          <table:table-cell office:value-type="date" office:date-value="2018-12-01" calcext:value-type="date">
            <text:p>01-Dec-18</text:p>
          </table:table-cell>
          <table:table-cell office:value-type="time" office:time-value="PT10H00M00S" calcext:value-type="time">
            <text:p>10:00</text:p>
          </table:table-cell>
          <table:table-cell table:formula="of:=[.C247]-[.D247]" office:value-type="float" office:value="109.2" calcext:value-type="float">
            <text:p>109.2</text:p>
          </table:table-cell>
          <table:table-cell office:value-type="float" office:value="44.6" calcext:value-type="float">
            <text:p>44.6</text:p>
          </table:table-cell>
          <table:table-cell table:number-columns-repeated="7"/>
          <table:table-cell table:style-name="ce10" table:formula="of:=[.C257]-[.C258]" office:value-type="float" office:value="41.2" calcext:value-type="float">
            <text:p>41.2</text:p>
          </table:table-cell>
          <table:table-cell table:number-columns-repeated="57"/>
        </table:table-row>
        <table:table-row table:style-name="ro2">
          <table:table-cell office:value-type="date" office:date-value="2018-12-01" calcext:value-type="date">
            <text:p>01-Dec-18</text:p>
          </table:table-cell>
          <table:table-cell office:value-type="time" office:time-value="PT10H00M00S" calcext:value-type="time">
            <text:p>10:00</text:p>
          </table:table-cell>
          <table:table-cell table:formula="of:=[.C248]-[.D248]" office:value-type="float" office:value="153.8" calcext:value-type="float">
            <text:p>153.8</text:p>
          </table:table-cell>
          <table:table-cell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8-12-01" calcext:value-type="date">
            <text:p>01-Dec-18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198.4" calcext:value-type="float">
            <text:p>198.4</text:p>
          </table:table-cell>
          <table:table-cell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8-12-06" calcext:value-type="date">
            <text:p>06-Dec-18</text:p>
          </table:table-cell>
          <table:table-cell office:value-type="time" office:time-value="PT21H20M00S" calcext:value-type="time">
            <text:p>21:20</text:p>
          </table:table-cell>
          <table:table-cell table:formula="of:=120.4-61.3" office:value-type="float" office:value="59.1" calcext:value-type="float">
            <text:p>59.1</text:p>
          </table:table-cell>
          <table:table-cell table:number-columns-repeated="8"/>
          <table:table-cell table:style-name="ce19" table:formula="of:=[.H261]-[.K261]" office:value-type="float" office:value="232.461371865147" calcext:value-type="float">
            <text:p>232</text:p>
          </table:table-cell>
          <table:table-cell table:number-columns-repeated="57"/>
        </table:table-row>
        <table:table-row table:style-name="ro2">
          <table:table-cell office:value-type="date" office:date-value="2018-12-06" calcext:value-type="date">
            <text:p>06-Dec-18</text:p>
          </table:table-cell>
          <table:table-cell office:value-type="time" office:time-value="PT21H20M00S" calcext:value-type="time">
            <text:p>21:20</text:p>
          </table:table-cell>
          <table:table-cell table:formula="of:=[.C251]-[.D251]" office:value-type="float" office:value="120.4" calcext:value-type="float">
            <text:p>120.4</text:p>
          </table:table-cell>
          <table:table-cell office:value-type="float" office:value="61.3" calcext:value-type="float">
            <text:p>61.3</text:p>
          </table:table-cell>
          <table:table-cell table:number-columns-repeated="7"/>
          <table:table-cell table:style-name="ce10" table:formula="of:=[.K261]-[.C262]" office:value-type="float" office:value="61.1386281348532" calcext:value-type="float">
            <text:p>61.1</text:p>
          </table:table-cell>
          <table:table-cell table:number-columns-repeated="57"/>
        </table:table-row>
        <table:table-row table:style-name="ro2">
          <table:table-cell office:value-type="date" office:date-value="2018-12-06" calcext:value-type="date">
            <text:p>06-Dec-18</text:p>
          </table:table-cell>
          <table:table-cell office:value-type="time" office:time-value="PT21H20M00S" calcext:value-type="time">
            <text:p>21:20</text:p>
          </table:table-cell>
          <table:table-cell table:formula="of:=[.C252]-[.D252]" office:value-type="float" office:value="178.4" calcext:value-type="float">
            <text:p>178.4</text:p>
          </table:table-cell>
          <table:table-cell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8-12-06" calcext:value-type="date">
            <text:p>06-Dec-18</text:p>
          </table:table-cell>
          <table:table-cell office:value-type="time" office:time-value="PT21H20M00S" calcext:value-type="time">
            <text:p>21:20</text:p>
          </table:table-cell>
          <table:table-cell office:value-type="float" office:value="230.8" calcext:value-type="float">
            <text:p>230.8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12-13" calcext:value-type="date">
            <text:p>13-Dec-18</text:p>
          </table:table-cell>
          <table:table-cell office:value-type="time" office:time-value="PT19H12M00S" calcext:value-type="time">
            <text:p>19:12</text:p>
          </table:table-cell>
          <table:table-cell office:value-type="float" office:value="68.9" calcext:value-type="float">
            <text:p>68.9</text:p>
          </table:table-cell>
          <table:table-cell table:number-columns-repeated="66"/>
        </table:table-row>
        <table:table-row table:style-name="ro2">
          <table:table-cell office:value-type="date" office:date-value="2018-12-13" calcext:value-type="date">
            <text:p>13-Dec-18</text:p>
          </table:table-cell>
          <table:table-cell office:value-type="time" office:time-value="PT19H12M00S" calcext:value-type="time">
            <text:p>19:12</text:p>
          </table:table-cell>
          <table:table-cell table:formula="of:=[.C255]-[.D255]" office:value-type="float" office:value="121.3" calcext:value-type="float">
            <text:p>121.3</text:p>
          </table:table-cell>
          <table:table-cell office:value-type="float" office:value="52.4" calcext:value-type="float">
            <text:p>52.4</text:p>
          </table:table-cell>
          <table:table-cell table:number-columns-repeated="7"/>
          <table:table-cell table:style-name="ce10" table:formula="of:=[.C265]-[.C266]" office:value-type="float" office:value="179.2" calcext:value-type="float">
            <text:p>179.2</text:p>
          </table:table-cell>
          <table:table-cell table:number-columns-repeated="57"/>
        </table:table-row>
        <table:table-row table:style-name="ro2">
          <table:table-cell office:value-type="date" office:date-value="2018-12-13" calcext:value-type="date">
            <text:p>13-Dec-18</text:p>
          </table:table-cell>
          <table:table-cell office:value-type="time" office:time-value="PT19H12M00S" calcext:value-type="time">
            <text:p>19:12</text:p>
          </table:table-cell>
          <table:table-cell table:formula="of:=[.C256]-[.D256]" office:value-type="float" office:value="173.7" calcext:value-type="float">
            <text:p>173.7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12-13" calcext:value-type="date">
            <text:p>13-Dec-18</text:p>
          </table:table-cell>
          <table:table-cell office:value-type="time" office:time-value="PT19H12M00S" calcext:value-type="time">
            <text:p>19:12</text:p>
          </table:table-cell>
          <table:table-cell table:formula="of:=[.C257]-[.D257]" office:value-type="float" office:value="226.1" calcext:value-type="float">
            <text:p>226.1</text:p>
          </table:table-cell>
          <table:table-cell office:value-type="float" office:value="52.4" calcext:value-type="float">
            <text:p>52.4</text:p>
          </table:table-cell>
          <table:table-cell table:number-columns-repeated="7"/>
          <table:table-cell table:style-name="ce10" table:formula="of:=[.C267]-[.C268]" office:value-type="float" office:value="166.3" calcext:value-type="float">
            <text:p>166.3</text:p>
          </table:table-cell>
          <table:table-cell table:number-columns-repeated="57"/>
        </table:table-row>
        <table:table-row table:style-name="ro2">
          <table:table-cell office:value-type="date" office:date-value="2018-12-13" calcext:value-type="date">
            <text:p>13-Dec-18</text:p>
          </table:table-cell>
          <table:table-cell office:value-type="time" office:time-value="PT19H12M00S" calcext:value-type="time">
            <text:p>19:12</text:p>
          </table:table-cell>
          <table:table-cell office:value-type="float" office:value="278.5" calcext:value-type="float">
            <text:p>278.5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12-15" calcext:value-type="date">
            <text:p>15-Dec-18</text:p>
          </table:table-cell>
          <table:table-cell office:value-type="time" office:time-value="PT10H44M00S" calcext:value-type="time">
            <text:p>10:44</text:p>
          </table:table-cell>
          <table:table-cell office:value-type="float" office:value="237.3" calcext:value-type="float">
            <text:p>237.3</text:p>
          </table:table-cell>
          <table:table-cell table:number-columns-repeated="8"/>
          <table:table-cell table:style-name="ce10" table:formula="of:=[.C269]-[.C270]" office:value-type="float" office:value="158" calcext:value-type="float">
            <text:p>158.0</text:p>
          </table:table-cell>
          <table:table-cell table:number-columns-repeated="57"/>
        </table:table-row>
        <table:table-row table:style-name="ro2">
          <table:table-cell office:value-type="date" office:date-value="2018-12-15" calcext:value-type="date">
            <text:p>15-Dec-18</text:p>
          </table:table-cell>
          <table:table-cell office:value-type="time" office:time-value="PT10H44M00S" calcext:value-type="time">
            <text:p>10:44</text:p>
          </table:table-cell>
          <table:table-cell table:formula="of:=[.C260]-[.D260]" office:value-type="float" office:value="286.9" calcext:value-type="float">
            <text:p>286.9</text:p>
          </table:table-cell>
          <table:table-cell office:value-type="float" office:value="49.6" calcext:value-type="float">
            <text:p>49.6</text:p>
          </table:table-cell>
          <table:table-cell table:number-columns-repeated="65"/>
        </table:table-row>
        <table:table-row table:style-name="ro2">
          <table:table-cell office:value-type="date" office:date-value="2018-12-15" calcext:value-type="date">
            <text:p>15-Dec-18</text:p>
          </table:table-cell>
          <table:table-cell office:value-type="time" office:time-value="PT10H44M00S" calcext:value-type="time">
            <text:p>10:44</text:p>
          </table:table-cell>
          <table:table-cell table:formula="of:=[.C261]-[.D261]" office:value-type="float" office:value="335" calcext:value-type="float">
            <text:p>335</text:p>
          </table:table-cell>
          <table:table-cell office:value-type="float" office:value="48.1" calcext:value-type="float">
            <text:p>48.1</text:p>
          </table:table-cell>
          <table:table-cell table:number-columns-repeated="7"/>
          <table:table-cell table:style-name="ce10" table:formula="of:=[.C271]-[.C272]" office:value-type="float" office:value="115.5" calcext:value-type="float">
            <text:p>115.5</text:p>
          </table:table-cell>
          <table:table-cell table:number-columns-repeated="57"/>
        </table:table-row>
        <table:table-row table:style-name="ro2">
          <table:table-cell office:value-type="date" office:date-value="2018-12-15" calcext:value-type="date">
            <text:p>15-Dec-18</text:p>
          </table:table-cell>
          <table:table-cell office:value-type="time" office:time-value="PT10H44M00S" calcext:value-type="time">
            <text:p>10:44</text:p>
          </table:table-cell>
          <table:table-cell office:value-type="float" office:value="383.1" calcext:value-type="float">
            <text:p>383.1</text:p>
          </table:table-cell>
          <table:table-cell office:value-type="float" office:value="48.1" calcext:value-type="float">
            <text:p>48.1</text:p>
          </table:table-cell>
          <table:table-cell/>
          <table:table-cell table:style-name="ce4" table:formula="of:=[.A261]+[.B261]" office:value-type="date" office:date-value="2018-12-15T10:44:00" calcext:value-type="date">
            <text:p>15-Dec-18</text:p>
          </table:table-cell>
          <table:table-cell table:style-name="ce4" table:formula="of:=[.A262]+[.B262]" office:value-type="date" office:date-value="2019-01-05T08:29:00" calcext:value-type="date">
            <text:p>05-Jan-19</text:p>
          </table:table-cell>
          <table:table-cell table:style-name="ce10" table:formula="of:=[.C261]" office:value-type="float" office:value="383.1" calcext:value-type="float">
            <text:p>383.1</text:p>
          </table:table-cell>
          <table:table-cell table:style-name="ce10" table:formula="of:=[.C262]" office:value-type="float" office:value="89.5" calcext:value-type="float">
            <text:p>89.5</text:p>
          </table:table-cell>
          <table:table-cell table:style-name="ce4" office:value-type="date" office:date-value="2019-01-01" calcext:value-type="date">
            <text:p>01-Jan-19</text:p>
          </table:table-cell>
          <table:table-cell table:style-name="ce19" table:formula="of:=[.J261]*(([.I261]-[.H261])/([.G261]-[.F261]))+([.I261]-(([.I261]-[.H261])/([.G261]-[.F261]))*[.G261])" office:value-type="float" office:value="150.638628134853" calcext:value-type="float">
            <text:p>151</text:p>
          </table:table-cell>
          <table:table-cell table:number-columns-repeated="58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office:value-type="float" office:value="89.5" calcext:value-type="float">
            <text:p>89.5</text:p>
          </table:table-cell>
          <table:table-cell table:number-columns-repeated="8"/>
          <table:table-cell table:style-name="ce10" table:formula="of:=[.C273]-[.C274]" office:value-type="float" office:value="29.4" calcext:value-type="float">
            <text:p>29.4</text:p>
          </table:table-cell>
          <table:table-cell table:number-columns-repeated="57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table:formula="of:=[.C264]-[.D264]" office:value-type="float" office:value="150.7" calcext:value-type="float">
            <text:p>150.7</text:p>
          </table:table-cell>
          <table:table-cell office:value-type="float" office:value="61.3" calcext:value-type="float">
            <text:p>61.3</text:p>
          </table:table-cell>
          <table:table-cell table:number-columns-repeated="7"/>
          <table:table-cell table:style-name="ce19" table:formula="of:=[.H275]-[.K275]" office:value-type="float" office:value="71.0126709323842" calcext:value-type="float">
            <text:p>71</text:p>
          </table:table-cell>
          <table:table-cell table:number-columns-repeated="57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table:formula="of:=[.C265]-[.D265]" office:value-type="float" office:value="208.7" calcext:value-type="float">
            <text:p>208.7</text:p>
          </table:table-cell>
          <table:table-cell office:value-type="float" office:value="58" calcext:value-type="float">
            <text:p>58</text:p>
          </table:table-cell>
          <table:table-cell table:number-columns-repeated="7"/>
          <table:table-cell table:style-name="ce10" table:formula="of:=[.K275]-[.C276]" office:value-type="float" office:value="74.9873290676158" calcext:value-type="float">
            <text:p>75.0</text:p>
          </table:table-cell>
          <table:table-cell table:number-columns-repeated="57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office:value-type="float" office:value="261.1" calcext:value-type="float">
            <text:p>261.1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9-01-11" calcext:value-type="date">
            <text:p>11-Jan-19</text:p>
          </table:table-cell>
          <table:table-cell office:value-type="time" office:time-value="PT18H42M00S" calcext:value-type="time">
            <text:p>18:42</text:p>
          </table:table-cell>
          <table:table-cell office:value-type="float" office:value="81.9" calcext:value-type="float">
            <text:p>81.9</text:p>
          </table:table-cell>
          <table:table-cell table:number-columns-repeated="66"/>
        </table:table-row>
        <table:table-row table:style-name="ro2">
          <table:table-cell office:value-type="date" office:date-value="2019-01-11" calcext:value-type="date">
            <text:p>11-Jan-19</text:p>
          </table:table-cell>
          <table:table-cell office:value-type="time" office:time-value="PT18H42M00S" calcext:value-type="time">
            <text:p>18:42</text:p>
          </table:table-cell>
          <table:table-cell office:value-type="float" office:value="238.9" calcext:value-type="float">
            <text:p>238.9</text:p>
          </table:table-cell>
          <table:table-cell office:value-type="float" office:value="157.2" calcext:value-type="float">
            <text:p>157.2</text:p>
          </table:table-cell>
          <table:table-cell table:number-columns-repeated="65"/>
        </table:table-row>
        <table:table-row table:style-name="ro2">
          <table:table-cell office:value-type="date" office:date-value="2019-01-17" calcext:value-type="date">
            <text:p>17-Jan-19</text:p>
          </table:table-cell>
          <table:table-cell office:value-type="time" office:time-value="PT19H06M00S" calcext:value-type="time">
            <text:p>19:06</text:p>
          </table:table-cell>
          <table:table-cell office:value-type="float" office:value="72.6" calcext:value-type="float">
            <text:p>72.6</text:p>
          </table:table-cell>
          <table:table-cell table:number-columns-repeated="8"/>
          <table:table-cell table:style-name="ce10" table:formula="of:=[.C279]-[.C280]" office:value-type="float" office:value="218.2" calcext:value-type="float">
            <text:p>218.2</text:p>
          </table:table-cell>
          <table:table-cell table:number-columns-repeated="57"/>
        </table:table-row>
        <table:table-row table:style-name="ro2">
          <table:table-cell office:value-type="date" office:date-value="2019-01-17" calcext:value-type="date">
            <text:p>17-Jan-19</text:p>
          </table:table-cell>
          <table:table-cell office:value-type="time" office:time-value="PT19H06M00S" calcext:value-type="time">
            <text:p>19:06</text:p>
          </table:table-cell>
          <table:table-cell office:value-type="float" office:value="222.7" calcext:value-type="float">
            <text:p>222.7</text:p>
          </table:table-cell>
          <table:table-cell office:value-type="float" office:value="150.2" calcext:value-type="float">
            <text:p>150.2</text:p>
          </table:table-cell>
          <table:table-cell table:number-columns-repeated="65"/>
        </table:table-row>
        <table:table-row table:style-name="ro2">
          <table:table-cell office:value-type="date" office:date-value="2019-01-24" calcext:value-type="date">
            <text:p>24-Jan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64.7" calcext:value-type="float">
            <text:p>64.7</text:p>
          </table:table-cell>
          <table:table-cell table:number-columns-repeated="66"/>
        </table:table-row>
        <table:table-row table:style-name="ro2">
          <table:table-cell office:value-type="date" office:date-value="2019-01-24" calcext:value-type="date">
            <text:p>24-Jan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208.7" calcext:value-type="float">
            <text:p>208.7</text:p>
          </table:table-cell>
          <table:table-cell office:value-type="float" office:value="150.2" calcext:value-type="float">
            <text:p>150.2</text:p>
          </table:table-cell>
          <table:table-cell table:number-columns-repeated="65"/>
        </table:table-row>
        <table:table-row table:style-name="ro2">
          <table:table-cell office:value-type="date" office:date-value="2019-01-28" calcext:value-type="date">
            <text:p>28-Jan-19</text:p>
          </table:table-cell>
          <table:table-cell office:value-type="time" office:time-value="PT06H30M00S" calcext:value-type="time">
            <text:p>06:30</text:p>
          </table:table-cell>
          <table:table-cell office:value-type="float" office:value="93.2" calcext:value-type="float">
            <text:p>93.2</text:p>
          </table:table-cell>
          <table:table-cell table:number-columns-repeated="8"/>
          <table:table-cell table:style-name="ce10" table:formula="of:=[.C283]-[.C284]" office:value-type="float" office:value="130.9" calcext:value-type="float">
            <text:p>130.9</text:p>
          </table:table-cell>
          <table:table-cell table:number-columns-repeated="4"/>
          <table:table-cell office:value-type="string" calcext:value-type="string">
            <text:p>Moontlike geyser besparing per dag:</text:p>
          </table:table-cell>
          <table:table-cell table:number-columns-repeated="3"/>
          <table:table-cell office:value-type="string" calcext:value-type="string">
            <text:p>[kWh]</text:p>
          </table:table-cell>
          <table:table-cell table:number-columns-repeated="48"/>
        </table:table-row>
        <table:table-row table:style-name="ro2">
          <table:table-cell office:value-type="date" office:date-value="2019-01-28" calcext:value-type="date">
            <text:p>28-Jan-19</text:p>
          </table:table-cell>
          <table:table-cell office:value-type="time" office:time-value="PT06H30M00S" calcext:value-type="time">
            <text:p>06:30</text:p>
          </table:table-cell>
          <table:table-cell office:value-type="float" office:value="229" calcext:value-type="float">
            <text:p>229</text:p>
          </table:table-cell>
          <table:table-cell office:value-type="float" office:value="135.8" calcext:value-type="float">
            <text:p>135.8</text:p>
          </table:table-cell>
          <table:table-cell table:number-columns-repeated="12"/>
          <table:table-cell office:value-type="string" calcext:value-type="string">
            <text:p>Besparing vir 1 geyser</text:p>
          </table:table-cell>
          <table:table-cell table:number-columns-repeated="2"/>
          <table:table-cell table:style-name="ce10" table:formula="of:=#REF!-#REF!" office:value-type="string" office:string-value="" calcext:value-type="error">
            <text:p>#REF!</text:p>
          </table:table-cell>
          <table:table-cell office:value-type="string" calcext:value-type="string">
            <text:p>[kWh]</text:p>
          </table:table-cell>
          <table:table-cell table:number-columns-repeated="48"/>
        </table:table-row>
        <table:table-row table:style-name="ro2">
          <table:table-cell office:value-type="date" office:date-value="2019-01-29" calcext:value-type="date">
            <text:p>29-Jan-19</text:p>
          </table:table-cell>
          <table:table-cell office:value-type="time" office:time-value="PT07H23M00S" calcext:value-type="time">
            <text:p>07:23</text:p>
          </table:table-cell>
          <table:table-cell office:value-type="float" office:value="199.6" calcext:value-type="float">
            <text:p>199.6</text:p>
          </table:table-cell>
          <table:table-cell table:number-columns-repeated="13"/>
          <table:table-cell office:value-type="string" calcext:value-type="string">
            <text:p>Besparing per jaar</text:p>
          </table:table-cell>
          <table:table-cell table:number-columns-repeated="2"/>
          <table:table-cell table:style-name="ce10" table:formula="of:=[.T273]/2" office:value-type="string" office:string-value="" calcext:value-type="error">
            <text:p>#REF!</text:p>
          </table:table-cell>
          <table:table-cell table:number-columns-repeated="49"/>
        </table:table-row>
        <table:table-row table:style-name="ro2">
          <table:table-cell office:value-type="date" office:date-value="2019-01-29" calcext:value-type="date">
            <text:p>29-Jan-19</text:p>
          </table:table-cell>
          <table:table-cell office:value-type="time" office:time-value="PT07H23M00S" calcext:value-type="time">
            <text:p>07:23</text:p>
          </table:table-cell>
          <table:table-cell office:value-type="float" office:value="244.2" calcext:value-type="float">
            <text:p>244.2</text:p>
          </table:table-cell>
          <table:table-cell office:value-type="float" office:value="44.6" calcext:value-type="float">
            <text:p>44.6</text:p>
          </table:table-cell>
          <table:table-cell/>
          <table:table-cell table:style-name="ce4" table:formula="of:=[.A275]+[.B275]" office:value-type="date" office:date-value="2019-01-29T07:23:00" calcext:value-type="date">
            <text:p>29-Jan-19</text:p>
          </table:table-cell>
          <table:table-cell table:style-name="ce4" table:formula="of:=[.A276]+[.B276]" office:value-type="date" office:date-value="2019-02-03T20:14:00" calcext:value-type="date">
            <text:p>03-Feb-19</text:p>
          </table:table-cell>
          <table:table-cell table:style-name="ce10" table:formula="of:=[.C275]" office:value-type="float" office:value="244.2" calcext:value-type="float">
            <text:p>244.2</text:p>
          </table:table-cell>
          <table:table-cell table:style-name="ce10" table:formula="of:=[.C276]" office:value-type="float" office:value="98.2" calcext:value-type="float">
            <text:p>98.2</text:p>
          </table:table-cell>
          <table:table-cell table:style-name="ce4" office:value-type="date" office:date-value="2019-02-01" calcext:value-type="date">
            <text:p>01-Feb-19</text:p>
          </table:table-cell>
          <table:table-cell table:style-name="ce19" table:formula="of:=[.J275]*(([.I275]-[.H275])/([.G275]-[.F275]))+([.I275]-(([.I275]-[.H275])/([.G275]-[.F275]))*[.G275])" office:value-type="float" office:value="173.187329067616" calcext:value-type="float">
            <text:p>173</text:p>
          </table:table-cell>
          <table:table-cell table:number-columns-repeated="5"/>
          <table:table-cell office:value-type="string" calcext:value-type="string">
            <text:p>Koste geyserwise</text:p>
          </table:table-cell>
          <table:table-cell table:number-columns-repeated="2"/>
          <table:table-cell table:style-name="ce12" table:formula="of:=[.T274]*2*360" office:value-type="string" office:string-value="" calcext:value-type="error">
            <text:p>#REF!</text:p>
          </table:table-cell>
          <table:table-cell table:number-columns-repeated="49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office:value-type="float" office:value="98.2" calcext:value-type="float">
            <text:p>98.2</text:p>
          </table:table-cell>
          <table:table-cell table:number-columns-repeated="8"/>
          <table:table-cell table:style-name="ce10" table:formula="of:=[.C287]-[.C288]" office:value-type="float" office:value="132.1" calcext:value-type="float">
            <text:p>132.1</text:p>
          </table:table-cell>
          <table:table-cell table:number-columns-repeated="4"/>
          <table:table-cell office:value-type="string" calcext:value-type="string">
            <text:p>Gelykbreek periode op geyserwise</text:p>
          </table:table-cell>
          <table:table-cell table:number-columns-repeated="2"/>
          <table:table-cell table:style-name="ce12" office:value-type="float" office:value="13000" calcext:value-type="float">
            <text:p>R 13,000.00</text:p>
          </table:table-cell>
          <table:table-cell office:value-type="string" calcext:value-type="string">
            <text:p>[jaar]</text:p>
          </table:table-cell>
          <table:table-cell table:number-columns-repeated="48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table:formula="of:=[.C278]-[.D278]" office:value-type="float" office:value="159.4" calcext:value-type="float">
            <text:p>159.4</text:p>
          </table:table-cell>
          <table:table-cell office:value-type="float" office:value="61.3" calcext:value-type="float">
            <text:p>61.3</text:p>
          </table:table-cell>
          <table:table-cell table:number-columns-repeated="15"/>
          <table:table-cell table:style-name="ce15" table:formula="of:=[.T276]/[.T275]" office:value-type="string" office:string-value="" calcext:value-type="error">
            <text:p>#REF!</text:p>
          </table:table-cell>
          <table:table-cell table:number-columns-repeated="49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table:formula="of:=[.C279]-[.D279]" office:value-type="float" office:value="217.4" calcext:value-type="float">
            <text:p>217.4</text:p>
          </table:table-cell>
          <table:table-cell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office:value-type="float" office:value="269.8" calcext:value-type="float">
            <text:p>269.8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office:value-type="float" office:value="51.6" calcext:value-type="float">
            <text:p>51.6</text:p>
          </table:table-cell>
          <table:table-cell table:number-columns-repeated="8"/>
          <table:table-cell table:style-name="ce10" table:formula="of:=[.C291]-[.C292]" office:value-type="float" office:value="133.7" calcext:value-type="float">
            <text:p>133.7</text:p>
          </table:table-cell>
          <table:table-cell table:number-columns-repeated="57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table:formula="of:=[.C282]-[.D282]" office:value-type="float" office:value="103.9" calcext:value-type="float">
            <text:p>103.9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table:formula="of:=[.C283]-[.D283]" office:value-type="float" office:value="156.3" calcext:value-type="float">
            <text:p>156.3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office:value-type="float" office:value="208.7" calcext:value-type="float">
            <text:p>208.7</text:p>
          </table:table-cell>
          <table:table-cell office:value-type="float" office:value="52.4" calcext:value-type="float">
            <text:p>52.4</text:p>
          </table:table-cell>
          <table:table-cell table:number-columns-repeated="7"/>
          <table:table-cell table:style-name="ce19" table:formula="of:=[.H295]-[.K295]" office:value-type="float" office:value="82.5366874133702" calcext:value-type="float">
            <text:p>83</text:p>
          </table:table-cell>
          <table:table-cell table:number-columns-repeated="57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office:value-type="float" office:value="77.8" calcext:value-type="float">
            <text:p>77.8</text:p>
          </table:table-cell>
          <table:table-cell table:number-columns-repeated="8"/>
          <table:table-cell table:style-name="ce10" table:formula="of:=[.K295]-[.C296]" office:value-type="float" office:value="72.7633125866298" calcext:value-type="float">
            <text:p>72.8</text:p>
          </table:table-cell>
          <table:table-cell table:number-columns-repeated="57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table:formula="of:=[.C286]-[.D286]" office:value-type="float" office:value="130.1" calcext:value-type="float">
            <text:p>130.1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table:formula="of:=[.C287]-[.D287]" office:value-type="float" office:value="179.7" calcext:value-type="float">
            <text:p>179.7</text:p>
          </table:table-cell>
          <table:table-cell office:value-type="float" office:value="49.6" calcext:value-type="float">
            <text:p>49.6</text:p>
          </table:table-cell>
          <table:table-cell table:number-columns-repeated="65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office:value-type="float" office:value="227.8" calcext:value-type="float">
            <text:p>227.8</text:p>
          </table:table-cell>
          <table:table-cell office:value-type="float" office:value="48.1" calcext:value-type="float">
            <text:p>48.1</text:p>
          </table:table-cell>
          <table:table-cell table:number-columns-repeated="7"/>
          <table:table-cell table:style-name="ce10" table:formula="of:=[.C298]-[.C299]" office:value-type="float" office:value="129.3" calcext:value-type="float">
            <text:p>129.3</text:p>
          </table:table-cell>
          <table:table-cell table:number-columns-repeated="57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office:value-type="float" office:value="95.7" calcext:value-type="float">
            <text:p>95.7</text:p>
          </table:table-cell>
          <table:table-cell table:number-columns-repeated="66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table:formula="of:=[.C290]-[.D290]" office:value-type="float" office:value="143.4" calcext:value-type="float">
            <text:p>143.4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table:formula="of:=[.C291]-[.D291]" office:value-type="float" office:value="191.5" calcext:value-type="float">
            <text:p>191.5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office:value-type="float" office:value="239.6" calcext:value-type="float">
            <text:p>239.6</text:p>
          </table:table-cell>
          <table:table-cell office:value-type="float" office:value="48.1" calcext:value-type="float">
            <text:p>48.1</text:p>
          </table:table-cell>
          <table:table-cell table:number-columns-repeated="7"/>
          <table:table-cell table:style-name="ce10" table:formula="of:=[.C302]-[.C303]" office:value-type="float" office:value="185.5" calcext:value-type="float">
            <text:p>185.5</text:p>
          </table:table-cell>
          <table:table-cell table:number-columns-repeated="57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105.9" calcext:value-type="float">
            <text:p>105.9</text:p>
          </table:table-cell>
          <table:table-cell table:number-columns-repeated="66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table:formula="of:=[.C294]-[.D294]" office:value-type="float" office:value="152.4" calcext:value-type="float">
            <text:p>152.4</text:p>
          </table:table-cell>
          <table:table-cell office:value-type="float" office:value="46.6" calcext:value-type="float">
            <text:p>46.6</text:p>
          </table:table-cell>
          <table:table-cell table:number-columns-repeated="65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table:formula="of:=[.C295]-[.D295]" office:value-type="float" office:value="197" calcext:value-type="float">
            <text:p>197</text:p>
          </table:table-cell>
          <table:table-cell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41.6" calcext:value-type="float">
            <text:p>241.6</text:p>
          </table:table-cell>
          <table:table-cell office:value-type="float" office:value="44.6" calcext:value-type="float">
            <text:p>44.6</text:p>
          </table:table-cell>
          <table:table-cell/>
          <table:table-cell table:style-name="ce4" table:formula="of:=[.A295]+[.B295]" office:value-type="date" office:date-value="2019-02-25T19:09:00" calcext:value-type="date">
            <text:p>25-Feb-19</text:p>
          </table:table-cell>
          <table:table-cell table:style-name="ce4" table:formula="of:=[.A296]+[.B296]" office:value-type="date" office:date-value="2019-03-03T19:45:00" calcext:value-type="date">
            <text:p>03-Mar-19</text:p>
          </table:table-cell>
          <table:table-cell table:style-name="ce10" table:formula="of:=[.C295]" office:value-type="float" office:value="241.6" calcext:value-type="float">
            <text:p>241.6</text:p>
          </table:table-cell>
          <table:table-cell table:style-name="ce10" table:formula="of:=[.C296]" office:value-type="float" office:value="86.3" calcext:value-type="float">
            <text:p>86.3</text:p>
          </table:table-cell>
          <table:table-cell table:style-name="ce4" office:value-type="date" office:date-value="2019-03-01" calcext:value-type="date">
            <text:p>01-Mar-19</text:p>
          </table:table-cell>
          <table:table-cell table:style-name="ce19" table:formula="of:=[.J295]*(([.I295]-[.H295])/([.G295]-[.F295]))+([.I295]-(([.I295]-[.H295])/([.G295]-[.F295]))*[.G295])" office:value-type="float" office:value="159.06331258663" calcext:value-type="float">
            <text:p>159</text:p>
          </table:table-cell>
          <table:table-cell table:number-columns-repeated="58"/>
        </table:table-row>
        <table:table-row table:style-name="ro2">
          <table:table-cell office:value-type="date" office:date-value="2019-03-03" calcext:value-type="date">
            <text:p>03-Mar-19</text:p>
          </table:table-cell>
          <table:table-cell office:value-type="time" office:time-value="PT19H45M00S" calcext:value-type="time">
            <text:p>19:45</text:p>
          </table:table-cell>
          <table:table-cell office:value-type="float" office:value="86.3" calcext:value-type="float">
            <text:p>86.3</text:p>
          </table:table-cell>
          <table:table-cell table:number-columns-repeated="8"/>
          <table:table-cell table:style-name="ce10" table:formula="of:=[.C307]-[.C308]" office:value-type="float" office:value="219.6" calcext:value-type="float">
            <text:p>219.6</text:p>
          </table:table-cell>
          <table:table-cell table:number-columns-repeated="57"/>
        </table:table-row>
        <table:table-row table:style-name="ro2">
          <table:table-cell office:value-type="date" office:date-value="2019-03-03" calcext:value-type="date">
            <text:p>03-Mar-19</text:p>
          </table:table-cell>
          <table:table-cell office:value-type="time" office:time-value="PT19H45M00S" calcext:value-type="time">
            <text:p>19:45</text:p>
          </table:table-cell>
          <table:table-cell table:formula="of:=[.C298]-[.D298]" office:value-type="float" office:value="147.5" calcext:value-type="float">
            <text:p>147.5</text:p>
          </table:table-cell>
          <table:table-cell office:value-type="float" office:value="61.3" calcext:value-type="float">
            <text:p>61.3</text:p>
          </table:table-cell>
          <table:table-cell table:number-columns-repeated="65"/>
        </table:table-row>
        <table:table-row table:style-name="ro2">
          <table:table-cell office:value-type="date" office:date-value="2019-03-03" calcext:value-type="date">
            <text:p>03-Mar-19</text:p>
          </table:table-cell>
          <table:table-cell office:value-type="time" office:time-value="PT19H45M00S" calcext:value-type="time">
            <text:p>19:45</text:p>
          </table:table-cell>
          <table:table-cell office:value-type="float" office:value="205.5" calcext:value-type="float">
            <text:p>205.5</text:p>
          </table:table-cell>
          <table:table-cell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9-03-08" calcext:value-type="date">
            <text:p>08-Mar-19</text:p>
          </table:table-cell>
          <table:table-cell office:value-type="time" office:time-value="PT16H31M00S" calcext:value-type="time">
            <text:p>16:31</text:p>
          </table:table-cell>
          <table:table-cell office:value-type="float" office:value="76.2" calcext:value-type="float">
            <text:p>76.2</text:p>
          </table:table-cell>
          <table:table-cell table:number-columns-repeated="8"/>
          <table:table-cell table:style-name="ce10" table:formula="of:=[.C310]-[.C311]" office:value-type="float" office:value="19.9" calcext:value-type="float">
            <text:p>19.9</text:p>
          </table:table-cell>
          <table:table-cell table:number-columns-repeated="57"/>
        </table:table-row>
        <table:table-row table:style-name="ro2">
          <table:table-cell office:value-type="date" office:date-value="2019-03-08" calcext:value-type="date">
            <text:p>08-Mar-19</text:p>
          </table:table-cell>
          <table:table-cell office:value-type="time" office:time-value="PT16H31M00S" calcext:value-type="time">
            <text:p>16:31</text:p>
          </table:table-cell>
          <table:table-cell table:formula="of:=[.C301]-[.D301]" office:value-type="float" office:value="128.5" calcext:value-type="float">
            <text:p>128.5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9-03-08" calcext:value-type="date">
            <text:p>08-Mar-19</text:p>
          </table:table-cell>
          <table:table-cell office:value-type="time" office:time-value="PT16H31M00S" calcext:value-type="time">
            <text:p>16:31</text:p>
          </table:table-cell>
          <table:table-cell table:formula="of:=[.C302]-[.D302]" office:value-type="float" office:value="180.9" calcext:value-type="float">
            <text:p>180.9</text:p>
          </table:table-cell>
          <table:table-cell office:value-type="float" office:value="52.4" calcext:value-type="float">
            <text:p>52.4</text:p>
          </table:table-cell>
          <table:table-cell table:number-columns-repeated="7"/>
          <table:table-cell table:style-name="ce10" table:formula="of:=[.C312]-[.C313]" office:value-type="float" office:value="0" calcext:value-type="float">
            <text:p>0.0</text:p>
          </table:table-cell>
          <table:table-cell table:number-columns-repeated="57"/>
        </table:table-row>
        <table:table-row table:style-name="ro2">
          <table:table-cell office:value-type="date" office:date-value="2019-03-08" calcext:value-type="date">
            <text:p>08-Mar-19</text:p>
          </table:table-cell>
          <table:table-cell office:value-type="time" office:time-value="PT16H31M00S" calcext:value-type="time">
            <text:p>16:31</text:p>
          </table:table-cell>
          <table:table-cell office:value-type="float" office:value="233.3" calcext:value-type="float">
            <text:p>233.3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9-03-15" calcext:value-type="date">
            <text:p>15-Mar-19</text:p>
          </table:table-cell>
          <table:table-cell office:value-type="time" office:time-value="PT16H43M00S" calcext:value-type="time">
            <text:p>16:43</text:p>
          </table:table-cell>
          <table:table-cell office:value-type="float" office:value="47.8" calcext:value-type="float">
            <text:p>47.8</text:p>
          </table:table-cell>
          <table:table-cell table:number-columns-repeated="66"/>
        </table:table-row>
        <table:table-row table:style-name="ro2">
          <table:table-cell office:value-type="date" office:date-value="2019-03-15" calcext:value-type="date">
            <text:p>15-Mar-19</text:p>
          </table:table-cell>
          <table:table-cell office:value-type="time" office:time-value="PT16H43M00S" calcext:value-type="time">
            <text:p>16:43</text:p>
          </table:table-cell>
          <table:table-cell table:formula="of:=[.C305]-[.D305]" office:value-type="float" office:value="100.2" calcext:value-type="float">
            <text:p>100.2</text:p>
          </table:table-cell>
          <table:table-cell office:value-type="float" office:value="52.4" calcext:value-type="float">
            <text:p>52.4</text:p>
          </table:table-cell>
          <table:table-cell table:number-columns-repeated="7"/>
          <table:table-cell table:style-name="ce10" table:formula="of:=[.C315]-[.C316]" office:value-type="float" office:value="0" calcext:value-type="float">
            <text:p>0.0</text:p>
          </table:table-cell>
          <table:table-cell table:number-columns-repeated="57"/>
        </table:table-row>
        <table:table-row table:style-name="ro2">
          <table:table-cell office:value-type="date" office:date-value="2019-03-15" calcext:value-type="date">
            <text:p>15-Mar-19</text:p>
          </table:table-cell>
          <table:table-cell office:value-type="time" office:time-value="PT16H43M00S" calcext:value-type="time">
            <text:p>16:43</text:p>
          </table:table-cell>
          <table:table-cell table:formula="of:=[.C306]-[.D306]" office:value-type="float" office:value="152.6" calcext:value-type="float">
            <text:p>152.6</text:p>
          </table:table-cell>
          <table:table-cell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9-03-15" calcext:value-type="date">
            <text:p>15-Mar-19</text:p>
          </table:table-cell>
          <table:table-cell office:value-type="time" office:time-value="PT16H43M00S" calcext:value-type="time">
            <text:p>16:43</text:p>
          </table:table-cell>
          <table:table-cell table:formula="of:=[.C307]-[.D307]" office:value-type="float" office:value="202.2" calcext:value-type="float">
            <text:p>202.2</text:p>
          </table:table-cell>
          <table:table-cell office:value-type="float" office:value="49.6" calcext:value-type="float">
            <text:p>49.6</text:p>
          </table:table-cell>
          <table:table-cell table:number-columns-repeated="7"/>
          <table:table-cell table:style-name="ce10" table:formula="of:=[.C317]-[.C318]" office:value-type="float" office:value="210" calcext:value-type="float">
            <text:p>210.0</text:p>
          </table:table-cell>
          <table:table-cell table:number-columns-repeated="57"/>
        </table:table-row>
        <table:table-row table:style-name="ro2">
          <table:table-cell office:value-type="date" office:date-value="2019-03-15" calcext:value-type="date">
            <text:p>15-Mar-19</text:p>
          </table:table-cell>
          <table:table-cell office:value-type="time" office:time-value="PT16H43M00S" calcext:value-type="time">
            <text:p>16:43</text:p>
          </table:table-cell>
          <table:table-cell office:value-type="float" office:value="250.3" calcext:value-type="float">
            <text:p>250.3</text:p>
          </table:table-cell>
          <table:table-cell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9-03-23" calcext:value-type="date">
            <text:p>23-Mar-19</text:p>
          </table:table-cell>
          <table:table-cell office:value-type="time" office:time-value="PT19H27M00S" calcext:value-type="time">
            <text:p>19:27</text:p>
          </table:table-cell>
          <table:table-cell table:formula="of:=[.C309]-[.D309]" office:value-type="float" office:value="30.7" calcext:value-type="float">
            <text:p>30.7</text:p>
          </table:table-cell>
          <table:table-cell table:number-columns-repeated="66"/>
        </table:table-row>
        <table:table-row table:style-name="ro2">
          <table:table-cell office:value-type="date" office:date-value="2019-03-23" calcext:value-type="date">
            <text:p>23-Mar-19</text:p>
          </table:table-cell>
          <table:table-cell office:value-type="time" office:time-value="PT19H27M00S" calcext:value-type="time">
            <text:p>19:27</text:p>
          </table:table-cell>
          <table:table-cell table:formula="of:=[.C310]-[.D310]" office:value-type="float" office:value="78.8" calcext:value-type="float">
            <text:p>78.8</text:p>
          </table:table-cell>
          <table:table-cell office:value-type="float" office:value="48.1" calcext:value-type="float">
            <text:p>48.1</text:p>
          </table:table-cell>
          <table:table-cell table:number-columns-repeated="7"/>
          <table:table-cell table:style-name="ce19" table:formula="of:=[.H321]-[.K321]" office:value-type="float" office:value="7.27730158744379" calcext:value-type="float">
            <text:p>7</text:p>
          </table:table-cell>
          <table:table-cell table:number-columns-repeated="57"/>
        </table:table-row>
        <table:table-row table:style-name="ro2">
          <table:table-cell office:value-type="date" office:date-value="2019-03-23" calcext:value-type="date">
            <text:p>23-Mar-19</text:p>
          </table:table-cell>
          <table:table-cell office:value-type="time" office:time-value="PT19H27M00S" calcext:value-type="time">
            <text:p>19:27</text:p>
          </table:table-cell>
          <table:table-cell office:value-type="float" office:value="126.9" calcext:value-type="float">
            <text:p>126.9</text:p>
          </table:table-cell>
          <table:table-cell office:value-type="float" office:value="48.1" calcext:value-type="float">
            <text:p>48.1</text:p>
          </table:table-cell>
          <table:table-cell table:number-columns-repeated="7"/>
          <table:table-cell table:style-name="ce10" table:formula="of:=[.K321]-[.C322]" office:value-type="float" office:value="101.022698412556" calcext:value-type="float">
            <text:p>101.0</text:p>
          </table:table-cell>
          <table:table-cell table:number-columns-repeated="57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1H58M00S" calcext:value-type="time">
            <text:p>11:58</text:p>
          </table:table-cell>
          <table:table-cell office:value-type="float" office:value="107" calcext:value-type="float">
            <text:p>107</text:p>
          </table:table-cell>
          <table:table-cell table:number-columns-repeated="66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1H58M00S" calcext:value-type="time">
            <text:p>11:58</text:p>
          </table:table-cell>
          <table:table-cell office:value-type="float" office:value="155" calcext:value-type="float">
            <text:p>155</text:p>
          </table:table-cell>
          <table:table-cell office:value-type="float" office:value="48.1" calcext:value-type="float">
            <text:p>48.1</text:p>
          </table:table-cell>
          <table:table-cell table:number-columns-repeated="7"/>
          <table:table-cell table:style-name="ce10" table:formula="of:=[.C323]-[.C324]" office:value-type="float" office:value="358.7" calcext:value-type="float">
            <text:p>358.7</text:p>
          </table:table-cell>
          <table:table-cell table:number-columns-repeated="57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55" calcext:value-type="float">
            <text:p>155</text:p>
          </table:table-cell>
          <table:table-cell table:number-columns-repeated="66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2H00M00S" calcext:value-type="time">
            <text:p>12:00</text:p>
          </table:table-cell>
          <table:table-cell table:formula="of:=[.C315]-[.D315]" office:value-type="float" office:value="201.6" calcext:value-type="float">
            <text:p>201.6</text:p>
          </table:table-cell>
          <table:table-cell office:value-type="float" office:value="46.6" calcext:value-type="float">
            <text:p>46.6</text:p>
          </table:table-cell>
          <table:table-cell table:number-columns-repeated="65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246.2" calcext:value-type="float">
            <text:p>246.2</text:p>
          </table:table-cell>
          <table:table-cell office:value-type="float" office:value="44.6" calcext:value-type="float">
            <text:p>44.6</text:p>
          </table:table-cell>
          <table:table-cell table:number-columns-repeated="7"/>
          <table:table-cell table:style-name="ce10" table:formula="of:=[.C326]-[.C327]" office:value-type="float" office:value="379.5" calcext:value-type="float">
            <text:p>379.5</text:p>
          </table:table-cell>
          <table:table-cell table:number-columns-repeated="57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2H01M00S" calcext:value-type="time">
            <text:p>12:01</text:p>
          </table:table-cell>
          <table:table-cell office:value-type="float" office:value="246.2" calcext:value-type="float">
            <text:p>246.2</text:p>
          </table:table-cell>
          <table:table-cell table:number-columns-repeated="8"/>
          <table:table-cell table:style-name="ce19" table:formula="of:=[.H328]-[.K328]" office:value-type="float" office:value="40.5975550120231" calcext:value-type="float">
            <text:p>41</text:p>
          </table:table-cell>
          <table:table-cell table:number-columns-repeated="57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2H01M00S" calcext:value-type="time">
            <text:p>12:01</text:p>
          </table:table-cell>
          <table:table-cell office:value-type="float" office:value="335.4" calcext:value-type="float">
            <text:p>335.4</text:p>
          </table:table-cell>
          <table:table-cell office:value-type="float" office:value="89.2" calcext:value-type="float">
            <text:p>89.2</text:p>
          </table:table-cell>
          <table:table-cell table:number-columns-repeated="7"/>
          <table:table-cell table:style-name="ce10" table:formula="of:=[.K328]-[.C329]" office:value-type="float" office:value="201.802444987977" calcext:value-type="float">
            <text:p>201.8</text:p>
          </table:table-cell>
          <table:table-cell table:number-columns-repeated="57"/>
        </table:table-row>
        <table:table-row table:style-name="ro2">
          <table:table-cell office:value-type="date" office:date-value="2019-03-31" calcext:value-type="date">
            <text:p>31-Mar-19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125.4" calcext:value-type="float">
            <text:p>125.4</text:p>
          </table:table-cell>
          <table:table-cell table:number-columns-repeated="66"/>
        </table:table-row>
        <table:table-row table:style-name="ro2">
          <table:table-cell office:value-type="date" office:date-value="2019-03-31" calcext:value-type="date">
            <text:p>31-Mar-19</text:p>
          </table:table-cell>
          <table:table-cell office:value-type="time" office:time-value="PT17H39M00S" calcext:value-type="time">
            <text:p>17:39</text:p>
          </table:table-cell>
          <table:table-cell table:formula="of:=[.C320]-[.D320]" office:value-type="float" office:value="170" calcext:value-type="float">
            <text:p>170</text:p>
          </table:table-cell>
          <table:table-cell office:value-type="float" office:value="44.6" calcext:value-type="float">
            <text:p>44.6</text:p>
          </table:table-cell>
          <table:table-cell table:number-columns-repeated="7"/>
          <table:table-cell table:style-name="ce10" table:formula="of:=[.C330]-[.C331]" office:value-type="float" office:value="276" calcext:value-type="float">
            <text:p>276.0</text:p>
          </table:table-cell>
          <table:table-cell table:number-columns-repeated="57"/>
        </table:table-row>
        <table:table-row table:style-name="ro2">
          <table:table-cell office:value-type="date" office:date-value="2019-03-31" calcext:value-type="date">
            <text:p>31-Mar-19</text:p>
          </table:table-cell>
          <table:table-cell office:value-type="time" office:time-value="PT17H39M00S" calcext:value-type="time">
            <text:p>17:39</text:p>
          </table:table-cell>
          <table:table-cell table:formula="of:=[.C321]-[.D321]" office:value-type="float" office:value="214.6" calcext:value-type="float">
            <text:p>214.6</text:p>
          </table:table-cell>
          <table:table-cell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9-03-31" calcext:value-type="date">
            <text:p>31-Mar-19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259.2" calcext:value-type="float">
            <text:p>259.2</text:p>
          </table:table-cell>
          <table:table-cell office:value-type="float" office:value="44.6" calcext:value-type="float">
            <text:p>44.6</text:p>
          </table:table-cell>
          <table:table-cell/>
          <table:table-cell table:style-name="ce4" table:formula="of:=[.A321]+[.B321]" office:value-type="date" office:date-value="2019-03-31T17:39:00" calcext:value-type="date">
            <text:p>31-Mar-19</text:p>
          </table:table-cell>
          <table:table-cell table:style-name="ce4" table:formula="of:=[.A322]+[.B322]" office:value-type="date" office:date-value="2019-04-04T16:09:00" calcext:value-type="date">
            <text:p>04-Apr-19</text:p>
          </table:table-cell>
          <table:table-cell table:style-name="ce10" table:formula="of:=[.C321]" office:value-type="float" office:value="259.2" calcext:value-type="float">
            <text:p>259.2</text:p>
          </table:table-cell>
          <table:table-cell table:style-name="ce10" table:formula="of:=[.C322]" office:value-type="float" office:value="150.9" calcext:value-type="float">
            <text:p>150.9</text:p>
          </table:table-cell>
          <table:table-cell table:style-name="ce4" office:value-type="date" office:date-value="2019-04-01" calcext:value-type="date">
            <text:p>01-Apr-19</text:p>
          </table:table-cell>
          <table:table-cell table:style-name="ce19" table:formula="of:=[.J321]*(([.I321]-[.H321])/([.G321]-[.F321]))+([.I321]-(([.I321]-[.H321])/([.G321]-[.F321]))*[.G321])" office:value-type="float" office:value="251.922698412556" calcext:value-type="float">
            <text:p>252</text:p>
          </table:table-cell>
          <table:table-cell table:style-name="ce10" table:formula="of:=[.C332]-[.C333]" office:value-type="float" office:value="250.7" calcext:value-type="float">
            <text:p>250.7</text:p>
          </table:table-cell>
          <table:table-cell table:number-columns-repeated="57"/>
        </table:table-row>
        <table:table-row table:style-name="ro2">
          <table:table-cell office:value-type="date" office:date-value="2019-04-04" calcext:value-type="date">
            <text:p>04-Apr-19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150.9" calcext:value-type="float">
            <text:p>150.9</text:p>
          </table:table-cell>
          <table:table-cell table:number-columns-repeated="8"/>
          <table:table-cell table:style-name="ce19" table:formula="of:=[.H334]-[.K334]" office:value-type="float" office:value="228.087596104434" calcext:value-type="float">
            <text:p>228</text:p>
          </table:table-cell>
          <table:table-cell table:number-columns-repeated="57"/>
        </table:table-row>
        <table:table-row table:style-name="ro2">
          <table:table-cell office:value-type="date" office:date-value="2019-04-04" calcext:value-type="date">
            <text:p>04-Apr-19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427.2" calcext:value-type="float">
            <text:p>427.2</text:p>
          </table:table-cell>
          <table:table-cell office:value-type="float" office:value="276.6" calcext:value-type="float">
            <text:p>276.6</text:p>
          </table:table-cell>
          <table:table-cell table:number-columns-repeated="7"/>
          <table:table-cell table:style-name="ce10" table:formula="of:=[.K334]-[.C335]" office:value-type="float" office:value="54.2124038955662" calcext:value-type="float">
            <text:p>54.2</text:p>
          </table:table-cell>
          <table:table-cell table:number-columns-repeated="57"/>
        </table:table-row>
        <table:table-row table:style-name="ro2">
          <table:table-cell office:value-type="date" office:date-value="2019-04-17" calcext:value-type="date">
            <text:p>17-Apr-19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68.5" calcext:value-type="float">
            <text:p>68.5</text:p>
          </table:table-cell>
          <table:table-cell table:number-columns-repeated="66"/>
        </table:table-row>
        <table:table-row table:style-name="ro2">
          <table:table-cell office:value-type="date" office:date-value="2019-04-17" calcext:value-type="date">
            <text:p>17-Apr-19</text:p>
          </table:table-cell>
          <table:table-cell office:value-type="time" office:time-value="PT18H02M00S" calcext:value-type="time">
            <text:p>18:02</text:p>
          </table:table-cell>
          <table:table-cell table:formula="of:=[.C326]-[.D326]" office:value-type="float" office:value="319.1" calcext:value-type="float">
            <text:p>319.1</text:p>
          </table:table-cell>
          <table:table-cell office:value-type="float" office:value="250.7" calcext:value-type="float">
            <text:p>250.7</text:p>
          </table:table-cell>
          <table:table-cell table:number-columns-repeated="7"/>
          <table:table-cell table:style-name="ce10" table:formula="of:=[.C336]-[.C337]" office:value-type="float" office:value="295.4" calcext:value-type="float">
            <text:p>295.4</text:p>
          </table:table-cell>
          <table:table-cell table:number-columns-repeated="57"/>
        </table:table-row>
        <table:table-row table:style-name="ro2">
          <table:table-cell office:value-type="date" office:date-value="2019-04-17" calcext:value-type="date">
            <text:p>17-Apr-19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551.1" calcext:value-type="float">
            <text:p>551.1</text:p>
          </table:table-cell>
          <table:table-cell office:value-type="float" office:value="232" calcext:value-type="float">
            <text:p>232</text:p>
          </table:table-cell>
          <table:table-cell table:number-columns-repeated="65"/>
        </table:table-row>
        <table:table-row table:style-name="ro2">
          <table:table-cell office:value-type="date" office:date-value="2019-04-29" calcext:value-type="date">
            <text:p>29-Apr-19</text:p>
          </table:table-cell>
          <table:table-cell office:value-type="time" office:time-value="PT11H28M00S" calcext:value-type="time">
            <text:p>11:28</text:p>
          </table:table-cell>
          <table:table-cell office:value-type="float" office:value="171.6" calcext:value-type="float">
            <text:p>171.6</text:p>
          </table:table-cell>
          <table:table-cell table:number-columns-repeated="8"/>
          <table:table-cell table:style-name="ce10" table:formula="of:=[.C338]-[.C339]" office:value-type="float" office:value="247.7" calcext:value-type="float">
            <text:p>247.7</text:p>
          </table:table-cell>
          <table:table-cell table:number-columns-repeated="57"/>
        </table:table-row>
        <table:table-row table:style-name="ro2">
          <table:table-cell office:value-type="date" office:date-value="2019-04-29" calcext:value-type="date">
            <text:p>29-Apr-19</text:p>
          </table:table-cell>
          <table:table-cell office:value-type="time" office:time-value="PT11H28M00S" calcext:value-type="time">
            <text:p>11:28</text:p>
          </table:table-cell>
          <table:table-cell office:value-type="float" office:value="394.7" calcext:value-type="float">
            <text:p>394.7</text:p>
          </table:table-cell>
          <table:table-cell office:value-type="float" office:value="223.1" calcext:value-type="float">
            <text:p>223.1</text:p>
          </table:table-cell>
          <table:table-cell/>
          <table:table-cell table:style-name="ce4" table:formula="of:=[.A328]+[.B328]" office:value-type="date" office:date-value="2019-04-29T11:28:00" calcext:value-type="date">
            <text:p>29-Apr-19</text:p>
          </table:table-cell>
          <table:table-cell table:style-name="ce4" table:formula="of:=[.A329]+[.B329]" office:value-type="date" office:date-value="2019-05-08T13:36:00" calcext:value-type="date">
            <text:p>08-May-19</text:p>
          </table:table-cell>
          <table:table-cell table:style-name="ce10" table:formula="of:=[.C328]" office:value-type="float" office:value="394.7" calcext:value-type="float">
            <text:p>394.7</text:p>
          </table:table-cell>
          <table:table-cell table:style-name="ce10" table:formula="of:=[.C329]" office:value-type="float" office:value="152.3" calcext:value-type="float">
            <text:p>152.3</text:p>
          </table:table-cell>
          <table:table-cell table:style-name="ce4" office:value-type="date" office:date-value="2019-05-01" calcext:value-type="date">
            <text:p>01-May-19</text:p>
          </table:table-cell>
          <table:table-cell table:style-name="ce19" table:formula="of:=[.J328]*(([.I328]-[.H328])/([.G328]-[.F328]))+([.I328]-(([.I328]-[.H328])/([.G328]-[.F328]))*[.G328])" office:value-type="float" office:value="354.102444987977" calcext:value-type="float">
            <text:p>354</text:p>
          </table:table-cell>
          <table:table-cell table:number-columns-repeated="58"/>
        </table:table-row>
        <table:table-row table:style-name="ro2">
          <table:table-cell office:value-type="date" office:date-value="2019-05-08" calcext:value-type="date">
            <text:p>08-May-19</text:p>
          </table:table-cell>
          <table:table-cell office:value-type="time" office:time-value="PT13H36M00S" calcext:value-type="time">
            <text:p>13:36</text:p>
          </table:table-cell>
          <table:table-cell office:value-type="float" office:value="152.3" calcext:value-type="float">
            <text:p>152.3</text:p>
          </table:table-cell>
          <table:table-cell table:number-columns-repeated="8"/>
          <table:table-cell table:style-name="ce10" table:formula="of:=[.C340]-[.C341]" office:value-type="float" office:value="212.6" calcext:value-type="float">
            <text:p>212.6</text:p>
          </table:table-cell>
          <table:table-cell table:number-columns-repeated="57"/>
        </table:table-row>
        <table:table-row table:style-name="ro2">
          <table:table-cell office:value-type="date" office:date-value="2019-05-08" calcext:value-type="date">
            <text:p>08-May-19</text:p>
          </table:table-cell>
          <table:table-cell office:value-type="time" office:time-value="PT13H36M00S" calcext:value-type="time">
            <text:p>13:36</text:p>
          </table:table-cell>
          <table:table-cell office:value-type="float" office:value="428.9" calcext:value-type="float">
            <text:p>428.9</text:p>
          </table:table-cell>
          <table:table-cell office:value-type="float" office:value="276.6" calcext:value-type="float">
            <text:p>276.6</text:p>
          </table:table-cell>
          <table:table-cell table:number-columns-repeated="7"/>
          <table:table-cell table:style-name="ce19" table:formula="of:=[.H342]-[.K342]" office:value-type="float" office:value="184.839207178913" calcext:value-type="float">
            <text:p>185</text:p>
          </table:table-cell>
          <table:table-cell table:number-columns-repeated="57"/>
        </table:table-row>
        <table:table-row table:style-name="ro2">
          <table:table-cell office:value-type="date" office:date-value="2019-05-17" calcext:value-type="date">
            <text:p>17-May-19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152.9" calcext:value-type="float">
            <text:p>152.9</text:p>
          </table:table-cell>
          <table:table-cell table:number-columns-repeated="8"/>
          <table:table-cell table:style-name="ce10" table:formula="of:=[.K342]-[.C343]" office:value-type="float" office:value="44.7607928210869" calcext:value-type="float">
            <text:p>44.8</text:p>
          </table:table-cell>
          <table:table-cell table:number-columns-repeated="57"/>
        </table:table-row>
        <table:table-row table:style-name="ro2">
          <table:table-cell office:value-type="date" office:date-value="2019-05-17" calcext:value-type="date">
            <text:p>17-May-19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403.6" calcext:value-type="float">
            <text:p>403.6</text:p>
          </table:table-cell>
          <table:table-cell office:value-type="float" office:value="250.7" calcext:value-type="float">
            <text:p>250.7</text:p>
          </table:table-cell>
          <table:table-cell table:number-columns-repeated="65"/>
        </table:table-row>
        <table:table-row table:style-name="ro2">
          <table:table-cell office:value-type="date" office:date-value="2019-05-25" calcext:value-type="date">
            <text:p>25-May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152.9" calcext:value-type="float">
            <text:p>152.9</text:p>
          </table:table-cell>
          <table:table-cell table:number-columns-repeated="8"/>
          <table:table-cell table:style-name="ce10" table:formula="of:=[.C344]-[.C345]" office:value-type="float" office:value="237.4" calcext:value-type="float">
            <text:p>237.4</text:p>
          </table:table-cell>
          <table:table-cell table:number-columns-repeated="57"/>
        </table:table-row>
        <table:table-row table:style-name="ro2">
          <table:table-cell office:value-type="date" office:date-value="2019-05-25" calcext:value-type="date">
            <text:p>25-May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374.3" calcext:value-type="float">
            <text:p>374.3</text:p>
          </table:table-cell>
          <table:table-cell office:value-type="float" office:value="232" calcext:value-type="float">
            <text:p>232</text:p>
          </table:table-cell>
          <table:table-cell/>
          <table:table-cell table:style-name="ce4" table:formula="of:=[.A334]+[.B334]" office:value-type="date" office:date-value="2019-05-25T10:22:00" calcext:value-type="date">
            <text:p>25-May-19</text:p>
          </table:table-cell>
          <table:table-cell table:style-name="ce4" table:formula="of:=[.A335]+[.B335]" office:value-type="date" office:date-value="2019-06-02T13:28:00" calcext:value-type="date">
            <text:p>02-Jun-19</text:p>
          </table:table-cell>
          <table:table-cell table:style-name="ce10" table:formula="of:=[.C334]" office:value-type="float" office:value="374.3" calcext:value-type="float">
            <text:p>374.3</text:p>
          </table:table-cell>
          <table:table-cell table:style-name="ce10" table:formula="of:=[.C335]" office:value-type="float" office:value="92" calcext:value-type="float">
            <text:p>92.0</text:p>
          </table:table-cell>
          <table:table-cell table:style-name="ce4" office:value-type="date" office:date-value="2019-06-01" calcext:value-type="date">
            <text:p>01-Jun-19</text:p>
          </table:table-cell>
          <table:table-cell table:style-name="ce19" table:formula="of:=[.J334]*(([.I334]-[.H334])/([.G334]-[.F334]))+([.I334]-(([.I334]-[.H334])/([.G334]-[.F334]))*[.G334])" office:value-type="float" office:value="146.212403895566" calcext:value-type="float">
            <text:p>146</text:p>
          </table:table-cell>
          <table:table-cell table:number-columns-repeated="58"/>
        </table:table-row>
        <table:table-row table:style-name="ro2">
          <table:table-cell office:value-type="date" office:date-value="2019-06-02" calcext:value-type="date">
            <text:p>02-Jun-19</text:p>
          </table:table-cell>
          <table:table-cell office:value-type="time" office:time-value="PT13H28M00S" calcext:value-type="time">
            <text:p>13:28</text:p>
          </table:table-cell>
          <table:table-cell office:value-type="float" office:value="92" calcext:value-type="float">
            <text:p>92</text:p>
          </table:table-cell>
          <table:table-cell table:number-columns-repeated="8"/>
          <table:table-cell table:style-name="ce10" table:formula="of:=[.C346]-[.C347]" office:value-type="float" office:value="125.6" calcext:value-type="float">
            <text:p>125.6</text:p>
          </table:table-cell>
          <table:table-cell table:number-columns-repeated="57"/>
        </table:table-row>
        <table:table-row table:style-name="ro2">
          <table:table-cell office:value-type="date" office:date-value="2019-06-02" calcext:value-type="date">
            <text:p>02-Jun-19</text:p>
          </table:table-cell>
          <table:table-cell office:value-type="time" office:time-value="PT13H28M00S" calcext:value-type="time">
            <text:p>13:28</text:p>
          </table:table-cell>
          <table:table-cell office:value-type="float" office:value="368.6" calcext:value-type="float">
            <text:p>368.6</text:p>
          </table:table-cell>
          <table:table-cell office:value-type="float" office:value="276.6" calcext:value-type="float">
            <text:p>276.6</text:p>
          </table:table-cell>
          <table:table-cell table:number-columns-repeated="65"/>
        </table:table-row>
        <table:table-row table:style-name="ro2">
          <table:table-cell office:value-type="date" office:date-value="2019-06-10" calcext:value-type="date">
            <text:p>10-Jun-19</text:p>
          </table:table-cell>
          <table:table-cell office:value-type="time" office:time-value="PT07H13M00S" calcext:value-type="time">
            <text:p>07:13</text:p>
          </table:table-cell>
          <table:table-cell office:value-type="float" office:value="73.2" calcext:value-type="float">
            <text:p>73.2</text:p>
          </table:table-cell>
          <table:table-cell table:number-columns-repeated="8"/>
          <table:table-cell table:style-name="ce10" table:formula="of:=[.C348]-[.C349]" office:value-type="float" office:value="249.6" calcext:value-type="float">
            <text:p>249.6</text:p>
          </table:table-cell>
          <table:table-cell table:number-columns-repeated="57"/>
        </table:table-row>
        <table:table-row table:style-name="ro2">
          <table:table-cell office:value-type="date" office:date-value="2019-06-10" calcext:value-type="date">
            <text:p>10-Jun-19</text:p>
          </table:table-cell>
          <table:table-cell office:value-type="time" office:time-value="PT07H13M00S" calcext:value-type="time">
            <text:p>07:13</text:p>
          </table:table-cell>
          <table:table-cell office:value-type="float" office:value="323.8" calcext:value-type="float">
            <text:p>323.8</text:p>
          </table:table-cell>
          <table:table-cell office:value-type="float" office:value="250.7" calcext:value-type="float">
            <text:p>250.7</text:p>
          </table:table-cell>
          <table:table-cell table:number-columns-repeated="65"/>
        </table:table-row>
        <table:table-row table:style-name="ro2">
          <table:table-cell office:value-type="date" office:date-value="2019-06-19" calcext:value-type="date">
            <text:p>19-Jun-19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76.1" calcext:value-type="float">
            <text:p>76.1</text:p>
          </table:table-cell>
          <table:table-cell table:number-columns-repeated="8"/>
          <table:table-cell table:style-name="ce10" table:formula="of:=[.C350]-[.C351]" office:value-type="float" office:value="259.8" calcext:value-type="float">
            <text:p>259.8</text:p>
          </table:table-cell>
          <table:table-cell table:number-columns-repeated="57"/>
        </table:table-row>
        <table:table-row table:style-name="ro2">
          <table:table-cell office:value-type="date" office:date-value="2019-06-19" calcext:value-type="date">
            <text:p>19-Jun-19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308" calcext:value-type="float">
            <text:p>308</text:p>
          </table:table-cell>
          <table:table-cell office:value-type="float" office:value="232" calcext:value-type="float">
            <text:p>232</text:p>
          </table:table-cell>
          <table:table-cell table:number-columns-repeated="7"/>
          <table:table-cell table:style-name="ce19" table:formula="of:=[.H352]-[.K352]" office:value-type="float" office:value="57.9498328206828" calcext:value-type="float">
            <text:p>58</text:p>
          </table:table-cell>
          <table:table-cell table:number-columns-repeated="57"/>
        </table:table-row>
        <table:table-row table:style-name="ro2">
          <table:table-cell office:value-type="date" office:date-value="2019-06-25" calcext:value-type="date">
            <text:p>25-Jun-19</text:p>
          </table:table-cell>
          <table:table-cell office:value-type="time" office:time-value="PT07H56M00S" calcext:value-type="time">
            <text:p>07:56</text:p>
          </table:table-cell>
          <table:table-cell office:value-type="float" office:value="95.4" calcext:value-type="float">
            <text:p>95.4</text:p>
          </table:table-cell>
          <table:table-cell table:number-columns-repeated="8"/>
          <table:table-cell table:style-name="ce10" table:formula="of:=[.K352]-[.C353]" office:value-type="float" office:value="164.650167179317" calcext:value-type="float">
            <text:p>164.7</text:p>
          </table:table-cell>
          <table:table-cell table:number-columns-repeated="57"/>
        </table:table-row>
        <table:table-row table:style-name="ro2">
          <table:table-cell office:value-type="date" office:date-value="2019-06-25" calcext:value-type="date">
            <text:p>25-Jun-19</text:p>
          </table:table-cell>
          <table:table-cell office:value-type="time" office:time-value="PT07H56M00S" calcext:value-type="time">
            <text:p>07:56</text:p>
          </table:table-cell>
          <table:table-cell office:value-type="float" office:value="318.5" calcext:value-type="float">
            <text:p>318.5</text:p>
          </table:table-cell>
          <table:table-cell office:value-type="float" office:value="223.1" calcext:value-type="float">
            <text:p>223.1</text:p>
          </table:table-cell>
          <table:table-cell/>
          <table:table-cell table:style-name="ce4" table:formula="of:=[.A342]+[.B342]" office:value-type="date" office:date-value="2019-06-25T07:56:00" calcext:value-type="date">
            <text:p>25-Jun-19</text:p>
          </table:table-cell>
          <table:table-cell table:style-name="ce4" table:formula="of:=[.A343]+[.B343]" office:value-type="date" office:date-value="2019-07-02T08:57:00" calcext:value-type="date">
            <text:p>02-Jul-19</text:p>
          </table:table-cell>
          <table:table-cell table:style-name="ce10" table:formula="of:=[.C342]" office:value-type="float" office:value="318.5" calcext:value-type="float">
            <text:p>318.5</text:p>
          </table:table-cell>
          <table:table-cell table:style-name="ce10" table:formula="of:=[.C343]" office:value-type="float" office:value="88.9" calcext:value-type="float">
            <text:p>88.9</text:p>
          </table:table-cell>
          <table:table-cell table:style-name="ce4" office:value-type="date" office:date-value="2019-07-01" calcext:value-type="date">
            <text:p>01-Jul-19</text:p>
          </table:table-cell>
          <table:table-cell table:style-name="ce19" table:formula="of:=[.J342]*(([.I342]-[.H342])/([.G342]-[.F342]))+([.I342]-(([.I342]-[.H342])/([.G342]-[.F342]))*[.G342])" office:value-type="float" office:value="133.660792821087" calcext:value-type="float">
            <text:p>134</text:p>
          </table:table-cell>
          <table:table-cell table:number-columns-repeated="58"/>
        </table:table-row>
        <table:table-row table:style-name="ro2">
          <table:table-cell office:value-type="date" office:date-value="2019-07-02" calcext:value-type="date">
            <text:p>02-Jul-19</text:p>
          </table:table-cell>
          <table:table-cell office:value-type="time" office:time-value="PT08H57M00S" calcext:value-type="time">
            <text:p>08:57</text:p>
          </table:table-cell>
          <table:table-cell office:value-type="float" office:value="88.9" calcext:value-type="float">
            <text:p>88.9</text:p>
          </table:table-cell>
          <table:table-cell table:number-columns-repeated="8"/>
          <table:table-cell table:style-name="ce10" table:formula="of:=[.C354]-[.C355]" office:value-type="float" office:value="272.6" calcext:value-type="float">
            <text:p>272.6</text:p>
          </table:table-cell>
          <table:table-cell table:number-columns-repeated="57"/>
        </table:table-row>
        <table:table-row table:style-name="ro2">
          <table:table-cell office:value-type="date" office:date-value="2019-07-02" calcext:value-type="date">
            <text:p>02-Jul-19</text:p>
          </table:table-cell>
          <table:table-cell office:value-type="time" office:time-value="PT08H57M00S" calcext:value-type="time">
            <text:p>08:57</text:p>
          </table:table-cell>
          <table:table-cell office:value-type="float" office:value="312" calcext:value-type="float">
            <text:p>312</text:p>
          </table:table-cell>
          <table:table-cell office:value-type="float" office:value="223.1" calcext:value-type="float">
            <text:p>223.1</text:p>
          </table:table-cell>
          <table:table-cell table:number-columns-repeated="65"/>
        </table:table-row>
        <table:table-row table:style-name="ro2">
          <table:table-cell office:value-type="date" office:date-value="2019-07-11" calcext:value-type="date">
            <text:p>11-Jul-19</text:p>
          </table:table-cell>
          <table:table-cell office:value-type="time" office:time-value="PT07H48M00S" calcext:value-type="time">
            <text:p>07:48</text:p>
          </table:table-cell>
          <table:table-cell office:value-type="float" office:value="74.6" calcext:value-type="float">
            <text:p>74.6</text:p>
          </table:table-cell>
          <table:table-cell table:number-columns-repeated="8"/>
          <table:table-cell table:style-name="ce10" table:formula="of:=[.C356]-[.C357]" office:value-type="float" office:value="285.5" calcext:value-type="float">
            <text:p>285.5</text:p>
          </table:table-cell>
          <table:table-cell table:number-columns-repeated="57"/>
        </table:table-row>
        <table:table-row table:style-name="ro2">
          <table:table-cell office:value-type="date" office:date-value="2019-07-11" calcext:value-type="date">
            <text:p>11-Jul-19</text:p>
          </table:table-cell>
          <table:table-cell office:value-type="time" office:time-value="PT07H48M00S" calcext:value-type="time">
            <text:p>07:48</text:p>
          </table:table-cell>
          <table:table-cell office:value-type="float" office:value="282.4" calcext:value-type="float">
            <text:p>282.4</text:p>
          </table:table-cell>
          <table:table-cell office:value-type="float" office:value="207.8" calcext:value-type="float">
            <text:p>207.8</text:p>
          </table:table-cell>
          <table:table-cell table:number-columns-repeated="7"/>
          <table:table-cell table:style-name="ce19" table:formula="of:=[.H358]-[.K358]" office:value-type="float" office:value="112.317654651962" calcext:value-type="float">
            <text:p>112</text:p>
          </table:table-cell>
          <table:table-cell table:number-columns-repeated="57"/>
        </table:table-row>
        <table:table-row table:style-name="ro2">
          <table:table-cell office:value-type="date" office:date-value="2019-07-14" calcext:value-type="date">
            <text:p>14-Jul-19</text:p>
          </table:table-cell>
          <table:table-cell office:value-type="time" office:time-value="PT12H52M00S" calcext:value-type="time">
            <text:p>12:52</text:p>
          </table:table-cell>
          <table:table-cell office:value-type="float" office:value="156.8" calcext:value-type="float">
            <text:p>156.8</text:p>
          </table:table-cell>
          <table:table-cell table:number-columns-repeated="8"/>
          <table:table-cell table:style-name="ce10" table:formula="of:=[.K358]-[.C359]" office:value-type="float" office:value="97.5823453480378" calcext:value-type="float">
            <text:p>97.6</text:p>
          </table:table-cell>
          <table:table-cell table:number-columns-repeated="57"/>
        </table:table-row>
        <table:table-row table:style-name="ro2">
          <table:table-cell office:value-type="date" office:date-value="2019-07-14" calcext:value-type="date">
            <text:p>14-Jul-19</text:p>
          </table:table-cell>
          <table:table-cell office:value-type="time" office:time-value="PT12H52M00S" calcext:value-type="time">
            <text:p>12:52</text:p>
          </table:table-cell>
          <table:table-cell office:value-type="float" office:value="395.3" calcext:value-type="float">
            <text:p>395.3</text:p>
          </table:table-cell>
          <table:table-cell office:value-type="float" office:value="238.5" calcext:value-type="float">
            <text:p>238.5</text:p>
          </table:table-cell>
          <table:table-cell table:number-columns-repeated="65"/>
        </table:table-row>
        <table:table-row table:style-name="ro2">
          <table:table-cell office:value-type="date" office:date-value="2019-07-21" calcext:value-type="date">
            <text:p>21-Jul-19</text:p>
          </table:table-cell>
          <table:table-cell office:value-type="time" office:time-value="PT10H24M00S" calcext:value-type="time">
            <text:p>10:24</text:p>
          </table:table-cell>
          <table:table-cell office:value-type="float" office:value="145.7" calcext:value-type="float">
            <text:p>145.7</text:p>
          </table:table-cell>
          <table:table-cell table:number-columns-repeated="8"/>
          <table:table-cell table:style-name="ce10" table:formula="of:=[.C360]-[.C361]" office:value-type="float" office:value="273.9" calcext:value-type="float">
            <text:p>273.9</text:p>
          </table:table-cell>
          <table:table-cell table:number-columns-repeated="57"/>
        </table:table-row>
        <table:table-row table:style-name="ro2">
          <table:table-cell office:value-type="date" office:date-value="2019-07-21" calcext:value-type="date">
            <text:p>21-Jul-19</text:p>
          </table:table-cell>
          <table:table-cell office:value-type="time" office:time-value="PT10H24M00S" calcext:value-type="time">
            <text:p>10:24</text:p>
          </table:table-cell>
          <table:table-cell office:value-type="float" office:value="378.2" calcext:value-type="float">
            <text:p>378.2</text:p>
          </table:table-cell>
          <table:table-cell office:value-type="float" office:value="232.5" calcext:value-type="float">
            <text:p>232.5</text:p>
          </table:table-cell>
          <table:table-cell table:number-columns-repeated="65"/>
        </table:table-row>
        <table:table-row table:style-name="ro2">
          <table:table-cell office:value-type="date" office:date-value="2019-07-29" calcext:value-type="date">
            <text:p>29-Jul-19</text:p>
          </table:table-cell>
          <table:table-cell office:value-type="time" office:time-value="PT07H07M00S" calcext:value-type="time">
            <text:p>07:07</text:p>
          </table:table-cell>
          <table:table-cell office:value-type="float" office:value="118.4" calcext:value-type="float">
            <text:p>118.4</text:p>
          </table:table-cell>
          <table:table-cell table:number-columns-repeated="8"/>
          <table:table-cell table:style-name="ce10" table:formula="of:=[.C362]-[.C363]" office:value-type="float" office:value="185.1" calcext:value-type="float">
            <text:p>185.1</text:p>
          </table:table-cell>
          <table:table-cell table:number-columns-repeated="57"/>
        </table:table-row>
        <table:table-row table:style-name="ro2">
          <table:table-cell office:value-type="date" office:date-value="2019-07-29" calcext:value-type="date">
            <text:p>29-Jul-19</text:p>
          </table:table-cell>
          <table:table-cell office:value-type="time" office:time-value="PT07H07M00S" calcext:value-type="time">
            <text:p>07:07</text:p>
          </table:table-cell>
          <table:table-cell office:value-type="float" office:value="316" calcext:value-type="float">
            <text:p>316</text:p>
          </table:table-cell>
          <table:table-cell office:value-type="float" office:value="197.6" calcext:value-type="float">
            <text:p>197.6</text:p>
          </table:table-cell>
          <table:table-cell/>
          <table:table-cell table:style-name="ce4" table:formula="of:=[.A352]+[.B352]" office:value-type="date" office:date-value="2019-07-29T07:07:00" calcext:value-type="date">
            <text:p>29-Jul-19</text:p>
          </table:table-cell>
          <table:table-cell table:style-name="ce4" table:formula="of:=[.A353]+[.B353]" office:value-type="date" office:date-value="2019-08-08T16:21:00" calcext:value-type="date">
            <text:p>08-Aug-19</text:p>
          </table:table-cell>
          <table:table-cell table:style-name="ce10" table:formula="of:=[.C352]" office:value-type="float" office:value="316" calcext:value-type="float">
            <text:p>316.0</text:p>
          </table:table-cell>
          <table:table-cell table:style-name="ce10" table:formula="of:=[.C353]" office:value-type="float" office:value="93.4" calcext:value-type="float">
            <text:p>93.4</text:p>
          </table:table-cell>
          <table:table-cell table:style-name="ce4" office:value-type="date" office:date-value="2019-08-01" calcext:value-type="date">
            <text:p>01-Aug-19</text:p>
          </table:table-cell>
          <table:table-cell table:style-name="ce19" table:formula="of:=[.J352]*(([.I352]-[.H352])/([.G352]-[.F352]))+([.I352]-(([.I352]-[.H352])/([.G352]-[.F352]))*[.G352])" office:value-type="float" office:value="258.050167179317" calcext:value-type="float">
            <text:p>258</text:p>
          </table:table-cell>
          <table:table-cell table:number-columns-repeated="58"/>
        </table:table-row>
        <table:table-row table:style-name="ro2">
          <table:table-cell office:value-type="date" office:date-value="2019-08-08" calcext:value-type="date">
            <text:p>08-Aug-19</text:p>
          </table:table-cell>
          <table:table-cell office:value-type="time" office:time-value="PT16H21M00S" calcext:value-type="time">
            <text:p>16:21</text:p>
          </table:table-cell>
          <table:table-cell office:value-type="float" office:value="93.4" calcext:value-type="float">
            <text:p>93.4</text:p>
          </table:table-cell>
          <table:table-cell table:number-columns-repeated="66"/>
        </table:table-row>
        <table:table-row table:style-name="ro2">
          <table:table-cell office:value-type="date" office:date-value="2019-08-08" calcext:value-type="date">
            <text:p>08-Aug-19</text:p>
          </table:table-cell>
          <table:table-cell office:value-type="time" office:time-value="PT16H21M00S" calcext:value-type="time">
            <text:p>16:21</text:p>
          </table:table-cell>
          <table:table-cell office:value-type="float" office:value="370" calcext:value-type="float">
            <text:p>370</text:p>
          </table:table-cell>
          <table:table-cell office:value-type="float" office:value="276.6" calcext:value-type="float">
            <text:p>276.6</text:p>
          </table:table-cell>
          <table:table-cell table:number-columns-repeated="7"/>
          <table:table-cell table:style-name="ce10" table:formula="of:=[.C365]-[.C366]" office:value-type="float" office:value="152.7" calcext:value-type="float">
            <text:p>152.7</text:p>
          </table:table-cell>
          <table:table-cell table:number-columns-repeated="57"/>
        </table:table-row>
        <table:table-row table:style-name="ro2">
          <table:table-cell office:value-type="date" office:date-value="2019-08-17" calcext:value-type="date">
            <text:p>17-Aug-19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97.4" calcext:value-type="float">
            <text:p>97.4</text:p>
          </table:table-cell>
          <table:table-cell table:number-columns-repeated="8"/>
          <table:table-cell table:style-name="ce19" table:formula="of:=[.H367]-[.K367]" office:value-type="float" office:value="72.1696895711124" calcext:value-type="float">
            <text:p>72</text:p>
          </table:table-cell>
          <table:table-cell table:number-columns-repeated="57"/>
        </table:table-row>
        <table:table-row table:style-name="ro2">
          <table:table-cell office:value-type="date" office:date-value="2019-08-17" calcext:value-type="date">
            <text:p>17-Aug-19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348.1" calcext:value-type="float">
            <text:p>348.1</text:p>
          </table:table-cell>
          <table:table-cell office:value-type="float" office:value="250.7" calcext:value-type="float">
            <text:p>250.7</text:p>
          </table:table-cell>
          <table:table-cell table:number-columns-repeated="7"/>
          <table:table-cell table:style-name="ce10" table:formula="of:=[.K367]-[.C368]" office:value-type="float" office:value="154.830310428888" calcext:value-type="float">
            <text:p>154.8</text:p>
          </table:table-cell>
          <table:table-cell table:number-columns-repeated="57"/>
        </table:table-row>
        <table:table-row table:style-name="ro2">
          <table:table-cell office:value-type="date" office:date-value="2019-08-28" calcext:value-type="date">
            <text:p>28-Aug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62.6" calcext:value-type="float">
            <text:p>62.6</text:p>
          </table:table-cell>
          <table:table-cell table:number-columns-repeated="66"/>
        </table:table-row>
        <table:table-row table:style-name="ro2">
          <table:table-cell office:value-type="date" office:date-value="2019-08-28" calcext:value-type="date">
            <text:p>28-Aug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294.6" calcext:value-type="float">
            <text:p>294.6</text:p>
          </table:table-cell>
          <table:table-cell office:value-type="float" office:value="232" calcext:value-type="float">
            <text:p>232</text:p>
          </table:table-cell>
          <table:table-cell/>
          <table:table-cell table:style-name="ce4" table:formula="of:=[.A358]+[.B358]" office:value-type="date" office:date-value="2019-08-28T06:11:00" calcext:value-type="date">
            <text:p>28-Aug-19</text:p>
          </table:table-cell>
          <table:table-cell table:style-name="ce4" table:formula="of:=[.A359]+[.B359]" office:value-type="date" office:date-value="2019-09-04T06:02:00" calcext:value-type="date">
            <text:p>04-Sep-19</text:p>
          </table:table-cell>
          <table:table-cell table:style-name="ce10" table:formula="of:=[.C358]" office:value-type="float" office:value="294.6" calcext:value-type="float">
            <text:p>294.6</text:p>
          </table:table-cell>
          <table:table-cell table:style-name="ce10" table:formula="of:=[.C359]" office:value-type="float" office:value="84.7" calcext:value-type="float">
            <text:p>84.7</text:p>
          </table:table-cell>
          <table:table-cell table:style-name="ce4" office:value-type="date" office:date-value="2019-09-01" calcext:value-type="date">
            <text:p>01-Sep-19</text:p>
          </table:table-cell>
          <table:table-cell table:style-name="ce19" table:formula="of:=[.J358]*(([.I358]-[.H358])/([.G358]-[.F358]))+([.I358]-(([.I358]-[.H358])/([.G358]-[.F358]))*[.G358])" office:value-type="float" office:value="182.282345348038" calcext:value-type="float">
            <text:p>182</text:p>
          </table:table-cell>
          <table:table-cell table:style-name="ce10" table:formula="of:=[.C369]-[.C370]" office:value-type="float" office:value="281.6" calcext:value-type="float">
            <text:p>281.6</text:p>
          </table:table-cell>
          <table:table-cell table:number-columns-repeated="57"/>
        </table:table-row>
        <table:table-row table:style-name="ro2">
          <table:table-cell office:value-type="date" office:date-value="2019-09-04" calcext:value-type="date">
            <text:p>04-Sep-19</text:p>
          </table:table-cell>
          <table:table-cell office:value-type="time" office:time-value="PT06H02M00S" calcext:value-type="time">
            <text:p>06:02</text:p>
          </table:table-cell>
          <table:table-cell office:value-type="float" office:value="84.7" calcext:value-type="float">
            <text:p>84.7</text:p>
          </table:table-cell>
          <table:table-cell table:number-columns-repeated="66"/>
        </table:table-row>
        <table:table-row table:style-name="ro2">
          <table:table-cell office:value-type="date" office:date-value="2019-09-04" calcext:value-type="date">
            <text:p>04-Sep-19</text:p>
          </table:table-cell>
          <table:table-cell office:value-type="time" office:time-value="PT06H02M00S" calcext:value-type="time">
            <text:p>06:02</text:p>
          </table:table-cell>
          <table:table-cell office:value-type="float" office:value="331" calcext:value-type="float">
            <text:p>331</text:p>
          </table:table-cell>
          <table:table-cell office:value-type="float" office:value="246.3" calcext:value-type="float">
            <text:p>246.3</text:p>
          </table:table-cell>
          <table:table-cell table:number-columns-repeated="7"/>
          <table:table-cell table:style-name="ce10" table:formula="of:=[.C371]-[.C372]" office:value-type="float" office:value="234.6" calcext:value-type="float">
            <text:p>234.6</text:p>
          </table:table-cell>
          <table:table-cell table:number-columns-repeated="57"/>
        </table:table-row>
        <table:table-row table:style-name="ro2">
          <table:table-cell office:value-type="date" office:date-value="2019-09-13" calcext:value-type="date">
            <text:p>13-Sep-19</text:p>
          </table:table-cell>
          <table:table-cell office:value-type="time" office:time-value="PT17H01M00S" calcext:value-type="time">
            <text:p>17:01</text:p>
          </table:table-cell>
          <table:table-cell office:value-type="float" office:value="57.1" calcext:value-type="float">
            <text:p>57.1</text:p>
          </table:table-cell>
          <table:table-cell table:number-columns-repeated="66"/>
        </table:table-row>
        <table:table-row table:style-name="ro2">
          <table:table-cell office:value-type="date" office:date-value="2019-09-13" calcext:value-type="date">
            <text:p>13-Sep-19</text:p>
          </table:table-cell>
          <table:table-cell office:value-type="time" office:time-value="PT17H01M00S" calcext:value-type="time">
            <text:p>17:01</text:p>
          </table:table-cell>
          <table:table-cell office:value-type="float" office:value="282.4" calcext:value-type="float">
            <text:p>282.4</text:p>
          </table:table-cell>
          <table:table-cell office:value-type="float" office:value="225.3" calcext:value-type="float">
            <text:p>225.3</text:p>
          </table:table-cell>
          <table:table-cell table:number-columns-repeated="7"/>
          <table:table-cell table:style-name="ce10" table:formula="of:=[.C373]-[.C374]" office:value-type="float" office:value="155.3" calcext:value-type="float">
            <text:p>155.3</text:p>
          </table:table-cell>
          <table:table-cell table:number-columns-repeated="57"/>
        </table:table-row>
        <table:table-row table:style-name="ro2">
          <table:table-cell office:value-type="date" office:date-value="2019-09-20" calcext:value-type="date">
            <text:p>20-Sep-19</text:p>
          </table:table-cell>
          <table:table-cell office:value-type="time" office:time-value="PT06H39M00S" calcext:value-type="time">
            <text:p>06:39</text:p>
          </table:table-cell>
          <table:table-cell office:value-type="float" office:value="97.3" calcext:value-type="float">
            <text:p>97.3</text:p>
          </table:table-cell>
          <table:table-cell table:number-columns-repeated="8"/>
          <table:table-cell table:style-name="ce19" table:formula="of:=[.H375]-[.K375]" office:value-type="float" office:value="46.4517696043477" calcext:value-type="float">
            <text:p>46</text:p>
          </table:table-cell>
          <table:table-cell table:number-columns-repeated="57"/>
        </table:table-row>
        <table:table-row table:style-name="ro2">
          <table:table-cell office:value-type="date" office:date-value="2019-09-20" calcext:value-type="date">
            <text:p>20-Sep-19</text:p>
          </table:table-cell>
          <table:table-cell office:value-type="time" office:time-value="PT06H39M00S" calcext:value-type="time">
            <text:p>06:39</text:p>
          </table:table-cell>
          <table:table-cell office:value-type="float" office:value="307.4" calcext:value-type="float">
            <text:p>307.4</text:p>
          </table:table-cell>
          <table:table-cell office:value-type="float" office:value="210.2" calcext:value-type="float">
            <text:p>210.2</text:p>
          </table:table-cell>
          <table:table-cell table:number-columns-repeated="7"/>
          <table:table-cell table:style-name="ce10" table:formula="of:=[.K375]-[.C376]" office:value-type="float" office:value="197.448230395652" calcext:value-type="float">
            <text:p>197.4</text:p>
          </table:table-cell>
          <table:table-cell table:number-columns-repeated="57"/>
        </table:table-row>
        <table:table-row table:style-name="ro2">
          <table:table-cell office:value-type="date" office:date-value="2019-09-23" calcext:value-type="date">
            <text:p>23-Sep-19</text:p>
          </table:table-cell>
          <table:table-cell office:value-type="time" office:time-value="PT18H53M00S" calcext:value-type="time">
            <text:p>18:53</text:p>
          </table:table-cell>
          <table:table-cell office:value-type="float" office:value="266.8" calcext:value-type="float">
            <text:p>266.8</text:p>
          </table:table-cell>
          <table:table-cell office:value-type="float" office:value="210.2" calcext:value-type="float">
            <text:p>210.2</text:p>
          </table:table-cell>
          <table:table-cell table:number-columns-repeated="65"/>
        </table:table-row>
        <table:table-row table:style-name="ro2">
          <table:table-cell office:value-type="date" office:date-value="2019-09-28" calcext:value-type="date">
            <text:p>28-Sep-19</text:p>
          </table:table-cell>
          <table:table-cell office:value-type="time" office:time-value="PT11H14M00S" calcext:value-type="time">
            <text:p>11:14</text:p>
          </table:table-cell>
          <table:table-cell office:value-type="float" office:value="114.1" calcext:value-type="float">
            <text:p>114.1</text:p>
          </table:table-cell>
          <table:table-cell table:number-columns-repeated="8"/>
          <table:table-cell table:style-name="ce10" table:formula="of:=[.C377]-[.C378]" office:value-type="float" office:value="194.2" calcext:value-type="float">
            <text:p>194.2</text:p>
          </table:table-cell>
          <table:table-cell table:number-columns-repeated="57"/>
        </table:table-row>
        <table:table-row table:style-name="ro2">
          <table:table-cell office:value-type="date" office:date-value="2019-09-28" calcext:value-type="date">
            <text:p>28-Sep-19</text:p>
          </table:table-cell>
          <table:table-cell office:value-type="time" office:time-value="PT11H14M00S" calcext:value-type="time">
            <text:p>11:14</text:p>
          </table:table-cell>
          <table:table-cell office:value-type="float" office:value="311.4" calcext:value-type="float">
            <text:p>311.4</text:p>
          </table:table-cell>
          <table:table-cell office:value-type="float" office:value="197.3" calcext:value-type="float">
            <text:p>197.3</text:p>
          </table:table-cell>
          <table:table-cell/>
          <table:table-cell table:style-name="ce4" table:formula="of:=[.A367]+[.B367]" office:value-type="date" office:date-value="2019-09-28T11:14:00" calcext:value-type="date">
            <text:p>28-Sep-19</text:p>
          </table:table-cell>
          <table:table-cell table:style-name="ce4" table:formula="of:=[.A368]+[.B368]" office:value-type="date" office:date-value="2019-10-06T10:22:00" calcext:value-type="date">
            <text:p>06-Oct-19</text:p>
          </table:table-cell>
          <table:table-cell table:style-name="ce10" table:formula="of:=[.C367]" office:value-type="float" office:value="311.4" calcext:value-type="float">
            <text:p>311.4</text:p>
          </table:table-cell>
          <table:table-cell table:style-name="ce10" table:formula="of:=[.C368]" office:value-type="float" office:value="84.4" calcext:value-type="float">
            <text:p>84.4</text:p>
          </table:table-cell>
          <table:table-cell table:style-name="ce4" office:value-type="date" office:date-value="2019-10-01" calcext:value-type="date">
            <text:p>01-Oct-19</text:p>
          </table:table-cell>
          <table:table-cell table:style-name="ce19" table:formula="of:=[.J367]*(([.I367]-[.H367])/([.G367]-[.F367]))+([.I367]-(([.I367]-[.H367])/([.G367]-[.F367]))*[.G367])" office:value-type="float" office:value="239.230310428888" calcext:value-type="float">
            <text:p>239</text:p>
          </table:table-cell>
          <table:table-cell table:number-columns-repeated="58"/>
        </table:table-row>
        <table:table-row table:style-name="ro2">
          <table:table-cell office:value-type="date" office:date-value="2019-10-06" calcext:value-type="date">
            <text:p>06-Oct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84.4" calcext:value-type="float">
            <text:p>84.4</text:p>
          </table:table-cell>
          <table:table-cell table:number-columns-repeated="66"/>
        </table:table-row>
        <table:table-row table:style-name="ro2">
          <table:table-cell office:value-type="date" office:date-value="2019-10-06" calcext:value-type="date">
            <text:p>06-Oct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330.7" calcext:value-type="float">
            <text:p>330.7</text:p>
          </table:table-cell>
          <table:table-cell office:value-type="float" office:value="246.3" calcext:value-type="float">
            <text:p>246.3</text:p>
          </table:table-cell>
          <table:table-cell table:number-columns-repeated="7"/>
          <table:table-cell table:style-name="ce10" table:formula="of:=[.C380]-[.C381]" office:value-type="float" office:value="240.8" calcext:value-type="float">
            <text:p>240.8</text:p>
          </table:table-cell>
          <table:table-cell table:number-columns-repeated="57"/>
        </table:table-row>
        <table:table-row table:style-name="ro2">
          <table:table-cell office:value-type="date" office:date-value="2019-10-16" calcext:value-type="date">
            <text:p>16-Oct-19</text:p>
          </table:table-cell>
          <table:table-cell office:value-type="time" office:time-value="PT06H56M00S" calcext:value-type="time">
            <text:p>06:56</text:p>
          </table:table-cell>
          <table:table-cell table:formula="of:=274.4-225.3" office:value-type="float" office:value="49.1" calcext:value-type="float">
            <text:p>49.1</text:p>
          </table:table-cell>
          <table:table-cell table:number-columns-repeated="8"/>
          <table:table-cell table:style-name="ce19" table:formula="of:=[.H382]-[.K382]" office:value-type="float" office:value="128.417362179793" calcext:value-type="float">
            <text:p>128</text:p>
          </table:table-cell>
          <table:table-cell table:number-columns-repeated="57"/>
        </table:table-row>
        <table:table-row table:style-name="ro2">
          <table:table-cell office:value-type="date" office:date-value="2019-10-16" calcext:value-type="date">
            <text:p>16-Oct-19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274.4" calcext:value-type="float">
            <text:p>274.4</text:p>
          </table:table-cell>
          <table:table-cell office:value-type="float" office:value="225.3" calcext:value-type="float">
            <text:p>225.3</text:p>
          </table:table-cell>
          <table:table-cell table:number-columns-repeated="7"/>
          <table:table-cell table:style-name="ce10" table:formula="of:=[.K382]-[.C383]" office:value-type="float" office:value="85.6826378202066" calcext:value-type="float">
            <text:p>85.7</text:p>
          </table:table-cell>
          <table:table-cell table:number-columns-repeated="57"/>
        </table:table-row>
        <table:table-row table:style-name="ro2">
          <table:table-cell office:value-type="date" office:date-value="2019-10-25" calcext:value-type="date">
            <text:p>25-Oct-19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39.8" calcext:value-type="float">
            <text:p>39.8</text:p>
          </table:table-cell>
          <table:table-cell table:number-columns-repeated="66"/>
        </table:table-row>
        <table:table-row table:style-name="ro2">
          <table:table-cell office:value-type="date" office:date-value="2019-10-25" calcext:value-type="date">
            <text:p>25-Oct-19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250" calcext:value-type="float">
            <text:p>250</text:p>
          </table:table-cell>
          <table:table-cell office:value-type="float" office:value="210.2" calcext:value-type="float">
            <text:p>210.2</text:p>
          </table:table-cell>
          <table:table-cell table:number-columns-repeated="7"/>
          <table:table-cell table:style-name="ce10" table:formula="of:=[.C384]-[.C385]" office:value-type="float" office:value="220.2" calcext:value-type="float">
            <text:p>220.2</text:p>
          </table:table-cell>
          <table:table-cell table:number-columns-repeated="57"/>
        </table:table-row>
        <table:table-row table:style-name="ro2">
          <table:table-cell office:value-type="date" office:date-value="2019-10-30" calcext:value-type="date">
            <text:p>30-Oct-19</text:p>
          </table:table-cell>
          <table:table-cell office:value-type="time" office:time-value="PT06H50M00S" calcext:value-type="time">
            <text:p>06:50</text:p>
          </table:table-cell>
          <table:table-cell office:value-type="float" office:value="94.7" calcext:value-type="float">
            <text:p>94.7</text:p>
          </table:table-cell>
          <table:table-cell table:number-columns-repeated="66"/>
        </table:table-row>
        <table:table-row table:style-name="ro2">
          <table:table-cell office:value-type="date" office:date-value="2019-10-30" calcext:value-type="date">
            <text:p>30-Oct-19</text:p>
          </table:table-cell>
          <table:table-cell office:value-type="time" office:time-value="PT06H50M00S" calcext:value-type="time">
            <text:p>06:50</text:p>
          </table:table-cell>
          <table:table-cell office:value-type="float" office:value="292" calcext:value-type="float">
            <text:p>292</text:p>
          </table:table-cell>
          <table:table-cell office:value-type="float" office:value="197.3" calcext:value-type="float">
            <text:p>197.3</text:p>
          </table:table-cell>
          <table:table-cell/>
          <table:table-cell table:style-name="ce4" table:formula="of:=[.A375]+[.B375]" office:value-type="date" office:date-value="2019-10-30T06:50:00" calcext:value-type="date">
            <text:p>30-Oct-19</text:p>
          </table:table-cell>
          <table:table-cell table:style-name="ce4" table:formula="of:=[.A376]+[.B376]" office:value-type="date" office:date-value="2019-11-08T06:59:00" calcext:value-type="date">
            <text:p>08-Nov-19</text:p>
          </table:table-cell>
          <table:table-cell table:style-name="ce10" table:formula="of:=[.C375]" office:value-type="float" office:value="292" calcext:value-type="float">
            <text:p>292.0</text:p>
          </table:table-cell>
          <table:table-cell table:style-name="ce10" table:formula="of:=[.C376]" office:value-type="float" office:value="48.1" calcext:value-type="float">
            <text:p>48.1</text:p>
          </table:table-cell>
          <table:table-cell table:style-name="ce4" office:value-type="date" office:date-value="2019-11-01" calcext:value-type="date">
            <text:p>01-Nov-19</text:p>
          </table:table-cell>
          <table:table-cell table:style-name="ce19" table:formula="of:=[.J375]*(([.I375]-[.H375])/([.G375]-[.F375]))+([.I375]-(([.I375]-[.H375])/([.G375]-[.F375]))*[.G375])" office:value-type="float" office:value="245.548230395652" calcext:value-type="float">
            <text:p>246</text:p>
          </table:table-cell>
          <table:table-cell table:style-name="ce10" table:formula="of:=[.C386]-[.C387]" office:value-type="float" office:value="109.5" calcext:value-type="float">
            <text:p>109.5</text:p>
          </table:table-cell>
          <table:table-cell table:number-columns-repeated="57"/>
        </table:table-row>
        <table:table-row table:style-name="ro2">
          <table:table-cell office:value-type="date" office:date-value="2019-11-08" calcext:value-type="date">
            <text:p>08-Nov-19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48.1" calcext:value-type="float">
            <text:p>48.1</text:p>
          </table:table-cell>
          <table:table-cell table:number-columns-repeated="66"/>
        </table:table-row>
        <table:table-row table:style-name="ro2">
          <table:table-cell office:value-type="date" office:date-value="2019-11-08" calcext:value-type="date">
            <text:p>08-Nov-19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294.4" calcext:value-type="float">
            <text:p>294.4</text:p>
          </table:table-cell>
          <table:table-cell office:value-type="float" office:value="246.3" calcext:value-type="float">
            <text:p>246.3</text:p>
          </table:table-cell>
          <table:table-cell table:number-columns-repeated="7"/>
          <table:table-cell table:style-name="ce10" table:formula="of:=[.C388]-[.C389]" office:value-type="float" office:value="300.7" calcext:value-type="float">
            <text:p>300.7</text:p>
          </table:table-cell>
          <table:table-cell table:number-columns-repeated="57"/>
        </table:table-row>
        <table:table-row table:style-name="ro2">
          <table:table-cell office:value-type="date" office:date-value="2019-11-15" calcext:value-type="date">
            <text:p>15-Nov-19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100.2" calcext:value-type="float">
            <text:p>100.2</text:p>
          </table:table-cell>
          <table:table-cell table:number-columns-repeated="8"/>
          <table:table-cell table:style-name="ce19" table:formula="of:=[.H390]-[.K390]" office:value-type="float" office:value="57.4075718534644" calcext:value-type="float">
            <text:p>57</text:p>
          </table:table-cell>
          <table:table-cell table:number-columns-repeated="57"/>
        </table:table-row>
        <table:table-row table:style-name="ro2">
          <table:table-cell office:value-type="date" office:date-value="2019-11-15" calcext:value-type="date">
            <text:p>15-Nov-19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325.5" calcext:value-type="float">
            <text:p>325.5</text:p>
          </table:table-cell>
          <table:table-cell office:value-type="float" office:value="225.3" calcext:value-type="float">
            <text:p>225.3</text:p>
          </table:table-cell>
          <table:table-cell table:number-columns-repeated="7"/>
          <table:table-cell table:style-name="ce10" table:formula="of:=[.K390]-[.C391]" office:value-type="float" office:value="186.792428146536" calcext:value-type="float">
            <text:p>186.8</text:p>
          </table:table-cell>
          <table:table-cell table:number-columns-repeated="57"/>
        </table:table-row>
        <table:table-row table:style-name="ro2">
          <table:table-cell office:value-type="date" office:date-value="2019-11-17" calcext:value-type="date">
            <text:p>17-Nov-19</text:p>
          </table:table-cell>
          <table:table-cell office:value-type="time" office:time-value="PT16H55M00S" calcext:value-type="time">
            <text:p>16:55</text:p>
          </table:table-cell>
          <table:table-cell office:value-type="float" office:value="297.9" calcext:value-type="float">
            <text:p>297.9</text:p>
          </table:table-cell>
          <table:table-cell office:value-type="float" office:value="225.3" calcext:value-type="float">
            <text:p>225.3</text:p>
          </table:table-cell>
          <table:table-cell table:number-columns-repeated="65"/>
        </table:table-row>
        <table:table-row table:style-name="ro2">
          <table:table-cell office:value-type="date" office:date-value="2019-11-26" calcext:value-type="date">
            <text:p>26-Nov-19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57.1" calcext:value-type="float">
            <text:p>57.1</text:p>
          </table:table-cell>
          <table:table-cell table:number-columns-repeated="8"/>
          <table:table-cell table:style-name="ce10" table:formula="of:=[.C392]-[.C393]" office:value-type="float" office:value="236.4" calcext:value-type="float">
            <text:p>236.4</text:p>
          </table:table-cell>
          <table:table-cell table:number-columns-repeated="57"/>
        </table:table-row>
        <table:table-row table:style-name="ro2">
          <table:table-cell office:value-type="date" office:date-value="2019-11-26" calcext:value-type="date">
            <text:p>26-Nov-19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267.3" calcext:value-type="float">
            <text:p>267.3</text:p>
          </table:table-cell>
          <table:table-cell office:value-type="float" office:value="210.2" calcext:value-type="float">
            <text:p>210.2</text:p>
          </table:table-cell>
          <table:table-cell/>
          <table:table-cell table:style-name="ce4" table:formula="of:=[.A382]+[.B382]" office:value-type="date" office:date-value="2019-11-26T09:34:00" calcext:value-type="date">
            <text:p>26-Nov-19</text:p>
          </table:table-cell>
          <table:table-cell table:style-name="ce4" table:formula="of:=[.A383]+[.B383]" office:value-type="date" office:date-value="2019-12-04T01:41:00" calcext:value-type="date">
            <text:p>04-Dec-19</text:p>
          </table:table-cell>
          <table:table-cell table:style-name="ce10" table:formula="of:=[.C382]" office:value-type="float" office:value="267.3" calcext:value-type="float">
            <text:p>267.3</text:p>
          </table:table-cell>
          <table:table-cell table:style-name="ce10" table:formula="of:=[.C383]" office:value-type="float" office:value="53.2" calcext:value-type="float">
            <text:p>53.2</text:p>
          </table:table-cell>
          <table:table-cell table:style-name="ce4" office:value-type="date" office:date-value="2019-12-01" calcext:value-type="date">
            <text:p>01-Dec-19</text:p>
          </table:table-cell>
          <table:table-cell table:style-name="ce19" table:formula="of:=[.J382]*(([.I382]-[.H382])/([.G382]-[.F382]))+([.I382]-(([.I382]-[.H382])/([.G382]-[.F382]))*[.G382])" office:value-type="float" office:value="138.882637820207" calcext:value-type="float">
            <text:p>139</text:p>
          </table:table-cell>
          <table:table-cell table:number-columns-repeated="58"/>
        </table:table-row>
        <table:table-row table:style-name="ro2">
          <table:table-cell office:value-type="date" office:date-value="2019-12-04" calcext:value-type="date">
            <text:p>04-Dec-19</text:p>
          </table:table-cell>
          <table:table-cell office:value-type="time" office:time-value="PT01H41M00S" calcext:value-type="time">
            <text:p>01:41</text:p>
          </table:table-cell>
          <table:table-cell office:value-type="float" office:value="53.2" calcext:value-type="float">
            <text:p>53.2</text:p>
          </table:table-cell>
          <table:table-cell table:number-columns-repeated="8"/>
          <table:table-cell table:style-name="ce10" table:formula="of:=[.C394]-[.C395]" office:value-type="float" office:value="194.5" calcext:value-type="float">
            <text:p>194.5</text:p>
          </table:table-cell>
          <table:table-cell table:number-columns-repeated="57"/>
        </table:table-row>
        <table:table-row table:style-name="ro2">
          <table:table-cell office:value-type="date" office:date-value="2019-12-04" calcext:value-type="date">
            <text:p>04-Dec-19</text:p>
          </table:table-cell>
          <table:table-cell office:value-type="time" office:time-value="PT01H41M00S" calcext:value-type="time">
            <text:p>01:41</text:p>
          </table:table-cell>
          <table:table-cell office:value-type="float" office:value="299.5" calcext:value-type="float">
            <text:p>299.5</text:p>
          </table:table-cell>
          <table:table-cell office:value-type="float" office:value="246.3" calcext:value-type="float">
            <text:p>246.3</text:p>
          </table:table-cell>
          <table:table-cell table:number-columns-repeated="7"/>
          <table:table-cell table:style-name="ce19" table:formula="of:=[.H396]-[.K396]" office:value-type="float" office:value="154.650011555431" calcext:value-type="float">
            <text:p>155</text:p>
          </table:table-cell>
          <table:table-cell table:number-columns-repeated="57"/>
        </table:table-row>
        <table:table-row table:style-name="ro2">
          <table:table-cell office:value-type="date" office:date-value="2019-12-11" calcext:value-type="date">
            <text:p>11-Dec-19</text:p>
          </table:table-cell>
          <table:table-cell office:value-type="time" office:time-value="PT18H39M00S" calcext:value-type="time">
            <text:p>18:39</text:p>
          </table:table-cell>
          <table:table-cell office:value-type="float" office:value="79.3" calcext:value-type="float">
            <text:p>79.3</text:p>
          </table:table-cell>
          <table:table-cell table:number-columns-repeated="8"/>
          <table:table-cell table:style-name="ce10" table:formula="of:=[.K396]-[.C397]" office:value-type="float" office:value="67.1499884445686" calcext:value-type="float">
            <text:p>67.1</text:p>
          </table:table-cell>
          <table:table-cell table:number-columns-repeated="57"/>
        </table:table-row>
        <table:table-row table:style-name="ro2">
          <table:table-cell office:value-type="date" office:date-value="2019-12-11" calcext:value-type="date">
            <text:p>11-Dec-19</text:p>
          </table:table-cell>
          <table:table-cell office:value-type="time" office:time-value="PT18H39M00S" calcext:value-type="time">
            <text:p>18:39</text:p>
          </table:table-cell>
          <table:table-cell office:value-type="float" office:value="304.6" calcext:value-type="float">
            <text:p>304.6</text:p>
          </table:table-cell>
          <table:table-cell office:value-type="float" office:value="225.3" calcext:value-type="float">
            <text:p>225.3</text:p>
          </table:table-cell>
          <table:table-cell table:number-columns-repeated="65"/>
        </table:table-row>
        <table:table-row table:style-name="ro2">
          <table:table-cell office:value-type="date" office:date-value="2019-12-16" calcext:value-type="date">
            <text:p>16-Dec-19</text:p>
          </table:table-cell>
          <table:table-cell office:value-type="time" office:time-value="PT18H48M00S" calcext:value-type="time">
            <text:p>18:48</text:p>
          </table:table-cell>
          <table:table-cell office:value-type="float" office:value="195.1" calcext:value-type="float">
            <text:p>195.1</text:p>
          </table:table-cell>
          <table:table-cell table:number-columns-repeated="8"/>
          <table:table-cell table:style-name="ce10" table:formula="of:=[.C398]-[.C399]" office:value-type="float" office:value="278.5" calcext:value-type="float">
            <text:p>278.5</text:p>
          </table:table-cell>
          <table:table-cell table:number-columns-repeated="57"/>
        </table:table-row>
        <table:table-row table:style-name="ro2">
          <table:table-cell office:value-type="date" office:date-value="2019-12-16" calcext:value-type="date">
            <text:p>16-Dec-19</text:p>
          </table:table-cell>
          <table:table-cell office:value-type="time" office:time-value="PT18H48M00S" calcext:value-type="time">
            <text:p>18:48</text:p>
          </table:table-cell>
          <table:table-cell office:value-type="float" office:value="405.3" calcext:value-type="float">
            <text:p>405.3</text:p>
          </table:table-cell>
          <table:table-cell office:value-type="float" office:value="210.2" calcext:value-type="float">
            <text:p>210.2</text:p>
          </table:table-cell>
          <table:table-cell table:number-columns-repeated="65"/>
        </table:table-row>
        <table:table-row table:style-name="ro2">
          <table:table-cell office:value-type="date" office:date-value="2019-12-29" calcext:value-type="date">
            <text:p>29-Dec-19</text:p>
          </table:table-cell>
          <table:table-cell office:value-type="time" office:time-value="PT12H42M00S" calcext:value-type="time">
            <text:p>12:42</text:p>
          </table:table-cell>
          <table:table-cell office:value-type="float" office:value="104.6" calcext:value-type="float">
            <text:p>104.6</text:p>
          </table:table-cell>
          <table:table-cell table:number-columns-repeated="8"/>
          <table:table-cell table:style-name="ce10" table:formula="of:=[.C400]-[.C401]" office:value-type="float" office:value="213.7" calcext:value-type="float">
            <text:p>213.7</text:p>
          </table:table-cell>
          <table:table-cell table:number-columns-repeated="57"/>
        </table:table-row>
        <table:table-row table:style-name="ro2">
          <table:table-cell office:value-type="date" office:date-value="2019-12-29" calcext:value-type="date">
            <text:p>29-Dec-19</text:p>
          </table:table-cell>
          <table:table-cell office:value-type="time" office:time-value="PT12H42M00S" calcext:value-type="time">
            <text:p>12:42</text:p>
          </table:table-cell>
          <table:table-cell office:value-type="float" office:value="301.9" calcext:value-type="float">
            <text:p>301.9</text:p>
          </table:table-cell>
          <table:table-cell office:value-type="float" office:value="197.3" calcext:value-type="float">
            <text:p>197.3</text:p>
          </table:table-cell>
          <table:table-cell/>
          <table:table-cell table:style-name="ce4" table:formula="of:=[.A390]+[.B390]" office:value-type="date" office:date-value="2019-12-29T12:42:00" calcext:value-type="date">
            <text:p>29-Dec-19</text:p>
          </table:table-cell>
          <table:table-cell table:style-name="ce4" table:formula="of:=[.A391]+[.B391]" office:value-type="date" office:date-value="2020-01-09T00:57:00" calcext:value-type="date">
            <text:p>09-Jan-20</text:p>
          </table:table-cell>
          <table:table-cell table:style-name="ce10" table:formula="of:=[.C390]" office:value-type="float" office:value="301.9" calcext:value-type="float">
            <text:p>301.9</text:p>
          </table:table-cell>
          <table:table-cell table:style-name="ce10" table:formula="of:=[.C391]" office:value-type="float" office:value="57.7" calcext:value-type="float">
            <text:p>57.7</text:p>
          </table:table-cell>
          <table:table-cell table:style-name="ce4" office:value-type="date" office:date-value="2020-01-01" calcext:value-type="date">
            <text:p>01-Jan-20</text:p>
          </table:table-cell>
          <table:table-cell table:style-name="ce19" table:formula="of:=[.J390]*(([.I390]-[.H390])/([.G390]-[.F390]))+([.I390]-(([.I390]-[.H390])/([.G390]-[.F390]))*[.G390])" office:value-type="float" office:value="244.492428146536" calcext:value-type="float">
            <text:p>244</text:p>
          </table:table-cell>
          <table:table-cell table:style-name="ce19" table:formula="of:=[.H402]-[.K402]" office:value-type="float" office:value="141.847237818968" calcext:value-type="float">
            <text:p>142</text:p>
          </table:table-cell>
          <table:table-cell table:number-columns-repeated="57"/>
        </table:table-row>
        <table:table-row table:style-name="ro2">
          <table:table-cell office:value-type="date" office:date-value="2020-01-09" calcext:value-type="date">
            <text:p>09-Jan-20</text:p>
          </table:table-cell>
          <table:table-cell office:value-type="time" office:time-value="PT00H57M00S" calcext:value-type="time">
            <text:p>00:57</text:p>
          </table:table-cell>
          <table:table-cell office:value-type="float" office:value="57.7" calcext:value-type="float">
            <text:p>57.7</text:p>
          </table:table-cell>
          <table:table-cell table:number-columns-repeated="8"/>
          <table:table-cell table:style-name="ce10" table:formula="of:=[.K402]-[.C403]" office:value-type="float" office:value="48.9527621810325" calcext:value-type="float">
            <text:p>49.0</text:p>
          </table:table-cell>
          <table:table-cell table:number-columns-repeated="57"/>
        </table:table-row>
        <table:table-row table:style-name="ro2">
          <table:table-cell office:value-type="date" office:date-value="2020-01-09" calcext:value-type="date">
            <text:p>09-Jan-20</text:p>
          </table:table-cell>
          <table:table-cell office:value-type="time" office:time-value="PT00H57M00S" calcext:value-type="time">
            <text:p>00:57</text:p>
          </table:table-cell>
          <table:table-cell office:value-type="float" office:value="304" calcext:value-type="float">
            <text:p>304</text:p>
          </table:table-cell>
          <table:table-cell office:value-type="float" office:value="246.3" calcext:value-type="float">
            <text:p>246.3</text:p>
          </table:table-cell>
          <table:table-cell table:number-columns-repeated="65"/>
        </table:table-row>
        <table:table-row table:style-name="ro2">
          <table:table-cell office:value-type="date" office:date-value="2020-01-17" calcext:value-type="date">
            <text:p>17-Jan-20</text:p>
          </table:table-cell>
          <table:table-cell office:value-type="time" office:time-value="PT23H58M00S" calcext:value-type="time">
            <text:p>23:58</text:p>
          </table:table-cell>
          <table:table-cell office:value-type="float" office:value="67.6" calcext:value-type="float">
            <text:p>67.6</text:p>
          </table:table-cell>
          <table:table-cell table:number-columns-repeated="8"/>
          <table:table-cell table:style-name="ce10" table:formula="of:=[.C404]-[.C405]" office:value-type="float" office:value="226.8" calcext:value-type="float">
            <text:p>226.8</text:p>
          </table:table-cell>
          <table:table-cell table:number-columns-repeated="57"/>
        </table:table-row>
        <table:table-row table:style-name="ro2">
          <table:table-cell office:value-type="date" office:date-value="2020-01-17" calcext:value-type="date">
            <text:p>17-Jan-20</text:p>
          </table:table-cell>
          <table:table-cell office:value-type="time" office:time-value="PT23H58M00S" calcext:value-type="time">
            <text:p>23:58</text:p>
          </table:table-cell>
          <table:table-cell office:value-type="float" office:value="292.9" calcext:value-type="float">
            <text:p>292.9</text:p>
          </table:table-cell>
          <table:table-cell office:value-type="float" office:value="225.3" calcext:value-type="float">
            <text:p>225.3</text:p>
          </table:table-cell>
          <table:table-cell table:number-columns-repeated="65"/>
        </table:table-row>
        <table:table-row table:style-name="ro2">
          <table:table-cell office:value-type="date" office:date-value="2020-01-25" calcext:value-type="date">
            <text:p>25-Jan-20</text:p>
          </table:table-cell>
          <table:table-cell office:value-type="time" office:time-value="PT17H09M00S" calcext:value-type="time">
            <text:p>17:09</text:p>
          </table:table-cell>
          <table:table-cell office:value-type="float" office:value="98.4" calcext:value-type="float">
            <text:p>98.4</text:p>
          </table:table-cell>
          <table:table-cell table:number-columns-repeated="8"/>
          <table:table-cell table:style-name="ce10" table:formula="of:=[.C406]-[.C407]" office:value-type="float" office:value="222.1" calcext:value-type="float">
            <text:p>222.1</text:p>
          </table:table-cell>
          <table:table-cell table:number-columns-repeated="57"/>
        </table:table-row>
        <table:table-row table:style-name="ro2">
          <table:table-cell office:value-type="date" office:date-value="2020-01-25" calcext:value-type="date">
            <text:p>25-Jan-20</text:p>
          </table:table-cell>
          <table:table-cell office:value-type="time" office:time-value="PT17H09M00S" calcext:value-type="time">
            <text:p>17:09</text:p>
          </table:table-cell>
          <table:table-cell office:value-type="float" office:value="308.6" calcext:value-type="float">
            <text:p>308.6</text:p>
          </table:table-cell>
          <table:table-cell office:value-type="float" office:value="210.2" calcext:value-type="float">
            <text:p>210.2</text:p>
          </table:table-cell>
          <table:table-cell/>
          <table:table-cell table:style-name="ce4" table:formula="of:=[.A396]+[.B396]" office:value-type="date" office:date-value="2020-01-25T17:09:00" calcext:value-type="date">
            <text:p>25-Jan-20</text:p>
          </table:table-cell>
          <table:table-cell table:style-name="ce4" table:formula="of:=[.A397]+[.B397]" office:value-type="date" office:date-value="2020-02-03T17:30:00" calcext:value-type="date">
            <text:p>03-Feb-20</text:p>
          </table:table-cell>
          <table:table-cell table:style-name="ce10" table:formula="of:=[.C396]" office:value-type="float" office:value="308.6" calcext:value-type="float">
            <text:p>308.6</text:p>
          </table:table-cell>
          <table:table-cell table:style-name="ce10" table:formula="of:=[.C397]" office:value-type="float" office:value="86.8" calcext:value-type="float">
            <text:p>86.8</text:p>
          </table:table-cell>
          <table:table-cell table:style-name="ce4" office:value-type="date" office:date-value="2020-02-01" calcext:value-type="date">
            <text:p>01-Feb-20</text:p>
          </table:table-cell>
          <table:table-cell table:style-name="ce19" table:formula="of:=[.J396]*(([.I396]-[.H396])/([.G396]-[.F396]))+([.I396]-(([.I396]-[.H396])/([.G396]-[.F396]))*[.G396])" office:value-type="float" office:value="153.949988444569" calcext:value-type="float">
            <text:p>154</text:p>
          </table:table-cell>
          <table:table-cell table:number-columns-repeated="58"/>
        </table:table-row>
        <table:table-row table:style-name="ro2">
          <table:table-cell office:value-type="date" office:date-value="2020-02-03" calcext:value-type="date">
            <text:p>03-Feb-20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86.8" calcext:value-type="float">
            <text:p>86.8</text:p>
          </table:table-cell>
          <table:table-cell table:number-columns-repeated="8"/>
          <table:table-cell table:style-name="ce10" table:formula="of:=[.C408]-[.C409]" office:value-type="float" office:value="124.2" calcext:value-type="float">
            <text:p>124.2</text:p>
          </table:table-cell>
          <table:table-cell table:number-columns-repeated="57"/>
        </table:table-row>
        <table:table-row table:style-name="ro2">
          <table:table-cell office:value-type="date" office:date-value="2020-02-03" calcext:value-type="date">
            <text:p>03-Feb-20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333.1" calcext:value-type="float">
            <text:p>333.1</text:p>
          </table:table-cell>
          <table:table-cell office:value-type="float" office:value="246.3" calcext:value-type="float">
            <text:p>246.3</text:p>
          </table:table-cell>
          <table:table-cell table:number-columns-repeated="7"/>
          <table:table-cell table:style-name="ce19" table:formula="of:=[.H410]-[.K410]" office:value-type="float" office:value="109.060304497508" calcext:value-type="float">
            <text:p>109</text:p>
          </table:table-cell>
          <table:table-cell table:number-columns-repeated="57"/>
        </table:table-row>
        <table:table-row table:style-name="ro2">
          <table:table-cell office:value-type="date" office:date-value="2020-02-14" calcext:value-type="date">
            <text:p>14-Feb-20</text:p>
          </table:table-cell>
          <table:table-cell office:value-type="time" office:time-value="PT02H35M00S" calcext:value-type="time">
            <text:p>02:35</text:p>
          </table:table-cell>
          <table:table-cell office:value-type="float" office:value="54.6" calcext:value-type="float">
            <text:p>54.6</text:p>
          </table:table-cell>
          <table:table-cell table:number-columns-repeated="8"/>
          <table:table-cell table:style-name="ce10" table:formula="of:=[.K410]-[.C411]" office:value-type="float" office:value="218.139695502492" calcext:value-type="float">
            <text:p>218.1</text:p>
          </table:table-cell>
          <table:table-cell table:number-columns-repeated="57"/>
        </table:table-row>
        <table:table-row table:style-name="ro2">
          <table:table-cell office:value-type="date" office:date-value="2020-02-14" calcext:value-type="date">
            <text:p>14-Feb-20</text:p>
          </table:table-cell>
          <table:table-cell office:value-type="time" office:time-value="PT02H35M00S" calcext:value-type="time">
            <text:p>02:35</text:p>
          </table:table-cell>
          <table:table-cell office:value-type="float" office:value="279.9" calcext:value-type="float">
            <text:p>279.9</text:p>
          </table:table-cell>
          <table:table-cell office:value-type="float" office:value="225.3" calcext:value-type="float">
            <text:p>225.3</text:p>
          </table:table-cell>
          <table:table-cell table:number-columns-repeated="65"/>
        </table:table-row>
        <table:table-row table:style-name="ro2">
          <table:table-cell office:value-type="date" office:date-value="2020-02-24" calcext:value-type="date">
            <text:p>24-Feb-20</text:p>
          </table:table-cell>
          <table:table-cell office:value-type="time" office:time-value="PT07H11M00S" calcext:value-type="time">
            <text:p>07:11</text:p>
          </table:table-cell>
          <table:table-cell office:value-type="float" office:value="66.2" calcext:value-type="float">
            <text:p>66.2</text:p>
          </table:table-cell>
          <table:table-cell table:number-columns-repeated="8"/>
          <table:table-cell table:style-name="ce10" table:formula="of:=[.C412]-[.C413]" office:value-type="float" office:value="0" calcext:value-type="float">
            <text:p>0.0</text:p>
          </table:table-cell>
          <table:table-cell table:number-columns-repeated="57"/>
        </table:table-row>
        <table:table-row table:style-name="ro2">
          <table:table-cell office:value-type="date" office:date-value="2020-02-24" calcext:value-type="date">
            <text:p>24-Feb-20</text:p>
          </table:table-cell>
          <table:table-cell office:value-type="time" office:time-value="PT07H11M00S" calcext:value-type="time">
            <text:p>07:11</text:p>
          </table:table-cell>
          <table:table-cell office:value-type="float" office:value="276.4" calcext:value-type="float">
            <text:p>276.4</text:p>
          </table:table-cell>
          <table:table-cell office:value-type="float" office:value="210.2" calcext:value-type="float">
            <text:p>210.2</text:p>
          </table:table-cell>
          <table:table-cell/>
          <table:table-cell table:style-name="ce4" table:formula="of:=[.A402]+[.B402]" office:value-type="date" office:date-value="2020-02-24T07:11:00" calcext:value-type="date">
            <text:p>24-Feb-20</text:p>
          </table:table-cell>
          <table:table-cell table:style-name="ce4" table:formula="of:=[.A403]+[.B403]" office:value-type="date" office:date-value="2020-03-02T23:13:00" calcext:value-type="date">
            <text:p>02-Mar-20</text:p>
          </table:table-cell>
          <table:table-cell table:style-name="ce10" table:formula="of:=[.C402]" office:value-type="float" office:value="276.4" calcext:value-type="float">
            <text:p>276.4</text:p>
          </table:table-cell>
          <table:table-cell table:style-name="ce10" table:formula="of:=[.C403]" office:value-type="float" office:value="85.6" calcext:value-type="float">
            <text:p>85.6</text:p>
          </table:table-cell>
          <table:table-cell table:style-name="ce4" office:value-type="date" office:date-value="2020-03-01" calcext:value-type="date">
            <text:p>01-Mar-20</text:p>
          </table:table-cell>
          <table:table-cell table:style-name="ce19" table:formula="of:=[.J402]*(([.I402]-[.H402])/([.G402]-[.F402]))+([.I402]-(([.I402]-[.H402])/([.G402]-[.F402]))*[.G402])" office:value-type="float" office:value="134.552762181032" calcext:value-type="float">
            <text:p>135</text:p>
          </table:table-cell>
          <table:table-cell table:number-columns-repeated="58"/>
        </table:table-row>
        <table:table-row table:style-name="ro2">
          <table:table-cell office:value-type="date" office:date-value="2020-03-02" calcext:value-type="date">
            <text:p>02-Mar-20</text:p>
          </table:table-cell>
          <table:table-cell office:value-type="time" office:time-value="PT23H13M00S" calcext:value-type="time">
            <text:p>23:13</text:p>
          </table:table-cell>
          <table:table-cell office:value-type="float" office:value="85.6" calcext:value-type="float">
            <text:p>85.6</text:p>
          </table:table-cell>
          <table:table-cell table:number-columns-repeated="8"/>
          <table:table-cell table:style-name="ce10" table:formula="of:=[.C414]-[.C415]" office:value-type="float" office:value="482.1" calcext:value-type="float">
            <text:p>482.1</text:p>
          </table:table-cell>
          <table:table-cell table:number-columns-repeated="57"/>
        </table:table-row>
        <table:table-row table:style-name="ro2">
          <table:table-cell office:value-type="date" office:date-value="2020-03-02" calcext:value-type="date">
            <text:p>02-Mar-20</text:p>
          </table:table-cell>
          <table:table-cell office:value-type="time" office:time-value="PT23H13M00S" calcext:value-type="time">
            <text:p>23:13</text:p>
          </table:table-cell>
          <table:table-cell office:value-type="float" office:value="331.9" calcext:value-type="float">
            <text:p>331.9</text:p>
          </table:table-cell>
          <table:table-cell office:value-type="float" office:value="246.3" calcext:value-type="float">
            <text:p>246.3</text:p>
          </table:table-cell>
          <table:table-cell table:number-columns-repeated="65"/>
        </table:table-row>
        <table:table-row table:style-name="ro2">
          <table:table-cell office:value-type="date" office:date-value="2020-03-11" calcext:value-type="date">
            <text:p>11-Mar-20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105.1" calcext:value-type="float">
            <text:p>105.1</text:p>
          </table:table-cell>
          <table:table-cell table:number-columns-repeated="8"/>
          <table:table-cell table:style-name="ce19" table:formula="of:=[.H417]-[.K417]" office:value-type="float" office:value="177.828286823444" calcext:value-type="float">
            <text:p>178</text:p>
          </table:table-cell>
          <table:table-cell table:number-columns-repeated="57"/>
        </table:table-row>
        <table:table-row table:style-name="ro2">
          <table:table-cell office:value-type="date" office:date-value="2020-03-11" calcext:value-type="date">
            <text:p>11-Mar-20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330" calcext:value-type="float">
            <text:p>330</text:p>
          </table:table-cell>
          <table:table-cell office:value-type="float" office:value="225.3" calcext:value-type="float">
            <text:p>225.3</text:p>
          </table:table-cell>
          <table:table-cell table:number-columns-repeated="7"/>
          <table:table-cell table:style-name="ce10" table:formula="of:=[.K417]-[.C418]" office:value-type="float" office:value="99.7717131765559" calcext:value-type="float">
            <text:p>99.8</text:p>
          </table:table-cell>
          <table:table-cell table:number-columns-repeated="57"/>
        </table:table-row>
        <table:table-row table:style-name="ro2">
          <table:table-cell office:value-type="date" office:date-value="2020-03-21" calcext:value-type="date">
            <text:p>21-Mar-20</text:p>
          </table:table-cell>
          <table:table-cell office:value-type="time" office:time-value="PT08H52M00S" calcext:value-type="time">
            <text:p>08:52</text:p>
          </table:table-cell>
          <table:table-cell office:value-type="float" office:value="107.9" calcext:value-type="float">
            <text:p>107.9</text:p>
          </table:table-cell>
          <table:table-cell table:number-columns-repeated="66"/>
        </table:table-row>
        <table:table-row table:style-name="ro2">
          <table:table-cell office:value-type="date" office:date-value="2020-03-21" calcext:value-type="date">
            <text:p>21-Mar-20</text:p>
          </table:table-cell>
          <table:table-cell office:value-type="time" office:time-value="PT08H52M00S" calcext:value-type="time">
            <text:p>08:52</text:p>
          </table:table-cell>
          <table:table-cell office:value-type="float" office:value="318.1" calcext:value-type="float">
            <text:p>318.1</text:p>
          </table:table-cell>
          <table:table-cell office:value-type="float" office:value="210.2" calcext:value-type="float">
            <text:p>210.2</text:p>
          </table:table-cell>
          <table:table-cell table:number-columns-repeated="7"/>
          <table:table-cell table:style-name="ce10" table:formula="of:=[.C419]-[.C420]" office:value-type="float" office:value="322.8" calcext:value-type="float">
            <text:p>322.8</text:p>
          </table:table-cell>
          <table:table-cell table:number-columns-repeated="57"/>
        </table:table-row>
        <table:table-row table:style-name="ro2">
          <table:table-cell office:value-type="date" office:date-value="2020-03-28" calcext:value-type="date">
            <text:p>28-Mar-20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193.9" calcext:value-type="float">
            <text:p>193.9</text:p>
          </table:table-cell>
          <table:table-cell table:number-columns-repeated="66"/>
        </table:table-row>
        <table:table-row table:style-name="ro2">
          <table:table-cell office:value-type="date" office:date-value="2020-03-28" calcext:value-type="date">
            <text:p>28-Mar-20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390.6" calcext:value-type="float">
            <text:p>390.6</text:p>
          </table:table-cell>
          <table:table-cell office:value-type="float" office:value="197.3" calcext:value-type="float">
            <text:p>197.3</text:p>
          </table:table-cell>
          <table:table-cell/>
          <table:table-cell table:style-name="ce4" table:formula="of:=[.A410]+[.B410]" office:value-type="date" office:date-value="2020-03-28T00:46:00" calcext:value-type="date">
            <text:p>28-Mar-20</text:p>
          </table:table-cell>
          <table:table-cell table:style-name="ce4" table:formula="of:=[.A411]+[.B411]" office:value-type="date" office:date-value="2020-04-08T22:29:00" calcext:value-type="date">
            <text:p>08-Apr-20</text:p>
          </table:table-cell>
          <table:table-cell table:style-name="ce10" table:formula="of:=[.C410]" office:value-type="float" office:value="390.6" calcext:value-type="float">
            <text:p>390.6</text:p>
          </table:table-cell>
          <table:table-cell table:style-name="ce10" table:formula="of:=[.C411]" office:value-type="float" office:value="63.4" calcext:value-type="float">
            <text:p>63.4</text:p>
          </table:table-cell>
          <table:table-cell table:style-name="ce4" office:value-type="date" office:date-value="2020-04-01" calcext:value-type="date">
            <text:p>01-Apr-20</text:p>
          </table:table-cell>
          <table:table-cell table:style-name="ce19" table:formula="of:=[.J410]*(([.I410]-[.H410])/([.G410]-[.F410]))+([.I410]-(([.I410]-[.H410])/([.G410]-[.F410]))*[.G410])" office:value-type="float" office:value="281.539695502492" calcext:value-type="float">
            <text:p>282</text:p>
          </table:table-cell>
          <table:table-cell table:style-name="ce10" table:formula="of:=[.C421]-[.C422]" office:value-type="float" office:value="264" calcext:value-type="float">
            <text:p>264.0</text:p>
          </table:table-cell>
          <table:table-cell table:number-columns-repeated="57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63.4" calcext:value-type="float">
            <text:p>63.4</text:p>
          </table:table-cell>
          <table:table-cell table:number-columns-repeated="66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309.7" calcext:value-type="float">
            <text:p>309.7</text:p>
          </table:table-cell>
          <table:table-cell office:value-type="float" office:value="246.3" calcext:value-type="float">
            <text:p>246.3</text:p>
          </table:table-cell>
          <table:table-cell table:number-columns-repeated="7"/>
          <table:table-cell table:style-name="ce10" table:formula="of:=[.C423]-[.C424]" office:value-type="float" office:value="237.7" calcext:value-type="float">
            <text:p>237.7</text:p>
          </table:table-cell>
          <table:table-cell table:number-columns-repeated="57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309.7" calcext:value-type="float">
            <text:p>309.7</text:p>
          </table:table-cell>
          <table:table-cell table:number-columns-repeated="66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535" calcext:value-type="float">
            <text:p>535</text:p>
          </table:table-cell>
          <table:table-cell office:value-type="float" office:value="225.3" calcext:value-type="float">
            <text:p>225.3</text:p>
          </table:table-cell>
          <table:table-cell table:number-columns-repeated="7"/>
          <table:table-cell table:style-name="ce10" table:formula="of:=[.C425]-[.C426]" office:value-type="float" office:value="0" calcext:value-type="float">
            <text:p>0.0</text:p>
          </table:table-cell>
          <table:table-cell table:number-columns-repeated="57"/>
        </table:table-row>
        <table:table-row table:style-name="ro2">
          <table:table-cell office:value-type="date" office:date-value="2020-04-24" calcext:value-type="date">
            <text:p>24-Apr-20</text:p>
          </table:table-cell>
          <table:table-cell office:value-type="time" office:time-value="PT22H14M00S" calcext:value-type="time">
            <text:p>22:14</text:p>
          </table:table-cell>
          <table:table-cell office:value-type="float" office:value="52.9" calcext:value-type="float">
            <text:p>52.9</text:p>
          </table:table-cell>
          <table:table-cell table:number-columns-repeated="8"/>
          <table:table-cell table:style-name="ce19" table:formula="of:=[.H427]-[.K427]" office:value-type="float" office:value="112.276978417207" calcext:value-type="float">
            <text:p>112</text:p>
          </table:table-cell>
          <table:table-cell table:number-columns-repeated="57"/>
        </table:table-row>
        <table:table-row table:style-name="ro2">
          <table:table-cell office:value-type="date" office:date-value="2020-04-24" calcext:value-type="date">
            <text:p>24-Apr-20</text:p>
          </table:table-cell>
          <table:table-cell office:value-type="time" office:time-value="PT22H14M00S" calcext:value-type="time">
            <text:p>22:14</text:p>
          </table:table-cell>
          <table:table-cell table:formula="of:=[.C415]+[.D416]" office:value-type="float" office:value="263.1" calcext:value-type="float">
            <text:p>263.1</text:p>
          </table:table-cell>
          <table:table-cell office:value-type="float" office:value="210.2" calcext:value-type="float">
            <text:p>210.2</text:p>
          </table:table-cell>
          <table:table-cell table:number-columns-repeated="7"/>
          <table:table-cell table:style-name="ce10" table:formula="of:=[.K427]-[.C428]" office:value-type="float" office:value="384.723021582793" calcext:value-type="float">
            <text:p>384.7</text:p>
          </table:table-cell>
          <table:table-cell table:number-columns-repeated="57"/>
        </table:table-row>
        <table:table-row table:style-name="ro2">
          <table:table-cell office:value-type="date" office:date-value="2020-04-24" calcext:value-type="date">
            <text:p>24-Apr-20</text:p>
          </table:table-cell>
          <table:table-cell office:value-type="time" office:time-value="PT22H14M00S" calcext:value-type="time">
            <text:p>22:14</text:p>
          </table:table-cell>
          <table:table-cell office:value-type="float" office:value="460.4" calcext:value-type="float">
            <text:p>460.4</text:p>
          </table:table-cell>
          <table:table-cell office:value-type="float" office:value="197.3" calcext:value-type="float">
            <text:p>197.3</text:p>
          </table:table-cell>
          <table:table-cell/>
          <table:table-cell table:style-name="ce4" table:formula="of:=[.A417]+[.B417]" office:value-type="date" office:date-value="2020-04-24T22:14:00" calcext:value-type="date">
            <text:p>24-Apr-20</text:p>
          </table:table-cell>
          <table:table-cell table:style-name="ce4" table:formula="of:=[.A418]+[.B418]" office:value-type="date" office:date-value="2020-05-04T09:47:00" calcext:value-type="date">
            <text:p>04-May-20</text:p>
          </table:table-cell>
          <table:table-cell table:style-name="ce10" table:formula="of:=[.C417]" office:value-type="float" office:value="460.4" calcext:value-type="float">
            <text:p>460.4</text:p>
          </table:table-cell>
          <table:table-cell table:style-name="ce10" table:formula="of:=[.C418]" office:value-type="float" office:value="182.8" calcext:value-type="float">
            <text:p>182.8</text:p>
          </table:table-cell>
          <table:table-cell table:style-name="ce4" office:value-type="date" office:date-value="2020-05-01" calcext:value-type="date">
            <text:p>01-May-20</text:p>
          </table:table-cell>
          <table:table-cell table:style-name="ce19" table:formula="of:=[.J417]*(([.I417]-[.H417])/([.G417]-[.F417]))+([.I417]-(([.I417]-[.H417])/([.G417]-[.F417]))*[.G417])" office:value-type="float" office:value="282.571713176556" calcext:value-type="float">
            <text:p>283</text:p>
          </table:table-cell>
          <table:table-cell table:number-columns-repeated="58"/>
        </table:table-row>
        <table:table-row table:style-name="ro2">
          <table:table-cell office:value-type="date" office:date-value="2020-05-04" calcext:value-type="date">
            <text:p>04-May-20</text:p>
          </table:table-cell>
          <table:table-cell office:value-type="time" office:time-value="PT09H47M00S" calcext:value-type="time">
            <text:p>09:47</text:p>
          </table:table-cell>
          <table:table-cell office:value-type="float" office:value="182.8" calcext:value-type="float">
            <text:p>182.8</text:p>
          </table:table-cell>
          <table:table-cell table:number-columns-repeated="66"/>
        </table:table-row>
        <table:table-row table:style-name="ro2">
          <table:table-cell office:value-type="date" office:date-value="2020-05-04" calcext:value-type="date">
            <text:p>04-May-20</text:p>
          </table:table-cell>
          <table:table-cell office:value-type="time" office:time-value="PT09H47M00S" calcext:value-type="time">
            <text:p>09:47</text:p>
          </table:table-cell>
          <table:table-cell office:value-type="float" office:value="429.1" calcext:value-type="float">
            <text:p>429.1</text:p>
          </table:table-cell>
          <table:table-cell office:value-type="float" office:value="246.3" calcext:value-type="float">
            <text:p>246.3</text:p>
          </table:table-cell>
          <table:table-cell table:number-columns-repeated="7"/>
          <table:table-cell table:style-name="ce10" table:formula="of:=[.C430]-[.C431]" office:value-type="float" office:value="393.6" calcext:value-type="float">
            <text:p>393.6</text:p>
          </table:table-cell>
          <table:table-cell table:number-columns-repeated="57"/>
        </table:table-row>
        <table:table-row table:style-name="ro2">
          <table:table-cell office:value-type="date" office:date-value="2020-05-15" calcext:value-type="date">
            <text:p>15-May-20</text:p>
          </table:table-cell>
          <table:table-cell office:value-type="time" office:time-value="PT01H35M00S" calcext:value-type="time">
            <text:p>01:35</text:p>
          </table:table-cell>
          <table:table-cell office:value-type="float" office:value="106.3" calcext:value-type="float">
            <text:p>106.3</text:p>
          </table:table-cell>
          <table:table-cell table:number-columns-repeated="66"/>
        </table:table-row>
        <table:table-row table:style-name="ro2">
          <table:table-cell office:value-type="date" office:date-value="2020-05-15" calcext:value-type="date">
            <text:p>15-May-20</text:p>
          </table:table-cell>
          <table:table-cell office:value-type="time" office:time-value="PT01H35M00S" calcext:value-type="time">
            <text:p>01:35</text:p>
          </table:table-cell>
          <table:table-cell office:value-type="float" office:value="331.6" calcext:value-type="float">
            <text:p>331.6</text:p>
          </table:table-cell>
          <table:table-cell office:value-type="float" office:value="225.3" calcext:value-type="float">
            <text:p>225.3</text:p>
          </table:table-cell>
          <table:table-cell table:number-columns-repeated="7"/>
          <table:table-cell table:style-name="ce10" table:formula="of:=[.C432]-[.C433]" office:value-type="float" office:value="241.4" calcext:value-type="float">
            <text:p>241.4</text:p>
          </table:table-cell>
          <table:table-cell table:number-columns-repeated="57"/>
        </table:table-row>
        <table:table-row table:style-name="ro2">
          <table:table-cell office:value-type="date" office:date-value="2020-05-22" calcext:value-type="date">
            <text:p>22-May-20</text:p>
          </table:table-cell>
          <table:table-cell office:value-type="time" office:time-value="PT15H42M00S" calcext:value-type="time">
            <text:p>15:42</text:p>
          </table:table-cell>
          <table:table-cell office:value-type="float" office:value="67.6" calcext:value-type="float">
            <text:p>67.6</text:p>
          </table:table-cell>
          <table:table-cell table:number-columns-repeated="8"/>
          <table:table-cell table:style-name="ce19" table:formula="of:=[.H434]-[.K434]" office:value-type="float" office:value="101.777018445591" calcext:value-type="float">
            <text:p>102</text:p>
          </table:table-cell>
          <table:table-cell table:number-columns-repeated="57"/>
        </table:table-row>
        <table:table-row table:style-name="ro2">
          <table:table-cell office:value-type="date" office:date-value="2020-05-22" calcext:value-type="date">
            <text:p>22-May-20</text:p>
          </table:table-cell>
          <table:table-cell office:value-type="time" office:time-value="PT15H42M00S" calcext:value-type="time">
            <text:p>15:42</text:p>
          </table:table-cell>
          <table:table-cell office:value-type="float" office:value="277.8" calcext:value-type="float">
            <text:p>277.8</text:p>
          </table:table-cell>
          <table:table-cell office:value-type="float" office:value="210.2" calcext:value-type="float">
            <text:p>210.2</text:p>
          </table:table-cell>
          <table:table-cell table:number-columns-repeated="7"/>
          <table:table-cell table:style-name="ce10" table:formula="of:=[.K434]-[.C435]" office:value-type="float" office:value="86.6229815544095" calcext:value-type="float">
            <text:p>86.6</text:p>
          </table:table-cell>
          <table:table-cell table:number-columns-repeated="57"/>
        </table:table-row>
        <table:table-row table:style-name="ro2">
          <table:table-cell office:value-type="date" office:date-value="2020-05-28" calcext:value-type="date">
            <text:p>28-May-20</text:p>
          </table:table-cell>
          <table:table-cell office:value-type="time" office:time-value="PT21H41M00S" calcext:value-type="time">
            <text:p>21:41</text:p>
          </table:table-cell>
          <table:table-cell table:formula="of:=[.C425]-[.D425]" office:value-type="float" office:value="40.1" calcext:value-type="float">
            <text:p>40.1</text:p>
          </table:table-cell>
          <table:table-cell table:number-columns-repeated="66"/>
        </table:table-row>
        <table:table-row table:style-name="ro2">
          <table:table-cell office:value-type="date" office:date-value="2020-05-28" calcext:value-type="date">
            <text:p>28-May-20</text:p>
          </table:table-cell>
          <table:table-cell office:value-type="time" office:time-value="PT21H41M00S" calcext:value-type="time">
            <text:p>21:41</text:p>
          </table:table-cell>
          <table:table-cell office:value-type="float" office:value="332.3" calcext:value-type="float">
            <text:p>332.3</text:p>
          </table:table-cell>
          <table:table-cell office:value-type="float" office:value="292.2" calcext:value-type="float">
            <text:p>292.2</text:p>
          </table:table-cell>
          <table:table-cell table:number-columns-repeated="7"/>
          <table:table-cell table:style-name="ce10" table:formula="of:=[.C436]-[.C437]" office:value-type="float" office:value="250.1" calcext:value-type="float">
            <text:p>250.1</text:p>
          </table:table-cell>
          <table:table-cell table:number-columns-repeated="57"/>
        </table:table-row>
        <table:table-row table:style-name="ro2">
          <table:table-cell office:value-type="date" office:date-value="2020-05-28" calcext:value-type="date">
            <text:p>28-May-20</text:p>
          </table:table-cell>
          <table:table-cell office:value-type="time" office:time-value="PT21H41M00S" calcext:value-type="time">
            <text:p>21:41</text:p>
          </table:table-cell>
          <table:table-cell office:value-type="float" office:value="332.3" calcext:value-type="float">
            <text:p>332.3</text:p>
          </table:table-cell>
          <table:table-cell table:number-columns-repeated="66"/>
        </table:table-row>
        <table:table-row table:style-name="ro2">
          <table:table-cell office:value-type="date" office:date-value="2020-05-28" calcext:value-type="date">
            <text:p>28-May-20</text:p>
          </table:table-cell>
          <table:table-cell office:value-type="time" office:time-value="PT21H41M00S" calcext:value-type="time">
            <text:p>21:41</text:p>
          </table:table-cell>
          <table:table-cell office:value-type="float" office:value="529.6" calcext:value-type="float">
            <text:p>529.6</text:p>
          </table:table-cell>
          <table:table-cell office:value-type="float" office:value="197.3" calcext:value-type="float">
            <text:p>197.3</text:p>
          </table:table-cell>
          <table:table-cell/>
          <table:table-cell table:style-name="ce4" table:formula="of:=[.A427]+[.B427]" office:value-type="date" office:date-value="2020-05-28T21:41:00" calcext:value-type="date">
            <text:p>28-May-20</text:p>
          </table:table-cell>
          <table:table-cell table:style-name="ce4" table:formula="of:=[.A428]+[.B428]" office:value-type="date" office:date-value="2020-06-11T14:39:00" calcext:value-type="date">
            <text:p>11-Jun-20</text:p>
          </table:table-cell>
          <table:table-cell table:style-name="ce10" table:formula="of:=[.C427]" office:value-type="float" office:value="529.6" calcext:value-type="float">
            <text:p>529.6</text:p>
          </table:table-cell>
          <table:table-cell table:style-name="ce10" table:formula="of:=[.C428]" office:value-type="float" office:value="32.6" calcext:value-type="float">
            <text:p>32.6</text:p>
          </table:table-cell>
          <table:table-cell table:style-name="ce4" office:value-type="date" office:date-value="2020-06-01" calcext:value-type="date">
            <text:p>01-Jun-20</text:p>
          </table:table-cell>
          <table:table-cell table:style-name="ce19" table:formula="of:=[.J427]*(([.I427]-[.H427])/([.G427]-[.F427]))+([.I427]-(([.I427]-[.H427])/([.G427]-[.F427]))*[.G427])" office:value-type="float" office:value="417.323021582793" calcext:value-type="float">
            <text:p>417</text:p>
          </table:table-cell>
          <table:table-cell table:style-name="ce10" table:formula="of:=[.C438]-[.C439]" office:value-type="float" office:value="211.6" calcext:value-type="float">
            <text:p>211.6</text:p>
          </table:table-cell>
          <table:table-cell table:number-columns-repeated="57"/>
        </table:table-row>
        <table:table-row table:style-name="ro2">
          <table:table-cell office:value-type="date" office:date-value="2020-06-11" calcext:value-type="date">
            <text:p>11-Jun-20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32.6" calcext:value-type="float">
            <text:p>32.6</text:p>
          </table:table-cell>
          <table:table-cell table:number-columns-repeated="66"/>
        </table:table-row>
        <table:table-row table:style-name="ro2">
          <table:table-cell office:value-type="date" office:date-value="2020-06-11" calcext:value-type="date">
            <text:p>11-Jun-20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278.9" calcext:value-type="float">
            <text:p>278.9</text:p>
          </table:table-cell>
          <table:table-cell office:value-type="float" office:value="246.3" calcext:value-type="float">
            <text:p>246.3</text:p>
          </table:table-cell>
          <table:table-cell table:number-columns-repeated="7"/>
          <table:table-cell table:style-name="ce10" table:formula="of:=[.C440]-[.C441]" office:value-type="float" office:value="195.2" calcext:value-type="float">
            <text:p>195.2</text:p>
          </table:table-cell>
          <table:table-cell table:number-columns-repeated="57"/>
        </table:table-row>
        <table:table-row table:style-name="ro2">
          <table:table-cell office:value-type="date" office:date-value="2020-06-11" calcext:value-type="date">
            <text:p>11-Jun-20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504.2" calcext:value-type="float">
            <text:p>504.2</text:p>
          </table:table-cell>
          <table:table-cell office:value-type="float" office:value="225.3" calcext:value-type="float">
            <text:p>225.3</text:p>
          </table:table-cell>
          <table:table-cell table:number-columns-repeated="65"/>
        </table:table-row>
        <table:table-row table:style-name="ro2">
          <table:table-cell office:value-type="date" office:date-value="2020-06-21" calcext:value-type="date">
            <text:p>21-Jun-20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110.6" calcext:value-type="float">
            <text:p>110.6</text:p>
          </table:table-cell>
          <table:table-cell table:number-columns-repeated="8"/>
          <table:table-cell table:style-name="ce10" table:formula="of:=[.C442]-[.C443]" office:value-type="float" office:value="191.2" calcext:value-type="float">
            <text:p>191.2</text:p>
          </table:table-cell>
          <table:table-cell table:number-columns-repeated="57"/>
        </table:table-row>
        <table:table-row table:style-name="ro2">
          <table:table-cell office:value-type="date" office:date-value="2020-06-21" calcext:value-type="date">
            <text:p>21-Jun-20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320.8" calcext:value-type="float">
            <text:p>320.8</text:p>
          </table:table-cell>
          <table:table-cell office:value-type="float" office:value="210.2" calcext:value-type="float">
            <text:p>210.2</text:p>
          </table:table-cell>
          <table:table-cell table:number-columns-repeated="7"/>
          <table:table-cell table:style-name="ce19" table:formula="of:=[.H444]-[.K444]" office:value-type="float" office:value="138.500732869376" calcext:value-type="float">
            <text:p>139</text:p>
          </table:table-cell>
          <table:table-cell table:number-columns-repeated="57"/>
        </table:table-row>
        <table:table-row table:style-name="ro2">
          <table:table-cell office:value-type="date" office:date-value="2020-06-28" calcext:value-type="date">
            <text:p>28-Jun-20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79.4" calcext:value-type="float">
            <text:p>79.4</text:p>
          </table:table-cell>
          <table:table-cell table:number-columns-repeated="8"/>
          <table:table-cell table:style-name="ce10" table:formula="of:=[.K444]-[.C445]" office:value-type="float" office:value="53.1992671306245" calcext:value-type="float">
            <text:p>53.2</text:p>
          </table:table-cell>
          <table:table-cell table:number-columns-repeated="57"/>
        </table:table-row>
        <table:table-row table:style-name="ro2">
          <table:table-cell office:value-type="date" office:date-value="2020-06-28" calcext:value-type="date">
            <text:p>28-Jun-20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276.7" calcext:value-type="float">
            <text:p>276.7</text:p>
          </table:table-cell>
          <table:table-cell office:value-type="float" office:value="197.3" calcext:value-type="float">
            <text:p>197.3</text:p>
          </table:table-cell>
          <table:table-cell/>
          <table:table-cell table:style-name="ce4" table:formula="of:=[.A434]+[.B434]" office:value-type="date" office:date-value="2020-06-28T12:27:00" calcext:value-type="date">
            <text:p>28-Jun-20</text:p>
          </table:table-cell>
          <table:table-cell table:style-name="ce4" table:formula="of:=[.A435]+[.B435]" office:value-type="date" office:date-value="2020-07-03T02:41:00" calcext:value-type="date">
            <text:p>03-Jul-20</text:p>
          </table:table-cell>
          <table:table-cell table:style-name="ce10" table:formula="of:=[.C434]" office:value-type="float" office:value="276.7" calcext:value-type="float">
            <text:p>276.7</text:p>
          </table:table-cell>
          <table:table-cell table:style-name="ce10" table:formula="of:=[.C435]" office:value-type="float" office:value="88.3" calcext:value-type="float">
            <text:p>88.3</text:p>
          </table:table-cell>
          <table:table-cell table:style-name="ce4" office:value-type="date" office:date-value="2020-07-01" calcext:value-type="date">
            <text:p>01-Jul-20</text:p>
          </table:table-cell>
          <table:table-cell table:style-name="ce19" table:formula="of:=[.J434]*(([.I434]-[.H434])/([.G434]-[.F434]))+([.I434]-(([.I434]-[.H434])/([.G434]-[.F434]))*[.G434])" office:value-type="float" office:value="174.922981554409" calcext:value-type="float">
            <text:p>175</text:p>
          </table:table-cell>
          <table:table-cell table:number-columns-repeated="58"/>
        </table:table-row>
        <table:table-row table:style-name="ro2">
          <table:table-cell office:value-type="date" office:date-value="2020-07-03" calcext:value-type="date">
            <text:p>03-Jul-20</text:p>
          </table:table-cell>
          <table:table-cell office:value-type="time" office:time-value="PT02H41M00S" calcext:value-type="time">
            <text:p>02:41</text:p>
          </table:table-cell>
          <table:table-cell office:value-type="float" office:value="88.3" calcext:value-type="float">
            <text:p>88.3</text:p>
          </table:table-cell>
          <table:table-cell table:number-columns-repeated="8"/>
          <table:table-cell table:style-name="ce10" table:formula="of:=[.C446]-[.C447]" office:value-type="float" office:value="176.6" calcext:value-type="float">
            <text:p>176.6</text:p>
          </table:table-cell>
          <table:table-cell table:number-columns-repeated="57"/>
        </table:table-row>
        <table:table-row table:style-name="ro2">
          <table:table-cell office:value-type="date" office:date-value="2020-07-03" calcext:value-type="date">
            <text:p>03-Jul-20</text:p>
          </table:table-cell>
          <table:table-cell office:value-type="time" office:time-value="PT02H41M00S" calcext:value-type="time">
            <text:p>02:41</text:p>
          </table:table-cell>
          <table:table-cell office:value-type="float" office:value="321" calcext:value-type="float">
            <text:p>321</text:p>
          </table:table-cell>
          <table:table-cell office:value-type="float" office:value="232.7" calcext:value-type="float">
            <text:p>232.7</text:p>
          </table:table-cell>
          <table:table-cell table:number-columns-repeated="65"/>
        </table:table-row>
        <table:table-row table:style-name="ro2">
          <table:table-cell office:value-type="date" office:date-value="2020-07-11" calcext:value-type="date">
            <text:p>11-Jul-20</text:p>
          </table:table-cell>
          <table:table-cell office:value-type="time" office:time-value="PT17H42M00S" calcext:value-type="time">
            <text:p>17:42</text:p>
          </table:table-cell>
          <table:table-cell office:value-type="float" office:value="70.9" calcext:value-type="float">
            <text:p>70.9</text:p>
          </table:table-cell>
          <table:table-cell table:number-columns-repeated="8"/>
          <table:table-cell table:style-name="ce10" table:formula="of:=[.C448]-[.C449]" office:value-type="float" office:value="293" calcext:value-type="float">
            <text:p>293.0</text:p>
          </table:table-cell>
          <table:table-cell table:number-columns-repeated="57"/>
        </table:table-row>
        <table:table-row table:style-name="ro2">
          <table:table-cell office:value-type="date" office:date-value="2020-07-11" calcext:value-type="date">
            <text:p>11-Jul-20</text:p>
          </table:table-cell>
          <table:table-cell office:value-type="time" office:time-value="PT17H42M00S" calcext:value-type="time">
            <text:p>17:42</text:p>
          </table:table-cell>
          <table:table-cell office:value-type="float" office:value="284.9" calcext:value-type="float">
            <text:p>284.9</text:p>
          </table:table-cell>
          <table:table-cell office:value-type="float" office:value="214" calcext:value-type="float">
            <text:p>214</text:p>
          </table:table-cell>
          <table:table-cell table:number-columns-repeated="65"/>
        </table:table-row>
        <table:table-row table:style-name="ro2">
          <table:table-cell office:value-type="date" office:date-value="2020-07-16" calcext:value-type="date">
            <text:p>16-Jul-20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73.3" calcext:value-type="float">
            <text:p>73.3</text:p>
          </table:table-cell>
          <table:table-cell table:number-columns-repeated="8"/>
          <table:table-cell table:style-name="ce10" table:formula="of:=[.C450]-[.C451]" office:value-type="float" office:value="145.9" calcext:value-type="float">
            <text:p>145.9</text:p>
          </table:table-cell>
          <table:table-cell table:number-columns-repeated="57"/>
        </table:table-row>
        <table:table-row table:style-name="ro2">
          <table:table-cell office:value-type="date" office:date-value="2020-07-16" calcext:value-type="date">
            <text:p>16-Jul-20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273.6" calcext:value-type="float">
            <text:p>273.6</text:p>
          </table:table-cell>
          <table:table-cell office:value-type="float" office:value="200.3" calcext:value-type="float">
            <text:p>200.3</text:p>
          </table:table-cell>
          <table:table-cell table:number-columns-repeated="65"/>
        </table:table-row>
        <table:table-row table:style-name="ro2">
          <table:table-cell office:value-type="date" office:date-value="2020-07-23" calcext:value-type="date">
            <text:p>23-Jul-20</text:p>
          </table:table-cell>
          <table:table-cell office:value-type="time" office:time-value="PT07H51M00S" calcext:value-type="time">
            <text:p>07:51</text:p>
          </table:table-cell>
          <table:table-cell office:value-type="float" office:value="78.4" calcext:value-type="float">
            <text:p>78.4</text:p>
          </table:table-cell>
          <table:table-cell table:number-columns-repeated="8"/>
          <table:table-cell table:style-name="ce10" table:formula="of:=[.C452]-[.C453]" office:value-type="float" office:value="200.6" calcext:value-type="float">
            <text:p>200.6</text:p>
          </table:table-cell>
          <table:table-cell table:number-columns-repeated="57"/>
        </table:table-row>
        <table:table-row table:style-name="ro2">
          <table:table-cell office:value-type="date" office:date-value="2020-07-23" calcext:value-type="date">
            <text:p>23-Jul-20</text:p>
          </table:table-cell>
          <table:table-cell office:value-type="time" office:time-value="PT07H51M00S" calcext:value-type="time">
            <text:p>07:51</text:p>
          </table:table-cell>
          <table:table-cell office:value-type="float" office:value="264.4" calcext:value-type="float">
            <text:p>264.4</text:p>
          </table:table-cell>
          <table:table-cell office:value-type="float" office:value="186" calcext:value-type="float">
            <text:p>186</text:p>
          </table:table-cell>
          <table:table-cell table:number-columns-repeated="7"/>
          <table:table-cell table:style-name="ce19" table:formula="of:=[.H454]-[.K454]" office:value-type="float" office:value="121.127406792017" calcext:value-type="float">
            <text:p>121</text:p>
          </table:table-cell>
          <table:table-cell table:number-columns-repeated="57"/>
        </table:table-row>
        <table:table-row table:style-name="ro2">
          <table:table-cell office:value-type="date" office:date-value="2020-07-27" calcext:value-type="date">
            <text:p>27-Jul-20</text:p>
          </table:table-cell>
          <table:table-cell office:value-type="time" office:time-value="PT21H25M00S" calcext:value-type="time">
            <text:p>21:25</text:p>
          </table:table-cell>
          <table:table-cell office:value-type="float" office:value="73.2" calcext:value-type="float">
            <text:p>73.2</text:p>
          </table:table-cell>
          <table:table-cell table:number-columns-repeated="8"/>
          <table:table-cell table:style-name="ce10" table:formula="of:=[.K454]-[.C455]" office:value-type="float" office:value="81.5725932079833" calcext:value-type="float">
            <text:p>81.6</text:p>
          </table:table-cell>
          <table:table-cell table:number-columns-repeated="57"/>
        </table:table-row>
        <table:table-row table:style-name="ro2">
          <table:table-cell office:value-type="date" office:date-value="2020-07-27" calcext:value-type="date">
            <text:p>27-Jul-20</text:p>
          </table:table-cell>
          <table:table-cell office:value-type="time" office:time-value="PT21H25M00S" calcext:value-type="time">
            <text:p>21:25</text:p>
          </table:table-cell>
          <table:table-cell office:value-type="float" office:value="259" calcext:value-type="float">
            <text:p>259</text:p>
          </table:table-cell>
          <table:table-cell office:value-type="float" office:value="185.8" calcext:value-type="float">
            <text:p>185.8</text:p>
          </table:table-cell>
          <table:table-cell/>
          <table:table-cell table:style-name="ce4" table:formula="of:=[.A444]+[.B444]" office:value-type="date" office:date-value="2020-07-27T21:25:00" calcext:value-type="date">
            <text:p>27-Jul-20</text:p>
          </table:table-cell>
          <table:table-cell table:style-name="ce4" table:formula="of:=[.A445]+[.B445]" office:value-type="date" office:date-value="2020-08-02T13:52:00" calcext:value-type="date">
            <text:p>02-Aug-20</text:p>
          </table:table-cell>
          <table:table-cell table:style-name="ce10" table:formula="of:=[.C444]" office:value-type="float" office:value="259" calcext:value-type="float">
            <text:p>259.0</text:p>
          </table:table-cell>
          <table:table-cell table:style-name="ce10" table:formula="of:=[.C445]" office:value-type="float" office:value="67.3" calcext:value-type="float">
            <text:p>67.3</text:p>
          </table:table-cell>
          <table:table-cell table:style-name="ce4" office:value-type="date" office:date-value="2020-08-01" calcext:value-type="date">
            <text:p>01-Aug-20</text:p>
          </table:table-cell>
          <table:table-cell table:style-name="ce19" table:formula="of:=[.J444]*(([.I444]-[.H444])/([.G444]-[.F444]))+([.I444]-(([.I444]-[.H444])/([.G444]-[.F444]))*[.G444])" office:value-type="float" office:value="120.499267130625" calcext:value-type="float">
            <text:p>120</text:p>
          </table:table-cell>
          <table:table-cell table:number-columns-repeated="58"/>
        </table:table-row>
        <table:table-row table:style-name="ro2">
          <table:table-cell office:value-type="date" office:date-value="2020-08-02" calcext:value-type="date">
            <text:p>02-Aug-20</text:p>
          </table:table-cell>
          <table:table-cell office:value-type="time" office:time-value="PT13H52M00S" calcext:value-type="time">
            <text:p>13:52</text:p>
          </table:table-cell>
          <table:table-cell office:value-type="float" office:value="67.3" calcext:value-type="float">
            <text:p>67.3</text:p>
          </table:table-cell>
          <table:table-cell table:number-columns-repeated="8"/>
          <table:table-cell table:style-name="ce10" table:formula="of:=[.C456]-[.C457]" office:value-type="float" office:value="225.5" calcext:value-type="float">
            <text:p>225.5</text:p>
          </table:table-cell>
          <table:table-cell table:number-columns-repeated="57"/>
        </table:table-row>
        <table:table-row table:style-name="ro2">
          <table:table-cell office:value-type="date" office:date-value="2020-08-02" calcext:value-type="date">
            <text:p>02-Aug-20</text:p>
          </table:table-cell>
          <table:table-cell office:value-type="time" office:time-value="PT13H52M00S" calcext:value-type="time">
            <text:p>13:52</text:p>
          </table:table-cell>
          <table:table-cell office:value-type="float" office:value="300" calcext:value-type="float">
            <text:p>300</text:p>
          </table:table-cell>
          <table:table-cell office:value-type="float" office:value="232.7" calcext:value-type="float">
            <text:p>232.7</text:p>
          </table:table-cell>
          <table:table-cell table:number-columns-repeated="65"/>
        </table:table-row>
        <table:table-row table:style-name="ro2">
          <table:table-cell office:value-type="date" office:date-value="2020-08-07" calcext:value-type="date">
            <text:p>07-Aug-20</text:p>
          </table:table-cell>
          <table:table-cell office:value-type="time" office:time-value="PT19H08M00S" calcext:value-type="time">
            <text:p>19:08</text:p>
          </table:table-cell>
          <table:table-cell office:value-type="float" office:value="123.4" calcext:value-type="float">
            <text:p>123.4</text:p>
          </table:table-cell>
          <table:table-cell table:number-columns-repeated="8"/>
          <table:table-cell table:style-name="ce10" table:formula="of:=[.C458]-[.C459]" office:value-type="float" office:value="206.5" calcext:value-type="float">
            <text:p>206.5</text:p>
          </table:table-cell>
          <table:table-cell table:number-columns-repeated="57"/>
        </table:table-row>
        <table:table-row table:style-name="ro2">
          <table:table-cell office:value-type="date" office:date-value="2020-08-07" calcext:value-type="date">
            <text:p>07-Aug-20</text:p>
          </table:table-cell>
          <table:table-cell office:value-type="time" office:time-value="PT19H08M00S" calcext:value-type="time">
            <text:p>19:08</text:p>
          </table:table-cell>
          <table:table-cell office:value-type="float" office:value="337.4" calcext:value-type="float">
            <text:p>337.4</text:p>
          </table:table-cell>
          <table:table-cell office:value-type="float" office:value="214" calcext:value-type="float">
            <text:p>214</text:p>
          </table:table-cell>
          <table:table-cell table:number-columns-repeated="65"/>
        </table:table-row>
        <table:table-row table:style-name="ro2">
          <table:table-cell office:value-type="date" office:date-value="2020-08-17" calcext:value-type="date">
            <text:p>17-Aug-20</text:p>
          </table:table-cell>
          <table:table-cell office:value-type="time" office:time-value="PT18H21M00S" calcext:value-type="time">
            <text:p>18:21</text:p>
          </table:table-cell>
          <table:table-cell office:value-type="float" office:value="44.4" calcext:value-type="float">
            <text:p>44.4</text:p>
          </table:table-cell>
          <table:table-cell table:number-columns-repeated="8"/>
          <table:table-cell table:style-name="ce10" table:formula="of:=[.C460]-[.C461]" office:value-type="float" office:value="209.9" calcext:value-type="float">
            <text:p>209.9</text:p>
          </table:table-cell>
          <table:table-cell table:number-columns-repeated="57"/>
        </table:table-row>
        <table:table-row table:style-name="ro2">
          <table:table-cell office:value-type="date" office:date-value="2020-08-17" calcext:value-type="date">
            <text:p>17-Aug-20</text:p>
          </table:table-cell>
          <table:table-cell office:value-type="time" office:time-value="PT18H21M00S" calcext:value-type="time">
            <text:p>18:21</text:p>
          </table:table-cell>
          <table:table-cell office:value-type="float" office:value="244.7" calcext:value-type="float">
            <text:p>244.7</text:p>
          </table:table-cell>
          <table:table-cell office:value-type="float" office:value="200.3" calcext:value-type="float">
            <text:p>200.3</text:p>
          </table:table-cell>
          <table:table-cell table:number-columns-repeated="7"/>
          <table:table-cell table:style-name="ce19" table:formula="of:=[.H462]-[.K462]" office:value-type="float" office:value="93.2020348553546" calcext:value-type="float">
            <text:p>93</text:p>
          </table:table-cell>
          <table:table-cell table:number-columns-repeated="57"/>
        </table:table-row>
        <table:table-row table:style-name="ro2">
          <table:table-cell office:value-type="date" office:date-value="2020-08-22" calcext:value-type="date">
            <text:p>22-Aug-20</text:p>
          </table:table-cell>
          <table:table-cell office:value-type="time" office:time-value="PT10H31M00S" calcext:value-type="time">
            <text:p>10:31</text:p>
          </table:table-cell>
          <table:table-cell office:value-type="float" office:value="98.8" calcext:value-type="float">
            <text:p>98.8</text:p>
          </table:table-cell>
          <table:table-cell table:number-columns-repeated="8"/>
          <table:table-cell table:style-name="ce10" table:formula="of:=[.K462]-[.C463]" office:value-type="float" office:value="121.097965144645" calcext:value-type="float">
            <text:p>121.1</text:p>
          </table:table-cell>
          <table:table-cell table:number-columns-repeated="57"/>
        </table:table-row>
        <table:table-row table:style-name="ro2">
          <table:table-cell office:value-type="date" office:date-value="2020-08-22" calcext:value-type="date">
            <text:p>22-Aug-20</text:p>
          </table:table-cell>
          <table:table-cell office:value-type="time" office:time-value="PT10H31M00S" calcext:value-type="time">
            <text:p>10:31</text:p>
          </table:table-cell>
          <table:table-cell office:value-type="float" office:value="284.8" calcext:value-type="float">
            <text:p>284.8</text:p>
          </table:table-cell>
          <table:table-cell office:value-type="float" office:value="186" calcext:value-type="float">
            <text:p>186</text:p>
          </table:table-cell>
          <table:table-cell table:number-columns-repeated="65"/>
        </table:table-row>
        <table:table-row table:style-name="ro2">
          <table:table-cell office:value-type="date" office:date-value="2020-08-28" calcext:value-type="date">
            <text:p>28-Aug-20</text:p>
          </table:table-cell>
          <table:table-cell office:value-type="time" office:time-value="PT00H06M00S" calcext:value-type="time">
            <text:p>00:06</text:p>
          </table:table-cell>
          <table:table-cell office:value-type="float" office:value="84.2" calcext:value-type="float">
            <text:p>84.2</text:p>
          </table:table-cell>
          <table:table-cell table:number-columns-repeated="8"/>
          <table:table-cell table:style-name="ce10" table:formula="of:=[.C464]-[.C465]" office:value-type="float" office:value="221.4" calcext:value-type="float">
            <text:p>221.4</text:p>
          </table:table-cell>
          <table:table-cell table:number-columns-repeated="57"/>
        </table:table-row>
        <table:table-row table:style-name="ro2">
          <table:table-cell office:value-type="date" office:date-value="2020-08-28" calcext:value-type="date">
            <text:p>28-Aug-20</text:p>
          </table:table-cell>
          <table:table-cell office:value-type="time" office:time-value="PT00H06M00S" calcext:value-type="time">
            <text:p>00:06</text:p>
          </table:table-cell>
          <table:table-cell office:value-type="float" office:value="270" calcext:value-type="float">
            <text:p>270</text:p>
          </table:table-cell>
          <table:table-cell office:value-type="float" office:value="185.8" calcext:value-type="float">
            <text:p>185.8</text:p>
          </table:table-cell>
          <table:table-cell/>
          <table:table-cell table:style-name="ce4" table:formula="of:=[.A454]+[.B454]" office:value-type="date" office:date-value="2020-08-28T00:06:00" calcext:value-type="date">
            <text:p>28-Aug-20</text:p>
          </table:table-cell>
          <table:table-cell table:style-name="ce4" table:formula="of:=[.A455]+[.B455]" office:value-type="date" office:date-value="2020-09-03T16:35:00" calcext:value-type="date">
            <text:p>03-Sep-20</text:p>
          </table:table-cell>
          <table:table-cell table:style-name="ce10" table:formula="of:=[.C454]" office:value-type="float" office:value="270" calcext:value-type="float">
            <text:p>270.0</text:p>
          </table:table-cell>
          <table:table-cell table:style-name="ce10" table:formula="of:=[.C455]" office:value-type="float" office:value="67.3" calcext:value-type="float">
            <text:p>67.3</text:p>
          </table:table-cell>
          <table:table-cell table:style-name="ce4" office:value-type="date" office:date-value="2020-09-01" calcext:value-type="date">
            <text:p>01-Sep-20</text:p>
          </table:table-cell>
          <table:table-cell table:style-name="ce19" table:formula="of:=[.J454]*(([.I454]-[.H454])/([.G454]-[.F454]))+([.I454]-(([.I454]-[.H454])/([.G454]-[.F454]))*[.G454])" office:value-type="float" office:value="148.872593207983" calcext:value-type="float">
            <text:p>149</text:p>
          </table:table-cell>
          <table:table-cell table:number-columns-repeated="58"/>
        </table:table-row>
        <table:table-row table:style-name="ro2">
          <table:table-cell office:value-type="date" office:date-value="2020-09-03" calcext:value-type="date">
            <text:p>03-Sep-20</text:p>
          </table:table-cell>
          <table:table-cell office:value-type="time" office:time-value="PT16H35M00S" calcext:value-type="time">
            <text:p>16:35</text:p>
          </table:table-cell>
          <table:table-cell office:value-type="float" office:value="67.3" calcext:value-type="float">
            <text:p>67.3</text:p>
          </table:table-cell>
          <table:table-cell table:number-columns-repeated="8"/>
          <table:table-cell table:style-name="ce10" table:formula="of:=[.C466]-[.C467]" office:value-type="float" office:value="200.3" calcext:value-type="float">
            <text:p>200.3</text:p>
          </table:table-cell>
          <table:table-cell table:number-columns-repeated="57"/>
        </table:table-row>
        <table:table-row table:style-name="ro2">
          <table:table-cell office:value-type="date" office:date-value="2020-09-03" calcext:value-type="date">
            <text:p>03-Sep-20</text:p>
          </table:table-cell>
          <table:table-cell office:value-type="time" office:time-value="PT16H35M00S" calcext:value-type="time">
            <text:p>16:35</text:p>
          </table:table-cell>
          <table:table-cell office:value-type="float" office:value="300" calcext:value-type="float">
            <text:p>300</text:p>
          </table:table-cell>
          <table:table-cell office:value-type="float" office:value="232.7" calcext:value-type="float">
            <text:p>232.7</text:p>
          </table:table-cell>
          <table:table-cell table:number-columns-repeated="65"/>
        </table:table-row>
        <table:table-row table:style-name="ro2">
          <table:table-cell office:value-type="date" office:date-value="2020-09-10" calcext:value-type="date">
            <text:p>10-Sep-20</text:p>
          </table:table-cell>
          <table:table-cell office:value-type="time" office:time-value="PT21H49M00S" calcext:value-type="time">
            <text:p>21:49</text:p>
          </table:table-cell>
          <table:table-cell office:value-type="float" office:value="74.5" calcext:value-type="float">
            <text:p>74.5</text:p>
          </table:table-cell>
          <table:table-cell table:number-columns-repeated="8"/>
          <table:table-cell table:style-name="ce10" table:formula="of:=[.C468]-[.C469]" office:value-type="float" office:value="156.1" calcext:value-type="float">
            <text:p>156.1</text:p>
          </table:table-cell>
          <table:table-cell table:number-columns-repeated="57"/>
        </table:table-row>
        <table:table-row table:style-name="ro2">
          <table:table-cell office:value-type="date" office:date-value="2020-09-10" calcext:value-type="date">
            <text:p>10-Sep-20</text:p>
          </table:table-cell>
          <table:table-cell office:value-type="time" office:time-value="PT21H49M00S" calcext:value-type="time">
            <text:p>21:49</text:p>
          </table:table-cell>
          <table:table-cell office:value-type="float" office:value="288.5" calcext:value-type="float">
            <text:p>288.5</text:p>
          </table:table-cell>
          <table:table-cell office:value-type="float" office:value="214" calcext:value-type="float">
            <text:p>214</text:p>
          </table:table-cell>
          <table:table-cell table:number-columns-repeated="7"/>
          <table:table-cell table:style-name="ce19" table:formula="of:=[.H470]-[.K470]" office:value-type="float" office:value="30.0150768192951" calcext:value-type="float">
            <text:p>30</text:p>
          </table:table-cell>
          <table:table-cell table:number-columns-repeated="57"/>
        </table:table-row>
        <table:table-row table:style-name="ro2">
          <table:table-cell office:value-type="date" office:date-value="2020-09-17" calcext:value-type="date">
            <text:p>17-Sep-20</text:p>
          </table:table-cell>
          <table:table-cell office:value-type="time" office:time-value="PT23H22M00S" calcext:value-type="time">
            <text:p>23:22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style-name="ce10" table:formula="of:=[.K470]-[.C471]" office:value-type="float" office:value="176.584923180705" calcext:value-type="float">
            <text:p>176.6</text:p>
          </table:table-cell>
          <table:table-cell table:number-columns-repeated="57"/>
        </table:table-row>
        <table:table-row table:style-name="ro2">
          <table:table-cell office:value-type="date" office:date-value="2020-09-17" calcext:value-type="date">
            <text:p>17-Sep-20</text:p>
          </table:table-cell>
          <table:table-cell office:value-type="time" office:time-value="PT23H22M00S" calcext:value-type="time">
            <text:p>23:22</text:p>
          </table:table-cell>
          <table:table-cell office:value-type="float" office:value="282.3" calcext:value-type="float">
            <text:p>282.3</text:p>
          </table:table-cell>
          <table:table-cell office:value-type="float" office:value="200.3" calcext:value-type="float">
            <text:p>200.3</text:p>
          </table:table-cell>
          <table:table-cell table:number-columns-repeated="65"/>
        </table:table-row>
        <table:table-row table:style-name="ro2">
          <table:table-cell office:value-type="date" office:date-value="2020-09-27" calcext:value-type="date">
            <text:p>27-Sep-20</text:p>
          </table:table-cell>
          <table:table-cell office:value-type="time" office:time-value="PT21H33M00S" calcext:value-type="time">
            <text:p>21:33</text:p>
          </table:table-cell>
          <table:table-cell office:value-type="float" office:value="72.4" calcext:value-type="float">
            <text:p>72.4</text:p>
          </table:table-cell>
          <table:table-cell table:number-columns-repeated="8"/>
          <table:table-cell table:style-name="ce10" table:formula="of:=[.C472]-[.C473]" office:value-type="float" office:value="239.9" calcext:value-type="float">
            <text:p>239.9</text:p>
          </table:table-cell>
          <table:table-cell table:number-columns-repeated="57"/>
        </table:table-row>
        <table:table-row table:style-name="ro2">
          <table:table-cell office:value-type="date" office:date-value="2020-09-27" calcext:value-type="date">
            <text:p>27-Sep-20</text:p>
          </table:table-cell>
          <table:table-cell office:value-type="time" office:time-value="PT21H33M00S" calcext:value-type="time">
            <text:p>21:33</text:p>
          </table:table-cell>
          <table:table-cell office:value-type="float" office:value="258.4" calcext:value-type="float">
            <text:p>258.4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4" table:formula="of:=[.A462]+[.B462]" office:value-type="date" office:date-value="2020-09-27T21:33:00" calcext:value-type="date">
            <text:p>27-Sep-20</text:p>
          </table:table-cell>
          <table:table-cell table:style-name="ce4" table:formula="of:=[.A463]+[.B463]" office:value-type="date" office:date-value="2020-10-05T00:44:00" calcext:value-type="date">
            <text:p>05-Oct-20</text:p>
          </table:table-cell>
          <table:table-cell table:style-name="ce10" table:formula="of:=[.C462]" office:value-type="float" office:value="258.4" calcext:value-type="float">
            <text:p>258.4</text:p>
          </table:table-cell>
          <table:table-cell table:style-name="ce10" table:formula="of:=[.C463]" office:value-type="float" office:value="44.1" calcext:value-type="float">
            <text:p>44.1</text:p>
          </table:table-cell>
          <table:table-cell table:style-name="ce4" office:value-type="date" office:date-value="2020-10-01" calcext:value-type="date">
            <text:p>01-Oct-20</text:p>
          </table:table-cell>
          <table:table-cell table:style-name="ce19" table:formula="of:=[.J462]*(([.I462]-[.H462])/([.G462]-[.F462]))+([.I462]-(([.I462]-[.H462])/([.G462]-[.F462]))*[.G462])" office:value-type="float" office:value="165.197965144645" calcext:value-type="float">
            <text:p>165</text:p>
          </table:table-cell>
          <table:table-cell table:number-columns-repeated="58"/>
        </table:table-row>
        <table:table-row table:style-name="ro2">
          <table:table-cell office:value-type="date" office:date-value="2020-10-05" calcext:value-type="date">
            <text:p>05-Oct-20</text:p>
          </table:table-cell>
          <table:table-cell office:value-type="time" office:time-value="PT00H44M00S" calcext:value-type="time">
            <text:p>00:44</text:p>
          </table:table-cell>
          <table:table-cell office:value-type="float" office:value="44.1" calcext:value-type="float">
            <text:p>44.1</text:p>
          </table:table-cell>
          <table:table-cell table:number-columns-repeated="8"/>
          <table:table-cell table:style-name="ce10" table:formula="of:=[.C474]-[.C475]" office:value-type="float" office:value="224.6" calcext:value-type="float">
            <text:p>224.6</text:p>
          </table:table-cell>
          <table:table-cell table:number-columns-repeated="57"/>
        </table:table-row>
        <table:table-row table:style-name="ro2">
          <table:table-cell office:value-type="date" office:date-value="2020-10-05" calcext:value-type="date">
            <text:p>05-Oct-20</text:p>
          </table:table-cell>
          <table:table-cell office:value-type="time" office:time-value="PT00H44M00S" calcext:value-type="time">
            <text:p>00:44</text:p>
          </table:table-cell>
          <table:table-cell office:value-type="float" office:value="276.8" calcext:value-type="float">
            <text:p>276.8</text:p>
          </table:table-cell>
          <table:table-cell office:value-type="float" office:value="232.7" calcext:value-type="float">
            <text:p>232.7</text:p>
          </table:table-cell>
          <table:table-cell table:number-columns-repeated="7"/>
          <table:table-cell table:style-name="ce19" table:formula="of:=[.H476]-[.K476]" office:value-type="float" office:value="111.096285532741" calcext:value-type="float">
            <text:p>111</text:p>
          </table:table-cell>
          <table:table-cell table:number-columns-repeated="57"/>
        </table:table-row>
        <table:table-row table:style-name="ro2">
          <table:table-cell office:value-type="date" office:date-value="2020-10-14" calcext:value-type="date">
            <text:p>14-Oct-20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55.4" calcext:value-type="float">
            <text:p>55.4</text:p>
          </table:table-cell>
          <table:table-cell table:number-columns-repeated="8"/>
          <table:table-cell table:style-name="ce10" table:formula="of:=[.K476]-[.C477]" office:value-type="float" office:value="70.1037144672591" calcext:value-type="float">
            <text:p>70.1</text:p>
          </table:table-cell>
          <table:table-cell table:number-columns-repeated="57"/>
        </table:table-row>
        <table:table-row table:style-name="ro2">
          <table:table-cell office:value-type="date" office:date-value="2020-10-14" calcext:value-type="date">
            <text:p>14-Oct-20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269.4" calcext:value-type="float">
            <text:p>269.4</text:p>
          </table:table-cell>
          <table:table-cell office:value-type="float" office:value="214" calcext:value-type="float">
            <text:p>214</text:p>
          </table:table-cell>
          <table:table-cell table:number-columns-repeated="65"/>
        </table:table-row>
        <table:table-row table:style-name="ro2">
          <table:table-cell office:value-type="date" office:date-value="2020-10-23" calcext:value-type="date">
            <text:p>23-Oct-20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69.1" calcext:value-type="float">
            <text:p>69.1</text:p>
          </table:table-cell>
          <table:table-cell table:number-columns-repeated="8"/>
          <table:table-cell table:style-name="ce10" table:formula="of:=[.C478]-[.C479]" office:value-type="float" office:value="236.8" calcext:value-type="float">
            <text:p>236.8</text:p>
          </table:table-cell>
          <table:table-cell table:number-columns-repeated="57"/>
        </table:table-row>
        <table:table-row table:style-name="ro2">
          <table:table-cell office:value-type="date" office:date-value="2020-10-23" calcext:value-type="date">
            <text:p>23-Oct-20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269.4" calcext:value-type="float">
            <text:p>269.4</text:p>
          </table:table-cell>
          <table:table-cell office:value-type="float" office:value="200.3" calcext:value-type="float">
            <text:p>200.3</text:p>
          </table:table-cell>
          <table:table-cell table:number-columns-repeated="65"/>
        </table:table-row>
        <table:table-row table:style-name="ro2">
          <table:table-cell office:value-type="date" office:date-value="2020-10-30" calcext:value-type="date">
            <text:p>30-Oct-20</text:p>
          </table:table-cell>
          <table:table-cell office:value-type="time" office:time-value="PT19H19M00S" calcext:value-type="time">
            <text:p>19:19</text:p>
          </table:table-cell>
          <table:table-cell office:value-type="float" office:value="113.3" calcext:value-type="float">
            <text:p>113.3</text:p>
          </table:table-cell>
          <table:table-cell table:number-columns-repeated="8"/>
          <table:table-cell table:style-name="ce10" table:formula="of:=[.C480]-[.C481]" office:value-type="float" office:value="145.6" calcext:value-type="float">
            <text:p>145.6</text:p>
          </table:table-cell>
          <table:table-cell table:number-columns-repeated="57"/>
        </table:table-row>
        <table:table-row table:style-name="ro2">
          <table:table-cell office:value-type="date" office:date-value="2020-10-30" calcext:value-type="date">
            <text:p>30-Oct-20</text:p>
          </table:table-cell>
          <table:table-cell office:value-type="time" office:time-value="PT19H19M00S" calcext:value-type="time">
            <text:p>19:19</text:p>
          </table:table-cell>
          <table:table-cell office:value-type="float" office:value="297.3" calcext:value-type="float">
            <text:p>297.3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4" table:formula="of:=[.A470]+[.B470]" office:value-type="date" office:date-value="2020-10-30T19:19:00" calcext:value-type="date">
            <text:p>30-Oct-20</text:p>
          </table:table-cell>
          <table:table-cell table:style-name="ce4" table:formula="of:=[.A471]+[.B471]" office:value-type="date" office:date-value="2020-11-08T00:45:00" calcext:value-type="date">
            <text:p>08-Nov-20</text:p>
          </table:table-cell>
          <table:table-cell table:style-name="ce10" table:formula="of:=[.C470]" office:value-type="float" office:value="297.3" calcext:value-type="float">
            <text:p>297.3</text:p>
          </table:table-cell>
          <table:table-cell table:style-name="ce10" table:formula="of:=[.C471]" office:value-type="float" office:value="90.7" calcext:value-type="float">
            <text:p>90.7</text:p>
          </table:table-cell>
          <table:table-cell table:style-name="ce4" office:value-type="date" office:date-value="2020-11-01" calcext:value-type="date">
            <text:p>01-Nov-20</text:p>
          </table:table-cell>
          <table:table-cell table:style-name="ce19" table:formula="of:=[.J470]*(([.I470]-[.H470])/([.G470]-[.F470]))+([.I470]-(([.I470]-[.H470])/([.G470]-[.F470]))*[.G470])" office:value-type="float" office:value="267.284923180705" calcext:value-type="float">
            <text:p>267</text:p>
          </table:table-cell>
          <table:table-cell table:style-name="ce19" table:formula="of:=[.H482]-[.K482]" office:value-type="float" office:value="87.6021028969204" calcext:value-type="float">
            <text:p>88</text:p>
          </table:table-cell>
          <table:table-cell table:number-columns-repeated="57"/>
        </table:table-row>
        <table:table-row table:style-name="ro2">
          <table:table-cell office:value-type="date" office:date-value="2020-11-08" calcext:value-type="date">
            <text:p>08-Nov-20</text:p>
          </table:table-cell>
          <table:table-cell office:value-type="time" office:time-value="PT00H45M00S" calcext:value-type="time">
            <text:p>00:45</text:p>
          </table:table-cell>
          <table:table-cell office:value-type="float" office:value="90.7" calcext:value-type="float">
            <text:p>90.7</text:p>
          </table:table-cell>
          <table:table-cell table:number-columns-repeated="8"/>
          <table:table-cell table:style-name="ce10" table:formula="of:=[.K482]-[.C483]" office:value-type="float" office:value="106.99789710308" calcext:value-type="float">
            <text:p>107.0</text:p>
          </table:table-cell>
          <table:table-cell table:number-columns-repeated="57"/>
        </table:table-row>
        <table:table-row table:style-name="ro2">
          <table:table-cell office:value-type="date" office:date-value="2020-11-08" calcext:value-type="date">
            <text:p>08-Nov-20</text:p>
          </table:table-cell>
          <table:table-cell office:value-type="time" office:time-value="PT00H45M00S" calcext:value-type="time">
            <text:p>00:45</text:p>
          </table:table-cell>
          <table:table-cell office:value-type="float" office:value="323.4" calcext:value-type="float">
            <text:p>323.4</text:p>
          </table:table-cell>
          <table:table-cell office:value-type="float" office:value="232.7" calcext:value-type="float">
            <text:p>232.7</text:p>
          </table:table-cell>
          <table:table-cell table:number-columns-repeated="65"/>
        </table:table-row>
        <table:table-row table:style-name="ro2">
          <table:table-cell office:value-type="date" office:date-value="2020-11-17" calcext:value-type="date">
            <text:p>17-Nov-20</text:p>
          </table:table-cell>
          <table:table-cell office:value-type="time" office:time-value="PT20H48M00S" calcext:value-type="time">
            <text:p>20:48</text:p>
          </table:table-cell>
          <table:table-cell office:value-type="float" office:value="83.5" calcext:value-type="float">
            <text:p>83.5</text:p>
          </table:table-cell>
          <table:table-cell table:number-columns-repeated="8"/>
          <table:table-cell table:style-name="ce10" table:formula="of:=[.C484]-[.C485]" office:value-type="float" office:value="187.3" calcext:value-type="float">
            <text:p>187.3</text:p>
          </table:table-cell>
          <table:table-cell table:number-columns-repeated="57"/>
        </table:table-row>
        <table:table-row table:style-name="ro2">
          <table:table-cell office:value-type="date" office:date-value="2020-11-17" calcext:value-type="date">
            <text:p>17-Nov-20</text:p>
          </table:table-cell>
          <table:table-cell office:value-type="time" office:time-value="PT20H48M00S" calcext:value-type="time">
            <text:p>20:48</text:p>
          </table:table-cell>
          <table:table-cell office:value-type="float" office:value="297.5" calcext:value-type="float">
            <text:p>297.5</text:p>
          </table:table-cell>
          <table:table-cell office:value-type="float" office:value="214" calcext:value-type="float">
            <text:p>214</text:p>
          </table:table-cell>
          <table:table-cell table:number-columns-repeated="7"/>
          <table:table-cell table:style-name="ce19" table:formula="of:=[.H486]-[.K486]" office:value-type="float" office:value="221.516627666051" calcext:value-type="float">
            <text:p>222</text:p>
          </table:table-cell>
          <table:table-cell table:number-columns-repeated="57"/>
        </table:table-row>
        <table:table-row table:style-name="ro2">
          <table:table-cell office:value-type="date" office:date-value="2020-11-26" calcext:value-type="date">
            <text:p>26-Nov-20</text:p>
          </table:table-cell>
          <table:table-cell office:value-type="time" office:time-value="PT07H29M00S" calcext:value-type="time">
            <text:p>07:29</text:p>
          </table:table-cell>
          <table:table-cell office:value-type="float" office:value="72.9" calcext:value-type="float">
            <text:p>72.9</text:p>
          </table:table-cell>
          <table:table-cell table:number-columns-repeated="8"/>
          <table:table-cell table:style-name="ce10" table:formula="of:=[.K486]-[.C487]" office:value-type="float" office:value="0.683372333948512" calcext:value-type="float">
            <text:p>0.7</text:p>
          </table:table-cell>
          <table:table-cell table:number-columns-repeated="57"/>
        </table:table-row>
        <table:table-row table:style-name="ro2">
          <table:table-cell office:value-type="date" office:date-value="2020-11-26" calcext:value-type="date">
            <text:p>26-Nov-20</text:p>
          </table:table-cell>
          <table:table-cell office:value-type="time" office:time-value="PT07H29M00S" calcext:value-type="time">
            <text:p>07:29</text:p>
          </table:table-cell>
          <table:table-cell office:value-type="float" office:value="273.2" calcext:value-type="float">
            <text:p>273.2</text:p>
          </table:table-cell>
          <table:table-cell office:value-type="float" office:value="200.3" calcext:value-type="float">
            <text:p>200.3</text:p>
          </table:table-cell>
          <table:table-cell/>
          <table:table-cell table:style-name="ce4" table:formula="of:=[.A476]+[.B476]" office:value-type="date" office:date-value="2020-11-26T07:29:00" calcext:value-type="date">
            <text:p>26-Nov-20</text:p>
          </table:table-cell>
          <table:table-cell table:style-name="ce4" table:formula="of:=[.A477]+[.B477]" office:value-type="date" office:date-value="2020-12-03T23:00:00" calcext:value-type="date">
            <text:p>03-Dec-20</text:p>
          </table:table-cell>
          <table:table-cell table:style-name="ce10" table:formula="of:=[.C476]" office:value-type="float" office:value="273.2" calcext:value-type="float">
            <text:p>273.2</text:p>
          </table:table-cell>
          <table:table-cell table:style-name="ce10" table:formula="of:=[.C477]" office:value-type="float" office:value="92" calcext:value-type="float">
            <text:p>92.0</text:p>
          </table:table-cell>
          <table:table-cell table:style-name="ce4" office:value-type="date" office:date-value="2020-12-01" calcext:value-type="date">
            <text:p>01-Dec-20</text:p>
          </table:table-cell>
          <table:table-cell table:style-name="ce19" table:formula="of:=[.J476]*(([.I476]-[.H476])/([.G476]-[.F476]))+([.I476]-(([.I476]-[.H476])/([.G476]-[.F476]))*[.G476])" office:value-type="float" office:value="162.103714467259" calcext:value-type="float">
            <text:p>162</text:p>
          </table:table-cell>
          <table:table-cell table:number-columns-repeated="58"/>
        </table:table-row>
        <table:table-row table:style-name="ro2">
          <table:table-cell office:value-type="date" office:date-value="2020-12-03" calcext:value-type="date">
            <text:p>03-Dec-20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92" calcext:value-type="float">
            <text:p>92</text:p>
          </table:table-cell>
          <table:table-cell table:number-columns-repeated="8"/>
          <table:table-cell table:style-name="ce10" table:formula="of:=[.C488]-[.C489]" office:value-type="float" office:value="244" calcext:value-type="float">
            <text:p>244.0</text:p>
          </table:table-cell>
          <table:table-cell table:number-columns-repeated="57"/>
        </table:table-row>
        <table:table-row table:style-name="ro2">
          <table:table-cell office:value-type="date" office:date-value="2020-12-03" calcext:value-type="date">
            <text:p>03-Dec-20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324.7" calcext:value-type="float">
            <text:p>324.7</text:p>
          </table:table-cell>
          <table:table-cell office:value-type="float" office:value="232.7" calcext:value-type="float">
            <text:p>232.7</text:p>
          </table:table-cell>
          <table:table-cell table:number-columns-repeated="65"/>
        </table:table-row>
        <table:table-row table:style-name="ro2">
          <table:table-cell office:value-type="date" office:date-value="2020-12-15" calcext:value-type="date">
            <text:p>15-Dec-20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87.9" calcext:value-type="float">
            <text:p>87.9</text:p>
          </table:table-cell>
          <table:table-cell table:number-columns-repeated="8"/>
          <table:table-cell table:style-name="ce10" table:formula="of:=[.C490]-[.C491]" office:value-type="float" office:value="190.1" calcext:value-type="float">
            <text:p>190.1</text:p>
          </table:table-cell>
          <table:table-cell table:number-columns-repeated="57"/>
        </table:table-row>
        <table:table-row table:style-name="ro2">
          <table:table-cell office:value-type="date" office:date-value="2020-12-15" calcext:value-type="date">
            <text:p>15-Dec-20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301.9" calcext:value-type="float">
            <text:p>301.9</text:p>
          </table:table-cell>
          <table:table-cell office:value-type="float" office:value="214" calcext:value-type="float">
            <text:p>214</text:p>
          </table:table-cell>
          <table:table-cell table:number-columns-repeated="7"/>
          <table:table-cell table:style-name="ce19" table:formula="of:=[.H492]-[.K492]" office:value-type="float" office:value="98.5048418024322" calcext:value-type="float">
            <text:p>99</text:p>
          </table:table-cell>
          <table:table-cell table:number-columns-repeated="57"/>
        </table:table-row>
        <table:table-row table:style-name="ro2">
          <table:table-cell office:value-type="date" office:date-value="2020-12-23" calcext:value-type="date">
            <text:p>23-Dec-20</text:p>
          </table:table-cell>
          <table:table-cell office:value-type="time" office:time-value="PT09H04M00S" calcext:value-type="time">
            <text:p>09:04</text:p>
          </table:table-cell>
          <table:table-cell office:value-type="float" office:value="156.3" calcext:value-type="float">
            <text:p>156.3</text:p>
          </table:table-cell>
          <table:table-cell table:number-columns-repeated="8"/>
          <table:table-cell table:style-name="ce10" table:formula="of:=[.K492]-[.C493]" office:value-type="float" office:value="164.595158197568" calcext:value-type="float">
            <text:p>164.6</text:p>
          </table:table-cell>
          <table:table-cell table:number-columns-repeated="57"/>
        </table:table-row>
        <table:table-row table:style-name="ro2">
          <table:table-cell office:value-type="date" office:date-value="2020-12-23" calcext:value-type="date">
            <text:p>23-Dec-20</text:p>
          </table:table-cell>
          <table:table-cell office:value-type="time" office:time-value="PT09H04M00S" calcext:value-type="time">
            <text:p>09:04</text:p>
          </table:table-cell>
          <table:table-cell office:value-type="float" office:value="356.6" calcext:value-type="float">
            <text:p>356.6</text:p>
          </table:table-cell>
          <table:table-cell office:value-type="float" office:value="200.3" calcext:value-type="float">
            <text:p>200.3</text:p>
          </table:table-cell>
          <table:table-cell/>
          <table:table-cell table:style-name="ce4" table:formula="of:=[.A482]+[.B482]" office:value-type="date" office:date-value="2020-12-23T09:04:00" calcext:value-type="date">
            <text:p>23-Dec-20</text:p>
          </table:table-cell>
          <table:table-cell table:style-name="ce4" table:formula="of:=[.A483]+[.B483]" office:value-type="date" office:date-value="2021-01-11T12:45:00" calcext:value-type="date">
            <text:p>11-Jan-21</text:p>
          </table:table-cell>
          <table:table-cell table:style-name="ce10" table:formula="of:=[.C482]" office:value-type="float" office:value="356.6" calcext:value-type="float">
            <text:p>356.6</text:p>
          </table:table-cell>
          <table:table-cell table:style-name="ce10" table:formula="of:=[.C483]" office:value-type="float" office:value="162" calcext:value-type="float">
            <text:p>162.0</text:p>
          </table:table-cell>
          <table:table-cell table:style-name="ce4" office:value-type="date" office:date-value="2021-01-01" calcext:value-type="date">
            <text:p>01-Jan-21</text:p>
          </table:table-cell>
          <table:table-cell table:style-name="ce19" table:formula="of:=[.J482]*(([.I482]-[.H482])/([.G482]-[.F482]))+([.I482]-(([.I482]-[.H482])/([.G482]-[.F482]))*[.G482])" office:value-type="float" office:value="268.99789710308" calcext:value-type="float">
            <text:p>269</text:p>
          </table:table-cell>
          <table:table-cell table:number-columns-repeated="58"/>
        </table:table-row>
        <table:table-row table:style-name="ro2">
          <table:table-cell office:value-type="date" office:date-value="2021-01-11" calcext:value-type="date">
            <text:p>11-Jan-21</text:p>
          </table:table-cell>
          <table:table-cell office:value-type="time" office:time-value="PT12H45M00S" calcext:value-type="time">
            <text:p>12:45</text:p>
          </table:table-cell>
          <table:table-cell office:value-type="float" office:value="162" calcext:value-type="float">
            <text:p>162</text:p>
          </table:table-cell>
          <table:table-cell table:number-columns-repeated="8"/>
          <table:table-cell table:style-name="ce10" table:formula="of:=[.C494]-[.C495]" office:value-type="float" office:value="219.6" calcext:value-type="float">
            <text:p>219.6</text:p>
          </table:table-cell>
          <table:table-cell table:number-columns-repeated="57"/>
        </table:table-row>
        <table:table-row table:style-name="ro2">
          <table:table-cell office:value-type="date" office:date-value="2021-01-11" calcext:value-type="date">
            <text:p>11-Jan-21</text:p>
          </table:table-cell>
          <table:table-cell office:value-type="time" office:time-value="PT12H45M00S" calcext:value-type="time">
            <text:p>12:45</text:p>
          </table:table-cell>
          <table:table-cell office:value-type="float" office:value="394.7" calcext:value-type="float">
            <text:p>394.7</text:p>
          </table:table-cell>
          <table:table-cell office:value-type="float" office:value="232.7" calcext:value-type="float">
            <text:p>232.7</text:p>
          </table:table-cell>
          <table:table-cell table:number-columns-repeated="7"/>
          <table:table-cell table:style-name="ce19" table:formula="of:=[.H496]-[.K496]" office:value-type="float" office:value="203.86092974667" calcext:value-type="float">
            <text:p>204</text:p>
          </table:table-cell>
          <table:table-cell table:number-columns-repeated="57"/>
        </table:table-row>
        <table:table-row table:style-name="ro2">
          <table:table-cell office:value-type="date" office:date-value="2021-01-21" calcext:value-type="date">
            <text:p>21-Jan-21</text:p>
          </table:table-cell>
          <table:table-cell office:value-type="time" office:time-value="PT15H29M00S" calcext:value-type="time">
            <text:p>15:29</text:p>
          </table:table-cell>
          <table:table-cell office:value-type="float" office:value="207.4" calcext:value-type="float">
            <text:p>207.4</text:p>
          </table:table-cell>
          <table:table-cell table:number-columns-repeated="8"/>
          <table:table-cell table:style-name="ce10" table:formula="of:=[.K496]-[.C497]" office:value-type="float" office:value="37.3390702533303" calcext:value-type="float">
            <text:p>37.3</text:p>
          </table:table-cell>
          <table:table-cell table:number-columns-repeated="57"/>
        </table:table-row>
        <table:table-row table:style-name="ro2">
          <table:table-cell office:value-type="date" office:date-value="2021-01-21" calcext:value-type="date">
            <text:p>21-Jan-21</text:p>
          </table:table-cell>
          <table:table-cell office:value-type="time" office:time-value="PT15H29M00S" calcext:value-type="time">
            <text:p>15:29</text:p>
          </table:table-cell>
          <table:table-cell office:value-type="float" office:value="421.4" calcext:value-type="float">
            <text:p>421.4</text:p>
          </table:table-cell>
          <table:table-cell office:value-type="float" office:value="214" calcext:value-type="float">
            <text:p>214</text:p>
          </table:table-cell>
          <table:table-cell/>
          <table:table-cell table:style-name="ce4" table:formula="of:=[.A486]+[.B486]" office:value-type="date" office:date-value="2021-01-21T15:29:00" calcext:value-type="date">
            <text:p>21-Jan-21</text:p>
          </table:table-cell>
          <table:table-cell table:style-name="ce4" table:formula="of:=[.A487]+[.B487]" office:value-type="date" office:date-value="2021-02-01T00:46:00" calcext:value-type="date">
            <text:p>01-Feb-21</text:p>
          </table:table-cell>
          <table:table-cell table:style-name="ce10" table:formula="of:=[.C486]" office:value-type="float" office:value="421.4" calcext:value-type="float">
            <text:p>421.4</text:p>
          </table:table-cell>
          <table:table-cell table:style-name="ce10" table:formula="of:=[.C487]" office:value-type="float" office:value="199.2" calcext:value-type="float">
            <text:p>199.2</text:p>
          </table:table-cell>
          <table:table-cell table:style-name="ce4" office:value-type="date" office:date-value="2021-02-01" calcext:value-type="date">
            <text:p>01-Feb-21</text:p>
          </table:table-cell>
          <table:table-cell table:style-name="ce19" table:formula="of:=[.J486]*(([.I486]-[.H486])/([.G486]-[.F486]))+([.I486]-(([.I486]-[.H486])/([.G486]-[.F486]))*[.G486])" office:value-type="float" office:value="199.883372333949" calcext:value-type="float">
            <text:p>200</text:p>
          </table:table-cell>
          <table:table-cell table:number-columns-repeated="58"/>
        </table:table-row>
        <table:table-row table:style-name="ro2">
          <table:table-cell office:value-type="date" office:date-value="2021-02-01" calcext:value-type="date">
            <text:p>01-Feb-21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199.2" calcext:value-type="float">
            <text:p>199.2</text:p>
          </table:table-cell>
          <table:table-cell table:number-columns-repeated="8"/>
          <table:table-cell table:style-name="ce10" table:formula="of:=[.C498]-[.C499]" office:value-type="float" office:value="194.8" calcext:value-type="float">
            <text:p>194.8</text:p>
          </table:table-cell>
          <table:table-cell table:number-columns-repeated="57"/>
        </table:table-row>
        <table:table-row table:style-name="ro2">
          <table:table-cell office:value-type="date" office:date-value="2021-02-01" calcext:value-type="date">
            <text:p>01-Feb-21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399.5" calcext:value-type="float">
            <text:p>399.5</text:p>
          </table:table-cell>
          <table:table-cell office:value-type="float" office:value="200.3" calcext:value-type="float">
            <text:p>200.3</text:p>
          </table:table-cell>
          <table:table-cell table:number-columns-repeated="65"/>
        </table:table-row>
        <table:table-row table:style-name="ro2">
          <table:table-cell office:value-type="date" office:date-value="2021-02-12" calcext:value-type="date">
            <text:p>12-Feb-21</text:p>
          </table:table-cell>
          <table:table-cell office:value-type="time" office:time-value="PT01H09M00S" calcext:value-type="time">
            <text:p>01:09</text:p>
          </table:table-cell>
          <table:table-cell office:value-type="float" office:value="155.5" calcext:value-type="float">
            <text:p>155.5</text:p>
          </table:table-cell>
          <table:table-cell table:number-columns-repeated="8"/>
          <table:table-cell table:style-name="ce10" table:formula="of:=[.C500]-[.C501]" office:value-type="float" office:value="186.6" calcext:value-type="float">
            <text:p>186.6</text:p>
          </table:table-cell>
          <table:table-cell table:number-columns-repeated="57"/>
        </table:table-row>
        <table:table-row table:style-name="ro2">
          <table:table-cell office:value-type="date" office:date-value="2021-02-12" calcext:value-type="date">
            <text:p>12-Feb-21</text:p>
          </table:table-cell>
          <table:table-cell office:value-type="time" office:time-value="PT01H09M00S" calcext:value-type="time">
            <text:p>01:09</text:p>
          </table:table-cell>
          <table:table-cell office:value-type="float" office:value="388.2" calcext:value-type="float">
            <text:p>388.2</text:p>
          </table:table-cell>
          <table:table-cell office:value-type="float" office:value="232.7" calcext:value-type="float">
            <text:p>232.7</text:p>
          </table:table-cell>
          <table:table-cell table:number-columns-repeated="7"/>
          <table:table-cell table:style-name="ce19" table:formula="of:=[.H502]-[.K502]" office:value-type="float" office:value="248.233184183133" calcext:value-type="float">
            <text:p>248</text:p>
          </table:table-cell>
          <table:table-cell table:number-columns-repeated="57"/>
        </table:table-row>
        <table:table-row table:style-name="ro2">
          <table:table-cell office:value-type="date" office:date-value="2021-02-23" calcext:value-type="date">
            <text:p>23-Feb-21</text:p>
          </table:table-cell>
          <table:table-cell office:value-type="time" office:time-value="PT00H49M00S" calcext:value-type="time">
            <text:p>00:49</text:p>
          </table:table-cell>
          <table:table-cell office:value-type="float" office:value="198.1" calcext:value-type="float">
            <text:p>198.1</text:p>
          </table:table-cell>
          <table:table-cell table:number-columns-repeated="8"/>
          <table:table-cell table:style-name="ce10" table:formula="of:=[.K502]-[.C503]" office:value-type="float" office:value="50.6668158168672" calcext:value-type="float">
            <text:p>50.7</text:p>
          </table:table-cell>
          <table:table-cell table:number-columns-repeated="57"/>
        </table:table-row>
        <table:table-row table:style-name="ro2">
          <table:table-cell office:value-type="date" office:date-value="2021-02-23" calcext:value-type="date">
            <text:p>23-Feb-21</text:p>
          </table:table-cell>
          <table:table-cell office:value-type="time" office:time-value="PT00H49M00S" calcext:value-type="time">
            <text:p>00:49</text:p>
          </table:table-cell>
          <table:table-cell office:value-type="float" office:value="412.1" calcext:value-type="float">
            <text:p>412.1</text:p>
          </table:table-cell>
          <table:table-cell office:value-type="float" office:value="214" calcext:value-type="float">
            <text:p>214</text:p>
          </table:table-cell>
          <table:table-cell/>
          <table:table-cell table:style-name="ce4" table:formula="of:=[.A492]+[.B492]" office:value-type="date" office:date-value="2021-02-23T00:49:00" calcext:value-type="date">
            <text:p>23-Feb-21</text:p>
          </table:table-cell>
          <table:table-cell table:style-name="ce4" table:formula="of:=[.A493]+[.B493]" office:value-type="date" office:date-value="2021-03-10T23:15:00" calcext:value-type="date">
            <text:p>10-Mar-21</text:p>
          </table:table-cell>
          <table:table-cell table:style-name="ce10" table:formula="of:=[.C492]" office:value-type="float" office:value="412.1" calcext:value-type="float">
            <text:p>412.1</text:p>
          </table:table-cell>
          <table:table-cell table:style-name="ce10" table:formula="of:=[.C493]" office:value-type="float" office:value="149" calcext:value-type="float">
            <text:p>149.0</text:p>
          </table:table-cell>
          <table:table-cell table:style-name="ce4" office:value-type="date" office:date-value="2021-03-01" calcext:value-type="date">
            <text:p>01-Mar-21</text:p>
          </table:table-cell>
          <table:table-cell table:style-name="ce19" table:formula="of:=[.J492]*(([.I492]-[.H492])/([.G492]-[.F492]))+([.I492]-(([.I492]-[.H492])/([.G492]-[.F492]))*[.G492])" office:value-type="float" office:value="313.595158197568" calcext:value-type="float">
            <text:p>314</text:p>
          </table:table-cell>
          <table:table-cell table:number-columns-repeated="58"/>
        </table:table-row>
        <table:table-row table:style-name="ro2">
          <table:table-cell office:value-type="date" office:date-value="2021-03-10" calcext:value-type="date">
            <text:p>10-Mar-21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149" calcext:value-type="float">
            <text:p>149</text:p>
          </table:table-cell>
          <table:table-cell table:number-columns-repeated="8"/>
          <table:table-cell table:style-name="ce10" table:formula="of:=[.C504]-[.C505]" office:value-type="float" office:value="194.8" calcext:value-type="float">
            <text:p>194.8</text:p>
          </table:table-cell>
          <table:table-cell table:number-columns-repeated="57"/>
        </table:table-row>
        <table:table-row table:style-name="ro2">
          <table:table-cell office:value-type="date" office:date-value="2021-03-10" calcext:value-type="date">
            <text:p>10-Mar-21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381.7" calcext:value-type="float">
            <text:p>381.7</text:p>
          </table:table-cell>
          <table:table-cell office:value-type="float" office:value="232.7" calcext:value-type="float">
            <text:p>232.7</text:p>
          </table:table-cell>
          <table:table-cell table:number-columns-repeated="65"/>
        </table:table-row>
        <table:table-row table:style-name="ro2">
          <table:table-cell office:value-type="date" office:date-value="2021-03-23" calcext:value-type="date">
            <text:p>23-Mar-21</text:p>
          </table:table-cell>
          <table:table-cell office:value-type="time" office:time-value="PT00H15M00S" calcext:value-type="time">
            <text:p>00:15</text:p>
          </table:table-cell>
          <table:table-cell office:value-type="float" office:value="162.1" calcext:value-type="float">
            <text:p>162.1</text:p>
          </table:table-cell>
          <table:table-cell table:number-columns-repeated="8"/>
          <table:table-cell table:style-name="ce10"/>
          <table:table-cell table:number-columns-repeated="57"/>
        </table:table-row>
        <table:table-row table:style-name="ro2">
          <table:table-cell office:value-type="date" office:date-value="2021-03-23" calcext:value-type="date">
            <text:p>23-Mar-21</text:p>
          </table:table-cell>
          <table:table-cell office:value-type="time" office:time-value="PT00H15M00S" calcext:value-type="time">
            <text:p>00:15</text:p>
          </table:table-cell>
          <table:table-cell office:value-type="float" office:value="376.1" calcext:value-type="float">
            <text:p>376.1</text:p>
          </table:table-cell>
          <table:table-cell office:value-type="float" office:value="214" calcext:value-type="float">
            <text:p>214</text:p>
          </table:table-cell>
          <table:table-cell/>
          <table:table-cell table:style-name="ce4" table:formula="of:=[.A496]+[.B496]" office:value-type="date" office:date-value="2021-03-23T00:15:00" calcext:value-type="date">
            <text:p>23-Mar-21</text:p>
          </table:table-cell>
          <table:table-cell table:style-name="ce4" table:formula="of:=[.A497]+[.B497]" office:value-type="date" office:date-value="2021-04-02T15:31:00" calcext:value-type="date">
            <text:p>02-Apr-21</text:p>
          </table:table-cell>
          <table:table-cell table:style-name="ce10" table:formula="of:=[.C496]" office:value-type="float" office:value="376.1" calcext:value-type="float">
            <text:p>376.1</text:p>
          </table:table-cell>
          <table:table-cell table:style-name="ce10" table:formula="of:=[.C497]" office:value-type="float" office:value="134.9" calcext:value-type="float">
            <text:p>134.9</text:p>
          </table:table-cell>
          <table:table-cell table:style-name="ce4" office:value-type="date" office:date-value="2021-04-01" calcext:value-type="date">
            <text:p>01-Apr-21</text:p>
          </table:table-cell>
          <table:table-cell table:style-name="ce19" table:formula="of:=[.J496]*(([.I496]-[.H496])/([.G496]-[.F496]))+([.I496]-(([.I496]-[.H496])/([.G496]-[.F496]))*[.G496])" office:value-type="float" office:value="172.23907025333" calcext:value-type="float">
            <text:p>172</text:p>
          </table:table-cell>
          <table:table-cell table:style-name="ce10" table:formula="of:=[.C507]-[.C508]" office:value-type="float" office:value="475.9" calcext:value-type="float">
            <text:p>475.9</text:p>
          </table:table-cell>
          <table:table-cell table:number-columns-repeated="57"/>
        </table:table-row>
        <table:table-row table:style-name="ro2">
          <table:table-cell office:value-type="date" office:date-value="2021-04-02" calcext:value-type="date">
            <text:p>02-Apr-21</text:p>
          </table:table-cell>
          <table:table-cell office:value-type="time" office:time-value="PT15H31M00S" calcext:value-type="time">
            <text:p>15:31</text:p>
          </table:table-cell>
          <table:table-cell office:value-type="float" office:value="134.9" calcext:value-type="float">
            <text:p>134.9</text:p>
          </table:table-cell>
          <table:table-cell table:number-columns-repeated="8"/>
          <table:table-cell table:style-name="ce19" table:formula="of:=[.H509]-[.K509]" office:value-type="float" office:value="23.7008266701363" calcext:value-type="float">
            <text:p>24</text:p>
          </table:table-cell>
          <table:table-cell table:number-columns-repeated="57"/>
        </table:table-row>
        <table:table-row table:style-name="ro2">
          <table:table-cell office:value-type="date" office:date-value="2021-04-02" calcext:value-type="date">
            <text:p>02-Apr-21</text:p>
          </table:table-cell>
          <table:table-cell office:value-type="time" office:time-value="PT15H31M00S" calcext:value-type="time">
            <text:p>15:31</text:p>
          </table:table-cell>
          <table:table-cell office:value-type="float" office:value="335.2" calcext:value-type="float">
            <text:p>335.2</text:p>
          </table:table-cell>
          <table:table-cell office:value-type="float" office:value="200.3" calcext:value-type="float">
            <text:p>200.3</text:p>
          </table:table-cell>
          <table:table-cell table:number-columns-repeated="7"/>
          <table:table-cell table:style-name="ce10" table:formula="of:=[.K509]-[.C510]" office:value-type="float" office:value="139.899173329864" calcext:value-type="float">
            <text:p>139.9</text:p>
          </table:table-cell>
          <table:table-cell table:number-columns-repeated="57"/>
        </table:table-row>
        <table:table-row table:style-name="ro2">
          <table:table-cell office:value-type="date" office:date-value="2021-04-14" calcext:value-type="date">
            <text:p>14-Apr-21</text:p>
          </table:table-cell>
          <table:table-cell office:value-type="time" office:time-value="PT00H19M00S" calcext:value-type="time">
            <text:p>00:19</text:p>
          </table:table-cell>
          <table:table-cell office:value-type="float" office:value="140.4" calcext:value-type="float">
            <text:p>140.4</text:p>
          </table:table-cell>
          <table:table-cell table:number-columns-repeated="66"/>
        </table:table-row>
        <table:table-row table:style-name="ro2">
          <table:table-cell office:value-type="date" office:date-value="2021-04-14" calcext:value-type="date">
            <text:p>14-Apr-21</text:p>
          </table:table-cell>
          <table:table-cell office:value-type="time" office:time-value="PT00H19M00S" calcext:value-type="time">
            <text:p>00:19</text:p>
          </table:table-cell>
          <table:table-cell office:value-type="float" office:value="373.1" calcext:value-type="float">
            <text:p>373.1</text:p>
          </table:table-cell>
          <table:table-cell office:value-type="float" office:value="232.7" calcext:value-type="float">
            <text:p>232.7</text:p>
          </table:table-cell>
          <table:table-cell table:number-columns-repeated="7"/>
          <table:table-cell table:style-name="ce10" table:formula="of:=[.C511]-[.C512]" office:value-type="float" office:value="120.9" calcext:value-type="float">
            <text:p>120.9</text:p>
          </table:table-cell>
          <table:table-cell table:number-columns-repeated="57"/>
        </table:table-row>
        <table:table-row table:style-name="ro2">
          <table:table-cell office:value-type="date" office:date-value="2021-04-19" calcext:value-type="date">
            <text:p>19-Apr-21</text:p>
          </table:table-cell>
          <table:table-cell office:value-type="time" office:time-value="PT21H58M00S" calcext:value-type="time">
            <text:p>21:58</text:p>
          </table:table-cell>
          <table:table-cell office:value-type="float" office:value="186.5" calcext:value-type="float">
            <text:p>186.5</text:p>
          </table:table-cell>
          <table:table-cell table:number-columns-repeated="66"/>
        </table:table-row>
        <table:table-row table:style-name="ro2">
          <table:table-cell office:value-type="date" office:date-value="2021-04-19" calcext:value-type="date">
            <text:p>19-Apr-21</text:p>
          </table:table-cell>
          <table:table-cell office:value-type="time" office:time-value="PT21H58M00S" calcext:value-type="time">
            <text:p>21:58</text:p>
          </table:table-cell>
          <table:table-cell office:value-type="float" office:value="400.5" calcext:value-type="float">
            <text:p>400.5</text:p>
          </table:table-cell>
          <table:table-cell office:value-type="float" office:value="214" calcext:value-type="float">
            <text:p>214</text:p>
          </table:table-cell>
          <table:table-cell/>
          <table:table-cell table:style-name="ce4" table:formula="of:=[.A502]+[.B502]" office:value-type="date" office:date-value="2021-04-19T21:58:00" calcext:value-type="date">
            <text:p>19-Apr-21</text:p>
          </table:table-cell>
          <table:table-cell table:style-name="ce4" table:formula="of:=[.A503]+[.B503]" office:value-type="date" office:date-value="2021-05-03T06:18:00" calcext:value-type="date">
            <text:p>03-May-21</text:p>
          </table:table-cell>
          <table:table-cell table:style-name="ce10" table:formula="of:=[.C502]" office:value-type="float" office:value="400.5" calcext:value-type="float">
            <text:p>400.5</text:p>
          </table:table-cell>
          <table:table-cell table:style-name="ce10" table:formula="of:=[.C503]" office:value-type="float" office:value="101.6" calcext:value-type="float">
            <text:p>101.6</text:p>
          </table:table-cell>
          <table:table-cell table:style-name="ce4" office:value-type="date" office:date-value="2021-05-01" calcext:value-type="date">
            <text:p>01-May-21</text:p>
          </table:table-cell>
          <table:table-cell table:style-name="ce19" table:formula="of:=[.J502]*(([.I502]-[.H502])/([.G502]-[.F502]))+([.I502]-(([.I502]-[.H502])/([.G502]-[.F502]))*[.G502])" office:value-type="float" office:value="152.266815816867" calcext:value-type="float">
            <text:p>152</text:p>
          </table:table-cell>
          <table:table-cell table:style-name="ce10" table:formula="of:=[.C513]-[.C514]" office:value-type="float" office:value="241.4" calcext:value-type="float">
            <text:p>241.4</text:p>
          </table:table-cell>
          <table:table-cell table:number-columns-repeated="57"/>
        </table:table-row>
        <table:table-row table:style-name="ro2">
          <table:table-cell office:value-type="date" office:date-value="2021-05-03" calcext:value-type="date">
            <text:p>03-May-21</text:p>
          </table:table-cell>
          <table:table-cell office:value-type="time" office:time-value="PT06H18M00S" calcext:value-type="time">
            <text:p>06:18</text:p>
          </table:table-cell>
          <table:table-cell office:value-type="float" office:value="101.6" calcext:value-type="float">
            <text:p>101.6</text:p>
          </table:table-cell>
          <table:table-cell table:number-columns-repeated="66"/>
        </table:table-row>
        <table:table-row table:style-name="ro2">
          <table:table-cell office:value-type="date" office:date-value="2021-05-03" calcext:value-type="date">
            <text:p>03-May-21</text:p>
          </table:table-cell>
          <table:table-cell office:value-type="time" office:time-value="PT06H18M00S" calcext:value-type="time">
            <text:p>06:18</text:p>
          </table:table-cell>
          <table:table-cell office:value-type="float" office:value="334.3" calcext:value-type="float">
            <text:p>334.3</text:p>
          </table:table-cell>
          <table:table-cell office:value-type="float" office:value="232.7" calcext:value-type="float">
            <text:p>232.7</text:p>
          </table:table-cell>
          <table:table-cell table:number-columns-repeated="7"/>
          <table:table-cell table:style-name="ce10" table:formula="of:=[.C515]-[.C516]" office:value-type="float" office:value="123.7" calcext:value-type="float">
            <text:p>123.7</text:p>
          </table:table-cell>
          <table:table-cell table:number-columns-repeated="57"/>
        </table:table-row>
        <table:table-row table:style-name="ro2">
          <table:table-cell office:value-type="date" office:date-value="2021-05-11" calcext:value-type="date">
            <text:p>11-May-21</text:p>
          </table:table-cell>
          <table:table-cell office:value-type="time" office:time-value="PT00H07M00S" calcext:value-type="time">
            <text:p>00:07</text:p>
          </table:table-cell>
          <table:table-cell office:value-type="float" office:value="139.5" calcext:value-type="float">
            <text:p>139.5</text:p>
          </table:table-cell>
          <table:table-cell table:number-columns-repeated="8"/>
          <table:table-cell table:style-name="ce19" table:formula="of:=[.H517]-[.K517]" office:value-type="float" office:value="200.965011881385" calcext:value-type="float">
            <text:p>201</text:p>
          </table:table-cell>
          <table:table-cell table:number-columns-repeated="57"/>
        </table:table-row>
        <table:table-row table:style-name="ro2">
          <table:table-cell office:value-type="date" office:date-value="2021-05-11" calcext:value-type="date">
            <text:p>11-May-21</text:p>
          </table:table-cell>
          <table:table-cell office:value-type="time" office:time-value="PT00H07M00S" calcext:value-type="time">
            <text:p>00:07</text:p>
          </table:table-cell>
          <table:table-cell office:value-type="float" office:value="353.5" calcext:value-type="float">
            <text:p>353.5</text:p>
          </table:table-cell>
          <table:table-cell office:value-type="float" office:value="214" calcext:value-type="float">
            <text:p>214</text:p>
          </table:table-cell>
          <table:table-cell table:number-columns-repeated="7"/>
          <table:table-cell table:style-name="ce10" table:formula="of:=[.K517]-[.C518]" office:value-type="float" office:value="95.934988118615" calcext:value-type="float">
            <text:p>95.9</text:p>
          </table:table-cell>
          <table:table-cell table:number-columns-repeated="57"/>
        </table:table-row>
        <table:table-row table:style-name="ro2">
          <table:table-cell office:value-type="date" office:date-value="2021-05-11" calcext:value-type="date">
            <text:p>11-May-21</text:p>
          </table:table-cell>
          <table:table-cell office:value-type="time" office:time-value="PT00H07M00S" calcext:value-type="time">
            <text:p>00:07</text:p>
          </table:table-cell>
          <table:table-cell office:value-type="float" office:value="554.8" calcext:value-type="float">
            <text:p>554.8</text:p>
          </table:table-cell>
          <table:table-cell office:value-type="float" office:value="200.3" calcext:value-type="float">
            <text:p>200.3</text:p>
          </table:table-cell>
          <table:table-cell table:number-columns-repeated="65"/>
        </table:table-row>
        <table:table-row table:style-name="ro2">
          <table:table-cell office:value-type="date" office:date-value="2021-05-31" calcext:value-type="date">
            <text:p>31-May-21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78.9" calcext:value-type="float">
            <text:p>78.9</text:p>
          </table:table-cell>
          <table:table-cell table:number-columns-repeated="8"/>
          <table:table-cell table:style-name="ce10" table:formula="of:=[.C519]-[.C520]" office:value-type="float" office:value="239.9" calcext:value-type="float">
            <text:p>239.9</text:p>
          </table:table-cell>
          <table:table-cell table:number-columns-repeated="57"/>
        </table:table-row>
        <table:table-row table:style-name="ro2">
          <table:table-cell office:value-type="date" office:date-value="2021-05-31" calcext:value-type="date">
            <text:p>31-May-21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264.9" calcext:value-type="float">
            <text:p>264.9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4" table:formula="of:=[.A509]+[.B509]" office:value-type="date" office:date-value="2021-05-31T06:11:00" calcext:value-type="date">
            <text:p>31-May-21</text:p>
          </table:table-cell>
          <table:table-cell table:style-name="ce4" table:formula="of:=[.A510]+[.B510]" office:value-type="date" office:date-value="2021-06-05T09:10:00" calcext:value-type="date">
            <text:p>05-Jun-21</text:p>
          </table:table-cell>
          <table:table-cell table:style-name="ce10" table:formula="of:=[.C509]" office:value-type="float" office:value="264.9" calcext:value-type="float">
            <text:p>264.9</text:p>
          </table:table-cell>
          <table:table-cell table:style-name="ce10" table:formula="of:=[.C510]" office:value-type="float" office:value="101.3" calcext:value-type="float">
            <text:p>101.3</text:p>
          </table:table-cell>
          <table:table-cell table:style-name="ce4" office:value-type="date" office:date-value="2021-06-01" calcext:value-type="date">
            <text:p>01-Jun-21</text:p>
          </table:table-cell>
          <table:table-cell table:style-name="ce19" table:formula="of:=[.J509]*(([.I509]-[.H509])/([.G509]-[.F509]))+([.I509]-(([.I509]-[.H509])/([.G509]-[.F509]))*[.G509])" office:value-type="float" office:value="241.199173329864" calcext:value-type="float">
            <text:p>241</text:p>
          </table:table-cell>
          <table:table-cell table:number-columns-repeated="58"/>
        </table:table-row>
        <table:table-row table:style-name="ro2">
          <table:table-cell office:value-type="date" office:date-value="2021-06-05" calcext:value-type="date">
            <text:p>05-Jun-21</text:p>
          </table:table-cell>
          <table:table-cell office:value-type="time" office:time-value="PT09H10M00S" calcext:value-type="time">
            <text:p>09:10</text:p>
          </table:table-cell>
          <table:table-cell office:value-type="float" office:value="101.3" calcext:value-type="float">
            <text:p>101.3</text:p>
          </table:table-cell>
          <table:table-cell table:number-columns-repeated="8"/>
          <table:table-cell table:style-name="ce10" table:formula="of:=[.C521]-[.C522]" office:value-type="float" office:value="100.9" calcext:value-type="float">
            <text:p>100.9</text:p>
          </table:table-cell>
          <table:table-cell table:number-columns-repeated="57"/>
        </table:table-row>
        <table:table-row table:style-name="ro2">
          <table:table-cell office:value-type="date" office:date-value="2021-06-05" calcext:value-type="date">
            <text:p>05-Jun-21</text:p>
          </table:table-cell>
          <table:table-cell office:value-type="time" office:time-value="PT09H10M00S" calcext:value-type="time">
            <text:p>09:10</text:p>
          </table:table-cell>
          <table:table-cell office:value-type="float" office:value="334" calcext:value-type="float">
            <text:p>334</text:p>
          </table:table-cell>
          <table:table-cell office:value-type="float" office:value="232.7" calcext:value-type="float">
            <text:p>232.7</text:p>
          </table:table-cell>
          <table:table-cell table:number-columns-repeated="7"/>
          <table:table-cell table:style-name="ce19" table:formula="of:=[.H523]-[.K523]" office:value-type="float" office:value="106.270971976104" calcext:value-type="float">
            <text:p>106</text:p>
          </table:table-cell>
          <table:table-cell table:number-columns-repeated="57"/>
        </table:table-row>
        <table:table-row table:style-name="ro2">
          <table:table-cell office:value-type="date" office:date-value="2021-06-09" calcext:value-type="date">
            <text:p>09-Jun-21</text:p>
          </table:table-cell>
          <table:table-cell office:value-type="time" office:time-value="PT21H15M00S" calcext:value-type="time">
            <text:p>21:15</text:p>
          </table:table-cell>
          <table:table-cell office:value-type="float" office:value="213.1" calcext:value-type="float">
            <text:p>213.1</text:p>
          </table:table-cell>
          <table:table-cell table:number-columns-repeated="8"/>
          <table:table-cell table:style-name="ce10" table:formula="of:=[.K523]-[.C524]" office:value-type="float" office:value="108.029028023896" calcext:value-type="float">
            <text:p>108.0</text:p>
          </table:table-cell>
          <table:table-cell table:number-columns-repeated="57"/>
        </table:table-row>
        <table:table-row table:style-name="ro2">
          <table:table-cell office:value-type="date" office:date-value="2021-06-09" calcext:value-type="date">
            <text:p>09-Jun-21</text:p>
          </table:table-cell>
          <table:table-cell office:value-type="time" office:time-value="PT21H15M00S" calcext:value-type="time">
            <text:p>21:15</text:p>
          </table:table-cell>
          <table:table-cell office:value-type="float" office:value="427.1" calcext:value-type="float">
            <text:p>427.1</text:p>
          </table:table-cell>
          <table:table-cell office:value-type="float" office:value="214" calcext:value-type="float">
            <text:p>214</text:p>
          </table:table-cell>
          <table:table-cell table:number-columns-repeated="65"/>
        </table:table-row>
        <table:table-row table:style-name="ro2">
          <table:table-cell office:value-type="date" office:date-value="2021-06-17" calcext:value-type="date">
            <text:p>17-Jun-21</text:p>
          </table:table-cell>
          <table:table-cell office:value-type="time" office:time-value="PT21H40M00S" calcext:value-type="time">
            <text:p>21:40</text:p>
          </table:table-cell>
          <table:table-cell office:value-type="float" office:value="185.7" calcext:value-type="float">
            <text:p>185.7</text:p>
          </table:table-cell>
          <table:table-cell table:number-columns-repeated="8"/>
          <table:table-cell table:style-name="ce10" table:formula="of:=[.C525]-[.C526]" office:value-type="float" office:value="194.8" calcext:value-type="float">
            <text:p>194.8</text:p>
          </table:table-cell>
          <table:table-cell table:number-columns-repeated="57"/>
        </table:table-row>
        <table:table-row table:style-name="ro2">
          <table:table-cell office:value-type="date" office:date-value="2021-06-17" calcext:value-type="date">
            <text:p>17-Jun-21</text:p>
          </table:table-cell>
          <table:table-cell office:value-type="time" office:time-value="PT21H40M00S" calcext:value-type="time">
            <text:p>21:40</text:p>
          </table:table-cell>
          <table:table-cell office:value-type="float" office:value="386" calcext:value-type="float">
            <text:p>386</text:p>
          </table:table-cell>
          <table:table-cell office:value-type="float" office:value="200.3" calcext:value-type="float">
            <text:p>200.3</text:p>
          </table:table-cell>
          <table:table-cell table:number-columns-repeated="65"/>
        </table:table-row>
        <table:table-row table:style-name="ro2">
          <table:table-cell office:value-type="date" office:date-value="2021-06-21" calcext:value-type="date">
            <text:p>21-Jun-21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262.3" calcext:value-type="float">
            <text:p>262.3</text:p>
          </table:table-cell>
          <table:table-cell table:number-columns-repeated="8"/>
          <table:table-cell table:style-name="ce10" table:formula="of:=[.C527]-[.C528]" office:value-type="float" office:value="234.6" calcext:value-type="float">
            <text:p>234.6</text:p>
          </table:table-cell>
          <table:table-cell table:number-columns-repeated="57"/>
        </table:table-row>
        <table:table-row table:style-name="ro2">
          <table:table-cell office:value-type="date" office:date-value="2021-06-21" calcext:value-type="date">
            <text:p>21-Jun-21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448.3" calcext:value-type="float">
            <text:p>448.3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4" table:formula="of:=[.A517]+[.B517]" office:value-type="date" office:date-value="2021-06-21T21:37:00" calcext:value-type="date">
            <text:p>21-Jun-21</text:p>
          </table:table-cell>
          <table:table-cell table:style-name="ce4" table:formula="of:=[.A518]+[.B518]" office:value-type="date" office:date-value="2021-07-05T08:15:00" calcext:value-type="date">
            <text:p>05-Jul-21</text:p>
          </table:table-cell>
          <table:table-cell table:style-name="ce10" table:formula="of:=[.C517]" office:value-type="float" office:value="448.3" calcext:value-type="float">
            <text:p>448.3</text:p>
          </table:table-cell>
          <table:table-cell table:style-name="ce10" table:formula="of:=[.C518]" office:value-type="float" office:value="151.4" calcext:value-type="float">
            <text:p>151.4</text:p>
          </table:table-cell>
          <table:table-cell table:style-name="ce4" office:value-type="date" office:date-value="2021-07-01" calcext:value-type="date">
            <text:p>01-Jul-21</text:p>
          </table:table-cell>
          <table:table-cell table:style-name="ce19" table:formula="of:=[.J517]*(([.I517]-[.H517])/([.G517]-[.F517]))+([.I517]-(([.I517]-[.H517])/([.G517]-[.F517]))*[.G517])" office:value-type="float" office:value="247.334988118615" calcext:value-type="float">
            <text:p>247</text:p>
          </table:table-cell>
          <table:table-cell table:number-columns-repeated="58"/>
        </table:table-row>
        <table:table-row table:style-name="ro2">
          <table:table-cell office:value-type="date" office:date-value="2021-07-05" calcext:value-type="date">
            <text:p>05-Jul-21</text:p>
          </table:table-cell>
          <table:table-cell office:value-type="time" office:time-value="PT08H15M00S" calcext:value-type="time">
            <text:p>08:15</text:p>
          </table:table-cell>
          <table:table-cell office:value-type="float" office:value="151.4" calcext:value-type="float">
            <text:p>151.4</text:p>
          </table:table-cell>
          <table:table-cell table:number-columns-repeated="8"/>
          <table:table-cell table:style-name="ce10" table:formula="of:=[.C529]-[.C530]" office:value-type="float" office:value="117.5" calcext:value-type="float">
            <text:p>117.5</text:p>
          </table:table-cell>
          <table:table-cell table:number-columns-repeated="57"/>
        </table:table-row>
        <table:table-row table:style-name="ro2">
          <table:table-cell office:value-type="date" office:date-value="2021-07-05" calcext:value-type="date">
            <text:p>05-Jul-21</text:p>
          </table:table-cell>
          <table:table-cell office:value-type="time" office:time-value="PT08H15M00S" calcext:value-type="time">
            <text:p>08:15</text:p>
          </table:table-cell>
          <table:table-cell office:value-type="float" office:value="356.3" calcext:value-type="float">
            <text:p>356.3</text:p>
          </table:table-cell>
          <table:table-cell office:value-type="float" office:value="204.9" calcext:value-type="float">
            <text:p>204.9</text:p>
          </table:table-cell>
          <table:table-cell table:number-columns-repeated="7"/>
          <table:table-cell table:style-name="ce19" table:formula="of:=[.H531]-[.K531]" office:value-type="float" office:value="40.6847541440744" calcext:value-type="float">
            <text:p>41</text:p>
          </table:table-cell>
          <table:table-cell table:number-columns-repeated="57"/>
        </table:table-row>
        <table:table-row table:style-name="ro2">
          <table:table-cell office:value-type="date" office:date-value="2021-07-16" calcext:value-type="date">
            <text:p>16-Jul-21</text:p>
          </table:table-cell>
          <table:table-cell office:value-type="time" office:time-value="PT15H10M00S" calcext:value-type="time">
            <text:p>15:10</text:p>
          </table:table-cell>
          <table:table-cell office:value-type="float" office:value="116.4" calcext:value-type="float">
            <text:p>116.4</text:p>
          </table:table-cell>
          <table:table-cell table:number-columns-repeated="8"/>
          <table:table-cell table:style-name="ce10" table:formula="of:=[.K531]-[.C532]" office:value-type="float" office:value="169.215245855926" calcext:value-type="float">
            <text:p>169.2</text:p>
          </table:table-cell>
          <table:table-cell table:number-columns-repeated="57"/>
        </table:table-row>
        <table:table-row table:style-name="ro2">
          <table:table-cell office:value-type="date" office:date-value="2021-07-16" calcext:value-type="date">
            <text:p>16-Jul-21</text:p>
          </table:table-cell>
          <table:table-cell office:value-type="time" office:time-value="PT15H10M00S" calcext:value-type="time">
            <text:p>15:10</text:p>
          </table:table-cell>
          <table:table-cell office:value-type="float" office:value="306.8" calcext:value-type="float">
            <text:p>306.8</text:p>
          </table:table-cell>
          <table:table-cell office:value-type="float" office:value="190.4" calcext:value-type="float">
            <text:p>190.4</text:p>
          </table:table-cell>
          <table:table-cell table:number-columns-repeated="65"/>
        </table:table-row>
        <table:table-row table:style-name="ro2">
          <table:table-cell office:value-type="date" office:date-value="2021-07-26" calcext:value-type="date">
            <text:p>26-Jul-21</text:p>
          </table:table-cell>
          <table:table-cell office:value-type="time" office:time-value="PT18H04M00S" calcext:value-type="time">
            <text:p>18:04</text:p>
          </table:table-cell>
          <table:table-cell office:value-type="float" office:value="205.9" calcext:value-type="float">
            <text:p>205.9</text:p>
          </table:table-cell>
          <table:table-cell table:number-columns-repeated="8"/>
          <table:table-cell table:style-name="ce10" table:formula="of:=[.C533]-[.C534]" office:value-type="float" office:value="186" calcext:value-type="float">
            <text:p>186.0</text:p>
          </table:table-cell>
          <table:table-cell table:number-columns-repeated="57"/>
        </table:table-row>
        <table:table-row table:style-name="ro2">
          <table:table-cell office:value-type="date" office:date-value="2021-07-26" calcext:value-type="date">
            <text:p>26-Jul-21</text:p>
          </table:table-cell>
          <table:table-cell office:value-type="time" office:time-value="PT18H04M00S" calcext:value-type="time">
            <text:p>18:04</text:p>
          </table:table-cell>
          <table:table-cell office:value-type="float" office:value="381" calcext:value-type="float">
            <text:p>381</text:p>
          </table:table-cell>
          <table:table-cell office:value-type="float" office:value="175.1" calcext:value-type="float">
            <text:p>175.1</text:p>
          </table:table-cell>
          <table:table-cell/>
          <table:table-cell table:style-name="ce4" table:formula="of:=[.A523]+[.B523]" office:value-type="date" office:date-value="2021-07-26T18:04:00" calcext:value-type="date">
            <text:p>26-Jul-21</text:p>
          </table:table-cell>
          <table:table-cell table:style-name="ce4" table:formula="of:=[.A524]+[.B524]" office:value-type="date" office:date-value="2021-08-06T08:01:00" calcext:value-type="date">
            <text:p>06-Aug-21</text:p>
          </table:table-cell>
          <table:table-cell table:style-name="ce10" table:formula="of:=[.C523]" office:value-type="float" office:value="381" calcext:value-type="float">
            <text:p>381.0</text:p>
          </table:table-cell>
          <table:table-cell table:style-name="ce10" table:formula="of:=[.C524]" office:value-type="float" office:value="166.7" calcext:value-type="float">
            <text:p>166.7</text:p>
          </table:table-cell>
          <table:table-cell table:style-name="ce4" office:value-type="date" office:date-value="2021-08-01" calcext:value-type="date">
            <text:p>01-Aug-21</text:p>
          </table:table-cell>
          <table:table-cell table:style-name="ce19" table:formula="of:=[.J523]*(([.I523]-[.H523])/([.G523]-[.F523]))+([.I523]-(([.I523]-[.H523])/([.G523]-[.F523]))*[.G523])" office:value-type="float" office:value="274.729028023896" calcext:value-type="float">
            <text:p>275</text:p>
          </table:table-cell>
          <table:table-cell table:number-columns-repeated="58"/>
        </table:table-row>
        <table:table-row table:style-name="ro2">
          <table:table-cell office:value-type="date" office:date-value="2021-08-06" calcext:value-type="date">
            <text:p>06-Aug-21</text:p>
          </table:table-cell>
          <table:table-cell office:value-type="time" office:time-value="PT08H01M00S" calcext:value-type="time">
            <text:p>08:01</text:p>
          </table:table-cell>
          <table:table-cell office:value-type="float" office:value="166.7" calcext:value-type="float">
            <text:p>166.7</text:p>
          </table:table-cell>
          <table:table-cell table:number-columns-repeated="8"/>
          <table:table-cell table:style-name="ce10" table:formula="of:=[.C535]-[.C536]" office:value-type="float" office:value="189.7" calcext:value-type="float">
            <text:p>189.7</text:p>
          </table:table-cell>
          <table:table-cell table:number-columns-repeated="57"/>
        </table:table-row>
        <table:table-row table:style-name="ro2">
          <table:table-cell office:value-type="date" office:date-value="2021-08-06" calcext:value-type="date">
            <text:p>06-Aug-21</text:p>
          </table:table-cell>
          <table:table-cell office:value-type="time" office:time-value="PT08H01M00S" calcext:value-type="time">
            <text:p>08:01</text:p>
          </table:table-cell>
          <table:table-cell office:value-type="float" office:value="371.6" calcext:value-type="float">
            <text:p>371.6</text:p>
          </table:table-cell>
          <table:table-cell office:value-type="float" office:value="204.9" calcext:value-type="float">
            <text:p>204.9</text:p>
          </table:table-cell>
          <table:table-cell table:number-columns-repeated="7"/>
          <table:table-cell table:style-name="ce19" table:formula="of:=[.H537]-[.K537]" office:value-type="float" office:value="24.0551601423416" calcext:value-type="float">
            <text:p>24</text:p>
          </table:table-cell>
          <table:table-cell table:number-columns-repeated="57"/>
        </table:table-row>
        <table:table-row table:style-name="ro2">
          <table:table-cell office:value-type="date" office:date-value="2021-08-15" calcext:value-type="date">
            <text:p>15-Aug-21</text:p>
          </table:table-cell>
          <table:table-cell office:value-type="time" office:time-value="PT12H46M00S" calcext:value-type="time">
            <text:p>12:46</text:p>
          </table:table-cell>
          <table:table-cell office:value-type="float" office:value="176.8" calcext:value-type="float">
            <text:p>176.8</text:p>
          </table:table-cell>
          <table:table-cell table:number-columns-repeated="8"/>
          <table:table-cell table:style-name="ce10" table:formula="of:=[.K537]-[.C538]" office:value-type="float" office:value="151.944839857658" calcext:value-type="float">
            <text:p>151.9</text:p>
          </table:table-cell>
          <table:table-cell table:number-columns-repeated="57"/>
        </table:table-row>
        <table:table-row table:style-name="ro2">
          <table:table-cell office:value-type="date" office:date-value="2021-08-15" calcext:value-type="date">
            <text:p>15-Aug-21</text:p>
          </table:table-cell>
          <table:table-cell office:value-type="time" office:time-value="PT12H46M00S" calcext:value-type="time">
            <text:p>12:46</text:p>
          </table:table-cell>
          <table:table-cell office:value-type="float" office:value="367.2" calcext:value-type="float">
            <text:p>367.2</text:p>
          </table:table-cell>
          <table:table-cell office:value-type="float" office:value="190.4" calcext:value-type="float">
            <text:p>190.4</text:p>
          </table:table-cell>
          <table:table-cell table:number-columns-repeated="65"/>
        </table:table-row>
        <table:table-row table:style-name="ro2">
          <table:table-cell office:value-type="date" office:date-value="2021-08-24" calcext:value-type="date">
            <text:p>24-Aug-21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132.6" calcext:value-type="float">
            <text:p>132.6</text:p>
          </table:table-cell>
          <table:table-cell table:number-columns-repeated="8"/>
          <table:table-cell table:style-name="ce10" table:formula="of:=[.C539]-[.C540]" office:value-type="float" office:value="128" calcext:value-type="float">
            <text:p>128.0</text:p>
          </table:table-cell>
          <table:table-cell table:number-columns-repeated="57"/>
        </table:table-row>
        <table:table-row table:style-name="ro2">
          <table:table-cell office:value-type="date" office:date-value="2021-08-24" calcext:value-type="date">
            <text:p>24-Aug-21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307.7" calcext:value-type="float">
            <text:p>307.7</text:p>
          </table:table-cell>
          <table:table-cell office:value-type="float" office:value="175.1" calcext:value-type="float">
            <text:p>175.1</text:p>
          </table:table-cell>
          <table:table-cell table:number-columns-repeated="7"/>
          <table:table-cell table:style-name="ce19" table:formula="of:=[.H541]-[.K541]" office:value-type="float" office:value="237.062129153451" calcext:value-type="float">
            <text:p>237</text:p>
          </table:table-cell>
          <table:table-cell table:number-columns-repeated="57"/>
        </table:table-row>
        <table:table-row table:style-name="ro2">
          <table:table-cell office:value-type="date" office:date-value="2021-08-30" calcext:value-type="date">
            <text:p>30-Aug-21</text:p>
          </table:table-cell>
          <table:table-cell office:value-type="time" office:time-value="PT01H37M00S" calcext:value-type="time">
            <text:p>01:37</text:p>
          </table:table-cell>
          <table:table-cell office:value-type="float" office:value="190.2" calcext:value-type="float">
            <text:p>190.2</text:p>
          </table:table-cell>
          <table:table-cell table:number-columns-repeated="8"/>
          <table:table-cell table:style-name="ce10" table:formula="of:=[.K541]-[.C542]" office:value-type="float" office:value="14.4378708465491" calcext:value-type="float">
            <text:p>14.4</text:p>
          </table:table-cell>
          <table:table-cell table:number-columns-repeated="57"/>
        </table:table-row>
        <table:table-row table:style-name="ro2">
          <table:table-cell office:value-type="date" office:date-value="2021-08-30" calcext:value-type="date">
            <text:p>30-Aug-21</text:p>
          </table:table-cell>
          <table:table-cell office:value-type="time" office:time-value="PT01H37M00S" calcext:value-type="time">
            <text:p>01:37</text:p>
          </table:table-cell>
          <table:table-cell office:value-type="float" office:value="358.1" calcext:value-type="float">
            <text:p>358.1</text:p>
          </table:table-cell>
          <table:table-cell office:value-type="float" office:value="167.9" calcext:value-type="float">
            <text:p>167.9</text:p>
          </table:table-cell>
          <table:table-cell/>
          <table:table-cell table:style-name="ce4" table:formula="of:=[.A531]+[.B531]" office:value-type="date" office:date-value="2021-08-30T01:37:00" calcext:value-type="date">
            <text:p>30-Aug-21</text:p>
          </table:table-cell>
          <table:table-cell table:style-name="ce4" table:formula="of:=[.A532]+[.B532]" office:value-type="date" office:date-value="2021-09-09T00:55:00" calcext:value-type="date">
            <text:p>09-Sep-21</text:p>
          </table:table-cell>
          <table:table-cell table:style-name="ce10" table:formula="of:=[.C531]" office:value-type="float" office:value="358.1" calcext:value-type="float">
            <text:p>358.1</text:p>
          </table:table-cell>
          <table:table-cell table:style-name="ce10" table:formula="of:=[.C532]" office:value-type="float" office:value="148.2" calcext:value-type="float">
            <text:p>148.2</text:p>
          </table:table-cell>
          <table:table-cell table:style-name="ce4" office:value-type="date" office:date-value="2021-09-01" calcext:value-type="date">
            <text:p>01-Sep-21</text:p>
          </table:table-cell>
          <table:table-cell table:style-name="ce19" table:formula="of:=[.J531]*(([.I531]-[.H531])/([.G531]-[.F531]))+([.I531]-(([.I531]-[.H531])/([.G531]-[.F531]))*[.G531])" office:value-type="float" office:value="317.415245855926" calcext:value-type="float">
            <text:p>317</text:p>
          </table:table-cell>
          <table:table-cell table:number-columns-repeated="58"/>
        </table:table-row>
        <table:table-row table:style-name="ro2">
          <table:table-cell office:value-type="date" office:date-value="2021-09-09" calcext:value-type="date">
            <text:p>09-Sep-21</text:p>
          </table:table-cell>
          <table:table-cell office:value-type="time" office:time-value="PT00H55M00S" calcext:value-type="time">
            <text:p>00:55</text:p>
          </table:table-cell>
          <table:table-cell office:value-type="float" office:value="148.2" calcext:value-type="float">
            <text:p>148.2</text:p>
          </table:table-cell>
          <table:table-cell table:number-columns-repeated="8"/>
          <table:table-cell table:style-name="ce10" table:formula="of:=[.C543]-[.C544]" office:value-type="float" office:value="198.8" calcext:value-type="float">
            <text:p>198.8</text:p>
          </table:table-cell>
          <table:table-cell table:number-columns-repeated="57"/>
        </table:table-row>
        <table:table-row table:style-name="ro2">
          <table:table-cell office:value-type="date" office:date-value="2021-09-09" calcext:value-type="date">
            <text:p>09-Sep-21</text:p>
          </table:table-cell>
          <table:table-cell office:value-type="time" office:time-value="PT00H55M00S" calcext:value-type="time">
            <text:p>00:55</text:p>
          </table:table-cell>
          <table:table-cell office:value-type="float" office:value="353.1" calcext:value-type="float">
            <text:p>353.1</text:p>
          </table:table-cell>
          <table:table-cell office:value-type="float" office:value="204.9" calcext:value-type="float">
            <text:p>204.9</text:p>
          </table:table-cell>
          <table:table-cell table:number-columns-repeated="65"/>
        </table:table-row>
        <table:table-row table:style-name="ro2">
          <table:table-cell office:value-type="date" office:date-value="2021-09-18" calcext:value-type="date">
            <text:p>18-Sep-21</text:p>
          </table:table-cell>
          <table:table-cell office:value-type="time" office:time-value="PT15H51M00S" calcext:value-type="time">
            <text:p>15:51</text:p>
          </table:table-cell>
          <table:table-cell office:value-type="float" office:value="167.1" calcext:value-type="float">
            <text:p>167.1</text:p>
          </table:table-cell>
          <table:table-cell table:number-columns-repeated="8"/>
          <table:table-cell table:style-name="ce10" table:formula="of:=[.C545]-[.C546]" office:value-type="float" office:value="183.5" calcext:value-type="float">
            <text:p>183.5</text:p>
          </table:table-cell>
          <table:table-cell table:number-columns-repeated="57"/>
        </table:table-row>
        <table:table-row table:style-name="ro2">
          <table:table-cell office:value-type="date" office:date-value="2021-09-18" calcext:value-type="date">
            <text:p>18-Sep-21</text:p>
          </table:table-cell>
          <table:table-cell office:value-type="time" office:time-value="PT15H51M00S" calcext:value-type="time">
            <text:p>15:51</text:p>
          </table:table-cell>
          <table:table-cell office:value-type="float" office:value="357.5" calcext:value-type="float">
            <text:p>357.5</text:p>
          </table:table-cell>
          <table:table-cell office:value-type="float" office:value="190.4" calcext:value-type="float">
            <text:p>190.4</text:p>
          </table:table-cell>
          <table:table-cell table:number-columns-repeated="65"/>
        </table:table-row>
        <table:table-row table:style-name="ro2">
          <table:table-cell office:value-type="date" office:date-value="2021-09-29" calcext:value-type="date">
            <text:p>29-Sep-21</text:p>
          </table:table-cell>
          <table:table-cell office:value-type="time" office:time-value="PT07H02M00S" calcext:value-type="time">
            <text:p>07:02</text:p>
          </table:table-cell>
          <table:table-cell office:value-type="float" office:value="167.8" calcext:value-type="float">
            <text:p>167.8</text:p>
          </table:table-cell>
          <table:table-cell table:number-columns-repeated="8"/>
          <table:table-cell table:style-name="ce10" table:formula="of:=[.C547]-[.C548]" office:value-type="float" office:value="161" calcext:value-type="float">
            <text:p>161.0</text:p>
          </table:table-cell>
          <table:table-cell table:number-columns-repeated="57"/>
        </table:table-row>
        <table:table-row table:style-name="ro2">
          <table:table-cell office:value-type="date" office:date-value="2021-09-29" calcext:value-type="date">
            <text:p>29-Sep-21</text:p>
          </table:table-cell>
          <table:table-cell office:value-type="time" office:time-value="PT07H02M00S" calcext:value-type="time">
            <text:p>07:02</text:p>
          </table:table-cell>
          <table:table-cell office:value-type="float" office:value="342.9" calcext:value-type="float">
            <text:p>342.9</text:p>
          </table:table-cell>
          <table:table-cell office:value-type="float" office:value="175.1" calcext:value-type="float">
            <text:p>175.1</text:p>
          </table:table-cell>
          <table:table-cell/>
          <table:table-cell table:style-name="ce4" table:formula="of:=[.A537]+[.B537]" office:value-type="date" office:date-value="2021-09-29T07:02:00" calcext:value-type="date">
            <text:p>29-Sep-21</text:p>
          </table:table-cell>
          <table:table-cell table:style-name="ce4" table:formula="of:=[.A538]+[.B538]" office:value-type="date" office:date-value="2021-10-11T18:46:00" calcext:value-type="date">
            <text:p>11-Oct-21</text:p>
          </table:table-cell>
          <table:table-cell table:style-name="ce10" table:formula="of:=[.C537]" office:value-type="float" office:value="342.9" calcext:value-type="float">
            <text:p>342.9</text:p>
          </table:table-cell>
          <table:table-cell table:style-name="ce10" table:formula="of:=[.C538]" office:value-type="float" office:value="166.9" calcext:value-type="float">
            <text:p>166.9</text:p>
          </table:table-cell>
          <table:table-cell table:style-name="ce4" office:value-type="date" office:date-value="2021-10-01" calcext:value-type="date">
            <text:p>01-Oct-21</text:p>
          </table:table-cell>
          <table:table-cell table:style-name="ce19" table:formula="of:=[.J537]*(([.I537]-[.H537])/([.G537]-[.F537]))+([.I537]-(([.I537]-[.H537])/([.G537]-[.F537]))*[.G537])" office:value-type="float" office:value="318.844839857658" calcext:value-type="float">
            <text:p>319</text:p>
          </table:table-cell>
          <table:table-cell table:style-name="ce19" table:formula="of:=[.H549]-[.K549]" office:value-type="float" office:value="0.293028846196819" calcext:value-type="float">
            <text:p>0</text:p>
          </table:table-cell>
          <table:table-cell table:number-columns-repeated="57"/>
        </table:table-row>
        <table:table-row table:style-name="ro2">
          <table:table-cell office:value-type="date" office:date-value="2021-10-11" calcext:value-type="date">
            <text:p>11-Oct-21</text:p>
          </table:table-cell>
          <table:table-cell office:value-type="time" office:time-value="PT18H46M00S" calcext:value-type="time">
            <text:p>18:46</text:p>
          </table:table-cell>
          <table:table-cell office:value-type="float" office:value="166.9" calcext:value-type="float">
            <text:p>166.9</text:p>
          </table:table-cell>
          <table:table-cell table:number-columns-repeated="8"/>
          <table:table-cell table:style-name="ce10" table:formula="of:=[.K549]-[.C550]" office:value-type="float" office:value="185.206971153803" calcext:value-type="float">
            <text:p>185.2</text:p>
          </table:table-cell>
          <table:table-cell table:number-columns-repeated="57"/>
        </table:table-row>
        <table:table-row table:style-name="ro2">
          <table:table-cell office:value-type="date" office:date-value="2021-10-11" calcext:value-type="date">
            <text:p>11-Oct-21</text:p>
          </table:table-cell>
          <table:table-cell office:value-type="time" office:time-value="PT18H46M00S" calcext:value-type="time">
            <text:p>18:46</text:p>
          </table:table-cell>
          <table:table-cell office:value-type="float" office:value="371.8" calcext:value-type="float">
            <text:p>371.8</text:p>
          </table:table-cell>
          <table:table-cell office:value-type="float" office:value="190.4" calcext:value-type="float">
            <text:p>190.4</text:p>
          </table:table-cell>
          <table:table-cell table:number-columns-repeated="65"/>
        </table:table-row>
        <table:table-row table:style-name="ro2">
          <table:table-cell office:value-type="date" office:date-value="2021-10-18" calcext:value-type="date">
            <text:p>18-Oct-21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243.8" calcext:value-type="float">
            <text:p>243.8</text:p>
          </table:table-cell>
          <table:table-cell table:number-columns-repeated="8"/>
          <table:table-cell table:style-name="ce10" table:formula="of:=[.C551]-[.C552]" office:value-type="float" office:value="223.1" calcext:value-type="float">
            <text:p>223.1</text:p>
          </table:table-cell>
          <table:table-cell table:number-columns-repeated="57"/>
        </table:table-row>
        <table:table-row table:style-name="ro2">
          <table:table-cell office:value-type="date" office:date-value="2021-10-18" calcext:value-type="date">
            <text:p>18-Oct-21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434.2" calcext:value-type="float">
            <text:p>434.2</text:p>
          </table:table-cell>
          <table:table-cell office:value-type="float" office:value="190.4" calcext:value-type="float">
            <text:p>190.4</text:p>
          </table:table-cell>
          <table:table-cell/>
          <table:table-cell table:style-name="ce4" table:formula="of:=[.A541]+[.B541]" office:value-type="date" office:date-value="2021-10-18T18:17:00" calcext:value-type="date">
            <text:p>18-Oct-21</text:p>
          </table:table-cell>
          <table:table-cell table:style-name="ce4" table:formula="of:=[.A542]+[.B542]" office:value-type="date" office:date-value="2021-11-01T19:21:00" calcext:value-type="date">
            <text:p>01-Nov-21</text:p>
          </table:table-cell>
          <table:table-cell table:style-name="ce10" table:formula="of:=[.C541]" office:value-type="float" office:value="434.2" calcext:value-type="float">
            <text:p>434.2</text:p>
          </table:table-cell>
          <table:table-cell table:style-name="ce10" table:formula="of:=[.C542]" office:value-type="float" office:value="182.7" calcext:value-type="float">
            <text:p>182.7</text:p>
          </table:table-cell>
          <table:table-cell table:style-name="ce4" office:value-type="date" office:date-value="2021-11-01" calcext:value-type="date">
            <text:p>01-Nov-21</text:p>
          </table:table-cell>
          <table:table-cell table:style-name="ce19" table:formula="of:=[.J541]*(([.I541]-[.H541])/([.G541]-[.F541]))+([.I541]-(([.I541]-[.H541])/([.G541]-[.F541]))*[.G541])" office:value-type="float" office:value="197.137870846549" calcext:value-type="float">
            <text:p>197</text:p>
          </table:table-cell>
          <table:table-cell table:number-columns-repeated="58"/>
        </table:table-row>
        <table:table-row table:style-name="ro2">
          <table:table-cell office:value-type="date" office:date-value="2021-11-01" calcext:value-type="date">
            <text:p>01-Nov-21</text:p>
          </table:table-cell>
          <table:table-cell office:value-type="time" office:time-value="PT19H21M00S" calcext:value-type="time">
            <text:p>19:21</text:p>
          </table:table-cell>
          <table:table-cell office:value-type="float" office:value="182.7" calcext:value-type="float">
            <text:p>182.7</text:p>
          </table:table-cell>
          <table:table-cell table:number-columns-repeated="8"/>
          <table:table-cell table:style-name="ce10" table:formula="of:=[.C553]-[.C554]" office:value-type="float" office:value="0" calcext:value-type="float">
            <text:p>0.0</text:p>
          </table:table-cell>
          <table:table-cell table:number-columns-repeated="57"/>
        </table:table-row>
        <table:table-row table:style-name="ro2">
          <table:table-cell office:value-type="date" office:date-value="2021-11-01" calcext:value-type="date">
            <text:p>01-Nov-21</text:p>
          </table:table-cell>
          <table:table-cell office:value-type="time" office:time-value="PT19H21M00S" calcext:value-type="time">
            <text:p>19:21</text:p>
          </table:table-cell>
          <table:table-cell office:value-type="float" office:value="387.6" calcext:value-type="float">
            <text:p>387.6</text:p>
          </table:table-cell>
          <table:table-cell office:value-type="float" office:value="204.9" calcext:value-type="float">
            <text:p>204.9</text:p>
          </table:table-cell>
          <table:table-cell table:number-columns-repeated="7"/>
          <table:table-cell table:style-name="ce19" table:formula="of:=[.H555]-[.K555]" office:value-type="float" office:value="94.9967315570171" calcext:value-type="float">
            <text:p>95</text:p>
          </table:table-cell>
          <table:table-cell table:number-columns-repeated="57"/>
        </table:table-row>
        <table:table-row table:style-name="ro2">
          <table:table-cell office:value-type="date" office:date-value="2021-11-11" calcext:value-type="date">
            <text:p>11-Nov-21</text:p>
          </table:table-cell>
          <table:table-cell office:value-type="time" office:time-value="PT18H45M00S" calcext:value-type="time">
            <text:p>18:45</text:p>
          </table:table-cell>
          <table:table-cell office:value-type="float" office:value="188.8" calcext:value-type="float">
            <text:p>188.8</text:p>
          </table:table-cell>
          <table:table-cell table:number-columns-repeated="8"/>
          <table:table-cell table:style-name="ce10" table:formula="of:=[.K555]-[.C556]" office:value-type="float" office:value="258.783268442983" calcext:value-type="float">
            <text:p>258.8</text:p>
          </table:table-cell>
          <table:table-cell table:number-columns-repeated="57"/>
        </table:table-row>
        <table:table-row table:style-name="ro2">
          <table:table-cell office:value-type="date" office:date-value="2021-11-11" calcext:value-type="date">
            <text:p>11-Nov-21</text:p>
          </table:table-cell>
          <table:table-cell office:value-type="time" office:time-value="PT18H45M00S" calcext:value-type="time">
            <text:p>18:45</text:p>
          </table:table-cell>
          <table:table-cell office:value-type="float" office:value="379.2" calcext:value-type="float">
            <text:p>379.2</text:p>
          </table:table-cell>
          <table:table-cell office:value-type="float" office:value="190.4" calcext:value-type="float">
            <text:p>190.4</text:p>
          </table:table-cell>
          <table:table-cell table:number-columns-repeated="7"/>
          <table:table-cell table:style-name="ce19" table:formula="of:=[.H557]-[.K557]" office:value-type="float" office:value="176.253474440882" calcext:value-type="float">
            <text:p>176</text:p>
          </table:table-cell>
          <table:table-cell table:number-columns-repeated="57"/>
        </table:table-row>
        <table:table-row table:style-name="ro2">
          <table:table-cell office:value-type="date" office:date-value="2021-11-23" calcext:value-type="date">
            <text:p>23-Nov-21</text:p>
          </table:table-cell>
          <table:table-cell office:value-type="time" office:time-value="PT07H36M00S" calcext:value-type="time">
            <text:p>07:36</text:p>
          </table:table-cell>
          <table:table-cell office:value-type="float" office:value="195.7" calcext:value-type="float">
            <text:p>195.7</text:p>
          </table:table-cell>
          <table:table-cell table:number-columns-repeated="8"/>
          <table:table-cell table:style-name="ce10" table:formula="of:=[.K557]-[.C558]" office:value-type="float" office:value="59.756525559118" calcext:value-type="float">
            <text:p>59.8</text:p>
          </table:table-cell>
          <table:table-cell table:number-columns-repeated="57"/>
        </table:table-row>
        <table:table-row table:style-name="ro2">
          <table:table-cell office:value-type="date" office:date-value="2021-11-23" calcext:value-type="date">
            <text:p>23-Nov-21</text:p>
          </table:table-cell>
          <table:table-cell office:value-type="time" office:time-value="PT07H36M00S" calcext:value-type="time">
            <text:p>07:36</text:p>
          </table:table-cell>
          <table:table-cell office:value-type="float" office:value="370.8" calcext:value-type="float">
            <text:p>370.8</text:p>
          </table:table-cell>
          <table:table-cell office:value-type="float" office:value="175.1" calcext:value-type="float">
            <text:p>175.1</text:p>
          </table:table-cell>
          <table:table-cell table:number-columns-repeated="65"/>
        </table:table-row>
        <table:table-row table:style-name="ro2">
          <table:table-cell office:value-type="date" office:date-value="2021-11-30" calcext:value-type="date">
            <text:p>30-Nov-21</text:p>
          </table:table-cell>
          <table:table-cell office:value-type="time" office:time-value="PT23H37M00S" calcext:value-type="time">
            <text:p>23:37</text:p>
          </table:table-cell>
          <table:table-cell office:value-type="float" office:value="209.8" calcext:value-type="float">
            <text:p>209.8</text:p>
          </table:table-cell>
          <table:table-cell table:number-columns-repeated="8"/>
          <table:table-cell table:style-name="ce10" table:formula="of:=[.C559]-[.C560]" office:value-type="float" office:value="322.19" calcext:value-type="float">
            <text:p>322.2</text:p>
          </table:table-cell>
          <table:table-cell table:number-columns-repeated="57"/>
        </table:table-row>
        <table:table-row table:style-name="ro2">
          <table:table-cell office:value-type="date" office:date-value="2021-11-30" calcext:value-type="date">
            <text:p>30-Nov-21</text:p>
          </table:table-cell>
          <table:table-cell office:value-type="time" office:time-value="PT23H37M00S" calcext:value-type="time">
            <text:p>23:37</text:p>
          </table:table-cell>
          <table:table-cell office:value-type="float" office:value="377.7" calcext:value-type="float">
            <text:p>377.7</text:p>
          </table:table-cell>
          <table:table-cell office:value-type="float" office:value="167.9" calcext:value-type="float">
            <text:p>167.9</text:p>
          </table:table-cell>
          <table:table-cell/>
          <table:table-cell table:style-name="ce4" table:formula="of:=[.A549]+[.B549]" office:value-type="date" office:date-value="2021-11-30T23:37:00" calcext:value-type="date">
            <text:p>30-Nov-21</text:p>
          </table:table-cell>
          <table:table-cell table:style-name="ce4" table:formula="of:=[.A550]+[.B550]" office:value-type="date" office:date-value="2021-12-11T02:17:00" calcext:value-type="date">
            <text:p>11-Dec-21</text:p>
          </table:table-cell>
          <table:table-cell table:style-name="ce10" table:formula="of:=[.C549]" office:value-type="float" office:value="377.7" calcext:value-type="float">
            <text:p>377.7</text:p>
          </table:table-cell>
          <table:table-cell table:style-name="ce10" table:formula="of:=[.C550]" office:value-type="float" office:value="192.2" calcext:value-type="float">
            <text:p>192.2</text:p>
          </table:table-cell>
          <table:table-cell table:style-name="ce4" office:value-type="date" office:date-value="2021-12-01" calcext:value-type="date">
            <text:p>01-Dec-21</text:p>
          </table:table-cell>
          <table:table-cell table:style-name="ce19" table:formula="of:=[.J549]*(([.I549]-[.H549])/([.G549]-[.F549]))+([.I549]-(([.I549]-[.H549])/([.G549]-[.F549]))*[.G549])" office:value-type="float" office:value="377.406971153803" calcext:value-type="float">
            <text:p>377</text:p>
          </table:table-cell>
          <table:table-cell table:number-columns-repeated="58"/>
        </table:table-row>
        <table:table-row table:style-name="ro2">
          <table:table-cell office:value-type="date" office:date-value="2021-12-11" calcext:value-type="date">
            <text:p>11-Dec-21</text:p>
          </table:table-cell>
          <table:table-cell office:value-type="time" office:time-value="PT02H17M00S" calcext:value-type="time">
            <text:p>02:17</text:p>
          </table:table-cell>
          <table:table-cell office:value-type="float" office:value="192.2" calcext:value-type="float">
            <text:p>192.2</text:p>
          </table:table-cell>
          <table:table-cell table:number-columns-repeated="8"/>
          <table:table-cell table:style-name="ce10" table:formula="of:=[.C561]-[.C562]" office:value-type="float" office:value="138.84" calcext:value-type="float">
            <text:p>138.8</text:p>
          </table:table-cell>
          <table:table-cell table:number-columns-repeated="57"/>
        </table:table-row>
        <table:table-row table:style-name="ro2">
          <table:table-cell office:value-type="date" office:date-value="2021-12-11" calcext:value-type="date">
            <text:p>11-Dec-21</text:p>
          </table:table-cell>
          <table:table-cell office:value-type="time" office:time-value="PT02H17M00S" calcext:value-type="time">
            <text:p>02:17</text:p>
          </table:table-cell>
          <table:table-cell office:value-type="float" office:value="404.1" calcext:value-type="float">
            <text:p>404.1</text:p>
          </table:table-cell>
          <table:table-cell office:value-type="float" office:value="204.9" calcext:value-type="float">
            <text:p>204.9</text:p>
          </table:table-cell>
          <table:table-cell table:number-columns-repeated="7"/>
          <table:table-cell table:style-name="ce19" table:formula="of:=[.H563]-[.K563]" office:value-type="float" office:value="20.0099999999721" calcext:value-type="float">
            <text:p>20</text:p>
          </table:table-cell>
          <table:table-cell table:number-columns-repeated="57"/>
        </table:table-row>
        <table:table-row table:style-name="ro2">
          <table:table-cell office:value-type="date" office:date-value="2021-12-24" calcext:value-type="date">
            <text:p>24-Dec-21</text:p>
          </table:table-cell>
          <table:table-cell office:value-type="time" office:time-value="PT16H05M00S" calcext:value-type="time">
            <text:p>16:05</text:p>
          </table:table-cell>
          <table:table-cell office:value-type="float" office:value="181" calcext:value-type="float">
            <text:p>181</text:p>
          </table:table-cell>
          <table:table-cell table:number-columns-repeated="8"/>
          <table:table-cell table:style-name="ce10" table:formula="of:=[.K563]-[.C564]" office:value-type="float" office:value="120.060000000028" calcext:value-type="float">
            <text:p>120.1</text:p>
          </table:table-cell>
          <table:table-cell table:number-columns-repeated="57"/>
        </table:table-row>
        <table:table-row table:style-name="ro2">
          <table:table-cell office:value-type="date" office:date-value="2021-12-24" calcext:value-type="date">
            <text:p>24-Dec-21</text:p>
          </table:table-cell>
          <table:table-cell office:value-type="time" office:time-value="PT16H05M00S" calcext:value-type="time">
            <text:p>16:05</text:p>
          </table:table-cell>
          <table:table-cell office:value-type="float" office:value="407.84" calcext:value-type="float">
            <text:p>407.84</text:p>
          </table:table-cell>
          <table:table-cell table:formula="of:=[.C553]-[.C552]" office:value-type="float" office:value="226.84" calcext:value-type="float">
            <text:p>226.84</text:p>
          </table:table-cell>
          <table:table-cell table:number-columns-repeated="65"/>
        </table:table-row>
        <table:table-row table:style-name="ro2">
          <table:table-cell office:value-type="date" office:date-value="2021-12-24" calcext:value-type="date">
            <text:p>24-Dec-21</text:p>
          </table:table-cell>
          <table:table-cell office:value-type="time" office:time-value="PT16H08M00S" calcext:value-type="time">
            <text:p>16:08</text:p>
          </table:table-cell>
          <table:table-cell office:value-type="float" office:value="407.84" calcext:value-type="float">
            <text:p>407.84</text:p>
          </table:table-cell>
          <table:table-cell table:number-columns-repeated="8"/>
          <table:table-cell table:style-name="ce10" table:formula="of:=[.C565]-[.C566]" office:value-type="float" office:value="228.4" calcext:value-type="float">
            <text:p>228.4</text:p>
          </table:table-cell>
          <table:table-cell table:number-columns-repeated="57"/>
        </table:table-row>
        <table:table-row table:style-name="ro2">
          <table:table-cell office:value-type="date" office:date-value="2021-12-24" calcext:value-type="date">
            <text:p>24-Dec-21</text:p>
          </table:table-cell>
          <table:table-cell office:value-type="time" office:time-value="PT16H08M00S" calcext:value-type="time">
            <text:p>16:08</text:p>
          </table:table-cell>
          <table:table-cell office:value-type="float" office:value="582.43" calcext:value-type="float">
            <text:p>582.43</text:p>
          </table:table-cell>
          <table:table-cell table:formula="of:=[.C555]-[.C554]" office:value-type="float" office:value="174.59" calcext:value-type="float">
            <text:p>174.59</text:p>
          </table:table-cell>
          <table:table-cell/>
          <table:table-cell table:style-name="ce4" table:formula="of:=[.A555]+[.B555]" office:value-type="date" office:date-value="2021-12-24T16:08:00" calcext:value-type="date">
            <text:p>24-Dec-21</text:p>
          </table:table-cell>
          <table:table-cell table:style-name="ce4" table:formula="of:=[.A556]+[.B556]" office:value-type="date" office:date-value="2022-01-20T23:05:00" calcext:value-type="date">
            <text:p>20-Jan-22</text:p>
          </table:table-cell>
          <table:table-cell table:style-name="ce10" table:formula="of:=[.C555]" office:value-type="float" office:value="582.43" calcext:value-type="float">
            <text:p>582.4</text:p>
          </table:table-cell>
          <table:table-cell table:style-name="ce10" table:formula="of:=[.C556]" office:value-type="float" office:value="228.65" calcext:value-type="float">
            <text:p>228.7</text:p>
          </table:table-cell>
          <table:table-cell table:style-name="ce4" office:value-type="date" office:date-value="2022-01-01" calcext:value-type="date">
            <text:p>01-Jan-22</text:p>
          </table:table-cell>
          <table:table-cell table:style-name="ce19" table:formula="of:=[.J555]*(([.I555]-[.H555])/([.G555]-[.F555]))+([.I555]-(([.I555]-[.H555])/([.G555]-[.F555]))*[.G555])" office:value-type="float" office:value="487.433268442983" calcext:value-type="float">
            <text:p>487</text:p>
          </table:table-cell>
          <table:table-cell table:number-columns-repeated="58"/>
        </table:table-row>
        <table:table-row table:style-name="ro2">
          <table:table-cell office:value-type="date" office:date-value="2022-01-20" calcext:value-type="date">
            <text:p>20-Jan-22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228.65" calcext:value-type="float">
            <text:p>228.65</text:p>
          </table:table-cell>
          <table:table-cell table:number-columns-repeated="8"/>
          <table:table-cell table:style-name="ce10" table:formula="of:=[.C567]-[.C568]" office:value-type="float" office:value="217.69" calcext:value-type="float">
            <text:p>217.7</text:p>
          </table:table-cell>
          <table:table-cell table:number-columns-repeated="57"/>
        </table:table-row>
        <table:table-row table:style-name="ro2">
          <table:table-cell office:value-type="date" office:date-value="2022-01-20" calcext:value-type="date">
            <text:p>20-Jan-22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433.76" calcext:value-type="float">
            <text:p>433.76</text:p>
          </table:table-cell>
          <table:table-cell table:formula="of:=[.C557]-[.C556]" office:value-type="float" office:value="205.11" calcext:value-type="float">
            <text:p>205.11</text:p>
          </table:table-cell>
          <table:table-cell/>
          <table:table-cell table:style-name="ce4" table:formula="of:=[.A557]+[.B557]" office:value-type="date" office:date-value="2022-01-20T23:05:00" calcext:value-type="date">
            <text:p>20-Jan-22</text:p>
          </table:table-cell>
          <table:table-cell table:style-name="ce4" table:formula="of:=[.A558]+[.B558]" office:value-type="date" office:date-value="2022-02-04T17:49:00" calcext:value-type="date">
            <text:p>04-Feb-22</text:p>
          </table:table-cell>
          <table:table-cell table:style-name="ce10" table:formula="of:=[.C557]" office:value-type="float" office:value="433.76" calcext:value-type="float">
            <text:p>433.8</text:p>
          </table:table-cell>
          <table:table-cell table:style-name="ce10" table:formula="of:=[.C558]" office:value-type="float" office:value="197.75" calcext:value-type="float">
            <text:p>197.8</text:p>
          </table:table-cell>
          <table:table-cell table:style-name="ce4" office:value-type="date" office:date-value="2022-02-01" calcext:value-type="date">
            <text:p>01-Feb-22</text:p>
          </table:table-cell>
          <table:table-cell table:style-name="ce19" table:formula="of:=[.J557]*(([.I557]-[.H557])/([.G557]-[.F557]))+([.I557]-(([.I557]-[.H557])/([.G557]-[.F557]))*[.G557])" office:value-type="float" office:value="257.506525559118" calcext:value-type="float">
            <text:p>258</text:p>
          </table:table-cell>
          <table:table-cell table:style-name="ce19" table:formula="of:=[.H569]-[.K569]" office:value-type="float" office:value="87.3803362412285" calcext:value-type="float">
            <text:p>87</text:p>
          </table:table-cell>
          <table:table-cell table:number-columns-repeated="57"/>
        </table:table-row>
        <table:table-row table:style-name="ro2">
          <table:table-cell office:value-type="date" office:date-value="2022-02-04" calcext:value-type="date">
            <text:p>04-Feb-22</text:p>
          </table:table-cell>
          <table:table-cell office:value-type="time" office:time-value="PT17H49M00S" calcext:value-type="time">
            <text:p>17:49</text:p>
          </table:table-cell>
          <table:table-cell office:value-type="float" office:value="197.75" calcext:value-type="float">
            <text:p>197.75</text:p>
          </table:table-cell>
          <table:table-cell table:number-columns-repeated="8"/>
          <table:table-cell table:style-name="ce10" table:formula="of:=[.K569]-[.C570]" office:value-type="float" office:value="45.1096637587715" calcext:value-type="float">
            <text:p>45.1</text:p>
          </table:table-cell>
          <table:table-cell table:number-columns-repeated="57"/>
        </table:table-row>
        <table:table-row table:style-name="ro2">
          <table:table-cell office:value-type="date" office:date-value="2022-02-04" calcext:value-type="date">
            <text:p>04-Feb-22</text:p>
          </table:table-cell>
          <table:table-cell office:value-type="time" office:time-value="PT17H49M00S" calcext:value-type="time">
            <text:p>17:49</text:p>
          </table:table-cell>
          <table:table-cell office:value-type="float" office:value="402.84" calcext:value-type="float">
            <text:p>402.84</text:p>
          </table:table-cell>
          <table:table-cell table:formula="of:=[.C559]-[.C558]" office:value-type="float" office:value="205.09" calcext:value-type="float">
            <text:p>205.09</text:p>
          </table:table-cell>
          <table:table-cell table:number-columns-repeated="65"/>
        </table:table-row>
        <table:table-row table:style-name="ro2">
          <table:table-cell office:value-type="date" office:date-value="2022-02-21" calcext:value-type="date">
            <text:p>21-Feb-22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80.65" calcext:value-type="float">
            <text:p>80.65</text:p>
          </table:table-cell>
          <table:table-cell table:number-columns-repeated="8"/>
          <table:table-cell table:style-name="ce10" table:formula="of:=[.C571]-[.C572]" office:value-type="float" office:value="177.71" calcext:value-type="float">
            <text:p>177.7</text:p>
          </table:table-cell>
          <table:table-cell table:number-columns-repeated="57"/>
        </table:table-row>
        <table:table-row table:style-name="ro2">
          <table:table-cell office:value-type="date" office:date-value="2022-02-21" calcext:value-type="date">
            <text:p>21-Feb-22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271.23" calcext:value-type="float">
            <text:p>271.23</text:p>
          </table:table-cell>
          <table:table-cell table:formula="of:=[.C561]-[.C560]" office:value-type="float" office:value="190.58" calcext:value-type="float">
            <text:p>190.58</text:p>
          </table:table-cell>
          <table:table-cell table:number-columns-repeated="65"/>
        </table:table-row>
        <table:table-row table:style-name="ro2">
          <table:table-cell office:value-type="date" office:date-value="2022-02-28" calcext:value-type="date">
            <text:p>28-Feb-22</text:p>
          </table:table-cell>
          <table:table-cell office:value-type="time" office:time-value="PT01H30M00S" calcext:value-type="time">
            <text:p>01:30</text:p>
          </table:table-cell>
          <table:table-cell office:value-type="float" office:value="132.39" calcext:value-type="float">
            <text:p>132.39</text:p>
          </table:table-cell>
          <table:table-cell table:number-columns-repeated="8"/>
          <table:table-cell table:style-name="ce10" table:formula="of:=[.C573]-[.C574]" office:value-type="float" office:value="217.52" calcext:value-type="float">
            <text:p>217.5</text:p>
          </table:table-cell>
          <table:table-cell table:number-columns-repeated="57"/>
        </table:table-row>
        <table:table-row table:style-name="ro2">
          <table:table-cell office:value-type="date" office:date-value="2022-02-28" calcext:value-type="date">
            <text:p>28-Feb-22</text:p>
          </table:table-cell>
          <table:table-cell office:value-type="time" office:time-value="PT01H30M00S" calcext:value-type="time">
            <text:p>01:30</text:p>
          </table:table-cell>
          <table:table-cell office:value-type="float" office:value="307.29" calcext:value-type="float">
            <text:p>307.29</text:p>
          </table:table-cell>
          <table:table-cell table:formula="of:=[.C563]-[.C562]" office:value-type="float" office:value="174.9" calcext:value-type="float">
            <text:p>174.9</text:p>
          </table:table-cell>
          <table:table-cell/>
          <table:table-cell table:style-name="ce4" table:formula="of:=[.A563]+[.B563]" office:value-type="date" office:date-value="2022-02-28T01:30:00" calcext:value-type="date">
            <text:p>28-Feb-22</text:p>
          </table:table-cell>
          <table:table-cell table:style-name="ce4" table:formula="of:=[.A564]+[.B564]" office:value-type="date" office:date-value="2022-03-06T15:00:00" calcext:value-type="date">
            <text:p>06-Mar-22</text:p>
          </table:table-cell>
          <table:table-cell table:style-name="ce10" table:formula="of:=[.C563]" office:value-type="float" office:value="307.29" calcext:value-type="float">
            <text:p>307.3</text:p>
          </table:table-cell>
          <table:table-cell table:style-name="ce10" table:formula="of:=[.C564]" office:value-type="float" office:value="167.22" calcext:value-type="float">
            <text:p>167.2</text:p>
          </table:table-cell>
          <table:table-cell table:style-name="ce4" office:value-type="date" office:date-value="2022-03-01" calcext:value-type="date">
            <text:p>01-Mar-22</text:p>
          </table:table-cell>
          <table:table-cell table:style-name="ce19" table:formula="of:=[.J563]*(([.I563]-[.H563])/([.G563]-[.F563]))+([.I563]-(([.I563]-[.H563])/([.G563]-[.F563]))*[.G563])" office:value-type="float" office:value="287.280000000028" calcext:value-type="float">
            <text:p>287</text:p>
          </table:table-cell>
          <table:table-cell table:number-columns-repeated="58"/>
        </table:table-row>
        <table:table-row table:style-name="ro2">
          <table:table-cell office:value-type="date" office:date-value="2022-03-06" calcext:value-type="date">
            <text:p>06-Mar-22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67.22" calcext:value-type="float">
            <text:p>167.22</text:p>
          </table:table-cell>
          <table:table-cell table:number-columns-repeated="8"/>
          <table:table-cell table:style-name="ce10" table:formula="of:=[.C575]-[.C576]" office:value-type="float" office:value="222.43" calcext:value-type="float">
            <text:p>222.4</text:p>
          </table:table-cell>
          <table:table-cell table:number-columns-repeated="57"/>
        </table:table-row>
        <table:table-row table:style-name="ro2">
          <table:table-cell office:value-type="date" office:date-value="2022-03-06" calcext:value-type="date">
            <text:p>06-Mar-22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372.31" calcext:value-type="float">
            <text:p>372.31</text:p>
          </table:table-cell>
          <table:table-cell table:formula="of:=[.C565]-[.C564]" office:value-type="float" office:value="205.09" calcext:value-type="float">
            <text:p>205.09</text:p>
          </table:table-cell>
          <table:table-cell table:number-columns-repeated="7"/>
          <table:table-cell table:style-name="ce19" table:formula="of:=[.H577]-[.K577]" office:value-type="float" office:value="92.1258306838805" calcext:value-type="float">
            <text:p>92</text:p>
          </table:table-cell>
          <table:table-cell table:number-columns-repeated="57"/>
        </table:table-row>
        <table:table-row table:style-name="ro2">
          <table:table-cell office:value-type="date" office:date-value="2022-03-17" calcext:value-type="date">
            <text:p>17-Mar-22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143.91" calcext:value-type="float">
            <text:p>143.91</text:p>
          </table:table-cell>
          <table:table-cell table:number-columns-repeated="8"/>
          <table:table-cell table:style-name="ce10" table:formula="of:=[.K577]-[.C578]" office:value-type="float" office:value="118.45416931612" calcext:value-type="float">
            <text:p>118.5</text:p>
          </table:table-cell>
          <table:table-cell table:number-columns-repeated="57"/>
        </table:table-row>
        <table:table-row table:style-name="ro2">
          <table:table-cell office:value-type="date" office:date-value="2022-03-17" calcext:value-type="date">
            <text:p>17-Mar-22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334.42" calcext:value-type="float">
            <text:p>334.42</text:p>
          </table:table-cell>
          <table:table-cell table:formula="of:=[.C567]-[.C566]" office:value-type="float" office:value="190.51" calcext:value-type="float">
            <text:p>190.51</text:p>
          </table:table-cell>
          <table:table-cell table:number-columns-repeated="65"/>
        </table:table-row>
        <table:table-row table:style-name="ro2">
          <table:table-cell office:value-type="date" office:date-value="2022-03-26" calcext:value-type="date">
            <text:p>26-Mar-22</text:p>
          </table:table-cell>
          <table:table-cell office:value-type="time" office:time-value="PT14H13M00S" calcext:value-type="time">
            <text:p>14:13</text:p>
          </table:table-cell>
          <table:table-cell office:value-type="float" office:value="116.73" calcext:value-type="float">
            <text:p>116.73</text:p>
          </table:table-cell>
          <table:table-cell table:number-columns-repeated="8"/>
          <table:table-cell table:style-name="ce10" table:formula="of:=[.C579]-[.C580]" office:value-type="float" office:value="122.56" calcext:value-type="float">
            <text:p>122.6</text:p>
          </table:table-cell>
          <table:table-cell table:number-columns-repeated="57"/>
        </table:table-row>
        <table:table-row table:style-name="ro2">
          <table:table-cell office:value-type="date" office:date-value="2022-03-26" calcext:value-type="date">
            <text:p>26-Mar-22</text:p>
          </table:table-cell>
          <table:table-cell office:value-type="time" office:time-value="PT14H13M00S" calcext:value-type="time">
            <text:p>14:13</text:p>
          </table:table-cell>
          <table:table-cell office:value-type="float" office:value="291.61" calcext:value-type="float">
            <text:p>291.61</text:p>
          </table:table-cell>
          <table:table-cell table:formula="of:=[.C569]-[.C568]" office:value-type="float" office:value="174.88" calcext:value-type="float">
            <text:p>174.88</text:p>
          </table:table-cell>
          <table:table-cell/>
          <table:table-cell table:style-name="ce4" table:formula="of:=[.A569]+[.B569]" office:value-type="date" office:date-value="2022-03-26T14:13:00" calcext:value-type="date">
            <text:p>26-Mar-22</text:p>
          </table:table-cell>
          <table:table-cell table:style-name="ce4" table:formula="of:=[.A570]+[.B570]" office:value-type="date" office:date-value="2022-04-03T19:00:00" calcext:value-type="date">
            <text:p>03-Apr-22</text:p>
          </table:table-cell>
          <table:table-cell table:style-name="ce10" table:formula="of:=[.C569]" office:value-type="float" office:value="291.61" calcext:value-type="float">
            <text:p>291.6</text:p>
          </table:table-cell>
          <table:table-cell table:style-name="ce10" table:formula="of:=[.C570]" office:value-type="float" office:value="159.12" calcext:value-type="float">
            <text:p>159.1</text:p>
          </table:table-cell>
          <table:table-cell table:style-name="ce4" office:value-type="date" office:date-value="2022-04-01" calcext:value-type="date">
            <text:p>01-Apr-22</text:p>
          </table:table-cell>
          <table:table-cell table:style-name="ce19" table:formula="of:=[.J569]*(([.I569]-[.H569])/([.G569]-[.F569]))+([.I569]-(([.I569]-[.H569])/([.G569]-[.F569]))*[.G569])" office:value-type="float" office:value="204.229663758771" calcext:value-type="float">
            <text:p>204</text:p>
          </table:table-cell>
          <table:table-cell table:number-columns-repeated="58"/>
        </table:table-row>
        <table:table-row table:style-name="ro2">
          <table:table-cell office:value-type="date" office:date-value="2022-04-03" calcext:value-type="date">
            <text:p>03-Apr-22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159.12" calcext:value-type="float">
            <text:p>159.12</text:p>
          </table:table-cell>
          <table:table-cell table:number-columns-repeated="8"/>
          <table:table-cell table:style-name="ce10" table:formula="of:=[.C581]-[.C582]" office:value-type="float" office:value="162.06" calcext:value-type="float">
            <text:p>162.1</text:p>
          </table:table-cell>
          <table:table-cell table:number-columns-repeated="57"/>
        </table:table-row>
        <table:table-row table:style-name="ro2">
          <table:table-cell office:value-type="date" office:date-value="2022-04-03" calcext:value-type="date">
            <text:p>03-Apr-22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364.17" calcext:value-type="float">
            <text:p>364.17</text:p>
          </table:table-cell>
          <table:table-cell table:formula="of:=[.C571]-[.C570]" office:value-type="float" office:value="205.05" calcext:value-type="float">
            <text:p>205.05</text:p>
          </table:table-cell>
          <table:table-cell table:number-columns-repeated="65"/>
        </table:table-row>
        <table:table-row table:style-name="ro2">
          <table:table-cell office:value-type="date" office:date-value="2022-04-10" calcext:value-type="date">
            <text:p>10-Apr-22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186.46" calcext:value-type="float">
            <text:p>186.46</text:p>
          </table:table-cell>
          <table:table-cell table:number-columns-repeated="8"/>
          <table:table-cell table:style-name="ce10" table:formula="of:=[.C583]-[.C584]" office:value-type="float" office:value="158.19" calcext:value-type="float">
            <text:p>158.2</text:p>
          </table:table-cell>
          <table:table-cell table:number-columns-repeated="57"/>
        </table:table-row>
        <table:table-row table:style-name="ro2">
          <table:table-cell office:value-type="date" office:date-value="2022-04-10" calcext:value-type="date">
            <text:p>10-Apr-22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376.97" calcext:value-type="float">
            <text:p>376.97</text:p>
          </table:table-cell>
          <table:table-cell table:formula="of:=[.C573]-[.C572]" office:value-type="float" office:value="190.51" calcext:value-type="float">
            <text:p>190.51</text:p>
          </table:table-cell>
          <table:table-cell table:number-columns-repeated="7"/>
          <table:table-cell table:style-name="ce19" table:formula="of:=[.H585]-[.K585]" office:value-type="float" office:value="216.576176587753" calcext:value-type="float">
            <text:p>217</text:p>
          </table:table-cell>
          <table:table-cell table:number-columns-repeated="57"/>
        </table:table-row>
        <table:table-row table:style-name="ro2">
          <table:table-cell office:value-type="date" office:date-value="2022-04-18" calcext:value-type="date">
            <text:p>18-Apr-22</text:p>
          </table:table-cell>
          <table:table-cell office:value-type="time" office:time-value="PT13H35M00S" calcext:value-type="time">
            <text:p>13:35</text:p>
          </table:table-cell>
          <table:table-cell office:value-type="float" office:value="159.45" calcext:value-type="float">
            <text:p>159.45</text:p>
          </table:table-cell>
          <table:table-cell table:number-columns-repeated="8"/>
          <table:table-cell table:style-name="ce10" table:formula="of:=[.K585]-[.C586]" office:value-type="float" office:value="43.473823412247" calcext:value-type="float">
            <text:p>43.5</text:p>
          </table:table-cell>
          <table:table-cell table:number-columns-repeated="57"/>
        </table:table-row>
        <table:table-row table:style-name="ro2">
          <table:table-cell office:value-type="date" office:date-value="2022-04-18" calcext:value-type="date">
            <text:p>18-Apr-22</text:p>
          </table:table-cell>
          <table:table-cell office:value-type="time" office:time-value="PT13H35M00S" calcext:value-type="time">
            <text:p>13:35</text:p>
          </table:table-cell>
          <table:table-cell office:value-type="float" office:value="334.34" calcext:value-type="float">
            <text:p>334.34</text:p>
          </table:table-cell>
          <table:table-cell table:formula="of:=[.C575]-[.C574]" office:value-type="float" office:value="174.89" calcext:value-type="float">
            <text:p>174.89</text:p>
          </table:table-cell>
          <table:table-cell table:number-columns-repeated="65"/>
        </table:table-row>
        <table:table-row table:style-name="ro2">
          <table:table-cell office:value-type="date" office:date-value="2022-04-26" calcext:value-type="date">
            <text:p>26-Apr-22</text:p>
          </table:table-cell>
          <table:table-cell office:value-type="time" office:time-value="PT21H23M00S" calcext:value-type="time">
            <text:p>21:23</text:p>
          </table:table-cell>
          <table:table-cell office:value-type="float" office:value="111.91" calcext:value-type="float">
            <text:p>111.91</text:p>
          </table:table-cell>
          <table:table-cell table:number-columns-repeated="8"/>
          <table:table-cell table:style-name="ce10" table:formula="of:=[.C587]-[.C588]" office:value-type="float" office:value="309.52" calcext:value-type="float">
            <text:p>309.5</text:p>
          </table:table-cell>
          <table:table-cell table:number-columns-repeated="57"/>
        </table:table-row>
        <table:table-row table:style-name="ro2">
          <table:table-cell office:value-type="date" office:date-value="2022-04-26" calcext:value-type="date">
            <text:p>26-Apr-22</text:p>
          </table:table-cell>
          <table:table-cell office:value-type="time" office:time-value="PT21H23M00S" calcext:value-type="time">
            <text:p>21:23</text:p>
          </table:table-cell>
          <table:table-cell office:value-type="float" office:value="279.6" calcext:value-type="float">
            <text:p>279.6</text:p>
          </table:table-cell>
          <table:table-cell table:formula="of:=[.C577]-[.C576]" office:value-type="float" office:value="167.69" calcext:value-type="float">
            <text:p>167.69</text:p>
          </table:table-cell>
          <table:table-cell/>
          <table:table-cell table:style-name="ce4" table:formula="of:=[.A577]+[.B577]" office:value-type="date" office:date-value="2022-04-26T21:23:00" calcext:value-type="date">
            <text:p>26-Apr-22</text:p>
          </table:table-cell>
          <table:table-cell table:style-name="ce4" table:formula="of:=[.A578]+[.B578]" office:value-type="date" office:date-value="2022-05-06T06:48:00" calcext:value-type="date">
            <text:p>06-May-22</text:p>
          </table:table-cell>
          <table:table-cell table:style-name="ce10" table:formula="of:=[.C577]" office:value-type="float" office:value="279.6" calcext:value-type="float">
            <text:p>279.6</text:p>
          </table:table-cell>
          <table:table-cell table:style-name="ce10" table:formula="of:=[.C578]" office:value-type="float" office:value="69.02" calcext:value-type="float">
            <text:p>69.0</text:p>
          </table:table-cell>
          <table:table-cell table:style-name="ce4" office:value-type="date" office:date-value="2022-05-01" calcext:value-type="date">
            <text:p>01-May-22</text:p>
          </table:table-cell>
          <table:table-cell table:style-name="ce19" table:formula="of:=[.J577]*(([.I577]-[.H577])/([.G577]-[.F577]))+([.I577]-(([.I577]-[.H577])/([.G577]-[.F577]))*[.G577])" office:value-type="float" office:value="187.47416931612" calcext:value-type="float">
            <text:p>187</text:p>
          </table:table-cell>
          <table:table-cell table:number-columns-repeated="58"/>
        </table:table-row>
        <table:table-row table:style-name="ro2">
          <table:table-cell office:value-type="date" office:date-value="2022-05-06" calcext:value-type="date">
            <text:p>06-May-22</text:p>
          </table:table-cell>
          <table:table-cell office:value-type="time" office:time-value="PT06H48M00S" calcext:value-type="time">
            <text:p>06:48</text:p>
          </table:table-cell>
          <table:table-cell office:value-type="float" office:value="69.02" calcext:value-type="float">
            <text:p>69.02</text:p>
          </table:table-cell>
          <table:table-cell table:number-columns-repeated="8"/>
          <table:table-cell table:style-name="ce10" table:formula="of:=[.C589]-[.C590]" office:value-type="float" office:value="29.31" calcext:value-type="float">
            <text:p>29.3</text:p>
          </table:table-cell>
          <table:table-cell table:number-columns-repeated="57"/>
        </table:table-row>
        <table:table-row table:style-name="ro2">
          <table:table-cell office:value-type="date" office:date-value="2022-05-06" calcext:value-type="date">
            <text:p>06-May-22</text:p>
          </table:table-cell>
          <table:table-cell office:value-type="time" office:time-value="PT06H48M00S" calcext:value-type="time">
            <text:p>06:48</text:p>
          </table:table-cell>
          <table:table-cell office:value-type="float" office:value="274.12" calcext:value-type="float">
            <text:p>274.12</text:p>
          </table:table-cell>
          <table:table-cell table:formula="of:=[.C579]-[.C578]" office:value-type="float" office:value="205.1" calcext:value-type="float">
            <text:p>205.1</text:p>
          </table:table-cell>
          <table:table-cell table:number-columns-repeated="65"/>
        </table:table-row>
        <table:table-row table:style-name="ro2">
          <table:table-cell office:value-type="date" office:date-value="2022-05-11" calcext:value-type="date">
            <text:p>11-May-22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151.56" calcext:value-type="float">
            <text:p>151.56</text:p>
          </table:table-cell>
          <table:table-cell table:number-columns-repeated="8"/>
          <table:table-cell table:style-name="ce10" table:formula="of:=[.C591]-[.C592]" office:value-type="float" office:value="232.35" calcext:value-type="float">
            <text:p>232.4</text:p>
          </table:table-cell>
          <table:table-cell table:number-columns-repeated="57"/>
        </table:table-row>
        <table:table-row table:style-name="ro2">
          <table:table-cell office:value-type="date" office:date-value="2022-05-11" calcext:value-type="date">
            <text:p>11-May-22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342.16" calcext:value-type="float">
            <text:p>342.16</text:p>
          </table:table-cell>
          <table:table-cell table:formula="of:=[.C581]-[.C580]" office:value-type="float" office:value="190.6" calcext:value-type="float">
            <text:p>190.6</text:p>
          </table:table-cell>
          <table:table-cell table:number-columns-repeated="65"/>
        </table:table-row>
        <table:table-row table:style-name="ro2">
          <table:table-cell office:value-type="date" office:date-value="2022-05-17" calcext:value-type="date">
            <text:p>17-May-22</text:p>
          </table:table-cell>
          <table:table-cell office:value-type="time" office:time-value="PT20H18M00S" calcext:value-type="time">
            <text:p>20:18</text:p>
          </table:table-cell>
          <table:table-cell office:value-type="float" office:value="180.1" calcext:value-type="float">
            <text:p>180.1</text:p>
          </table:table-cell>
          <table:table-cell table:number-columns-repeated="8"/>
          <table:table-cell table:style-name="ce10" table:formula="of:=[.C593]-[.C594]" office:value-type="float" office:value="176.91" calcext:value-type="float">
            <text:p>176.9</text:p>
          </table:table-cell>
          <table:table-cell table:number-columns-repeated="57"/>
        </table:table-row>
        <table:table-row table:style-name="ro2">
          <table:table-cell office:value-type="date" office:date-value="2022-05-17" calcext:value-type="date">
            <text:p>17-May-22</text:p>
          </table:table-cell>
          <table:table-cell office:value-type="time" office:time-value="PT20H18M00S" calcext:value-type="time">
            <text:p>20:18</text:p>
          </table:table-cell>
          <table:table-cell office:value-type="float" office:value="354.99" calcext:value-type="float">
            <text:p>354.99</text:p>
          </table:table-cell>
          <table:table-cell table:formula="of:=[.C583]-[.C582]" office:value-type="float" office:value="174.89" calcext:value-type="float">
            <text:p>174.89</text:p>
          </table:table-cell>
          <table:table-cell table:number-columns-repeated="7"/>
          <table:table-cell table:style-name="ce19" table:formula="of:=[.H595]-[.K595]" office:value-type="float" office:value="90.3907982757501" calcext:value-type="float">
            <text:p>90</text:p>
          </table:table-cell>
          <table:table-cell table:number-columns-repeated="57"/>
        </table:table-row>
        <table:table-row table:style-name="ro2">
          <table:table-cell office:value-type="date" office:date-value="2022-05-23" calcext:value-type="date">
            <text:p>23-May-22</text:p>
          </table:table-cell>
          <table:table-cell office:value-type="time" office:time-value="PT06H36M00S" calcext:value-type="time">
            <text:p>06:36</text:p>
          </table:table-cell>
          <table:table-cell office:value-type="float" office:value="196.8" calcext:value-type="float">
            <text:p>196.8</text:p>
          </table:table-cell>
          <table:table-cell table:number-columns-repeated="8"/>
          <table:table-cell table:style-name="ce10" table:formula="of:=[.K595]-[.C596]" office:value-type="float" office:value="41.3092017242499" calcext:value-type="float">
            <text:p>41.3</text:p>
          </table:table-cell>
          <table:table-cell table:number-columns-repeated="57"/>
        </table:table-row>
        <table:table-row table:style-name="ro2">
          <table:table-cell office:value-type="date" office:date-value="2022-05-23" calcext:value-type="date">
            <text:p>23-May-22</text:p>
          </table:table-cell>
          <table:table-cell office:value-type="time" office:time-value="PT06H36M00S" calcext:value-type="time">
            <text:p>06:36</text:p>
          </table:table-cell>
          <table:table-cell office:value-type="float" office:value="364.47" calcext:value-type="float">
            <text:p>364.47</text:p>
          </table:table-cell>
          <table:table-cell table:formula="of:=[.C585]-[.C584]" office:value-type="float" office:value="167.67" calcext:value-type="float">
            <text:p>167.67</text:p>
          </table:table-cell>
          <table:table-cell/>
          <table:table-cell table:style-name="ce4" table:formula="of:=[.A585]+[.B585]" office:value-type="date" office:date-value="2022-05-23T06:36:00" calcext:value-type="date">
            <text:p>23-May-22</text:p>
          </table:table-cell>
          <table:table-cell table:style-name="ce4" table:formula="of:=[.A586]+[.B586]" office:value-type="date" office:date-value="2022-06-02T18:02:00" calcext:value-type="date">
            <text:p>02-Jun-22</text:p>
          </table:table-cell>
          <table:table-cell table:style-name="ce10" table:formula="of:=[.C585]" office:value-type="float" office:value="364.47" calcext:value-type="float">
            <text:p>364.5</text:p>
          </table:table-cell>
          <table:table-cell table:style-name="ce10" table:formula="of:=[.C586]" office:value-type="float" office:value="104.42" calcext:value-type="float">
            <text:p>104.4</text:p>
          </table:table-cell>
          <table:table-cell table:style-name="ce4" office:value-type="date" office:date-value="2022-06-01" calcext:value-type="date">
            <text:p>01-Jun-22</text:p>
          </table:table-cell>
          <table:table-cell table:style-name="ce19" table:formula="of:=[.J585]*(([.I585]-[.H585])/([.G585]-[.F585]))+([.I585]-(([.I585]-[.H585])/([.G585]-[.F585]))*[.G585])" office:value-type="float" office:value="147.893823412247" calcext:value-type="float">
            <text:p>148</text:p>
          </table:table-cell>
          <table:table-cell table:number-columns-repeated="58"/>
        </table:table-row>
        <table:table-row table:style-name="ro2">
          <table:table-cell office:value-type="date" office:date-value="2022-06-02" calcext:value-type="date">
            <text:p>02-Jun-22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104.42" calcext:value-type="float">
            <text:p>104.42</text:p>
          </table:table-cell>
          <table:table-cell table:number-columns-repeated="8"/>
          <table:table-cell table:style-name="ce10" table:formula="of:=[.C597]-[.C598]" office:value-type="float" office:value="150.48" calcext:value-type="float">
            <text:p>150.5</text:p>
          </table:table-cell>
          <table:table-cell table:number-columns-repeated="57"/>
        </table:table-row>
        <table:table-row table:style-name="ro2">
          <table:table-cell office:value-type="date" office:date-value="2022-06-02" calcext:value-type="date">
            <text:p>02-Jun-22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309.52" calcext:value-type="float">
            <text:p>309.52</text:p>
          </table:table-cell>
          <table:table-cell table:formula="of:=[.C587]-[.C586]" office:value-type="float" office:value="205.1" calcext:value-type="float">
            <text:p>205.1</text:p>
          </table:table-cell>
          <table:table-cell table:number-columns-repeated="65"/>
        </table:table-row>
        <table:table-row table:style-name="ro2">
          <table:table-cell office:value-type="date" office:date-value="2022-06-13" calcext:value-type="date">
            <text:p>13-Jun-22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10" table:formula="of:=[.C599]-[.C600]" office:value-type="float" office:value="200.57" calcext:value-type="float">
            <text:p>200.6</text:p>
          </table:table-cell>
          <table:table-cell table:number-columns-repeated="57"/>
        </table:table-row>
        <table:table-row table:style-name="ro2">
          <table:table-cell office:value-type="date" office:date-value="2022-06-13" calcext:value-type="date">
            <text:p>13-Jun-22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190.55" calcext:value-type="float">
            <text:p>190.55</text:p>
          </table:table-cell>
          <table:table-cell table:formula="of:=[.C589]-[.C588]" office:value-type="float" office:value="190.55" calcext:value-type="float">
            <text:p>190.55</text:p>
          </table:table-cell>
          <table:table-cell table:number-columns-repeated="65"/>
        </table:table-row>
        <table:table-row table:style-name="ro2">
          <table:table-cell office:value-type="date" office:date-value="2022-06-14" calcext:value-type="date">
            <text:p>14-Jun-22</text:p>
          </table:table-cell>
          <table:table-cell office:value-type="time" office:time-value="PT18H55M00S" calcext:value-type="time">
            <text:p>18:55</text:p>
          </table:table-cell>
          <table:table-cell office:value-type="float" office:value="161.24" calcext:value-type="float">
            <text:p>161.24</text:p>
          </table:table-cell>
          <table:table-cell table:number-columns-repeated="8"/>
          <table:table-cell table:style-name="ce10" table:formula="of:=[.C601]-[.C602]" office:value-type="float" office:value="189.4" calcext:value-type="float">
            <text:p>189.4</text:p>
          </table:table-cell>
          <table:table-cell table:number-columns-repeated="57"/>
        </table:table-row>
        <table:table-row table:style-name="ro2">
          <table:table-cell office:value-type="date" office:date-value="2022-06-14" calcext:value-type="date">
            <text:p>14-Jun-22</text:p>
          </table:table-cell>
          <table:table-cell office:value-type="time" office:time-value="PT18H55M00S" calcext:value-type="time">
            <text:p>18:55</text:p>
          </table:table-cell>
          <table:table-cell office:value-type="float" office:value="336.09" calcext:value-type="float">
            <text:p>336.09</text:p>
          </table:table-cell>
          <table:table-cell table:formula="of:=[.C591]-[.C590]" office:value-type="float" office:value="174.85" calcext:value-type="float">
            <text:p>174.85</text:p>
          </table:table-cell>
          <table:table-cell table:number-columns-repeated="65"/>
        </table:table-row>
        <table:table-row table:style-name="ro2">
          <table:table-cell office:value-type="date" office:date-value="2022-06-22" calcext:value-type="date">
            <text:p>22-Jun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103.74" calcext:value-type="float">
            <text:p>103.74</text:p>
          </table:table-cell>
          <table:table-cell table:number-columns-repeated="8"/>
          <table:table-cell table:style-name="ce10" table:formula="of:=[.C603]-[.C604]" office:value-type="float" office:value="178.12" calcext:value-type="float">
            <text:p>178.1</text:p>
          </table:table-cell>
          <table:table-cell table:number-columns-repeated="57"/>
        </table:table-row>
        <table:table-row table:style-name="ro2">
          <table:table-cell office:value-type="date" office:date-value="2022-06-22" calcext:value-type="date">
            <text:p>22-Jun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71.37" calcext:value-type="float">
            <text:p>271.37</text:p>
          </table:table-cell>
          <table:table-cell table:formula="of:=[.C593]-[.C592]" office:value-type="float" office:value="167.63" calcext:value-type="float">
            <text:p>167.63</text:p>
          </table:table-cell>
          <table:table-cell table:number-columns-repeated="7"/>
          <table:table-cell table:style-name="ce19" table:formula="of:=[.H605]-[.K605]" office:value-type="float" office:value="13.4300446639955" calcext:value-type="float">
            <text:p>13</text:p>
          </table:table-cell>
          <table:table-cell table:number-columns-repeated="57"/>
        </table:table-row>
        <table:table-row table:style-name="ro2">
          <table:table-cell office:value-type="date" office:date-value="2022-06-27" calcext:value-type="date">
            <text:p>27-Jun-22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94.46" calcext:value-type="float">
            <text:p>94.46</text:p>
          </table:table-cell>
          <table:table-cell table:number-columns-repeated="8"/>
          <table:table-cell table:style-name="ce10" table:formula="of:=[.K605]-[.C606]" office:value-type="float" office:value="179.109955336005" calcext:value-type="float">
            <text:p>179.1</text:p>
          </table:table-cell>
          <table:table-cell table:number-columns-repeated="57"/>
        </table:table-row>
        <table:table-row table:style-name="ro2">
          <table:table-cell office:value-type="date" office:date-value="2022-06-27" calcext:value-type="date">
            <text:p>27-Jun-22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256.58" calcext:value-type="float">
            <text:p>256.58</text:p>
          </table:table-cell>
          <table:table-cell table:formula="of:=[.C595]-[.C594]" office:value-type="float" office:value="162.12" calcext:value-type="float">
            <text:p>162.12</text:p>
          </table:table-cell>
          <table:table-cell/>
          <table:table-cell table:style-name="ce4" table:formula="of:=[.A595]+[.B595]" office:value-type="date" office:date-value="2022-06-27T19:03:00" calcext:value-type="date">
            <text:p>27-Jun-22</text:p>
          </table:table-cell>
          <table:table-cell table:style-name="ce4" table:formula="of:=[.A596]+[.B596]" office:value-type="date" office:date-value="2022-07-02T11:10:00" calcext:value-type="date">
            <text:p>02-Jul-22</text:p>
          </table:table-cell>
          <table:table-cell table:style-name="ce10" table:formula="of:=[.C595]" office:value-type="float" office:value="256.58" calcext:value-type="float">
            <text:p>256.6</text:p>
          </table:table-cell>
          <table:table-cell table:style-name="ce10" table:formula="of:=[.C596]" office:value-type="float" office:value="124.88" calcext:value-type="float">
            <text:p>124.9</text:p>
          </table:table-cell>
          <table:table-cell table:style-name="ce4" office:value-type="date" office:date-value="2022-07-01" calcext:value-type="date">
            <text:p>01-Jul-22</text:p>
          </table:table-cell>
          <table:table-cell table:style-name="ce19" table:formula="of:=[.J595]*(([.I595]-[.H595])/([.G595]-[.F595]))+([.I595]-(([.I595]-[.H595])/([.G595]-[.F595]))*[.G595])" office:value-type="float" office:value="166.18920172425" calcext:value-type="float">
            <text:p>166</text:p>
          </table:table-cell>
          <table:table-cell table:number-columns-repeated="58"/>
        </table:table-row>
        <table:table-row table:style-name="ro2">
          <table:table-cell office:value-type="date" office:date-value="2022-07-02" calcext:value-type="date">
            <text:p>02-Jul-22</text:p>
          </table:table-cell>
          <table:table-cell office:value-type="time" office:time-value="PT11H10M00S" calcext:value-type="time">
            <text:p>11:10</text:p>
          </table:table-cell>
          <table:table-cell office:value-type="float" office:value="124.88" calcext:value-type="float">
            <text:p>124.88</text:p>
          </table:table-cell>
          <table:table-cell table:number-columns-repeated="8"/>
          <table:table-cell table:style-name="ce10" table:formula="of:=[.C607]-[.C608]" office:value-type="float" office:value="148.78" calcext:value-type="float">
            <text:p>148.8</text:p>
          </table:table-cell>
          <table:table-cell table:number-columns-repeated="57"/>
        </table:table-row>
        <table:table-row table:style-name="ro2">
          <table:table-cell office:value-type="date" office:date-value="2022-07-02" calcext:value-type="date">
            <text:p>02-Jul-22</text:p>
          </table:table-cell>
          <table:table-cell office:value-type="time" office:time-value="PT11H10M00S" calcext:value-type="time">
            <text:p>11:10</text:p>
          </table:table-cell>
          <table:table-cell office:value-type="float" office:value="316.58" calcext:value-type="float">
            <text:p>316.58</text:p>
          </table:table-cell>
          <table:table-cell table:formula="of:=[.C597]-[.C596]" office:value-type="float" office:value="191.7" calcext:value-type="float">
            <text:p>191.7</text:p>
          </table:table-cell>
          <table:table-cell table:number-columns-repeated="65"/>
        </table:table-row>
        <table:table-row table:style-name="ro2">
          <table:table-cell office:value-type="date" office:date-value="2022-07-10" calcext:value-type="date">
            <text:p>10-Jul-22</text:p>
          </table:table-cell>
          <table:table-cell office:value-type="time" office:time-value="PT09H33M00S" calcext:value-type="time">
            <text:p>09:33</text:p>
          </table:table-cell>
          <table:table-cell office:value-type="float" office:value="166.1" calcext:value-type="float">
            <text:p>166.1</text:p>
          </table:table-cell>
          <table:table-cell table:number-columns-repeated="8"/>
          <table:table-cell table:style-name="ce10" table:formula="of:=[.C609]-[.C610]" office:value-type="float" office:value="245.34" calcext:value-type="float">
            <text:p>245.3</text:p>
          </table:table-cell>
          <table:table-cell table:number-columns-repeated="57"/>
        </table:table-row>
        <table:table-row table:style-name="ro2">
          <table:table-cell office:value-type="date" office:date-value="2022-07-10" calcext:value-type="date">
            <text:p>10-Jul-22</text:p>
          </table:table-cell>
          <table:table-cell office:value-type="time" office:time-value="PT09H33M00S" calcext:value-type="time">
            <text:p>09:33</text:p>
          </table:table-cell>
          <table:table-cell office:value-type="float" office:value="343.2" calcext:value-type="float">
            <text:p>343.2</text:p>
          </table:table-cell>
          <table:table-cell table:formula="of:=[.C599]-[.C598]" office:value-type="float" office:value="177.1" calcext:value-type="float">
            <text:p>177.1</text:p>
          </table:table-cell>
          <table:table-cell table:number-columns-repeated="65"/>
        </table:table-row>
        <table:table-row table:style-name="ro2">
          <table:table-cell office:value-type="date" office:date-value="2022-07-17" calcext:value-type="date">
            <text:p>17-Jul-22</text:p>
          </table:table-cell>
          <table:table-cell office:value-type="time" office:time-value="PT20H16M00S" calcext:value-type="time">
            <text:p>20:16</text:p>
          </table:table-cell>
          <table:table-cell office:value-type="float" office:value="142.63" calcext:value-type="float">
            <text:p>142.63</text:p>
          </table:table-cell>
          <table:table-cell table:number-columns-repeated="8"/>
          <table:table-cell table:style-name="ce10" table:formula="of:=[.C611]-[.C612]" office:value-type="float" office:value="141" calcext:value-type="float">
            <text:p>141.0</text:p>
          </table:table-cell>
          <table:table-cell table:number-columns-repeated="57"/>
        </table:table-row>
        <table:table-row table:style-name="ro2">
          <table:table-cell office:value-type="date" office:date-value="2022-07-17" calcext:value-type="date">
            <text:p>17-Jul-22</text:p>
          </table:table-cell>
          <table:table-cell office:value-type="time" office:time-value="PT20H16M00S" calcext:value-type="time">
            <text:p>20:16</text:p>
          </table:table-cell>
          <table:table-cell office:value-type="float" office:value="307.61" calcext:value-type="float">
            <text:p>307.61</text:p>
          </table:table-cell>
          <table:table-cell table:formula="of:=[.C601]-[.C600]" office:value-type="float" office:value="164.98" calcext:value-type="float">
            <text:p>164.98</text:p>
          </table:table-cell>
          <table:table-cell table:number-columns-repeated="7"/>
          <table:table-cell table:style-name="ce19" table:formula="of:=[.H613]-[.K613]" office:value-type="float" office:value="20.7744592329487" calcext:value-type="float">
            <text:p>21</text:p>
          </table:table-cell>
          <table:table-cell table:number-columns-repeated="57"/>
        </table:table-row>
        <table:table-row table:style-name="ro2">
          <table:table-cell office:value-type="date" office:date-value="2022-07-24" calcext:value-type="date">
            <text:p>24-Jul-22</text:p>
          </table:table-cell>
          <table:table-cell office:value-type="time" office:time-value="PT11H52M00S" calcext:value-type="time">
            <text:p>11:52</text:p>
          </table:table-cell>
          <table:table-cell office:value-type="float" office:value="118.21" calcext:value-type="float">
            <text:p>118.21</text:p>
          </table:table-cell>
          <table:table-cell table:number-columns-repeated="8"/>
          <table:table-cell table:style-name="ce10" table:formula="of:=[.K613]-[.C614]" office:value-type="float" office:value="99.5655407670513" calcext:value-type="float">
            <text:p>99.6</text:p>
          </table:table-cell>
          <table:table-cell table:number-columns-repeated="57"/>
        </table:table-row>
        <table:table-row table:style-name="ro2">
          <table:table-cell office:value-type="date" office:date-value="2022-07-24" calcext:value-type="date">
            <text:p>24-Jul-22</text:p>
          </table:table-cell>
          <table:table-cell office:value-type="time" office:time-value="PT11H52M00S" calcext:value-type="time">
            <text:p>11:52</text:p>
          </table:table-cell>
          <table:table-cell office:value-type="float" office:value="277.41" calcext:value-type="float">
            <text:p>277.41</text:p>
          </table:table-cell>
          <table:table-cell table:formula="of:=[.C603]-[.C602]" office:value-type="float" office:value="159.2" calcext:value-type="float">
            <text:p>159.2</text:p>
          </table:table-cell>
          <table:table-cell table:number-columns-repeated="65"/>
        </table:table-row>
        <table:table-row table:style-name="ro2">
          <table:table-cell office:value-type="date" office:date-value="2022-07-31" calcext:value-type="date">
            <text:p>31-Jul-22</text:p>
          </table:table-cell>
          <table:table-cell office:value-type="time" office:time-value="PT11H46M00S" calcext:value-type="time">
            <text:p>11:46</text:p>
          </table:table-cell>
          <table:table-cell office:value-type="float" office:value="99.29" calcext:value-type="float">
            <text:p>99.29</text:p>
          </table:table-cell>
          <table:table-cell table:number-columns-repeated="8"/>
          <table:table-cell table:style-name="ce10" table:formula="of:=[.C615]-[.C616]" office:value-type="float" office:value="86.35" calcext:value-type="float">
            <text:p>86.4</text:p>
          </table:table-cell>
          <table:table-cell table:number-columns-repeated="57"/>
        </table:table-row>
        <table:table-row table:style-name="ro2">
          <table:table-cell office:value-type="date" office:date-value="2022-07-31" calcext:value-type="date">
            <text:p>31-Jul-22</text:p>
          </table:table-cell>
          <table:table-cell office:value-type="time" office:time-value="PT11H46M00S" calcext:value-type="time">
            <text:p>11:46</text:p>
          </table:table-cell>
          <table:table-cell office:value-type="float" office:value="250.08" calcext:value-type="float">
            <text:p>250.08</text:p>
          </table:table-cell>
          <table:table-cell table:formula="of:=[.C605]-[.C604]" office:value-type="float" office:value="150.79" calcext:value-type="float">
            <text:p>150.79</text:p>
          </table:table-cell>
          <table:table-cell/>
          <table:table-cell table:style-name="ce4" table:formula="of:=[.A605]+[.B605]" office:value-type="date" office:date-value="2022-07-31T11:46:00" calcext:value-type="date">
            <text:p>31-Jul-22</text:p>
          </table:table-cell>
          <table:table-cell table:style-name="ce4" table:formula="of:=[.A606]+[.B606]" office:value-type="date" office:date-value="2022-08-07T19:09:00" calcext:value-type="date">
            <text:p>07-Aug-22</text:p>
          </table:table-cell>
          <table:table-cell table:style-name="ce10" table:formula="of:=[.C605]" office:value-type="float" office:value="250.08" calcext:value-type="float">
            <text:p>250.1</text:p>
          </table:table-cell>
          <table:table-cell table:style-name="ce10" table:formula="of:=[.C606]" office:value-type="float" office:value="57.54" calcext:value-type="float">
            <text:p>57.5</text:p>
          </table:table-cell>
          <table:table-cell table:style-name="ce4" office:value-type="date" office:date-value="2022-08-01" calcext:value-type="date">
            <text:p>01-Aug-22</text:p>
          </table:table-cell>
          <table:table-cell table:style-name="ce19" table:formula="of:=[.J605]*(([.I605]-[.H605])/([.G605]-[.F605]))+([.I605]-(([.I605]-[.H605])/([.G605]-[.F605]))*[.G605])" office:value-type="float" office:value="236.649955336004" calcext:value-type="float">
            <text:p>237</text:p>
          </table:table-cell>
          <table:table-cell table:number-columns-repeated="58"/>
        </table:table-row>
        <table:table-row table:style-name="ro2">
          <table:table-cell office:value-type="date" office:date-value="2022-08-07" calcext:value-type="date">
            <text:p>07-Aug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57.54" calcext:value-type="float">
            <text:p>57.54</text:p>
          </table:table-cell>
          <table:table-cell table:number-columns-repeated="8"/>
          <table:table-cell table:style-name="ce10" table:formula="of:=[.C617]-[.C618]" office:value-type="float" office:value="242.48" calcext:value-type="float">
            <text:p>242.5</text:p>
          </table:table-cell>
          <table:table-cell table:number-columns-repeated="57"/>
        </table:table-row>
        <table:table-row table:style-name="ro2">
          <table:table-cell office:value-type="date" office:date-value="2022-08-07" calcext:value-type="date">
            <text:p>07-Aug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49.24" calcext:value-type="float">
            <text:p>249.24</text:p>
          </table:table-cell>
          <table:table-cell table:formula="of:=[.C607]-[.C606]" office:value-type="float" office:value="191.7" calcext:value-type="float">
            <text:p>191.7</text:p>
          </table:table-cell>
          <table:table-cell table:number-columns-repeated="65"/>
        </table:table-row>
        <table:table-row table:style-name="ro2">
          <table:table-cell office:value-type="date" office:date-value="2022-08-14" calcext:value-type="date">
            <text:p>14-Aug-22</text:p>
          </table:table-cell>
          <table:table-cell office:value-type="time" office:time-value="PT19H46M00S" calcext:value-type="time">
            <text:p>19:46</text:p>
          </table:table-cell>
          <table:table-cell office:value-type="float" office:value="100.46" calcext:value-type="float">
            <text:p>100.46</text:p>
          </table:table-cell>
          <table:table-cell table:number-columns-repeated="8"/>
          <table:table-cell table:style-name="ce10" table:formula="of:=[.C619]-[.C620]" office:value-type="float" office:value="196.01" calcext:value-type="float">
            <text:p>196.0</text:p>
          </table:table-cell>
          <table:table-cell table:number-columns-repeated="57"/>
        </table:table-row>
        <table:table-row table:style-name="ro2">
          <table:table-cell office:value-type="date" office:date-value="2022-08-14" calcext:value-type="date">
            <text:p>14-Aug-22</text:p>
          </table:table-cell>
          <table:table-cell office:value-type="time" office:time-value="PT19H46M00S" calcext:value-type="time">
            <text:p>19:46</text:p>
          </table:table-cell>
          <table:table-cell office:value-type="float" office:value="277.53" calcext:value-type="float">
            <text:p>277.53</text:p>
          </table:table-cell>
          <table:table-cell table:formula="of:=[.C609]-[.C608]" office:value-type="float" office:value="177.07" calcext:value-type="float">
            <text:p>177.07</text:p>
          </table:table-cell>
          <table:table-cell table:number-columns-repeated="7"/>
          <table:table-cell table:style-name="ce19" table:formula="of:=[.H621]-[.K621]" office:value-type="float" office:value="32.0386527971365" calcext:value-type="float">
            <text:p>32</text:p>
          </table:table-cell>
          <table:table-cell table:number-columns-repeated="57"/>
        </table:table-row>
        <table:table-row table:style-name="ro2">
          <table:table-cell office:value-type="date" office:date-value="2022-08-25" calcext:value-type="date">
            <text:p>25-Aug-22</text:p>
          </table:table-cell>
          <table:table-cell office:value-type="time" office:time-value="PT18H07M00S" calcext:value-type="time">
            <text:p>18:07</text:p>
          </table:table-cell>
          <table:table-cell office:value-type="float" office:value="32.19" calcext:value-type="float">
            <text:p>32.19</text:p>
          </table:table-cell>
          <table:table-cell table:number-columns-repeated="8"/>
          <table:table-cell table:style-name="ce10" table:formula="of:=[.K621]-[.C622]" office:value-type="float" office:value="124.831347202864" calcext:value-type="float">
            <text:p>124.8</text:p>
          </table:table-cell>
          <table:table-cell table:number-columns-repeated="57"/>
        </table:table-row>
        <table:table-row table:style-name="ro2">
          <table:table-cell office:value-type="date" office:date-value="2022-08-25" calcext:value-type="date">
            <text:p>25-Aug-22</text:p>
          </table:table-cell>
          <table:table-cell office:value-type="time" office:time-value="PT18H07M00S" calcext:value-type="time">
            <text:p>18:07</text:p>
          </table:table-cell>
          <table:table-cell office:value-type="float" office:value="197.18" calcext:value-type="float">
            <text:p>197.18</text:p>
          </table:table-cell>
          <table:table-cell table:formula="of:=[.C611]-[.C610]" office:value-type="float" office:value="164.99" calcext:value-type="float">
            <text:p>164.99</text:p>
          </table:table-cell>
          <table:table-cell table:number-columns-repeated="65"/>
        </table:table-row>
        <table:table-row table:style-name="ro2">
          <table:table-cell office:value-type="date" office:date-value="2022-08-30" calcext:value-type="date">
            <text:p>30-Aug-22</text:p>
          </table:table-cell>
          <table:table-cell office:value-type="time" office:time-value="PT18H49M00S" calcext:value-type="time">
            <text:p>18:49</text:p>
          </table:table-cell>
          <table:table-cell office:value-type="float" office:value="56.18" calcext:value-type="float">
            <text:p>56.18</text:p>
          </table:table-cell>
          <table:table-cell table:number-columns-repeated="8"/>
          <table:table-cell table:style-name="ce10" table:formula="of:=[.C623]-[.C624]" office:value-type="float" office:value="151.1" calcext:value-type="float">
            <text:p>151.1</text:p>
          </table:table-cell>
          <table:table-cell table:number-columns-repeated="57"/>
        </table:table-row>
        <table:table-row table:style-name="ro2">
          <table:table-cell office:value-type="date" office:date-value="2022-08-30" calcext:value-type="date">
            <text:p>30-Aug-22</text:p>
          </table:table-cell>
          <table:table-cell office:value-type="time" office:time-value="PT18H49M00S" calcext:value-type="time">
            <text:p>18:49</text:p>
          </table:table-cell>
          <table:table-cell office:value-type="float" office:value="215.35" calcext:value-type="float">
            <text:p>215.35</text:p>
          </table:table-cell>
          <table:table-cell table:formula="of:=[.C613]-[.C612]" office:value-type="float" office:value="159.17" calcext:value-type="float">
            <text:p>159.17</text:p>
          </table:table-cell>
          <table:table-cell/>
          <table:table-cell table:style-name="ce4" table:formula="of:=[.A613]+[.B613]" office:value-type="date" office:date-value="2022-08-30T18:49:00" calcext:value-type="date">
            <text:p>30-Aug-22</text:p>
          </table:table-cell>
          <table:table-cell table:style-name="ce4" table:formula="of:=[.A614]+[.B614]" office:value-type="date" office:date-value="2022-09-06T19:52:00" calcext:value-type="date">
            <text:p>06-Sep-22</text:p>
          </table:table-cell>
          <table:table-cell table:style-name="ce10" table:formula="of:=[.C613]" office:value-type="float" office:value="215.35" calcext:value-type="float">
            <text:p>215.4</text:p>
          </table:table-cell>
          <table:table-cell table:style-name="ce10" table:formula="of:=[.C614]" office:value-type="float" office:value="95.01" calcext:value-type="float">
            <text:p>95.0</text:p>
          </table:table-cell>
          <table:table-cell table:style-name="ce4" office:value-type="date" office:date-value="2022-09-01" calcext:value-type="date">
            <text:p>01-Sep-22</text:p>
          </table:table-cell>
          <table:table-cell table:style-name="ce19" table:formula="of:=[.J613]*(([.I613]-[.H613])/([.G613]-[.F613]))+([.I613]-(([.I613]-[.H613])/([.G613]-[.F613]))*[.G613])" office:value-type="float" office:value="194.575540767051" calcext:value-type="float">
            <text:p>195</text:p>
          </table:table-cell>
          <table:table-cell table:number-columns-repeated="58"/>
        </table:table-row>
        <table:table-row table:style-name="ro2">
          <table:table-cell office:value-type="date" office:date-value="2022-09-06" calcext:value-type="date">
            <text:p>06-Sep-22</text:p>
          </table:table-cell>
          <table:table-cell office:value-type="time" office:time-value="PT19H52M00S" calcext:value-type="time">
            <text:p>19:52</text:p>
          </table:table-cell>
          <table:table-cell office:value-type="float" office:value="95.01" calcext:value-type="float">
            <text:p>95.01</text:p>
          </table:table-cell>
          <table:table-cell table:number-columns-repeated="8"/>
          <table:table-cell table:style-name="ce10" table:formula="of:=[.C625]-[.C626]" office:value-type="float" office:value="182.87" calcext:value-type="float">
            <text:p>182.9</text:p>
          </table:table-cell>
          <table:table-cell table:number-columns-repeated="57"/>
        </table:table-row>
        <table:table-row table:style-name="ro2">
          <table:table-cell office:value-type="date" office:date-value="2022-09-06" calcext:value-type="date">
            <text:p>06-Sep-22</text:p>
          </table:table-cell>
          <table:table-cell office:value-type="time" office:time-value="PT19H52M00S" calcext:value-type="time">
            <text:p>19:52</text:p>
          </table:table-cell>
          <table:table-cell office:value-type="float" office:value="286.68" calcext:value-type="float">
            <text:p>286.68</text:p>
          </table:table-cell>
          <table:table-cell table:formula="of:=[.C615]-[.C614]" office:value-type="float" office:value="191.67" calcext:value-type="float">
            <text:p>191.67</text:p>
          </table:table-cell>
          <table:table-cell table:number-columns-repeated="7"/>
          <table:table-cell table:style-name="ce19" table:formula="of:=[.H627]-[.K627]" office:value-type="float" office:value="138.670473877797" calcext:value-type="float">
            <text:p>139</text:p>
          </table:table-cell>
          <table:table-cell table:number-columns-repeated="57"/>
        </table:table-row>
        <table:table-row table:style-name="ro2">
          <table:table-cell office:value-type="date" office:date-value="2022-09-10" calcext:value-type="date">
            <text:p>10-Sep-22</text:p>
          </table:table-cell>
          <table:table-cell office:value-type="time" office:time-value="PT14H51M00S" calcext:value-type="time">
            <text:p>14:51</text:p>
          </table:table-cell>
          <table:table-cell office:value-type="float" office:value="200.33" calcext:value-type="float">
            <text:p>200.33</text:p>
          </table:table-cell>
          <table:table-cell table:number-columns-repeated="8"/>
          <table:table-cell table:style-name="ce10" table:formula="of:=[.K627]-[.C628]" office:value-type="float" office:value="79.3895261222031" calcext:value-type="float">
            <text:p>79.4</text:p>
          </table:table-cell>
          <table:table-cell table:number-columns-repeated="57"/>
        </table:table-row>
        <table:table-row table:style-name="ro2">
          <table:table-cell office:value-type="date" office:date-value="2022-09-10" calcext:value-type="date">
            <text:p>10-Sep-22</text:p>
          </table:table-cell>
          <table:table-cell office:value-type="time" office:time-value="PT14H51M00S" calcext:value-type="time">
            <text:p>14:51</text:p>
          </table:table-cell>
          <table:table-cell office:value-type="float" office:value="377.43" calcext:value-type="float">
            <text:p>377.43</text:p>
          </table:table-cell>
          <table:table-cell table:formula="of:=[.C617]-[.C616]" office:value-type="float" office:value="177.1" calcext:value-type="float">
            <text:p>177.1</text:p>
          </table:table-cell>
          <table:table-cell table:number-columns-repeated="65"/>
        </table:table-row>
        <table:table-row table:style-name="ro2">
          <table:table-cell office:value-type="date" office:date-value="2022-09-20" calcext:value-type="date">
            <text:p>20-Sep-22</text:p>
          </table:table-cell>
          <table:table-cell office:value-type="time" office:time-value="PT06H38M00S" calcext:value-type="time">
            <text:p>06:38</text:p>
          </table:table-cell>
          <table:table-cell office:value-type="float" office:value="134.95" calcext:value-type="float">
            <text:p>134.95</text:p>
          </table:table-cell>
          <table:table-cell table:number-columns-repeated="8"/>
          <table:table-cell table:style-name="ce10" table:formula="of:=[.C629]-[.C630]" office:value-type="float" office:value="174.59" calcext:value-type="float">
            <text:p>174.6</text:p>
          </table:table-cell>
          <table:table-cell table:number-columns-repeated="57"/>
        </table:table-row>
        <table:table-row table:style-name="ro2">
          <table:table-cell office:value-type="date" office:date-value="2022-09-20" calcext:value-type="date">
            <text:p>20-Sep-22</text:p>
          </table:table-cell>
          <table:table-cell office:value-type="time" office:time-value="PT06H38M00S" calcext:value-type="time">
            <text:p>06:38</text:p>
          </table:table-cell>
          <table:table-cell office:value-type="float" office:value="299.91" calcext:value-type="float">
            <text:p>299.91</text:p>
          </table:table-cell>
          <table:table-cell table:formula="of:=[.C619]-[.C618]" office:value-type="float" office:value="164.96" calcext:value-type="float">
            <text:p>164.96</text:p>
          </table:table-cell>
          <table:table-cell table:number-columns-repeated="65"/>
        </table:table-row>
        <table:table-row table:style-name="ro2">
          <table:table-cell office:value-type="date" office:date-value="2022-09-28" calcext:value-type="date">
            <text:p>28-Sep-22</text:p>
          </table:table-cell>
          <table:table-cell office:value-type="time" office:time-value="PT18H20M00S" calcext:value-type="time">
            <text:p>18:20</text:p>
          </table:table-cell>
          <table:table-cell office:value-type="float" office:value="103.9" calcext:value-type="float">
            <text:p>103.9</text:p>
          </table:table-cell>
          <table:table-cell table:number-columns-repeated="8"/>
          <table:table-cell table:style-name="ce10" table:formula="of:=[.C631]-[.C632]" office:value-type="float" office:value="237.92" calcext:value-type="float">
            <text:p>237.9</text:p>
          </table:table-cell>
          <table:table-cell table:number-columns-repeated="57"/>
        </table:table-row>
        <table:table-row table:style-name="ro2">
          <table:table-cell office:value-type="date" office:date-value="2022-09-28" calcext:value-type="date">
            <text:p>28-Sep-22</text:p>
          </table:table-cell>
          <table:table-cell office:value-type="time" office:time-value="PT18H20M00S" calcext:value-type="time">
            <text:p>18:20</text:p>
          </table:table-cell>
          <table:table-cell office:value-type="float" office:value="263.1" calcext:value-type="float">
            <text:p>263.1</text:p>
          </table:table-cell>
          <table:table-cell table:formula="of:=[.C621]-[.C620]" office:value-type="float" office:value="159.2" calcext:value-type="float">
            <text:p>159.2</text:p>
          </table:table-cell>
          <table:table-cell/>
          <table:table-cell table:style-name="ce4" table:formula="of:=[.A621]+[.B621]" office:value-type="date" office:date-value="2022-09-28T18:20:00" calcext:value-type="date">
            <text:p>28-Sep-22</text:p>
          </table:table-cell>
          <table:table-cell table:style-name="ce4" table:formula="of:=[.A622]+[.B622]" office:value-type="date" office:date-value="2022-10-09T17:06:00" calcext:value-type="date">
            <text:p>09-Oct-22</text:p>
          </table:table-cell>
          <table:table-cell table:style-name="ce10" table:formula="of:=[.C621]" office:value-type="float" office:value="263.1" calcext:value-type="float">
            <text:p>263.1</text:p>
          </table:table-cell>
          <table:table-cell table:style-name="ce10" table:formula="of:=[.C622]" office:value-type="float" office:value="106.23" calcext:value-type="float">
            <text:p>106.2</text:p>
          </table:table-cell>
          <table:table-cell table:style-name="ce4" office:value-type="date" office:date-value="2022-10-01" calcext:value-type="date">
            <text:p>01-Oct-22</text:p>
          </table:table-cell>
          <table:table-cell table:style-name="ce19" table:formula="of:=[.J621]*(([.I621]-[.H621])/([.G621]-[.F621]))+([.I621]-(([.I621]-[.H621])/([.G621]-[.F621]))*[.G621])" office:value-type="float" office:value="231.061347202864" calcext:value-type="float">
            <text:p>231</text:p>
          </table:table-cell>
          <table:table-cell table:style-name="ce19" table:formula="of:=[.H633]-[.K633]" office:value-type="float" office:value="59.6920944926469" calcext:value-type="float">
            <text:p>60</text:p>
          </table:table-cell>
          <table:table-cell table:number-columns-repeated="57"/>
        </table:table-row>
        <table:table-row table:style-name="ro2">
          <table:table-cell office:value-type="date" office:date-value="2022-10-09" calcext:value-type="date">
            <text:p>09-Oct-22</text:p>
          </table:table-cell>
          <table:table-cell office:value-type="time" office:time-value="PT17H06M00S" calcext:value-type="time">
            <text:p>17:06</text:p>
          </table:table-cell>
          <table:table-cell office:value-type="float" office:value="106.23" calcext:value-type="float">
            <text:p>106.23</text:p>
          </table:table-cell>
          <table:table-cell table:number-columns-repeated="8"/>
          <table:table-cell table:style-name="ce10" table:formula="of:=[.K633]-[.C634]" office:value-type="float" office:value="35.9379055073531" calcext:value-type="float">
            <text:p>35.9</text:p>
          </table:table-cell>
          <table:table-cell table:number-columns-repeated="57"/>
        </table:table-row>
        <table:table-row table:style-name="ro2">
          <table:table-cell office:value-type="date" office:date-value="2022-10-09" calcext:value-type="date">
            <text:p>09-Oct-22</text:p>
          </table:table-cell>
          <table:table-cell office:value-type="time" office:time-value="PT17H06M00S" calcext:value-type="time">
            <text:p>17:06</text:p>
          </table:table-cell>
          <table:table-cell office:value-type="float" office:value="297.93" calcext:value-type="float">
            <text:p>297.93</text:p>
          </table:table-cell>
          <table:table-cell table:formula="of:=[.C623]-[.C622]" office:value-type="float" office:value="191.7" calcext:value-type="float">
            <text:p>191.7</text:p>
          </table:table-cell>
          <table:table-cell table:number-columns-repeated="65"/>
        </table:table-row>
        <table:table-row table:style-name="ro2">
          <table:table-cell office:value-type="date" office:date-value="2022-10-16" calcext:value-type="date">
            <text:p>16-Oct-22</text:p>
          </table:table-cell>
          <table:table-cell office:value-type="time" office:time-value="PT17H27M00S" calcext:value-type="time">
            <text:p>17:27</text:p>
          </table:table-cell>
          <table:table-cell office:value-type="float" office:value="146.83" calcext:value-type="float">
            <text:p>146.83</text:p>
          </table:table-cell>
          <table:table-cell table:number-columns-repeated="8"/>
          <table:table-cell table:style-name="ce10"/>
          <table:table-cell table:number-columns-repeated="57"/>
        </table:table-row>
        <table:table-row table:style-name="ro2">
          <table:table-cell office:value-type="date" office:date-value="2022-10-16" calcext:value-type="date">
            <text:p>16-Oct-22</text:p>
          </table:table-cell>
          <table:table-cell office:value-type="time" office:time-value="PT17H27M00S" calcext:value-type="time">
            <text:p>17:27</text:p>
          </table:table-cell>
          <table:table-cell office:value-type="float" office:value="323.89" calcext:value-type="float">
            <text:p>323.89</text:p>
          </table:table-cell>
          <table:table-cell table:formula="of:=[.C625]-[.C624]" office:value-type="float" office:value="177.06" calcext:value-type="float">
            <text:p>177.06</text:p>
          </table:table-cell>
          <table:table-cell table:number-columns-repeated="65"/>
        </table:table-row>
        <table:table-row table:style-name="ro2">
          <table:table-cell office:value-type="date" office:date-value="2022-10-25" calcext:value-type="date">
            <text:p>25-Oct-22</text:p>
          </table:table-cell>
          <table:table-cell office:value-type="time" office:time-value="PT06H31M00S" calcext:value-type="time">
            <text:p>06:31</text:p>
          </table:table-cell>
          <table:table-cell office:value-type="float" office:value="141.02" calcext:value-type="float">
            <text:p>141.02</text:p>
          </table:table-cell>
          <table:table-cell table:number-columns-repeated="66"/>
        </table:table-row>
        <table:table-row table:style-name="ro2">
          <table:table-cell office:value-type="date" office:date-value="2022-10-25" calcext:value-type="date">
            <text:p>25-Oct-22</text:p>
          </table:table-cell>
          <table:table-cell office:value-type="time" office:time-value="PT06H31M00S" calcext:value-type="time">
            <text:p>06:31</text:p>
          </table:table-cell>
          <table:table-cell office:value-type="float" office:value="306.01" calcext:value-type="float">
            <text:p>306.01</text:p>
          </table:table-cell>
          <table:table-cell table:formula="of:=[.C627]-[.C626]" office:value-type="float" office:value="164.99" calcext:value-type="float">
            <text:p>164.99</text:p>
          </table:table-cell>
          <table:table-cell/>
          <table:table-cell table:style-name="ce4" table:formula="of:=[.A627]+[.B627]" office:value-type="date" office:date-value="2022-10-25T06:31:00" calcext:value-type="date">
            <text:p>25-Oct-22</text:p>
          </table:table-cell>
          <table:table-cell table:style-name="ce4" table:formula="of:=[.A628]+[.B628]" office:value-type="date" office:date-value="2022-11-04T20:27:00" calcext:value-type="date">
            <text:p>04-Nov-22</text:p>
          </table:table-cell>
          <table:table-cell table:style-name="ce10" table:formula="of:=[.C627]" office:value-type="float" office:value="306.01" calcext:value-type="float">
            <text:p>306.0</text:p>
          </table:table-cell>
          <table:table-cell table:style-name="ce10" table:formula="of:=[.C628]" office:value-type="float" office:value="87.95" calcext:value-type="float">
            <text:p>88.0</text:p>
          </table:table-cell>
          <table:table-cell table:style-name="ce4" office:value-type="date" office:date-value="2022-11-01" calcext:value-type="date">
            <text:p>01-Nov-22</text:p>
          </table:table-cell>
          <table:table-cell table:style-name="ce19" table:formula="of:=[.J627]*(([.I627]-[.H627])/([.G627]-[.F627]))+([.I627]-(([.I627]-[.H627])/([.G627]-[.F627]))*[.G627])" office:value-type="float" office:value="167.339526122203" calcext:value-type="float">
            <text:p>167</text:p>
          </table:table-cell>
          <table:table-cell table:number-columns-repeated="58"/>
        </table:table-row>
        <table:table-row table:style-name="ro2">
          <table:table-cell office:value-type="date" office:date-value="2022-11-04" calcext:value-type="date">
            <text:p>04-Nov-22</text:p>
          </table:table-cell>
          <table:table-cell office:value-type="time" office:time-value="PT20H27M00S" calcext:value-type="time">
            <text:p>20:27</text:p>
          </table:table-cell>
          <table:table-cell office:value-type="float" office:value="87.95" calcext:value-type="float">
            <text:p>87.95</text:p>
          </table:table-cell>
          <table:table-cell table:number-columns-repeated="66"/>
        </table:table-row>
        <table:table-row table:style-name="ro2">
          <table:table-cell office:value-type="date" office:date-value="2022-11-04" calcext:value-type="date">
            <text:p>04-Nov-22</text:p>
          </table:table-cell>
          <table:table-cell office:value-type="time" office:time-value="PT20H27M00S" calcext:value-type="time">
            <text:p>20:27</text:p>
          </table:table-cell>
          <table:table-cell office:value-type="float" office:value="279.64" calcext:value-type="float">
            <text:p>279.64</text:p>
          </table:table-cell>
          <table:table-cell table:formula="of:=[.C629]-[.C628]" office:value-type="float" office:value="191.69" calcext:value-type="float">
            <text:p>191.69</text:p>
          </table:table-cell>
          <table:table-cell table:number-columns-repeated="65"/>
        </table:table-row>
        <table:table-row table:style-name="ro2">
          <table:table-cell office:value-type="date" office:date-value="2022-11-12" calcext:value-type="date">
            <text:p>12-Nov-22</text:p>
          </table:table-cell>
          <table:table-cell office:value-type="time" office:time-value="PT13H51M00S" calcext:value-type="time">
            <text:p>13:51</text:p>
          </table:table-cell>
          <table:table-cell office:value-type="float" office:value="105.05" calcext:value-type="float">
            <text:p>105.05</text:p>
          </table:table-cell>
          <table:table-cell table:number-columns-repeated="66"/>
        </table:table-row>
        <table:table-row table:style-name="ro2">
          <table:table-cell office:value-type="date" office:date-value="2022-11-12" calcext:value-type="date">
            <text:p>12-Nov-22</text:p>
          </table:table-cell>
          <table:table-cell office:value-type="time" office:time-value="PT13H51M00S" calcext:value-type="time">
            <text:p>13:51</text:p>
          </table:table-cell>
          <table:table-cell office:value-type="float" office:value="282.14" calcext:value-type="float">
            <text:p>282.14</text:p>
          </table:table-cell>
          <table:table-cell table:formula="of:=[.C631]-[.C630]" office:value-type="float" office:value="177.09" calcext:value-type="float">
            <text:p>177.09</text:p>
          </table:table-cell>
          <table:table-cell table:number-columns-repeated="65"/>
        </table:table-row>
        <table:table-row table:style-name="ro2">
          <table:table-cell office:value-type="date" office:date-value="2022-11-26" calcext:value-type="date">
            <text:p>26-Nov-22</text:p>
          </table:table-cell>
          <table:table-cell office:value-type="time" office:time-value="PT09H41M00S" calcext:value-type="time">
            <text:p>09:41</text:p>
          </table:table-cell>
          <table:table-cell office:value-type="float" office:value="44.22" calcext:value-type="float">
            <text:p>44.22</text:p>
          </table:table-cell>
          <table:table-cell table:number-columns-repeated="66"/>
        </table:table-row>
        <table:table-row table:style-name="ro2">
          <table:table-cell office:value-type="date" office:date-value="2022-11-26" calcext:value-type="date">
            <text:p>26-Nov-22</text:p>
          </table:table-cell>
          <table:table-cell office:value-type="time" office:time-value="PT09H41M00S" calcext:value-type="time">
            <text:p>09:41</text:p>
          </table:table-cell>
          <table:table-cell office:value-type="float" office:value="209.21" calcext:value-type="float">
            <text:p>209.21</text:p>
          </table:table-cell>
          <table:table-cell table:formula="of:=[.C633]-[.C632]" office:value-type="float" office:value="164.99" calcext:value-type="float">
            <text:p>164.99</text:p>
          </table:table-cell>
          <table:table-cell/>
          <table:table-cell table:style-name="ce4" table:formula="of:=[.A633]+[.B633]" office:value-type="date" office:date-value="2022-11-26T09:41:00" calcext:value-type="date">
            <text:p>26-Nov-22</text:p>
          </table:table-cell>
          <table:table-cell table:style-name="ce4" table:formula="of:=[.A634]+[.B634]" office:value-type="date" office:date-value="2022-12-03T18:25:00" calcext:value-type="date">
            <text:p>03-Dec-22</text:p>
          </table:table-cell>
          <table:table-cell table:style-name="ce10" table:formula="of:=[.C633]" office:value-type="float" office:value="209.21" calcext:value-type="float">
            <text:p>209.2</text:p>
          </table:table-cell>
          <table:table-cell table:style-name="ce10" table:formula="of:=[.C634]" office:value-type="float" office:value="113.58" calcext:value-type="float">
            <text:p>113.6</text:p>
          </table:table-cell>
          <table:table-cell table:style-name="ce4" office:value-type="date" office:date-value="2022-12-01" calcext:value-type="date">
            <text:p>01-Dec-22</text:p>
          </table:table-cell>
          <table:table-cell table:style-name="ce19" table:formula="of:=[.J633]*(([.I633]-[.H633])/([.G633]-[.F633]))+([.I633]-(([.I633]-[.H633])/([.G633]-[.F633]))*[.G633])" office:value-type="float" office:value="149.517905507353" calcext:value-type="float">
            <text:p>150</text:p>
          </table:table-cell>
          <table:table-cell table:number-columns-repeated="58"/>
        </table:table-row>
        <table:table-row table:style-name="ro2">
          <table:table-cell office:value-type="date" office:date-value="2022-12-03" calcext:value-type="date">
            <text:p>03-Dec-22</text:p>
          </table:table-cell>
          <table:table-cell office:value-type="time" office:time-value="PT18H25M00S" calcext:value-type="time">
            <text:p>18:25</text:p>
          </table:table-cell>
          <table:table-cell office:value-type="float" office:value="113.58" calcext:value-type="float">
            <text:p>113.58</text:p>
          </table:table-cell>
          <table:table-cell table:number-columns-repeated="66"/>
        </table:table-row>
        <table:table-row table:style-name="ro2">
          <table:table-cell office:value-type="date" office:date-value="2022-12-03" calcext:value-type="date">
            <text:p>03-Dec-22</text:p>
          </table:table-cell>
          <table:table-cell office:value-type="time" office:time-value="PT18H25M00S" calcext:value-type="time">
            <text:p>18:25</text:p>
          </table:table-cell>
          <table:table-cell office:value-type="float" office:value="305.28" calcext:value-type="float">
            <text:p>305.28</text:p>
          </table:table-cell>
          <table:table-cell table:formula="of:=[.C635]-[.C634]" office:value-type="float" office:value="191.7" calcext:value-type="float">
            <text:p>191.7</text:p>
          </table:table-cell>
          <table:table-cell table:number-columns-repeated="65"/>
        </table:table-row>
        <table:table-row table:style-name="ro2" table:number-rows-repeated="3">
          <table:table-cell table:number-columns-repeated="3"/>
          <table:table-cell table:style-name="ce10"/>
          <table:table-cell table:number-columns-repeated="65"/>
        </table:table-row>
        <table:table-row table:style-name="ro2">
          <table:table-cell table:style-name="ce30" office:value-type="string" calcext:value-type="string">
            <text:p>Basis data:</text:p>
          </table:table-cell>
          <table:table-cell table:number-columns-repeated="2"/>
          <table:table-cell table:style-name="ce10"/>
          <table:table-cell table:number-columns-repeated="65"/>
        </table:table-row>
        <table:table-row table:style-name="ro2">
          <table:table-cell table:number-columns-repeated="3"/>
          <table:table-cell table:style-name="ce10"/>
          <table:table-cell table:number-columns-repeated="65"/>
        </table:table-row>
        <table:table-row table:style-name="ro2"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Tyd</text:p>
          </table:table-cell>
          <table:table-cell office:value-type="string" calcext:value-type="string">
            <text:p>Krag [kWh]</text:p>
          </table:table-cell>
          <table:table-cell office:value-type="string" calcext:value-type="string">
            <text:p>Kraggebruik [kWh/dag]</text:p>
          </table:table-cell>
          <table:table-cell table:style-name="Default" office:value-type="string" calcext:value-type="string">
            <text:p>Bedrag</text:p>
          </table:table-cell>
          <table:table-cell office:value-type="string" calcext:value-type="string">
            <text:p>Eenhede gekoop [kWh]</text:p>
          </table:table-cell>
          <table:table-cell table:style-name="Default" office:value-type="string" calcext:value-type="string">
            <text:p>Prys [R/kWh]</text:p>
          </table:table-cell>
          <table:table-cell table:number-columns-repeated="62"/>
        </table:table-row>
        <table:table-row table:style-name="ro2">
          <table:table-cell office:value-type="date" office:date-value="2018-03-15" calcext:value-type="date">
            <text:p>15-Mar-18</text:p>
          </table:table-cell>
          <table:table-cell office:value-type="time" office:time-value="PT16H44M00S" calcext:value-type="time">
            <text:p>16:44</text:p>
          </table:table-cell>
          <table:table-cell table:style-name="ce10" office:value-type="float" office:value="214.7" calcext:value-type="float">
            <text:p>214.7</text:p>
          </table:table-cell>
          <table:table-cell table:style-name="ce10"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16" calcext:value-type="date">
            <text:p>16-Mar-18</text:p>
          </table:table-cell>
          <table:table-cell office:value-type="time" office:time-value="PT17H32M00S" calcext:value-type="time">
            <text:p>17:32</text:p>
          </table:table-cell>
          <table:table-cell table:style-name="ce10" office:value-type="float" office:value="195.3" calcext:value-type="float">
            <text:p>195.3</text:p>
          </table:table-cell>
          <table:table-cell table:style-name="ce10" table:formula="of:=IF(([.A643]+[.B643])=([.A642]+[.B642]);&quot;&quot;;([.C642]-[.C643])/(([.A643]-[.A642])+([.B643]-[.B642])))" office:value-type="float" office:value="18.7741935483871" calcext:value-type="float">
            <text:p>18.8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17" calcext:value-type="date">
            <text:p>17-Mar-18</text:p>
          </table:table-cell>
          <table:table-cell office:value-type="time" office:time-value="PT19H41M00S" calcext:value-type="time">
            <text:p>19:41</text:p>
          </table:table-cell>
          <table:table-cell table:style-name="ce10" office:value-type="float" office:value="172.1" calcext:value-type="float">
            <text:p>172.1</text:p>
          </table:table-cell>
          <table:table-cell table:style-name="ce10" table:formula="of:=IF(([.A644]+[.B644])=([.A643]+[.B643]);&quot;&quot;;([.C643]-[.C644])/(([.A644]-[.A643])+([.B644]-[.B643])))" office:value-type="float" office:value="21.2925430210325" calcext:value-type="float">
            <text:p>21.3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26" calcext:value-type="date">
            <text:p>26-Mar-18</text:p>
          </table:table-cell>
          <table:table-cell office:value-type="time" office:time-value="PT19H52M00S" calcext:value-type="time">
            <text:p>19:52</text:p>
          </table:table-cell>
          <table:table-cell table:style-name="ce10" office:value-type="float" office:value="146.3" calcext:value-type="float">
            <text:p>146.3</text:p>
          </table:table-cell>
          <table:table-cell table:style-name="ce10" table:formula="of:=IF(([.A645]+[.B645])=([.A644]+[.B644]);&quot;&quot;;([.C644]-[.C645])/(([.A645]-[.A644])+([.B645]-[.B644])))" office:value-type="float" office:value="2.86423560249788" calcext:value-type="float">
            <text:p>2.9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28" calcext:value-type="date">
            <text:p>28-Mar-18</text:p>
          </table:table-cell>
          <table:table-cell office:value-type="time" office:time-value="PT18H18M00S" calcext:value-type="time">
            <text:p>18:18</text:p>
          </table:table-cell>
          <table:table-cell table:style-name="ce10" office:value-type="float" office:value="114.3" calcext:value-type="float">
            <text:p>114.3</text:p>
          </table:table-cell>
          <table:table-cell table:style-name="ce10" table:formula="of:=IF(([.A646]+[.B646])=([.A645]+[.B645]);&quot;&quot;;([.C645]-[.C646])/(([.A646]-[.A645])+([.B646]-[.B645])))" office:value-type="float" office:value="16.5398420674803" calcext:value-type="float">
            <text:p>16.5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30" calcext:value-type="date">
            <text:p>30-Mar-18</text:p>
          </table:table-cell>
          <table:table-cell office:value-type="time" office:time-value="PT19H31M00S" calcext:value-type="time">
            <text:p>19:31</text:p>
          </table:table-cell>
          <table:table-cell table:style-name="ce10" office:value-type="float" office:value="53.9" calcext:value-type="float">
            <text:p>53.9</text:p>
          </table:table-cell>
          <table:table-cell table:style-name="ce10" table:formula="of:=IF(([.A647]+[.B647])=([.A646]+[.B646]);&quot;&quot;;([.C646]-[.C647])/(([.A647]-[.A646])+([.B647]-[.B646])))" office:value-type="float" office:value="29.4534371825262" calcext:value-type="float">
            <text:p>29.5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30" calcext:value-type="date">
            <text:p>30-Mar-18</text:p>
          </table:table-cell>
          <table:table-cell office:value-type="time" office:time-value="PT19H31M00S" calcext:value-type="time">
            <text:p>19:31</text:p>
          </table:table-cell>
          <table:table-cell table:formula="of:=[.C647]+[.F648]" office:value-type="float" office:value="110.4" calcext:value-type="float">
            <text:p>110.4</text:p>
          </table:table-cell>
          <table:table-cell table:style-name="ce10" table:formula="of:=IF(([.A648]+[.B648])=([.A647]+[.B647]);&quot;&quot;;([.C647]-[.C648])/(([.A648]-[.A647])+([.B648]-[.B647])))">
            <text:p/>
          </table:table-cell>
          <table:table-cell office:value-type="float" office:value="100" calcext:value-type="float">
            <text:p>R 100.00</text:p>
          </table:table-cell>
          <table:table-cell office:value-type="float" office:value="56.5" calcext:value-type="float">
            <text:p>56.5</text:p>
          </table:table-cell>
          <table:table-cell table:formula="of:=[.E648]/[.F648]" office:value-type="float" office:value="1.76991150442478" calcext:value-type="float">
            <text:p>R 1.77</text:p>
          </table:table-cell>
          <table:table-cell table:number-columns-repeated="62"/>
        </table:table-row>
        <table:table-row table:style-name="ro2">
          <table:table-cell office:value-type="date" office:date-value="2018-04-01" calcext:value-type="date">
            <text:p>01-Apr-18</text:p>
          </table:table-cell>
          <table:table-cell office:value-type="time" office:time-value="PT16H45M00S" calcext:value-type="time">
            <text:p>16:45</text:p>
          </table:table-cell>
          <table:table-cell table:style-name="ce10" office:value-type="float" office:value="64.9" calcext:value-type="float">
            <text:p>64.9</text:p>
          </table:table-cell>
          <table:table-cell table:style-name="ce10" table:formula="of:=IF(([.A649]+[.B649])=([.A648]+[.B648]);&quot;&quot;;([.C648]-[.C649])/(([.A649]-[.A648])+([.B649]-[.B648])))" office:value-type="float" office:value="24.141488577745" calcext:value-type="float">
            <text:p>24.1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1" calcext:value-type="date">
            <text:p>01-Apr-18</text:p>
          </table:table-cell>
          <table:table-cell office:value-type="time" office:time-value="PT16H45M00S" calcext:value-type="time">
            <text:p>16:45</text:p>
          </table:table-cell>
          <table:table-cell table:formula="of:=[.C649]+[.F650]" office:value-type="float" office:value="965.3" calcext:value-type="float">
            <text:p>965.3</text:p>
          </table:table-cell>
          <table:table-cell table:style-name="ce10" table:formula="of:=IF(([.A650]+[.B650])=([.A649]+[.B649]);&quot;&quot;;([.C649]-[.C650])/(([.A650]-[.A649])+([.B650]-[.B649])))">
            <text:p/>
          </table:table-cell>
          <table:table-cell office:value-type="float" office:value="1700" calcext:value-type="float">
            <text:p>R 1,700.00</text:p>
          </table:table-cell>
          <table:table-cell office:value-type="float" office:value="900.4" calcext:value-type="float">
            <text:p>900.4</text:p>
          </table:table-cell>
          <table:table-cell table:formula="of:=[.E650]/[.F650]" office:value-type="float" office:value="1.88804975566415" calcext:value-type="float">
            <text:p>R 1.89</text:p>
          </table:table-cell>
          <table:table-cell table:number-columns-repeated="62"/>
        </table:table-row>
        <table:table-row table:style-name="ro2">
          <table:table-cell office:value-type="date" office:date-value="2018-04-01" calcext:value-type="date">
            <text:p>01-Apr-18</text:p>
          </table:table-cell>
          <table:table-cell office:value-type="time" office:time-value="PT20H27M00S" calcext:value-type="time">
            <text:p>20:27</text:p>
          </table:table-cell>
          <table:table-cell office:value-type="float" office:value="959.7" calcext:value-type="float">
            <text:p>959.7</text:p>
          </table:table-cell>
          <table:table-cell table:style-name="ce10" table:formula="of:=IF(([.A651]+[.B651])=([.A650]+[.B650]);&quot;&quot;;([.C650]-[.C651])/(([.A651]-[.A650])+([.B651]-[.B650])))" office:value-type="float" office:value="36.3243243243237" calcext:value-type="float">
            <text:p>36.3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2" calcext:value-type="date">
            <text:p>02-Apr-18</text:p>
          </table:table-cell>
          <table:table-cell office:value-type="time" office:time-value="PT22H22M00S" calcext:value-type="time">
            <text:p>22:22</text:p>
          </table:table-cell>
          <table:table-cell office:value-type="float" office:value="925.9" calcext:value-type="float">
            <text:p>925.9</text:p>
          </table:table-cell>
          <table:table-cell table:style-name="ce10" table:formula="of:=IF(([.A652]+[.B652])=([.A651]+[.B651]);&quot;&quot;;([.C651]-[.C652])/(([.A652]-[.A651])+([.B652]-[.B651])))" office:value-type="float" office:value="31.3003215434084" calcext:value-type="float">
            <text:p>31.3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4" calcext:value-type="date">
            <text:p>04-Apr-18</text:p>
          </table:table-cell>
          <table:table-cell office:value-type="time" office:time-value="PT21H29M00S" calcext:value-type="time">
            <text:p>21:29</text:p>
          </table:table-cell>
          <table:table-cell office:value-type="float" office:value="843.4" calcext:value-type="float">
            <text:p>843.4</text:p>
          </table:table-cell>
          <table:table-cell table:style-name="ce10" table:formula="of:=IF(([.A653]+[.B653])=([.A652]+[.B652]);&quot;&quot;;([.C652]-[.C653])/(([.A653]-[.A652])+([.B653]-[.B652])))" office:value-type="float" office:value="42.023346303502" calcext:value-type="float">
            <text:p>42.0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4" calcext:value-type="date">
            <text:p>04-Apr-18</text:p>
          </table:table-cell>
          <table:table-cell office:value-type="time" office:time-value="PT22H35M00S" calcext:value-type="time">
            <text:p>22:35</text:p>
          </table:table-cell>
          <table:table-cell office:value-type="float" office:value="841.9" calcext:value-type="float">
            <text:p>841.9</text:p>
          </table:table-cell>
          <table:table-cell table:style-name="ce10" table:formula="of:=IF(([.A654]+[.B654])=([.A653]+[.B653]);&quot;&quot;;([.C653]-[.C654])/(([.A654]-[.A653])+([.B654]-[.B653])))" office:value-type="float" office:value="32.7272727272728" calcext:value-type="float">
            <text:p>32.7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5" calcext:value-type="date">
            <text:p>05-Apr-18</text:p>
          </table:table-cell>
          <table:table-cell office:value-type="time" office:time-value="PT07H34M00S" calcext:value-type="time">
            <text:p>07:34</text:p>
          </table:table-cell>
          <table:table-cell office:value-type="float" office:value="832.9" calcext:value-type="float">
            <text:p>832.9</text:p>
          </table:table-cell>
          <table:table-cell table:style-name="ce10" table:formula="of:=IF(([.A655]+[.B655])=([.A654]+[.B654]);&quot;&quot;;([.C654]-[.C655])/(([.A655]-[.A654])+([.B655]-[.B654])))" office:value-type="float" office:value="24.0445269016698" calcext:value-type="float">
            <text:p>24.0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6" calcext:value-type="date">
            <text:p>06-Apr-18</text:p>
          </table:table-cell>
          <table:table-cell office:value-type="time" office:time-value="PT17H13M00S" calcext:value-type="time">
            <text:p>17:13</text:p>
          </table:table-cell>
          <table:table-cell office:value-type="float" office:value="786.4" calcext:value-type="float">
            <text:p>786.4</text:p>
          </table:table-cell>
          <table:table-cell table:style-name="ce10" table:formula="of:=IF(([.A656]+[.B656])=([.A655]+[.B655]);&quot;&quot;;([.C655]-[.C656])/(([.A656]-[.A655])+([.B656]-[.B655])))" office:value-type="float" office:value="33.1649331352155" calcext:value-type="float">
            <text:p>33.2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7" calcext:value-type="date">
            <text:p>07-Apr-18</text:p>
          </table:table-cell>
          <table:table-cell office:value-type="time" office:time-value="PT07H49M00S" calcext:value-type="time">
            <text:p>07:49</text:p>
          </table:table-cell>
          <table:table-cell office:value-type="float" office:value="775.4" calcext:value-type="float">
            <text:p>775.4</text:p>
          </table:table-cell>
          <table:table-cell table:style-name="ce10" table:formula="of:=IF(([.A657]+[.B657])=([.A656]+[.B656]);&quot;&quot;;([.C656]-[.C657])/(([.A657]-[.A656])+([.B657]-[.B656])))" office:value-type="float" office:value="18.0821917808219" calcext:value-type="float">
            <text:p>18.1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8" calcext:value-type="date">
            <text:p>08-Apr-18</text:p>
          </table:table-cell>
          <table:table-cell office:value-type="time" office:time-value="PT07H40M00S" calcext:value-type="time">
            <text:p>07:40</text:p>
          </table:table-cell>
          <table:table-cell office:value-type="float" office:value="750.9" calcext:value-type="float">
            <text:p>750.9</text:p>
          </table:table-cell>
          <table:table-cell table:style-name="ce10" table:formula="of:=IF(([.A658]+[.B658])=([.A657]+[.B657]);&quot;&quot;;([.C657]-[.C658])/(([.A658]-[.A657])+([.B658]-[.B657])))" office:value-type="float" office:value="24.6540880503145" calcext:value-type="float">
            <text:p>24.7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8" calcext:value-type="date">
            <text:p>08-Apr-18</text:p>
          </table:table-cell>
          <table:table-cell office:value-type="time" office:time-value="PT20H12M00S" calcext:value-type="time">
            <text:p>20:12</text:p>
          </table:table-cell>
          <table:table-cell office:value-type="float" office:value="725.9" calcext:value-type="float">
            <text:p>725.9</text:p>
          </table:table-cell>
          <table:table-cell table:style-name="ce10" table:formula="of:=IF(([.A659]+[.B659])=([.A658]+[.B658]);&quot;&quot;;([.C658]-[.C659])/(([.A659]-[.A658])+([.B659]-[.B658])))" office:value-type="float" office:value="47.8723404255319" calcext:value-type="float">
            <text:p>47.9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12" calcext:value-type="date">
            <text:p>12-Apr-18</text:p>
          </table:table-cell>
          <table:table-cell office:value-type="time" office:time-value="PT06H16M00S" calcext:value-type="time">
            <text:p>06:16</text:p>
          </table:table-cell>
          <table:table-cell office:value-type="float" office:value="655.9" calcext:value-type="float">
            <text:p>655.9</text:p>
          </table:table-cell>
          <table:table-cell table:style-name="ce10" table:formula="of:=IF(([.A660]+[.B660])=([.A659]+[.B659]);&quot;&quot;;([.C659]-[.C660])/(([.A660]-[.A659])+([.B660]-[.B659])))" office:value-type="float" office:value="20.4711616571893" calcext:value-type="float">
            <text:p>20.5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13" calcext:value-type="date">
            <text:p>13-Apr-18</text:p>
          </table:table-cell>
          <table:table-cell office:value-type="time" office:time-value="PT15H40M00S" calcext:value-type="time">
            <text:p>15:40</text:p>
          </table:table-cell>
          <table:table-cell office:value-type="float" office:value="628.2" calcext:value-type="float">
            <text:p>628.2</text:p>
          </table:table-cell>
          <table:table-cell table:style-name="ce10" table:formula="of:=IF(([.A661]+[.B661])=([.A660]+[.B660]);&quot;&quot;;([.C660]-[.C661])/(([.A661]-[.A660])+([.B661]-[.B660])))" office:value-type="float" office:value="19.9041916167664" calcext:value-type="float">
            <text:p>19.9</text:p>
          </table:table-cell>
          <table:table-cell table:style-name="Default" office:value-type="string" calcext:value-type="string">
            <text:p>Geyser kombuis weer aan</text:p>
          </table:table-cell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13" calcext:value-type="date">
            <text:p>13-Apr-18</text:p>
          </table:table-cell>
          <table:table-cell office:value-type="time" office:time-value="PT20H03M00S" calcext:value-type="time">
            <text:p>20:03</text:p>
          </table:table-cell>
          <table:table-cell office:value-type="float" office:value="611.2" calcext:value-type="float">
            <text:p>611.2</text:p>
          </table:table-cell>
          <table:table-cell table:style-name="ce10" table:formula="of:=IF(([.A662]+[.B662])=([.A661]+[.B661]);&quot;&quot;;([.C661]-[.C662])/(([.A662]-[.A661])+([.B662]-[.B661])))" office:value-type="float" office:value="93.0798479087452" calcext:value-type="float">
            <text:p>93.1</text:p>
          </table:table-cell>
          <table:table-cell table:style-name="Default" office:value-type="string" calcext:value-type="string">
            <text:p>Termostaat van geyser is gebreek. <text:s/>Moet dit vervang. <text:s/>Geyser nou weer af.</text:p>
          </table:table-cell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15" calcext:value-type="date">
            <text:p>15-Apr-18</text:p>
          </table:table-cell>
          <table:table-cell office:value-type="time" office:time-value="PT18H27M00S" calcext:value-type="time">
            <text:p>18:27</text:p>
          </table:table-cell>
          <table:table-cell office:value-type="float" office:value="569.4" calcext:value-type="float">
            <text:p>569.4</text:p>
          </table:table-cell>
          <table:table-cell table:style-name="ce10" table:formula="of:=IF(([.A663]+[.B663])=([.A662]+[.B662]);&quot;&quot;;([.C662]-[.C663])/(([.A663]-[.A662])+([.B663]-[.B662])))" office:value-type="float" office:value="21.6206896551724" calcext:value-type="float">
            <text:p>21.6</text:p>
          </table:table-cell>
          <table:table-cell table:style-name="Default"/>
          <table:table-cell/>
          <table:table-cell table:style-name="Default"/>
          <table:table-cell table:number-columns-repeated="20"/>
          <table:table-cell table:style-name="ce5"/>
          <table:table-cell/>
          <table:table-cell table:style-name="ce21"/>
          <table:table-cell table:number-columns-repeated="39"/>
        </table:table-row>
        <table:table-row table:style-name="ro2">
          <table:table-cell office:value-type="date" office:date-value="2018-04-17" calcext:value-type="date">
            <text:p>17-Apr-18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530.3" calcext:value-type="float">
            <text:p>530.3</text:p>
          </table:table-cell>
          <table:table-cell table:style-name="ce10" table:formula="of:=IF(([.A664]+[.B664])=([.A663]+[.B663]);&quot;&quot;;([.C663]-[.C664])/(([.A664]-[.A663])+([.B664]-[.B663])))" office:value-type="float" office:value="19.3086419753087" calcext:value-type="float">
            <text:p>19.3</text:p>
          </table:table-cell>
          <table:table-cell table:style-name="Default" office:value-type="string" calcext:value-type="string">
            <text:p>Geyser kombuis weer aan. <text:s/>Termostaat is vervang.</text:p>
          </table:table-cell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17" calcext:value-type="date">
            <text:p>17-Apr-18</text:p>
          </table:table-cell>
          <table:table-cell office:value-type="time" office:time-value="PT20H22M00S" calcext:value-type="time">
            <text:p>20:22</text:p>
          </table:table-cell>
          <table:table-cell office:value-type="float" office:value="525.3" calcext:value-type="float">
            <text:p>525.3</text:p>
          </table:table-cell>
          <table:table-cell table:style-name="ce10" table:formula="of:=IF(([.A665]+[.B665])=([.A664]+[.B664]);&quot;&quot;;([.C664]-[.C665])/(([.A665]-[.A664])+([.B665]-[.B664])))" office:value-type="float" office:value="91.1392405063291" calcext:value-type="float">
            <text:p>91.1</text:p>
          </table:table-cell>
          <table:table-cell table:style-name="Default" office:value-type="string" calcext:value-type="string">
            <text:p>Kort stukkie terwyl geyser aan was. <text:s/>Moet dus hoog wees want geyser het water van koud af warm gemaak.</text:p>
          </table:table-cell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53"/>
        </table:table-row>
        <table:table-row table:style-name="ro2">
          <table:table-cell office:value-type="date" office:date-value="2018-04-18" calcext:value-type="date">
            <text:p>18-Apr-18</text:p>
          </table:table-cell>
          <table:table-cell office:value-type="time" office:time-value="PT06H30M00S" calcext:value-type="time">
            <text:p>06:30</text:p>
          </table:table-cell>
          <table:table-cell office:value-type="float" office:value="511.5" calcext:value-type="float">
            <text:p>511.5</text:p>
          </table:table-cell>
          <table:table-cell table:style-name="ce10" table:formula="of:=IF(([.A666]+[.B666])=([.A665]+[.B665]);&quot;&quot;;([.C665]-[.C666])/(([.A666]-[.A665])+([.B666]-[.B665])))" office:value-type="float" office:value="32.6842105263157" calcext:value-type="float">
            <text:p>32.7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number-columns-repeated="39"/>
        </table:table-row>
        <table:table-row table:style-name="ro2">
          <table:table-cell office:value-type="date" office:date-value="2018-04-18" calcext:value-type="date">
            <text:p>18-Apr-18</text:p>
          </table:table-cell>
          <table:table-cell office:value-type="time" office:time-value="PT17H59M00S" calcext:value-type="time">
            <text:p>17:59</text:p>
          </table:table-cell>
          <table:table-cell office:value-type="float" office:value="506.3" calcext:value-type="float">
            <text:p>506.3</text:p>
          </table:table-cell>
          <table:table-cell table:style-name="ce10" table:formula="of:=IF(([.A667]+[.B667])=([.A666]+[.B666]);&quot;&quot;;([.C666]-[.C667])/(([.A667]-[.A666])+([.B667]-[.B666])))" office:value-type="float" office:value="10.8679245283019" calcext:value-type="float">
            <text:p>10.9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10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4-23" calcext:value-type="date">
            <text:p>23-Apr-18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365.8" calcext:value-type="float">
            <text:p>365.8</text:p>
          </table:table-cell>
          <table:table-cell table:style-name="ce10" table:formula="of:=IF(([.A668]+[.B668])=([.A667]+[.B667]);&quot;&quot;;([.C667]-[.C668])/(([.A668]-[.A667])+([.B668]-[.B667])))" office:value-type="float" office:value="28.1782729805014" calcext:value-type="float">
            <text:p>28.2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11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4-24" calcext:value-type="date">
            <text:p>24-Apr-18</text:p>
          </table:table-cell>
          <table:table-cell office:value-type="time" office:time-value="PT06H47M00S" calcext:value-type="time">
            <text:p>06:47</text:p>
          </table:table-cell>
          <table:table-cell office:value-type="float" office:value="348.4" calcext:value-type="float">
            <text:p>348.4</text:p>
          </table:table-cell>
          <table:table-cell table:style-name="ce10" table:formula="of:=IF(([.A669]+[.B669])=([.A668]+[.B668]);&quot;&quot;;([.C668]-[.C669])/(([.A669]-[.A668])+([.B669]-[.B668])))" office:value-type="float" office:value="31.7969543147209" calcext:value-type="float">
            <text:p>31.8</text:p>
          </table:table-cell>
          <table:table-cell table:style-name="Default"/>
          <table:table-cell/>
          <table:table-cell table:style-name="Default"/>
          <table:table-cell table:number-columns-repeated="11"/>
          <table:table-cell table:style-name="ce20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4-27" calcext:value-type="date">
            <text:p>27-Apr-18</text:p>
          </table:table-cell>
          <table:table-cell office:value-type="time" office:time-value="PT11H25M00S" calcext:value-type="time">
            <text:p>11:25</text:p>
          </table:table-cell>
          <table:table-cell office:value-type="float" office:value="266.7" calcext:value-type="float">
            <text:p>266.7</text:p>
          </table:table-cell>
          <table:table-cell table:style-name="ce10" table:formula="of:=IF(([.A670]+[.B670])=([.A669]+[.B669]);&quot;&quot;;([.C669]-[.C670])/(([.A670]-[.A669])+([.B670]-[.B669])))" office:value-type="float" office:value="25.5867768595041" calcext:value-type="float">
            <text:p>25.6</text:p>
          </table:table-cell>
          <table:table-cell table:style-name="Default" office:value-type="string" calcext:value-type="string">
            <text:p>Geyser af voor weggaan op naweek.</text:p>
          </table:table-cell>
          <table:table-cell/>
          <table:table-cell table:style-name="Default"/>
          <table:table-cell table:number-columns-repeated="14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4-29" calcext:value-type="date">
            <text:p>29-Apr-18</text:p>
          </table:table-cell>
          <table:table-cell office:value-type="time" office:time-value="PT20H30M00S" calcext:value-type="time">
            <text:p>20:30</text:p>
          </table:table-cell>
          <table:table-cell office:value-type="float" office:value="235" calcext:value-type="float">
            <text:p>235</text:p>
          </table:table-cell>
          <table:table-cell table:style-name="ce10" table:formula="of:=IF(([.A671]+[.B671])=([.A670]+[.B670]);&quot;&quot;;([.C670]-[.C671])/(([.A671]-[.A670])+([.B671]-[.B670])))" office:value-type="float" office:value="13.3278832116788" calcext:value-type="float">
            <text:p>13.3</text:p>
          </table:table-cell>
          <table:table-cell table:style-name="Default" office:value-type="string" calcext:value-type="string">
            <text:p>Geysers nou weer aan vir so 'n uur na die naweek.</text:p>
          </table:table-cell>
          <table:table-cell/>
          <table:table-cell table:style-name="Default"/>
          <table:table-cell table:number-columns-repeated="14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4-30" calcext:value-type="date">
            <text:p>30-Apr-18</text:p>
          </table:table-cell>
          <table:table-cell office:value-type="time" office:time-value="PT08H48M00S" calcext:value-type="time">
            <text:p>08:48</text:p>
          </table:table-cell>
          <table:table-cell office:value-type="float" office:value="221.3" calcext:value-type="float">
            <text:p>221.3</text:p>
          </table:table-cell>
          <table:table-cell table:style-name="ce10" table:formula="of:=IF(([.A672]+[.B672])=([.A671]+[.B671]);&quot;&quot;;([.C671]-[.C672])/(([.A672]-[.A671])+([.B672]-[.B671])))" office:value-type="float" office:value="26.7317073170731" calcext:value-type="float">
            <text:p>26.7</text:p>
          </table:table-cell>
          <table:table-cell table:style-name="Default"/>
          <table:table-cell/>
          <table:table-cell table:style-name="Default"/>
          <table:table-cell table:number-columns-repeated="15"/>
          <table:table-cell table:style-name="ce12" table:number-columns-repeated="8"/>
          <table:table-cell table:number-columns-repeated="39"/>
        </table:table-row>
        <table:table-row table:style-name="ro2">
          <table:table-cell office:value-type="date" office:date-value="2018-04-30" calcext:value-type="date">
            <text:p>30-Apr-18</text:p>
          </table:table-cell>
          <table:table-cell office:value-type="time" office:time-value="PT08H48M00S" calcext:value-type="time">
            <text:p>08:48</text:p>
          </table:table-cell>
          <table:table-cell office:value-type="float" office:value="1031.7" calcext:value-type="float">
            <text:p>1031.7</text:p>
          </table:table-cell>
          <table:table-cell table:style-name="ce10" table:formula="of:=IF(([.A673]+[.B673])=([.A672]+[.B672]);&quot;&quot;;([.C672]-[.C673])/(([.A673]-[.A672])+([.B673]-[.B672])))">
            <text:p/>
          </table:table-cell>
          <table:table-cell table:formula="of:=1478.26+221.74" office:value-type="float" office:value="1700" calcext:value-type="float">
            <text:p>R 1,700.00</text:p>
          </table:table-cell>
          <table:table-cell office:value-type="float" office:value="810.4" calcext:value-type="float">
            <text:p>810.4</text:p>
          </table:table-cell>
          <table:table-cell table:formula="of:=[.E673]/[.F673]" office:value-type="float" office:value="2.09772951628825" calcext:value-type="float">
            <text:p>R 2.10</text:p>
          </table:table-cell>
          <table:table-cell table:number-columns-repeated="5"/>
          <table:table-cell table:style-name="ce7" table:number-columns-repeated="4"/>
          <table:table-cell table:number-columns-repeated="5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01" calcext:value-type="date">
            <text:p>01-May-18</text:p>
          </table:table-cell>
          <table:table-cell office:value-type="time" office:time-value="PT19H46M00S" calcext:value-type="time">
            <text:p>19:46</text:p>
          </table:table-cell>
          <table:table-cell office:value-type="float" office:value="986" calcext:value-type="float">
            <text:p>986</text:p>
          </table:table-cell>
          <table:table-cell table:style-name="ce10" table:formula="of:=IF(([.A674]+[.B674])=([.A673]+[.B673]);&quot;&quot;;([.C673]-[.C674])/(([.A674]-[.A673])+([.B674]-[.B673])))" office:value-type="float" office:value="31.3670162059104" calcext:value-type="float">
            <text:p>31.4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04" calcext:value-type="date">
            <text:p>04-May-18</text:p>
          </table:table-cell>
          <table:table-cell office:value-type="time" office:time-value="PT17H47M00S" calcext:value-type="time">
            <text:p>17:47</text:p>
          </table:table-cell>
          <table:table-cell office:value-type="float" office:value="911.2" calcext:value-type="float">
            <text:p>911.2</text:p>
          </table:table-cell>
          <table:table-cell table:style-name="ce10" table:formula="of:=IF(([.A675]+[.B675])=([.A674]+[.B674]);&quot;&quot;;([.C674]-[.C675])/(([.A675]-[.A674])+([.B675]-[.B674])))" office:value-type="float" office:value="25.6396096167579" calcext:value-type="float">
            <text:p>25.6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Kragverbruik met net alarm aan.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12" calcext:value-type="date">
            <text:p>12-May-18</text:p>
          </table:table-cell>
          <table:table-cell office:value-type="time" office:time-value="PT11H03M00S" calcext:value-type="time">
            <text:p>11:03</text:p>
          </table:table-cell>
          <table:table-cell office:value-type="float" office:value="704.6" calcext:value-type="float">
            <text:p>704.6</text:p>
          </table:table-cell>
          <table:table-cell table:style-name="ce10" table:formula="of:=IF(([.A676]+[.B676])=([.A675]+[.B675]);&quot;&quot;;([.C675]-[.C676])/(([.A676]-[.A675])+([.B676]-[.B675])))" office:value-type="float" office:value="26.7635840230299" calcext:value-type="float">
            <text:p>26.8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13" calcext:value-type="date">
            <text:p>13-May-18</text:p>
          </table:table-cell>
          <table:table-cell office:value-type="time" office:time-value="PT17H06M00S" calcext:value-type="time">
            <text:p>17:06</text:p>
          </table:table-cell>
          <table:table-cell office:value-type="float" office:value="689.8" calcext:value-type="float">
            <text:p>689.8</text:p>
          </table:table-cell>
          <table:table-cell table:style-name="ce10" table:formula="of:=IF(([.A677]+[.B677])=([.A676]+[.B676]);&quot;&quot;;([.C676]-[.C677])/(([.A677]-[.A676])+([.B677]-[.B676])))" office:value-type="float" office:value="11.820299500832" calcext:value-type="float">
            <text:p>11.8</text:p>
          </table:table-cell>
          <table:table-cell table:style-name="Default" office:value-type="string" calcext:value-type="string">
            <text:p>Dus om geysers aan die gang te hou as ons nie daar is nie:</text:p>
          </table:table-cell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14" calcext:value-type="date">
            <text:p>14-May-18</text:p>
          </table:table-cell>
          <table:table-cell office:value-type="time" office:time-value="PT20H38M00S" calcext:value-type="time">
            <text:p>20:38</text:p>
          </table:table-cell>
          <table:table-cell office:value-type="float" office:value="653.4" calcext:value-type="float">
            <text:p>653.4</text:p>
          </table:table-cell>
          <table:table-cell table:style-name="ce10" table:formula="of:=IF(([.A678]+[.B678])=([.A677]+[.B677]);&quot;&quot;;([.C677]-[.C678])/(([.A678]-[.A677])+([.B678]-[.B677])))" office:value-type="float" office:value="31.728813559322" calcext:value-type="float">
            <text:p>31.7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18" calcext:value-type="date">
            <text:p>18-May-18</text:p>
          </table:table-cell>
          <table:table-cell office:value-type="time" office:time-value="PT16H57M00S" calcext:value-type="time">
            <text:p>16:57</text:p>
          </table:table-cell>
          <table:table-cell office:value-type="float" office:value="553.6" calcext:value-type="float">
            <text:p>553.6</text:p>
          </table:table-cell>
          <table:table-cell table:style-name="ce10" table:formula="of:=IF(([.A679]+[.B679])=([.A678]+[.B678]);&quot;&quot;;([.C678]-[.C679])/(([.A679]-[.A678])+([.B679]-[.B678])))" office:value-type="float" office:value="25.9454775230186" calcext:value-type="float">
            <text:p>25.9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20" calcext:value-type="date">
            <text:p>20-May-18</text:p>
          </table:table-cell>
          <table:table-cell office:value-type="time" office:time-value="PT10H08M00S" calcext:value-type="time">
            <text:p>10:08</text:p>
          </table:table-cell>
          <table:table-cell table:formula="of:=569.3-65.5" office:value-type="float" office:value="503.8" calcext:value-type="float">
            <text:p>503.8</text:p>
          </table:table-cell>
          <table:table-cell table:style-name="ce10" table:formula="of:=IF(([.A680]+[.B680])=([.A679]+[.B679]);&quot;&quot;;([.C679]-[.C680])/(([.A680]-[.A679])+([.B680]-[.B679])))" office:value-type="float" office:value="29.0214488061514" calcext:value-type="float">
            <text:p>29.0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20" calcext:value-type="date">
            <text:p>20-May-18</text:p>
          </table:table-cell>
          <table:table-cell office:value-type="time" office:time-value="PT10H08M00S" calcext:value-type="time">
            <text:p>10:08</text:p>
          </table:table-cell>
          <table:table-cell office:value-type="float" office:value="569.3" calcext:value-type="float">
            <text:p>569.3</text:p>
          </table:table-cell>
          <table:table-cell table:style-name="ce10" table:formula="of:=IF(([.A681]+[.B681])=([.A680]+[.B680]);&quot;&quot;;([.C680]-[.C681])/(([.A681]-[.A680])+([.B681]-[.B680])))">
            <text:p/>
          </table:table-cell>
          <table:table-cell office:value-type="float" office:value="100" calcext:value-type="float">
            <text:p>R 100.00</text:p>
          </table:table-cell>
          <table:table-cell office:value-type="float" office:value="65.5" calcext:value-type="float">
            <text:p>65.5</text:p>
          </table:table-cell>
          <table:table-cell table:formula="of:=[.E681]/[.F681]" office:value-type="float" office:value="1.52671755725191" calcext:value-type="float">
            <text:p>R 1.53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5-20" calcext:value-type="date">
            <text:p>20-May-18</text:p>
          </table:table-cell>
          <table:table-cell office:value-type="time" office:time-value="PT10H30M00S" calcext:value-type="time">
            <text:p>10:30</text:p>
          </table:table-cell>
          <table:table-cell office:value-type="float" office:value="567.2" calcext:value-type="float">
            <text:p>567.2</text:p>
          </table:table-cell>
          <table:table-cell table:style-name="ce10" table:formula="of:=IF(([.A682]+[.B682])=([.A681]+[.B681]);&quot;&quot;;([.C681]-[.C682])/(([.A682]-[.A681])+([.B682]-[.B681])))" office:value-type="float" office:value="137.45454545454" calcext:value-type="float">
            <text:p>137.5</text:p>
          </table:table-cell>
          <table:table-cell office:value-type="string" calcext:value-type="string">
            <text:p>Stoof was aan</text:p>
          </table:table-cell>
          <table:table-cell table:number-columns-repeated="2"/>
          <table:table-cell office:value-type="string" calcext:value-type="string">
            <text:p>Skakel nou tweede geyser aan.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5-20" calcext:value-type="date">
            <text:p>20-May-18</text:p>
          </table:table-cell>
          <table:table-cell office:value-type="time" office:time-value="PT10H30M00S" calcext:value-type="time">
            <text:p>10:30</text:p>
          </table:table-cell>
          <table:table-cell office:value-type="float" office:value="795.9" calcext:value-type="float">
            <text:p>795.9</text:p>
          </table:table-cell>
          <table:table-cell table:style-name="ce10" table:formula="of:=IF(([.A683]+[.B683])=([.A682]+[.B682]);&quot;&quot;;([.C682]-[.C683])/(([.A683]-[.A682])+([.B683]-[.B682])))">
            <text:p/>
          </table:table-cell>
          <table:table-cell office:value-type="float" office:value="400" calcext:value-type="float">
            <text:p>R 400.00</text:p>
          </table:table-cell>
          <table:table-cell office:value-type="float" office:value="229" calcext:value-type="float">
            <text:p>229</text:p>
          </table:table-cell>
          <table:table-cell table:formula="of:=[.E683]/[.F683]" office:value-type="float" office:value="1.74672489082969" calcext:value-type="float">
            <text:p>R 1.75</text:p>
          </table:table-cell>
          <table:table-cell office:value-type="string" calcext:value-type="string">
            <text:p>Tweede geyser lek warm water.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5-23" calcext:value-type="date">
            <text:p>23-May-18</text:p>
          </table:table-cell>
          <table:table-cell office:value-type="time" office:time-value="PT18H38M00S" calcext:value-type="time">
            <text:p>18:38</text:p>
          </table:table-cell>
          <table:table-cell office:value-type="float" office:value="694.1" calcext:value-type="float">
            <text:p>694.1</text:p>
          </table:table-cell>
          <table:table-cell table:style-name="ce10" table:formula="of:=IF(([.A684]+[.B684])=([.A683]+[.B683]);&quot;&quot;;([.C683]-[.C684])/(([.A684]-[.A683])+([.B684]-[.B683])))" office:value-type="float" office:value="30.4891846921797" calcext:value-type="float">
            <text:p>30.5</text:p>
          </table:table-cell>
          <table:table-cell office:value-type="string" calcext:value-type="string">
            <text:p>Gaan nou op naweek en sit geysers af.</text:p>
          </table:table-cell>
          <table:table-cell table:number-columns-repeated="2"/>
          <table:table-cell office:value-type="string" calcext:value-type="string">
            <text:p>Skakel nou kombuis tweede geyser af.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5-27" calcext:value-type="date">
            <text:p>27-May-18</text:p>
          </table:table-cell>
          <table:table-cell office:value-type="time" office:time-value="PT16H33M00S" calcext:value-type="time">
            <text:p>16:33</text:p>
          </table:table-cell>
          <table:table-cell office:value-type="float" office:value="667.7" calcext:value-type="float">
            <text:p>667.7</text:p>
          </table:table-cell>
          <table:table-cell table:style-name="ce10" table:formula="of:=IF(([.A685]+[.B685])=([.A684]+[.B684]);&quot;&quot;;([.C684]-[.C685])/(([.A685]-[.A684])+([.B685]-[.B684])))" office:value-type="float" office:value="6.74640638864241" calcext:value-type="float">
            <text:p>6.7</text:p>
          </table:table-cell>
          <table:table-cell office:value-type="string" calcext:value-type="string">
            <text:p>Terug van naweek. <text:s/>Geysers nou aan. <text:s/>Meestal was hierdie gebruik net swembadpomp.</text:p>
          </table:table-cell>
          <table:table-cell table:number-columns-repeated="7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3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office:value-type="float" office:value="148.6" calcext:value-type="float">
            <text:p>148.6</text:p>
          </table:table-cell>
          <table:table-cell table:style-name="ce10" table:formula="of:=IF(([.A686]+[.B686])=([.A685]+[.B685]);&quot;&quot;;([.C685]-[.C686])/(([.A686]-[.A685])+([.B686]-[.B685])))" office:value-type="float" office:value="32.9369464639789" calcext:value-type="float">
            <text:p>32.9</text:p>
          </table:table-cell>
          <table:table-cell table:number-columns-repeated="3"/>
          <table:table-cell table:style-name="ce17" office:value-type="string" calcext:value-type="string">
            <text:p>Swembadpomp nou af was 24 uur aan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table:formula="of:=[.C686]+[.F687]" office:value-type="float" office:value="214.1" calcext:value-type="float">
            <text:p>214.1</text:p>
          </table:table-cell>
          <table:table-cell table:style-name="ce10" table:formula="of:=IF(([.A687]+[.B687])=([.A686]+[.B686]);&quot;&quot;;([.C686]-[.C687])/(([.A687]-[.A686])+([.B687]-[.B686])))">
            <text:p/>
          </table:table-cell>
          <table:table-cell office:value-type="float" office:value="102.3" calcext:value-type="float">
            <text:p>R 102.30</text:p>
          </table:table-cell>
          <table:table-cell office:value-type="float" office:value="65.5" calcext:value-type="float">
            <text:p>65.5</text:p>
          </table:table-cell>
          <table:table-cell table:formula="of:=[.E687]/[.F687]" office:value-type="float" office:value="1.5618320610687" calcext:value-type="float">
            <text:p>R 1.56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table:formula="of:=[.C687]+[.F688]" office:value-type="float" office:value="275.1" calcext:value-type="float">
            <text:p>275.1</text:p>
          </table:table-cell>
          <table:table-cell table:style-name="ce10" table:formula="of:=IF(([.A688]+[.B688])=([.A687]+[.B687]);&quot;&quot;;([.C687]-[.C688])/(([.A688]-[.A687])+([.B688]-[.B687])))">
            <text:p/>
          </table:table-cell>
          <table:table-cell office:value-type="float" office:value="102.3" calcext:value-type="float">
            <text:p>R 102.30</text:p>
          </table:table-cell>
          <table:table-cell office:value-type="float" office:value="61" calcext:value-type="float">
            <text:p>61</text:p>
          </table:table-cell>
          <table:table-cell table:formula="of:=[.E688]/[.F688]" office:value-type="float" office:value="1.67704918032787" calcext:value-type="float">
            <text:p>R 1.68</text:p>
          </table:table-cell>
          <table:table-cell office:value-type="string" calcext:value-type="string">
            <text:p>Geyser kombuis aan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table:formula="of:=[.C688]+[.F689]" office:value-type="float" office:value="331.1" calcext:value-type="float">
            <text:p>331.1</text:p>
          </table:table-cell>
          <table:table-cell table:style-name="ce10" table:formula="of:=IF(([.A689]+[.B689])=([.A688]+[.B688]);&quot;&quot;;([.C688]-[.C689])/(([.A689]-[.A688])+([.B689]-[.B688])))">
            <text:p/>
          </table:table-cell>
          <table:table-cell office:value-type="float" office:value="102.3" calcext:value-type="float">
            <text:p>R 102.30</text:p>
          </table:table-cell>
          <table:table-cell office:value-type="float" office:value="56" calcext:value-type="float">
            <text:p>56</text:p>
          </table:table-cell>
          <table:table-cell table:formula="of:=[.E689]/[.F689]" office:value-type="float" office:value="1.82678571428571" calcext:value-type="float">
            <text:p>R 1.83</text:p>
          </table:table-cell>
          <table:table-cell office:value-type="string" calcext:value-type="string">
            <text:p>Geyser kombuis weer af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5" calcext:value-type="date">
            <text:p>15-Jun-18</text:p>
          </table:table-cell>
          <table:table-cell office:value-type="time" office:time-value="PT06H25M00S" calcext:value-type="time">
            <text:p>06:25</text:p>
          </table:table-cell>
          <table:table-cell office:value-type="float" office:value="241.9" calcext:value-type="float">
            <text:p>241.9</text:p>
          </table:table-cell>
          <table:table-cell table:style-name="ce10" table:formula="of:=IF(([.A690]+[.B690])=([.A689]+[.B689]);&quot;&quot;;([.C689]-[.C690])/(([.A690]-[.A689])+([.B690]-[.B689])))" office:value-type="float" office:value="31.660833127927" calcext:value-type="float">
            <text:p>31.7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5" calcext:value-type="date">
            <text:p>15-Jun-18</text:p>
          </table:table-cell>
          <table:table-cell office:value-type="time" office:time-value="PT06H25M00S" calcext:value-type="time">
            <text:p>06:25</text:p>
          </table:table-cell>
          <table:table-cell office:value-type="float" office:value="297.6" calcext:value-type="float">
            <text:p>297.6</text:p>
          </table:table-cell>
          <table:table-cell table:style-name="ce10" table:formula="of:=IF(([.A691]+[.B691])=([.A690]+[.B690]);&quot;&quot;;([.C690]-[.C691])/(([.A691]-[.A690])+([.B691]-[.B690])))">
            <text:p/>
          </table:table-cell>
          <table:table-cell office:value-type="float" office:value="102.3" calcext:value-type="float">
            <text:p>R 102.30</text:p>
          </table:table-cell>
          <table:table-cell office:value-type="float" office:value="56" calcext:value-type="float">
            <text:p>56</text:p>
          </table:table-cell>
          <table:table-cell table:formula="of:=[.E691]/[.F691]" office:value-type="float" office:value="1.82678571428571" calcext:value-type="float">
            <text:p>R 1.83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6" calcext:value-type="date">
            <text:p>16-Jun-18</text:p>
          </table:table-cell>
          <table:table-cell office:value-type="time" office:time-value="PT08H10M00S" calcext:value-type="time">
            <text:p>08:10</text:p>
          </table:table-cell>
          <table:table-cell office:value-type="float" office:value="271.2" calcext:value-type="float">
            <text:p>271.2</text:p>
          </table:table-cell>
          <table:table-cell table:style-name="ce10" table:formula="of:=IF(([.A692]+[.B692])=([.A691]+[.B691]);&quot;&quot;;([.C691]-[.C692])/(([.A692]-[.A691])+([.B692]-[.B691])))" office:value-type="float" office:value="24.6058252427185" calcext:value-type="float">
            <text:p>24.6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6" calcext:value-type="date">
            <text:p>16-Jun-18</text:p>
          </table:table-cell>
          <table:table-cell office:value-type="time" office:time-value="PT08H10M00S" calcext:value-type="time">
            <text:p>08:10</text:p>
          </table:table-cell>
          <table:table-cell office:value-type="float" office:value="327.2" calcext:value-type="float">
            <text:p>327.2</text:p>
          </table:table-cell>
          <table:table-cell table:style-name="ce10" table:formula="of:=IF(([.A693]+[.B693])=([.A692]+[.B692]);&quot;&quot;;([.C692]-[.C693])/(([.A693]-[.A692])+([.B693]-[.B692])))">
            <text:p/>
          </table:table-cell>
          <table:table-cell office:value-type="float" office:value="102.3" calcext:value-type="float">
            <text:p>R 102.30</text:p>
          </table:table-cell>
          <table:table-cell office:value-type="float" office:value="56" calcext:value-type="float">
            <text:p>56</text:p>
          </table:table-cell>
          <table:table-cell table:formula="of:=[.E693]/[.F693]" office:value-type="float" office:value="1.82678571428571" calcext:value-type="float">
            <text:p>R 1.83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9" calcext:value-type="date">
            <text:p>19-Jun-18</text:p>
          </table:table-cell>
          <table:table-cell office:value-type="time" office:time-value="PT21H33M00S" calcext:value-type="time">
            <text:p>21:33</text:p>
          </table:table-cell>
          <table:table-cell office:value-type="float" office:value="189.4" calcext:value-type="float">
            <text:p>189.4</text:p>
          </table:table-cell>
          <table:table-cell table:style-name="ce10" table:formula="of:=IF(([.A694]+[.B694])=([.A693]+[.B693]);&quot;&quot;;([.C693]-[.C694])/(([.A694]-[.A693])+([.B694]-[.B693])))" office:value-type="float" office:value="38.7335545578762" calcext:value-type="float">
            <text:p>38.7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1" calcext:value-type="date">
            <text:p>21-Jun-18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151.7" calcext:value-type="float">
            <text:p>151.7</text:p>
          </table:table-cell>
          <table:table-cell table:style-name="ce10" table:formula="of:=IF(([.A695]+[.B695])=([.A694]+[.B694]);&quot;&quot;;([.C694]-[.C695])/(([.A695]-[.A694])+([.B695]-[.B694])))" office:value-type="float" office:value="27.7546012269939" calcext:value-type="float">
            <text:p>27.8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1" calcext:value-type="date">
            <text:p>21-Jun-18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207.6" calcext:value-type="float">
            <text:p>207.6</text:p>
          </table:table-cell>
          <table:table-cell table:style-name="ce10" table:formula="of:=IF(([.A696]+[.B696])=([.A695]+[.B695]);&quot;&quot;;([.C695]-[.C696])/(([.A696]-[.A695])+([.B696]-[.B695])))">
            <text:p/>
          </table:table-cell>
          <table:table-cell office:value-type="float" office:value="102.3" calcext:value-type="float">
            <text:p>R 102.30</text:p>
          </table:table-cell>
          <table:table-cell office:value-type="float" office:value="56" calcext:value-type="float">
            <text:p>56</text:p>
          </table:table-cell>
          <table:table-cell table:formula="of:=[.E696]/[.F696]" office:value-type="float" office:value="1.82678571428571" calcext:value-type="float">
            <text:p>R 1.83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1" calcext:value-type="date">
            <text:p>21-Jun-18</text:p>
          </table:table-cell>
          <table:table-cell office:value-type="time" office:time-value="PT23H29M00S" calcext:value-type="time">
            <text:p>23:29</text:p>
          </table:table-cell>
          <table:table-cell office:value-type="float" office:value="176.3" calcext:value-type="float">
            <text:p>176.3</text:p>
          </table:table-cell>
          <table:table-cell table:style-name="ce10" table:formula="of:=IF(([.A697]+[.B697])=([.A696]+[.B696]);&quot;&quot;;([.C696]-[.C697])/(([.A697]-[.A696])+([.B697]-[.B696])))" office:value-type="float" office:value="43.3384615384615" calcext:value-type="float">
            <text:p>43.3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3" calcext:value-type="date">
            <text:p>23-Jun-18</text:p>
          </table:table-cell>
          <table:table-cell office:value-type="time" office:time-value="PT09H55M00S" calcext:value-type="time">
            <text:p>09:55</text:p>
          </table:table-cell>
          <table:table-cell table:formula="of:=238.4-51.4-55.5" office:value-type="float" office:value="131.5" calcext:value-type="float">
            <text:p>131.5</text:p>
          </table:table-cell>
          <table:table-cell table:style-name="ce10" table:formula="of:=IF(([.A698]+[.B698])=([.A697]+[.B697]);&quot;&quot;;([.C697]-[.C698])/(([.A698]-[.A697])+([.B698]-[.B697])))" office:value-type="float" office:value="31.2255566311714" calcext:value-type="float">
            <text:p>31.2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3" calcext:value-type="date">
            <text:p>23-Jun-18</text:p>
          </table:table-cell>
          <table:table-cell office:value-type="time" office:time-value="PT09H55M00S" calcext:value-type="time">
            <text:p>09:55</text:p>
          </table:table-cell>
          <table:table-cell table:formula="of:=131.5+55.5" office:value-type="float" office:value="187" calcext:value-type="float">
            <text:p>187</text:p>
          </table:table-cell>
          <table:table-cell table:style-name="ce10" table:formula="of:=IF(([.A699]+[.B699])=([.A698]+[.B698]);&quot;&quot;;([.C698]-[.C699])/(([.A699]-[.A698])+([.B699]-[.B69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table:formula="of:=55.5" office:value-type="float" office:value="55.5" calcext:value-type="float">
            <text:p>55.5</text:p>
          </table:table-cell>
          <table:table-cell table:formula="of:=[.E699]/[.F699]" office:value-type="float" office:value="1.84324324324324" calcext:value-type="float">
            <text:p>R 1.84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3" calcext:value-type="date">
            <text:p>23-Jun-18</text:p>
          </table:table-cell>
          <table:table-cell office:value-type="time" office:time-value="PT09H55M00S" calcext:value-type="time">
            <text:p>09:55</text:p>
          </table:table-cell>
          <table:table-cell table:formula="of:=187+51.4" office:value-type="float" office:value="238.4" calcext:value-type="float">
            <text:p>238.4</text:p>
          </table:table-cell>
          <table:table-cell table:style-name="ce10" table:formula="of:=IF(([.A700]+[.B700])=([.A699]+[.B699]);&quot;&quot;;([.C699]-[.C700])/(([.A700]-[.A699])+([.B700]-[.B69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1.4" calcext:value-type="float">
            <text:p>51.4</text:p>
          </table:table-cell>
          <table:table-cell table:formula="of:=[.E700]/[.F700]" office:value-type="float" office:value="1.99027237354086" calcext:value-type="float">
            <text:p>R 1.99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7" calcext:value-type="date">
            <text:p>27-Jun-18</text:p>
          </table:table-cell>
          <table:table-cell office:value-type="time" office:time-value="PT22H07M00S" calcext:value-type="time">
            <text:p>22:07</text:p>
          </table:table-cell>
          <table:table-cell table:formula="of:=[.C702]-51.4" office:value-type="float" office:value="95.4" calcext:value-type="float">
            <text:p>95.4</text:p>
          </table:table-cell>
          <table:table-cell table:style-name="ce10" table:formula="of:=IF(([.A701]+[.B701])=([.A700]+[.B700]);&quot;&quot;;([.C700]-[.C701])/(([.A701]-[.A700])+([.B701]-[.B700])))" office:value-type="float" office:value="31.7190388170056" calcext:value-type="float">
            <text:p>31.7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7" calcext:value-type="date">
            <text:p>27-Jun-18</text:p>
          </table:table-cell>
          <table:table-cell office:value-type="time" office:time-value="PT22H07M00S" calcext:value-type="time">
            <text:p>22:07</text:p>
          </table:table-cell>
          <table:table-cell table:formula="of:=[.C703]-51.4" office:value-type="float" office:value="146.8" calcext:value-type="float">
            <text:p>146.8</text:p>
          </table:table-cell>
          <table:table-cell table:style-name="ce10" table:formula="of:=IF(([.A702]+[.B702])=([.A701]+[.B701]);&quot;&quot;;([.C701]-[.C702])/(([.A702]-[.A701])+([.B702]-[.B70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1.4" calcext:value-type="float">
            <text:p>51.4</text:p>
          </table:table-cell>
          <table:table-cell table:formula="of:=[.E702]/[.F702]" office:value-type="float" office:value="1.99027237354086" calcext:value-type="float">
            <text:p>R 1.99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7" calcext:value-type="date">
            <text:p>27-Jun-18</text:p>
          </table:table-cell>
          <table:table-cell office:value-type="time" office:time-value="PT22H07M00S" calcext:value-type="time">
            <text:p>22:07</text:p>
          </table:table-cell>
          <table:table-cell office:value-type="float" office:value="198.2" calcext:value-type="float">
            <text:p>198.2</text:p>
          </table:table-cell>
          <table:table-cell table:style-name="ce10" table:formula="of:=IF(([.A703]+[.B703])=([.A702]+[.B702]);&quot;&quot;;([.C702]-[.C703])/(([.A703]-[.A702])+([.B703]-[.B70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1.4" calcext:value-type="float">
            <text:p>51.4</text:p>
          </table:table-cell>
          <table:table-cell table:formula="of:=[.E703]/[.F703]" office:value-type="float" office:value="1.99027237354086" calcext:value-type="float">
            <text:p>R 1.99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1" calcext:value-type="date">
            <text:p>01-Jul-18</text:p>
          </table:table-cell>
          <table:table-cell office:value-type="time" office:time-value="PT12H41M00S" calcext:value-type="time">
            <text:p>12:41</text:p>
          </table:table-cell>
          <table:table-cell office:value-type="float" office:value="94.3" calcext:value-type="float">
            <text:p>94.3</text:p>
          </table:table-cell>
          <table:table-cell table:style-name="ce10" table:formula="of:=IF(([.A704]+[.B704])=([.A703]+[.B703]);&quot;&quot;;([.C703]-[.C704])/(([.A704]-[.A703])+([.B704]-[.B703])))" office:value-type="float" office:value="28.8055448594532" calcext:value-type="float">
            <text:p>28.8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1" calcext:value-type="date">
            <text:p>01-Jul-18</text:p>
          </table:table-cell>
          <table:table-cell office:value-type="time" office:time-value="PT12H41M00S" calcext:value-type="time">
            <text:p>12:41</text:p>
          </table:table-cell>
          <table:table-cell table:formula="of:=[.C706]-58" office:value-type="float" office:value="155.5" calcext:value-type="float">
            <text:p>155.5</text:p>
          </table:table-cell>
          <table:table-cell table:style-name="ce10" table:formula="of:=IF(([.A705]+[.B705])=([.A704]+[.B704]);&quot;&quot;;([.C704]-[.C705])/(([.A705]-[.A704])+([.B705]-[.B70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61.3" calcext:value-type="float">
            <text:p>61.3</text:p>
          </table:table-cell>
          <table:table-cell table:formula="of:=[.E705]/[.F705]" office:value-type="float" office:value="1.66884176182708" calcext:value-type="float">
            <text:p>R 1.67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1" calcext:value-type="date">
            <text:p>01-Jul-18</text:p>
          </table:table-cell>
          <table:table-cell office:value-type="time" office:time-value="PT12H41M00S" calcext:value-type="time">
            <text:p>12:41</text:p>
          </table:table-cell>
          <table:table-cell office:value-type="float" office:value="213.5" calcext:value-type="float">
            <text:p>213.5</text:p>
          </table:table-cell>
          <table:table-cell table:style-name="ce10" table:formula="of:=IF(([.A706]+[.B706])=([.A705]+[.B705]);&quot;&quot;;([.C705]-[.C706])/(([.A706]-[.A705])+([.B706]-[.B70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8" calcext:value-type="float">
            <text:p>58</text:p>
          </table:table-cell>
          <table:table-cell table:formula="of:=[.E706]/[.F706]" office:value-type="float" office:value="1.76379310344828" calcext:value-type="float">
            <text:p>R 1.76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4" calcext:value-type="date">
            <text:p>04-Jul-18</text:p>
          </table:table-cell>
          <table:table-cell office:value-type="time" office:time-value="PT19H26M00S" calcext:value-type="time">
            <text:p>19:26</text:p>
          </table:table-cell>
          <table:table-cell table:formula="of:=[.C708]-[.F708]" office:value-type="float" office:value="98.4" calcext:value-type="float">
            <text:p>98.4</text:p>
          </table:table-cell>
          <table:table-cell table:style-name="ce10" table:formula="of:=IF(([.A707]+[.B707])=([.A706]+[.B706]);&quot;&quot;;([.C706]-[.C707])/(([.A707]-[.A706])+([.B707]-[.B706])))" office:value-type="float" office:value="35.0780952380952" calcext:value-type="float">
            <text:p>35.1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4" calcext:value-type="date">
            <text:p>04-Jul-18</text:p>
          </table:table-cell>
          <table:table-cell office:value-type="time" office:time-value="PT19H26M00S" calcext:value-type="time">
            <text:p>19:26</text:p>
          </table:table-cell>
          <table:table-cell table:formula="of:=[.C709]-[.F709]" office:value-type="float" office:value="150.8" calcext:value-type="float">
            <text:p>150.8</text:p>
          </table:table-cell>
          <table:table-cell table:style-name="ce10" table:formula="of:=IF(([.A708]+[.B708])=([.A707]+[.B707]);&quot;&quot;;([.C707]-[.C708])/(([.A708]-[.A707])+([.B708]-[.B70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08]/[.F708]" office:value-type="float" office:value="1.95229007633588" calcext:value-type="float">
            <text:p>R 1.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4" calcext:value-type="date">
            <text:p>04-Jul-18</text:p>
          </table:table-cell>
          <table:table-cell office:value-type="time" office:time-value="PT19H26M00S" calcext:value-type="time">
            <text:p>19:26</text:p>
          </table:table-cell>
          <table:table-cell office:value-type="float" office:value="203.2" calcext:value-type="float">
            <text:p>203.2</text:p>
          </table:table-cell>
          <table:table-cell table:style-name="ce10" table:formula="of:=IF(([.A709]+[.B709])=([.A708]+[.B708]);&quot;&quot;;([.C708]-[.C709])/(([.A709]-[.A708])+([.B709]-[.B70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09]/[.F709]" office:value-type="float" office:value="1.95229007633588" calcext:value-type="float">
            <text:p>R 1.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office:value-type="float" office:value="108.9" calcext:value-type="float">
            <text:p>108.9</text:p>
          </table:table-cell>
          <table:table-cell table:style-name="ce10" table:formula="of:=IF(([.A710]+[.B710])=([.A709]+[.B709]);&quot;&quot;;([.C709]-[.C710])/(([.A710]-[.A709])+([.B710]-[.B709])))" office:value-type="float" office:value="36.8" calcext:value-type="float">
            <text:p>36.8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table:formula="of:=[.C712]-[.F712]" office:value-type="float" office:value="160.7" calcext:value-type="float">
            <text:p>160.7</text:p>
          </table:table-cell>
          <table:table-cell table:style-name="ce10" table:formula="of:=IF(([.A711]+[.B711])=([.A710]+[.B710]);&quot;&quot;;([.C710]-[.C711])/(([.A711]-[.A710])+([.B711]-[.B71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11]/[.F711]" office:value-type="float" office:value="1.95229007633588" calcext:value-type="float">
            <text:p>R 1.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table:formula="of:=[.C713]-[.F713]" office:value-type="float" office:value="213.1" calcext:value-type="float">
            <text:p>213.1</text:p>
          </table:table-cell>
          <table:table-cell table:style-name="ce10" table:formula="of:=IF(([.A712]+[.B712])=([.A711]+[.B711]);&quot;&quot;;([.C711]-[.C712])/(([.A712]-[.A711])+([.B712]-[.B71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12]/[.F712]" office:value-type="float" office:value="1.95229007633588" calcext:value-type="float">
            <text:p>R 1.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office:value-type="float" office:value="265.5" calcext:value-type="float">
            <text:p>265.5</text:p>
          </table:table-cell>
          <table:table-cell table:style-name="ce10" table:formula="of:=IF(([.A713]+[.B713])=([.A712]+[.B712]);&quot;&quot;;([.C712]-[.C713])/(([.A713]-[.A712])+([.B713]-[.B71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13]/[.F713]" office:value-type="float" office:value="1.95229007633588" calcext:value-type="float">
            <text:p>R 1.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11"/>
          <table:table-cell table:style-name="ce14"/>
          <table:table-cell table:number-columns-repeated="4"/>
          <table:table-cell table:style-name="ce7"/>
          <table:table-cell table:number-columns-repeated="33"/>
        </table:table-row>
        <table:table-row table:style-name="ro2">
          <table:table-cell office:value-type="date" office:date-value="2018-07-19" calcext:value-type="date">
            <text:p>19-Jul-18</text:p>
          </table:table-cell>
          <table:table-cell office:value-type="time" office:time-value="PT20H28M00S" calcext:value-type="time">
            <text:p>20:28</text:p>
          </table:table-cell>
          <table:table-cell office:value-type="float" office:value="81.5" calcext:value-type="float">
            <text:p>81.5</text:p>
          </table:table-cell>
          <table:table-cell table:style-name="ce10" table:formula="of:=IF(([.A714]+[.B714])=([.A713]+[.B713]);&quot;&quot;;([.C713]-[.C714])/(([.A714]-[.A713])+([.B714]-[.B713])))" office:value-type="float" office:value="14.7429334520365" calcext:value-type="float">
            <text:p>14.7</text:p>
          </table:table-cell>
          <table:table-cell office:value-type="string" calcext:value-type="string">
            <text:p>Krag was vir een week lank af.</text:p>
          </table:table-cell>
          <table:table-cell table:number-columns-repeated="7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4"/>
          <table:table-cell table:style-name="ce7"/>
          <table:table-cell table:number-columns-repeated="33"/>
        </table:table-row>
        <table:table-row table:style-name="ro2">
          <table:table-cell office:value-type="date" office:date-value="2018-07-19" calcext:value-type="date">
            <text:p>19-Jul-18</text:p>
          </table:table-cell>
          <table:table-cell office:value-type="time" office:time-value="PT20H28M00S" calcext:value-type="time">
            <text:p>20:28</text:p>
          </table:table-cell>
          <table:table-cell table:formula="of:=[.C716]-[.F716]" office:value-type="float" office:value="130.5" calcext:value-type="float">
            <text:p>130.5</text:p>
          </table:table-cell>
          <table:table-cell table:style-name="ce10" table:formula="of:=IF(([.A715]+[.B715])=([.A714]+[.B714]);&quot;&quot;;([.C714]-[.C715])/(([.A715]-[.A714])+([.B715]-[.B71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9.6" calcext:value-type="float">
            <text:p>49.6</text:p>
          </table:table-cell>
          <table:table-cell table:formula="of:=[.E715]/[.F715]" office:value-type="float" office:value="2.0625" calcext:value-type="float">
            <text:p>R 2.06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4"/>
          <table:table-cell table:style-name="ce12"/>
          <table:table-cell table:number-columns-repeated="33"/>
        </table:table-row>
        <table:table-row table:style-name="ro2">
          <table:table-cell office:value-type="date" office:date-value="2018-07-19" calcext:value-type="date">
            <text:p>19-Jul-18</text:p>
          </table:table-cell>
          <table:table-cell office:value-type="time" office:time-value="PT20H28M00S" calcext:value-type="time">
            <text:p>20:28</text:p>
          </table:table-cell>
          <table:table-cell office:value-type="float" office:value="178.6" calcext:value-type="float">
            <text:p>178.6</text:p>
          </table:table-cell>
          <table:table-cell table:style-name="ce10" table:formula="of:=IF(([.A716]+[.B716])=([.A715]+[.B715]);&quot;&quot;;([.C715]-[.C716])/(([.A716]-[.A715])+([.B716]-[.B71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716]/[.F716]" office:value-type="float" office:value="2.12681912681913" calcext:value-type="float">
            <text:p>R 2.13</text:p>
          </table:table-cell>
          <table:table-cell table:number-columns-repeated="2"/>
          <table:table-cell table:style-name="ce11"/>
          <table:table-cell table:number-columns-repeated="2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4"/>
          <table:table-cell table:style-name="ce12"/>
          <table:table-cell table:number-columns-repeated="33"/>
        </table:table-row>
        <table:table-row table:style-name="ro2">
          <table:table-cell office:value-type="date" office:date-value="2018-07-23" calcext:value-type="date">
            <text:p>23-Jul-18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66.1" calcext:value-type="float">
            <text:p>66.1</text:p>
          </table:table-cell>
          <table:table-cell table:style-name="ce10" table:formula="of:=IF(([.A717]+[.B717])=([.A716]+[.B716]);&quot;&quot;;([.C716]-[.C717])/(([.A717]-[.A716])+([.B717]-[.B716])))" office:value-type="float" office:value="27.7920741121976" calcext:value-type="float">
            <text:p>27.8</text:p>
          </table:table-cell>
          <table:table-cell table:number-columns-repeated="5"/>
          <table:table-cell table:style-name="ce11"/>
          <table:table-cell table:number-columns-repeated="2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23" calcext:value-type="date">
            <text:p>23-Jul-18</text:p>
          </table:table-cell>
          <table:table-cell office:value-type="time" office:time-value="PT21H37M00S" calcext:value-type="time">
            <text:p>21:37</text:p>
          </table:table-cell>
          <table:table-cell table:formula="of:=[.C719]-[.F719]" office:value-type="float" office:value="114.2" calcext:value-type="float">
            <text:p>114.2</text:p>
          </table:table-cell>
          <table:table-cell table:style-name="ce10" table:formula="of:=IF(([.A718]+[.B718])=([.A717]+[.B717]);&quot;&quot;;([.C717]-[.C718])/(([.A718]-[.A717])+([.B718]-[.B71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718]/[.F718]" office:value-type="float" office:value="2.12681912681913" calcext:value-type="float">
            <text:p>R 2.13</text:p>
          </table:table-cell>
          <table:table-cell table:number-columns-repeated="2"/>
          <table:table-cell table:style-name="ce11"/>
          <table:table-cell table:number-columns-repeated="2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23" calcext:value-type="date">
            <text:p>23-Jul-18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162.3" calcext:value-type="float">
            <text:p>162.3</text:p>
          </table:table-cell>
          <table:table-cell table:style-name="ce10" table:formula="of:=IF(([.A719]+[.B719])=([.A718]+[.B718]);&quot;&quot;;([.C718]-[.C719])/(([.A719]-[.A718])+([.B719]-[.B71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719]/[.F719]" office:value-type="float" office:value="2.12681912681913" calcext:value-type="float">
            <text:p>R 2.13</text:p>
          </table:table-cell>
          <table:table-cell table:number-columns-repeated="2"/>
          <table:table-cell table:style-name="ce4"/>
          <table:table-cell table:number-columns-repeated="2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24" calcext:value-type="date">
            <text:p>24-Jul-18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136.1" calcext:value-type="float">
            <text:p>136.1</text:p>
          </table:table-cell>
          <table:table-cell table:style-name="ce10" table:formula="of:=IF(([.A720]+[.B720])=([.A719]+[.B719]);&quot;&quot;;([.C719]-[.C720])/(([.A720]-[.A719])+([.B720]-[.B719])))" office:value-type="float" office:value="27.1815561959654" calcext:value-type="float">
            <text:p>27.2</text:p>
          </table:table-cell>
          <table:table-cell table:number-columns-repeated="5"/>
          <table:table-cell table:style-name="ce4"/>
          <table:table-cell table:number-columns-repeated="2"/>
          <table:table-cell table:style-name="ce7" table:number-columns-repeated="4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7-24" calcext:value-type="date">
            <text:p>24-Jul-18</text:p>
          </table:table-cell>
          <table:table-cell office:value-type="time" office:time-value="PT20H45M00S" calcext:value-type="time">
            <text:p>20:45</text:p>
          </table:table-cell>
          <table:table-cell table:formula="of:=[.C722]-[.F722]" office:value-type="float" office:value="183.9" calcext:value-type="float">
            <text:p>183.9</text:p>
          </table:table-cell>
          <table:table-cell table:style-name="ce10" table:formula="of:=IF(([.A721]+[.B721])=([.A720]+[.B720]);&quot;&quot;;([.C720]-[.C721])/(([.A721]-[.A720])+([.B721]-[.B72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721]/[.F721]" office:value-type="float" office:value="2.12681912681913" calcext:value-type="float">
            <text:p>R 2.13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24" calcext:value-type="date">
            <text:p>24-Jul-18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230.5" calcext:value-type="float">
            <text:p>230.5</text:p>
          </table:table-cell>
          <table:table-cell table:style-name="ce10" table:formula="of:=IF(([.A722]+[.B722])=([.A721]+[.B721]);&quot;&quot;;([.C721]-[.C722])/(([.A722]-[.A721])+([.B722]-[.B72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6.6" calcext:value-type="float">
            <text:p>46.6</text:p>
          </table:table-cell>
          <table:table-cell table:formula="of:=[.E722]/[.F722]" office:value-type="float" office:value="2.19527896995708" calcext:value-type="float">
            <text:p>R 2.20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4"/>
          <table:table-cell table:style-name="ce4"/>
          <table:table-cell table:number-columns-repeated="33"/>
        </table:table-row>
        <table:table-row table:style-name="ro2">
          <table:table-cell office:value-type="date" office:date-value="2018-07-28" calcext:value-type="date">
            <text:p>28-Jul-18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128.9" calcext:value-type="float">
            <text:p>128.9</text:p>
          </table:table-cell>
          <table:table-cell table:style-name="ce10" table:formula="of:=IF(([.A723]+[.B723])=([.A722]+[.B722]);&quot;&quot;;([.C722]-[.C723])/(([.A723]-[.A722])+([.B723]-[.B722])))" office:value-type="float" office:value="28.7490666142661" calcext:value-type="float">
            <text:p>28.7</text:p>
          </table:table-cell>
          <table:table-cell table:number-columns-repeated="6"/>
          <table:table-cell table:style-name="ce3"/>
          <table:table-cell/>
          <table:table-cell table:style-name="ce7" table:number-columns-repeated="4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7-28" calcext:value-type="date">
            <text:p>28-Jul-18</text:p>
          </table:table-cell>
          <table:table-cell office:value-type="time" office:time-value="PT09H34M00S" calcext:value-type="time">
            <text:p>09:34</text:p>
          </table:table-cell>
          <table:table-cell table:formula="of:=[.C725]-[.F725]" office:value-type="float" office:value="173.4" calcext:value-type="float">
            <text:p>173.4</text:p>
          </table:table-cell>
          <table:table-cell table:style-name="ce10" table:formula="of:=IF(([.A724]+[.B724])=([.A723]+[.B723]);&quot;&quot;;([.C723]-[.C724])/(([.A724]-[.A723])+([.B724]-[.B72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724]/[.F724]" office:value-type="float" office:value="2.29372197309417" calcext:value-type="float">
            <text:p>R 2.29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28" calcext:value-type="date">
            <text:p>28-Jul-18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218" calcext:value-type="float">
            <text:p>218</text:p>
          </table:table-cell>
          <table:table-cell table:style-name="ce10" table:formula="of:=IF(([.A725]+[.B725])=([.A724]+[.B724]);&quot;&quot;;([.C724]-[.C725])/(([.A725]-[.A724])+([.B725]-[.B72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725]/[.F725]" office:value-type="float" office:value="2.29372197309417" calcext:value-type="float">
            <text:p>R 2.29</text:p>
          </table:table-cell>
          <table:table-cell table:number-columns-repeated="3"/>
          <table:table-cell table:style-name="ce3"/>
          <table:table-cell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1" calcext:value-type="date">
            <text:p>01-Aug-18</text:p>
          </table:table-cell>
          <table:table-cell office:value-type="time" office:time-value="PT20H55M00S" calcext:value-type="time">
            <text:p>20:55</text:p>
          </table:table-cell>
          <table:table-cell office:value-type="float" office:value="80.3" calcext:value-type="float">
            <text:p>80.3</text:p>
          </table:table-cell>
          <table:table-cell table:style-name="ce10" table:formula="of:=IF(([.A726]+[.B726])=([.A725]+[.B725]);&quot;&quot;;([.C725]-[.C726])/(([.A726]-[.A725])+([.B726]-[.B725])))" office:value-type="float" office:value="30.7852817885421" calcext:value-type="float">
            <text:p>30.8</text:p>
          </table:table-cell>
          <table:table-cell table:number-columns-repeated="6"/>
          <table:table-cell table:style-name="ce3"/>
          <table:table-cell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1" calcext:value-type="date">
            <text:p>01-Aug-18</text:p>
          </table:table-cell>
          <table:table-cell office:value-type="time" office:time-value="PT20H55M00S" calcext:value-type="time">
            <text:p>20:55</text:p>
          </table:table-cell>
          <table:table-cell table:formula="of:=[.C728]-[.F728]" office:value-type="float" office:value="141.5" calcext:value-type="float">
            <text:p>141.5</text:p>
          </table:table-cell>
          <table:table-cell table:style-name="ce10" table:formula="of:=IF(([.A727]+[.B727])=([.A726]+[.B726]);&quot;&quot;;([.C726]-[.C727])/(([.A727]-[.A726])+([.B727]-[.B72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61.3" calcext:value-type="float">
            <text:p>61.3</text:p>
          </table:table-cell>
          <table:table-cell table:formula="of:=[.E727]/[.F727]" office:value-type="float" office:value="1.66884176182708" calcext:value-type="float">
            <text:p>R 1.67</text:p>
          </table:table-cell>
          <table:table-cell table:number-columns-repeated="3"/>
          <table:table-cell table:style-name="ce3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1" calcext:value-type="date">
            <text:p>01-Aug-18</text:p>
          </table:table-cell>
          <table:table-cell office:value-type="time" office:time-value="PT20H55M00S" calcext:value-type="time">
            <text:p>20:55</text:p>
          </table:table-cell>
          <table:table-cell office:value-type="float" office:value="199.5" calcext:value-type="float">
            <text:p>199.5</text:p>
          </table:table-cell>
          <table:table-cell table:style-name="ce10" table:formula="of:=IF(([.A728]+[.B728])=([.A727]+[.B727]);&quot;&quot;;([.C727]-[.C728])/(([.A728]-[.A727])+([.B728]-[.B72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8" calcext:value-type="float">
            <text:p>58</text:p>
          </table:table-cell>
          <table:table-cell table:formula="of:=[.E728]/[.F728]" office:value-type="float" office:value="1.76379310344828" calcext:value-type="float">
            <text:p>R 1.76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6" calcext:value-type="date">
            <text:p>06-Aug-18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58.9" calcext:value-type="float">
            <text:p>58.9</text:p>
          </table:table-cell>
          <table:table-cell table:style-name="ce10" table:formula="of:=IF(([.A729]+[.B729])=([.A728]+[.B728]);&quot;&quot;;([.C728]-[.C729])/(([.A729]-[.A728])+([.B729]-[.B728])))" office:value-type="float" office:value="29.2831935203934" calcext:value-type="float">
            <text:p>29.3</text:p>
          </table:table-cell>
          <table:table-cell table:number-columns-repeated="7"/>
          <table:table-cell table:style-name="ce10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6" calcext:value-type="date">
            <text:p>06-Aug-18</text:p>
          </table:table-cell>
          <table:table-cell office:value-type="time" office:time-value="PT16H09M00S" calcext:value-type="time">
            <text:p>16:09</text:p>
          </table:table-cell>
          <table:table-cell table:formula="of:=[.C731]-[.F731]" office:value-type="float" office:value="111.2" calcext:value-type="float">
            <text:p>111.2</text:p>
          </table:table-cell>
          <table:table-cell table:style-name="ce10" table:formula="of:=IF(([.A730]+[.B730])=([.A729]+[.B729]);&quot;&quot;;([.C729]-[.C730])/(([.A730]-[.A729])+([.B730]-[.B72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30]/[.F730]" office:value-type="float" office:value="1.95229007633588" calcext:value-type="float">
            <text:p>R 1.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6" calcext:value-type="date">
            <text:p>06-Aug-18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163.6" calcext:value-type="float">
            <text:p>163.6</text:p>
          </table:table-cell>
          <table:table-cell table:style-name="ce10" table:formula="of:=IF(([.A731]+[.B731])=([.A730]+[.B730]);&quot;&quot;;([.C730]-[.C731])/(([.A731]-[.A730])+([.B731]-[.B73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31]/[.F731]" office:value-type="float" office:value="1.95229007633588" calcext:value-type="float">
            <text:p>R 1.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9" calcext:value-type="date">
            <text:p>09-Aug-18</text:p>
          </table:table-cell>
          <table:table-cell office:value-type="time" office:time-value="PT10H43M00S" calcext:value-type="time">
            <text:p>10:43</text:p>
          </table:table-cell>
          <table:table-cell office:value-type="float" office:value="73.1" calcext:value-type="float">
            <text:p>73.1</text:p>
          </table:table-cell>
          <table:table-cell table:style-name="ce10" table:formula="of:=IF(([.A732]+[.B732])=([.A731]+[.B731]);&quot;&quot;;([.C731]-[.C732])/(([.A732]-[.A731])+([.B732]-[.B731])))" office:value-type="float" office:value="32.6289434151227" calcext:value-type="float">
            <text:p>32.6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9" calcext:value-type="date">
            <text:p>09-Aug-18</text:p>
          </table:table-cell>
          <table:table-cell office:value-type="time" office:time-value="PT10H43M00S" calcext:value-type="time">
            <text:p>10:43</text:p>
          </table:table-cell>
          <table:table-cell table:formula="of:=[.C734]-[.F734]" office:value-type="float" office:value="125.4" calcext:value-type="float">
            <text:p>125.4</text:p>
          </table:table-cell>
          <table:table-cell table:style-name="ce10" table:formula="of:=IF(([.A733]+[.B733])=([.A732]+[.B732]);&quot;&quot;;([.C732]-[.C733])/(([.A733]-[.A732])+([.B733]-[.B73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33]/[.F733]" office:value-type="float" office:value="1.95229007633588" calcext:value-type="float">
            <text:p>R 1.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9" calcext:value-type="date">
            <text:p>09-Aug-18</text:p>
          </table:table-cell>
          <table:table-cell office:value-type="time" office:time-value="PT10H43M00S" calcext:value-type="time">
            <text:p>10:43</text:p>
          </table:table-cell>
          <table:table-cell office:value-type="float" office:value="177.8" calcext:value-type="float">
            <text:p>177.8</text:p>
          </table:table-cell>
          <table:table-cell table:style-name="ce10" table:formula="of:=IF(([.A734]+[.B734])=([.A733]+[.B733]);&quot;&quot;;([.C733]-[.C734])/(([.A734]-[.A733])+([.B734]-[.B73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34]/[.F734]" office:value-type="float" office:value="1.95229007633588" calcext:value-type="float">
            <text:p>R 1.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2" calcext:value-type="date">
            <text:p>12-Aug-18</text:p>
          </table:table-cell>
          <table:table-cell office:value-type="time" office:time-value="PT15H34M00S" calcext:value-type="time">
            <text:p>15:34</text:p>
          </table:table-cell>
          <table:table-cell office:value-type="float" office:value="68.6" calcext:value-type="float">
            <text:p>68.6</text:p>
          </table:table-cell>
          <table:table-cell table:style-name="ce10" table:formula="of:=IF(([.A735]+[.B735])=([.A734]+[.B734]);&quot;&quot;;([.C734]-[.C735])/(([.A735]-[.A734])+([.B735]-[.B734])))" office:value-type="float" office:value="34.1027976577749" calcext:value-type="float">
            <text:p>34.1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2" calcext:value-type="date">
            <text:p>12-Aug-18</text:p>
          </table:table-cell>
          <table:table-cell office:value-type="time" office:time-value="PT15H34M00S" calcext:value-type="time">
            <text:p>15:34</text:p>
          </table:table-cell>
          <table:table-cell table:formula="of:=[.C737]-[.F737]" office:value-type="float" office:value="120.8" calcext:value-type="float">
            <text:p>120.8</text:p>
          </table:table-cell>
          <table:table-cell table:style-name="ce10" table:formula="of:=IF(([.A736]+[.B736])=([.A735]+[.B735]);&quot;&quot;;([.C735]-[.C736])/(([.A736]-[.A735])+([.B736]-[.B73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36]/[.F736]" office:value-type="float" office:value="1.95229007633588" calcext:value-type="float">
            <text:p>R 1.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2" calcext:value-type="date">
            <text:p>12-Aug-18</text:p>
          </table:table-cell>
          <table:table-cell office:value-type="time" office:time-value="PT15H34M00S" calcext:value-type="time">
            <text:p>15:34</text:p>
          </table:table-cell>
          <table:table-cell office:value-type="float" office:value="170.4" calcext:value-type="float">
            <text:p>170.4</text:p>
          </table:table-cell>
          <table:table-cell table:style-name="ce10" table:formula="of:=IF(([.A737]+[.B737])=([.A736]+[.B736]);&quot;&quot;;([.C736]-[.C737])/(([.A737]-[.A736])+([.B737]-[.B73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9.6" calcext:value-type="float">
            <text:p>49.6</text:p>
          </table:table-cell>
          <table:table-cell table:formula="of:=[.E737]/[.F737]" office:value-type="float" office:value="2.0625" calcext:value-type="float">
            <text:p>R 2.06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office:value-type="float" office:value="81.3" calcext:value-type="float">
            <text:p>81.3</text:p>
          </table:table-cell>
          <table:table-cell table:style-name="ce10" table:formula="of:=IF(([.A738]+[.B738])=([.A737]+[.B737]);&quot;&quot;;([.C737]-[.C738])/(([.A738]-[.A737])+([.B738]-[.B737])))" office:value-type="float" office:value="26.9376443418014" calcext:value-type="float">
            <text:p>26.9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table:formula="of:=[.C740]-[.F740]" office:value-type="float" office:value="129.4" calcext:value-type="float">
            <text:p>129.4</text:p>
          </table:table-cell>
          <table:table-cell table:style-name="ce10" table:formula="of:=IF(([.A739]+[.B739])=([.A738]+[.B738]);&quot;&quot;;([.C738]-[.C739])/(([.A739]-[.A738])+([.B739]-[.B73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739]/[.F739]" office:value-type="float" office:value="2.12681912681913" calcext:value-type="float">
            <text:p>R 2.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table:formula="of:=[.C741]-[.F741]" office:value-type="float" office:value="177.5" calcext:value-type="float">
            <text:p>177.5</text:p>
          </table:table-cell>
          <table:table-cell table:style-name="ce10" table:formula="of:=IF(([.A740]+[.B740])=([.A739]+[.B739]);&quot;&quot;;([.C739]-[.C740])/(([.A740]-[.A739])+([.B740]-[.B73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740]/[.F740]" office:value-type="float" office:value="2.12681912681913" calcext:value-type="float">
            <text:p>R 2.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office:value-type="float" office:value="225.6" calcext:value-type="float">
            <text:p>225.6</text:p>
          </table:table-cell>
          <table:table-cell table:style-name="ce10" table:formula="of:=IF(([.A741]+[.B741])=([.A740]+[.B740]);&quot;&quot;;([.C740]-[.C741])/(([.A741]-[.A740])+([.B741]-[.B74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741]/[.F741]" office:value-type="float" office:value="2.12681912681913" calcext:value-type="float">
            <text:p>R 2.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2" calcext:value-type="date">
            <text:p>22-Aug-18</text:p>
          </table:table-cell>
          <table:table-cell office:value-type="time" office:time-value="PT22H15M00S" calcext:value-type="time">
            <text:p>22:15</text:p>
          </table:table-cell>
          <table:table-cell office:value-type="float" office:value="98.1" calcext:value-type="float">
            <text:p>98.1</text:p>
          </table:table-cell>
          <table:table-cell table:style-name="ce10" table:formula="of:=IF(([.A742]+[.B742])=([.A741]+[.B741]);&quot;&quot;;([.C741]-[.C742])/(([.A742]-[.A741])+([.B742]-[.B741])))" office:value-type="float" office:value="18.2904961147639" calcext:value-type="float">
            <text:p>18.3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2" calcext:value-type="date">
            <text:p>22-Aug-18</text:p>
          </table:table-cell>
          <table:table-cell office:value-type="time" office:time-value="PT22H15M00S" calcext:value-type="time">
            <text:p>22:15</text:p>
          </table:table-cell>
          <table:table-cell table:formula="of:=[.C744]-[.F744]" office:value-type="float" office:value="146.1" calcext:value-type="float">
            <text:p>146.1</text:p>
          </table:table-cell>
          <table:table-cell table:style-name="ce10" table:formula="of:=IF(([.A743]+[.B743])=([.A742]+[.B742]);&quot;&quot;;([.C742]-[.C743])/(([.A743]-[.A742])+([.B743]-[.B74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743]/[.F743]" office:value-type="float" office:value="2.12681912681913" calcext:value-type="float">
            <text:p>R 2.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2" calcext:value-type="date">
            <text:p>22-Aug-18</text:p>
          </table:table-cell>
          <table:table-cell office:value-type="time" office:time-value="PT22H15M00S" calcext:value-type="time">
            <text:p>22:15</text:p>
          </table:table-cell>
          <table:table-cell office:value-type="float" office:value="192.7" calcext:value-type="float">
            <text:p>192.7</text:p>
          </table:table-cell>
          <table:table-cell table:style-name="ce10" table:formula="of:=IF(([.A744]+[.B744])=([.A743]+[.B743]);&quot;&quot;;([.C743]-[.C744])/(([.A744]-[.A743])+([.B744]-[.B74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6.6" calcext:value-type="float">
            <text:p>46.6</text:p>
          </table:table-cell>
          <table:table-cell table:formula="of:=[.E744]/[.F744]" office:value-type="float" office:value="2.19527896995708" calcext:value-type="float">
            <text:p>R 2.20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6" calcext:value-type="date">
            <text:p>26-Aug-18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74.8" calcext:value-type="float">
            <text:p>74.8</text:p>
          </table:table-cell>
          <table:table-cell table:style-name="ce10" table:formula="of:=IF(([.A745]+[.B745])=([.A744]+[.B744]);&quot;&quot;;([.C744]-[.C745])/(([.A745]-[.A744])+([.B745]-[.B744])))" office:value-type="float" office:value="34.8687615526802" calcext:value-type="float">
            <text:p>34.9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6" calcext:value-type="date">
            <text:p>26-Aug-18</text:p>
          </table:table-cell>
          <table:table-cell office:value-type="time" office:time-value="PT07H24M00S" calcext:value-type="time">
            <text:p>07:24</text:p>
          </table:table-cell>
          <table:table-cell table:formula="of:=[.C747]-[.F747]" office:value-type="float" office:value="119.4" calcext:value-type="float">
            <text:p>119.4</text:p>
          </table:table-cell>
          <table:table-cell table:style-name="ce10" table:formula="of:=IF(([.A746]+[.B746])=([.A745]+[.B745]);&quot;&quot;;([.C745]-[.C746])/(([.A746]-[.A745])+([.B746]-[.B74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746]/[.F746]" office:value-type="float" office:value="2.29372197309417" calcext:value-type="float">
            <text:p>R 2.29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6" calcext:value-type="date">
            <text:p>26-Aug-18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164" calcext:value-type="float">
            <text:p>164</text:p>
          </table:table-cell>
          <table:table-cell table:style-name="ce10" table:formula="of:=IF(([.A747]+[.B747])=([.A746]+[.B746]);&quot;&quot;;([.C746]-[.C747])/(([.A747]-[.A746])+([.B747]-[.B74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747]/[.F747]" office:value-type="float" office:value="2.29372197309417" calcext:value-type="float">
            <text:p>R 2.29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7" calcext:value-type="date">
            <text:p>27-Aug-18</text:p>
          </table:table-cell>
          <table:table-cell office:value-type="time" office:time-value="PT20H43M00S" calcext:value-type="time">
            <text:p>20:43</text:p>
          </table:table-cell>
          <table:table-cell office:value-type="float" office:value="112.4" calcext:value-type="float">
            <text:p>112.4</text:p>
          </table:table-cell>
          <table:table-cell table:style-name="ce10" table:formula="of:=IF(([.A748]+[.B748])=([.A747]+[.B747]);&quot;&quot;;([.C747]-[.C748])/(([.A748]-[.A747])+([.B748]-[.B747])))" office:value-type="float" office:value="33.1862438588656" calcext:value-type="float">
            <text:p>33.2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7" calcext:value-type="date">
            <text:p>27-Aug-18</text:p>
          </table:table-cell>
          <table:table-cell office:value-type="time" office:time-value="PT20H43M00S" calcext:value-type="time">
            <text:p>20:43</text:p>
          </table:table-cell>
          <table:table-cell table:formula="of:=[.C750]-[.F750]" office:value-type="float" office:value="157" calcext:value-type="float">
            <text:p>157</text:p>
          </table:table-cell>
          <table:table-cell table:style-name="ce10" table:formula="of:=IF(([.A749]+[.B749])=([.A748]+[.B748]);&quot;&quot;;([.C748]-[.C749])/(([.A749]-[.A748])+([.B749]-[.B74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749]/[.F749]" office:value-type="float" office:value="2.29372197309417" calcext:value-type="float">
            <text:p>R 2.29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7" calcext:value-type="date">
            <text:p>27-Aug-18</text:p>
          </table:table-cell>
          <table:table-cell office:value-type="time" office:time-value="PT20H43M00S" calcext:value-type="time">
            <text:p>20:43</text:p>
          </table:table-cell>
          <table:table-cell office:value-type="float" office:value="201.6" calcext:value-type="float">
            <text:p>201.6</text:p>
          </table:table-cell>
          <table:table-cell table:style-name="ce10" table:formula="of:=IF(([.A750]+[.B750])=([.A749]+[.B749]);&quot;&quot;;([.C749]-[.C750])/(([.A750]-[.A749])+([.B750]-[.B74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750]/[.F750]" office:value-type="float" office:value="2.29372197309417" calcext:value-type="float">
            <text:p>R 2.29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1" calcext:value-type="date">
            <text:p>01-Sep-18</text:p>
          </table:table-cell>
          <table:table-cell office:value-type="time" office:time-value="PT06H49M00S" calcext:value-type="time">
            <text:p>06:49</text:p>
          </table:table-cell>
          <table:table-cell office:value-type="float" office:value="84.4" calcext:value-type="float">
            <text:p>84.4</text:p>
          </table:table-cell>
          <table:table-cell table:style-name="ce10" table:formula="of:=IF(([.A751]+[.B751])=([.A750]+[.B750]);&quot;&quot;;([.C750]-[.C751])/(([.A751]-[.A750])+([.B751]-[.B750])))" office:value-type="float" office:value="26.5108388312912" calcext:value-type="float">
            <text:p>26.5</text:p>
          </table:table-cell>
          <table:table-cell table:number-columns-repeated="5"/>
          <table:table-cell table:style-name="ce10" table:formula="of:=[.D677]-[.D645]" office:value-type="float" office:value="8.95606389833412" calcext:value-type="float">
            <text:p>9.0</text:p>
          </table:table-cell>
          <table:table-cell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1" calcext:value-type="date">
            <text:p>01-Sep-18</text:p>
          </table:table-cell>
          <table:table-cell office:value-type="time" office:time-value="PT06H49M00S" calcext:value-type="time">
            <text:p>06:49</text:p>
          </table:table-cell>
          <table:table-cell table:formula="of:=[.C753]-[.F753]" office:value-type="float" office:value="145.7" calcext:value-type="float">
            <text:p>145.7</text:p>
          </table:table-cell>
          <table:table-cell table:style-name="ce10" table:formula="of:=IF(([.A752]+[.B752])=([.A751]+[.B751]);&quot;&quot;;([.C751]-[.C752])/(([.A752]-[.A751])+([.B752]-[.B75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61.3" calcext:value-type="float">
            <text:p>61.3</text:p>
          </table:table-cell>
          <table:table-cell table:formula="of:=[.E752]/[.F752]" office:value-type="float" office:value="1.66884176182708" calcext:value-type="float">
            <text:p>R 1.67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1" calcext:value-type="date">
            <text:p>01-Sep-18</text:p>
          </table:table-cell>
          <table:table-cell office:value-type="time" office:time-value="PT06H49M00S" calcext:value-type="time">
            <text:p>06:49</text:p>
          </table:table-cell>
          <table:table-cell office:value-type="float" office:value="203.7" calcext:value-type="float">
            <text:p>203.7</text:p>
          </table:table-cell>
          <table:table-cell table:style-name="ce10" table:formula="of:=IF(([.A753]+[.B753])=([.A752]+[.B752]);&quot;&quot;;([.C752]-[.C753])/(([.A753]-[.A752])+([.B753]-[.B75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8" calcext:value-type="float">
            <text:p>58</text:p>
          </table:table-cell>
          <table:table-cell table:formula="of:=[.E753]/[.F753]" office:value-type="float" office:value="1.76379310344828" calcext:value-type="float">
            <text:p>R 1.76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office:value-type="float" office:value="84.8" calcext:value-type="float">
            <text:p>84.8</text:p>
          </table:table-cell>
          <table:table-cell table:style-name="ce10" table:formula="of:=IF(([.A754]+[.B754])=([.A753]+[.B753]);&quot;&quot;;([.C753]-[.C754])/(([.A754]-[.A753])+([.B754]-[.B753])))" office:value-type="float" office:value="26.1558203483043" calcext:value-type="float">
            <text:p>26.2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table:formula="of:=[.C756]-[.F756]" office:value-type="float" office:value="137.1" calcext:value-type="float">
            <text:p>137.1</text:p>
          </table:table-cell>
          <table:table-cell table:style-name="ce10" table:formula="of:=IF(([.A755]+[.B755])=([.A754]+[.B754]);&quot;&quot;;([.C754]-[.C755])/(([.A755]-[.A754])+([.B755]-[.B75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55]/[.F755]" office:value-type="float" office:value="1.95229007633588" calcext:value-type="float">
            <text:p>R 1.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table:formula="of:=[.C757]-[.F757]" office:value-type="float" office:value="189.5" calcext:value-type="float">
            <text:p>189.5</text:p>
          </table:table-cell>
          <table:table-cell table:style-name="ce10" table:formula="of:=IF(([.A756]+[.B756])=([.A755]+[.B755]);&quot;&quot;;([.C755]-[.C756])/(([.A756]-[.A755])+([.B756]-[.B75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56]/[.F756]" office:value-type="float" office:value="1.95229007633588" calcext:value-type="float">
            <text:p>R 1.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office:value-type="float" office:value="241.9" calcext:value-type="float">
            <text:p>241.9</text:p>
          </table:table-cell>
          <table:table-cell table:style-name="ce10" table:formula="of:=IF(([.A757]+[.B757])=([.A756]+[.B756]);&quot;&quot;;([.C756]-[.C757])/(([.A757]-[.A756])+([.B757]-[.B75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57]/[.F757]" office:value-type="float" office:value="1.95229007633588" calcext:value-type="float">
            <text:p>R 1.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office:value-type="float" office:value="65.9" calcext:value-type="float">
            <text:p>65.9</text:p>
          </table:table-cell>
          <table:table-cell table:style-name="ce10" table:formula="of:=IF(([.A758]+[.B758])=([.A757]+[.B757]);&quot;&quot;;([.C757]-[.C758])/(([.A758]-[.A757])+([.B758]-[.B757])))" office:value-type="float" office:value="29.2892638391309" calcext:value-type="float">
            <text:p>29.3</text:p>
          </table:table-cell>
          <table:table-cell table:number-columns-repeated="6"/>
          <table:table-cell office:value-type="string" calcext:value-type="string">
            <text:p>[kWh] per dag</text:p>
          </table:table-cell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table:formula="of:=[.C760]-[.F760]" office:value-type="float" office:value="118.2" calcext:value-type="float">
            <text:p>118.2</text:p>
          </table:table-cell>
          <table:table-cell table:style-name="ce10" table:formula="of:=IF(([.A759]+[.B759])=([.A758]+[.B758]);&quot;&quot;;([.C758]-[.C759])/(([.A759]-[.A758])+([.B759]-[.B75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59]/[.F759]" office:value-type="float" office:value="1.95229007633588" calcext:value-type="float">
            <text:p>R 1.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table:formula="of:=[.C761]-[.F761]" office:value-type="float" office:value="170.6" calcext:value-type="float">
            <text:p>170.6</text:p>
          </table:table-cell>
          <table:table-cell table:style-name="ce10" table:formula="of:=IF(([.A760]+[.B760])=([.A759]+[.B759]);&quot;&quot;;([.C759]-[.C760])/(([.A760]-[.A759])+([.B760]-[.B75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60]/[.F760]" office:value-type="float" office:value="1.95229007633588" calcext:value-type="float">
            <text:p>R 1.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office:value-type="float" office:value="220.2" calcext:value-type="float">
            <text:p>220.2</text:p>
          </table:table-cell>
          <table:table-cell table:style-name="ce10" table:formula="of:=IF(([.A761]+[.B761])=([.A760]+[.B760]);&quot;&quot;;([.C760]-[.C761])/(([.A761]-[.A760])+([.B761]-[.B76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9.6" calcext:value-type="float">
            <text:p>49.6</text:p>
          </table:table-cell>
          <table:table-cell table:formula="of:=[.E761]/[.F761]" office:value-type="float" office:value="2.0625" calcext:value-type="float">
            <text:p>R 2.06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17" calcext:value-type="date">
            <text:p>17-Sep-18</text:p>
          </table:table-cell>
          <table:table-cell office:value-type="time" office:time-value="PT07H35M00S" calcext:value-type="time">
            <text:p>07:35</text:p>
          </table:table-cell>
          <table:table-cell office:value-type="float" office:value="104.9" calcext:value-type="float">
            <text:p>104.9</text:p>
          </table:table-cell>
          <table:table-cell table:style-name="ce10" table:formula="of:=IF(([.A762]+[.B762])=([.A761]+[.B761]);&quot;&quot;;([.C761]-[.C762])/(([.A762]-[.A761])+([.B762]-[.B761])))" office:value-type="float" office:value="21.0513503233168" calcext:value-type="float">
            <text:p>21.1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17" calcext:value-type="date">
            <text:p>17-Sep-18</text:p>
          </table:table-cell>
          <table:table-cell office:value-type="time" office:time-value="PT07H35M00S" calcext:value-type="time">
            <text:p>07:35</text:p>
          </table:table-cell>
          <table:table-cell table:formula="of:=[.C764]-[.F764]" office:value-type="float" office:value="152.5" calcext:value-type="float">
            <text:p>152.5</text:p>
          </table:table-cell>
          <table:table-cell table:style-name="ce10" table:formula="of:=IF(([.A763]+[.B763])=([.A762]+[.B762]);&quot;&quot;;([.C762]-[.C763])/(([.A763]-[.A762])+([.B763]-[.B76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763]/[.F763]" office:value-type="float" office:value="2.12681912681913" calcext:value-type="float">
            <text:p>R 2.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17" calcext:value-type="date">
            <text:p>17-Sep-18</text:p>
          </table:table-cell>
          <table:table-cell office:value-type="time" office:time-value="PT07H35M00S" calcext:value-type="time">
            <text:p>07:35</text:p>
          </table:table-cell>
          <table:table-cell office:value-type="float" office:value="200.6" calcext:value-type="float">
            <text:p>200.6</text:p>
          </table:table-cell>
          <table:table-cell table:style-name="ce10" table:formula="of:=IF(([.A764]+[.B764])=([.A763]+[.B763]);&quot;&quot;;([.C763]-[.C764])/(([.A764]-[.A763])+([.B764]-[.B76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764]/[.F764]" office:value-type="float" office:value="2.12681912681913" calcext:value-type="float">
            <text:p>R 2.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office:value-type="float" office:value="95" calcext:value-type="float">
            <text:p>95</text:p>
          </table:table-cell>
          <table:table-cell table:style-name="ce10" table:formula="of:=IF(([.A765]+[.B765])=([.A764]+[.B764]);&quot;&quot;;([.C764]-[.C765])/(([.A765]-[.A764])+([.B765]-[.B764])))" office:value-type="float" office:value="22.6555423122765" calcext:value-type="float">
            <text:p>22.7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table:formula="of:=[.C767]-[.F767]" office:value-type="float" office:value="143.1" calcext:value-type="float">
            <text:p>143.1</text:p>
          </table:table-cell>
          <table:table-cell table:style-name="ce10" table:formula="of:=IF(([.A766]+[.B766])=([.A765]+[.B765]);&quot;&quot;;([.C765]-[.C766])/(([.A766]-[.A765])+([.B766]-[.B76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766]/[.F766]" office:value-type="float" office:value="2.12681912681913" calcext:value-type="float">
            <text:p>R 2.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table:formula="of:=[.C768]-[.F768]" office:value-type="float" office:value="191.2" calcext:value-type="float">
            <text:p>191.2</text:p>
          </table:table-cell>
          <table:table-cell table:style-name="ce10" table:formula="of:=IF(([.A767]+[.B767])=([.A766]+[.B766]);&quot;&quot;;([.C766]-[.C767])/(([.A767]-[.A766])+([.B767]-[.B76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767]/[.F767]" office:value-type="float" office:value="2.12681912681913" calcext:value-type="float">
            <text:p>R 2.13</text:p>
          </table:table-cell>
          <table:table-cell table:number-columns-repeated="4"/>
          <table:table-cell table:style-name="ce7"/>
          <table:table-cell table:number-columns-repeated="6"/>
          <table:table-cell table:style-name="ce7"/>
          <table:table-cell table:number-columns-repeated="50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office:value-type="float" office:value="237.8" calcext:value-type="float">
            <text:p>237.8</text:p>
          </table:table-cell>
          <table:table-cell table:style-name="ce10" table:formula="of:=IF(([.A768]+[.B768])=([.A767]+[.B767]);&quot;&quot;;([.C767]-[.C768])/(([.A768]-[.A767])+([.B768]-[.B76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6.6" calcext:value-type="float">
            <text:p>46.6</text:p>
          </table:table-cell>
          <table:table-cell table:formula="of:=[.E768]/[.F768]" office:value-type="float" office:value="2.19527896995708" calcext:value-type="float">
            <text:p>R 2.20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office:value-type="float" office:value="100" calcext:value-type="float">
            <text:p>100</text:p>
          </table:table-cell>
          <table:table-cell table:style-name="ce10" table:formula="of:=IF(([.A769]+[.B769])=([.A768]+[.B768]);&quot;&quot;;([.C768]-[.C769])/(([.A769]-[.A768])+([.B769]-[.B768])))" office:value-type="float" office:value="31.917645166479" calcext:value-type="float">
            <text:p>31.9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table:formula="of:=[.C771]-[.F771]" office:value-type="float" office:value="144.6" calcext:value-type="float">
            <text:p>144.6</text:p>
          </table:table-cell>
          <table:table-cell table:style-name="ce10" table:formula="of:=IF(([.A770]+[.B770])=([.A769]+[.B769]);&quot;&quot;;([.C769]-[.C770])/(([.A770]-[.A769])+([.B770]-[.B76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770]/[.F770]" office:value-type="float" office:value="2.29372197309417" calcext:value-type="float">
            <text:p>R 2.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table:formula="of:=[.C772]-[.F772]" office:value-type="float" office:value="189.2" calcext:value-type="float">
            <text:p>189.2</text:p>
          </table:table-cell>
          <table:table-cell table:style-name="ce10" table:formula="of:=IF(([.A771]+[.B771])=([.A770]+[.B770]);&quot;&quot;;([.C770]-[.C771])/(([.A771]-[.A770])+([.B771]-[.B77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771]/[.F771]" office:value-type="float" office:value="2.29372197309417" calcext:value-type="float">
            <text:p>R 2.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office:value-type="float" office:value="233.8" calcext:value-type="float">
            <text:p>233.8</text:p>
          </table:table-cell>
          <table:table-cell table:style-name="ce10" table:formula="of:=IF(([.A772]+[.B772])=([.A771]+[.B771]);&quot;&quot;;([.C771]-[.C772])/(([.A772]-[.A771])+([.B772]-[.B77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772]/[.F772]" office:value-type="float" office:value="2.29372197309417" calcext:value-type="float">
            <text:p>R 2.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02" calcext:value-type="date">
            <text:p>02-Oct-18</text:p>
          </table:table-cell>
          <table:table-cell office:value-type="time" office:time-value="PT20H17M00S" calcext:value-type="time">
            <text:p>20:17</text:p>
          </table:table-cell>
          <table:table-cell office:value-type="float" office:value="86.9" calcext:value-type="float">
            <text:p>86.9</text:p>
          </table:table-cell>
          <table:table-cell table:style-name="ce10" table:formula="of:=IF(([.A773]+[.B773])=([.A772]+[.B772]);&quot;&quot;;([.C772]-[.C773])/(([.A773]-[.A772])+([.B773]-[.B772])))" office:value-type="float" office:value="22.4251033605428" calcext:value-type="float">
            <text:p>22.4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0-02" calcext:value-type="date">
            <text:p>02-Oct-18</text:p>
          </table:table-cell>
          <table:table-cell office:value-type="time" office:time-value="PT20H17M00S" calcext:value-type="time">
            <text:p>20:17</text:p>
          </table:table-cell>
          <table:table-cell table:formula="of:=[.C775]-[.F775]" office:value-type="float" office:value="148.1" calcext:value-type="float">
            <text:p>148.1</text:p>
          </table:table-cell>
          <table:table-cell table:style-name="ce10" table:formula="of:=IF(([.A774]+[.B774])=([.A773]+[.B773]);&quot;&quot;;([.C773]-[.C774])/(([.A774]-[.A773])+([.B774]-[.B77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61.3" calcext:value-type="float">
            <text:p>61.3</text:p>
          </table:table-cell>
          <table:table-cell table:formula="of:=[.E774]/[.F774]" office:value-type="float" office:value="1.66884176182708" calcext:value-type="float">
            <text:p>R 1.67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02" calcext:value-type="date">
            <text:p>02-Oct-18</text:p>
          </table:table-cell>
          <table:table-cell office:value-type="time" office:time-value="PT20H17M00S" calcext:value-type="time">
            <text:p>20:17</text:p>
          </table:table-cell>
          <table:table-cell table:formula="of:=[.C776]-[.F776]" office:value-type="float" office:value="206.1" calcext:value-type="float">
            <text:p>206.1</text:p>
          </table:table-cell>
          <table:table-cell table:style-name="ce10" table:formula="of:=IF(([.A775]+[.B775])=([.A774]+[.B774]);&quot;&quot;;([.C774]-[.C775])/(([.A775]-[.A774])+([.B775]-[.B77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8" calcext:value-type="float">
            <text:p>58</text:p>
          </table:table-cell>
          <table:table-cell table:formula="of:=[.E775]/[.F775]" office:value-type="float" office:value="1.76379310344828" calcext:value-type="float">
            <text:p>R 1.76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02" calcext:value-type="date">
            <text:p>02-Oct-18</text:p>
          </table:table-cell>
          <table:table-cell office:value-type="time" office:time-value="PT20H17M00S" calcext:value-type="time">
            <text:p>20:17</text:p>
          </table:table-cell>
          <table:table-cell office:value-type="float" office:value="258.5" calcext:value-type="float">
            <text:p>258.5</text:p>
          </table:table-cell>
          <table:table-cell table:style-name="ce10" table:formula="of:=IF(([.A776]+[.B776])=([.A775]+[.B775]);&quot;&quot;;([.C775]-[.C776])/(([.A776]-[.A775])+([.B776]-[.B77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76]/[.F776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08" calcext:value-type="date">
            <text:p>08-Oct-18</text:p>
          </table:table-cell>
          <table:table-cell office:value-type="time" office:time-value="PT20H02M00S" calcext:value-type="time">
            <text:p>20:02</text:p>
          </table:table-cell>
          <table:table-cell office:value-type="float" office:value="65.7" calcext:value-type="float">
            <text:p>65.7</text:p>
          </table:table-cell>
          <table:table-cell table:style-name="ce10" table:formula="of:=IF(([.A777]+[.B777])=([.A776]+[.B776]);&quot;&quot;;([.C776]-[.C777])/(([.A777]-[.A776])+([.B777]-[.B776])))" office:value-type="float" office:value="32.1892173913044" calcext:value-type="float">
            <text:p>32.2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0-08" calcext:value-type="date">
            <text:p>08-Oct-18</text:p>
          </table:table-cell>
          <table:table-cell office:value-type="time" office:time-value="PT20H02M00S" calcext:value-type="time">
            <text:p>20:02</text:p>
          </table:table-cell>
          <table:table-cell table:formula="of:=[.C779]-[.F779]" office:value-type="float" office:value="118.1" calcext:value-type="float">
            <text:p>118.1</text:p>
          </table:table-cell>
          <table:table-cell table:style-name="ce10" table:formula="of:=IF(([.A778]+[.B778])=([.A777]+[.B777]);&quot;&quot;;([.C777]-[.C778])/(([.A778]-[.A777])+([.B778]-[.B77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78]/[.F778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08" calcext:value-type="date">
            <text:p>08-Oct-18</text:p>
          </table:table-cell>
          <table:table-cell office:value-type="time" office:time-value="PT20H02M00S" calcext:value-type="time">
            <text:p>20:02</text:p>
          </table:table-cell>
          <table:table-cell table:formula="of:=[.C780]-[.F780]" office:value-type="float" office:value="170.5" calcext:value-type="float">
            <text:p>170.5</text:p>
          </table:table-cell>
          <table:table-cell table:style-name="ce10" table:formula="of:=IF(([.A779]+[.B779])=([.A778]+[.B778]);&quot;&quot;;([.C778]-[.C779])/(([.A779]-[.A778])+([.B779]-[.B77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79]/[.F779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08" calcext:value-type="date">
            <text:p>08-Oct-18</text:p>
          </table:table-cell>
          <table:table-cell office:value-type="time" office:time-value="PT20H02M00S" calcext:value-type="time">
            <text:p>20:02</text:p>
          </table:table-cell>
          <table:table-cell office:value-type="float" office:value="222.9" calcext:value-type="float">
            <text:p>222.9</text:p>
          </table:table-cell>
          <table:table-cell table:style-name="ce10" table:formula="of:=IF(([.A780]+[.B780])=([.A779]+[.B779]);&quot;&quot;;([.C779]-[.C780])/(([.A780]-[.A779])+([.B780]-[.B77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80]/[.F780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12" calcext:value-type="date">
            <text:p>12-Oct-18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114.2" calcext:value-type="float">
            <text:p>114.2</text:p>
          </table:table-cell>
          <table:table-cell table:style-name="ce10" table:formula="of:=IF(([.A781]+[.B781])=([.A780]+[.B780]);&quot;&quot;;([.C780]-[.C781])/(([.A781]-[.A780])+([.B781]-[.B780])))" office:value-type="float" office:value="27.7531914893617" calcext:value-type="float">
            <text:p>27.8</text:p>
          </table:table-cell>
          <table:table-cell office:value-type="string" calcext:value-type="string">
            <text:p>Geyser af voor weggaan op naweek.</text:p>
          </table:table-cell>
          <table:table-cell table:number-columns-repeated="6"/>
          <table:table-cell table:style-name="ce7"/>
          <table:table-cell table:number-columns-repeated="57"/>
        </table:table-row>
        <table:table-row table:style-name="ro2">
          <table:table-cell office:value-type="date" office:date-value="2018-10-14" calcext:value-type="date">
            <text:p>14-Oct-18</text:p>
          </table:table-cell>
          <table:table-cell office:value-type="time" office:time-value="PT16H02M00S" calcext:value-type="time">
            <text:p>16:02</text:p>
          </table:table-cell>
          <table:table-cell office:value-type="float" office:value="93.4" calcext:value-type="float">
            <text:p>93.4</text:p>
          </table:table-cell>
          <table:table-cell table:style-name="ce10" table:formula="of:=IF(([.A782]+[.B782])=([.A781]+[.B781]);&quot;&quot;;([.C781]-[.C782])/(([.A782]-[.A781])+([.B782]-[.B781])))" office:value-type="float" office:value="10.8521739130435" calcext:value-type="float">
            <text:p>10.9</text:p>
          </table:table-cell>
          <table:table-cell office:value-type="string" calcext:value-type="string">
            <text:p>Geyser aan.</text:p>
          </table:table-cell>
          <table:table-cell table:number-columns-repeated="6"/>
          <table:table-cell table:style-name="ce7"/>
          <table:table-cell table:number-columns-repeated="57"/>
        </table:table-row>
        <table:table-row table:style-name="ro2">
          <table:table-cell office:value-type="date" office:date-value="2018-10-15" calcext:value-type="date">
            <text:p>15-Oct-18</text:p>
          </table:table-cell>
          <table:table-cell office:value-type="time" office:time-value="PT01H28M00S" calcext:value-type="time">
            <text:p>01:28</text:p>
          </table:table-cell>
          <table:table-cell office:value-type="float" office:value="75.4" calcext:value-type="float">
            <text:p>75.4</text:p>
          </table:table-cell>
          <table:table-cell table:style-name="ce10" table:formula="of:=IF(([.A783]+[.B783])=([.A782]+[.B782]);&quot;&quot;;([.C782]-[.C783])/(([.A783]-[.A782])+([.B783]-[.B782])))" office:value-type="float" office:value="45.7950530035336" calcext:value-type="float">
            <text:p>45.8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0-15" calcext:value-type="date">
            <text:p>15-Oct-18</text:p>
          </table:table-cell>
          <table:table-cell office:value-type="time" office:time-value="PT01H28M00S" calcext:value-type="time">
            <text:p>01:28</text:p>
          </table:table-cell>
          <table:table-cell table:formula="of:=[.C785]-[.F785]" office:value-type="float" office:value="127.7" calcext:value-type="float">
            <text:p>127.7</text:p>
          </table:table-cell>
          <table:table-cell table:style-name="ce10" table:formula="of:=IF(([.A784]+[.B784])=([.A783]+[.B783]);&quot;&quot;;([.C783]-[.C784])/(([.A784]-[.A783])+([.B784]-[.B78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84]/[.F784]" office:value-type="float" office:value="1.95229007633588" calcext:value-type="float">
            <text:p>R 1.95</text:p>
          </table:table-cell>
          <table:table-cell office:value-type="string" calcext:value-type="string">
            <text:p>Tweede geyser was af vir 'n ruk a.g.v. Los kontak.</text:p>
          </table:table-cell>
          <table:table-cell table:number-columns-repeated="3"/>
          <table:table-cell table:style-name="ce7"/>
          <table:table-cell table:number-columns-repeated="57"/>
        </table:table-row>
        <table:table-row table:style-name="ro2">
          <table:table-cell office:value-type="date" office:date-value="2018-10-15" calcext:value-type="date">
            <text:p>15-Oct-18</text:p>
          </table:table-cell>
          <table:table-cell office:value-type="time" office:time-value="PT01H28M00S" calcext:value-type="time">
            <text:p>01:28</text:p>
          </table:table-cell>
          <table:table-cell table:formula="of:=[.C786]-[.F786]" office:value-type="float" office:value="177.3" calcext:value-type="float">
            <text:p>177.3</text:p>
          </table:table-cell>
          <table:table-cell table:style-name="ce10" table:formula="of:=IF(([.A785]+[.B785])=([.A784]+[.B784]);&quot;&quot;;([.C784]-[.C785])/(([.A785]-[.A784])+([.B785]-[.B78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9.6" calcext:value-type="float">
            <text:p>49.6</text:p>
          </table:table-cell>
          <table:table-cell table:formula="of:=[.E785]/[.F785]" office:value-type="float" office:value="2.0625" calcext:value-type="float">
            <text:p>R 2.06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15" calcext:value-type="date">
            <text:p>15-Oct-18</text:p>
          </table:table-cell>
          <table:table-cell office:value-type="time" office:time-value="PT01H28M00S" calcext:value-type="time">
            <text:p>01:28</text:p>
          </table:table-cell>
          <table:table-cell office:value-type="float" office:value="225.4" calcext:value-type="float">
            <text:p>225.4</text:p>
          </table:table-cell>
          <table:table-cell table:style-name="ce10" table:formula="of:=IF(([.A786]+[.B786])=([.A785]+[.B785]);&quot;&quot;;([.C785]-[.C786])/(([.A786]-[.A785])+([.B786]-[.B78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786]/[.F786]" office:value-type="float" office:value="2.12681912681913" calcext:value-type="float">
            <text:p>R 2.13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19" calcext:value-type="date">
            <text:p>19-Oct-18</text:p>
          </table:table-cell>
          <table:table-cell office:value-type="time" office:time-value="PT17H11M00S" calcext:value-type="time">
            <text:p>17:11</text:p>
          </table:table-cell>
          <table:table-cell office:value-type="float" office:value="95" calcext:value-type="float">
            <text:p>95</text:p>
          </table:table-cell>
          <table:table-cell table:style-name="ce10" table:formula="of:=IF(([.A787]+[.B787])=([.A786]+[.B786]);&quot;&quot;;([.C786]-[.C787])/(([.A787]-[.A786])+([.B787]-[.B786])))" office:value-type="float" office:value="28.0137251976727" calcext:value-type="float">
            <text:p>28.0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0-19" calcext:value-type="date">
            <text:p>19-Oct-18</text:p>
          </table:table-cell>
          <table:table-cell office:value-type="time" office:time-value="PT17H11M00S" calcext:value-type="time">
            <text:p>17:11</text:p>
          </table:table-cell>
          <table:table-cell table:formula="of:=[.C789]-[.F789]" office:value-type="float" office:value="170.4" calcext:value-type="float">
            <text:p>170.4</text:p>
          </table:table-cell>
          <table:table-cell table:style-name="ce10" table:formula="of:=IF(([.A788]+[.B788])=([.A787]+[.B787]);&quot;&quot;;([.C787]-[.C788])/(([.A788]-[.A787])+([.B788]-[.B787])))">
            <text:p/>
          </table:table-cell>
          <table:table-cell table:formula="of:=136.43+20.46+2.3" office:value-type="float" office:value="159.19" calcext:value-type="float">
            <text:p>R 159.19</text:p>
          </table:table-cell>
          <table:table-cell office:value-type="float" office:value="75.5" calcext:value-type="float">
            <text:p>75.5</text:p>
          </table:table-cell>
          <table:table-cell table:formula="of:=[.E788]/[.F788]" office:value-type="float" office:value="2.10847682119205" calcext:value-type="float">
            <text:p>R 2.11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19" calcext:value-type="date">
            <text:p>19-Oct-18</text:p>
          </table:table-cell>
          <table:table-cell office:value-type="time" office:time-value="PT17H11M00S" calcext:value-type="time">
            <text:p>17:11</text:p>
          </table:table-cell>
          <table:table-cell office:value-type="float" office:value="218.5" calcext:value-type="float">
            <text:p>218.5</text:p>
          </table:table-cell>
          <table:table-cell table:style-name="ce10" table:formula="of:=IF(([.A789]+[.B789])=([.A788]+[.B788]);&quot;&quot;;([.C788]-[.C789])/(([.A789]-[.A788])+([.B789]-[.B78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789]/[.F789]" office:value-type="float" office:value="2.12681912681913" calcext:value-type="float">
            <text:p>R 2.13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24" calcext:value-type="date">
            <text:p>24-Oct-18</text:p>
          </table:table-cell>
          <table:table-cell office:value-type="time" office:time-value="PT19H44M00S" calcext:value-type="time">
            <text:p>19:44</text:p>
          </table:table-cell>
          <table:table-cell office:value-type="float" office:value="79.5" calcext:value-type="float">
            <text:p>79.5</text:p>
          </table:table-cell>
          <table:table-cell table:style-name="ce10" table:formula="of:=IF(([.A790]+[.B790])=([.A789]+[.B789]);&quot;&quot;;([.C789]-[.C790])/(([.A790]-[.A789])+([.B790]-[.B789])))" office:value-type="float" office:value="27.2215422276622" calcext:value-type="float">
            <text:p>27.2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0-24" calcext:value-type="date">
            <text:p>24-Oct-18</text:p>
          </table:table-cell>
          <table:table-cell office:value-type="time" office:time-value="PT19H44M00S" calcext:value-type="time">
            <text:p>19:44</text:p>
          </table:table-cell>
          <table:table-cell office:value-type="float" office:value="207.8" calcext:value-type="float">
            <text:p>207.8</text:p>
          </table:table-cell>
          <table:table-cell table:style-name="ce10" table:formula="of:=IF(([.A791]+[.B791])=([.A790]+[.B790]);&quot;&quot;;([.C790]-[.C791])/(([.A791]-[.A790])+([.B791]-[.B790])))">
            <text:p/>
          </table:table-cell>
          <table:table-cell table:formula="of:=243.48+36.52+2.3" office:value-type="float" office:value="282.3" calcext:value-type="float">
            <text:p>R 282.30</text:p>
          </table:table-cell>
          <table:table-cell office:value-type="float" office:value="128.4" calcext:value-type="float">
            <text:p>128.4</text:p>
          </table:table-cell>
          <table:table-cell table:formula="of:=[.E791]/[.F791]" office:value-type="float" office:value="2.19859813084112" calcext:value-type="float">
            <text:p>R 2.20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28" calcext:value-type="date">
            <text:p>28-Oct-18</text:p>
          </table:table-cell>
          <table:table-cell office:value-type="time" office:time-value="PT16H36M00S" calcext:value-type="time">
            <text:p>16:36</text:p>
          </table:table-cell>
          <table:table-cell office:value-type="float" office:value="93.8" calcext:value-type="float">
            <text:p>93.8</text:p>
          </table:table-cell>
          <table:table-cell table:style-name="ce10" table:formula="of:=IF(([.A792]+[.B792])=([.A791]+[.B791]);&quot;&quot;;([.C791]-[.C792])/(([.A792]-[.A791])+([.B792]-[.B791])))" office:value-type="float" office:value="29.4615936826992" calcext:value-type="float">
            <text:p>29.5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0-28" calcext:value-type="date">
            <text:p>28-Oct-18</text:p>
          </table:table-cell>
          <table:table-cell office:value-type="time" office:time-value="PT16H36M00S" calcext:value-type="time">
            <text:p>16:36</text:p>
          </table:table-cell>
          <table:table-cell table:formula="of:=[.C794]-[.F794]" office:value-type="float" office:value="137.9" calcext:value-type="float">
            <text:p>137.9</text:p>
          </table:table-cell>
          <table:table-cell table:style-name="ce10" table:formula="of:=IF(([.A793]+[.B793])=([.A792]+[.B792]);&quot;&quot;;([.C792]-[.C793])/(([.A793]-[.A792])+([.B793]-[.B79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793]/[.F793]" office:value-type="float" office:value="2.29372197309417" calcext:value-type="float">
            <text:p>R 2.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28" calcext:value-type="date">
            <text:p>28-Oct-18</text:p>
          </table:table-cell>
          <table:table-cell office:value-type="time" office:time-value="PT16H36M00S" calcext:value-type="time">
            <text:p>16:36</text:p>
          </table:table-cell>
          <table:table-cell table:formula="of:=[.C795]-[.F795]" office:value-type="float" office:value="182.5" calcext:value-type="float">
            <text:p>182.5</text:p>
          </table:table-cell>
          <table:table-cell table:style-name="ce10" table:formula="of:=IF(([.A794]+[.B794])=([.A793]+[.B793]);&quot;&quot;;([.C793]-[.C794])/(([.A794]-[.A793])+([.B794]-[.B79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794]/[.F794]" office:value-type="float" office:value="2.29372197309417" calcext:value-type="float">
            <text:p>R 2.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28" calcext:value-type="date">
            <text:p>28-Oct-18</text:p>
          </table:table-cell>
          <table:table-cell office:value-type="time" office:time-value="PT16H36M00S" calcext:value-type="time">
            <text:p>16:36</text:p>
          </table:table-cell>
          <table:table-cell office:value-type="float" office:value="227.1" calcext:value-type="float">
            <text:p>227.1</text:p>
          </table:table-cell>
          <table:table-cell table:style-name="ce10" table:formula="of:=IF(([.A795]+[.B795])=([.A794]+[.B794]);&quot;&quot;;([.C794]-[.C795])/(([.A795]-[.A794])+([.B795]-[.B79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795]/[.F795]" office:value-type="float" office:value="2.29372197309417" calcext:value-type="float">
            <text:p>R 2.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office:value-type="float" office:value="67.5" calcext:value-type="float">
            <text:p>67.5</text:p>
          </table:table-cell>
          <table:table-cell table:style-name="ce10" table:formula="of:=IF(([.A796]+[.B796])=([.A795]+[.B795]);&quot;&quot;;([.C795]-[.C796])/(([.A796]-[.A795])+([.B796]-[.B795])))" office:value-type="float" office:value="27.6863028550777" calcext:value-type="float">
            <text:p>27.7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table:formula="of:=[.C798]-[.F798]" office:value-type="float" office:value="128.7" calcext:value-type="float">
            <text:p>128.7</text:p>
          </table:table-cell>
          <table:table-cell table:style-name="ce10" table:formula="of:=IF(([.A797]+[.B797])=([.A796]+[.B796]);&quot;&quot;;([.C796]-[.C797])/(([.A797]-[.A796])+([.B797]-[.B79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61.3" calcext:value-type="float">
            <text:p>61.3</text:p>
          </table:table-cell>
          <table:table-cell table:formula="of:=[.E797]/[.F797]" office:value-type="float" office:value="1.66884176182708" calcext:value-type="float">
            <text:p>R 1.67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table:formula="of:=[.C799]-[.F799]" office:value-type="float" office:value="186.7" calcext:value-type="float">
            <text:p>186.7</text:p>
          </table:table-cell>
          <table:table-cell table:style-name="ce10" table:formula="of:=IF(([.A798]+[.B798])=([.A797]+[.B797]);&quot;&quot;;([.C797]-[.C798])/(([.A798]-[.A797])+([.B798]-[.B79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8" calcext:value-type="float">
            <text:p>58</text:p>
          </table:table-cell>
          <table:table-cell table:formula="of:=[.E798]/[.F798]" office:value-type="float" office:value="1.76379310344828" calcext:value-type="float">
            <text:p>R 1.76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office:value-type="float" office:value="239.1" calcext:value-type="float">
            <text:p>239.1</text:p>
          </table:table-cell>
          <table:table-cell table:style-name="ce10" table:formula="of:=IF(([.A799]+[.B799])=([.A798]+[.B798]);&quot;&quot;;([.C798]-[.C799])/(([.A799]-[.A798])+([.B799]-[.B79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799]/[.F799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office:value-type="float" office:value="67.5" calcext:value-type="float">
            <text:p>67.5</text:p>
          </table:table-cell>
          <table:table-cell table:style-name="ce10" table:formula="of:=IF(([.A800]+[.B800])=([.A799]+[.B799]);&quot;&quot;;([.C799]-[.C800])/(([.A800]-[.A799])+([.B800]-[.B799])))" office:value-type="float" office:value="27.2170943936557" calcext:value-type="float">
            <text:p>27.2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table:formula="of:=[.C802]-[.F802]" office:value-type="float" office:value="119.9" calcext:value-type="float">
            <text:p>119.9</text:p>
          </table:table-cell>
          <table:table-cell table:style-name="ce10" table:formula="of:=IF(([.A801]+[.B801])=([.A800]+[.B800]);&quot;&quot;;([.C800]-[.C801])/(([.A801]-[.A800])+([.B801]-[.B80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01]/[.F801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table:formula="of:=[.C803]-[.F803]" office:value-type="float" office:value="172.3" calcext:value-type="float">
            <text:p>172.3</text:p>
          </table:table-cell>
          <table:table-cell table:style-name="ce10" table:formula="of:=IF(([.A802]+[.B802])=([.A801]+[.B801]);&quot;&quot;;([.C801]-[.C802])/(([.A802]-[.A801])+([.B802]-[.B80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02]/[.F802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office:value-type="float" office:value="224.7" calcext:value-type="float">
            <text:p>224.7</text:p>
          </table:table-cell>
          <table:table-cell table:style-name="ce10" table:formula="of:=IF(([.A803]+[.B803])=([.A802]+[.B802]);&quot;&quot;;([.C802]-[.C803])/(([.A803]-[.A802])+([.B803]-[.B80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03]/[.F803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office:value-type="float" office:value="77.9" calcext:value-type="float">
            <text:p>77.9</text:p>
          </table:table-cell>
          <table:table-cell table:style-name="ce10" table:formula="of:=IF(([.A804]+[.B804])=([.A803]+[.B803]);&quot;&quot;;([.C803]-[.C804])/(([.A804]-[.A803])+([.B804]-[.B803])))" office:value-type="float" office:value="28.8629164391043" calcext:value-type="float">
            <text:p>28.9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table:formula="of:=[.C806]-[.F806]" office:value-type="float" office:value="130.3" calcext:value-type="float">
            <text:p>130.3</text:p>
          </table:table-cell>
          <table:table-cell table:style-name="ce10" table:formula="of:=IF(([.A805]+[.B805])=([.A804]+[.B804]);&quot;&quot;;([.C804]-[.C805])/(([.A805]-[.A804])+([.B805]-[.B80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05]/[.F805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table:formula="of:=[.C807]-[.F807]" office:value-type="float" office:value="179.9" calcext:value-type="float">
            <text:p>179.9</text:p>
          </table:table-cell>
          <table:table-cell table:style-name="ce10" table:formula="of:=IF(([.A806]+[.B806])=([.A805]+[.B805]);&quot;&quot;;([.C805]-[.C806])/(([.A806]-[.A805])+([.B806]-[.B80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9.6" calcext:value-type="float">
            <text:p>49.6</text:p>
          </table:table-cell>
          <table:table-cell table:formula="of:=[.E806]/[.F806]" office:value-type="float" office:value="2.0625" calcext:value-type="float">
            <text:p>R 2.06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office:value-type="float" office:value="228" calcext:value-type="float">
            <text:p>228</text:p>
          </table:table-cell>
          <table:table-cell table:style-name="ce10" table:formula="of:=IF(([.A807]+[.B807])=([.A806]+[.B806]);&quot;&quot;;([.C806]-[.C807])/(([.A807]-[.A806])+([.B807]-[.B80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807]/[.F807]" office:value-type="float" office:value="2.12681912681913" calcext:value-type="float">
            <text:p>R 2.13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19" calcext:value-type="date">
            <text:p>19-Nov-18</text:p>
          </table:table-cell>
          <table:table-cell office:value-type="time" office:time-value="PT06H41M00S" calcext:value-type="time">
            <text:p>06:41</text:p>
          </table:table-cell>
          <table:table-cell office:value-type="float" office:value="94.2" calcext:value-type="float">
            <text:p>94.2</text:p>
          </table:table-cell>
          <table:table-cell table:style-name="ce10" table:formula="of:=IF(([.A808]+[.B808])=([.A807]+[.B807]);&quot;&quot;;([.C807]-[.C808])/(([.A808]-[.A807])+([.B808]-[.B807])))" office:value-type="float" office:value="30.1946403385049" calcext:value-type="float">
            <text:p>30.2</text:p>
          </table:table-cell>
          <table:table-cell office:value-type="string" calcext:value-type="string">
            <text:p>Het swembadpomp aangehad vir lank om water te verwarm Vrydag, Saterdag en Sondag.</text:p>
          </table:table-cell>
          <table:table-cell table:number-columns-repeated="6"/>
          <table:table-cell table:style-name="ce7"/>
          <table:table-cell table:number-columns-repeated="57"/>
        </table:table-row>
        <table:table-row table:style-name="ro2">
          <table:table-cell office:value-type="date" office:date-value="2018-11-19" calcext:value-type="date">
            <text:p>19-Nov-18</text:p>
          </table:table-cell>
          <table:table-cell office:value-type="time" office:time-value="PT06H41M00S" calcext:value-type="time">
            <text:p>06:41</text:p>
          </table:table-cell>
          <table:table-cell table:formula="of:=[.C810]-[.F810]" office:value-type="float" office:value="142" calcext:value-type="float">
            <text:p>142</text:p>
          </table:table-cell>
          <table:table-cell table:style-name="ce10" table:formula="of:=IF(([.A809]+[.B809])=([.A808]+[.B808]);&quot;&quot;;([.C808]-[.C809])/(([.A809]-[.A808])+([.B809]-[.B80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809]/[.F809]" office:value-type="float" office:value="2.12681912681913" calcext:value-type="float">
            <text:p>R 2.13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19" calcext:value-type="date">
            <text:p>19-Nov-18</text:p>
          </table:table-cell>
          <table:table-cell office:value-type="time" office:time-value="PT06H41M00S" calcext:value-type="time">
            <text:p>06:41</text:p>
          </table:table-cell>
          <table:table-cell office:value-type="float" office:value="190.1" calcext:value-type="float">
            <text:p>190.1</text:p>
          </table:table-cell>
          <table:table-cell table:style-name="ce10" table:formula="of:=IF(([.A810]+[.B810])=([.A809]+[.B809]);&quot;&quot;;([.C809]-[.C810])/(([.A810]-[.A809])+([.B810]-[.B80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810]/[.F810]" office:value-type="float" office:value="2.12681912681913" calcext:value-type="float">
            <text:p>R 2.13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23" calcext:value-type="date">
            <text:p>23-Nov-18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95.2" calcext:value-type="float">
            <text:p>95.2</text:p>
          </table:table-cell>
          <table:table-cell table:style-name="ce10" table:formula="of:=IF(([.A811]+[.B811])=([.A810]+[.B810]);&quot;&quot;;([.C810]-[.C811])/(([.A811]-[.A810])+([.B811]-[.B810])))" office:value-type="float" office:value="23.6633766233766" calcext:value-type="float">
            <text:p>23.7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office:value-type="float" office:value="70.3" calcext:value-type="float">
            <text:p>70.3</text:p>
          </table:table-cell>
          <table:table-cell table:style-name="ce10" table:formula="of:=IF(([.A812]+[.B812])=([.A811]+[.B811]);&quot;&quot;;([.C811]-[.C812])/(([.A812]-[.A811])+([.B812]-[.B811])))" office:value-type="float" office:value="11.0428087465353" calcext:value-type="float">
            <text:p>11.0</text:p>
          </table:table-cell>
          <table:table-cell office:value-type="string" calcext:value-type="string">
            <text:p>Geysers was af vir naweek.</text:p>
          </table:table-cell>
          <table:table-cell table:number-columns-repeated="6"/>
          <table:table-cell table:style-name="ce7"/>
          <table:table-cell table:number-columns-repeated="57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table:formula="of:=[.C814]-[.F814]" office:value-type="float" office:value="118.3" calcext:value-type="float">
            <text:p>118.3</text:p>
          </table:table-cell>
          <table:table-cell table:style-name="ce10" table:formula="of:=IF(([.A813]+[.B813])=([.A812]+[.B812]);&quot;&quot;;([.C812]-[.C813])/(([.A813]-[.A812])+([.B813]-[.B81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813]/[.F813]" office:value-type="float" office:value="2.12681912681913" calcext:value-type="float">
            <text:p>R 2.13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table:formula="of:=[.C815]-[.F815]" office:value-type="float" office:value="164.9" calcext:value-type="float">
            <text:p>164.9</text:p>
          </table:table-cell>
          <table:table-cell table:style-name="ce10" table:formula="of:=IF(([.A814]+[.B814])=([.A813]+[.B813]);&quot;&quot;;([.C813]-[.C814])/(([.A814]-[.A813])+([.B814]-[.B81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6.6" calcext:value-type="float">
            <text:p>46.6</text:p>
          </table:table-cell>
          <table:table-cell table:formula="of:=[.E814]/[.F814]" office:value-type="float" office:value="2.19527896995708" calcext:value-type="float">
            <text:p>R 2.20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office:value-type="float" office:value="209.5" calcext:value-type="float">
            <text:p>209.5</text:p>
          </table:table-cell>
          <table:table-cell table:style-name="ce10" table:formula="of:=IF(([.A815]+[.B815])=([.A814]+[.B814]);&quot;&quot;;([.C814]-[.C815])/(([.A815]-[.A814])+([.B815]-[.B81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815]/[.F815]" office:value-type="float" office:value="2.29372197309417" calcext:value-type="float">
            <text:p>R 2.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01" calcext:value-type="date">
            <text:p>01-Dec-18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64.7" calcext:value-type="float">
            <text:p>64.7</text:p>
          </table:table-cell>
          <table:table-cell table:style-name="ce10" table:formula="of:=IF(([.A816]+[.B816])=([.A815]+[.B815]);&quot;&quot;;([.C815]-[.C816])/(([.A816]-[.A815])+([.B816]-[.B815])))" office:value-type="float" office:value="24.6555516140475" calcext:value-type="float">
            <text:p>24.7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2-01" calcext:value-type="date">
            <text:p>01-Dec-18</text:p>
          </table:table-cell>
          <table:table-cell office:value-type="time" office:time-value="PT10H00M00S" calcext:value-type="time">
            <text:p>10:00</text:p>
          </table:table-cell>
          <table:table-cell table:formula="of:=[.C818]-[.F818]" office:value-type="float" office:value="109.2" calcext:value-type="float">
            <text:p>109.2</text:p>
          </table:table-cell>
          <table:table-cell table:style-name="ce10" table:formula="of:=IF(([.A817]+[.B817])=([.A816]+[.B816]);&quot;&quot;;([.C816]-[.C817])/(([.A817]-[.A816])+([.B817]-[.B81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817]/[.F817]" office:value-type="float" office:value="2.29372197309417" calcext:value-type="float">
            <text:p>R 2.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01" calcext:value-type="date">
            <text:p>01-Dec-18</text:p>
          </table:table-cell>
          <table:table-cell office:value-type="time" office:time-value="PT10H00M00S" calcext:value-type="time">
            <text:p>10:00</text:p>
          </table:table-cell>
          <table:table-cell table:formula="of:=[.C819]-[.F819]" office:value-type="float" office:value="153.8" calcext:value-type="float">
            <text:p>153.8</text:p>
          </table:table-cell>
          <table:table-cell table:style-name="ce10" table:formula="of:=IF(([.A818]+[.B818])=([.A817]+[.B817]);&quot;&quot;;([.C817]-[.C818])/(([.A818]-[.A817])+([.B818]-[.B81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818]/[.F818]" office:value-type="float" office:value="2.29372197309417" calcext:value-type="float">
            <text:p>R 2.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01" calcext:value-type="date">
            <text:p>01-Dec-18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198.4" calcext:value-type="float">
            <text:p>198.4</text:p>
          </table:table-cell>
          <table:table-cell table:style-name="ce10" table:formula="of:=IF(([.A819]+[.B819])=([.A818]+[.B818]);&quot;&quot;;([.C818]-[.C819])/(([.A819]-[.A818])+([.B819]-[.B81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819]/[.F819]" office:value-type="float" office:value="2.29372197309417" calcext:value-type="float">
            <text:p>R 2.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06" calcext:value-type="date">
            <text:p>06-Dec-18</text:p>
          </table:table-cell>
          <table:table-cell office:value-type="time" office:time-value="PT21H20M00S" calcext:value-type="time">
            <text:p>21:20</text:p>
          </table:table-cell>
          <table:table-cell table:formula="of:=120.4-61.3" office:value-type="float" office:value="59.1" calcext:value-type="float">
            <text:p>59.1</text:p>
          </table:table-cell>
          <table:table-cell table:style-name="ce10" table:formula="of:=IF(([.A820]+[.B820])=([.A819]+[.B819]);&quot;&quot;;([.C819]-[.C820])/(([.A820]-[.A819])+([.B820]-[.B819])))" office:value-type="float" office:value="25.4558375634518" calcext:value-type="float">
            <text:p>25.5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2-06" calcext:value-type="date">
            <text:p>06-Dec-18</text:p>
          </table:table-cell>
          <table:table-cell office:value-type="time" office:time-value="PT21H20M00S" calcext:value-type="time">
            <text:p>21:20</text:p>
          </table:table-cell>
          <table:table-cell table:formula="of:=[.C822]-[.F822]" office:value-type="float" office:value="120.4" calcext:value-type="float">
            <text:p>120.4</text:p>
          </table:table-cell>
          <table:table-cell table:style-name="ce10" table:formula="of:=IF(([.A821]+[.B821])=([.A820]+[.B820]);&quot;&quot;;([.C820]-[.C821])/(([.A821]-[.A820])+([.B821]-[.B82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61.3" calcext:value-type="float">
            <text:p>61.3</text:p>
          </table:table-cell>
          <table:table-cell table:formula="of:=[.E821]/[.F821]" office:value-type="float" office:value="1.66884176182708" calcext:value-type="float">
            <text:p>R 1.67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06" calcext:value-type="date">
            <text:p>06-Dec-18</text:p>
          </table:table-cell>
          <table:table-cell office:value-type="time" office:time-value="PT21H20M00S" calcext:value-type="time">
            <text:p>21:20</text:p>
          </table:table-cell>
          <table:table-cell table:formula="of:=[.C823]-[.F823]" office:value-type="float" office:value="178.4" calcext:value-type="float">
            <text:p>178.4</text:p>
          </table:table-cell>
          <table:table-cell table:style-name="ce10" table:formula="of:=IF(([.A822]+[.B822])=([.A821]+[.B821]);&quot;&quot;;([.C821]-[.C822])/(([.A822]-[.A821])+([.B822]-[.B82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8" calcext:value-type="float">
            <text:p>58</text:p>
          </table:table-cell>
          <table:table-cell table:formula="of:=[.E822]/[.F822]" office:value-type="float" office:value="1.76379310344828" calcext:value-type="float">
            <text:p>R 1.76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06" calcext:value-type="date">
            <text:p>06-Dec-18</text:p>
          </table:table-cell>
          <table:table-cell office:value-type="time" office:time-value="PT21H20M00S" calcext:value-type="time">
            <text:p>21:20</text:p>
          </table:table-cell>
          <table:table-cell office:value-type="float" office:value="230.8" calcext:value-type="float">
            <text:p>230.8</text:p>
          </table:table-cell>
          <table:table-cell table:style-name="ce10" table:formula="of:=IF(([.A823]+[.B823])=([.A822]+[.B822]);&quot;&quot;;([.C822]-[.C823])/(([.A823]-[.A822])+([.B823]-[.B82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23]/[.F823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13" calcext:value-type="date">
            <text:p>13-Dec-18</text:p>
          </table:table-cell>
          <table:table-cell office:value-type="time" office:time-value="PT19H12M00S" calcext:value-type="time">
            <text:p>19:12</text:p>
          </table:table-cell>
          <table:table-cell office:value-type="float" office:value="68.9" calcext:value-type="float">
            <text:p>68.9</text:p>
          </table:table-cell>
          <table:table-cell table:style-name="ce10" table:formula="of:=IF(([.A824]+[.B824])=([.A823]+[.B823]);&quot;&quot;;([.C823]-[.C824])/(([.A824]-[.A823])+([.B824]-[.B823])))" office:value-type="float" office:value="23.4260450160772" calcext:value-type="float">
            <text:p>23.4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2-13" calcext:value-type="date">
            <text:p>13-Dec-18</text:p>
          </table:table-cell>
          <table:table-cell office:value-type="time" office:time-value="PT19H12M00S" calcext:value-type="time">
            <text:p>19:12</text:p>
          </table:table-cell>
          <table:table-cell table:formula="of:=[.C826]-[.F826]" office:value-type="float" office:value="121.3" calcext:value-type="float">
            <text:p>121.3</text:p>
          </table:table-cell>
          <table:table-cell table:style-name="ce10" table:formula="of:=IF(([.A825]+[.B825])=([.A824]+[.B824]);&quot;&quot;;([.C824]-[.C825])/(([.A825]-[.A824])+([.B825]-[.B82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25]/[.F825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13" calcext:value-type="date">
            <text:p>13-Dec-18</text:p>
          </table:table-cell>
          <table:table-cell office:value-type="time" office:time-value="PT19H12M00S" calcext:value-type="time">
            <text:p>19:12</text:p>
          </table:table-cell>
          <table:table-cell table:formula="of:=[.C827]-[.F827]" office:value-type="float" office:value="173.7" calcext:value-type="float">
            <text:p>173.7</text:p>
          </table:table-cell>
          <table:table-cell table:style-name="ce10" table:formula="of:=IF(([.A826]+[.B826])=([.A825]+[.B825]);&quot;&quot;;([.C825]-[.C826])/(([.A826]-[.A825])+([.B826]-[.B82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26]/[.F826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13" calcext:value-type="date">
            <text:p>13-Dec-18</text:p>
          </table:table-cell>
          <table:table-cell office:value-type="time" office:time-value="PT19H12M00S" calcext:value-type="time">
            <text:p>19:12</text:p>
          </table:table-cell>
          <table:table-cell table:formula="of:=[.C828]-[.F828]" office:value-type="float" office:value="226.1" calcext:value-type="float">
            <text:p>226.1</text:p>
          </table:table-cell>
          <table:table-cell table:style-name="ce10" table:formula="of:=IF(([.A827]+[.B827])=([.A826]+[.B826]);&quot;&quot;;([.C826]-[.C827])/(([.A827]-[.A826])+([.B827]-[.B82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27]/[.F827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13" calcext:value-type="date">
            <text:p>13-Dec-18</text:p>
          </table:table-cell>
          <table:table-cell office:value-type="time" office:time-value="PT19H12M00S" calcext:value-type="time">
            <text:p>19:12</text:p>
          </table:table-cell>
          <table:table-cell office:value-type="float" office:value="278.5" calcext:value-type="float">
            <text:p>278.5</text:p>
          </table:table-cell>
          <table:table-cell table:style-name="ce10" table:formula="of:=IF(([.A828]+[.B828])=([.A827]+[.B827]);&quot;&quot;;([.C827]-[.C828])/(([.A828]-[.A827])+([.B828]-[.B82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28]/[.F828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15" calcext:value-type="date">
            <text:p>15-Dec-18</text:p>
          </table:table-cell>
          <table:table-cell office:value-type="time" office:time-value="PT10H44M00S" calcext:value-type="time">
            <text:p>10:44</text:p>
          </table:table-cell>
          <table:table-cell office:value-type="float" office:value="237.3" calcext:value-type="float">
            <text:p>237.3</text:p>
          </table:table-cell>
          <table:table-cell table:style-name="ce10" table:formula="of:=IF(([.A829]+[.B829])=([.A828]+[.B828]);&quot;&quot;;([.C828]-[.C829])/(([.A829]-[.A828])+([.B829]-[.B828])))" office:value-type="float" office:value="25.0118043844857" calcext:value-type="float">
            <text:p>25.0</text:p>
          </table:table-cell>
          <table:table-cell office:value-type="string" calcext:value-type="string">
            <text:p>Geysers af. <text:s/>Gaan op Desember vakansie.</text:p>
          </table:table-cell>
          <table:table-cell table:number-columns-repeated="64"/>
        </table:table-row>
        <table:table-row table:style-name="ro2">
          <table:table-cell office:value-type="date" office:date-value="2018-12-15" calcext:value-type="date">
            <text:p>15-Dec-18</text:p>
          </table:table-cell>
          <table:table-cell office:value-type="time" office:time-value="PT10H44M00S" calcext:value-type="time">
            <text:p>10:44</text:p>
          </table:table-cell>
          <table:table-cell table:formula="of:=[.C831]-[.F831]" office:value-type="float" office:value="286.9" calcext:value-type="float">
            <text:p>286.9</text:p>
          </table:table-cell>
          <table:table-cell table:style-name="ce10" table:formula="of:=IF(([.A830]+[.B830])=([.A829]+[.B829]);&quot;&quot;;([.C829]-[.C830])/(([.A830]-[.A829])+([.B830]-[.B82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9.6" calcext:value-type="float">
            <text:p>49.6</text:p>
          </table:table-cell>
          <table:table-cell table:formula="of:=[.E830]/[.F830]" office:value-type="float" office:value="2.0625" calcext:value-type="float">
            <text:p>R 2.06</text:p>
          </table:table-cell>
          <table:table-cell table:number-columns-repeated="62"/>
        </table:table-row>
        <table:table-row table:style-name="ro2">
          <table:table-cell office:value-type="date" office:date-value="2018-12-15" calcext:value-type="date">
            <text:p>15-Dec-18</text:p>
          </table:table-cell>
          <table:table-cell office:value-type="time" office:time-value="PT10H44M00S" calcext:value-type="time">
            <text:p>10:44</text:p>
          </table:table-cell>
          <table:table-cell table:formula="of:=[.C832]-[.F832]" office:value-type="float" office:value="335" calcext:value-type="float">
            <text:p>335</text:p>
          </table:table-cell>
          <table:table-cell table:style-name="ce10" table:formula="of:=IF(([.A831]+[.B831])=([.A830]+[.B830]);&quot;&quot;;([.C830]-[.C831])/(([.A831]-[.A830])+([.B831]-[.B83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831]/[.F831]" office:value-type="float" office:value="2.12681912681913" calcext:value-type="float">
            <text:p>R 2.13</text:p>
          </table:table-cell>
          <table:table-cell table:number-columns-repeated="62"/>
        </table:table-row>
        <table:table-row table:style-name="ro2">
          <table:table-cell office:value-type="date" office:date-value="2018-12-15" calcext:value-type="date">
            <text:p>15-Dec-18</text:p>
          </table:table-cell>
          <table:table-cell office:value-type="time" office:time-value="PT10H44M00S" calcext:value-type="time">
            <text:p>10:44</text:p>
          </table:table-cell>
          <table:table-cell office:value-type="float" office:value="383.1" calcext:value-type="float">
            <text:p>383.1</text:p>
          </table:table-cell>
          <table:table-cell table:style-name="ce10" table:formula="of:=IF(([.A832]+[.B832])=([.A831]+[.B831]);&quot;&quot;;([.C831]-[.C832])/(([.A832]-[.A831])+([.B832]-[.B83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832]/[.F832]" office:value-type="float" office:value="2.12681912681913" calcext:value-type="float">
            <text:p>R 2.13</text:p>
          </table:table-cell>
          <table:table-cell table:number-columns-repeated="62"/>
        </table:table-row>
        <table:table-row table:style-name="ro2">
          <table:table-cell office:value-type="date" office:date-value="2019-01-01" calcext:value-type="date">
            <text:p>01-Jan-19</text:p>
          </table:table-cell>
          <table:table-cell office:value-type="time" office:time-value="PT12H07M00S" calcext:value-type="time">
            <text:p>12:07</text:p>
          </table:table-cell>
          <table:table-cell office:value-type="float" office:value="216.1" calcext:value-type="float">
            <text:p>216.1</text:p>
          </table:table-cell>
          <table:table-cell table:style-name="ce10" table:formula="of:=IF(([.A833]+[.B833])=([.A832]+[.B832]);&quot;&quot;;([.C832]-[.C833])/(([.A833]-[.A832])+([.B833]-[.B832])))" office:value-type="float" office:value="9.79033505679274" calcext:value-type="float">
            <text:p>9.8</text:p>
          </table:table-cell>
          <table:table-cell office:value-type="string" calcext:value-type="string">
            <text:p>Terug van vakansie krag weer aan.</text:p>
          </table:table-cell>
          <table:table-cell table:number-columns-repeated="64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office:value-type="float" office:value="89.5" calcext:value-type="float">
            <text:p>89.5</text:p>
          </table:table-cell>
          <table:table-cell table:style-name="ce10" table:formula="of:=IF(([.A834]+[.B834])=([.A833]+[.B833]);&quot;&quot;;([.C833]-[.C834])/(([.A834]-[.A833])+([.B834]-[.B833])))" office:value-type="float" office:value="32.8949837603753" calcext:value-type="float">
            <text:p>32.9</text:p>
          </table:table-cell>
          <table:table-cell table:number-columns-repeated="65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table:formula="of:=[.C836]-[.F836]" office:value-type="float" office:value="150.7" calcext:value-type="float">
            <text:p>150.7</text:p>
          </table:table-cell>
          <table:table-cell table:style-name="ce10" table:formula="of:=IF(([.A835]+[.B835])=([.A834]+[.B834]);&quot;&quot;;([.C834]-[.C835])/(([.A835]-[.A834])+([.B835]-[.B83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61.3" calcext:value-type="float">
            <text:p>61.3</text:p>
          </table:table-cell>
          <table:table-cell table:formula="of:=[.E835]/[.F835]" office:value-type="float" office:value="1.66884176182708" calcext:value-type="float">
            <text:p>R 1.67</text:p>
          </table:table-cell>
          <table:table-cell table:number-columns-repeated="62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table:formula="of:=[.C837]-[.F837]" office:value-type="float" office:value="208.7" calcext:value-type="float">
            <text:p>208.7</text:p>
          </table:table-cell>
          <table:table-cell table:style-name="ce10" table:formula="of:=IF(([.A836]+[.B836])=([.A835]+[.B835]);&quot;&quot;;([.C835]-[.C836])/(([.A836]-[.A835])+([.B836]-[.B83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8" calcext:value-type="float">
            <text:p>58</text:p>
          </table:table-cell>
          <table:table-cell table:formula="of:=[.E836]/[.F836]" office:value-type="float" office:value="1.76379310344828" calcext:value-type="float">
            <text:p>R 1.76</text:p>
          </table:table-cell>
          <table:table-cell table:number-columns-repeated="62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office:value-type="float" office:value="261.1" calcext:value-type="float">
            <text:p>261.1</text:p>
          </table:table-cell>
          <table:table-cell table:style-name="ce10" table:formula="of:=IF(([.A837]+[.B837])=([.A836]+[.B836]);&quot;&quot;;([.C836]-[.C837])/(([.A837]-[.A836])+([.B837]-[.B83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37]/[.F837]" office:value-type="float" office:value="1.95229007633588" calcext:value-type="float">
            <text:p>R 1.95</text:p>
          </table:table-cell>
          <table:table-cell table:number-columns-repeated="9"/>
          <table:table-cell table:style-name="ce18"/>
          <table:table-cell table:number-columns-repeated="52"/>
        </table:table-row>
        <table:table-row table:style-name="ro2">
          <table:table-cell office:value-type="date" office:date-value="2019-01-11" calcext:value-type="date">
            <text:p>11-Jan-19</text:p>
          </table:table-cell>
          <table:table-cell office:value-type="time" office:time-value="PT18H42M00S" calcext:value-type="time">
            <text:p>18:42</text:p>
          </table:table-cell>
          <table:table-cell office:value-type="float" office:value="81.9" calcext:value-type="float">
            <text:p>81.9</text:p>
          </table:table-cell>
          <table:table-cell table:style-name="ce10" table:formula="of:=IF(([.A838]+[.B838])=([.A837]+[.B837]);&quot;&quot;;([.C837]-[.C838])/(([.A838]-[.A837])+([.B838]-[.B837])))" office:value-type="float" office:value="27.8880363125473" calcext:value-type="float">
            <text:p>27.9</text:p>
          </table:table-cell>
          <table:table-cell table:number-columns-repeated="65"/>
        </table:table-row>
        <table:table-row table:style-name="ro2">
          <table:table-cell office:value-type="date" office:date-value="2019-01-11" calcext:value-type="date">
            <text:p>11-Jan-19</text:p>
          </table:table-cell>
          <table:table-cell office:value-type="time" office:time-value="PT18H42M00S" calcext:value-type="time">
            <text:p>18:42</text:p>
          </table:table-cell>
          <table:table-cell office:value-type="float" office:value="238.9" calcext:value-type="float">
            <text:p>238.9</text:p>
          </table:table-cell>
          <table:table-cell table:style-name="ce10" table:formula="of:=IF(([.A839]+[.B839])=([.A838]+[.B838]);&quot;&quot;;([.C838]-[.C839])/(([.A839]-[.A838])+([.B839]-[.B838])))">
            <text:p/>
          </table:table-cell>
          <table:table-cell office:value-type="float" office:value="302.3" calcext:value-type="float">
            <text:p>R 302.30</text:p>
          </table:table-cell>
          <table:table-cell office:value-type="float" office:value="157.2" calcext:value-type="float">
            <text:p>157.2</text:p>
          </table:table-cell>
          <table:table-cell table:formula="of:=[.E839]/[.F839]" office:value-type="float" office:value="1.92302798982188" calcext:value-type="float">
            <text:p>R 1.92</text:p>
          </table:table-cell>
          <table:table-cell table:number-columns-repeated="9"/>
          <table:table-cell table:style-name="ce12"/>
          <table:table-cell table:number-columns-repeated="52"/>
        </table:table-row>
        <table:table-row table:style-name="ro2">
          <table:table-cell office:value-type="date" office:date-value="2019-01-17" calcext:value-type="date">
            <text:p>17-Jan-19</text:p>
          </table:table-cell>
          <table:table-cell office:value-type="time" office:time-value="PT19H06M00S" calcext:value-type="time">
            <text:p>19:06</text:p>
          </table:table-cell>
          <table:table-cell office:value-type="float" office:value="72.6" calcext:value-type="float">
            <text:p>72.6</text:p>
          </table:table-cell>
          <table:table-cell table:style-name="ce10" table:formula="of:=IF(([.A840]+[.B840])=([.A839]+[.B839]);&quot;&quot;;([.C839]-[.C840])/(([.A840]-[.A839])+([.B840]-[.B839])))" office:value-type="float" office:value="27.6398891966759" calcext:value-type="float">
            <text:p>27.6</text:p>
          </table:table-cell>
          <table:table-cell table:number-columns-repeated="65"/>
        </table:table-row>
        <table:table-row table:style-name="ro2">
          <table:table-cell office:value-type="date" office:date-value="2019-01-17" calcext:value-type="date">
            <text:p>17-Jan-19</text:p>
          </table:table-cell>
          <table:table-cell office:value-type="time" office:time-value="PT19H06M00S" calcext:value-type="time">
            <text:p>19:06</text:p>
          </table:table-cell>
          <table:table-cell office:value-type="float" office:value="222.7" calcext:value-type="float">
            <text:p>222.7</text:p>
          </table:table-cell>
          <table:table-cell table:style-name="ce10" table:formula="of:=IF(([.A841]+[.B841])=([.A840]+[.B840]);&quot;&quot;;([.C840]-[.C841])/(([.A841]-[.A840])+([.B841]-[.B840])))">
            <text:p/>
          </table:table-cell>
          <table:table-cell office:value-type="float" office:value="302.3" calcext:value-type="float">
            <text:p>R 302.30</text:p>
          </table:table-cell>
          <table:table-cell office:value-type="float" office:value="150.2" calcext:value-type="float">
            <text:p>150.2</text:p>
          </table:table-cell>
          <table:table-cell table:formula="of:=[.E841]/[.F841]" office:value-type="float" office:value="2.01264980026631" calcext:value-type="float">
            <text:p>R 2.01</text:p>
          </table:table-cell>
          <table:table-cell table:number-columns-repeated="9"/>
          <table:table-cell table:style-name="ce12"/>
          <table:table-cell table:number-columns-repeated="52"/>
        </table:table-row>
        <table:table-row table:style-name="ro2">
          <table:table-cell office:value-type="date" office:date-value="2019-01-24" calcext:value-type="date">
            <text:p>24-Jan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64.7" calcext:value-type="float">
            <text:p>64.7</text:p>
          </table:table-cell>
          <table:table-cell table:style-name="ce10" table:formula="of:=IF(([.A842]+[.B842])=([.A841]+[.B841]);&quot;&quot;;([.C841]-[.C842])/(([.A842]-[.A841])+([.B842]-[.B841])))" office:value-type="float" office:value="24.4513702310586" calcext:value-type="float">
            <text:p>24.5</text:p>
          </table:table-cell>
          <table:table-cell table:number-columns-repeated="12"/>
          <table:table-cell table:style-name="ce19"/>
          <table:table-cell table:number-columns-repeated="52"/>
        </table:table-row>
        <table:table-row table:style-name="ro2">
          <table:table-cell office:value-type="date" office:date-value="2019-01-24" calcext:value-type="date">
            <text:p>24-Jan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208.7" calcext:value-type="float">
            <text:p>208.7</text:p>
          </table:table-cell>
          <table:table-cell table:style-name="ce10" table:formula="of:=IF(([.A843]+[.B843])=([.A842]+[.B842]);&quot;&quot;;([.C842]-[.C843])/(([.A843]-[.A842])+([.B843]-[.B842])))">
            <text:p/>
          </table:table-cell>
          <table:table-cell office:value-type="float" office:value="302.3" calcext:value-type="float">
            <text:p>R 302.30</text:p>
          </table:table-cell>
          <table:table-cell office:value-type="float" office:value="150.2" calcext:value-type="float">
            <text:p>150.2</text:p>
          </table:table-cell>
          <table:table-cell table:formula="of:=[.E843]/[.F843]" office:value-type="float" office:value="2.01264980026631" calcext:value-type="float">
            <text:p>R 2.01</text:p>
          </table:table-cell>
          <table:table-cell table:number-columns-repeated="9"/>
          <table:table-cell table:style-name="ce12"/>
          <table:table-cell table:number-columns-repeated="52"/>
        </table:table-row>
        <table:table-row table:style-name="ro2">
          <table:table-cell office:value-type="date" office:date-value="2019-01-28" calcext:value-type="date">
            <text:p>28-Jan-19</text:p>
          </table:table-cell>
          <table:table-cell office:value-type="time" office:time-value="PT06H30M00S" calcext:value-type="time">
            <text:p>06:30</text:p>
          </table:table-cell>
          <table:table-cell office:value-type="float" office:value="93.2" calcext:value-type="float">
            <text:p>93.2</text:p>
          </table:table-cell>
          <table:table-cell table:style-name="ce10" table:formula="of:=IF(([.A844]+[.B844])=([.A843]+[.B843]);&quot;&quot;;([.C843]-[.C844])/(([.A844]-[.A843])+([.B844]-[.B843])))" office:value-type="float" office:value="28.780065755321" calcext:value-type="float">
            <text:p>28.8</text:p>
          </table:table-cell>
          <table:table-cell table:number-columns-repeated="65"/>
        </table:table-row>
        <table:table-row table:style-name="ro2">
          <table:table-cell office:value-type="date" office:date-value="2019-01-28" calcext:value-type="date">
            <text:p>28-Jan-19</text:p>
          </table:table-cell>
          <table:table-cell office:value-type="time" office:time-value="PT06H30M00S" calcext:value-type="time">
            <text:p>06:30</text:p>
          </table:table-cell>
          <table:table-cell office:value-type="float" office:value="229" calcext:value-type="float">
            <text:p>229</text:p>
          </table:table-cell>
          <table:table-cell table:style-name="ce10" table:formula="of:=IF(([.A845]+[.B845])=([.A844]+[.B844]);&quot;&quot;;([.C844]-[.C845])/(([.A845]-[.A844])+([.B845]-[.B844])))">
            <text:p/>
          </table:table-cell>
          <table:table-cell office:value-type="float" office:value="302.3" calcext:value-type="float">
            <text:p>R 302.30</text:p>
          </table:table-cell>
          <table:table-cell office:value-type="float" office:value="135.8" calcext:value-type="float">
            <text:p>135.8</text:p>
          </table:table-cell>
          <table:table-cell table:formula="of:=[.E845]/[.F845]" office:value-type="float" office:value="2.2260677466863" calcext:value-type="float">
            <text:p>R 2.23</text:p>
          </table:table-cell>
          <table:table-cell table:number-columns-repeated="62"/>
        </table:table-row>
        <table:table-row table:style-name="ro2">
          <table:table-cell office:value-type="date" office:date-value="2019-01-29" calcext:value-type="date">
            <text:p>29-Jan-19</text:p>
          </table:table-cell>
          <table:table-cell office:value-type="time" office:time-value="PT07H23M00S" calcext:value-type="time">
            <text:p>07:23</text:p>
          </table:table-cell>
          <table:table-cell office:value-type="float" office:value="199.6" calcext:value-type="float">
            <text:p>199.6</text:p>
          </table:table-cell>
          <table:table-cell table:style-name="ce10" table:formula="of:=IF(([.A846]+[.B846])=([.A845]+[.B845]);&quot;&quot;;([.C845]-[.C846])/(([.A846]-[.A845])+([.B846]-[.B845])))" office:value-type="float" office:value="28.3563295378433" calcext:value-type="float">
            <text:p>28.4</text:p>
          </table:table-cell>
          <table:table-cell table:number-columns-repeated="65"/>
        </table:table-row>
        <table:table-row table:style-name="ro2">
          <table:table-cell office:value-type="date" office:date-value="2019-01-29" calcext:value-type="date">
            <text:p>29-Jan-19</text:p>
          </table:table-cell>
          <table:table-cell office:value-type="time" office:time-value="PT07H23M00S" calcext:value-type="time">
            <text:p>07:23</text:p>
          </table:table-cell>
          <table:table-cell office:value-type="float" office:value="244.2" calcext:value-type="float">
            <text:p>244.2</text:p>
          </table:table-cell>
          <table:table-cell table:style-name="ce10" table:formula="of:=IF(([.A847]+[.B847])=([.A846]+[.B846]);&quot;&quot;;([.C846]-[.C847])/(([.A847]-[.A846])+([.B847]-[.B846])))">
            <text:p/>
          </table:table-cell>
          <table:table-cell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847]/[.F847]" office:value-type="float" office:value="2.29372197309417" calcext:value-type="float">
            <text:p>R 2.29</text:p>
          </table:table-cell>
          <table:table-cell table:number-columns-repeated="9"/>
          <table:table-cell table:style-name="ce12"/>
          <table:table-cell table:number-columns-repeated="52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office:value-type="float" office:value="98.2" calcext:value-type="float">
            <text:p>98.2</text:p>
          </table:table-cell>
          <table:table-cell table:style-name="ce10" table:formula="of:=IF(([.A848]+[.B848])=([.A847]+[.B847]);&quot;&quot;;([.C847]-[.C848])/(([.A848]-[.A847])+([.B848]-[.B847])))" office:value-type="float" office:value="26.3756115920211" calcext:value-type="float">
            <text:p>26.4</text:p>
          </table:table-cell>
          <table:table-cell table:number-columns-repeated="12"/>
          <table:table-cell table:style-name="ce19"/>
          <table:table-cell table:number-columns-repeated="52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table:formula="of:=[.C850]-[.F850]" office:value-type="float" office:value="159.4" calcext:value-type="float">
            <text:p>159.4</text:p>
          </table:table-cell>
          <table:table-cell table:style-name="ce10" table:formula="of:=IF(([.A849]+[.B849])=([.A848]+[.B848]);&quot;&quot;;([.C848]-[.C849])/(([.A849]-[.A848])+([.B849]-[.B84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61.3" calcext:value-type="float">
            <text:p>61.3</text:p>
          </table:table-cell>
          <table:table-cell table:formula="of:=[.E849]/[.F849]" office:value-type="float" office:value="1.66884176182708" calcext:value-type="float">
            <text:p>R 1.67</text:p>
          </table:table-cell>
          <table:table-cell table:number-columns-repeated="62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table:formula="of:=[.C851]-[.F851]" office:value-type="float" office:value="217.4" calcext:value-type="float">
            <text:p>217.4</text:p>
          </table:table-cell>
          <table:table-cell table:style-name="ce10" table:formula="of:=IF(([.A850]+[.B850])=([.A849]+[.B849]);&quot;&quot;;([.C849]-[.C850])/(([.A850]-[.A849])+([.B850]-[.B84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8" calcext:value-type="float">
            <text:p>58</text:p>
          </table:table-cell>
          <table:table-cell table:formula="of:=[.E850]/[.F850]" office:value-type="float" office:value="1.76379310344828" calcext:value-type="float">
            <text:p>R 1.76</text:p>
          </table:table-cell>
          <table:table-cell table:number-columns-repeated="62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office:value-type="float" office:value="269.8" calcext:value-type="float">
            <text:p>269.8</text:p>
          </table:table-cell>
          <table:table-cell table:style-name="ce10" table:formula="of:=IF(([.A851]+[.B851])=([.A850]+[.B850]);&quot;&quot;;([.C850]-[.C851])/(([.A851]-[.A850])+([.B851]-[.B85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51]/[.F851]" office:value-type="float" office:value="1.95229007633588" calcext:value-type="float">
            <text:p>R 1.95</text:p>
          </table:table-cell>
          <table:table-cell table:number-columns-repeated="62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office:value-type="float" office:value="51.6" calcext:value-type="float">
            <text:p>51.6</text:p>
          </table:table-cell>
          <table:table-cell table:style-name="ce10" table:formula="of:=IF(([.A852]+[.B852])=([.A851]+[.B851]);&quot;&quot;;([.C851]-[.C852])/(([.A852]-[.A851])+([.B852]-[.B851])))" office:value-type="float" office:value="29.1500139159477" calcext:value-type="float">
            <text:p>29.2</text:p>
          </table:table-cell>
          <table:table-cell table:number-columns-repeated="65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table:formula="of:=[.C854]-[.F854]" office:value-type="float" office:value="103.9" calcext:value-type="float">
            <text:p>103.9</text:p>
          </table:table-cell>
          <table:table-cell table:style-name="ce10" table:formula="of:=IF(([.A853]+[.B853])=([.A852]+[.B852]);&quot;&quot;;([.C852]-[.C853])/(([.A853]-[.A852])+([.B853]-[.B85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53]/[.F853]" office:value-type="float" office:value="1.95229007633588" calcext:value-type="float">
            <text:p>R 1.95</text:p>
          </table:table-cell>
          <table:table-cell table:number-columns-repeated="62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table:formula="of:=[.C855]-[.F855]" office:value-type="float" office:value="156.3" calcext:value-type="float">
            <text:p>156.3</text:p>
          </table:table-cell>
          <table:table-cell table:style-name="ce10" table:formula="of:=IF(([.A854]+[.B854])=([.A853]+[.B853]);&quot;&quot;;([.C853]-[.C854])/(([.A854]-[.A853])+([.B854]-[.B85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54]/[.F854]" office:value-type="float" office:value="1.95229007633588" calcext:value-type="float">
            <text:p>R 1.95</text:p>
          </table:table-cell>
          <table:table-cell table:number-columns-repeated="62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office:value-type="float" office:value="208.7" calcext:value-type="float">
            <text:p>208.7</text:p>
          </table:table-cell>
          <table:table-cell table:style-name="ce10" table:formula="of:=IF(([.A855]+[.B855])=([.A854]+[.B854]);&quot;&quot;;([.C854]-[.C855])/(([.A855]-[.A854])+([.B855]-[.B85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55]/[.F855]" office:value-type="float" office:value="1.95229007633588" calcext:value-type="float">
            <text:p>R 1.95</text:p>
          </table:table-cell>
          <table:table-cell table:number-columns-repeated="62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office:value-type="float" office:value="77.8" calcext:value-type="float">
            <text:p>77.8</text:p>
          </table:table-cell>
          <table:table-cell table:style-name="ce10" table:formula="of:=IF(([.A856]+[.B856])=([.A855]+[.B855]);&quot;&quot;;([.C855]-[.C856])/(([.A856]-[.A855])+([.B856]-[.B855])))" office:value-type="float" office:value="25.7966333652662" calcext:value-type="float">
            <text:p>25.8</text:p>
          </table:table-cell>
          <table:table-cell table:number-columns-repeated="65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table:formula="of:=[.C858]-[.F858]" office:value-type="float" office:value="130.1" calcext:value-type="float">
            <text:p>130.1</text:p>
          </table:table-cell>
          <table:table-cell table:style-name="ce10" table:formula="of:=IF(([.A857]+[.B857])=([.A856]+[.B856]);&quot;&quot;;([.C856]-[.C857])/(([.A857]-[.A856])+([.B857]-[.B85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57]/[.F857]" office:value-type="float" office:value="1.95229007633588" calcext:value-type="float">
            <text:p>R 1.95</text:p>
          </table:table-cell>
          <table:table-cell table:number-columns-repeated="62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table:formula="of:=[.C859]-[.F859]" office:value-type="float" office:value="179.7" calcext:value-type="float">
            <text:p>179.7</text:p>
          </table:table-cell>
          <table:table-cell table:style-name="ce10" table:formula="of:=IF(([.A858]+[.B858])=([.A857]+[.B857]);&quot;&quot;;([.C857]-[.C858])/(([.A858]-[.A857])+([.B858]-[.B85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9.6" calcext:value-type="float">
            <text:p>49.6</text:p>
          </table:table-cell>
          <table:table-cell table:formula="of:=[.E858]/[.F858]" office:value-type="float" office:value="2.0625" calcext:value-type="float">
            <text:p>R 2.06</text:p>
          </table:table-cell>
          <table:table-cell table:number-columns-repeated="62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office:value-type="float" office:value="227.8" calcext:value-type="float">
            <text:p>227.8</text:p>
          </table:table-cell>
          <table:table-cell table:style-name="ce10" table:formula="of:=IF(([.A859]+[.B859])=([.A858]+[.B858]);&quot;&quot;;([.C858]-[.C859])/(([.A859]-[.A858])+([.B859]-[.B85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859]/[.F859]" office:value-type="float" office:value="2.12681912681913" calcext:value-type="float">
            <text:p>R 2.13</text:p>
          </table:table-cell>
          <table:table-cell table:number-columns-repeated="62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office:value-type="float" office:value="95.7" calcext:value-type="float">
            <text:p>95.7</text:p>
          </table:table-cell>
          <table:table-cell table:style-name="ce10" table:formula="of:=IF(([.A860]+[.B860])=([.A859]+[.B859]);&quot;&quot;;([.C859]-[.C860])/(([.A860]-[.A859])+([.B860]-[.B859])))" office:value-type="float" office:value="27.1167498218104" calcext:value-type="float">
            <text:p>27.1</text:p>
          </table:table-cell>
          <table:table-cell table:number-columns-repeated="65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table:formula="of:=[.C862]-[.F862]" office:value-type="float" office:value="143.4" calcext:value-type="float">
            <text:p>143.4</text:p>
          </table:table-cell>
          <table:table-cell table:style-name="ce10" table:formula="of:=IF(([.A861]+[.B861])=([.A860]+[.B860]);&quot;&quot;;([.C860]-[.C861])/(([.A861]-[.A860])+([.B861]-[.B86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861]/[.F861]" office:value-type="float" office:value="2.12681912681913" calcext:value-type="float">
            <text:p>R 2.13</text:p>
          </table:table-cell>
          <table:table-cell table:number-columns-repeated="62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table:formula="of:=[.C863]-[.F863]" office:value-type="float" office:value="191.5" calcext:value-type="float">
            <text:p>191.5</text:p>
          </table:table-cell>
          <table:table-cell table:style-name="ce10" table:formula="of:=IF(([.A862]+[.B862])=([.A861]+[.B861]);&quot;&quot;;([.C861]-[.C862])/(([.A862]-[.A861])+([.B862]-[.B86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862]/[.F862]" office:value-type="float" office:value="2.12681912681913" calcext:value-type="float">
            <text:p>R 2.13</text:p>
          </table:table-cell>
          <table:table-cell table:number-columns-repeated="62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office:value-type="float" office:value="239.6" calcext:value-type="float">
            <text:p>239.6</text:p>
          </table:table-cell>
          <table:table-cell table:style-name="ce10" table:formula="of:=IF(([.A863]+[.B863])=([.A862]+[.B862]);&quot;&quot;;([.C862]-[.C863])/(([.A863]-[.A862])+([.B863]-[.B86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863]/[.F863]" office:value-type="float" office:value="2.12681912681913" calcext:value-type="float">
            <text:p>R 2.13</text:p>
          </table:table-cell>
          <table:table-cell table:number-columns-repeated="62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105.9" calcext:value-type="float">
            <text:p>105.9</text:p>
          </table:table-cell>
          <table:table-cell table:style-name="ce10" table:formula="of:=IF(([.A864]+[.B864])=([.A863]+[.B863]);&quot;&quot;;([.C863]-[.C864])/(([.A864]-[.A863])+([.B864]-[.B863])))" office:value-type="float" office:value="29.5560331593491" calcext:value-type="float">
            <text:p>29.6</text:p>
          </table:table-cell>
          <table:table-cell table:number-columns-repeated="65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table:formula="of:=[.C866]-[.F866]" office:value-type="float" office:value="152.4" calcext:value-type="float">
            <text:p>152.4</text:p>
          </table:table-cell>
          <table:table-cell table:style-name="ce10" table:formula="of:=IF(([.A865]+[.B865])=([.A864]+[.B864]);&quot;&quot;;([.C864]-[.C865])/(([.A865]-[.A864])+([.B865]-[.B86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6.6" calcext:value-type="float">
            <text:p>46.6</text:p>
          </table:table-cell>
          <table:table-cell table:formula="of:=[.E865]/[.F865]" office:value-type="float" office:value="2.19527896995708" calcext:value-type="float">
            <text:p>R 2.20</text:p>
          </table:table-cell>
          <table:table-cell table:number-columns-repeated="62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table:formula="of:=[.C867]-[.F867]" office:value-type="float" office:value="197" calcext:value-type="float">
            <text:p>197</text:p>
          </table:table-cell>
          <table:table-cell table:style-name="ce10" table:formula="of:=IF(([.A866]+[.B866])=([.A865]+[.B865]);&quot;&quot;;([.C865]-[.C866])/(([.A866]-[.A865])+([.B866]-[.B86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866]/[.F866]" office:value-type="float" office:value="2.29372197309417" calcext:value-type="float">
            <text:p>R 2.29</text:p>
          </table:table-cell>
          <table:table-cell table:number-columns-repeated="62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41.6" calcext:value-type="float">
            <text:p>241.6</text:p>
          </table:table-cell>
          <table:table-cell table:style-name="ce10" table:formula="of:=IF(([.A867]+[.B867])=([.A866]+[.B866]);&quot;&quot;;([.C866]-[.C867])/(([.A867]-[.A866])+([.B867]-[.B86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867]/[.F867]" office:value-type="float" office:value="2.29372197309417" calcext:value-type="float">
            <text:p>R 2.29</text:p>
          </table:table-cell>
          <table:table-cell table:number-columns-repeated="62"/>
        </table:table-row>
        <table:table-row table:style-name="ro2">
          <table:table-cell office:value-type="date" office:date-value="2019-03-03" calcext:value-type="date">
            <text:p>03-Mar-19</text:p>
          </table:table-cell>
          <table:table-cell office:value-type="time" office:time-value="PT19H45M00S" calcext:value-type="time">
            <text:p>19:45</text:p>
          </table:table-cell>
          <table:table-cell office:value-type="float" office:value="86.3" calcext:value-type="float">
            <text:p>86.3</text:p>
          </table:table-cell>
          <table:table-cell table:style-name="ce10" table:formula="of:=IF(([.A868]+[.B868])=([.A867]+[.B867]);&quot;&quot;;([.C867]-[.C868])/(([.A868]-[.A867])+([.B868]-[.B867])))" office:value-type="float" office:value="25.7759336099585" calcext:value-type="float">
            <text:p>25.8</text:p>
          </table:table-cell>
          <table:table-cell table:number-columns-repeated="65"/>
        </table:table-row>
        <table:table-row table:style-name="ro2">
          <table:table-cell office:value-type="date" office:date-value="2019-03-03" calcext:value-type="date">
            <text:p>03-Mar-19</text:p>
          </table:table-cell>
          <table:table-cell office:value-type="time" office:time-value="PT19H45M00S" calcext:value-type="time">
            <text:p>19:45</text:p>
          </table:table-cell>
          <table:table-cell table:formula="of:=[.C870]-[.F870]" office:value-type="float" office:value="147.5" calcext:value-type="float">
            <text:p>147.5</text:p>
          </table:table-cell>
          <table:table-cell table:style-name="ce10" table:formula="of:=IF(([.A869]+[.B869])=([.A868]+[.B868]);&quot;&quot;;([.C868]-[.C869])/(([.A869]-[.A868])+([.B869]-[.B86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61.3" calcext:value-type="float">
            <text:p>61.3</text:p>
          </table:table-cell>
          <table:table-cell table:formula="of:=[.E869]/[.F869]" office:value-type="float" office:value="1.66884176182708" calcext:value-type="float">
            <text:p>R 1.67</text:p>
          </table:table-cell>
          <table:table-cell table:number-columns-repeated="62"/>
        </table:table-row>
        <table:table-row table:style-name="ro2">
          <table:table-cell office:value-type="date" office:date-value="2019-03-03" calcext:value-type="date">
            <text:p>03-Mar-19</text:p>
          </table:table-cell>
          <table:table-cell office:value-type="time" office:time-value="PT19H45M00S" calcext:value-type="time">
            <text:p>19:45</text:p>
          </table:table-cell>
          <table:table-cell office:value-type="float" office:value="205.5" calcext:value-type="float">
            <text:p>205.5</text:p>
          </table:table-cell>
          <table:table-cell table:style-name="ce10" table:formula="of:=IF(([.A870]+[.B870])=([.A869]+[.B869]);&quot;&quot;;([.C869]-[.C870])/(([.A870]-[.A869])+([.B870]-[.B86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8" calcext:value-type="float">
            <text:p>58</text:p>
          </table:table-cell>
          <table:table-cell table:formula="of:=[.E870]/[.F870]" office:value-type="float" office:value="1.76379310344828" calcext:value-type="float">
            <text:p>R 1.76</text:p>
          </table:table-cell>
          <table:table-cell table:number-columns-repeated="62"/>
        </table:table-row>
        <table:table-row table:style-name="ro2">
          <table:table-cell office:value-type="date" office:date-value="2019-03-08" calcext:value-type="date">
            <text:p>08-Mar-19</text:p>
          </table:table-cell>
          <table:table-cell office:value-type="time" office:time-value="PT16H31M00S" calcext:value-type="time">
            <text:p>16:31</text:p>
          </table:table-cell>
          <table:table-cell office:value-type="float" office:value="76.2" calcext:value-type="float">
            <text:p>76.2</text:p>
          </table:table-cell>
          <table:table-cell table:style-name="ce10" table:formula="of:=IF(([.A871]+[.B871])=([.A870]+[.B870]);&quot;&quot;;([.C870]-[.C871])/(([.A871]-[.A870])+([.B871]-[.B870])))" office:value-type="float" office:value="26.5760776477305" calcext:value-type="float">
            <text:p>26.6</text:p>
          </table:table-cell>
          <table:table-cell table:number-columns-repeated="65"/>
        </table:table-row>
        <table:table-row table:style-name="ro2">
          <table:table-cell office:value-type="date" office:date-value="2019-03-08" calcext:value-type="date">
            <text:p>08-Mar-19</text:p>
          </table:table-cell>
          <table:table-cell office:value-type="time" office:time-value="PT16H31M00S" calcext:value-type="time">
            <text:p>16:31</text:p>
          </table:table-cell>
          <table:table-cell table:formula="of:=[.C873]-[.F873]" office:value-type="float" office:value="128.5" calcext:value-type="float">
            <text:p>128.5</text:p>
          </table:table-cell>
          <table:table-cell table:style-name="ce10" table:formula="of:=IF(([.A872]+[.B872])=([.A871]+[.B871]);&quot;&quot;;([.C871]-[.C872])/(([.A872]-[.A871])+([.B872]-[.B87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72]/[.F872]" office:value-type="float" office:value="1.95229007633588" calcext:value-type="float">
            <text:p>R 1.95</text:p>
          </table:table-cell>
          <table:table-cell table:number-columns-repeated="62"/>
        </table:table-row>
        <table:table-row table:style-name="ro2">
          <table:table-cell office:value-type="date" office:date-value="2019-03-08" calcext:value-type="date">
            <text:p>08-Mar-19</text:p>
          </table:table-cell>
          <table:table-cell office:value-type="time" office:time-value="PT16H31M00S" calcext:value-type="time">
            <text:p>16:31</text:p>
          </table:table-cell>
          <table:table-cell table:formula="of:=[.C874]-[.F874]" office:value-type="float" office:value="180.9" calcext:value-type="float">
            <text:p>180.9</text:p>
          </table:table-cell>
          <table:table-cell table:style-name="ce10" table:formula="of:=IF(([.A873]+[.B873])=([.A872]+[.B872]);&quot;&quot;;([.C872]-[.C873])/(([.A873]-[.A872])+([.B873]-[.B87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73]/[.F873]" office:value-type="float" office:value="1.95229007633588" calcext:value-type="float">
            <text:p>R 1.95</text:p>
          </table:table-cell>
          <table:table-cell table:number-columns-repeated="62"/>
        </table:table-row>
        <table:table-row table:style-name="ro2">
          <table:table-cell office:value-type="date" office:date-value="2019-03-08" calcext:value-type="date">
            <text:p>08-Mar-19</text:p>
          </table:table-cell>
          <table:table-cell office:value-type="time" office:time-value="PT16H31M00S" calcext:value-type="time">
            <text:p>16:31</text:p>
          </table:table-cell>
          <table:table-cell office:value-type="float" office:value="233.3" calcext:value-type="float">
            <text:p>233.3</text:p>
          </table:table-cell>
          <table:table-cell table:style-name="ce10" table:formula="of:=IF(([.A874]+[.B874])=([.A873]+[.B873]);&quot;&quot;;([.C873]-[.C874])/(([.A874]-[.A873])+([.B874]-[.B87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74]/[.F874]" office:value-type="float" office:value="1.95229007633588" calcext:value-type="float">
            <text:p>R 1.95</text:p>
          </table:table-cell>
          <table:table-cell table:number-columns-repeated="62"/>
        </table:table-row>
        <table:table-row table:style-name="ro2">
          <table:table-cell office:value-type="date" office:date-value="2019-03-15" calcext:value-type="date">
            <text:p>15-Mar-19</text:p>
          </table:table-cell>
          <table:table-cell office:value-type="time" office:time-value="PT16H43M00S" calcext:value-type="time">
            <text:p>16:43</text:p>
          </table:table-cell>
          <table:table-cell office:value-type="float" office:value="47.8" calcext:value-type="float">
            <text:p>47.8</text:p>
          </table:table-cell>
          <table:table-cell table:style-name="ce10" table:formula="of:=IF(([.A875]+[.B875])=([.A874]+[.B874]);&quot;&quot;;([.C874]-[.C875])/(([.A875]-[.A874])+([.B875]-[.B874])))" office:value-type="float" office:value="26.4684898929845" calcext:value-type="float">
            <text:p>26.5</text:p>
          </table:table-cell>
          <table:table-cell table:number-columns-repeated="65"/>
        </table:table-row>
        <table:table-row table:style-name="ro2">
          <table:table-cell office:value-type="date" office:date-value="2019-03-15" calcext:value-type="date">
            <text:p>15-Mar-19</text:p>
          </table:table-cell>
          <table:table-cell office:value-type="time" office:time-value="PT16H43M00S" calcext:value-type="time">
            <text:p>16:43</text:p>
          </table:table-cell>
          <table:table-cell table:formula="of:=[.C877]-[.F877]" office:value-type="float" office:value="100.2" calcext:value-type="float">
            <text:p>100.2</text:p>
          </table:table-cell>
          <table:table-cell table:style-name="ce10" table:formula="of:=IF(([.A876]+[.B876])=([.A875]+[.B875]);&quot;&quot;;([.C875]-[.C876])/(([.A876]-[.A875])+([.B876]-[.B87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76]/[.F876]" office:value-type="float" office:value="1.95229007633588" calcext:value-type="float">
            <text:p>R 1.95</text:p>
          </table:table-cell>
          <table:table-cell table:number-columns-repeated="62"/>
        </table:table-row>
        <table:table-row table:style-name="ro2">
          <table:table-cell office:value-type="date" office:date-value="2019-03-15" calcext:value-type="date">
            <text:p>15-Mar-19</text:p>
          </table:table-cell>
          <table:table-cell office:value-type="time" office:time-value="PT16H43M00S" calcext:value-type="time">
            <text:p>16:43</text:p>
          </table:table-cell>
          <table:table-cell table:formula="of:=[.C878]-[.F878]" office:value-type="float" office:value="152.6" calcext:value-type="float">
            <text:p>152.6</text:p>
          </table:table-cell>
          <table:table-cell table:style-name="ce10" table:formula="of:=IF(([.A877]+[.B877])=([.A876]+[.B876]);&quot;&quot;;([.C876]-[.C877])/(([.A877]-[.A876])+([.B877]-[.B87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77]/[.F877]" office:value-type="float" office:value="1.95229007633588" calcext:value-type="float">
            <text:p>R 1.95</text:p>
          </table:table-cell>
          <table:table-cell table:number-columns-repeated="62"/>
        </table:table-row>
        <table:table-row table:style-name="ro2">
          <table:table-cell office:value-type="date" office:date-value="2019-03-15" calcext:value-type="date">
            <text:p>15-Mar-19</text:p>
          </table:table-cell>
          <table:table-cell office:value-type="time" office:time-value="PT16H43M00S" calcext:value-type="time">
            <text:p>16:43</text:p>
          </table:table-cell>
          <table:table-cell table:formula="of:=[.C879]-[.F879]" office:value-type="float" office:value="202.2" calcext:value-type="float">
            <text:p>202.2</text:p>
          </table:table-cell>
          <table:table-cell table:style-name="ce10" table:formula="of:=IF(([.A878]+[.B878])=([.A877]+[.B877]);&quot;&quot;;([.C877]-[.C878])/(([.A878]-[.A877])+([.B878]-[.B87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9.6" calcext:value-type="float">
            <text:p>49.6</text:p>
          </table:table-cell>
          <table:table-cell table:formula="of:=[.E878]/[.F878]" office:value-type="float" office:value="2.0625" calcext:value-type="float">
            <text:p>R 2.06</text:p>
          </table:table-cell>
          <table:table-cell table:number-columns-repeated="62"/>
        </table:table-row>
        <table:table-row table:style-name="ro2">
          <table:table-cell office:value-type="date" office:date-value="2019-03-15" calcext:value-type="date">
            <text:p>15-Mar-19</text:p>
          </table:table-cell>
          <table:table-cell office:value-type="time" office:time-value="PT16H43M00S" calcext:value-type="time">
            <text:p>16:43</text:p>
          </table:table-cell>
          <table:table-cell office:value-type="float" office:value="250.3" calcext:value-type="float">
            <text:p>250.3</text:p>
          </table:table-cell>
          <table:table-cell table:style-name="ce10" table:formula="of:=IF(([.A879]+[.B879])=([.A877]+[.B877]);&quot;&quot;;([.C877]-[.C879])/(([.A879]-[.A877])+([.B879]-[.B87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879]/[.F879]" office:value-type="float" office:value="2.12681912681913" calcext:value-type="float">
            <text:p>R 2.13</text:p>
          </table:table-cell>
          <table:table-cell table:number-columns-repeated="62"/>
        </table:table-row>
        <table:table-row table:style-name="ro2">
          <table:table-cell office:value-type="date" office:date-value="2019-03-23" calcext:value-type="date">
            <text:p>23-Mar-19</text:p>
          </table:table-cell>
          <table:table-cell office:value-type="time" office:time-value="PT19H27M00S" calcext:value-type="time">
            <text:p>19:27</text:p>
          </table:table-cell>
          <table:table-cell table:formula="of:=[.C881]-[.F881]" office:value-type="float" office:value="30.7" calcext:value-type="float">
            <text:p>30.7</text:p>
          </table:table-cell>
          <table:table-cell table:style-name="ce10" table:formula="of:=IF(([.A880]+[.B880])=([.A879]+[.B879]);&quot;&quot;;([.C879]-[.C880])/(([.A880]-[.A879])+([.B880]-[.B879])))" office:value-type="float" office:value="27.0647038685382" calcext:value-type="float">
            <text:p>27.1</text:p>
          </table:table-cell>
          <table:table-cell table:number-columns-repeated="65"/>
        </table:table-row>
        <table:table-row table:style-name="ro2">
          <table:table-cell office:value-type="date" office:date-value="2019-03-23" calcext:value-type="date">
            <text:p>23-Mar-19</text:p>
          </table:table-cell>
          <table:table-cell office:value-type="time" office:time-value="PT19H27M00S" calcext:value-type="time">
            <text:p>19:27</text:p>
          </table:table-cell>
          <table:table-cell table:formula="of:=[.C882]-[.F882]" office:value-type="float" office:value="78.8" calcext:value-type="float">
            <text:p>78.8</text:p>
          </table:table-cell>
          <table:table-cell table:style-name="ce10" table:formula="of:=IF(([.A881]+[.B881])=([.A880]+[.B880]);&quot;&quot;;([.C880]-[.C881])/(([.A881]-[.A880])+([.B881]-[.B88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881]/[.F881]" office:value-type="float" office:value="2.12681912681913" calcext:value-type="float">
            <text:p>R 2.13</text:p>
          </table:table-cell>
          <table:table-cell table:number-columns-repeated="62"/>
        </table:table-row>
        <table:table-row table:style-name="ro2">
          <table:table-cell office:value-type="date" office:date-value="2019-03-23" calcext:value-type="date">
            <text:p>23-Mar-19</text:p>
          </table:table-cell>
          <table:table-cell office:value-type="time" office:time-value="PT19H27M00S" calcext:value-type="time">
            <text:p>19:27</text:p>
          </table:table-cell>
          <table:table-cell office:value-type="float" office:value="126.9" calcext:value-type="float">
            <text:p>126.9</text:p>
          </table:table-cell>
          <table:table-cell table:style-name="ce10" table:formula="of:=IF(([.A882]+[.B882])=([.A881]+[.B881]);&quot;&quot;;([.C881]-[.C882])/(([.A882]-[.A881])+([.B882]-[.B88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882]/[.F882]" office:value-type="float" office:value="2.12681912681913" calcext:value-type="float">
            <text:p>R 2.13</text:p>
          </table:table-cell>
          <table:table-cell table:number-columns-repeated="62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1H58M00S" calcext:value-type="time">
            <text:p>11:58</text:p>
          </table:table-cell>
          <table:table-cell office:value-type="float" office:value="107" calcext:value-type="float">
            <text:p>107</text:p>
          </table:table-cell>
          <table:table-cell table:style-name="ce10" table:formula="of:=IF(([.A883]+[.B883])=([.A882]+[.B882]);&quot;&quot;;([.C882]-[.C883])/(([.A883]-[.A882])+([.B883]-[.B882])))" office:value-type="float" office:value="28.9162462159435" calcext:value-type="float">
            <text:p>28.9</text:p>
          </table:table-cell>
          <table:table-cell table:number-columns-repeated="65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1H58M00S" calcext:value-type="time">
            <text:p>11:58</text:p>
          </table:table-cell>
          <table:table-cell office:value-type="float" office:value="155" calcext:value-type="float">
            <text:p>155</text:p>
          </table:table-cell>
          <table:table-cell table:style-name="ce10" table:formula="of:=IF(([.A884]+[.B884])=([.A883]+[.B883]);&quot;&quot;;([.C883]-[.C884])/(([.A884]-[.A883])+([.B884]-[.B88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884]/[.F884]" office:value-type="float" office:value="2.12681912681913" calcext:value-type="float">
            <text:p>R 2.13</text:p>
          </table:table-cell>
          <table:table-cell table:number-columns-repeated="62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55" calcext:value-type="float">
            <text:p>155</text:p>
          </table:table-cell>
          <table:table-cell table:style-name="ce10" table:formula="of:=IF(([.A885]+[.B885])=([.A884]+[.B884]);&quot;&quot;;([.C884]-[.C885])/(([.A885]-[.A884])+([.B885]-[.B884])))" office:value-type="float" office:value="0" calcext:value-type="float">
            <text:p>0.0</text:p>
          </table:table-cell>
          <table:table-cell table:number-columns-repeated="65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2H00M00S" calcext:value-type="time">
            <text:p>12:00</text:p>
          </table:table-cell>
          <table:table-cell table:formula="of:=[.C887]-[.F887]" office:value-type="float" office:value="201.6" calcext:value-type="float">
            <text:p>201.6</text:p>
          </table:table-cell>
          <table:table-cell table:style-name="ce10" table:formula="of:=IF(([.A886]+[.B886])=([.A885]+[.B885]);&quot;&quot;;([.C885]-[.C886])/(([.A886]-[.A885])+([.B886]-[.B88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6.6" calcext:value-type="float">
            <text:p>46.6</text:p>
          </table:table-cell>
          <table:table-cell table:formula="of:=[.E886]/[.F886]" office:value-type="float" office:value="2.19527896995708" calcext:value-type="float">
            <text:p>R 2.20</text:p>
          </table:table-cell>
          <table:table-cell table:number-columns-repeated="62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246.2" calcext:value-type="float">
            <text:p>246.2</text:p>
          </table:table-cell>
          <table:table-cell table:style-name="ce10" table:formula="of:=IF(([.A887]+[.B887])=([.A886]+[.B886]);&quot;&quot;;([.C886]-[.C887])/(([.A887]-[.A886])+([.B887]-[.B88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887]/[.F887]" office:value-type="float" office:value="2.29372197309417" calcext:value-type="float">
            <text:p>R 2.29</text:p>
          </table:table-cell>
          <table:table-cell table:number-columns-repeated="62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2H01M00S" calcext:value-type="time">
            <text:p>12:01</text:p>
          </table:table-cell>
          <table:table-cell office:value-type="float" office:value="246.2" calcext:value-type="float">
            <text:p>246.2</text:p>
          </table:table-cell>
          <table:table-cell table:style-name="ce10" table:formula="of:=IF(([.A888]+[.B888])=([.A887]+[.B887]);&quot;&quot;;([.C887]-[.C888])/(([.A888]-[.A887])+([.B888]-[.B887])))" office:value-type="float" office:value="0" calcext:value-type="float">
            <text:p>0.0</text:p>
          </table:table-cell>
          <table:table-cell table:number-columns-repeated="65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2H01M00S" calcext:value-type="time">
            <text:p>12:01</text:p>
          </table:table-cell>
          <table:table-cell office:value-type="float" office:value="335.4" calcext:value-type="float">
            <text:p>335.4</text:p>
          </table:table-cell>
          <table:table-cell table:style-name="ce10" table:formula="of:=IF(([.A889]+[.B889])=([.A888]+[.B888]);&quot;&quot;;([.C888]-[.C889])/(([.A889]-[.A888])+([.B889]-[.B888])))">
            <text:p/>
          </table:table-cell>
          <table:table-cell office:value-type="float" office:value="200" calcext:value-type="float">
            <text:p>R 200.00</text:p>
          </table:table-cell>
          <table:table-cell office:value-type="float" office:value="89.2" calcext:value-type="float">
            <text:p>89.2</text:p>
          </table:table-cell>
          <table:table-cell table:formula="of:=[.E889]/[.F889]" office:value-type="float" office:value="2.24215246636771" calcext:value-type="float">
            <text:p>R 2.24</text:p>
          </table:table-cell>
          <table:table-cell table:number-columns-repeated="62"/>
        </table:table-row>
        <table:table-row table:style-name="ro2">
          <table:table-cell office:value-type="date" office:date-value="2019-03-31" calcext:value-type="date">
            <text:p>31-Mar-19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125.4" calcext:value-type="float">
            <text:p>125.4</text:p>
          </table:table-cell>
          <table:table-cell table:style-name="ce10" table:formula="of:=IF(([.A890]+[.B890])=([.A889]+[.B889]);&quot;&quot;;([.C889]-[.C890])/(([.A890]-[.A889])+([.B890]-[.B889])))" office:value-type="float" office:value="29.0266845843732" calcext:value-type="float">
            <text:p>29.0</text:p>
          </table:table-cell>
          <table:table-cell table:number-columns-repeated="65"/>
        </table:table-row>
        <table:table-row table:style-name="ro2">
          <table:table-cell office:value-type="date" office:date-value="2019-03-31" calcext:value-type="date">
            <text:p>31-Mar-19</text:p>
          </table:table-cell>
          <table:table-cell office:value-type="time" office:time-value="PT17H39M00S" calcext:value-type="time">
            <text:p>17:39</text:p>
          </table:table-cell>
          <table:table-cell table:formula="of:=[.C892]-[.F892]" office:value-type="float" office:value="170" calcext:value-type="float">
            <text:p>170</text:p>
          </table:table-cell>
          <table:table-cell table:style-name="ce10" table:formula="of:=IF(([.A891]+[.B891])=([.A890]+[.B890]);&quot;&quot;;([.C890]-[.C891])/(([.A891]-[.A890])+([.B891]-[.B89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891]/[.F891]" office:value-type="float" office:value="2.29372197309417" calcext:value-type="float">
            <text:p>R 2.29</text:p>
          </table:table-cell>
          <table:table-cell table:number-columns-repeated="62"/>
        </table:table-row>
        <table:table-row table:style-name="ro2">
          <table:table-cell office:value-type="date" office:date-value="2019-03-31" calcext:value-type="date">
            <text:p>31-Mar-19</text:p>
          </table:table-cell>
          <table:table-cell office:value-type="time" office:time-value="PT17H39M00S" calcext:value-type="time">
            <text:p>17:39</text:p>
          </table:table-cell>
          <table:table-cell table:formula="of:=[.C893]-[.F893]" office:value-type="float" office:value="214.6" calcext:value-type="float">
            <text:p>214.6</text:p>
          </table:table-cell>
          <table:table-cell table:style-name="ce10" table:formula="of:=IF(([.A892]+[.B892])=([.A891]+[.B891]);&quot;&quot;;([.C891]-[.C892])/(([.A892]-[.A891])+([.B892]-[.B89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892]/[.F892]" office:value-type="float" office:value="2.29372197309417" calcext:value-type="float">
            <text:p>R 2.29</text:p>
          </table:table-cell>
          <table:table-cell table:number-columns-repeated="62"/>
        </table:table-row>
        <table:table-row table:style-name="ro2">
          <table:table-cell office:value-type="date" office:date-value="2019-03-31" calcext:value-type="date">
            <text:p>31-Mar-19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259.2" calcext:value-type="float">
            <text:p>259.2</text:p>
          </table:table-cell>
          <table:table-cell table:style-name="ce10" table:formula="of:=IF(([.A893]+[.B893])=([.A892]+[.B892]);&quot;&quot;;([.C892]-[.C893])/(([.A893]-[.A892])+([.B893]-[.B89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893]/[.F893]" office:value-type="float" office:value="2.29372197309417" calcext:value-type="float">
            <text:p>R 2.29</text:p>
          </table:table-cell>
          <table:table-cell table:number-columns-repeated="62"/>
        </table:table-row>
        <table:table-row table:style-name="ro2">
          <table:table-cell office:value-type="date" office:date-value="2019-04-04" calcext:value-type="date">
            <text:p>04-Apr-19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150.9" calcext:value-type="float">
            <text:p>150.9</text:p>
          </table:table-cell>
          <table:table-cell table:style-name="ce10" table:formula="of:=IF(([.A894]+[.B894])=([.A893]+[.B893]);&quot;&quot;;([.C893]-[.C894])/(([.A894]-[.A893])+([.B894]-[.B893])))" office:value-type="float" office:value="27.5047619047619" calcext:value-type="float">
            <text:p>27.5</text:p>
          </table:table-cell>
          <table:table-cell table:number-columns-repeated="65"/>
        </table:table-row>
        <table:table-row table:style-name="ro2">
          <table:table-cell office:value-type="date" office:date-value="2019-04-04" calcext:value-type="date">
            <text:p>04-Apr-19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427.2" calcext:value-type="float">
            <text:p>427.2</text:p>
          </table:table-cell>
          <table:table-cell table:style-name="ce10" table:formula="of:=IF(([.A895]+[.B895])=([.A894]+[.B894]);&quot;&quot;;([.C894]-[.C895])/(([.A895]-[.A894])+([.B895]-[.B89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76.6" calcext:value-type="float">
            <text:p>276.6</text:p>
          </table:table-cell>
          <table:table-cell table:formula="of:=[.E895]/[.F895]" office:value-type="float" office:value="1.81597975415763" calcext:value-type="float">
            <text:p>R 1.82</text:p>
          </table:table-cell>
          <table:table-cell table:number-columns-repeated="62"/>
        </table:table-row>
        <table:table-row table:style-name="ro2">
          <table:table-cell office:value-type="date" office:date-value="2019-04-12" calcext:value-type="date">
            <text:p>12-Apr-19</text:p>
          </table:table-cell>
          <table:table-cell office:value-type="time" office:time-value="PT14H23M00S" calcext:value-type="time">
            <text:p>14:23</text:p>
          </table:table-cell>
          <table:table-cell office:value-type="float" office:value="194.3" calcext:value-type="float">
            <text:p>194.3</text:p>
          </table:table-cell>
          <table:table-cell table:style-name="ce10" table:formula="of:=IF(([.A896]+[.B896])=([.A895]+[.B895]);&quot;&quot;;([.C895]-[.C896])/(([.A896]-[.A895])+([.B896]-[.B895])))" office:value-type="float" office:value="29.3828631505169" calcext:value-type="float">
            <text:p>29.4</text:p>
          </table:table-cell>
          <table:table-cell table:number-columns-repeated="65"/>
        </table:table-row>
        <table:table-row table:style-name="ro2">
          <table:table-cell office:value-type="date" office:date-value="2019-04-14" calcext:value-type="date">
            <text:p>14-Apr-19</text:p>
          </table:table-cell>
          <table:table-cell office:value-type="time" office:time-value="PT14H36M00S" calcext:value-type="time">
            <text:p>14:36</text:p>
          </table:table-cell>
          <table:table-cell office:value-type="float" office:value="164.9" calcext:value-type="float">
            <text:p>164.9</text:p>
          </table:table-cell>
          <table:table-cell table:style-name="ce10" table:formula="of:=IF(([.A897]+[.B897])=([.A896]+[.B896]);&quot;&quot;;([.C896]-[.C897])/(([.A897]-[.A896])+([.B897]-[.B896])))" office:value-type="float" office:value="14.6339440027653" calcext:value-type="float">
            <text:p>14.6</text:p>
          </table:table-cell>
          <table:table-cell table:number-columns-repeated="65"/>
        </table:table-row>
        <table:table-row table:style-name="ro2">
          <table:table-cell office:value-type="date" office:date-value="2019-04-17" calcext:value-type="date">
            <text:p>17-Apr-19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68.5" calcext:value-type="float">
            <text:p>68.5</text:p>
          </table:table-cell>
          <table:table-cell table:style-name="ce10" table:formula="of:=IF(([.A898]+[.B898])=([.A897]+[.B897]);&quot;&quot;;([.C897]-[.C898])/(([.A898]-[.A897])+([.B898]-[.B897])))" office:value-type="float" office:value="30.6707909854176" calcext:value-type="float">
            <text:p>30.7</text:p>
          </table:table-cell>
          <table:table-cell table:number-columns-repeated="65"/>
        </table:table-row>
        <table:table-row table:style-name="ro2">
          <table:table-cell office:value-type="date" office:date-value="2019-04-17" calcext:value-type="date">
            <text:p>17-Apr-19</text:p>
          </table:table-cell>
          <table:table-cell office:value-type="time" office:time-value="PT18H02M00S" calcext:value-type="time">
            <text:p>18:02</text:p>
          </table:table-cell>
          <table:table-cell table:formula="of:=[.C900]-[.F900]" office:value-type="float" office:value="319.1" calcext:value-type="float">
            <text:p>319.1</text:p>
          </table:table-cell>
          <table:table-cell table:style-name="ce10" table:formula="of:=IF(([.A899]+[.B899])=([.A898]+[.B898]);&quot;&quot;;([.C898]-[.C899])/(([.A899]-[.A898])+([.B899]-[.B89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50.7" calcext:value-type="float">
            <text:p>250.7</text:p>
          </table:table-cell>
          <table:table-cell table:formula="of:=[.E899]/[.F899]" office:value-type="float" office:value="2.00358994814519" calcext:value-type="float">
            <text:p>R 2.00</text:p>
          </table:table-cell>
          <table:table-cell table:number-columns-repeated="62"/>
        </table:table-row>
        <table:table-row table:style-name="ro2">
          <table:table-cell office:value-type="date" office:date-value="2019-04-17" calcext:value-type="date">
            <text:p>17-Apr-19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551.1" calcext:value-type="float">
            <text:p>551.1</text:p>
          </table:table-cell>
          <table:table-cell table:style-name="ce10" table:formula="of:=IF(([.A900]+[.B900])=([.A899]+[.B899]);&quot;&quot;;([.C899]-[.C900])/(([.A900]-[.A899])+([.B900]-[.B89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" calcext:value-type="float">
            <text:p>232</text:p>
          </table:table-cell>
          <table:table-cell table:formula="of:=[.E900]/[.F900]" office:value-type="float" office:value="2.16508620689655" calcext:value-type="float">
            <text:p>R 2.17</text:p>
          </table:table-cell>
          <table:table-cell table:number-columns-repeated="62"/>
        </table:table-row>
        <table:table-row table:style-name="ro2">
          <table:table-cell office:value-type="date" office:date-value="2019-04-29" calcext:value-type="date">
            <text:p>29-Apr-19</text:p>
          </table:table-cell>
          <table:table-cell office:value-type="time" office:time-value="PT11H28M00S" calcext:value-type="time">
            <text:p>11:28</text:p>
          </table:table-cell>
          <table:table-cell office:value-type="float" office:value="171.6" calcext:value-type="float">
            <text:p>171.6</text:p>
          </table:table-cell>
          <table:table-cell table:style-name="ce10" table:formula="of:=IF(([.A901]+[.B901])=([.A900]+[.B900]);&quot;&quot;;([.C900]-[.C901])/(([.A901]-[.A900])+([.B901]-[.B900])))" office:value-type="float" office:value="32.3629041809783" calcext:value-type="float">
            <text:p>32.4</text:p>
          </table:table-cell>
          <table:table-cell table:number-columns-repeated="65"/>
        </table:table-row>
        <table:table-row table:style-name="ro2">
          <table:table-cell office:value-type="date" office:date-value="2019-04-29" calcext:value-type="date">
            <text:p>29-Apr-19</text:p>
          </table:table-cell>
          <table:table-cell office:value-type="time" office:time-value="PT11H28M00S" calcext:value-type="time">
            <text:p>11:28</text:p>
          </table:table-cell>
          <table:table-cell office:value-type="float" office:value="394.7" calcext:value-type="float">
            <text:p>394.7</text:p>
          </table:table-cell>
          <table:table-cell table:style-name="ce10" table:formula="of:=IF(([.A902]+[.B902])=([.A901]+[.B901]);&quot;&quot;;([.C901]-[.C902])/(([.A902]-[.A901])+([.B902]-[.B901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3.1" calcext:value-type="float">
            <text:p>223.1</text:p>
          </table:table-cell>
          <table:table-cell table:formula="of:=[.E902]/[.F902]" office:value-type="float" office:value="2.25145674585388" calcext:value-type="float">
            <text:p>R 2.25</text:p>
          </table:table-cell>
          <table:table-cell table:number-columns-repeated="62"/>
        </table:table-row>
        <table:table-row table:style-name="ro2">
          <table:table-cell office:value-type="date" office:date-value="2019-05-04" calcext:value-type="date">
            <text:p>04-May-19</text:p>
          </table:table-cell>
          <table:table-cell office:value-type="time" office:time-value="PT09H55M00S" calcext:value-type="time">
            <text:p>09:55</text:p>
          </table:table-cell>
          <table:table-cell office:value-type="float" office:value="257.2" calcext:value-type="float">
            <text:p>257.2</text:p>
          </table:table-cell>
          <table:table-cell table:style-name="ce10" table:formula="of:=IF(([.A903]+[.B903])=([.A902]+[.B902]);&quot;&quot;;([.C902]-[.C903])/(([.A903]-[.A902])+([.B903]-[.B902])))" office:value-type="float" office:value="27.8598564795272" calcext:value-type="float">
            <text:p>27.9</text:p>
          </table:table-cell>
          <table:table-cell table:number-columns-repeated="65"/>
        </table:table-row>
        <table:table-row table:style-name="ro2">
          <table:table-cell office:value-type="date" office:date-value="2019-05-05" calcext:value-type="date">
            <text:p>05-May-19</text:p>
          </table:table-cell>
          <table:table-cell office:value-type="time" office:time-value="PT14H21M00S" calcext:value-type="time">
            <text:p>14:21</text:p>
          </table:table-cell>
          <table:table-cell office:value-type="float" office:value="243.2" calcext:value-type="float">
            <text:p>243.2</text:p>
          </table:table-cell>
          <table:table-cell table:style-name="ce10" table:formula="of:=IF(([.A904]+[.B904])=([.A903]+[.B903]);&quot;&quot;;([.C903]-[.C904])/(([.A904]-[.A903])+([.B904]-[.B903])))" office:value-type="float" office:value="11.8171160609613" calcext:value-type="float">
            <text:p>11.8</text:p>
          </table:table-cell>
          <table:table-cell table:number-columns-repeated="65"/>
        </table:table-row>
        <table:table-row table:style-name="ro2">
          <table:table-cell office:value-type="date" office:date-value="2019-05-08" calcext:value-type="date">
            <text:p>08-May-19</text:p>
          </table:table-cell>
          <table:table-cell office:value-type="time" office:time-value="PT13H36M00S" calcext:value-type="time">
            <text:p>13:36</text:p>
          </table:table-cell>
          <table:table-cell office:value-type="float" office:value="152.3" calcext:value-type="float">
            <text:p>152.3</text:p>
          </table:table-cell>
          <table:table-cell table:style-name="ce10" table:formula="of:=IF(([.A905]+[.B905])=([.A904]+[.B904]);&quot;&quot;;([.C904]-[.C905])/(([.A905]-[.A904])+([.B905]-[.B904])))" office:value-type="float" office:value="30.618947368421" calcext:value-type="float">
            <text:p>30.6</text:p>
          </table:table-cell>
          <table:table-cell table:number-columns-repeated="65"/>
        </table:table-row>
        <table:table-row table:style-name="ro2">
          <table:table-cell office:value-type="date" office:date-value="2019-05-08" calcext:value-type="date">
            <text:p>08-May-19</text:p>
          </table:table-cell>
          <table:table-cell office:value-type="time" office:time-value="PT13H36M00S" calcext:value-type="time">
            <text:p>13:36</text:p>
          </table:table-cell>
          <table:table-cell office:value-type="float" office:value="428.9" calcext:value-type="float">
            <text:p>428.9</text:p>
          </table:table-cell>
          <table:table-cell table:style-name="ce10" table:formula="of:=IF(([.A906]+[.B906])=([.A905]+[.B905]);&quot;&quot;;([.C905]-[.C906])/(([.A906]-[.A905])+([.B906]-[.B90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76.6" calcext:value-type="float">
            <text:p>276.6</text:p>
          </table:table-cell>
          <table:table-cell table:formula="of:=[.E906]/[.F906]" office:value-type="float" office:value="1.81597975415763" calcext:value-type="float">
            <text:p>R 1.82</text:p>
          </table:table-cell>
          <table:table-cell table:number-columns-repeated="62"/>
        </table:table-row>
        <table:table-row table:style-name="ro2">
          <table:table-cell office:value-type="date" office:date-value="2019-05-17" calcext:value-type="date">
            <text:p>17-May-19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152.9" calcext:value-type="float">
            <text:p>152.9</text:p>
          </table:table-cell>
          <table:table-cell table:style-name="ce10" table:formula="of:=IF(([.A907]+[.B907])=([.A906]+[.B906]);&quot;&quot;;([.C906]-[.C907])/(([.A907]-[.A906])+([.B907]-[.B906])))" office:value-type="float" office:value="30.2626970227671" calcext:value-type="float">
            <text:p>30.3</text:p>
          </table:table-cell>
          <table:table-cell table:number-columns-repeated="65"/>
        </table:table-row>
        <table:table-row table:style-name="ro2">
          <table:table-cell office:value-type="date" office:date-value="2019-05-17" calcext:value-type="date">
            <text:p>17-May-19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403.6" calcext:value-type="float">
            <text:p>403.6</text:p>
          </table:table-cell>
          <table:table-cell table:style-name="ce10" table:formula="of:=IF(([.A908]+[.B908])=([.A907]+[.B907]);&quot;&quot;;([.C907]-[.C908])/(([.A908]-[.A907])+([.B908]-[.B90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50.7" calcext:value-type="float">
            <text:p>250.7</text:p>
          </table:table-cell>
          <table:table-cell table:formula="of:=[.E908]/[.F908]" office:value-type="float" office:value="2.00358994814519" calcext:value-type="float">
            <text:p>R 2.00</text:p>
          </table:table-cell>
          <table:table-cell table:number-columns-repeated="62"/>
        </table:table-row>
        <table:table-row table:style-name="ro2">
          <table:table-cell office:value-type="date" office:date-value="2019-05-25" calcext:value-type="date">
            <text:p>25-May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152.9" calcext:value-type="float">
            <text:p>152.9</text:p>
          </table:table-cell>
          <table:table-cell table:style-name="ce10" table:formula="of:=IF(([.A909]+[.B909])=([.A908]+[.B908]);&quot;&quot;;([.C908]-[.C909])/(([.A909]-[.A908])+([.B909]-[.B908])))" office:value-type="float" office:value="32.3686900385547" calcext:value-type="float">
            <text:p>32.4</text:p>
          </table:table-cell>
          <table:table-cell table:number-columns-repeated="65"/>
        </table:table-row>
        <table:table-row table:style-name="ro2">
          <table:table-cell office:value-type="date" office:date-value="2019-05-25" calcext:value-type="date">
            <text:p>25-May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374.3" calcext:value-type="float">
            <text:p>374.3</text:p>
          </table:table-cell>
          <table:table-cell table:style-name="ce10" table:formula="of:=IF(([.A910]+[.B910])=([.A909]+[.B909]);&quot;&quot;;([.C909]-[.C910])/(([.A910]-[.A909])+([.B910]-[.B90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" calcext:value-type="float">
            <text:p>232</text:p>
          </table:table-cell>
          <table:table-cell table:formula="of:=[.E910]/[.F910]" office:value-type="float" office:value="2.16508620689655" calcext:value-type="float">
            <text:p>R 2.17</text:p>
          </table:table-cell>
          <table:table-cell office:value-type="string" calcext:value-type="string">
            <text:p>Inverter aan vanaf 20 Maart 2019. <text:s/>Kyk dat kragverbruik nie te veel vermeerder nie.</text:p>
          </table:table-cell>
          <table:table-cell table:number-columns-repeated="61"/>
        </table:table-row>
        <table:table-row table:style-name="ro2">
          <table:table-cell office:value-type="date" office:date-value="2019-06-02" calcext:value-type="date">
            <text:p>02-Jun-19</text:p>
          </table:table-cell>
          <table:table-cell office:value-type="time" office:time-value="PT13H28M00S" calcext:value-type="time">
            <text:p>13:28</text:p>
          </table:table-cell>
          <table:table-cell office:value-type="float" office:value="92" calcext:value-type="float">
            <text:p>92</text:p>
          </table:table-cell>
          <table:table-cell table:style-name="ce10" table:formula="of:=IF(([.A911]+[.B911])=([.A910]+[.B910]);&quot;&quot;;([.C910]-[.C911])/(([.A911]-[.A910])+([.B911]-[.B910])))" office:value-type="float" office:value="34.7268067657612" calcext:value-type="float">
            <text:p>34.7</text:p>
          </table:table-cell>
          <table:table-cell table:number-columns-repeated="65"/>
        </table:table-row>
        <table:table-row table:style-name="ro2">
          <table:table-cell office:value-type="date" office:date-value="2019-06-02" calcext:value-type="date">
            <text:p>02-Jun-19</text:p>
          </table:table-cell>
          <table:table-cell office:value-type="time" office:time-value="PT13H28M00S" calcext:value-type="time">
            <text:p>13:28</text:p>
          </table:table-cell>
          <table:table-cell office:value-type="float" office:value="368.6" calcext:value-type="float">
            <text:p>368.6</text:p>
          </table:table-cell>
          <table:table-cell table:style-name="ce10" table:formula="of:=IF(([.A912]+[.B912])=([.A911]+[.B911]);&quot;&quot;;([.C911]-[.C912])/(([.A912]-[.A911])+([.B912]-[.B911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76.6" calcext:value-type="float">
            <text:p>276.6</text:p>
          </table:table-cell>
          <table:table-cell table:formula="of:=[.E912]/[.F912]" office:value-type="float" office:value="1.81597975415763" calcext:value-type="float">
            <text:p>R 1.82</text:p>
          </table:table-cell>
          <table:table-cell table:number-columns-repeated="62"/>
        </table:table-row>
        <table:table-row table:style-name="ro2">
          <table:table-cell office:value-type="date" office:date-value="2019-06-10" calcext:value-type="date">
            <text:p>10-Jun-19</text:p>
          </table:table-cell>
          <table:table-cell office:value-type="time" office:time-value="PT07H13M00S" calcext:value-type="time">
            <text:p>07:13</text:p>
          </table:table-cell>
          <table:table-cell office:value-type="float" office:value="73.2" calcext:value-type="float">
            <text:p>73.2</text:p>
          </table:table-cell>
          <table:table-cell table:style-name="ce10" table:formula="of:=IF(([.A913]+[.B913])=([.A912]+[.B912]);&quot;&quot;;([.C912]-[.C913])/(([.A913]-[.A912])+([.B913]-[.B912])))" office:value-type="float" office:value="38.1674293405114" calcext:value-type="float">
            <text:p>38.2</text:p>
          </table:table-cell>
          <table:table-cell table:number-columns-repeated="65"/>
        </table:table-row>
        <table:table-row table:style-name="ro2">
          <table:table-cell office:value-type="date" office:date-value="2019-06-10" calcext:value-type="date">
            <text:p>10-Jun-19</text:p>
          </table:table-cell>
          <table:table-cell office:value-type="time" office:time-value="PT07H13M00S" calcext:value-type="time">
            <text:p>07:13</text:p>
          </table:table-cell>
          <table:table-cell office:value-type="float" office:value="323.8" calcext:value-type="float">
            <text:p>323.8</text:p>
          </table:table-cell>
          <table:table-cell table:style-name="ce10" table:formula="of:=IF(([.A914]+[.B914])=([.A913]+[.B913]);&quot;&quot;;([.C913]-[.C914])/(([.A914]-[.A913])+([.B914]-[.B91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50.7" calcext:value-type="float">
            <text:p>250.7</text:p>
          </table:table-cell>
          <table:table-cell table:formula="of:=[.E914]/[.F914]" office:value-type="float" office:value="2.00358994814519" calcext:value-type="float">
            <text:p>R 2.00</text:p>
          </table:table-cell>
          <table:table-cell table:number-columns-repeated="62"/>
        </table:table-row>
        <table:table-row table:style-name="ro2">
          <table:table-cell office:value-type="date" office:date-value="2019-06-19" calcext:value-type="date">
            <text:p>19-Jun-19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76.1" calcext:value-type="float">
            <text:p>76.1</text:p>
          </table:table-cell>
          <table:table-cell table:style-name="ce10" table:formula="of:=IF(([.A915]+[.B915])=([.A914]+[.B914]);&quot;&quot;;([.C914]-[.C915])/(([.A915]-[.A914])+([.B915]-[.B914])))" office:value-type="float" office:value="27.5668907952701" calcext:value-type="float">
            <text:p>27.6</text:p>
          </table:table-cell>
          <table:table-cell table:number-columns-repeated="65"/>
        </table:table-row>
        <table:table-row table:style-name="ro2">
          <table:table-cell office:value-type="date" office:date-value="2019-06-19" calcext:value-type="date">
            <text:p>19-Jun-19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308" calcext:value-type="float">
            <text:p>308</text:p>
          </table:table-cell>
          <table:table-cell table:style-name="ce10" table:formula="of:=IF(([.A916]+[.B916])=([.A915]+[.B915]);&quot;&quot;;([.C915]-[.C916])/(([.A916]-[.A915])+([.B916]-[.B91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" calcext:value-type="float">
            <text:p>232</text:p>
          </table:table-cell>
          <table:table-cell table:formula="of:=[.E916]/[.F916]" office:value-type="float" office:value="2.16508620689655" calcext:value-type="float">
            <text:p>R 2.17</text:p>
          </table:table-cell>
          <table:table-cell table:number-columns-repeated="62"/>
        </table:table-row>
        <table:table-row table:style-name="ro2">
          <table:table-cell office:value-type="date" office:date-value="2019-06-25" calcext:value-type="date">
            <text:p>25-Jun-19</text:p>
          </table:table-cell>
          <table:table-cell office:value-type="time" office:time-value="PT07H56M00S" calcext:value-type="time">
            <text:p>07:56</text:p>
          </table:table-cell>
          <table:table-cell office:value-type="float" office:value="95.4" calcext:value-type="float">
            <text:p>95.4</text:p>
          </table:table-cell>
          <table:table-cell table:style-name="ce10" table:formula="of:=IF(([.A917]+[.B917])=([.A916]+[.B916]);&quot;&quot;;([.C916]-[.C917])/(([.A917]-[.A916])+([.B917]-[.B916])))" office:value-type="float" office:value="35.1727941176471" calcext:value-type="float">
            <text:p>35.2</text:p>
          </table:table-cell>
          <table:table-cell table:number-columns-repeated="65"/>
        </table:table-row>
        <table:table-row table:style-name="ro2">
          <table:table-cell office:value-type="date" office:date-value="2019-06-25" calcext:value-type="date">
            <text:p>25-Jun-19</text:p>
          </table:table-cell>
          <table:table-cell office:value-type="time" office:time-value="PT07H56M00S" calcext:value-type="time">
            <text:p>07:56</text:p>
          </table:table-cell>
          <table:table-cell office:value-type="float" office:value="318.5" calcext:value-type="float">
            <text:p>318.5</text:p>
          </table:table-cell>
          <table:table-cell table:style-name="ce10" table:formula="of:=IF(([.A918]+[.B918])=([.A917]+[.B917]);&quot;&quot;;([.C917]-[.C918])/(([.A918]-[.A917])+([.B918]-[.B91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3.1" calcext:value-type="float">
            <text:p>223.1</text:p>
          </table:table-cell>
          <table:table-cell table:formula="of:=[.E918]/[.F918]" office:value-type="float" office:value="2.25145674585388" calcext:value-type="float">
            <text:p>R 2.25</text:p>
          </table:table-cell>
          <table:table-cell table:number-columns-repeated="62"/>
        </table:table-row>
        <table:table-row table:style-name="ro2">
          <table:table-cell office:value-type="date" office:date-value="2019-07-02" calcext:value-type="date">
            <text:p>02-Jul-19</text:p>
          </table:table-cell>
          <table:table-cell office:value-type="time" office:time-value="PT08H57M00S" calcext:value-type="time">
            <text:p>08:57</text:p>
          </table:table-cell>
          <table:table-cell office:value-type="float" office:value="88.9" calcext:value-type="float">
            <text:p>88.9</text:p>
          </table:table-cell>
          <table:table-cell table:style-name="ce10" table:formula="of:=IF(([.A919]+[.B919])=([.A918]+[.B918]);&quot;&quot;;([.C918]-[.C919])/(([.A919]-[.A918])+([.B919]-[.B918])))" office:value-type="float" office:value="32.6027019031654" calcext:value-type="float">
            <text:p>32.6</text:p>
          </table:table-cell>
          <table:table-cell table:number-columns-repeated="65"/>
        </table:table-row>
        <table:table-row table:style-name="ro2">
          <table:table-cell office:value-type="date" office:date-value="2019-07-02" calcext:value-type="date">
            <text:p>02-Jul-19</text:p>
          </table:table-cell>
          <table:table-cell office:value-type="time" office:time-value="PT08H57M00S" calcext:value-type="time">
            <text:p>08:57</text:p>
          </table:table-cell>
          <table:table-cell office:value-type="float" office:value="312" calcext:value-type="float">
            <text:p>312</text:p>
          </table:table-cell>
          <table:table-cell table:style-name="ce10" table:formula="of:=IF(([.A920]+[.B920])=([.A919]+[.B919]);&quot;&quot;;([.C919]-[.C920])/(([.A920]-[.A919])+([.B920]-[.B91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3.1" calcext:value-type="float">
            <text:p>223.1</text:p>
          </table:table-cell>
          <table:table-cell table:formula="of:=[.E920]/[.F920]" office:value-type="float" office:value="2.25145674585388" calcext:value-type="float">
            <text:p>R 2.25</text:p>
          </table:table-cell>
          <table:table-cell office:value-type="string" calcext:value-type="string">
            <text:p>Swembadpomp was redelik baie aan. <text:s/>Stoof ook baie aan die naweek.</text:p>
          </table:table-cell>
          <table:table-cell table:number-columns-repeated="61"/>
        </table:table-row>
        <table:table-row table:style-name="ro2">
          <table:table-cell office:value-type="date" office:date-value="2019-07-04" calcext:value-type="date">
            <text:p>04-Jul-19</text:p>
          </table:table-cell>
          <table:table-cell office:value-type="time" office:time-value="PT04H58M00S" calcext:value-type="time">
            <text:p>04:58</text:p>
          </table:table-cell>
          <table:table-cell office:value-type="float" office:value="246.6" calcext:value-type="float">
            <text:p>246.6</text:p>
          </table:table-cell>
          <table:table-cell table:style-name="ce10" table:formula="of:=IF(([.A921]+[.B921])=([.A920]+[.B920]);&quot;&quot;;([.C920]-[.C921])/(([.A921]-[.A920])+([.B921]-[.B920])))" office:value-type="float" office:value="35.6592199924271" calcext:value-type="float">
            <text:p>35.7</text:p>
          </table:table-cell>
          <table:table-cell table:number-columns-repeated="65"/>
        </table:table-row>
        <table:table-row table:style-name="ro2">
          <table:table-cell office:value-type="date" office:date-value="2019-07-07" calcext:value-type="date">
            <text:p>07-Jul-19</text:p>
          </table:table-cell>
          <table:table-cell office:value-type="time" office:time-value="PT14H54M00S" calcext:value-type="time">
            <text:p>14:54</text:p>
          </table:table-cell>
          <table:table-cell office:value-type="float" office:value="211.9" calcext:value-type="float">
            <text:p>211.9</text:p>
          </table:table-cell>
          <table:table-cell table:style-name="ce10" table:formula="of:=IF(([.A922]+[.B922])=([.A921]+[.B921]);&quot;&quot;;([.C921]-[.C922])/(([.A922]-[.A921])+([.B922]-[.B921])))" office:value-type="float" office:value="10.1643612693247" calcext:value-type="float">
            <text:p>10.2</text:p>
          </table:table-cell>
          <table:table-cell table:number-columns-repeated="65"/>
        </table:table-row>
        <table:table-row table:style-name="ro2">
          <table:table-cell office:value-type="date" office:date-value="2019-07-11" calcext:value-type="date">
            <text:p>11-Jul-19</text:p>
          </table:table-cell>
          <table:table-cell office:value-type="time" office:time-value="PT07H48M00S" calcext:value-type="time">
            <text:p>07:48</text:p>
          </table:table-cell>
          <table:table-cell office:value-type="float" office:value="74.6" calcext:value-type="float">
            <text:p>74.6</text:p>
          </table:table-cell>
          <table:table-cell table:style-name="ce10" table:formula="of:=IF(([.A923]+[.B923])=([.A922]+[.B922]);&quot;&quot;;([.C922]-[.C923])/(([.A923]-[.A922])+([.B923]-[.B922])))" office:value-type="float" office:value="37.066366704162" calcext:value-type="float">
            <text:p>37.1</text:p>
          </table:table-cell>
          <table:table-cell table:number-columns-repeated="65"/>
        </table:table-row>
        <table:table-row table:style-name="ro2">
          <table:table-cell office:value-type="date" office:date-value="2019-07-11" calcext:value-type="date">
            <text:p>11-Jul-19</text:p>
          </table:table-cell>
          <table:table-cell office:value-type="time" office:time-value="PT07H48M00S" calcext:value-type="time">
            <text:p>07:48</text:p>
          </table:table-cell>
          <table:table-cell office:value-type="float" office:value="282.4" calcext:value-type="float">
            <text:p>282.4</text:p>
          </table:table-cell>
          <table:table-cell table:style-name="ce10" table:formula="of:=IF(([.A924]+[.B924])=([.A923]+[.B923]);&quot;&quot;;([.C923]-[.C924])/(([.A924]-[.A923])+([.B924]-[.B923])))">
            <text:p/>
          </table:table-cell>
          <table:table-cell table:formula="of:=444+2.3" office:value-type="float" office:value="446.3" calcext:value-type="float">
            <text:p>R 446.30</text:p>
          </table:table-cell>
          <table:table-cell office:value-type="float" office:value="207.8" calcext:value-type="float">
            <text:p>207.8</text:p>
          </table:table-cell>
          <table:table-cell table:formula="of:=[.E924]/[.F924]" office:value-type="float" office:value="2.14773820981713" calcext:value-type="float">
            <text:p>R 2.15</text:p>
          </table:table-cell>
          <table:table-cell table:number-columns-repeated="62"/>
        </table:table-row>
        <table:table-row table:style-name="ro2">
          <table:table-cell office:value-type="date" office:date-value="2019-07-14" calcext:value-type="date">
            <text:p>14-Jul-19</text:p>
          </table:table-cell>
          <table:table-cell office:value-type="time" office:time-value="PT12H52M00S" calcext:value-type="time">
            <text:p>12:52</text:p>
          </table:table-cell>
          <table:table-cell office:value-type="float" office:value="156.8" calcext:value-type="float">
            <text:p>156.8</text:p>
          </table:table-cell>
          <table:table-cell table:style-name="ce10" table:formula="of:=IF(([.A925]+[.B925])=([.A924]+[.B924]);&quot;&quot;;([.C924]-[.C925])/(([.A925]-[.A924])+([.B925]-[.B924])))" office:value-type="float" office:value="39.1141868512111" calcext:value-type="float">
            <text:p>39.1</text:p>
          </table:table-cell>
          <table:table-cell table:number-columns-repeated="65"/>
        </table:table-row>
        <table:table-row table:style-name="ro2">
          <table:table-cell office:value-type="date" office:date-value="2019-07-14" calcext:value-type="date">
            <text:p>14-Jul-19</text:p>
          </table:table-cell>
          <table:table-cell office:value-type="time" office:time-value="PT12H52M00S" calcext:value-type="time">
            <text:p>12:52</text:p>
          </table:table-cell>
          <table:table-cell office:value-type="float" office:value="395.3" calcext:value-type="float">
            <text:p>395.3</text:p>
          </table:table-cell>
          <table:table-cell table:style-name="ce10" table:formula="of:=IF(([.A926]+[.B926])=([.A925]+[.B925]);&quot;&quot;;([.C925]-[.C926])/(([.A926]-[.A925])+([.B926]-[.B92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8.5" calcext:value-type="float">
            <text:p>238.5</text:p>
          </table:table-cell>
          <table:table-cell table:formula="of:=[.E926]/[.F926]" office:value-type="float" office:value="2.10607966457023" calcext:value-type="float">
            <text:p>R 2.11</text:p>
          </table:table-cell>
          <table:table-cell office:value-type="string" calcext:value-type="string">
            <text:p>Geysers af vir kampnaweek.</text:p>
          </table:table-cell>
          <table:table-cell table:number-columns-repeated="61"/>
        </table:table-row>
        <table:table-row table:style-name="ro2">
          <table:table-cell office:value-type="date" office:date-value="2019-07-21" calcext:value-type="date">
            <text:p>21-Jul-19</text:p>
          </table:table-cell>
          <table:table-cell office:value-type="time" office:time-value="PT10H24M00S" calcext:value-type="time">
            <text:p>10:24</text:p>
          </table:table-cell>
          <table:table-cell office:value-type="float" office:value="145.7" calcext:value-type="float">
            <text:p>145.7</text:p>
          </table:table-cell>
          <table:table-cell table:style-name="ce10" table:formula="of:=IF(([.A927]+[.B927])=([.A926]+[.B926]);&quot;&quot;;([.C926]-[.C927])/(([.A927]-[.A926])+([.B927]-[.B926])))" office:value-type="float" office:value="36.1884816753927" calcext:value-type="float">
            <text:p>36.2</text:p>
          </table:table-cell>
          <table:table-cell table:number-columns-repeated="3"/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19-07-21" calcext:value-type="date">
            <text:p>21-Jul-19</text:p>
          </table:table-cell>
          <table:table-cell office:value-type="time" office:time-value="PT10H24M00S" calcext:value-type="time">
            <text:p>10:24</text:p>
          </table:table-cell>
          <table:table-cell office:value-type="float" office:value="378.2" calcext:value-type="float">
            <text:p>378.2</text:p>
          </table:table-cell>
          <table:table-cell table:style-name="ce10" table:formula="of:=IF(([.A928]+[.B928])=([.A927]+[.B927]);&quot;&quot;;([.C927]-[.C928])/(([.A928]-[.A927])+([.B928]-[.B92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5" calcext:value-type="float">
            <text:p>232.5</text:p>
          </table:table-cell>
          <table:table-cell table:formula="of:=[.E928]/[.F928]" office:value-type="float" office:value="2.16043010752688" calcext:value-type="float">
            <text:p>R 2.16</text:p>
          </table:table-cell>
          <table:table-cell table:number-columns-repeated="62"/>
        </table:table-row>
        <table:table-row table:style-name="ro2">
          <table:table-cell office:value-type="date" office:date-value="2019-07-23" calcext:value-type="date">
            <text:p>23-Jul-19</text:p>
          </table:table-cell>
          <table:table-cell office:value-type="time" office:time-value="PT12H36M00S" calcext:value-type="time">
            <text:p>12:36</text:p>
          </table:table-cell>
          <table:table-cell office:value-type="float" office:value="358.3" calcext:value-type="float">
            <text:p>358.3</text:p>
          </table:table-cell>
          <table:table-cell table:style-name="ce10" table:formula="of:=IF(([.A929]+[.B929])=([.A928]+[.B928]);&quot;&quot;;([.C928]-[.C929])/(([.A929]-[.A928])+([.B929]-[.B928])))" office:value-type="float" office:value="9.51394422310756" calcext:value-type="float">
            <text:p>9.5</text:p>
          </table:table-cell>
          <table:table-cell table:number-columns-repeated="65"/>
        </table:table-row>
        <table:table-row table:style-name="ro2">
          <table:table-cell office:value-type="date" office:date-value="2019-07-29" calcext:value-type="date">
            <text:p>29-Jul-19</text:p>
          </table:table-cell>
          <table:table-cell office:value-type="time" office:time-value="PT07H07M00S" calcext:value-type="time">
            <text:p>07:07</text:p>
          </table:table-cell>
          <table:table-cell office:value-type="float" office:value="118.4" calcext:value-type="float">
            <text:p>118.4</text:p>
          </table:table-cell>
          <table:table-cell table:style-name="ce10" table:formula="of:=IF(([.A930]+[.B930])=([.A929]+[.B929]);&quot;&quot;;([.C929]-[.C930])/(([.A930]-[.A929])+([.B930]-[.B929])))" office:value-type="float" office:value="41.5661171940801" calcext:value-type="float">
            <text:p>41.6</text:p>
          </table:table-cell>
          <table:table-cell table:number-columns-repeated="65"/>
        </table:table-row>
        <table:table-row table:style-name="ro2">
          <table:table-cell office:value-type="date" office:date-value="2019-07-29" calcext:value-type="date">
            <text:p>29-Jul-19</text:p>
          </table:table-cell>
          <table:table-cell office:value-type="time" office:time-value="PT07H07M00S" calcext:value-type="time">
            <text:p>07:07</text:p>
          </table:table-cell>
          <table:table-cell office:value-type="float" office:value="316" calcext:value-type="float">
            <text:p>316</text:p>
          </table:table-cell>
          <table:table-cell table:style-name="ce10" table:formula="of:=IF(([.A931]+[.B931])=([.A930]+[.B930]);&quot;&quot;;([.C930]-[.C931])/(([.A931]-[.A930])+([.B931]-[.B93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7.6" calcext:value-type="float">
            <text:p>197.6</text:p>
          </table:table-cell>
          <table:table-cell table:formula="of:=[.E931]/[.F931]" office:value-type="float" office:value="2.542004048583" calcext:value-type="float">
            <text:p>R 2.54</text:p>
          </table:table-cell>
          <table:table-cell table:number-columns-repeated="62"/>
        </table:table-row>
        <table:table-row table:style-name="ro2">
          <table:table-cell office:value-type="date" office:date-value="2019-08-08" calcext:value-type="date">
            <text:p>08-Aug-19</text:p>
          </table:table-cell>
          <table:table-cell office:value-type="time" office:time-value="PT16H21M00S" calcext:value-type="time">
            <text:p>16:21</text:p>
          </table:table-cell>
          <table:table-cell office:value-type="float" office:value="93.4" calcext:value-type="float">
            <text:p>93.4</text:p>
          </table:table-cell>
          <table:table-cell table:style-name="ce10" table:formula="of:=IF(([.A932]+[.B932])=([.A931]+[.B931]);&quot;&quot;;([.C931]-[.C932])/(([.A932]-[.A931])+([.B932]-[.B931])))" office:value-type="float" office:value="21.4353350274174" calcext:value-type="float">
            <text:p>21.4</text:p>
          </table:table-cell>
          <table:table-cell table:number-columns-repeated="65"/>
        </table:table-row>
        <table:table-row table:style-name="ro2">
          <table:table-cell office:value-type="date" office:date-value="2019-08-08" calcext:value-type="date">
            <text:p>08-Aug-19</text:p>
          </table:table-cell>
          <table:table-cell office:value-type="time" office:time-value="PT16H21M00S" calcext:value-type="time">
            <text:p>16:21</text:p>
          </table:table-cell>
          <table:table-cell office:value-type="float" office:value="370" calcext:value-type="float">
            <text:p>370</text:p>
          </table:table-cell>
          <table:table-cell table:style-name="ce10" table:formula="of:=IF(([.A933]+[.B933])=([.A932]+[.B932]);&quot;&quot;;([.C932]-[.C933])/(([.A933]-[.A932])+([.B933]-[.B93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76.6" calcext:value-type="float">
            <text:p>276.6</text:p>
          </table:table-cell>
          <table:table-cell table:formula="of:=[.E933]/[.F933]" office:value-type="float" office:value="1.81597975415763" calcext:value-type="float">
            <text:p>R 1.82</text:p>
          </table:table-cell>
          <table:table-cell office:value-type="string" calcext:value-type="string">
            <text:p>Geysers af vir kampnaweek.</text:p>
          </table:table-cell>
          <table:table-cell table:number-columns-repeated="61"/>
        </table:table-row>
        <table:table-row table:style-name="ro2">
          <table:table-cell office:value-type="date" office:date-value="2019-08-17" calcext:value-type="date">
            <text:p>17-Aug-19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97.4" calcext:value-type="float">
            <text:p>97.4</text:p>
          </table:table-cell>
          <table:table-cell table:style-name="ce10" table:formula="of:=IF(([.A934]+[.B934])=([.A933]+[.B933]);&quot;&quot;;([.C933]-[.C934])/(([.A934]-[.A933])+([.B934]-[.B933])))" office:value-type="float" office:value="30.8458274398868" calcext:value-type="float">
            <text:p>30.8</text:p>
          </table:table-cell>
          <table:table-cell table:number-columns-repeated="3"/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19-08-17" calcext:value-type="date">
            <text:p>17-Aug-19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348.1" calcext:value-type="float">
            <text:p>348.1</text:p>
          </table:table-cell>
          <table:table-cell table:style-name="ce10" table:formula="of:=IF(([.A935]+[.B935])=([.A934]+[.B934]);&quot;&quot;;([.C934]-[.C935])/(([.A935]-[.A934])+([.B935]-[.B93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50.7" calcext:value-type="float">
            <text:p>250.7</text:p>
          </table:table-cell>
          <table:table-cell table:formula="of:=[.E935]/[.F935]" office:value-type="float" office:value="2.00358994814519" calcext:value-type="float">
            <text:p>R 2.00</text:p>
          </table:table-cell>
          <table:table-cell table:number-columns-repeated="62"/>
        </table:table-row>
        <table:table-row table:style-name="ro2">
          <table:table-cell office:value-type="date" office:date-value="2019-08-28" calcext:value-type="date">
            <text:p>28-Aug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62.6" calcext:value-type="float">
            <text:p>62.6</text:p>
          </table:table-cell>
          <table:table-cell table:style-name="ce10" table:formula="of:=IF(([.A936]+[.B936])=([.A935]+[.B935]);&quot;&quot;;([.C935]-[.C936])/(([.A936]-[.A935])+([.B936]-[.B935])))" office:value-type="float" office:value="26.5856182100362" calcext:value-type="float">
            <text:p>26.6</text:p>
          </table:table-cell>
          <table:table-cell table:number-columns-repeated="65"/>
        </table:table-row>
        <table:table-row table:style-name="ro2">
          <table:table-cell office:value-type="date" office:date-value="2019-08-28" calcext:value-type="date">
            <text:p>28-Aug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294.6" calcext:value-type="float">
            <text:p>294.6</text:p>
          </table:table-cell>
          <table:table-cell table:style-name="ce10" table:formula="of:=IF(([.A937]+[.B937])=([.A936]+[.B936]);&quot;&quot;;([.C936]-[.C937])/(([.A937]-[.A936])+([.B937]-[.B93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" calcext:value-type="float">
            <text:p>232</text:p>
          </table:table-cell>
          <table:table-cell table:formula="of:=[.E937]/[.F937]" office:value-type="float" office:value="2.16508620689655" calcext:value-type="float">
            <text:p>R 2.17</text:p>
          </table:table-cell>
          <table:table-cell table:number-columns-repeated="62"/>
        </table:table-row>
        <table:table-row table:style-name="ro2">
          <table:table-cell office:value-type="date" office:date-value="2019-09-04" calcext:value-type="date">
            <text:p>04-Sep-19</text:p>
          </table:table-cell>
          <table:table-cell office:value-type="time" office:time-value="PT06H02M00S" calcext:value-type="time">
            <text:p>06:02</text:p>
          </table:table-cell>
          <table:table-cell office:value-type="float" office:value="84.7" calcext:value-type="float">
            <text:p>84.7</text:p>
          </table:table-cell>
          <table:table-cell table:style-name="ce10" table:formula="of:=IF(([.A938]+[.B938])=([.A937]+[.B937]);&quot;&quot;;([.C937]-[.C938])/(([.A938]-[.A937])+([.B938]-[.B937])))" office:value-type="float" office:value="30.0125111706881" calcext:value-type="float">
            <text:p>30.0</text:p>
          </table:table-cell>
          <table:table-cell table:number-columns-repeated="65"/>
        </table:table-row>
        <table:table-row table:style-name="ro2">
          <table:table-cell office:value-type="date" office:date-value="2019-09-04" calcext:value-type="date">
            <text:p>04-Sep-19</text:p>
          </table:table-cell>
          <table:table-cell office:value-type="time" office:time-value="PT06H02M00S" calcext:value-type="time">
            <text:p>06:02</text:p>
          </table:table-cell>
          <table:table-cell office:value-type="float" office:value="331" calcext:value-type="float">
            <text:p>331</text:p>
          </table:table-cell>
          <table:table-cell table:style-name="ce10" table:formula="of:=IF(([.A939]+[.B939])=([.A938]+[.B938]);&quot;&quot;;([.C938]-[.C939])/(([.A939]-[.A938])+([.B939]-[.B93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46.3" calcext:value-type="float">
            <text:p>246.3</text:p>
          </table:table-cell>
          <table:table-cell table:formula="of:=[.E939]/[.F939]" office:value-type="float" office:value="2.03938286642306" calcext:value-type="float">
            <text:p>R 2.04</text:p>
          </table:table-cell>
          <table:table-cell table:number-columns-repeated="62"/>
        </table:table-row>
        <table:table-row table:style-name="ro2">
          <table:table-cell office:value-type="date" office:date-value="2019-09-13" calcext:value-type="date">
            <text:p>13-Sep-19</text:p>
          </table:table-cell>
          <table:table-cell office:value-type="time" office:time-value="PT17H01M00S" calcext:value-type="time">
            <text:p>17:01</text:p>
          </table:table-cell>
          <table:table-cell office:value-type="float" office:value="57.1" calcext:value-type="float">
            <text:p>57.1</text:p>
          </table:table-cell>
          <table:table-cell table:style-name="ce10" table:formula="of:=IF(([.A940]+[.B940])=([.A939]+[.B939]);&quot;&quot;;([.C939]-[.C940])/(([.A940]-[.A939])+([.B940]-[.B939])))" office:value-type="float" office:value="28.9607166458624" calcext:value-type="float">
            <text:p>29.0</text:p>
          </table:table-cell>
          <table:table-cell table:number-columns-repeated="65"/>
        </table:table-row>
        <table:table-row table:style-name="ro2">
          <table:table-cell office:value-type="date" office:date-value="2019-09-13" calcext:value-type="date">
            <text:p>13-Sep-19</text:p>
          </table:table-cell>
          <table:table-cell office:value-type="time" office:time-value="PT17H01M00S" calcext:value-type="time">
            <text:p>17:01</text:p>
          </table:table-cell>
          <table:table-cell office:value-type="float" office:value="282.4" calcext:value-type="float">
            <text:p>282.4</text:p>
          </table:table-cell>
          <table:table-cell table:style-name="ce10" table:formula="of:=IF(([.A941]+[.B941])=([.A940]+[.B940]);&quot;&quot;;([.C940]-[.C941])/(([.A941]-[.A940])+([.B941]-[.B94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941]/[.F941]" office:value-type="float" office:value="2.2294718153573" calcext:value-type="float">
            <text:p>R 2.23</text:p>
          </table:table-cell>
          <table:table-cell table:number-columns-repeated="62"/>
        </table:table-row>
        <table:table-row table:style-name="ro2">
          <table:table-cell office:value-type="date" office:date-value="2019-09-20" calcext:value-type="date">
            <text:p>20-Sep-19</text:p>
          </table:table-cell>
          <table:table-cell office:value-type="time" office:time-value="PT06H39M00S" calcext:value-type="time">
            <text:p>06:39</text:p>
          </table:table-cell>
          <table:table-cell office:value-type="float" office:value="97.3" calcext:value-type="float">
            <text:p>97.3</text:p>
          </table:table-cell>
          <table:table-cell table:style-name="ce10" table:formula="of:=IF(([.A942]+[.B942])=([.A941]+[.B941]);&quot;&quot;;([.C941]-[.C942])/(([.A942]-[.A941])+([.B942]-[.B941])))" office:value-type="float" office:value="28.1818566293085" calcext:value-type="float">
            <text:p>28.2</text:p>
          </table:table-cell>
          <table:table-cell table:number-columns-repeated="65"/>
        </table:table-row>
        <table:table-row table:style-name="ro2">
          <table:table-cell office:value-type="date" office:date-value="2019-09-20" calcext:value-type="date">
            <text:p>20-Sep-19</text:p>
          </table:table-cell>
          <table:table-cell office:value-type="time" office:time-value="PT06H39M00S" calcext:value-type="time">
            <text:p>06:39</text:p>
          </table:table-cell>
          <table:table-cell office:value-type="float" office:value="307.4" calcext:value-type="float">
            <text:p>307.4</text:p>
          </table:table-cell>
          <table:table-cell table:style-name="ce10" table:formula="of:=IF(([.A943]+[.B943])=([.A942]+[.B942]);&quot;&quot;;([.C942]-[.C943])/(([.A943]-[.A942])+([.B943]-[.B94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943]/[.F943]" office:value-type="float" office:value="2.38962892483349" calcext:value-type="float">
            <text:p>R 2.39</text:p>
          </table:table-cell>
          <table:table-cell table:number-columns-repeated="62"/>
        </table:table-row>
        <table:table-row table:style-name="ro2">
          <table:table-cell office:value-type="date" office:date-value="2019-09-23" calcext:value-type="date">
            <text:p>23-Sep-19</text:p>
          </table:table-cell>
          <table:table-cell office:value-type="time" office:time-value="PT18H53M00S" calcext:value-type="time">
            <text:p>18:53</text:p>
          </table:table-cell>
          <table:table-cell office:value-type="float" office:value="266.8" calcext:value-type="float">
            <text:p>266.8</text:p>
          </table:table-cell>
          <table:table-cell table:style-name="ce10" table:formula="of:=IF(([.A944]+[.B944])=([.A943]+[.B943]);&quot;&quot;;([.C943]-[.C944])/(([.A944]-[.A943])+([.B944]-[.B943])))" office:value-type="float" office:value="11.5678670360111" calcext:value-type="float">
            <text:p>11.6</text:p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944]/[.F944]" office:value-type="float" office:value="2.38962892483349" calcext:value-type="float">
            <text:p>R 2.39</text:p>
          </table:table-cell>
          <table:table-cell table:number-columns-repeated="62"/>
        </table:table-row>
        <table:table-row table:style-name="ro2">
          <table:table-cell office:value-type="date" office:date-value="2019-09-28" calcext:value-type="date">
            <text:p>28-Sep-19</text:p>
          </table:table-cell>
          <table:table-cell office:value-type="time" office:time-value="PT11H14M00S" calcext:value-type="time">
            <text:p>11:14</text:p>
          </table:table-cell>
          <table:table-cell office:value-type="float" office:value="114.1" calcext:value-type="float">
            <text:p>114.1</text:p>
          </table:table-cell>
          <table:table-cell table:style-name="ce10" table:formula="of:=IF(([.A945]+[.B945])=([.A944]+[.B944]);&quot;&quot;;([.C944]-[.C945])/(([.A945]-[.A944])+([.B945]-[.B944])))" office:value-type="float" office:value="32.6194926568758" calcext:value-type="float">
            <text:p>32.6</text:p>
          </table:table-cell>
          <table:table-cell table:number-columns-repeated="65"/>
        </table:table-row>
        <table:table-row table:style-name="ro2">
          <table:table-cell office:value-type="date" office:date-value="2019-09-28" calcext:value-type="date">
            <text:p>28-Sep-19</text:p>
          </table:table-cell>
          <table:table-cell office:value-type="time" office:time-value="PT11H14M00S" calcext:value-type="time">
            <text:p>11:14</text:p>
          </table:table-cell>
          <table:table-cell office:value-type="float" office:value="311.4" calcext:value-type="float">
            <text:p>311.4</text:p>
          </table:table-cell>
          <table:table-cell table:style-name="ce10" table:formula="of:=IF(([.A946]+[.B946])=([.A945]+[.B945]);&quot;&quot;;([.C945]-[.C946])/(([.A946]-[.A945])+([.B946]-[.B94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7.3" calcext:value-type="float">
            <text:p>197.3</text:p>
          </table:table-cell>
          <table:table-cell table:formula="of:=[.E946]/[.F946]" office:value-type="float" office:value="2.54586923466802" calcext:value-type="float">
            <text:p>R 2.55</text:p>
          </table:table-cell>
          <table:table-cell table:number-columns-repeated="62"/>
        </table:table-row>
        <table:table-row table:style-name="ro2">
          <table:table-cell office:value-type="date" office:date-value="2019-10-06" calcext:value-type="date">
            <text:p>06-Oct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84.4" calcext:value-type="float">
            <text:p>84.4</text:p>
          </table:table-cell>
          <table:table-cell table:style-name="ce10" table:formula="of:=IF(([.A947]+[.B947])=([.A946]+[.B946]);&quot;&quot;;([.C946]-[.C947])/(([.A947]-[.A946])+([.B947]-[.B946])))" office:value-type="float" office:value="28.5036623648413" calcext:value-type="float">
            <text:p>28.5</text:p>
          </table:table-cell>
          <table:table-cell table:number-columns-repeated="65"/>
        </table:table-row>
        <table:table-row table:style-name="ro2">
          <table:table-cell office:value-type="date" office:date-value="2019-10-06" calcext:value-type="date">
            <text:p>06-Oct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330.7" calcext:value-type="float">
            <text:p>330.7</text:p>
          </table:table-cell>
          <table:table-cell table:style-name="ce10" table:formula="of:=IF(([.A948]+[.B948])=([.A947]+[.B947]);&quot;&quot;;([.C947]-[.C948])/(([.A948]-[.A947])+([.B948]-[.B94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46.3" calcext:value-type="float">
            <text:p>246.3</text:p>
          </table:table-cell>
          <table:table-cell table:formula="of:=[.E948]/[.F948]" office:value-type="float" office:value="2.03938286642306" calcext:value-type="float">
            <text:p>R 2.04</text:p>
          </table:table-cell>
          <table:table-cell table:number-columns-repeated="62"/>
        </table:table-row>
        <table:table-row table:style-name="ro2">
          <table:table-cell office:value-type="date" office:date-value="2019-10-16" calcext:value-type="date">
            <text:p>16-Oct-19</text:p>
          </table:table-cell>
          <table:table-cell office:value-type="time" office:time-value="PT06H56M00S" calcext:value-type="time">
            <text:p>06:56</text:p>
          </table:table-cell>
          <table:table-cell table:formula="of:=274.4-225.3" office:value-type="float" office:value="49.1" calcext:value-type="float">
            <text:p>49.1</text:p>
          </table:table-cell>
          <table:table-cell table:style-name="ce10" table:formula="of:=IF(([.A949]+[.B949])=([.A948]+[.B948]);&quot;&quot;;([.C948]-[.C949])/(([.A949]-[.A948])+([.B949]-[.B948])))" office:value-type="float" office:value="28.5686909961956" calcext:value-type="float">
            <text:p>28.6</text:p>
          </table:table-cell>
          <table:table-cell table:number-columns-repeated="65"/>
        </table:table-row>
        <table:table-row table:style-name="ro2">
          <table:table-cell office:value-type="date" office:date-value="2019-10-16" calcext:value-type="date">
            <text:p>16-Oct-19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274.4" calcext:value-type="float">
            <text:p>274.4</text:p>
          </table:table-cell>
          <table:table-cell table:style-name="ce10" table:formula="of:=IF(([.A950]+[.B950])=([.A949]+[.B949]);&quot;&quot;;([.C949]-[.C950])/(([.A950]-[.A949])+([.B950]-[.B94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950]/[.F950]" office:value-type="float" office:value="2.2294718153573" calcext:value-type="float">
            <text:p>R 2.23</text:p>
          </table:table-cell>
          <table:table-cell table:number-columns-repeated="62"/>
        </table:table-row>
        <table:table-row table:style-name="ro2">
          <table:table-cell office:value-type="date" office:date-value="2019-10-25" calcext:value-type="date">
            <text:p>25-Oct-19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39.8" calcext:value-type="float">
            <text:p>39.8</text:p>
          </table:table-cell>
          <table:table-cell table:style-name="ce10" table:formula="of:=IF(([.A951]+[.B951])=([.A950]+[.B950]);&quot;&quot;;([.C950]-[.C951])/(([.A951]-[.A950])+([.B951]-[.B950])))" office:value-type="float" office:value="26.1879069767442" calcext:value-type="float">
            <text:p>26.2</text:p>
          </table:table-cell>
          <table:table-cell table:number-columns-repeated="3"/>
          <table:table-cell office:value-type="string" calcext:value-type="string">
            <text:p>Geysers af vir jagnaweek.</text:p>
          </table:table-cell>
          <table:table-cell table:number-columns-repeated="61"/>
        </table:table-row>
        <table:table-row table:style-name="ro2">
          <table:table-cell office:value-type="date" office:date-value="2019-10-25" calcext:value-type="date">
            <text:p>25-Oct-19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250" calcext:value-type="float">
            <text:p>250</text:p>
          </table:table-cell>
          <table:table-cell table:style-name="ce10" table:formula="of:=IF(([.A952]+[.B952])=([.A951]+[.B951]);&quot;&quot;;([.C951]-[.C952])/(([.A952]-[.A951])+([.B952]-[.B951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952]/[.F952]" office:value-type="float" office:value="2.38962892483349" calcext:value-type="float">
            <text:p>R 2.39</text:p>
          </table:table-cell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19-10-30" calcext:value-type="date">
            <text:p>30-Oct-19</text:p>
          </table:table-cell>
          <table:table-cell office:value-type="time" office:time-value="PT06H50M00S" calcext:value-type="time">
            <text:p>06:50</text:p>
          </table:table-cell>
          <table:table-cell office:value-type="float" office:value="94.7" calcext:value-type="float">
            <text:p>94.7</text:p>
          </table:table-cell>
          <table:table-cell table:style-name="ce10" table:formula="of:=IF(([.A953]+[.B953])=([.A952]+[.B952]);&quot;&quot;;([.C952]-[.C953])/(([.A953]-[.A952])+([.B953]-[.B952])))" office:value-type="float" office:value="30.8287841191067" calcext:value-type="float">
            <text:p>30.8</text:p>
          </table:table-cell>
          <table:table-cell table:number-columns-repeated="65"/>
        </table:table-row>
        <table:table-row table:style-name="ro2">
          <table:table-cell office:value-type="date" office:date-value="2019-10-30" calcext:value-type="date">
            <text:p>30-Oct-19</text:p>
          </table:table-cell>
          <table:table-cell office:value-type="time" office:time-value="PT06H50M00S" calcext:value-type="time">
            <text:p>06:50</text:p>
          </table:table-cell>
          <table:table-cell office:value-type="float" office:value="292" calcext:value-type="float">
            <text:p>292</text:p>
          </table:table-cell>
          <table:table-cell table:style-name="ce10" table:formula="of:=IF(([.A954]+[.B954])=([.A953]+[.B953]);&quot;&quot;;([.C953]-[.C954])/(([.A954]-[.A953])+([.B954]-[.B95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7.3" calcext:value-type="float">
            <text:p>197.3</text:p>
          </table:table-cell>
          <table:table-cell table:formula="of:=[.E954]/[.F954]" office:value-type="float" office:value="2.54586923466802" calcext:value-type="float">
            <text:p>R 2.55</text:p>
          </table:table-cell>
          <table:table-cell table:number-columns-repeated="62"/>
        </table:table-row>
        <table:table-row table:style-name="ro2">
          <table:table-cell office:value-type="date" office:date-value="2019-11-08" calcext:value-type="date">
            <text:p>08-Nov-19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48.1" calcext:value-type="float">
            <text:p>48.1</text:p>
          </table:table-cell>
          <table:table-cell table:style-name="ce10" table:formula="of:=IF(([.A955]+[.B955])=([.A954]+[.B954]);&quot;&quot;;([.C954]-[.C955])/(([.A955]-[.A954])+([.B955]-[.B954])))" office:value-type="float" office:value="27.0811936155448" calcext:value-type="float">
            <text:p>27.1</text:p>
          </table:table-cell>
          <table:table-cell table:number-columns-repeated="65"/>
        </table:table-row>
        <table:table-row table:style-name="ro2">
          <table:table-cell office:value-type="date" office:date-value="2019-11-08" calcext:value-type="date">
            <text:p>08-Nov-19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294.4" calcext:value-type="float">
            <text:p>294.4</text:p>
          </table:table-cell>
          <table:table-cell table:style-name="ce10" table:formula="of:=IF(([.A956]+[.B956])=([.A955]+[.B955]);&quot;&quot;;([.C955]-[.C956])/(([.A956]-[.A955])+([.B956]-[.B95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46.3" calcext:value-type="float">
            <text:p>246.3</text:p>
          </table:table-cell>
          <table:table-cell table:formula="of:=[.E956]/[.F956]" office:value-type="float" office:value="2.03938286642306" calcext:value-type="float">
            <text:p>R 2.04</text:p>
          </table:table-cell>
          <table:table-cell table:number-columns-repeated="62"/>
        </table:table-row>
        <table:table-row table:style-name="ro2">
          <table:table-cell office:value-type="date" office:date-value="2019-11-15" calcext:value-type="date">
            <text:p>15-Nov-19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100.2" calcext:value-type="float">
            <text:p>100.2</text:p>
          </table:table-cell>
          <table:table-cell table:style-name="ce10" table:formula="of:=IF(([.A957]+[.B957])=([.A956]+[.B956]);&quot;&quot;;([.C956]-[.C957])/(([.A957]-[.A956])+([.B957]-[.B956])))" office:value-type="float" office:value="27.7373536996628" calcext:value-type="float">
            <text:p>27.7</text:p>
          </table:table-cell>
          <table:table-cell table:number-columns-repeated="65"/>
        </table:table-row>
        <table:table-row table:style-name="ro2">
          <table:table-cell office:value-type="date" office:date-value="2019-11-15" calcext:value-type="date">
            <text:p>15-Nov-19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325.5" calcext:value-type="float">
            <text:p>325.5</text:p>
          </table:table-cell>
          <table:table-cell table:style-name="ce10" table:formula="of:=IF(([.A958]+[.B958])=([.A957]+[.B957]);&quot;&quot;;([.C957]-[.C958])/(([.A958]-[.A957])+([.B958]-[.B95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958]/[.F958]" office:value-type="float" office:value="2.2294718153573" calcext:value-type="float">
            <text:p>R 2.23</text:p>
          </table:table-cell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19-11-17" calcext:value-type="date">
            <text:p>17-Nov-19</text:p>
          </table:table-cell>
          <table:table-cell office:value-type="time" office:time-value="PT16H55M00S" calcext:value-type="time">
            <text:p>16:55</text:p>
          </table:table-cell>
          <table:table-cell office:value-type="float" office:value="297.9" calcext:value-type="float">
            <text:p>297.9</text:p>
          </table:table-cell>
          <table:table-cell table:style-name="ce10" table:formula="of:=IF(([.A959]+[.B959])=([.A958]+[.B958]);&quot;&quot;;([.C958]-[.C959])/(([.A959]-[.A958])+([.B959]-[.B958])))" office:value-type="float" office:value="11.440414507772" calcext:value-type="float">
            <text:p>11.4</text:p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959]/[.F959]" office:value-type="float" office:value="2.2294718153573" calcext:value-type="float">
            <text:p>R 2.23</text:p>
          </table:table-cell>
          <table:table-cell office:value-type="string" calcext:value-type="string">
            <text:p>Geysers aan. <text:s/>Yskas ook op inverter.</text:p>
          </table:table-cell>
          <table:table-cell table:number-columns-repeated="61"/>
        </table:table-row>
        <table:table-row table:style-name="ro2">
          <table:table-cell office:value-type="date" office:date-value="2019-11-26" calcext:value-type="date">
            <text:p>26-Nov-19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57.1" calcext:value-type="float">
            <text:p>57.1</text:p>
          </table:table-cell>
          <table:table-cell table:style-name="ce10" table:formula="of:=IF(([.A960]+[.B960])=([.A959]+[.B959]);&quot;&quot;;([.C959]-[.C960])/(([.A960]-[.A959])+([.B960]-[.B959])))" office:value-type="float" office:value="27.6980589503954" calcext:value-type="float">
            <text:p>27.7</text:p>
          </table:table-cell>
          <table:table-cell table:number-columns-repeated="65"/>
        </table:table-row>
        <table:table-row table:style-name="ro2">
          <table:table-cell office:value-type="date" office:date-value="2019-11-26" calcext:value-type="date">
            <text:p>26-Nov-19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267.3" calcext:value-type="float">
            <text:p>267.3</text:p>
          </table:table-cell>
          <table:table-cell table:style-name="ce10" table:formula="of:=IF(([.A961]+[.B961])=([.A960]+[.B960]);&quot;&quot;;([.C960]-[.C961])/(([.A961]-[.A960])+([.B961]-[.B96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961]/[.F961]" office:value-type="float" office:value="2.38962892483349" calcext:value-type="float">
            <text:p>R 2.39</text:p>
          </table:table-cell>
          <table:table-cell table:number-columns-repeated="62"/>
        </table:table-row>
        <table:table-row table:style-name="ro2">
          <table:table-cell office:value-type="date" office:date-value="2019-12-04" calcext:value-type="date">
            <text:p>04-Dec-19</text:p>
          </table:table-cell>
          <table:table-cell office:value-type="time" office:time-value="PT01H41M00S" calcext:value-type="time">
            <text:p>01:41</text:p>
          </table:table-cell>
          <table:table-cell office:value-type="float" office:value="53.2" calcext:value-type="float">
            <text:p>53.2</text:p>
          </table:table-cell>
          <table:table-cell table:style-name="ce10" table:formula="of:=IF(([.A962]+[.B962])=([.A961]+[.B961]);&quot;&quot;;([.C961]-[.C962])/(([.A962]-[.A961])+([.B962]-[.B961])))" office:value-type="float" office:value="27.9083914184847" calcext:value-type="float">
            <text:p>27.9</text:p>
          </table:table-cell>
          <table:table-cell table:number-columns-repeated="3"/>
          <table:table-cell office:value-type="string" calcext:value-type="string">
            <text:p>Krag was af vir paar dae.</text:p>
          </table:table-cell>
          <table:table-cell table:number-columns-repeated="61"/>
        </table:table-row>
        <table:table-row table:style-name="ro2">
          <table:table-cell office:value-type="date" office:date-value="2019-12-04" calcext:value-type="date">
            <text:p>04-Dec-19</text:p>
          </table:table-cell>
          <table:table-cell office:value-type="time" office:time-value="PT01H41M00S" calcext:value-type="time">
            <text:p>01:41</text:p>
          </table:table-cell>
          <table:table-cell office:value-type="float" office:value="299.5" calcext:value-type="float">
            <text:p>299.5</text:p>
          </table:table-cell>
          <table:table-cell table:style-name="ce10" table:formula="of:=IF(([.A963]+[.B963])=([.A962]+[.B962]);&quot;&quot;;([.C962]-[.C963])/(([.A963]-[.A962])+([.B963]-[.B96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46.3" calcext:value-type="float">
            <text:p>246.3</text:p>
          </table:table-cell>
          <table:table-cell table:formula="of:=[.E963]/[.F963]" office:value-type="float" office:value="2.03938286642306" calcext:value-type="float">
            <text:p>R 2.04</text:p>
          </table:table-cell>
          <table:table-cell table:number-columns-repeated="62"/>
        </table:table-row>
        <table:table-row table:style-name="ro2">
          <table:table-cell office:value-type="date" office:date-value="2019-12-11" calcext:value-type="date">
            <text:p>11-Dec-19</text:p>
          </table:table-cell>
          <table:table-cell office:value-type="time" office:time-value="PT18H39M00S" calcext:value-type="time">
            <text:p>18:39</text:p>
          </table:table-cell>
          <table:table-cell office:value-type="float" office:value="79.3" calcext:value-type="float">
            <text:p>79.3</text:p>
          </table:table-cell>
          <table:table-cell table:style-name="ce10" table:formula="of:=IF(([.A964]+[.B964])=([.A963]+[.B963]);&quot;&quot;;([.C963]-[.C964])/(([.A964]-[.A963])+([.B964]-[.B963])))" office:value-type="float" office:value="28.5716345287439" calcext:value-type="float">
            <text:p>28.6</text:p>
          </table:table-cell>
          <table:table-cell table:number-columns-repeated="65"/>
        </table:table-row>
        <table:table-row table:style-name="ro2">
          <table:table-cell office:value-type="date" office:date-value="2019-12-11" calcext:value-type="date">
            <text:p>11-Dec-19</text:p>
          </table:table-cell>
          <table:table-cell office:value-type="time" office:time-value="PT18H39M00S" calcext:value-type="time">
            <text:p>18:39</text:p>
          </table:table-cell>
          <table:table-cell office:value-type="float" office:value="304.6" calcext:value-type="float">
            <text:p>304.6</text:p>
          </table:table-cell>
          <table:table-cell table:style-name="ce10" table:formula="of:=IF(([.A965]+[.B965])=([.A964]+[.B964]);&quot;&quot;;([.C964]-[.C965])/(([.A965]-[.A964])+([.B965]-[.B96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965]/[.F965]" office:value-type="float" office:value="2.2294718153573" calcext:value-type="float">
            <text:p>R 2.23</text:p>
          </table:table-cell>
          <table:table-cell table:number-columns-repeated="62"/>
        </table:table-row>
        <table:table-row table:style-name="ro2">
          <table:table-cell office:value-type="date" office:date-value="2019-12-16" calcext:value-type="date">
            <text:p>16-Dec-19</text:p>
          </table:table-cell>
          <table:table-cell office:value-type="time" office:time-value="PT18H48M00S" calcext:value-type="time">
            <text:p>18:48</text:p>
          </table:table-cell>
          <table:table-cell office:value-type="float" office:value="195.1" calcext:value-type="float">
            <text:p>195.1</text:p>
          </table:table-cell>
          <table:table-cell table:style-name="ce10" table:formula="of:=IF(([.A966]+[.B966])=([.A965]+[.B965]);&quot;&quot;;([.C965]-[.C966])/(([.A966]-[.A965])+([.B966]-[.B965])))" office:value-type="float" office:value="21.87265917603" calcext:value-type="float">
            <text:p>21.9</text:p>
          </table:table-cell>
          <table:table-cell table:number-columns-repeated="65"/>
        </table:table-row>
        <table:table-row table:style-name="ro2">
          <table:table-cell office:value-type="date" office:date-value="2019-12-16" calcext:value-type="date">
            <text:p>16-Dec-19</text:p>
          </table:table-cell>
          <table:table-cell office:value-type="time" office:time-value="PT18H48M00S" calcext:value-type="time">
            <text:p>18:48</text:p>
          </table:table-cell>
          <table:table-cell office:value-type="float" office:value="405.3" calcext:value-type="float">
            <text:p>405.3</text:p>
          </table:table-cell>
          <table:table-cell table:style-name="ce10" table:formula="of:=IF(([.A967]+[.B967])=([.A966]+[.B966]);&quot;&quot;;([.C966]-[.C967])/(([.A967]-[.A966])+([.B967]-[.B96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967]/[.F967]" office:value-type="float" office:value="2.38962892483349" calcext:value-type="float">
            <text:p>R 2.39</text:p>
          </table:table-cell>
          <table:table-cell table:number-columns-repeated="62"/>
        </table:table-row>
        <table:table-row table:style-name="ro2">
          <table:table-cell office:value-type="date" office:date-value="2019-12-17" calcext:value-type="date">
            <text:p>17-Dec-19</text:p>
          </table:table-cell>
          <table:table-cell office:value-type="time" office:time-value="PT09H58M00S" calcext:value-type="time">
            <text:p>09:58</text:p>
          </table:table-cell>
          <table:table-cell office:value-type="float" office:value="392.3" calcext:value-type="float">
            <text:p>392.3</text:p>
          </table:table-cell>
          <table:table-cell table:style-name="ce10" table:formula="of:=IF(([.A968]+[.B968])=([.A967]+[.B967]);&quot;&quot;;([.C967]-[.C968])/(([.A968]-[.A967])+([.B968]-[.B967])))" office:value-type="float" office:value="20.5714285714286" calcext:value-type="float">
            <text:p>20.6</text:p>
          </table:table-cell>
          <table:table-cell table:number-columns-repeated="65"/>
        </table:table-row>
        <table:table-row table:style-name="ro2">
          <table:table-cell office:value-type="date" office:date-value="2019-12-22" calcext:value-type="date">
            <text:p>22-Dec-19</text:p>
          </table:table-cell>
          <table:table-cell office:value-type="time" office:time-value="PT18H28M00S" calcext:value-type="time">
            <text:p>18:28</text:p>
          </table:table-cell>
          <table:table-cell office:value-type="float" office:value="334" calcext:value-type="float">
            <text:p>334</text:p>
          </table:table-cell>
          <table:table-cell table:style-name="ce10" table:formula="of:=IF(([.A969]+[.B969])=([.A968]+[.B968]);&quot;&quot;;([.C968]-[.C969])/(([.A969]-[.A968])+([.B969]-[.B968])))" office:value-type="float" office:value="10.8887159533074" calcext:value-type="float">
            <text:p>10.9</text:p>
          </table:table-cell>
          <table:table-cell table:number-columns-repeated="65"/>
        </table:table-row>
        <table:table-row table:style-name="ro2">
          <table:table-cell office:value-type="date" office:date-value="2019-12-29" calcext:value-type="date">
            <text:p>29-Dec-19</text:p>
          </table:table-cell>
          <table:table-cell office:value-type="time" office:time-value="PT12H42M00S" calcext:value-type="time">
            <text:p>12:42</text:p>
          </table:table-cell>
          <table:table-cell office:value-type="float" office:value="104.6" calcext:value-type="float">
            <text:p>104.6</text:p>
          </table:table-cell>
          <table:table-cell table:style-name="ce10" table:formula="of:=IF(([.A970]+[.B970])=([.A969]+[.B969]);&quot;&quot;;([.C969]-[.C970])/(([.A970]-[.A969])+([.B970]-[.B969])))" office:value-type="float" office:value="33.9363057324841" calcext:value-type="float">
            <text:p>33.9</text:p>
          </table:table-cell>
          <table:table-cell table:number-columns-repeated="65"/>
        </table:table-row>
        <table:table-row table:style-name="ro2">
          <table:table-cell office:value-type="date" office:date-value="2019-12-29" calcext:value-type="date">
            <text:p>29-Dec-19</text:p>
          </table:table-cell>
          <table:table-cell office:value-type="time" office:time-value="PT12H42M00S" calcext:value-type="time">
            <text:p>12:42</text:p>
          </table:table-cell>
          <table:table-cell office:value-type="float" office:value="301.9" calcext:value-type="float">
            <text:p>301.9</text:p>
          </table:table-cell>
          <table:table-cell table:style-name="ce10" table:formula="of:=IF(([.A971]+[.B971])=([.A970]+[.B970]);&quot;&quot;;([.C970]-[.C971])/(([.A971]-[.A970])+([.B971]-[.B97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7.3" calcext:value-type="float">
            <text:p>197.3</text:p>
          </table:table-cell>
          <table:table-cell table:formula="of:=[.E971]/[.F971]" office:value-type="float" office:value="2.54586923466802" calcext:value-type="float">
            <text:p>R 2.55</text:p>
          </table:table-cell>
          <table:table-cell table:number-columns-repeated="62"/>
        </table:table-row>
        <table:table-row table:style-name="ro2">
          <table:table-cell office:value-type="date" office:date-value="2019-12-30" calcext:value-type="date">
            <text:p>30-Dec-19</text:p>
          </table:table-cell>
          <table:table-cell office:value-type="time" office:time-value="PT14H28M00S" calcext:value-type="time">
            <text:p>14:28</text:p>
          </table:table-cell>
          <table:table-cell office:value-type="float" office:value="272.8" calcext:value-type="float">
            <text:p>272.8</text:p>
          </table:table-cell>
          <table:table-cell table:style-name="ce10" table:formula="of:=IF(([.A972]+[.B972])=([.A971]+[.B971]);&quot;&quot;;([.C971]-[.C972])/(([.A972]-[.A971])+([.B972]-[.B971])))" office:value-type="float" office:value="27.1047865459249" calcext:value-type="float">
            <text:p>27.1</text:p>
          </table:table-cell>
          <table:table-cell table:number-columns-repeated="65"/>
        </table:table-row>
        <table:table-row table:style-name="ro2">
          <table:table-cell office:value-type="date" office:date-value="2020-01-02" calcext:value-type="date">
            <text:p>02-Jan-20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239.5" calcext:value-type="float">
            <text:p>239.5</text:p>
          </table:table-cell>
          <table:table-cell table:style-name="ce10" table:formula="of:=IF(([.A973]+[.B973])=([.A972]+[.B972]);&quot;&quot;;([.C972]-[.C973])/(([.A973]-[.A972])+([.B973]-[.B972])))" office:value-type="float" office:value="10.6512661039538" calcext:value-type="float">
            <text:p>10.7</text:p>
          </table:table-cell>
          <table:table-cell table:number-columns-repeated="3"/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20-01-09" calcext:value-type="date">
            <text:p>09-Jan-20</text:p>
          </table:table-cell>
          <table:table-cell office:value-type="time" office:time-value="PT00H57M00S" calcext:value-type="time">
            <text:p>00:57</text:p>
          </table:table-cell>
          <table:table-cell office:value-type="float" office:value="57.7" calcext:value-type="float">
            <text:p>57.7</text:p>
          </table:table-cell>
          <table:table-cell table:style-name="ce10" table:formula="of:=IF(([.A974]+[.B974])=([.A973]+[.B973]);&quot;&quot;;([.C973]-[.C974])/(([.A974]-[.A973])+([.B974]-[.B973])))" office:value-type="float" office:value="28.809508088478" calcext:value-type="float">
            <text:p>28.8</text:p>
          </table:table-cell>
          <table:table-cell table:number-columns-repeated="3"/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20-01-09" calcext:value-type="date">
            <text:p>09-Jan-20</text:p>
          </table:table-cell>
          <table:table-cell office:value-type="time" office:time-value="PT00H57M00S" calcext:value-type="time">
            <text:p>00:57</text:p>
          </table:table-cell>
          <table:table-cell office:value-type="float" office:value="304" calcext:value-type="float">
            <text:p>304</text:p>
          </table:table-cell>
          <table:table-cell table:style-name="ce10" table:formula="of:=IF(([.A975]+[.B975])=([.A974]+[.B974]);&quot;&quot;;([.C974]-[.C975])/(([.A975]-[.A974])+([.B975]-[.B97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46.3" calcext:value-type="float">
            <text:p>246.3</text:p>
          </table:table-cell>
          <table:table-cell table:formula="of:=[.E975]/[.F975]" office:value-type="float" office:value="2.03938286642306" calcext:value-type="float">
            <text:p>R 2.04</text:p>
          </table:table-cell>
          <table:table-cell table:number-columns-repeated="62"/>
        </table:table-row>
        <table:table-row table:style-name="ro2">
          <table:table-cell office:value-type="date" office:date-value="2020-01-17" calcext:value-type="date">
            <text:p>17-Jan-20</text:p>
          </table:table-cell>
          <table:table-cell office:value-type="time" office:time-value="PT23H58M00S" calcext:value-type="time">
            <text:p>23:58</text:p>
          </table:table-cell>
          <table:table-cell office:value-type="float" office:value="67.6" calcext:value-type="float">
            <text:p>67.6</text:p>
          </table:table-cell>
          <table:table-cell table:style-name="ce10" table:formula="of:=IF(([.A976]+[.B976])=([.A975]+[.B975]);&quot;&quot;;([.C975]-[.C976])/(([.A976]-[.A975])+([.B976]-[.B975])))" office:value-type="float" office:value="26.386791721572" calcext:value-type="float">
            <text:p>26.4</text:p>
          </table:table-cell>
          <table:table-cell table:number-columns-repeated="65"/>
        </table:table-row>
        <table:table-row table:style-name="ro2">
          <table:table-cell office:value-type="date" office:date-value="2020-01-17" calcext:value-type="date">
            <text:p>17-Jan-20</text:p>
          </table:table-cell>
          <table:table-cell office:value-type="time" office:time-value="PT23H58M00S" calcext:value-type="time">
            <text:p>23:58</text:p>
          </table:table-cell>
          <table:table-cell office:value-type="float" office:value="292.9" calcext:value-type="float">
            <text:p>292.9</text:p>
          </table:table-cell>
          <table:table-cell table:style-name="ce10" table:formula="of:=IF(([.A977]+[.B977])=([.A976]+[.B976]);&quot;&quot;;([.C976]-[.C977])/(([.A977]-[.A976])+([.B977]-[.B97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977]/[.F977]" office:value-type="float" office:value="2.2294718153573" calcext:value-type="float">
            <text:p>R 2.23</text:p>
          </table:table-cell>
          <table:table-cell table:number-columns-repeated="62"/>
        </table:table-row>
        <table:table-row table:style-name="ro2">
          <table:table-cell office:value-type="date" office:date-value="2020-01-25" calcext:value-type="date">
            <text:p>25-Jan-20</text:p>
          </table:table-cell>
          <table:table-cell office:value-type="time" office:time-value="PT17H09M00S" calcext:value-type="time">
            <text:p>17:09</text:p>
          </table:table-cell>
          <table:table-cell office:value-type="float" office:value="98.4" calcext:value-type="float">
            <text:p>98.4</text:p>
          </table:table-cell>
          <table:table-cell table:style-name="ce10" table:formula="of:=IF(([.A978]+[.B978])=([.A977]+[.B977]);&quot;&quot;;([.C977]-[.C978])/(([.A978]-[.A977])+([.B978]-[.B977])))" office:value-type="float" office:value="25.2074520745207" calcext:value-type="float">
            <text:p>25.2</text:p>
          </table:table-cell>
          <table:table-cell table:number-columns-repeated="65"/>
        </table:table-row>
        <table:table-row table:style-name="ro2">
          <table:table-cell office:value-type="date" office:date-value="2020-01-25" calcext:value-type="date">
            <text:p>25-Jan-20</text:p>
          </table:table-cell>
          <table:table-cell office:value-type="time" office:time-value="PT17H09M00S" calcext:value-type="time">
            <text:p>17:09</text:p>
          </table:table-cell>
          <table:table-cell office:value-type="float" office:value="308.6" calcext:value-type="float">
            <text:p>308.6</text:p>
          </table:table-cell>
          <table:table-cell table:style-name="ce10" table:formula="of:=IF(([.A979]+[.B979])=([.A978]+[.B978]);&quot;&quot;;([.C978]-[.C979])/(([.A979]-[.A978])+([.B979]-[.B97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979]/[.F979]" office:value-type="float" office:value="2.38962892483349" calcext:value-type="float">
            <text:p>R 2.39</text:p>
          </table:table-cell>
          <table:table-cell table:number-columns-repeated="62"/>
        </table:table-row>
        <table:table-row table:style-name="ro2">
          <table:table-cell office:value-type="date" office:date-value="2020-02-03" calcext:value-type="date">
            <text:p>03-Feb-20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86.8" calcext:value-type="float">
            <text:p>86.8</text:p>
          </table:table-cell>
          <table:table-cell table:style-name="ce10" table:formula="of:=IF(([.A980]+[.B980])=([.A979]+[.B979]);&quot;&quot;;([.C979]-[.C980])/(([.A980]-[.A979])+([.B980]-[.B979])))" office:value-type="float" office:value="24.6045759186503" calcext:value-type="float">
            <text:p>24.6</text:p>
          </table:table-cell>
          <table:table-cell table:number-columns-repeated="65"/>
        </table:table-row>
        <table:table-row table:style-name="ro2">
          <table:table-cell office:value-type="date" office:date-value="2020-02-03" calcext:value-type="date">
            <text:p>03-Feb-20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333.1" calcext:value-type="float">
            <text:p>333.1</text:p>
          </table:table-cell>
          <table:table-cell table:style-name="ce10" table:formula="of:=IF(([.A981]+[.B981])=([.A980]+[.B980]);&quot;&quot;;([.C980]-[.C981])/(([.A981]-[.A980])+([.B981]-[.B98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46.3" calcext:value-type="float">
            <text:p>246.3</text:p>
          </table:table-cell>
          <table:table-cell table:formula="of:=[.E981]/[.F981]" office:value-type="float" office:value="2.03938286642306" calcext:value-type="float">
            <text:p>R 2.04</text:p>
          </table:table-cell>
          <table:table-cell table:number-columns-repeated="62"/>
        </table:table-row>
        <table:table-row table:style-name="ro2">
          <table:table-cell office:value-type="date" office:date-value="2020-02-14" calcext:value-type="date">
            <text:p>14-Feb-20</text:p>
          </table:table-cell>
          <table:table-cell office:value-type="time" office:time-value="PT02H35M00S" calcext:value-type="time">
            <text:p>02:35</text:p>
          </table:table-cell>
          <table:table-cell office:value-type="float" office:value="54.6" calcext:value-type="float">
            <text:p>54.6</text:p>
          </table:table-cell>
          <table:table-cell table:style-name="ce10" table:formula="of:=IF(([.A982]+[.B982])=([.A981]+[.B981]);&quot;&quot;;([.C981]-[.C982])/(([.A982]-[.A981])+([.B982]-[.B981])))" office:value-type="float" office:value="26.8343927735028" calcext:value-type="float">
            <text:p>26.8</text:p>
          </table:table-cell>
          <table:table-cell table:number-columns-repeated="65"/>
        </table:table-row>
        <table:table-row table:style-name="ro2">
          <table:table-cell office:value-type="date" office:date-value="2020-02-14" calcext:value-type="date">
            <text:p>14-Feb-20</text:p>
          </table:table-cell>
          <table:table-cell office:value-type="time" office:time-value="PT02H35M00S" calcext:value-type="time">
            <text:p>02:35</text:p>
          </table:table-cell>
          <table:table-cell office:value-type="float" office:value="279.9" calcext:value-type="float">
            <text:p>279.9</text:p>
          </table:table-cell>
          <table:table-cell table:style-name="ce10" table:formula="of:=IF(([.A983]+[.B983])=([.A982]+[.B982]);&quot;&quot;;([.C982]-[.C983])/(([.A983]-[.A982])+([.B983]-[.B98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983]/[.F983]" office:value-type="float" office:value="2.2294718153573" calcext:value-type="float">
            <text:p>R 2.23</text:p>
          </table:table-cell>
          <table:table-cell table:number-columns-repeated="62"/>
        </table:table-row>
        <table:table-row table:style-name="ro2">
          <table:table-cell office:value-type="date" office:date-value="2020-02-15" calcext:value-type="date">
            <text:p>15-Feb-20</text:p>
          </table:table-cell>
          <table:table-cell office:value-type="time" office:time-value="PT10H01M00S" calcext:value-type="time">
            <text:p>10:01</text:p>
          </table:table-cell>
          <table:table-cell office:value-type="float" office:value="258.3" calcext:value-type="float">
            <text:p>258.3</text:p>
          </table:table-cell>
          <table:table-cell table:style-name="ce10" table:formula="of:=IF(([.A984]+[.B984])=([.A983]+[.B983]);&quot;&quot;;([.C983]-[.C984])/(([.A984]-[.A983])+([.B984]-[.B983])))" office:value-type="float" office:value="16.492046659597" calcext:value-type="float">
            <text:p>16.5</text:p>
          </table:table-cell>
          <table:table-cell table:number-columns-repeated="65"/>
        </table:table-row>
        <table:table-row table:style-name="ro2">
          <table:table-cell office:value-type="date" office:date-value="2020-02-16" calcext:value-type="date">
            <text:p>16-Feb-20</text:p>
          </table:table-cell>
          <table:table-cell office:value-type="time" office:time-value="PT16H10M00S" calcext:value-type="time">
            <text:p>16:10</text:p>
          </table:table-cell>
          <table:table-cell office:value-type="float" office:value="249.2" calcext:value-type="float">
            <text:p>249.2</text:p>
          </table:table-cell>
          <table:table-cell table:style-name="ce10" table:formula="of:=IF(([.A985]+[.B985])=([.A984]+[.B984]);&quot;&quot;;([.C984]-[.C985])/(([.A985]-[.A984])+([.B985]-[.B984])))" office:value-type="float" office:value="7.24378109452738" calcext:value-type="float">
            <text:p>7.2</text:p>
          </table:table-cell>
          <table:table-cell table:number-columns-repeated="65"/>
        </table:table-row>
        <table:table-row table:style-name="ro2">
          <table:table-cell office:value-type="date" office:date-value="2020-02-24" calcext:value-type="date">
            <text:p>24-Feb-20</text:p>
          </table:table-cell>
          <table:table-cell office:value-type="time" office:time-value="PT07H11M00S" calcext:value-type="time">
            <text:p>07:11</text:p>
          </table:table-cell>
          <table:table-cell office:value-type="float" office:value="66.2" calcext:value-type="float">
            <text:p>66.2</text:p>
          </table:table-cell>
          <table:table-cell table:style-name="ce10" table:formula="of:=IF(([.A986]+[.B986])=([.A985]+[.B985]);&quot;&quot;;([.C985]-[.C986])/(([.A986]-[.A985])+([.B986]-[.B985])))" office:value-type="float" office:value="23.9978144067025" calcext:value-type="float">
            <text:p>24.0</text:p>
          </table:table-cell>
          <table:table-cell table:number-columns-repeated="65"/>
        </table:table-row>
        <table:table-row table:style-name="ro2">
          <table:table-cell office:value-type="date" office:date-value="2020-02-24" calcext:value-type="date">
            <text:p>24-Feb-20</text:p>
          </table:table-cell>
          <table:table-cell office:value-type="time" office:time-value="PT07H11M00S" calcext:value-type="time">
            <text:p>07:11</text:p>
          </table:table-cell>
          <table:table-cell office:value-type="float" office:value="276.4" calcext:value-type="float">
            <text:p>276.4</text:p>
          </table:table-cell>
          <table:table-cell table:style-name="ce10" table:formula="of:=IF(([.A987]+[.B987])=([.A986]+[.B986]);&quot;&quot;;([.C986]-[.C987])/(([.A987]-[.A986])+([.B987]-[.B98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987]/[.F987]" office:value-type="float" office:value="2.38962892483349" calcext:value-type="float">
            <text:p>R 2.39</text:p>
          </table:table-cell>
          <table:table-cell table:number-columns-repeated="62"/>
        </table:table-row>
        <table:table-row table:style-name="ro2">
          <table:table-cell office:value-type="date" office:date-value="2020-03-02" calcext:value-type="date">
            <text:p>02-Mar-20</text:p>
          </table:table-cell>
          <table:table-cell office:value-type="time" office:time-value="PT23H13M00S" calcext:value-type="time">
            <text:p>23:13</text:p>
          </table:table-cell>
          <table:table-cell office:value-type="float" office:value="85.6" calcext:value-type="float">
            <text:p>85.6</text:p>
          </table:table-cell>
          <table:table-cell table:style-name="ce10" table:formula="of:=IF(([.A988]+[.B988])=([.A987]+[.B987]);&quot;&quot;;([.C987]-[.C988])/(([.A988]-[.A987])+([.B988]-[.B987])))" office:value-type="float" office:value="24.8824488317334" calcext:value-type="float">
            <text:p>24.9</text:p>
          </table:table-cell>
          <table:table-cell table:number-columns-repeated="3"/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20-03-02" calcext:value-type="date">
            <text:p>02-Mar-20</text:p>
          </table:table-cell>
          <table:table-cell office:value-type="time" office:time-value="PT23H13M00S" calcext:value-type="time">
            <text:p>23:13</text:p>
          </table:table-cell>
          <table:table-cell office:value-type="float" office:value="331.9" calcext:value-type="float">
            <text:p>331.9</text:p>
          </table:table-cell>
          <table:table-cell table:style-name="ce10" table:formula="of:=IF(([.A989]+[.B989])=([.A988]+[.B988]);&quot;&quot;;([.C988]-[.C989])/(([.A989]-[.A988])+([.B989]-[.B98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46.3" calcext:value-type="float">
            <text:p>246.3</text:p>
          </table:table-cell>
          <table:table-cell table:formula="of:=[.E989]/[.F989]" office:value-type="float" office:value="2.03938286642306" calcext:value-type="float">
            <text:p>R 2.04</text:p>
          </table:table-cell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20-03-11" calcext:value-type="date">
            <text:p>11-Mar-20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105.1" calcext:value-type="float">
            <text:p>105.1</text:p>
          </table:table-cell>
          <table:table-cell table:style-name="ce10" table:formula="of:=IF(([.A990]+[.B990])=([.A989]+[.B989]);&quot;&quot;;([.C989]-[.C990])/(([.A990]-[.A989])+([.B990]-[.B989])))" office:value-type="float" office:value="27.2432432432432" calcext:value-type="float">
            <text:p>27.2</text:p>
          </table:table-cell>
          <table:table-cell table:number-columns-repeated="65"/>
        </table:table-row>
        <table:table-row table:style-name="ro2">
          <table:table-cell office:value-type="date" office:date-value="2020-03-11" calcext:value-type="date">
            <text:p>11-Mar-20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330" calcext:value-type="float">
            <text:p>330</text:p>
          </table:table-cell>
          <table:table-cell table:style-name="ce10" table:formula="of:=IF(([.A991]+[.B991])=([.A990]+[.B990]);&quot;&quot;;([.C990]-[.C991])/(([.A991]-[.A990])+([.B991]-[.B99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991]/[.F991]" office:value-type="float" office:value="2.2294718153573" calcext:value-type="float">
            <text:p>R 2.23</text:p>
          </table:table-cell>
          <table:table-cell table:number-columns-repeated="62"/>
        </table:table-row>
        <table:table-row table:style-name="ro2">
          <table:table-cell office:value-type="date" office:date-value="2020-03-21" calcext:value-type="date">
            <text:p>21-Mar-20</text:p>
          </table:table-cell>
          <table:table-cell office:value-type="time" office:time-value="PT08H52M00S" calcext:value-type="time">
            <text:p>08:52</text:p>
          </table:table-cell>
          <table:table-cell office:value-type="float" office:value="107.9" calcext:value-type="float">
            <text:p>107.9</text:p>
          </table:table-cell>
          <table:table-cell table:style-name="ce10" table:formula="of:=IF(([.A992]+[.B992])=([.A991]+[.B991]);&quot;&quot;;([.C991]-[.C992])/(([.A992]-[.A991])+([.B992]-[.B991])))" office:value-type="float" office:value="22.0401075046516" calcext:value-type="float">
            <text:p>22.0</text:p>
          </table:table-cell>
          <table:table-cell table:number-columns-repeated="65"/>
        </table:table-row>
        <table:table-row table:style-name="ro2">
          <table:table-cell office:value-type="date" office:date-value="2020-03-21" calcext:value-type="date">
            <text:p>21-Mar-20</text:p>
          </table:table-cell>
          <table:table-cell office:value-type="time" office:time-value="PT08H52M00S" calcext:value-type="time">
            <text:p>08:52</text:p>
          </table:table-cell>
          <table:table-cell office:value-type="float" office:value="318.1" calcext:value-type="float">
            <text:p>318.1</text:p>
          </table:table-cell>
          <table:table-cell table:style-name="ce10" table:formula="of:=IF(([.A993]+[.B993])=([.A992]+[.B992]);&quot;&quot;;([.C992]-[.C993])/(([.A993]-[.A992])+([.B993]-[.B99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993]/[.F993]" office:value-type="float" office:value="2.38962892483349" calcext:value-type="float">
            <text:p>R 2.39</text:p>
          </table:table-cell>
          <table:table-cell table:number-columns-repeated="62"/>
        </table:table-row>
        <table:table-row table:style-name="ro2">
          <table:table-cell office:value-type="date" office:date-value="2020-03-23" calcext:value-type="date">
            <text:p>23-Mar-20</text:p>
          </table:table-cell>
          <table:table-cell office:value-type="time" office:time-value="PT18H53M00S" calcext:value-type="time">
            <text:p>18:53</text:p>
          </table:table-cell>
          <table:table-cell office:value-type="float" office:value="302.1" calcext:value-type="float">
            <text:p>302.1</text:p>
          </table:table-cell>
          <table:table-cell table:style-name="ce10" table:formula="of:=IF(([.A994]+[.B994])=([.A993]+[.B993]);&quot;&quot;;([.C993]-[.C994])/(([.A994]-[.A993])+([.B994]-[.B993])))" office:value-type="float" office:value="6.61878770468256" calcext:value-type="float">
            <text:p>6.6</text:p>
          </table:table-cell>
          <table:table-cell table:number-columns-repeated="65"/>
        </table:table-row>
        <table:table-row table:style-name="ro2">
          <table:table-cell office:value-type="date" office:date-value="2020-03-24" calcext:value-type="date">
            <text:p>24-Mar-20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285.7" calcext:value-type="float">
            <text:p>285.7</text:p>
          </table:table-cell>
          <table:table-cell table:style-name="ce10" table:formula="of:=IF(([.A995]+[.B995])=([.A994]+[.B994]);&quot;&quot;;([.C994]-[.C995])/(([.A995]-[.A994])+([.B995]-[.B994])))" office:value-type="float" office:value="17.0021598272139" calcext:value-type="float">
            <text:p>17.0</text:p>
          </table:table-cell>
          <table:table-cell table:number-columns-repeated="65"/>
        </table:table-row>
        <table:table-row table:style-name="ro2">
          <table:table-cell office:value-type="date" office:date-value="2020-03-28" calcext:value-type="date">
            <text:p>28-Mar-20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193.9" calcext:value-type="float">
            <text:p>193.9</text:p>
          </table:table-cell>
          <table:table-cell table:style-name="ce10" table:formula="of:=IF(([.A996]+[.B996])=([.A995]+[.B995]);&quot;&quot;;([.C995]-[.C996])/(([.A996]-[.A995])+([.B996]-[.B995])))" office:value-type="float" office:value="27.9830651989839" calcext:value-type="float">
            <text:p>28.0</text:p>
          </table:table-cell>
          <table:table-cell table:number-columns-repeated="65"/>
        </table:table-row>
        <table:table-row table:style-name="ro2">
          <table:table-cell office:value-type="date" office:date-value="2020-03-28" calcext:value-type="date">
            <text:p>28-Mar-20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390.6" calcext:value-type="float">
            <text:p>390.6</text:p>
          </table:table-cell>
          <table:table-cell table:style-name="ce10" table:formula="of:=IF(([.A997]+[.B997])=([.A996]+[.B996]);&quot;&quot;;([.C996]-[.C997])/(([.A997]-[.A996])+([.B997]-[.B99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7.3" calcext:value-type="float">
            <text:p>197.3</text:p>
          </table:table-cell>
          <table:table-cell table:formula="of:=[.E997]/[.F997]" office:value-type="float" office:value="2.54586923466802" calcext:value-type="float">
            <text:p>R 2.55</text:p>
          </table:table-cell>
          <table:table-cell table:number-columns-repeated="62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63.4" calcext:value-type="float">
            <text:p>63.4</text:p>
          </table:table-cell>
          <table:table-cell table:style-name="ce10" table:formula="of:=IF(([.A998]+[.B998])=([.A997]+[.B997]);&quot;&quot;;([.C997]-[.C998])/(([.A998]-[.A997])+([.B998]-[.B997])))" office:value-type="float" office:value="27.4845709619087" calcext:value-type="float">
            <text:p>27.5</text:p>
          </table:table-cell>
          <table:table-cell table:number-columns-repeated="3"/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309.7" calcext:value-type="float">
            <text:p>309.7</text:p>
          </table:table-cell>
          <table:table-cell table:style-name="ce10" table:formula="of:=IF(([.A999]+[.B999])=([.A998]+[.B998]);&quot;&quot;;([.C998]-[.C999])/(([.A999]-[.A998])+([.B999]-[.B99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46.3" calcext:value-type="float">
            <text:p>246.3</text:p>
          </table:table-cell>
          <table:table-cell table:formula="of:=[.E999]/[.F999]" office:value-type="float" office:value="2.03938286642306" calcext:value-type="float">
            <text:p>R 2.04</text:p>
          </table:table-cell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309.7" calcext:value-type="float">
            <text:p>309.7</text:p>
          </table:table-cell>
          <table:table-cell table:style-name="ce10" table:formula="of:=IF(([.A1000]+[.B1000])=([.A999]+[.B999]);&quot;&quot;;([.C999]-[.C1000])/(([.A1000]-[.A999])+([.B1000]-[.B999])))">
            <text:p/>
          </table:table-cell>
          <table:table-cell table:number-columns-repeated="3"/>
          <table:table-cell office:value-type="string" calcext:value-type="string">
            <text:p>Het baie die swembadpomp gebruik vir verhitting.</text:p>
          </table:table-cell>
          <table:table-cell table:number-columns-repeated="61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535" calcext:value-type="float">
            <text:p>535</text:p>
          </table:table-cell>
          <table:table-cell table:style-name="ce10" table:formula="of:=IF(([.A1001]+[.B1001])=([.A1000]+[.B1000]);&quot;&quot;;([.C1000]-[.C1001])/(([.A1001]-[.A1000])+([.B1001]-[.B100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1001]/[.F1001]" office:value-type="float" office:value="2.2294718153573" calcext:value-type="float">
            <text:p>R 2.23</text:p>
          </table:table-cell>
          <table:table-cell table:number-columns-repeated="62"/>
        </table:table-row>
        <table:table-row table:style-name="ro2">
          <table:table-cell office:value-type="date" office:date-value="2020-04-24" calcext:value-type="date">
            <text:p>24-Apr-20</text:p>
          </table:table-cell>
          <table:table-cell office:value-type="time" office:time-value="PT22H14M00S" calcext:value-type="time">
            <text:p>22:14</text:p>
          </table:table-cell>
          <table:table-cell office:value-type="float" office:value="52.9" calcext:value-type="float">
            <text:p>52.9</text:p>
          </table:table-cell>
          <table:table-cell table:style-name="ce10" table:formula="of:=IF(([.A1002]+[.B1002])=([.A1001]+[.B1001]);&quot;&quot;;([.C1001]-[.C1002])/(([.A1002]-[.A1001])+([.B1002]-[.B1001])))" office:value-type="float" office:value="30.1508794788274" calcext:value-type="float">
            <text:p>30.2</text:p>
          </table:table-cell>
          <table:table-cell table:number-columns-repeated="3"/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20-04-24" calcext:value-type="date">
            <text:p>24-Apr-20</text:p>
          </table:table-cell>
          <table:table-cell office:value-type="time" office:time-value="PT22H14M00S" calcext:value-type="time">
            <text:p>22:14</text:p>
          </table:table-cell>
          <table:table-cell table:formula="of:=[.C1002]+[.F1003]" office:value-type="float" office:value="263.1" calcext:value-type="float">
            <text:p>263.1</text:p>
          </table:table-cell>
          <table:table-cell table:style-name="ce10" table:formula="of:=IF(([.A1003]+[.B1003])=([.A1002]+[.B1002]);&quot;&quot;;([.C1002]-[.C1003])/(([.A1003]-[.A1002])+([.B1003]-[.B100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1003]/[.F1003]" office:value-type="float" office:value="2.38962892483349" calcext:value-type="float">
            <text:p>R 2.39</text:p>
          </table:table-cell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20-04-24" calcext:value-type="date">
            <text:p>24-Apr-20</text:p>
          </table:table-cell>
          <table:table-cell office:value-type="time" office:time-value="PT22H14M00S" calcext:value-type="time">
            <text:p>22:14</text:p>
          </table:table-cell>
          <table:table-cell office:value-type="float" office:value="460.4" calcext:value-type="float">
            <text:p>460.4</text:p>
          </table:table-cell>
          <table:table-cell table:style-name="ce10" table:formula="of:=IF(([.A1004]+[.B1004])=([.A1003]+[.B1003]);&quot;&quot;;([.C1003]-[.C1004])/(([.A1004]-[.A1003])+([.B1004]-[.B100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7.3" calcext:value-type="float">
            <text:p>197.3</text:p>
          </table:table-cell>
          <table:table-cell table:formula="of:=[.E1004]/[.F1004]" office:value-type="float" office:value="2.54586923466802" calcext:value-type="float">
            <text:p>R 2.55</text:p>
          </table:table-cell>
          <table:table-cell table:number-columns-repeated="62"/>
        </table:table-row>
        <table:table-row table:style-name="ro2">
          <table:table-cell office:value-type="date" office:date-value="2020-05-02" calcext:value-type="date">
            <text:p>02-May-20</text:p>
          </table:table-cell>
          <table:table-cell office:value-type="time" office:time-value="PT17H09M00S" calcext:value-type="time">
            <text:p>17:09</text:p>
          </table:table-cell>
          <table:table-cell office:value-type="float" office:value="231" calcext:value-type="float">
            <text:p>231</text:p>
          </table:table-cell>
          <table:table-cell table:style-name="ce10" table:formula="of:=IF(([.A1005]+[.B1005])=([.A1004]+[.B1004]);&quot;&quot;;([.C1004]-[.C1005])/(([.A1005]-[.A1004])+([.B1005]-[.B1004])))" office:value-type="float" office:value="29.4548372715114" calcext:value-type="float">
            <text:p>29.5</text:p>
          </table:table-cell>
          <table:table-cell table:number-columns-repeated="65"/>
        </table:table-row>
        <table:table-row table:style-name="ro2">
          <table:table-cell office:value-type="date" office:date-value="2020-05-04" calcext:value-type="date">
            <text:p>04-May-20</text:p>
          </table:table-cell>
          <table:table-cell office:value-type="time" office:time-value="PT09H47M00S" calcext:value-type="time">
            <text:p>09:47</text:p>
          </table:table-cell>
          <table:table-cell office:value-type="float" office:value="182.8" calcext:value-type="float">
            <text:p>182.8</text:p>
          </table:table-cell>
          <table:table-cell table:style-name="ce10" table:formula="of:=IF(([.A1006]+[.B1006])=([.A1005]+[.B1005]);&quot;&quot;;([.C1005]-[.C1006])/(([.A1006]-[.A1005])+([.B1006]-[.B1005])))" office:value-type="float" office:value="28.4692370795734" calcext:value-type="float">
            <text:p>28.5</text:p>
          </table:table-cell>
          <table:table-cell table:number-columns-repeated="65"/>
        </table:table-row>
        <table:table-row table:style-name="ro2">
          <table:table-cell office:value-type="date" office:date-value="2020-05-04" calcext:value-type="date">
            <text:p>04-May-20</text:p>
          </table:table-cell>
          <table:table-cell office:value-type="time" office:time-value="PT09H47M00S" calcext:value-type="time">
            <text:p>09:47</text:p>
          </table:table-cell>
          <table:table-cell office:value-type="float" office:value="429.1" calcext:value-type="float">
            <text:p>429.1</text:p>
          </table:table-cell>
          <table:table-cell table:style-name="ce10" table:formula="of:=IF(([.A1007]+[.B1007])=([.A1006]+[.B1006]);&quot;&quot;;([.C1006]-[.C1007])/(([.A1007]-[.A1006])+([.B1007]-[.B100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46.3" calcext:value-type="float">
            <text:p>246.3</text:p>
          </table:table-cell>
          <table:table-cell table:formula="of:=[.E1007]/[.F1007]" office:value-type="float" office:value="2.03938286642306" calcext:value-type="float">
            <text:p>R 2.04</text:p>
          </table:table-cell>
          <table:table-cell table:number-columns-repeated="62"/>
        </table:table-row>
        <table:table-row table:style-name="ro2">
          <table:table-cell office:value-type="date" office:date-value="2020-05-15" calcext:value-type="date">
            <text:p>15-May-20</text:p>
          </table:table-cell>
          <table:table-cell office:value-type="time" office:time-value="PT01H35M00S" calcext:value-type="time">
            <text:p>01:35</text:p>
          </table:table-cell>
          <table:table-cell office:value-type="float" office:value="106.3" calcext:value-type="float">
            <text:p>106.3</text:p>
          </table:table-cell>
          <table:table-cell table:style-name="ce10" table:formula="of:=IF(([.A1008]+[.B1008])=([.A1007]+[.B1007]);&quot;&quot;;([.C1007]-[.C1008])/(([.A1008]-[.A1007])+([.B1008]-[.B1007])))" office:value-type="float" office:value="30.2861610633307" calcext:value-type="float">
            <text:p>30.3</text:p>
          </table:table-cell>
          <table:table-cell table:number-columns-repeated="65"/>
        </table:table-row>
        <table:table-row table:style-name="ro2">
          <table:table-cell office:value-type="date" office:date-value="2020-05-15" calcext:value-type="date">
            <text:p>15-May-20</text:p>
          </table:table-cell>
          <table:table-cell office:value-type="time" office:time-value="PT01H35M00S" calcext:value-type="time">
            <text:p>01:35</text:p>
          </table:table-cell>
          <table:table-cell office:value-type="float" office:value="331.6" calcext:value-type="float">
            <text:p>331.6</text:p>
          </table:table-cell>
          <table:table-cell table:style-name="ce10" table:formula="of:=IF(([.A1009]+[.B1009])=([.A1008]+[.B1008]);&quot;&quot;;([.C1008]-[.C1009])/(([.A1009]-[.A1008])+([.B1009]-[.B100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1009]/[.F1009]" office:value-type="float" office:value="2.2294718153573" calcext:value-type="float">
            <text:p>R 2.23</text:p>
          </table:table-cell>
          <table:table-cell table:number-columns-repeated="62"/>
        </table:table-row>
        <table:table-row table:style-name="ro2">
          <table:table-cell office:value-type="date" office:date-value="2020-05-22" calcext:value-type="date">
            <text:p>22-May-20</text:p>
          </table:table-cell>
          <table:table-cell office:value-type="time" office:time-value="PT15H42M00S" calcext:value-type="time">
            <text:p>15:42</text:p>
          </table:table-cell>
          <table:table-cell office:value-type="float" office:value="67.6" calcext:value-type="float">
            <text:p>67.6</text:p>
          </table:table-cell>
          <table:table-cell table:style-name="ce10" table:formula="of:=IF(([.A1010]+[.B1010])=([.A1009]+[.B1009]);&quot;&quot;;([.C1009]-[.C1010])/(([.A1010]-[.A1009])+([.B1010]-[.B1009])))" office:value-type="float" office:value="34.790884963851" calcext:value-type="float">
            <text:p>34.8</text:p>
          </table:table-cell>
          <table:table-cell table:number-columns-repeated="3"/>
          <table:table-cell office:value-type="string" calcext:value-type="string">
            <text:p>Het baie die swembadpomp gebruik vir verhitting Saterdag.</text:p>
          </table:table-cell>
          <table:table-cell table:number-columns-repeated="61"/>
        </table:table-row>
        <table:table-row table:style-name="ro2">
          <table:table-cell office:value-type="date" office:date-value="2020-05-22" calcext:value-type="date">
            <text:p>22-May-20</text:p>
          </table:table-cell>
          <table:table-cell office:value-type="time" office:time-value="PT15H42M00S" calcext:value-type="time">
            <text:p>15:42</text:p>
          </table:table-cell>
          <table:table-cell office:value-type="float" office:value="277.8" calcext:value-type="float">
            <text:p>277.8</text:p>
          </table:table-cell>
          <table:table-cell table:style-name="ce10" table:formula="of:=IF(([.A1011]+[.B1011])=([.A1010]+[.B1010]);&quot;&quot;;([.C1010]-[.C1011])/(([.A1011]-[.A1010])+([.B1011]-[.B101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1011]/[.F1011]" office:value-type="float" office:value="2.38962892483349" calcext:value-type="float">
            <text:p>R 2.39</text:p>
          </table:table-cell>
          <table:table-cell table:number-columns-repeated="62"/>
        </table:table-row>
        <table:table-row table:style-name="ro2">
          <table:table-cell office:value-type="date" office:date-value="2020-05-28" calcext:value-type="date">
            <text:p>28-May-20</text:p>
          </table:table-cell>
          <table:table-cell office:value-type="time" office:time-value="PT21H41M00S" calcext:value-type="time">
            <text:p>21:41</text:p>
          </table:table-cell>
          <table:table-cell table:formula="of:=[.C1013]-[.F1013]" office:value-type="float" office:value="40.1" calcext:value-type="float">
            <text:p>40.1</text:p>
          </table:table-cell>
          <table:table-cell table:style-name="ce10" table:formula="of:=IF(([.A1012]+[.B1012])=([.A1011]+[.B1011]);&quot;&quot;;([.C1011]-[.C1012])/(([.A1012]-[.A1011])+([.B1012]-[.B1011])))" office:value-type="float" office:value="38.0362262473608" calcext:value-type="float">
            <text:p>38.0</text:p>
          </table:table-cell>
          <table:table-cell table:number-columns-repeated="65"/>
        </table:table-row>
        <table:table-row table:style-name="ro2">
          <table:table-cell office:value-type="date" office:date-value="2020-05-28" calcext:value-type="date">
            <text:p>28-May-20</text:p>
          </table:table-cell>
          <table:table-cell office:value-type="time" office:time-value="PT21H41M00S" calcext:value-type="time">
            <text:p>21:41</text:p>
          </table:table-cell>
          <table:table-cell office:value-type="float" office:value="332.3" calcext:value-type="float">
            <text:p>332.3</text:p>
          </table:table-cell>
          <table:table-cell table:style-name="ce10" table:formula="of:=IF(([.A1013]+[.B1013])=([.A1012]+[.B1012]);&quot;&quot;;([.C1012]-[.C1013])/(([.A1013]-[.A1012])+([.B1013]-[.B101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92.2" calcext:value-type="float">
            <text:p>292.2</text:p>
          </table:table-cell>
          <table:table-cell table:formula="of:=[.E1013]/[.F1013]" office:value-type="float" office:value="1.71902806297057" calcext:value-type="float">
            <text:p>R 1.72</text:p>
          </table:table-cell>
          <table:table-cell table:number-columns-repeated="62"/>
        </table:table-row>
        <table:table-row table:style-name="ro2">
          <table:table-cell office:value-type="date" office:date-value="2020-05-28" calcext:value-type="date">
            <text:p>28-May-20</text:p>
          </table:table-cell>
          <table:table-cell office:value-type="time" office:time-value="PT21H41M00S" calcext:value-type="time">
            <text:p>21:41</text:p>
          </table:table-cell>
          <table:table-cell office:value-type="float" office:value="332.3" calcext:value-type="float">
            <text:p>332.3</text:p>
          </table:table-cell>
          <table:table-cell table:style-name="ce10" table:formula="of:=IF(([.A1014]+[.B1014])=([.A1013]+[.B1013]);&quot;&quot;;([.C1013]-[.C1014])/(([.A1014]-[.A1013])+([.B1014]-[.B1013])))">
            <text:p/>
          </table:table-cell>
          <table:table-cell table:number-columns-repeated="3"/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20-05-28" calcext:value-type="date">
            <text:p>28-May-20</text:p>
          </table:table-cell>
          <table:table-cell office:value-type="time" office:time-value="PT21H41M00S" calcext:value-type="time">
            <text:p>21:41</text:p>
          </table:table-cell>
          <table:table-cell office:value-type="float" office:value="529.6" calcext:value-type="float">
            <text:p>529.6</text:p>
          </table:table-cell>
          <table:table-cell table:style-name="ce10" table:formula="of:=IF(([.A1015]+[.B1015])=([.A1014]+[.B1014]);&quot;&quot;;([.C1014]-[.C1015])/(([.A1015]-[.A1014])+([.B1015]-[.B101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7.3" calcext:value-type="float">
            <text:p>197.3</text:p>
          </table:table-cell>
          <table:table-cell table:formula="of:=[.E1015]/[.F1015]" office:value-type="float" office:value="2.54586923466802" calcext:value-type="float">
            <text:p>R 2.55</text:p>
          </table:table-cell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20-05-29" calcext:value-type="date">
            <text:p>29-May-20</text:p>
          </table:table-cell>
          <table:table-cell office:value-type="time" office:time-value="PT12H52M00S" calcext:value-type="time">
            <text:p>12:52</text:p>
          </table:table-cell>
          <table:table-cell office:value-type="float" office:value="504.4" calcext:value-type="float">
            <text:p>504.4</text:p>
          </table:table-cell>
          <table:table-cell table:style-name="ce10" table:formula="of:=IF(([.A1016]+[.B1016])=([.A1015]+[.B1015]);&quot;&quot;;([.C1015]-[.C1016])/(([.A1016]-[.A1015])+([.B1016]-[.B1015])))" office:value-type="float" office:value="39.8331503841933" calcext:value-type="float">
            <text:p>39.8</text:p>
          </table:table-cell>
          <table:table-cell table:number-columns-repeated="65"/>
        </table:table-row>
        <table:table-row table:style-name="ro2">
          <table:table-cell office:value-type="date" office:date-value="2020-06-11" calcext:value-type="date">
            <text:p>11-Jun-20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32.6" calcext:value-type="float">
            <text:p>32.6</text:p>
          </table:table-cell>
          <table:table-cell table:style-name="ce10" table:formula="of:=IF(([.A1017]+[.B1017])=([.A1016]+[.B1016]);&quot;&quot;;([.C1016]-[.C1017])/(([.A1017]-[.A1016])+([.B1017]-[.B1016])))" office:value-type="float" office:value="36.0860466351516" calcext:value-type="float">
            <text:p>36.1</text:p>
          </table:table-cell>
          <table:table-cell table:number-columns-repeated="65"/>
        </table:table-row>
        <table:table-row table:style-name="ro2">
          <table:table-cell office:value-type="date" office:date-value="2020-06-11" calcext:value-type="date">
            <text:p>11-Jun-20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278.9" calcext:value-type="float">
            <text:p>278.9</text:p>
          </table:table-cell>
          <table:table-cell table:style-name="ce10" table:formula="of:=IF(([.A1018]+[.B1018])=([.A1017]+[.B1017]);&quot;&quot;;([.C1017]-[.C1018])/(([.A1018]-[.A1017])+([.B1018]-[.B101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46.3" calcext:value-type="float">
            <text:p>246.3</text:p>
          </table:table-cell>
          <table:table-cell table:formula="of:=[.E1018]/[.F1018]" office:value-type="float" office:value="2.03938286642306" calcext:value-type="float">
            <text:p>R 2.04</text:p>
          </table:table-cell>
          <table:table-cell table:number-columns-repeated="62"/>
        </table:table-row>
        <table:table-row table:style-name="ro2">
          <table:table-cell office:value-type="date" office:date-value="2020-06-11" calcext:value-type="date">
            <text:p>11-Jun-20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504.2" calcext:value-type="float">
            <text:p>504.2</text:p>
          </table:table-cell>
          <table:table-cell table:style-name="ce10" table:formula="of:=IF(([.A1019]+[.B1019])=([.A1018]+[.B1018]);&quot;&quot;;([.C1018]-[.C1019])/(([.A1019]-[.A1018])+([.B1019]-[.B101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1019]/[.F1019]" office:value-type="float" office:value="2.2294718153573" calcext:value-type="float">
            <text:p>R 2.23</text:p>
          </table:table-cell>
          <table:table-cell table:number-columns-repeated="62"/>
        </table:table-row>
        <table:table-row table:style-name="ro2">
          <table:table-cell office:value-type="date" office:date-value="2020-06-21" calcext:value-type="date">
            <text:p>21-Jun-20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110.6" calcext:value-type="float">
            <text:p>110.6</text:p>
          </table:table-cell>
          <table:table-cell table:style-name="ce10" table:formula="of:=IF(([.A1020]+[.B1020])=([.A1019]+[.B1019]);&quot;&quot;;([.C1019]-[.C1020])/(([.A1020]-[.A1019])+([.B1020]-[.B1019])))" office:value-type="float" office:value="38.0238830001342" calcext:value-type="float">
            <text:p>38.0</text:p>
          </table:table-cell>
          <table:table-cell table:number-columns-repeated="65"/>
        </table:table-row>
        <table:table-row table:style-name="ro2">
          <table:table-cell office:value-type="date" office:date-value="2020-06-21" calcext:value-type="date">
            <text:p>21-Jun-20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320.8" calcext:value-type="float">
            <text:p>320.8</text:p>
          </table:table-cell>
          <table:table-cell table:style-name="ce10" table:formula="of:=IF(([.A1021]+[.B1021])=([.A1020]+[.B1020]);&quot;&quot;;([.C1020]-[.C1021])/(([.A1021]-[.A1020])+([.B1021]-[.B102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1021]/[.F1021]" office:value-type="float" office:value="2.38962892483349" calcext:value-type="float">
            <text:p>R 2.39</text:p>
          </table:table-cell>
          <table:table-cell table:number-columns-repeated="62"/>
        </table:table-row>
        <table:table-row table:style-name="ro2">
          <table:table-cell office:value-type="date" office:date-value="2020-06-28" calcext:value-type="date">
            <text:p>28-Jun-20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79.4" calcext:value-type="float">
            <text:p>79.4</text:p>
          </table:table-cell>
          <table:table-cell table:style-name="ce10" table:formula="of:=IF(([.A1022]+[.B1022])=([.A1021]+[.B1021]);&quot;&quot;;([.C1021]-[.C1022])/(([.A1022]-[.A1021])+([.B1022]-[.B1021])))" office:value-type="float" office:value="36.815928828638" calcext:value-type="float">
            <text:p>36.8</text:p>
          </table:table-cell>
          <table:table-cell table:number-columns-repeated="65"/>
        </table:table-row>
        <table:table-row table:style-name="ro2">
          <table:table-cell office:value-type="date" office:date-value="2020-06-28" calcext:value-type="date">
            <text:p>28-Jun-20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276.7" calcext:value-type="float">
            <text:p>276.7</text:p>
          </table:table-cell>
          <table:table-cell table:style-name="ce10" table:formula="of:=IF(([.A1023]+[.B1023])=([.A1022]+[.B1022]);&quot;&quot;;([.C1022]-[.C1023])/(([.A1023]-[.A1022])+([.B1023]-[.B102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7.3" calcext:value-type="float">
            <text:p>197.3</text:p>
          </table:table-cell>
          <table:table-cell table:formula="of:=[.E1023]/[.F1023]" office:value-type="float" office:value="2.54586923466802" calcext:value-type="float">
            <text:p>R 2.55</text:p>
          </table:table-cell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20-07-03" calcext:value-type="date">
            <text:p>03-Jul-20</text:p>
          </table:table-cell>
          <table:table-cell office:value-type="time" office:time-value="PT02H41M00S" calcext:value-type="time">
            <text:p>02:41</text:p>
          </table:table-cell>
          <table:table-cell office:value-type="float" office:value="88.3" calcext:value-type="float">
            <text:p>88.3</text:p>
          </table:table-cell>
          <table:table-cell table:style-name="ce10" table:formula="of:=IF(([.A1024]+[.B1024])=([.A1023]+[.B1023]);&quot;&quot;;([.C1023]-[.C1024])/(([.A1024]-[.A1023])+([.B1024]-[.B1023])))" office:value-type="float" office:value="41.0184457211975" calcext:value-type="float">
            <text:p>41.0</text:p>
          </table:table-cell>
          <table:table-cell table:number-columns-repeated="3"/>
          <table:table-cell office:value-type="string" calcext:value-type="string">
            <text:p>Geyser kamer aan.</text:p>
          </table:table-cell>
          <table:table-cell table:number-columns-repeated="61"/>
        </table:table-row>
        <table:table-row table:style-name="ro2">
          <table:table-cell office:value-type="date" office:date-value="2020-07-03" calcext:value-type="date">
            <text:p>03-Jul-20</text:p>
          </table:table-cell>
          <table:table-cell office:value-type="time" office:time-value="PT02H41M00S" calcext:value-type="time">
            <text:p>02:41</text:p>
          </table:table-cell>
          <table:table-cell office:value-type="float" office:value="321" calcext:value-type="float">
            <text:p>321</text:p>
          </table:table-cell>
          <table:table-cell table:style-name="ce10" table:formula="of:=IF(([.A1025]+[.B1025])=([.A1024]+[.B1024]);&quot;&quot;;([.C1024]-[.C1025])/(([.A1025]-[.A1024])+([.B1025]-[.B102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025]/[.F1025]" office:value-type="float" office:value="2.15857327030511" calcext:value-type="float">
            <text:p>R 2.16</text:p>
          </table:table-cell>
          <table:table-cell office:value-type="string" calcext:value-type="string">
            <text:p>Geyser kombuis aan.</text:p>
          </table:table-cell>
          <table:table-cell table:number-columns-repeated="61"/>
        </table:table-row>
        <table:table-row table:style-name="ro2">
          <table:table-cell office:value-type="date" office:date-value="2020-07-11" calcext:value-type="date">
            <text:p>11-Jul-20</text:p>
          </table:table-cell>
          <table:table-cell office:value-type="time" office:time-value="PT17H42M00S" calcext:value-type="time">
            <text:p>17:42</text:p>
          </table:table-cell>
          <table:table-cell office:value-type="float" office:value="70.9" calcext:value-type="float">
            <text:p>70.9</text:p>
          </table:table-cell>
          <table:table-cell table:style-name="ce10" table:formula="of:=IF(([.A1026]+[.B1026])=([.A1025]+[.B1025]);&quot;&quot;;([.C1025]-[.C1026])/(([.A1026]-[.A1025])+([.B1026]-[.B1025])))" office:value-type="float" office:value="28.9947669269785" calcext:value-type="float">
            <text:p>29.0</text:p>
          </table:table-cell>
          <table:table-cell table:number-columns-repeated="3"/>
          <table:table-cell office:value-type="string" calcext:value-type="string">
            <text:p>Bly by huis a.g.v. lockdown. <text:s/>Gebruik nou meer krag as normaalweg.</text:p>
          </table:table-cell>
          <table:table-cell table:number-columns-repeated="61"/>
        </table:table-row>
        <table:table-row table:style-name="ro2">
          <table:table-cell office:value-type="date" office:date-value="2020-07-11" calcext:value-type="date">
            <text:p>11-Jul-20</text:p>
          </table:table-cell>
          <table:table-cell office:value-type="time" office:time-value="PT17H42M00S" calcext:value-type="time">
            <text:p>17:42</text:p>
          </table:table-cell>
          <table:table-cell office:value-type="float" office:value="284.9" calcext:value-type="float">
            <text:p>284.9</text:p>
          </table:table-cell>
          <table:table-cell table:style-name="ce10" table:formula="of:=IF(([.A1027]+[.B1027])=([.A1026]+[.B1026]);&quot;&quot;;([.C1026]-[.C1027])/(([.A1027]-[.A1026])+([.B1027]-[.B102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027]/[.F1027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0-07-16" calcext:value-type="date">
            <text:p>16-Jul-20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73.3" calcext:value-type="float">
            <text:p>73.3</text:p>
          </table:table-cell>
          <table:table-cell table:style-name="ce10" table:formula="of:=IF(([.A1028]+[.B1028])=([.A1027]+[.B1027]);&quot;&quot;;([.C1027]-[.C1028])/(([.A1028]-[.A1027])+([.B1028]-[.B1027])))" office:value-type="float" office:value="40.4492234169654" calcext:value-type="float">
            <text:p>40.4</text:p>
          </table:table-cell>
          <table:table-cell table:number-columns-repeated="65"/>
        </table:table-row>
        <table:table-row table:style-name="ro2">
          <table:table-cell office:value-type="date" office:date-value="2020-07-16" calcext:value-type="date">
            <text:p>16-Jul-20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273.6" calcext:value-type="float">
            <text:p>273.6</text:p>
          </table:table-cell>
          <table:table-cell table:style-name="ce10" table:formula="of:=IF(([.A1029]+[.B1029])=([.A1028]+[.B1028]);&quot;&quot;;([.C1028]-[.C1029])/(([.A1029]-[.A1028])+([.B1029]-[.B102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0.3" calcext:value-type="float">
            <text:p>200.3</text:p>
          </table:table-cell>
          <table:table-cell table:formula="of:=[.E1029]/[.F1029]" office:value-type="float" office:value="2.50773839241138" calcext:value-type="float">
            <text:p>R 2.51</text:p>
          </table:table-cell>
          <table:table-cell table:number-columns-repeated="62"/>
        </table:table-row>
        <table:table-row table:style-name="ro2">
          <table:table-cell office:value-type="date" office:date-value="2020-07-23" calcext:value-type="date">
            <text:p>23-Jul-20</text:p>
          </table:table-cell>
          <table:table-cell office:value-type="time" office:time-value="PT07H51M00S" calcext:value-type="time">
            <text:p>07:51</text:p>
          </table:table-cell>
          <table:table-cell office:value-type="float" office:value="78.4" calcext:value-type="float">
            <text:p>78.4</text:p>
          </table:table-cell>
          <table:table-cell table:style-name="ce10" table:formula="of:=IF(([.A1030]+[.B1030])=([.A1029]+[.B1029]);&quot;&quot;;([.C1029]-[.C1030])/(([.A1030]-[.A1029])+([.B1030]-[.B1029])))" office:value-type="float" office:value="30.6998689384011" calcext:value-type="float">
            <text:p>30.7</text:p>
          </table:table-cell>
          <table:table-cell table:number-columns-repeated="65"/>
        </table:table-row>
        <table:table-row table:style-name="ro2">
          <table:table-cell office:value-type="date" office:date-value="2020-07-23" calcext:value-type="date">
            <text:p>23-Jul-20</text:p>
          </table:table-cell>
          <table:table-cell office:value-type="time" office:time-value="PT07H51M00S" calcext:value-type="time">
            <text:p>07:51</text:p>
          </table:table-cell>
          <table:table-cell office:value-type="float" office:value="264.4" calcext:value-type="float">
            <text:p>264.4</text:p>
          </table:table-cell>
          <table:table-cell table:style-name="ce10" table:formula="of:=IF(([.A1031]+[.B1031])=([.A1030]+[.B1030]);&quot;&quot;;([.C1030]-[.C1031])/(([.A1031]-[.A1030])+([.B1031]-[.B103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86" calcext:value-type="float">
            <text:p>186</text:p>
          </table:table-cell>
          <table:table-cell table:formula="of:=[.E1031]/[.F1031]" office:value-type="float" office:value="2.7005376344086" calcext:value-type="float">
            <text:p>R 2.70</text:p>
          </table:table-cell>
          <table:table-cell table:number-columns-repeated="62"/>
        </table:table-row>
        <table:table-row table:style-name="ro2">
          <table:table-cell office:value-type="date" office:date-value="2020-07-27" calcext:value-type="date">
            <text:p>27-Jul-20</text:p>
          </table:table-cell>
          <table:table-cell office:value-type="time" office:time-value="PT21H25M00S" calcext:value-type="time">
            <text:p>21:25</text:p>
          </table:table-cell>
          <table:table-cell office:value-type="float" office:value="73.2" calcext:value-type="float">
            <text:p>73.2</text:p>
          </table:table-cell>
          <table:table-cell table:style-name="ce10" table:formula="of:=IF(([.A1032]+[.B1032])=([.A1031]+[.B1031]);&quot;&quot;;([.C1031]-[.C1032])/(([.A1032]-[.A1031])+([.B1032]-[.B1031])))" office:value-type="float" office:value="41.8813507757834" calcext:value-type="float">
            <text:p>41.9</text:p>
          </table:table-cell>
          <table:table-cell table:number-columns-repeated="65"/>
        </table:table-row>
        <table:table-row table:style-name="ro2">
          <table:table-cell office:value-type="date" office:date-value="2020-07-27" calcext:value-type="date">
            <text:p>27-Jul-20</text:p>
          </table:table-cell>
          <table:table-cell office:value-type="time" office:time-value="PT21H25M00S" calcext:value-type="time">
            <text:p>21:25</text:p>
          </table:table-cell>
          <table:table-cell office:value-type="float" office:value="259" calcext:value-type="float">
            <text:p>259</text:p>
          </table:table-cell>
          <table:table-cell table:style-name="ce10" table:formula="of:=IF(([.A1033]+[.B1033])=([.A1032]+[.B1032]);&quot;&quot;;([.C1032]-[.C1033])/(([.A1033]-[.A1032])+([.B1033]-[.B103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85.8" calcext:value-type="float">
            <text:p>185.8</text:p>
          </table:table-cell>
          <table:table-cell table:formula="of:=[.E1033]/[.F1033]" office:value-type="float" office:value="2.70344456404736" calcext:value-type="float">
            <text:p>R 2.70</text:p>
          </table:table-cell>
          <table:table-cell table:number-columns-repeated="62"/>
        </table:table-row>
        <table:table-row table:style-name="ro2">
          <table:table-cell office:value-type="date" office:date-value="2020-08-02" calcext:value-type="date">
            <text:p>02-Aug-20</text:p>
          </table:table-cell>
          <table:table-cell office:value-type="time" office:time-value="PT13H52M00S" calcext:value-type="time">
            <text:p>13:52</text:p>
          </table:table-cell>
          <table:table-cell office:value-type="float" office:value="67.3" calcext:value-type="float">
            <text:p>67.3</text:p>
          </table:table-cell>
          <table:table-cell table:style-name="ce10" table:formula="of:=IF(([.A1034]+[.B1034])=([.A1033]+[.B1033]);&quot;&quot;;([.C1033]-[.C1034])/(([.A1034]-[.A1033])+([.B1034]-[.B1033])))" office:value-type="float" office:value="33.7178453646024" calcext:value-type="float">
            <text:p>33.7</text:p>
          </table:table-cell>
          <table:table-cell table:number-columns-repeated="65"/>
        </table:table-row>
        <table:table-row table:style-name="ro2">
          <table:table-cell office:value-type="date" office:date-value="2020-08-02" calcext:value-type="date">
            <text:p>02-Aug-20</text:p>
          </table:table-cell>
          <table:table-cell office:value-type="time" office:time-value="PT13H52M00S" calcext:value-type="time">
            <text:p>13:52</text:p>
          </table:table-cell>
          <table:table-cell office:value-type="float" office:value="300" calcext:value-type="float">
            <text:p>300</text:p>
          </table:table-cell>
          <table:table-cell table:style-name="ce10" table:formula="of:=IF(([.A1035]+[.B1035])=([.A1034]+[.B1034]);&quot;&quot;;([.C1034]-[.C1035])/(([.A1035]-[.A1034])+([.B1035]-[.B103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035]/[.F1035]" office:value-type="float" office:value="2.15857327030511" calcext:value-type="float">
            <text:p>R 2.16</text:p>
          </table:table-cell>
          <table:table-cell office:value-type="string" calcext:value-type="string">
            <text:p>Geyser nou op oorskakelaar. <text:s/>Het battery alarm twee keer vandag saam met geyser gekry. <text:s/>Het geyser vandag saam met battery getoets. <text:s/>Ligte op inverter vanaf 1 Mei 2020.</text:p>
          </table:table-cell>
          <table:table-cell table:number-columns-repeated="61"/>
        </table:table-row>
        <table:table-row table:style-name="ro2">
          <table:table-cell office:value-type="date" office:date-value="2020-08-07" calcext:value-type="date">
            <text:p>07-Aug-20</text:p>
          </table:table-cell>
          <table:table-cell office:value-type="time" office:time-value="PT09H03M00S" calcext:value-type="time">
            <text:p>09:03</text:p>
          </table:table-cell>
          <table:table-cell office:value-type="float" office:value="136.9" calcext:value-type="float">
            <text:p>136.9</text:p>
          </table:table-cell>
          <table:table-cell table:style-name="ce10" table:formula="of:=IF(([.A1036]+[.B1036])=([.A1035]+[.B1035]);&quot;&quot;;([.C1035]-[.C1036])/(([.A1036]-[.A1035])+([.B1036]-[.B1035])))" office:value-type="float" office:value="33.9840833453914" calcext:value-type="float">
            <text:p>34.0</text:p>
          </table:table-cell>
          <table:table-cell table:number-columns-repeated="3"/>
          <table:table-cell office:value-type="string" calcext:value-type="string">
            <text:p>Geyser was heeltyd aan met nuwe bedrading</text:p>
          </table:table-cell>
          <table:table-cell table:number-columns-repeated="61"/>
        </table:table-row>
        <table:table-row table:style-name="ro2">
          <table:table-cell office:value-type="date" office:date-value="2020-08-07" calcext:value-type="date">
            <text:p>07-Aug-20</text:p>
          </table:table-cell>
          <table:table-cell office:value-type="time" office:time-value="PT19H08M00S" calcext:value-type="time">
            <text:p>19:08</text:p>
          </table:table-cell>
          <table:table-cell office:value-type="float" office:value="123.4" calcext:value-type="float">
            <text:p>123.4</text:p>
          </table:table-cell>
          <table:table-cell table:style-name="ce10" table:formula="of:=IF(([.A1037]+[.B1037])=([.A1036]+[.B1036]);&quot;&quot;;([.C1036]-[.C1037])/(([.A1037]-[.A1036])+([.B1037]-[.B1036])))" office:value-type="float" office:value="32.1322314049587" calcext:value-type="float">
            <text:p>32.1</text:p>
          </table:table-cell>
          <table:table-cell table:number-columns-repeated="65"/>
        </table:table-row>
        <table:table-row table:style-name="ro2">
          <table:table-cell office:value-type="date" office:date-value="2020-08-07" calcext:value-type="date">
            <text:p>07-Aug-20</text:p>
          </table:table-cell>
          <table:table-cell office:value-type="time" office:time-value="PT19H08M00S" calcext:value-type="time">
            <text:p>19:08</text:p>
          </table:table-cell>
          <table:table-cell office:value-type="float" office:value="337.4" calcext:value-type="float">
            <text:p>337.4</text:p>
          </table:table-cell>
          <table:table-cell table:style-name="ce10" table:formula="of:=IF(([.A1038]+[.B1038])=([.A1037]+[.B1037]);&quot;&quot;;([.C1037]-[.C1038])/(([.A1038]-[.A1037])+([.B1038]-[.B103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038]/[.F1038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0-08-10" calcext:value-type="date">
            <text:p>10-Aug-20</text:p>
          </table:table-cell>
          <table:table-cell office:value-type="time" office:time-value="PT13H01M00S" calcext:value-type="time">
            <text:p>13:01</text:p>
          </table:table-cell>
          <table:table-cell office:value-type="float" office:value="276" calcext:value-type="float">
            <text:p>276</text:p>
          </table:table-cell>
          <table:table-cell table:style-name="ce10" table:formula="of:=IF(([.A1039]+[.B1039])=([.A1038]+[.B1038]);&quot;&quot;;([.C1038]-[.C1039])/(([.A1039]-[.A1038])+([.B1039]-[.B1038])))" office:value-type="float" office:value="22.3668100177081" calcext:value-type="float">
            <text:p>22.4</text:p>
          </table:table-cell>
          <table:table-cell table:number-columns-repeated="65"/>
        </table:table-row>
        <table:table-row table:style-name="ro2">
          <table:table-cell office:value-type="date" office:date-value="2020-08-17" calcext:value-type="date">
            <text:p>17-Aug-20</text:p>
          </table:table-cell>
          <table:table-cell office:value-type="time" office:time-value="PT18H21M00S" calcext:value-type="time">
            <text:p>18:21</text:p>
          </table:table-cell>
          <table:table-cell office:value-type="float" office:value="44.4" calcext:value-type="float">
            <text:p>44.4</text:p>
          </table:table-cell>
          <table:table-cell table:style-name="ce10" table:formula="of:=IF(([.A1040]+[.B1040])=([.A1039]+[.B1039]);&quot;&quot;;([.C1039]-[.C1040])/(([.A1040]-[.A1039])+([.B1040]-[.B1039])))" office:value-type="float" office:value="32.0676923076923" calcext:value-type="float">
            <text:p>32.1</text:p>
          </table:table-cell>
          <table:table-cell table:number-columns-repeated="65"/>
        </table:table-row>
        <table:table-row table:style-name="ro2">
          <table:table-cell office:value-type="date" office:date-value="2020-08-17" calcext:value-type="date">
            <text:p>17-Aug-20</text:p>
          </table:table-cell>
          <table:table-cell office:value-type="time" office:time-value="PT18H21M00S" calcext:value-type="time">
            <text:p>18:21</text:p>
          </table:table-cell>
          <table:table-cell office:value-type="float" office:value="244.7" calcext:value-type="float">
            <text:p>244.7</text:p>
          </table:table-cell>
          <table:table-cell table:style-name="ce10" table:formula="of:=IF(([.A1041]+[.B1041])=([.A1040]+[.B1040]);&quot;&quot;;([.C1040]-[.C1041])/(([.A1041]-[.A1040])+([.B1041]-[.B104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0.3" calcext:value-type="float">
            <text:p>200.3</text:p>
          </table:table-cell>
          <table:table-cell table:formula="of:=[.E1041]/[.F1041]" office:value-type="float" office:value="2.50773839241138" calcext:value-type="float">
            <text:p>R 2.51</text:p>
          </table:table-cell>
          <table:table-cell table:number-columns-repeated="62"/>
        </table:table-row>
        <table:table-row table:style-name="ro2">
          <table:table-cell office:value-type="date" office:date-value="2020-08-22" calcext:value-type="date">
            <text:p>22-Aug-20</text:p>
          </table:table-cell>
          <table:table-cell office:value-type="time" office:time-value="PT10H31M00S" calcext:value-type="time">
            <text:p>10:31</text:p>
          </table:table-cell>
          <table:table-cell office:value-type="float" office:value="98.8" calcext:value-type="float">
            <text:p>98.8</text:p>
          </table:table-cell>
          <table:table-cell table:style-name="ce10" table:formula="of:=IF(([.A1042]+[.B1042])=([.A1041]+[.B1041]);&quot;&quot;;([.C1041]-[.C1042])/(([.A1042]-[.A1041])+([.B1042]-[.B1041])))" office:value-type="float" office:value="31.2178306092125" calcext:value-type="float">
            <text:p>31.2</text:p>
          </table:table-cell>
          <table:table-cell table:number-columns-repeated="65"/>
        </table:table-row>
        <table:table-row table:style-name="ro2">
          <table:table-cell office:value-type="date" office:date-value="2020-08-22" calcext:value-type="date">
            <text:p>22-Aug-20</text:p>
          </table:table-cell>
          <table:table-cell office:value-type="time" office:time-value="PT10H31M00S" calcext:value-type="time">
            <text:p>10:31</text:p>
          </table:table-cell>
          <table:table-cell office:value-type="float" office:value="284.8" calcext:value-type="float">
            <text:p>284.8</text:p>
          </table:table-cell>
          <table:table-cell table:style-name="ce10" table:formula="of:=IF(([.A1043]+[.B1043])=([.A1042]+[.B1042]);&quot;&quot;;([.C1042]-[.C1043])/(([.A1043]-[.A1042])+([.B1043]-[.B104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86" calcext:value-type="float">
            <text:p>186</text:p>
          </table:table-cell>
          <table:table-cell table:formula="of:=[.E1043]/[.F1043]" office:value-type="float" office:value="2.7005376344086" calcext:value-type="float">
            <text:p>R 2.70</text:p>
          </table:table-cell>
          <table:table-cell office:value-type="string" calcext:value-type="string">
            <text:p>Kry dit teen baie goedkoop prys, onseker waarom so goedkoop.</text:p>
          </table:table-cell>
          <table:table-cell table:number-columns-repeated="61"/>
        </table:table-row>
        <table:table-row table:style-name="ro2">
          <table:table-cell office:value-type="date" office:date-value="2020-08-28" calcext:value-type="date">
            <text:p>28-Aug-20</text:p>
          </table:table-cell>
          <table:table-cell office:value-type="time" office:time-value="PT00H06M00S" calcext:value-type="time">
            <text:p>00:06</text:p>
          </table:table-cell>
          <table:table-cell office:value-type="float" office:value="84.2" calcext:value-type="float">
            <text:p>84.2</text:p>
          </table:table-cell>
          <table:table-cell table:style-name="ce10" table:formula="of:=IF(([.A1044]+[.B1044])=([.A1043]+[.B1043]);&quot;&quot;;([.C1043]-[.C1044])/(([.A1044]-[.A1043])+([.B1044]-[.B1043])))" office:value-type="float" office:value="36.0404242046163" calcext:value-type="float">
            <text:p>36.0</text:p>
          </table:table-cell>
          <table:table-cell table:number-columns-repeated="65"/>
        </table:table-row>
        <table:table-row table:style-name="ro2">
          <table:table-cell office:value-type="date" office:date-value="2020-08-28" calcext:value-type="date">
            <text:p>28-Aug-20</text:p>
          </table:table-cell>
          <table:table-cell office:value-type="time" office:time-value="PT00H06M00S" calcext:value-type="time">
            <text:p>00:06</text:p>
          </table:table-cell>
          <table:table-cell office:value-type="float" office:value="270" calcext:value-type="float">
            <text:p>270</text:p>
          </table:table-cell>
          <table:table-cell table:style-name="ce10" table:formula="of:=IF(([.A1045]+[.B1045])=([.A1044]+[.B1044]);&quot;&quot;;([.C1044]-[.C1045])/(([.A1045]-[.A1044])+([.B1045]-[.B104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85.8" calcext:value-type="float">
            <text:p>185.8</text:p>
          </table:table-cell>
          <table:table-cell table:formula="of:=[.E1045]/[.F1045]" office:value-type="float" office:value="2.70344456404736" calcext:value-type="float">
            <text:p>R 2.70</text:p>
          </table:table-cell>
          <table:table-cell table:number-columns-repeated="62"/>
        </table:table-row>
        <table:table-row table:style-name="ro2">
          <table:table-cell office:value-type="date" office:date-value="2020-09-03" calcext:value-type="date">
            <text:p>03-Sep-20</text:p>
          </table:table-cell>
          <table:table-cell office:value-type="time" office:time-value="PT16H35M00S" calcext:value-type="time">
            <text:p>16:35</text:p>
          </table:table-cell>
          <table:table-cell office:value-type="float" office:value="67.3" calcext:value-type="float">
            <text:p>67.3</text:p>
          </table:table-cell>
          <table:table-cell table:style-name="ce10" table:formula="of:=IF(([.A1046]+[.B1046])=([.A1045]+[.B1045]);&quot;&quot;;([.C1045]-[.C1046])/(([.A1046]-[.A1045])+([.B1046]-[.B1045])))" office:value-type="float" office:value="30.3134281856891" calcext:value-type="float">
            <text:p>30.3</text:p>
          </table:table-cell>
          <table:table-cell table:number-columns-repeated="3"/>
          <table:table-cell office:value-type="string" calcext:value-type="string">
            <text:p>Dis nou 3 grade in die nag. <text:s/>Moontlik vat geysers baie krag. <text:s/>Stoof en oond word ook baie gebruik.</text:p>
          </table:table-cell>
          <table:table-cell table:number-columns-repeated="61"/>
        </table:table-row>
        <table:table-row table:style-name="ro2">
          <table:table-cell office:value-type="date" office:date-value="2020-09-03" calcext:value-type="date">
            <text:p>03-Sep-20</text:p>
          </table:table-cell>
          <table:table-cell office:value-type="time" office:time-value="PT16H35M00S" calcext:value-type="time">
            <text:p>16:35</text:p>
          </table:table-cell>
          <table:table-cell office:value-type="float" office:value="300" calcext:value-type="float">
            <text:p>300</text:p>
          </table:table-cell>
          <table:table-cell table:style-name="ce10" table:formula="of:=IF(([.A1047]+[.B1047])=([.A1046]+[.B1046]);&quot;&quot;;([.C1046]-[.C1047])/(([.A1047]-[.A1046])+([.B1047]-[.B104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047]/[.F1047]" office:value-type="float" office:value="2.15857327030511" calcext:value-type="float">
            <text:p>R 2.16</text:p>
          </table:table-cell>
          <table:table-cell table:number-columns-repeated="62"/>
        </table:table-row>
        <table:table-row table:style-name="ro2">
          <table:table-cell office:value-type="date" office:date-value="2020-09-10" calcext:value-type="date">
            <text:p>10-Sep-20</text:p>
          </table:table-cell>
          <table:table-cell office:value-type="time" office:time-value="PT21H49M00S" calcext:value-type="time">
            <text:p>21:49</text:p>
          </table:table-cell>
          <table:table-cell office:value-type="float" office:value="74.5" calcext:value-type="float">
            <text:p>74.5</text:p>
          </table:table-cell>
          <table:table-cell table:style-name="ce10" table:formula="of:=IF(([.A1048]+[.B1048])=([.A1047]+[.B1047]);&quot;&quot;;([.C1047]-[.C1048])/(([.A1048]-[.A1047])+([.B1048]-[.B1047])))" office:value-type="float" office:value="31.2411006349817" calcext:value-type="float">
            <text:p>31.2</text:p>
          </table:table-cell>
          <table:table-cell table:number-columns-repeated="65"/>
        </table:table-row>
        <table:table-row table:style-name="ro2">
          <table:table-cell office:value-type="date" office:date-value="2020-09-10" calcext:value-type="date">
            <text:p>10-Sep-20</text:p>
          </table:table-cell>
          <table:table-cell office:value-type="time" office:time-value="PT21H49M00S" calcext:value-type="time">
            <text:p>21:49</text:p>
          </table:table-cell>
          <table:table-cell office:value-type="float" office:value="288.5" calcext:value-type="float">
            <text:p>288.5</text:p>
          </table:table-cell>
          <table:table-cell table:style-name="ce10" table:formula="of:=IF(([.A1049]+[.B1049])=([.A1048]+[.B1048]);&quot;&quot;;([.C1048]-[.C1049])/(([.A1049]-[.A1048])+([.B1049]-[.B104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049]/[.F1049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0-09-17" calcext:value-type="date">
            <text:p>17-Sep-20</text:p>
          </table:table-cell>
          <table:table-cell office:value-type="time" office:time-value="PT23H22M00S" calcext:value-type="time">
            <text:p>23:22</text:p>
          </table:table-cell>
          <table:table-cell office:value-type="float" office:value="82" calcext:value-type="float">
            <text:p>82</text:p>
          </table:table-cell>
          <table:table-cell table:style-name="ce10" table:formula="of:=IF(([.A1050]+[.B1050])=([.A1049]+[.B1049]);&quot;&quot;;([.C1049]-[.C1050])/(([.A1050]-[.A1049])+([.B1050]-[.B1049])))" office:value-type="float" office:value="29.2303155411383" calcext:value-type="float">
            <text:p>29.2</text:p>
          </table:table-cell>
          <table:table-cell table:number-columns-repeated="65"/>
        </table:table-row>
        <table:table-row table:style-name="ro2">
          <table:table-cell office:value-type="date" office:date-value="2020-09-17" calcext:value-type="date">
            <text:p>17-Sep-20</text:p>
          </table:table-cell>
          <table:table-cell office:value-type="time" office:time-value="PT23H22M00S" calcext:value-type="time">
            <text:p>23:22</text:p>
          </table:table-cell>
          <table:table-cell office:value-type="float" office:value="282.3" calcext:value-type="float">
            <text:p>282.3</text:p>
          </table:table-cell>
          <table:table-cell table:style-name="ce10" table:formula="of:=IF(([.A1051]+[.B1051])=([.A1050]+[.B1050]);&quot;&quot;;([.C1050]-[.C1051])/(([.A1051]-[.A1050])+([.B1051]-[.B105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0.3" calcext:value-type="float">
            <text:p>200.3</text:p>
          </table:table-cell>
          <table:table-cell table:formula="of:=[.E1051]/[.F1051]" office:value-type="float" office:value="2.50773839241138" calcext:value-type="float">
            <text:p>R 2.51</text:p>
          </table:table-cell>
          <table:table-cell table:number-columns-repeated="62"/>
        </table:table-row>
        <table:table-row table:style-name="ro2">
          <table:table-cell office:value-type="date" office:date-value="2020-09-23" calcext:value-type="date">
            <text:p>23-Sep-20</text:p>
          </table:table-cell>
          <table:table-cell office:value-type="time" office:time-value="PT15H07M00S" calcext:value-type="time">
            <text:p>15:07</text:p>
          </table:table-cell>
          <table:table-cell office:value-type="float" office:value="145.1" calcext:value-type="float">
            <text:p>145.1</text:p>
          </table:table-cell>
          <table:table-cell table:style-name="ce10" table:formula="of:=IF(([.A1052]+[.B1052])=([.A1051]+[.B1051]);&quot;&quot;;([.C1051]-[.C1052])/(([.A1052]-[.A1051])+([.B1052]-[.B1051])))" office:value-type="float" office:value="24.2563535911602" calcext:value-type="float">
            <text:p>24.3</text:p>
          </table:table-cell>
          <table:table-cell table:number-columns-repeated="65"/>
        </table:table-row>
        <table:table-row table:style-name="ro2">
          <table:table-cell office:value-type="date" office:date-value="2020-09-27" calcext:value-type="date">
            <text:p>27-Sep-20</text:p>
          </table:table-cell>
          <table:table-cell office:value-type="time" office:time-value="PT21H33M00S" calcext:value-type="time">
            <text:p>21:33</text:p>
          </table:table-cell>
          <table:table-cell office:value-type="float" office:value="72.4" calcext:value-type="float">
            <text:p>72.4</text:p>
          </table:table-cell>
          <table:table-cell table:style-name="ce10" table:formula="of:=IF(([.A1053]+[.B1053])=([.A1052]+[.B1052]);&quot;&quot;;([.C1052]-[.C1053])/(([.A1053]-[.A1052])+([.B1053]-[.B1052])))" office:value-type="float" office:value="17.0335177351123" calcext:value-type="float">
            <text:p>17.0</text:p>
          </table:table-cell>
          <table:table-cell table:number-columns-repeated="65"/>
        </table:table-row>
        <table:table-row table:style-name="ro2">
          <table:table-cell office:value-type="date" office:date-value="2020-09-27" calcext:value-type="date">
            <text:p>27-Sep-20</text:p>
          </table:table-cell>
          <table:table-cell office:value-type="time" office:time-value="PT21H33M00S" calcext:value-type="time">
            <text:p>21:33</text:p>
          </table:table-cell>
          <table:table-cell office:value-type="float" office:value="258.4" calcext:value-type="float">
            <text:p>258.4</text:p>
          </table:table-cell>
          <table:table-cell table:style-name="ce10" table:formula="of:=IF(([.A1054]+[.B1054])=([.A1053]+[.B1053]);&quot;&quot;;([.C1053]-[.C1054])/(([.A1054]-[.A1053])+([.B1054]-[.B105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86" calcext:value-type="float">
            <text:p>186</text:p>
          </table:table-cell>
          <table:table-cell table:formula="of:=[.E1054]/[.F1054]" office:value-type="float" office:value="2.7005376344086" calcext:value-type="float">
            <text:p>R 2.70</text:p>
          </table:table-cell>
          <table:table-cell table:number-columns-repeated="62"/>
        </table:table-row>
        <table:table-row table:style-name="ro2">
          <table:table-cell office:value-type="date" office:date-value="2020-10-05" calcext:value-type="date">
            <text:p>05-Oct-20</text:p>
          </table:table-cell>
          <table:table-cell office:value-type="time" office:time-value="PT00H44M00S" calcext:value-type="time">
            <text:p>00:44</text:p>
          </table:table-cell>
          <table:table-cell office:value-type="float" office:value="44.1" calcext:value-type="float">
            <text:p>44.1</text:p>
          </table:table-cell>
          <table:table-cell table:style-name="ce10" table:formula="of:=IF(([.A1055]+[.B1055])=([.A1054]+[.B1054]);&quot;&quot;;([.C1054]-[.C1055])/(([.A1055]-[.A1054])+([.B1055]-[.B1054])))" office:value-type="float" office:value="30.0449810145069" calcext:value-type="float">
            <text:p>30.0</text:p>
          </table:table-cell>
          <table:table-cell table:number-columns-repeated="65"/>
        </table:table-row>
        <table:table-row table:style-name="ro2">
          <table:table-cell office:value-type="date" office:date-value="2020-10-05" calcext:value-type="date">
            <text:p>05-Oct-20</text:p>
          </table:table-cell>
          <table:table-cell office:value-type="time" office:time-value="PT00H44M00S" calcext:value-type="time">
            <text:p>00:44</text:p>
          </table:table-cell>
          <table:table-cell office:value-type="float" office:value="276.8" calcext:value-type="float">
            <text:p>276.8</text:p>
          </table:table-cell>
          <table:table-cell table:style-name="ce10" table:formula="of:=IF(([.A1056]+[.B1056])=([.A1055]+[.B1055]);&quot;&quot;;([.C1055]-[.C1056])/(([.A1056]-[.A1055])+([.B1056]-[.B105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056]/[.F1056]" office:value-type="float" office:value="2.15857327030511" calcext:value-type="float">
            <text:p>R 2.16</text:p>
          </table:table-cell>
          <table:table-cell table:number-columns-repeated="62"/>
        </table:table-row>
        <table:table-row table:style-name="ro2">
          <table:table-cell office:value-type="date" office:date-value="2020-10-14" calcext:value-type="date">
            <text:p>14-Oct-20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55.4" calcext:value-type="float">
            <text:p>55.4</text:p>
          </table:table-cell>
          <table:table-cell table:style-name="ce10" table:formula="of:=IF(([.A1057]+[.B1057])=([.A1056]+[.B1056]);&quot;&quot;;([.C1056]-[.C1057])/(([.A1057]-[.A1056])+([.B1057]-[.B1056])))" office:value-type="float" office:value="24.0216998191682" calcext:value-type="float">
            <text:p>24.0</text:p>
          </table:table-cell>
          <table:table-cell table:number-columns-repeated="65"/>
        </table:table-row>
        <table:table-row table:style-name="ro2">
          <table:table-cell office:value-type="date" office:date-value="2020-10-14" calcext:value-type="date">
            <text:p>14-Oct-20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269.4" calcext:value-type="float">
            <text:p>269.4</text:p>
          </table:table-cell>
          <table:table-cell table:style-name="ce10" table:formula="of:=IF(([.A1058]+[.B1058])=([.A1057]+[.B1057]);&quot;&quot;;([.C1057]-[.C1058])/(([.A1058]-[.A1057])+([.B1058]-[.B105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058]/[.F1058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0-10-23" calcext:value-type="date">
            <text:p>23-Oct-20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69.1" calcext:value-type="float">
            <text:p>69.1</text:p>
          </table:table-cell>
          <table:table-cell table:style-name="ce10" table:formula="of:=IF(([.A1059]+[.B1059])=([.A1058]+[.B1058]);&quot;&quot;;([.C1058]-[.C1059])/(([.A1059]-[.A1058])+([.B1059]-[.B1058])))" office:value-type="float" office:value="22.1054567749847" calcext:value-type="float">
            <text:p>22.1</text:p>
          </table:table-cell>
          <table:table-cell table:number-columns-repeated="65"/>
        </table:table-row>
        <table:table-row table:style-name="ro2">
          <table:table-cell office:value-type="date" office:date-value="2020-10-23" calcext:value-type="date">
            <text:p>23-Oct-20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269.4" calcext:value-type="float">
            <text:p>269.4</text:p>
          </table:table-cell>
          <table:table-cell table:style-name="ce10" table:formula="of:=IF(([.A1060]+[.B1060])=([.A1059]+[.B1059]);&quot;&quot;;([.C1059]-[.C1060])/(([.A1060]-[.A1059])+([.B1060]-[.B105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0.3" calcext:value-type="float">
            <text:p>200.3</text:p>
          </table:table-cell>
          <table:table-cell table:formula="of:=[.E1060]/[.F1060]" office:value-type="float" office:value="2.50773839241138" calcext:value-type="float">
            <text:p>R 2.51</text:p>
          </table:table-cell>
          <table:table-cell table:number-columns-repeated="62"/>
        </table:table-row>
        <table:table-row table:style-name="ro2">
          <table:table-cell office:value-type="date" office:date-value="2020-10-25" calcext:value-type="date">
            <text:p>25-Oct-20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253.4" calcext:value-type="float">
            <text:p>253.4</text:p>
          </table:table-cell>
          <table:table-cell table:style-name="ce10" table:formula="of:=IF(([.A1061]+[.B1061])=([.A1060]+[.B1060]);&quot;&quot;;([.C1060]-[.C1061])/(([.A1061]-[.A1060])+([.B1061]-[.B1060])))" office:value-type="float" office:value="6.55290102389077" calcext:value-type="float">
            <text:p>6.6</text:p>
          </table:table-cell>
          <table:table-cell table:number-columns-repeated="65"/>
        </table:table-row>
        <table:table-row table:style-name="ro2">
          <table:table-cell office:value-type="date" office:date-value="2020-10-30" calcext:value-type="date">
            <text:p>30-Oct-20</text:p>
          </table:table-cell>
          <table:table-cell office:value-type="time" office:time-value="PT19H19M00S" calcext:value-type="time">
            <text:p>19:19</text:p>
          </table:table-cell>
          <table:table-cell office:value-type="float" office:value="113.3" calcext:value-type="float">
            <text:p>113.3</text:p>
          </table:table-cell>
          <table:table-cell table:style-name="ce10" table:formula="of:=IF(([.A1062]+[.B1062])=([.A1061]+[.B1061]);&quot;&quot;;([.C1061]-[.C1062])/(([.A1062]-[.A1061])+([.B1062]-[.B1061])))" office:value-type="float" office:value="27.7158950405275" calcext:value-type="float">
            <text:p>27.7</text:p>
          </table:table-cell>
          <table:table-cell table:number-columns-repeated="65"/>
        </table:table-row>
        <table:table-row table:style-name="ro2">
          <table:table-cell office:value-type="date" office:date-value="2020-10-30" calcext:value-type="date">
            <text:p>30-Oct-20</text:p>
          </table:table-cell>
          <table:table-cell office:value-type="time" office:time-value="PT19H19M00S" calcext:value-type="time">
            <text:p>19:19</text:p>
          </table:table-cell>
          <table:table-cell office:value-type="float" office:value="297.3" calcext:value-type="float">
            <text:p>297.3</text:p>
          </table:table-cell>
          <table:table-cell table:style-name="ce10" table:formula="of:=IF(([.A1063]+[.B1063])=([.A1062]+[.B1062]);&quot;&quot;;([.C1062]-[.C1063])/(([.A1063]-[.A1062])+([.B1063]-[.B106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86" calcext:value-type="float">
            <text:p>186</text:p>
          </table:table-cell>
          <table:table-cell table:formula="of:=[.E1063]/[.F1063]" office:value-type="float" office:value="2.7005376344086" calcext:value-type="float">
            <text:p>R 2.70</text:p>
          </table:table-cell>
          <table:table-cell table:number-columns-repeated="62"/>
        </table:table-row>
        <table:table-row table:style-name="ro2">
          <table:table-cell office:value-type="date" office:date-value="2020-11-08" calcext:value-type="date">
            <text:p>08-Nov-20</text:p>
          </table:table-cell>
          <table:table-cell office:value-type="time" office:time-value="PT00H45M00S" calcext:value-type="time">
            <text:p>00:45</text:p>
          </table:table-cell>
          <table:table-cell office:value-type="float" office:value="90.7" calcext:value-type="float">
            <text:p>90.7</text:p>
          </table:table-cell>
          <table:table-cell table:style-name="ce10" table:formula="of:=IF(([.A1064]+[.B1064])=([.A1063]+[.B1063]);&quot;&quot;;([.C1063]-[.C1064])/(([.A1064]-[.A1063])+([.B1064]-[.B1063])))" office:value-type="float" office:value="25.1143001857167" calcext:value-type="float">
            <text:p>25.1</text:p>
          </table:table-cell>
          <table:table-cell table:number-columns-repeated="65"/>
        </table:table-row>
        <table:table-row table:style-name="ro2">
          <table:table-cell office:value-type="date" office:date-value="2020-11-08" calcext:value-type="date">
            <text:p>08-Nov-20</text:p>
          </table:table-cell>
          <table:table-cell office:value-type="time" office:time-value="PT00H45M00S" calcext:value-type="time">
            <text:p>00:45</text:p>
          </table:table-cell>
          <table:table-cell office:value-type="float" office:value="323.4" calcext:value-type="float">
            <text:p>323.4</text:p>
          </table:table-cell>
          <table:table-cell table:style-name="ce10" table:formula="of:=IF(([.A1065]+[.B1065])=([.A1064]+[.B1064]);&quot;&quot;;([.C1064]-[.C1065])/(([.A1065]-[.A1064])+([.B1065]-[.B106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065]/[.F1065]" office:value-type="float" office:value="2.15857327030511" calcext:value-type="float">
            <text:p>R 2.16</text:p>
          </table:table-cell>
          <table:table-cell table:number-columns-repeated="62"/>
        </table:table-row>
        <table:table-row table:style-name="ro2">
          <table:table-cell office:value-type="date" office:date-value="2020-11-17" calcext:value-type="date">
            <text:p>17-Nov-20</text:p>
          </table:table-cell>
          <table:table-cell office:value-type="time" office:time-value="PT20H48M00S" calcext:value-type="time">
            <text:p>20:48</text:p>
          </table:table-cell>
          <table:table-cell office:value-type="float" office:value="83.5" calcext:value-type="float">
            <text:p>83.5</text:p>
          </table:table-cell>
          <table:table-cell table:style-name="ce10" table:formula="of:=IF(([.A1066]+[.B1066])=([.A1065]+[.B1065]);&quot;&quot;;([.C1065]-[.C1066])/(([.A1066]-[.A1065])+([.B1066]-[.B1065])))" office:value-type="float" office:value="24.3914424909977" calcext:value-type="float">
            <text:p>24.4</text:p>
          </table:table-cell>
          <table:table-cell table:number-columns-repeated="65"/>
        </table:table-row>
        <table:table-row table:style-name="ro2">
          <table:table-cell office:value-type="date" office:date-value="2020-11-17" calcext:value-type="date">
            <text:p>17-Nov-20</text:p>
          </table:table-cell>
          <table:table-cell office:value-type="time" office:time-value="PT20H48M00S" calcext:value-type="time">
            <text:p>20:48</text:p>
          </table:table-cell>
          <table:table-cell office:value-type="float" office:value="297.5" calcext:value-type="float">
            <text:p>297.5</text:p>
          </table:table-cell>
          <table:table-cell table:style-name="ce10" table:formula="of:=IF(([.A1067]+[.B1067])=([.A1066]+[.B1066]);&quot;&quot;;([.C1066]-[.C1067])/(([.A1067]-[.A1066])+([.B1067]-[.B106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067]/[.F1067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0-11-26" calcext:value-type="date">
            <text:p>26-Nov-20</text:p>
          </table:table-cell>
          <table:table-cell office:value-type="time" office:time-value="PT07H29M00S" calcext:value-type="time">
            <text:p>07:29</text:p>
          </table:table-cell>
          <table:table-cell office:value-type="float" office:value="72.9" calcext:value-type="float">
            <text:p>72.9</text:p>
          </table:table-cell>
          <table:table-cell table:style-name="ce10" table:formula="of:=IF(([.A1068]+[.B1068])=([.A1067]+[.B1067]);&quot;&quot;;([.C1067]-[.C1068])/(([.A1068]-[.A1067])+([.B1068]-[.B1067])))" office:value-type="float" office:value="26.5951813173259" calcext:value-type="float">
            <text:p>26.6</text:p>
          </table:table-cell>
          <table:table-cell table:number-columns-repeated="65"/>
        </table:table-row>
        <table:table-row table:style-name="ro2">
          <table:table-cell office:value-type="date" office:date-value="2020-11-26" calcext:value-type="date">
            <text:p>26-Nov-20</text:p>
          </table:table-cell>
          <table:table-cell office:value-type="time" office:time-value="PT07H29M00S" calcext:value-type="time">
            <text:p>07:29</text:p>
          </table:table-cell>
          <table:table-cell office:value-type="float" office:value="273.2" calcext:value-type="float">
            <text:p>273.2</text:p>
          </table:table-cell>
          <table:table-cell table:style-name="ce10" table:formula="of:=IF(([.A1069]+[.B1069])=([.A1068]+[.B1068]);&quot;&quot;;([.C1068]-[.C1069])/(([.A1069]-[.A1068])+([.B1069]-[.B106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0.3" calcext:value-type="float">
            <text:p>200.3</text:p>
          </table:table-cell>
          <table:table-cell table:formula="of:=[.E1069]/[.F1069]" office:value-type="float" office:value="2.50773839241138" calcext:value-type="float">
            <text:p>R 2.51</text:p>
          </table:table-cell>
          <table:table-cell office:value-type="string" calcext:value-type="string">
            <text:p>As 2 mense in huis is oor naweek.</text:p>
          </table:table-cell>
          <table:table-cell table:number-columns-repeated="61"/>
        </table:table-row>
        <table:table-row table:style-name="ro2">
          <table:table-cell office:value-type="date" office:date-value="2020-12-03" calcext:value-type="date">
            <text:p>03-Dec-20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92" calcext:value-type="float">
            <text:p>92</text:p>
          </table:table-cell>
          <table:table-cell table:style-name="ce10" table:formula="of:=IF(([.A1070]+[.B1070])=([.A1069]+[.B1069]);&quot;&quot;;([.C1069]-[.C1070])/(([.A1070]-[.A1069])+([.B1070]-[.B1069])))" office:value-type="float" office:value="23.6970302424848" calcext:value-type="float">
            <text:p>23.7</text:p>
          </table:table-cell>
          <table:table-cell table:number-columns-repeated="65"/>
        </table:table-row>
        <table:table-row table:style-name="ro2">
          <table:table-cell office:value-type="date" office:date-value="2020-12-03" calcext:value-type="date">
            <text:p>03-Dec-20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324.7" calcext:value-type="float">
            <text:p>324.7</text:p>
          </table:table-cell>
          <table:table-cell table:style-name="ce10" table:formula="of:=IF(([.A1071]+[.B1071])=([.A1070]+[.B1070]);&quot;&quot;;([.C1070]-[.C1071])/(([.A1071]-[.A1070])+([.B1071]-[.B107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071]/[.F1071]" office:value-type="float" office:value="2.15857327030511" calcext:value-type="float">
            <text:p>R 2.16</text:p>
          </table:table-cell>
          <table:table-cell table:number-columns-repeated="62"/>
        </table:table-row>
        <table:table-row table:style-name="ro2">
          <table:table-cell office:value-type="date" office:date-value="2020-12-15" calcext:value-type="date">
            <text:p>15-Dec-20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87.9" calcext:value-type="float">
            <text:p>87.9</text:p>
          </table:table-cell>
          <table:table-cell table:style-name="ce10" table:formula="of:=IF(([.A1072]+[.B1072])=([.A1071]+[.B1071]);&quot;&quot;;([.C1071]-[.C1072])/(([.A1072]-[.A1071])+([.B1072]-[.B1071])))" office:value-type="float" office:value="20.9596164484603" calcext:value-type="float">
            <text:p>21.0</text:p>
          </table:table-cell>
          <table:table-cell table:number-columns-repeated="65"/>
        </table:table-row>
        <table:table-row table:style-name="ro2">
          <table:table-cell office:value-type="date" office:date-value="2020-12-15" calcext:value-type="date">
            <text:p>15-Dec-20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301.9" calcext:value-type="float">
            <text:p>301.9</text:p>
          </table:table-cell>
          <table:table-cell table:style-name="ce10" table:formula="of:=IF(([.A1073]+[.B1073])=([.A1072]+[.B1072]);&quot;&quot;;([.C1072]-[.C1073])/(([.A1073]-[.A1072])+([.B1073]-[.B107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073]/[.F1073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0-12-23" calcext:value-type="date">
            <text:p>23-Dec-20</text:p>
          </table:table-cell>
          <table:table-cell office:value-type="time" office:time-value="PT09H04M00S" calcext:value-type="time">
            <text:p>09:04</text:p>
          </table:table-cell>
          <table:table-cell office:value-type="float" office:value="156.3" calcext:value-type="float">
            <text:p>156.3</text:p>
          </table:table-cell>
          <table:table-cell table:style-name="ce10" table:formula="of:=IF(([.A1074]+[.B1074])=([.A1073]+[.B1073]);&quot;&quot;;([.C1073]-[.C1074])/(([.A1074]-[.A1073])+([.B1074]-[.B1073])))" office:value-type="float" office:value="17.927661393758" calcext:value-type="float">
            <text:p>17.9</text:p>
          </table:table-cell>
          <table:table-cell table:number-columns-repeated="65"/>
        </table:table-row>
        <table:table-row table:style-name="ro2">
          <table:table-cell office:value-type="date" office:date-value="2020-12-23" calcext:value-type="date">
            <text:p>23-Dec-20</text:p>
          </table:table-cell>
          <table:table-cell office:value-type="time" office:time-value="PT09H04M00S" calcext:value-type="time">
            <text:p>09:04</text:p>
          </table:table-cell>
          <table:table-cell office:value-type="float" office:value="356.6" calcext:value-type="float">
            <text:p>356.6</text:p>
          </table:table-cell>
          <table:table-cell table:style-name="ce10" table:formula="of:=IF(([.A1075]+[.B1075])=([.A1074]+[.B1074]);&quot;&quot;;([.C1074]-[.C1075])/(([.A1075]-[.A1074])+([.B1075]-[.B107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0.3" calcext:value-type="float">
            <text:p>200.3</text:p>
          </table:table-cell>
          <table:table-cell table:formula="of:=[.E1075]/[.F1075]" office:value-type="float" office:value="2.50773839241138" calcext:value-type="float">
            <text:p>R 2.51</text:p>
          </table:table-cell>
          <table:table-cell table:number-columns-repeated="62"/>
        </table:table-row>
        <table:table-row table:style-name="ro2">
          <table:table-cell office:value-type="date" office:date-value="2020-12-23" calcext:value-type="date">
            <text:p>23-Dec-20</text:p>
          </table:table-cell>
          <table:table-cell office:value-type="time" office:time-value="PT14H32M00S" calcext:value-type="time">
            <text:p>14:32</text:p>
          </table:table-cell>
          <table:table-cell office:value-type="float" office:value="353.8" calcext:value-type="float">
            <text:p>353.8</text:p>
          </table:table-cell>
          <table:table-cell table:style-name="ce10" table:formula="of:=IF(([.A1076]+[.B1076])=([.A1075]+[.B1075]);&quot;&quot;;([.C1075]-[.C1076])/(([.A1076]-[.A1075])+([.B1076]-[.B1075])))" office:value-type="float" office:value="12.2926829268293" calcext:value-type="float">
            <text:p>12.3</text:p>
          </table:table-cell>
          <table:table-cell table:number-columns-repeated="65"/>
        </table:table-row>
        <table:table-row table:style-name="ro2">
          <table:table-cell office:value-type="date" office:date-value="2020-12-27" calcext:value-type="date">
            <text:p>27-Dec-20</text:p>
          </table:table-cell>
          <table:table-cell office:value-type="time" office:time-value="PT13H11M00S" calcext:value-type="time">
            <text:p>13:11</text:p>
          </table:table-cell>
          <table:table-cell office:value-type="float" office:value="338.6" calcext:value-type="float">
            <text:p>338.6</text:p>
          </table:table-cell>
          <table:table-cell table:style-name="ce10" table:formula="of:=IF(([.A1077]+[.B1077])=([.A1076]+[.B1076]);&quot;&quot;;([.C1076]-[.C1077])/(([.A1077]-[.A1076])+([.B1077]-[.B1076])))" office:value-type="float" office:value="3.85419968304279" calcext:value-type="float">
            <text:p>3.9</text:p>
          </table:table-cell>
          <table:table-cell table:number-columns-repeated="65"/>
        </table:table-row>
        <table:table-row table:style-name="ro2">
          <table:table-cell office:value-type="date" office:date-value="2021-01-04" calcext:value-type="date">
            <text:p>04-Jan-21</text:p>
          </table:table-cell>
          <table:table-cell office:value-type="time" office:time-value="PT10H45M00S" calcext:value-type="time">
            <text:p>10:45</text:p>
          </table:table-cell>
          <table:table-cell office:value-type="float" office:value="197.9" calcext:value-type="float">
            <text:p>197.9</text:p>
          </table:table-cell>
          <table:table-cell table:style-name="ce10" table:formula="of:=IF(([.A1078]+[.B1078])=([.A1077]+[.B1077]);&quot;&quot;;([.C1077]-[.C1078])/(([.A1078]-[.A1077])+([.B1078]-[.B1077])))" office:value-type="float" office:value="17.8132583084227" calcext:value-type="float">
            <text:p>17.8</text:p>
          </table:table-cell>
          <table:table-cell table:number-columns-repeated="65"/>
        </table:table-row>
        <table:table-row table:style-name="ro2">
          <table:table-cell office:value-type="date" office:date-value="2021-01-11" calcext:value-type="date">
            <text:p>11-Jan-21</text:p>
          </table:table-cell>
          <table:table-cell office:value-type="time" office:time-value="PT12H45M00S" calcext:value-type="time">
            <text:p>12:45</text:p>
          </table:table-cell>
          <table:table-cell office:value-type="float" office:value="162" calcext:value-type="float">
            <text:p>162</text:p>
          </table:table-cell>
          <table:table-cell table:style-name="ce10" table:formula="of:=IF(([.A1079]+[.B1079])=([.A1078]+[.B1078]);&quot;&quot;;([.C1078]-[.C1079])/(([.A1079]-[.A1078])+([.B1079]-[.B1078])))" office:value-type="float" office:value="5.06823529411765" calcext:value-type="float">
            <text:p>5.1</text:p>
          </table:table-cell>
          <table:table-cell table:number-columns-repeated="65"/>
        </table:table-row>
        <table:table-row table:style-name="ro2">
          <table:table-cell office:value-type="date" office:date-value="2021-01-11" calcext:value-type="date">
            <text:p>11-Jan-21</text:p>
          </table:table-cell>
          <table:table-cell office:value-type="time" office:time-value="PT12H45M00S" calcext:value-type="time">
            <text:p>12:45</text:p>
          </table:table-cell>
          <table:table-cell office:value-type="float" office:value="394.7" calcext:value-type="float">
            <text:p>394.7</text:p>
          </table:table-cell>
          <table:table-cell table:style-name="ce10" table:formula="of:=IF(([.A1080]+[.B1080])=([.A1079]+[.B1079]);&quot;&quot;;([.C1079]-[.C1080])/(([.A1080]-[.A1079])+([.B1080]-[.B107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080]/[.F1080]" office:value-type="float" office:value="2.15857327030511" calcext:value-type="float">
            <text:p>R 2.16</text:p>
          </table:table-cell>
          <table:table-cell table:number-columns-repeated="62"/>
        </table:table-row>
        <table:table-row table:style-name="ro2">
          <table:table-cell office:value-type="date" office:date-value="2021-01-21" calcext:value-type="date">
            <text:p>21-Jan-21</text:p>
          </table:table-cell>
          <table:table-cell office:value-type="time" office:time-value="PT15H29M00S" calcext:value-type="time">
            <text:p>15:29</text:p>
          </table:table-cell>
          <table:table-cell office:value-type="float" office:value="207.4" calcext:value-type="float">
            <text:p>207.4</text:p>
          </table:table-cell>
          <table:table-cell table:style-name="ce10" table:formula="of:=IF(([.A1081]+[.B1081])=([.A1080]+[.B1080]);&quot;&quot;;([.C1080]-[.C1081])/(([.A1081]-[.A1080])+([.B1081]-[.B1080])))" office:value-type="float" office:value="18.5190881625927" calcext:value-type="float">
            <text:p>18.5</text:p>
          </table:table-cell>
          <table:table-cell table:number-columns-repeated="65"/>
        </table:table-row>
        <table:table-row table:style-name="ro2">
          <table:table-cell office:value-type="date" office:date-value="2021-01-21" calcext:value-type="date">
            <text:p>21-Jan-21</text:p>
          </table:table-cell>
          <table:table-cell office:value-type="time" office:time-value="PT15H29M00S" calcext:value-type="time">
            <text:p>15:29</text:p>
          </table:table-cell>
          <table:table-cell office:value-type="float" office:value="421.4" calcext:value-type="float">
            <text:p>421.4</text:p>
          </table:table-cell>
          <table:table-cell table:style-name="ce10" table:formula="of:=IF(([.A1082]+[.B1082])=([.A1081]+[.B1081]);&quot;&quot;;([.C1081]-[.C1082])/(([.A1082]-[.A1081])+([.B1082]-[.B1081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082]/[.F1082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1-02-01" calcext:value-type="date">
            <text:p>01-Feb-21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199.2" calcext:value-type="float">
            <text:p>199.2</text:p>
          </table:table-cell>
          <table:table-cell table:style-name="ce10" table:formula="of:=IF(([.A1083]+[.B1083])=([.A1082]+[.B1082]);&quot;&quot;;([.C1082]-[.C1083])/(([.A1083]-[.A1082])+([.B1083]-[.B1082])))" office:value-type="float" office:value="21.3925252390185" calcext:value-type="float">
            <text:p>21.4</text:p>
          </table:table-cell>
          <table:table-cell table:number-columns-repeated="65"/>
        </table:table-row>
        <table:table-row table:style-name="ro2">
          <table:table-cell office:value-type="date" office:date-value="2021-02-01" calcext:value-type="date">
            <text:p>01-Feb-21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399.5" calcext:value-type="float">
            <text:p>399.5</text:p>
          </table:table-cell>
          <table:table-cell table:style-name="ce10" table:formula="of:=IF(([.A1084]+[.B1084])=([.A1083]+[.B1083]);&quot;&quot;;([.C1083]-[.C1084])/(([.A1084]-[.A1083])+([.B1084]-[.B108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0.3" calcext:value-type="float">
            <text:p>200.3</text:p>
          </table:table-cell>
          <table:table-cell table:formula="of:=[.E1084]/[.F1084]" office:value-type="float" office:value="2.50773839241138" calcext:value-type="float">
            <text:p>R 2.51</text:p>
          </table:table-cell>
          <table:table-cell table:number-columns-repeated="62"/>
        </table:table-row>
        <table:table-row table:style-name="ro2">
          <table:table-cell office:value-type="date" office:date-value="2021-02-12" calcext:value-type="date">
            <text:p>12-Feb-21</text:p>
          </table:table-cell>
          <table:table-cell office:value-type="time" office:time-value="PT01H09M00S" calcext:value-type="time">
            <text:p>01:09</text:p>
          </table:table-cell>
          <table:table-cell office:value-type="float" office:value="155.5" calcext:value-type="float">
            <text:p>155.5</text:p>
          </table:table-cell>
          <table:table-cell table:style-name="ce10" table:formula="of:=IF(([.A1085]+[.B1085])=([.A1084]+[.B1084]);&quot;&quot;;([.C1084]-[.C1085])/(([.A1085]-[.A1084])+([.B1085]-[.B1084])))" office:value-type="float" office:value="22.1496564332094" calcext:value-type="float">
            <text:p>22.1</text:p>
          </table:table-cell>
          <table:table-cell table:number-columns-repeated="65"/>
        </table:table-row>
        <table:table-row table:style-name="ro2">
          <table:table-cell office:value-type="date" office:date-value="2021-02-12" calcext:value-type="date">
            <text:p>12-Feb-21</text:p>
          </table:table-cell>
          <table:table-cell office:value-type="time" office:time-value="PT01H09M00S" calcext:value-type="time">
            <text:p>01:09</text:p>
          </table:table-cell>
          <table:table-cell office:value-type="float" office:value="388.2" calcext:value-type="float">
            <text:p>388.2</text:p>
          </table:table-cell>
          <table:table-cell table:style-name="ce10" table:formula="of:=IF(([.A1086]+[.B1086])=([.A1085]+[.B1085]);&quot;&quot;;([.C1085]-[.C1086])/(([.A1086]-[.A1085])+([.B1086]-[.B108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086]/[.F1086]" office:value-type="float" office:value="2.15857327030511" calcext:value-type="float">
            <text:p>R 2.16</text:p>
          </table:table-cell>
          <table:table-cell table:number-columns-repeated="62"/>
        </table:table-row>
        <table:table-row table:style-name="ro2">
          <table:table-cell office:value-type="date" office:date-value="2021-02-23" calcext:value-type="date">
            <text:p>23-Feb-21</text:p>
          </table:table-cell>
          <table:table-cell office:value-type="time" office:time-value="PT00H49M00S" calcext:value-type="time">
            <text:p>00:49</text:p>
          </table:table-cell>
          <table:table-cell office:value-type="float" office:value="198.1" calcext:value-type="float">
            <text:p>198.1</text:p>
          </table:table-cell>
          <table:table-cell table:style-name="ce10" table:formula="of:=IF(([.A1087]+[.B1087])=([.A1086]+[.B1086]);&quot;&quot;;([.C1086]-[.C1087])/(([.A1087]-[.A1086])+([.B1087]-[.B1086])))" office:value-type="float" office:value="17.3036662452592" calcext:value-type="float">
            <text:p>17.3</text:p>
          </table:table-cell>
          <table:table-cell table:number-columns-repeated="65"/>
        </table:table-row>
        <table:table-row table:style-name="ro2">
          <table:table-cell office:value-type="date" office:date-value="2021-02-23" calcext:value-type="date">
            <text:p>23-Feb-21</text:p>
          </table:table-cell>
          <table:table-cell office:value-type="time" office:time-value="PT00H49M00S" calcext:value-type="time">
            <text:p>00:49</text:p>
          </table:table-cell>
          <table:table-cell office:value-type="float" office:value="412.1" calcext:value-type="float">
            <text:p>412.1</text:p>
          </table:table-cell>
          <table:table-cell table:style-name="ce10" table:formula="of:=IF(([.A1088]+[.B1088])=([.A1087]+[.B1087]);&quot;&quot;;([.C1087]-[.C1088])/(([.A1088]-[.A1087])+([.B1088]-[.B108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088]/[.F1088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1-03-10" calcext:value-type="date">
            <text:p>10-Mar-21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149" calcext:value-type="float">
            <text:p>149</text:p>
          </table:table-cell>
          <table:table-cell table:style-name="ce10" table:formula="of:=IF(([.A1089]+[.B1089])=([.A1088]+[.B1088]);&quot;&quot;;([.C1088]-[.C1089])/(([.A1089]-[.A1088])+([.B1089]-[.B1088])))" office:value-type="float" office:value="16.5111130480258" calcext:value-type="float">
            <text:p>16.5</text:p>
          </table:table-cell>
          <table:table-cell table:number-columns-repeated="65"/>
        </table:table-row>
        <table:table-row table:style-name="ro2">
          <table:table-cell office:value-type="date" office:date-value="2021-03-10" calcext:value-type="date">
            <text:p>10-Mar-21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381.7" calcext:value-type="float">
            <text:p>381.7</text:p>
          </table:table-cell>
          <table:table-cell table:style-name="ce10" table:formula="of:=IF(([.A1090]+[.B1090])=([.A1089]+[.B1089]);&quot;&quot;;([.C1089]-[.C1090])/(([.A1090]-[.A1089])+([.B1090]-[.B108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090]/[.F1090]" office:value-type="float" office:value="2.15857327030511" calcext:value-type="float">
            <text:p>R 2.16</text:p>
          </table:table-cell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1-03-23" calcext:value-type="date">
            <text:p>23-Mar-21</text:p>
          </table:table-cell>
          <table:table-cell office:value-type="time" office:time-value="PT00H15M00S" calcext:value-type="time">
            <text:p>00:15</text:p>
          </table:table-cell>
          <table:table-cell office:value-type="float" office:value="162.1" calcext:value-type="float">
            <text:p>162.1</text:p>
          </table:table-cell>
          <table:table-cell table:style-name="ce10" table:formula="of:=IF(([.A1091]+[.B1091])=([.A1090]+[.B1090]);&quot;&quot;;([.C1090]-[.C1091])/(([.A1091]-[.A1090])+([.B1091]-[.B1090])))" office:value-type="float" office:value="18.236678200692" calcext:value-type="float">
            <text:p>18.2</text:p>
          </table:table-cell>
          <table:table-cell table:number-columns-repeated="3"/>
          <table:table-cell office:value-type="string" calcext:value-type="string">
            <text:p>Geyser aan na naweek.</text:p>
          </table:table-cell>
          <table:table-cell table:number-columns-repeated="61"/>
        </table:table-row>
        <table:table-row table:style-name="ro2">
          <table:table-cell office:value-type="date" office:date-value="2021-03-23" calcext:value-type="date">
            <text:p>23-Mar-21</text:p>
          </table:table-cell>
          <table:table-cell office:value-type="time" office:time-value="PT00H15M00S" calcext:value-type="time">
            <text:p>00:15</text:p>
          </table:table-cell>
          <table:table-cell office:value-type="float" office:value="376.1" calcext:value-type="float">
            <text:p>376.1</text:p>
          </table:table-cell>
          <table:table-cell table:style-name="ce10" table:formula="of:=IF(([.A1092]+[.B1092])=([.A1091]+[.B1091]);&quot;&quot;;([.C1091]-[.C1092])/(([.A1092]-[.A1091])+([.B1092]-[.B1091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092]/[.F1092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1-04-02" calcext:value-type="date">
            <text:p>02-Apr-21</text:p>
          </table:table-cell>
          <table:table-cell office:value-type="time" office:time-value="PT15H31M00S" calcext:value-type="time">
            <text:p>15:31</text:p>
          </table:table-cell>
          <table:table-cell office:value-type="float" office:value="134.9" calcext:value-type="float">
            <text:p>134.9</text:p>
          </table:table-cell>
          <table:table-cell table:style-name="ce10" table:formula="of:=IF(([.A1093]+[.B1093])=([.A1092]+[.B1092]);&quot;&quot;;([.C1092]-[.C1093])/(([.A1093]-[.A1092])+([.B1093]-[.B1092])))" office:value-type="float" office:value="22.6774614781927" calcext:value-type="float">
            <text:p>22.7</text:p>
          </table:table-cell>
          <table:table-cell table:number-columns-repeated="65"/>
        </table:table-row>
        <table:table-row table:style-name="ro2">
          <table:table-cell office:value-type="date" office:date-value="2021-04-02" calcext:value-type="date">
            <text:p>02-Apr-21</text:p>
          </table:table-cell>
          <table:table-cell office:value-type="time" office:time-value="PT15H31M00S" calcext:value-type="time">
            <text:p>15:31</text:p>
          </table:table-cell>
          <table:table-cell office:value-type="float" office:value="335.2" calcext:value-type="float">
            <text:p>335.2</text:p>
          </table:table-cell>
          <table:table-cell table:style-name="ce10" table:formula="of:=IF(([.A1094]+[.B1094])=([.A1093]+[.B1093]);&quot;&quot;;([.C1093]-[.C1094])/(([.A1094]-[.A1093])+([.B1094]-[.B109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0.3" calcext:value-type="float">
            <text:p>200.3</text:p>
          </table:table-cell>
          <table:table-cell table:formula="of:=[.E1094]/[.F1094]" office:value-type="float" office:value="2.50773839241138" calcext:value-type="float">
            <text:p>R 2.51</text:p>
          </table:table-cell>
          <table:table-cell table:number-columns-repeated="62"/>
        </table:table-row>
        <table:table-row table:style-name="ro2">
          <table:table-cell office:value-type="date" office:date-value="2021-04-05" calcext:value-type="date">
            <text:p>05-Apr-21</text:p>
          </table:table-cell>
          <table:table-cell office:value-type="time" office:time-value="PT12H23M00S" calcext:value-type="time">
            <text:p>12:23</text:p>
          </table:table-cell>
          <table:table-cell office:value-type="float" office:value="327.9" calcext:value-type="float">
            <text:p>327.9</text:p>
          </table:table-cell>
          <table:table-cell table:style-name="ce10" table:formula="of:=IF(([.A1095]+[.B1095])=([.A1094]+[.B1094]);&quot;&quot;;([.C1094]-[.C1095])/(([.A1095]-[.A1094])+([.B1095]-[.B1094])))" office:value-type="float" office:value="2.54404646660213" calcext:value-type="float">
            <text:p>2.5</text:p>
          </table:table-cell>
          <table:table-cell table:number-columns-repeated="65"/>
        </table:table-row>
        <table:table-row table:style-name="ro2">
          <table:table-cell office:value-type="date" office:date-value="2021-04-14" calcext:value-type="date">
            <text:p>14-Apr-21</text:p>
          </table:table-cell>
          <table:table-cell office:value-type="time" office:time-value="PT00H19M00S" calcext:value-type="time">
            <text:p>00:19</text:p>
          </table:table-cell>
          <table:table-cell office:value-type="float" office:value="140.4" calcext:value-type="float">
            <text:p>140.4</text:p>
          </table:table-cell>
          <table:table-cell table:style-name="ce10" table:formula="of:=IF(([.A1096]+[.B1096])=([.A1095]+[.B1095]);&quot;&quot;;([.C1095]-[.C1096])/(([.A1096]-[.A1095])+([.B1096]-[.B1095])))" office:value-type="float" office:value="22.066034651847" calcext:value-type="float">
            <text:p>22.1</text:p>
          </table:table-cell>
          <table:table-cell table:number-columns-repeated="65"/>
        </table:table-row>
        <table:table-row table:style-name="ro2">
          <table:table-cell office:value-type="date" office:date-value="2021-04-14" calcext:value-type="date">
            <text:p>14-Apr-21</text:p>
          </table:table-cell>
          <table:table-cell office:value-type="time" office:time-value="PT00H19M00S" calcext:value-type="time">
            <text:p>00:19</text:p>
          </table:table-cell>
          <table:table-cell office:value-type="float" office:value="373.1" calcext:value-type="float">
            <text:p>373.1</text:p>
          </table:table-cell>
          <table:table-cell table:style-name="ce10" table:formula="of:=IF(([.A1097]+[.B1097])=([.A1096]+[.B1096]);&quot;&quot;;([.C1096]-[.C1097])/(([.A1097]-[.A1096])+([.B1097]-[.B109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097]/[.F1097]" office:value-type="float" office:value="2.15857327030511" calcext:value-type="float">
            <text:p>R 2.16</text:p>
          </table:table-cell>
          <table:table-cell table:number-columns-repeated="62"/>
        </table:table-row>
        <table:table-row table:style-name="ro2">
          <table:table-cell office:value-type="date" office:date-value="2021-04-19" calcext:value-type="date">
            <text:p>19-Apr-21</text:p>
          </table:table-cell>
          <table:table-cell office:value-type="time" office:time-value="PT21H58M00S" calcext:value-type="time">
            <text:p>21:58</text:p>
          </table:table-cell>
          <table:table-cell office:value-type="float" office:value="186.5" calcext:value-type="float">
            <text:p>186.5</text:p>
          </table:table-cell>
          <table:table-cell table:style-name="ce10" table:formula="of:=IF(([.A1098]+[.B1098])=([.A1097]+[.B1097]);&quot;&quot;;([.C1097]-[.C1098])/(([.A1098]-[.A1097])+([.B1098]-[.B1097])))" office:value-type="float" office:value="31.6159548182139" calcext:value-type="float">
            <text:p>31.6</text:p>
          </table:table-cell>
          <table:table-cell table:number-columns-repeated="65"/>
        </table:table-row>
        <table:table-row table:style-name="ro2">
          <table:table-cell office:value-type="date" office:date-value="2021-04-19" calcext:value-type="date">
            <text:p>19-Apr-21</text:p>
          </table:table-cell>
          <table:table-cell office:value-type="time" office:time-value="PT21H58M00S" calcext:value-type="time">
            <text:p>21:58</text:p>
          </table:table-cell>
          <table:table-cell office:value-type="float" office:value="400.5" calcext:value-type="float">
            <text:p>400.5</text:p>
          </table:table-cell>
          <table:table-cell table:style-name="ce10" table:formula="of:=IF(([.A1099]+[.B1099])=([.A1098]+[.B1098]);&quot;&quot;;([.C1098]-[.C1099])/(([.A1099]-[.A1098])+([.B1099]-[.B109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099]/[.F1099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1-05-03" calcext:value-type="date">
            <text:p>03-May-21</text:p>
          </table:table-cell>
          <table:table-cell office:value-type="time" office:time-value="PT06H18M00S" calcext:value-type="time">
            <text:p>06:18</text:p>
          </table:table-cell>
          <table:table-cell office:value-type="float" office:value="101.6" calcext:value-type="float">
            <text:p>101.6</text:p>
          </table:table-cell>
          <table:table-cell table:style-name="ce10" table:formula="of:=IF(([.A1100]+[.B1100])=([.A1099]+[.B1099]);&quot;&quot;;([.C1099]-[.C1100])/(([.A1100]-[.A1099])+([.B1100]-[.B1099])))" office:value-type="float" office:value="22.3941727367326" calcext:value-type="float">
            <text:p>22.4</text:p>
          </table:table-cell>
          <table:table-cell table:number-columns-repeated="65"/>
        </table:table-row>
        <table:table-row table:style-name="ro2">
          <table:table-cell office:value-type="date" office:date-value="2021-05-03" calcext:value-type="date">
            <text:p>03-May-21</text:p>
          </table:table-cell>
          <table:table-cell office:value-type="time" office:time-value="PT06H18M00S" calcext:value-type="time">
            <text:p>06:18</text:p>
          </table:table-cell>
          <table:table-cell office:value-type="float" office:value="334.3" calcext:value-type="float">
            <text:p>334.3</text:p>
          </table:table-cell>
          <table:table-cell table:style-name="ce10" table:formula="of:=IF(([.A1101]+[.B1101])=([.A1100]+[.B1100]);&quot;&quot;;([.C1100]-[.C1101])/(([.A1101]-[.A1100])+([.B1101]-[.B110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101]/[.F1101]" office:value-type="float" office:value="2.15857327030511" calcext:value-type="float">
            <text:p>R 2.16</text:p>
          </table:table-cell>
          <table:table-cell table:number-columns-repeated="62"/>
        </table:table-row>
        <table:table-row table:style-name="ro2">
          <table:table-cell office:value-type="date" office:date-value="2021-05-11" calcext:value-type="date">
            <text:p>11-May-21</text:p>
          </table:table-cell>
          <table:table-cell office:value-type="time" office:time-value="PT00H07M00S" calcext:value-type="time">
            <text:p>00:07</text:p>
          </table:table-cell>
          <table:table-cell office:value-type="float" office:value="139.5" calcext:value-type="float">
            <text:p>139.5</text:p>
          </table:table-cell>
          <table:table-cell table:style-name="ce10" table:formula="of:=IF(([.A1102]+[.B1102])=([.A1101]+[.B1101]);&quot;&quot;;([.C1101]-[.C1102])/(([.A1102]-[.A1101])+([.B1102]-[.B1101])))" office:value-type="float" office:value="25.1602834334918" calcext:value-type="float">
            <text:p>25.2</text:p>
          </table:table-cell>
          <table:table-cell table:number-columns-repeated="65"/>
        </table:table-row>
        <table:table-row table:style-name="ro2">
          <table:table-cell office:value-type="date" office:date-value="2021-05-11" calcext:value-type="date">
            <text:p>11-May-21</text:p>
          </table:table-cell>
          <table:table-cell office:value-type="time" office:time-value="PT00H07M00S" calcext:value-type="time">
            <text:p>00:07</text:p>
          </table:table-cell>
          <table:table-cell office:value-type="float" office:value="353.5" calcext:value-type="float">
            <text:p>353.5</text:p>
          </table:table-cell>
          <table:table-cell table:style-name="ce10" table:formula="of:=IF(([.A1103]+[.B1103])=([.A1102]+[.B1102]);&quot;&quot;;([.C1102]-[.C1103])/(([.A1103]-[.A1102])+([.B1103]-[.B110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103]/[.F1103]" office:value-type="float" office:value="2.34719626168224" calcext:value-type="float">
            <text:p>R 2.35</text:p>
          </table:table-cell>
          <table:table-cell office:value-type="string" calcext:value-type="string">
            <text:p>Au pair verlaat hier die eiendom. <text:s/>Hierna behoort dit meer duidelik te wees wat is die besparing van die tweede stel sonpanele. <text:s/>Gebruik soveel as moontlik die sonpanele vir geyser in stort.</text:p>
          </table:table-cell>
          <table:table-cell table:number-columns-repeated="61"/>
        </table:table-row>
        <table:table-row table:style-name="ro2">
          <table:table-cell office:value-type="date" office:date-value="2021-05-11" calcext:value-type="date">
            <text:p>11-May-21</text:p>
          </table:table-cell>
          <table:table-cell office:value-type="time" office:time-value="PT00H07M00S" calcext:value-type="time">
            <text:p>00:07</text:p>
          </table:table-cell>
          <table:table-cell office:value-type="float" office:value="554.8" calcext:value-type="float">
            <text:p>554.8</text:p>
          </table:table-cell>
          <table:table-cell table:style-name="ce10" table:formula="of:=IF(([.A1104]+[.B1104])=([.A1103]+[.B1103]);&quot;&quot;;([.C1103]-[.C1104])/(([.A1104]-[.A1103])+([.B1104]-[.B110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0.3" calcext:value-type="float">
            <text:p>200.3</text:p>
          </table:table-cell>
          <table:table-cell table:formula="of:=[.E1104]/[.F1104]" office:value-type="float" office:value="2.50773839241138" calcext:value-type="float">
            <text:p>R 2.51</text:p>
          </table:table-cell>
          <table:table-cell table:number-columns-repeated="62"/>
        </table:table-row>
        <table:table-row table:style-name="ro2">
          <table:table-cell office:value-type="date" office:date-value="2021-05-31" calcext:value-type="date">
            <text:p>31-May-21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78.9" calcext:value-type="float">
            <text:p>78.9</text:p>
          </table:table-cell>
          <table:table-cell table:style-name="ce10" table:formula="of:=IF(([.A1105]+[.B1105])=([.A1104]+[.B1104]);&quot;&quot;;([.C1104]-[.C1105])/(([.A1105]-[.A1104])+([.B1105]-[.B1104])))" office:value-type="float" office:value="23.4980112467426" calcext:value-type="float">
            <text:p>23.5</text:p>
          </table:table-cell>
          <table:table-cell table:number-columns-repeated="65"/>
        </table:table-row>
        <table:table-row table:style-name="ro2">
          <table:table-cell office:value-type="date" office:date-value="2021-05-31" calcext:value-type="date">
            <text:p>31-May-21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264.9" calcext:value-type="float">
            <text:p>264.9</text:p>
          </table:table-cell>
          <table:table-cell table:style-name="ce10" table:formula="of:=IF(([.A1106]+[.B1106])=([.A1105]+[.B1105]);&quot;&quot;;([.C1105]-[.C1106])/(([.A1106]-[.A1105])+([.B1106]-[.B110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86" calcext:value-type="float">
            <text:p>186</text:p>
          </table:table-cell>
          <table:table-cell table:formula="of:=[.E1106]/[.F1106]" office:value-type="float" office:value="2.7005376344086" calcext:value-type="float">
            <text:p>R 2.70</text:p>
          </table:table-cell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1-06-05" calcext:value-type="date">
            <text:p>05-Jun-21</text:p>
          </table:table-cell>
          <table:table-cell office:value-type="time" office:time-value="PT09H10M00S" calcext:value-type="time">
            <text:p>09:10</text:p>
          </table:table-cell>
          <table:table-cell office:value-type="float" office:value="101.3" calcext:value-type="float">
            <text:p>101.3</text:p>
          </table:table-cell>
          <table:table-cell table:style-name="ce10" table:formula="of:=IF(([.A1107]+[.B1107])=([.A1106]+[.B1106]);&quot;&quot;;([.C1106]-[.C1107])/(([.A1107]-[.A1106])+([.B1107]-[.B1106])))" office:value-type="float" office:value="31.9262772733433" calcext:value-type="float">
            <text:p>31.9</text:p>
          </table:table-cell>
          <table:table-cell table:number-columns-repeated="3"/>
          <table:table-cell office:value-type="string" calcext:value-type="string">
            <text:p>Geyser aan na naweek.</text:p>
          </table:table-cell>
          <table:table-cell table:number-columns-repeated="61"/>
        </table:table-row>
        <table:table-row table:style-name="ro2">
          <table:table-cell office:value-type="date" office:date-value="2021-06-05" calcext:value-type="date">
            <text:p>05-Jun-21</text:p>
          </table:table-cell>
          <table:table-cell office:value-type="time" office:time-value="PT09H10M00S" calcext:value-type="time">
            <text:p>09:10</text:p>
          </table:table-cell>
          <table:table-cell office:value-type="float" office:value="334" calcext:value-type="float">
            <text:p>334</text:p>
          </table:table-cell>
          <table:table-cell table:style-name="ce10" table:formula="of:=IF(([.A1108]+[.B1108])=([.A1107]+[.B1107]);&quot;&quot;;([.C1107]-[.C1108])/(([.A1108]-[.A1107])+([.B1108]-[.B110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108]/[.F1108]" office:value-type="float" office:value="2.15857327030511" calcext:value-type="float">
            <text:p>R 2.16</text:p>
          </table:table-cell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1-06-09" calcext:value-type="date">
            <text:p>09-Jun-21</text:p>
          </table:table-cell>
          <table:table-cell office:value-type="time" office:time-value="PT21H15M00S" calcext:value-type="time">
            <text:p>21:15</text:p>
          </table:table-cell>
          <table:table-cell office:value-type="float" office:value="213.1" calcext:value-type="float">
            <text:p>213.1</text:p>
          </table:table-cell>
          <table:table-cell table:style-name="ce10" table:formula="of:=IF(([.A1109]+[.B1109])=([.A1108]+[.B1108]);&quot;&quot;;([.C1108]-[.C1109])/(([.A1109]-[.A1108])+([.B1109]-[.B1108])))" office:value-type="float" office:value="26.8459521973786" calcext:value-type="float">
            <text:p>26.8</text:p>
          </table:table-cell>
          <table:table-cell table:number-columns-repeated="3"/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1-06-09" calcext:value-type="date">
            <text:p>09-Jun-21</text:p>
          </table:table-cell>
          <table:table-cell office:value-type="time" office:time-value="PT21H15M00S" calcext:value-type="time">
            <text:p>21:15</text:p>
          </table:table-cell>
          <table:table-cell office:value-type="float" office:value="427.1" calcext:value-type="float">
            <text:p>427.1</text:p>
          </table:table-cell>
          <table:table-cell table:style-name="ce10" table:formula="of:=IF(([.A1110]+[.B1110])=([.A1109]+[.B1109]);&quot;&quot;;([.C1109]-[.C1110])/(([.A1110]-[.A1109])+([.B1110]-[.B110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110]/[.F1110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1-06-17" calcext:value-type="date">
            <text:p>17-Jun-21</text:p>
          </table:table-cell>
          <table:table-cell office:value-type="time" office:time-value="PT21H40M00S" calcext:value-type="time">
            <text:p>21:40</text:p>
          </table:table-cell>
          <table:table-cell office:value-type="float" office:value="185.7" calcext:value-type="float">
            <text:p>185.7</text:p>
          </table:table-cell>
          <table:table-cell table:style-name="ce10" table:formula="of:=IF(([.A1111]+[.B1111])=([.A1110]+[.B1110]);&quot;&quot;;([.C1110]-[.C1111])/(([.A1111]-[.A1110])+([.B1111]-[.B1110])))" office:value-type="float" office:value="30.1096578605457" calcext:value-type="float">
            <text:p>30.1</text:p>
          </table:table-cell>
          <table:table-cell table:number-columns-repeated="65"/>
        </table:table-row>
        <table:table-row table:style-name="ro2">
          <table:table-cell office:value-type="date" office:date-value="2021-06-17" calcext:value-type="date">
            <text:p>17-Jun-21</text:p>
          </table:table-cell>
          <table:table-cell office:value-type="time" office:time-value="PT21H40M00S" calcext:value-type="time">
            <text:p>21:40</text:p>
          </table:table-cell>
          <table:table-cell office:value-type="float" office:value="386" calcext:value-type="float">
            <text:p>386</text:p>
          </table:table-cell>
          <table:table-cell table:style-name="ce10" table:formula="of:=IF(([.A1112]+[.B1112])=([.A1111]+[.B1111]);&quot;&quot;;([.C1111]-[.C1112])/(([.A1112]-[.A1111])+([.B1112]-[.B1111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0.3" calcext:value-type="float">
            <text:p>200.3</text:p>
          </table:table-cell>
          <table:table-cell table:formula="of:=[.E1112]/[.F1112]" office:value-type="float" office:value="2.50773839241138" calcext:value-type="float">
            <text:p>R 2.51</text:p>
          </table:table-cell>
          <table:table-cell table:number-columns-repeated="62"/>
        </table:table-row>
        <table:table-row table:style-name="ro2">
          <table:table-cell office:value-type="date" office:date-value="2021-06-21" calcext:value-type="date">
            <text:p>21-Jun-21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262.3" calcext:value-type="float">
            <text:p>262.3</text:p>
          </table:table-cell>
          <table:table-cell table:style-name="ce10" table:formula="of:=IF(([.A1113]+[.B1113])=([.A1112]+[.B1112]);&quot;&quot;;([.C1112]-[.C1113])/(([.A1113]-[.A1112])+([.B1113]-[.B1112])))" office:value-type="float" office:value="30.941115164148" calcext:value-type="float">
            <text:p>30.9</text:p>
          </table:table-cell>
          <table:table-cell table:number-columns-repeated="65"/>
        </table:table-row>
        <table:table-row table:style-name="ro2">
          <table:table-cell office:value-type="date" office:date-value="2021-06-21" calcext:value-type="date">
            <text:p>21-Jun-21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448.3" calcext:value-type="float">
            <text:p>448.3</text:p>
          </table:table-cell>
          <table:table-cell table:style-name="ce10" table:formula="of:=IF(([.A1114]+[.B1114])=([.A1113]+[.B1113]);&quot;&quot;;([.C1113]-[.C1114])/(([.A1114]-[.A1113])+([.B1114]-[.B111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86" calcext:value-type="float">
            <text:p>186</text:p>
          </table:table-cell>
          <table:table-cell table:formula="of:=[.E1114]/[.F1114]" office:value-type="float" office:value="2.7005376344086" calcext:value-type="float">
            <text:p>R 2.70</text:p>
          </table:table-cell>
          <table:table-cell table:number-columns-repeated="62"/>
        </table:table-row>
        <table:table-row table:style-name="ro2">
          <table:table-cell office:value-type="date" office:date-value="2021-07-05" calcext:value-type="date">
            <text:p>05-Jul-21</text:p>
          </table:table-cell>
          <table:table-cell office:value-type="time" office:time-value="PT08H15M00S" calcext:value-type="time">
            <text:p>08:15</text:p>
          </table:table-cell>
          <table:table-cell office:value-type="float" office:value="151.4" calcext:value-type="float">
            <text:p>151.4</text:p>
          </table:table-cell>
          <table:table-cell table:style-name="ce10" table:formula="of:=IF(([.A1115]+[.B1115])=([.A1114]+[.B1114]);&quot;&quot;;([.C1114]-[.C1115])/(([.A1115]-[.A1114])+([.B1115]-[.B1114])))" office:value-type="float" office:value="22.0857526603988" calcext:value-type="float">
            <text:p>22.1</text:p>
          </table:table-cell>
          <table:table-cell table:number-columns-repeated="65"/>
        </table:table-row>
        <table:table-row table:style-name="ro2">
          <table:table-cell office:value-type="date" office:date-value="2021-07-05" calcext:value-type="date">
            <text:p>05-Jul-21</text:p>
          </table:table-cell>
          <table:table-cell office:value-type="time" office:time-value="PT08H15M00S" calcext:value-type="time">
            <text:p>08:15</text:p>
          </table:table-cell>
          <table:table-cell office:value-type="float" office:value="356.3" calcext:value-type="float">
            <text:p>356.3</text:p>
          </table:table-cell>
          <table:table-cell table:style-name="ce10" table:formula="of:=IF(([.A1116]+[.B1116])=([.A1115]+[.B1115]);&quot;&quot;;([.C1115]-[.C1116])/(([.A1116]-[.A1115])+([.B1116]-[.B111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4.9" calcext:value-type="float">
            <text:p>204.9</text:p>
          </table:table-cell>
          <table:table-cell table:formula="of:=[.E1116]/[.F1116]" office:value-type="float" office:value="2.45143972669595" calcext:value-type="float">
            <text:p>R 2.45</text:p>
          </table:table-cell>
          <table:table-cell table:number-columns-repeated="62"/>
        </table:table-row>
        <table:table-row table:style-name="ro2">
          <table:table-cell office:value-type="date" office:date-value="2021-07-16" calcext:value-type="date">
            <text:p>16-Jul-21</text:p>
          </table:table-cell>
          <table:table-cell office:value-type="time" office:time-value="PT15H10M00S" calcext:value-type="time">
            <text:p>15:10</text:p>
          </table:table-cell>
          <table:table-cell office:value-type="float" office:value="116.4" calcext:value-type="float">
            <text:p>116.4</text:p>
          </table:table-cell>
          <table:table-cell table:style-name="ce10" table:formula="of:=IF(([.A1117]+[.B1117])=([.A1116]+[.B1116]);&quot;&quot;;([.C1116]-[.C1117])/(([.A1117]-[.A1116])+([.B1117]-[.B1116])))" office:value-type="float" office:value="21.2522916025838" calcext:value-type="float">
            <text:p>21.3</text:p>
          </table:table-cell>
          <table:table-cell table:number-columns-repeated="65"/>
        </table:table-row>
        <table:table-row table:style-name="ro2">
          <table:table-cell office:value-type="date" office:date-value="2021-07-16" calcext:value-type="date">
            <text:p>16-Jul-21</text:p>
          </table:table-cell>
          <table:table-cell office:value-type="time" office:time-value="PT15H10M00S" calcext:value-type="time">
            <text:p>15:10</text:p>
          </table:table-cell>
          <table:table-cell office:value-type="float" office:value="306.8" calcext:value-type="float">
            <text:p>306.8</text:p>
          </table:table-cell>
          <table:table-cell table:style-name="ce10" table:formula="of:=IF(([.A1118]+[.B1118])=([.A1117]+[.B1117]);&quot;&quot;;([.C1117]-[.C1118])/(([.A1118]-[.A1117])+([.B1118]-[.B111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0.4" calcext:value-type="float">
            <text:p>190.4</text:p>
          </table:table-cell>
          <table:table-cell table:formula="of:=[.E1118]/[.F1118]" office:value-type="float" office:value="2.63813025210084" calcext:value-type="float">
            <text:p>R 2.64</text:p>
          </table:table-cell>
          <table:table-cell table:number-columns-repeated="62"/>
        </table:table-row>
        <table:table-row table:style-name="ro2">
          <table:table-cell office:value-type="date" office:date-value="2021-07-26" calcext:value-type="date">
            <text:p>26-Jul-21</text:p>
          </table:table-cell>
          <table:table-cell office:value-type="time" office:time-value="PT18H04M00S" calcext:value-type="time">
            <text:p>18:04</text:p>
          </table:table-cell>
          <table:table-cell office:value-type="float" office:value="205.9" calcext:value-type="float">
            <text:p>205.9</text:p>
          </table:table-cell>
          <table:table-cell table:style-name="ce10" table:formula="of:=IF(([.A1119]+[.B1119])=([.A1118]+[.B1118]);&quot;&quot;;([.C1118]-[.C1119])/(([.A1119]-[.A1118])+([.B1119]-[.B1118])))" office:value-type="float" office:value="9.96953478797859" calcext:value-type="float">
            <text:p>10.0</text:p>
          </table:table-cell>
          <table:table-cell table:number-columns-repeated="65"/>
        </table:table-row>
        <table:table-row table:style-name="ro2">
          <table:table-cell office:value-type="date" office:date-value="2021-07-26" calcext:value-type="date">
            <text:p>26-Jul-21</text:p>
          </table:table-cell>
          <table:table-cell office:value-type="time" office:time-value="PT18H04M00S" calcext:value-type="time">
            <text:p>18:04</text:p>
          </table:table-cell>
          <table:table-cell office:value-type="float" office:value="381" calcext:value-type="float">
            <text:p>381</text:p>
          </table:table-cell>
          <table:table-cell table:style-name="ce10" table:formula="of:=IF(([.A1120]+[.B1120])=([.A1119]+[.B1119]);&quot;&quot;;([.C1119]-[.C1120])/(([.A1120]-[.A1119])+([.B1120]-[.B111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75.1" calcext:value-type="float">
            <text:p>175.1</text:p>
          </table:table-cell>
          <table:table-cell table:formula="of:=[.E1120]/[.F1120]" office:value-type="float" office:value="2.8686464877213" calcext:value-type="float">
            <text:p>R 2.87</text:p>
          </table:table-cell>
          <table:table-cell table:number-columns-repeated="62"/>
        </table:table-row>
        <table:table-row table:style-name="ro2">
          <table:table-cell office:value-type="date" office:date-value="2021-08-06" calcext:value-type="date">
            <text:p>06-Aug-21</text:p>
          </table:table-cell>
          <table:table-cell office:value-type="time" office:time-value="PT08H01M00S" calcext:value-type="time">
            <text:p>08:01</text:p>
          </table:table-cell>
          <table:table-cell office:value-type="float" office:value="166.7" calcext:value-type="float">
            <text:p>166.7</text:p>
          </table:table-cell>
          <table:table-cell table:style-name="ce10" table:formula="of:=IF(([.A1121]+[.B1121])=([.A1120]+[.B1120]);&quot;&quot;;([.C1120]-[.C1121])/(([.A1121]-[.A1120])+([.B1121]-[.B1120])))" office:value-type="float" office:value="20.2528056704076" calcext:value-type="float">
            <text:p>20.3</text:p>
          </table:table-cell>
          <table:table-cell table:number-columns-repeated="65"/>
        </table:table-row>
        <table:table-row table:style-name="ro2">
          <table:table-cell office:value-type="date" office:date-value="2021-08-06" calcext:value-type="date">
            <text:p>06-Aug-21</text:p>
          </table:table-cell>
          <table:table-cell office:value-type="time" office:time-value="PT08H01M00S" calcext:value-type="time">
            <text:p>08:01</text:p>
          </table:table-cell>
          <table:table-cell office:value-type="float" office:value="371.6" calcext:value-type="float">
            <text:p>371.6</text:p>
          </table:table-cell>
          <table:table-cell table:style-name="ce10" table:formula="of:=IF(([.A1122]+[.B1122])=([.A1121]+[.B1121]);&quot;&quot;;([.C1121]-[.C1122])/(([.A1122]-[.A1121])+([.B1122]-[.B1121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4.9" calcext:value-type="float">
            <text:p>204.9</text:p>
          </table:table-cell>
          <table:table-cell table:formula="of:=[.E1122]/[.F1122]" office:value-type="float" office:value="2.45143972669595" calcext:value-type="float">
            <text:p>R 2.45</text:p>
          </table:table-cell>
          <table:table-cell table:number-columns-repeated="62"/>
        </table:table-row>
        <table:table-row table:style-name="ro2">
          <table:table-cell office:value-type="date" office:date-value="2021-08-15" calcext:value-type="date">
            <text:p>15-Aug-21</text:p>
          </table:table-cell>
          <table:table-cell office:value-type="time" office:time-value="PT12H46M00S" calcext:value-type="time">
            <text:p>12:46</text:p>
          </table:table-cell>
          <table:table-cell office:value-type="float" office:value="176.8" calcext:value-type="float">
            <text:p>176.8</text:p>
          </table:table-cell>
          <table:table-cell table:style-name="ce10" table:formula="of:=IF(([.A1123]+[.B1123])=([.A1122]+[.B1122]);&quot;&quot;;([.C1122]-[.C1123])/(([.A1123]-[.A1122])+([.B1123]-[.B1122])))" office:value-type="float" office:value="21.1787089467724" calcext:value-type="float">
            <text:p>21.2</text:p>
          </table:table-cell>
          <table:table-cell table:number-columns-repeated="65"/>
        </table:table-row>
        <table:table-row table:style-name="ro2">
          <table:table-cell office:value-type="date" office:date-value="2021-08-15" calcext:value-type="date">
            <text:p>15-Aug-21</text:p>
          </table:table-cell>
          <table:table-cell office:value-type="time" office:time-value="PT12H46M00S" calcext:value-type="time">
            <text:p>12:46</text:p>
          </table:table-cell>
          <table:table-cell office:value-type="float" office:value="367.2" calcext:value-type="float">
            <text:p>367.2</text:p>
          </table:table-cell>
          <table:table-cell table:style-name="ce10" table:formula="of:=IF(([.A1124]+[.B1124])=([.A1123]+[.B1123]);&quot;&quot;;([.C1123]-[.C1124])/(([.A1124]-[.A1123])+([.B1124]-[.B112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0.4" calcext:value-type="float">
            <text:p>190.4</text:p>
          </table:table-cell>
          <table:table-cell table:formula="of:=[.E1124]/[.F1124]" office:value-type="float" office:value="2.63813025210084" calcext:value-type="float">
            <text:p>R 2.64</text:p>
          </table:table-cell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1-08-24" calcext:value-type="date">
            <text:p>24-Aug-21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132.6" calcext:value-type="float">
            <text:p>132.6</text:p>
          </table:table-cell>
          <table:table-cell table:style-name="ce10" table:formula="of:=IF(([.A1125]+[.B1125])=([.A1124]+[.B1124]);&quot;&quot;;([.C1124]-[.C1125])/(([.A1125]-[.A1124])+([.B1125]-[.B1124])))" office:value-type="float" office:value="25.6257301069559" calcext:value-type="float">
            <text:p>25.6</text:p>
          </table:table-cell>
          <table:table-cell table:number-columns-repeated="3"/>
          <table:table-cell office:value-type="string" calcext:value-type="string">
            <text:p>Geyser aan na naweek. <text:s/>Swembadpomp was af en die ou vrieskas was op die ligte se batterye.</text:p>
          </table:table-cell>
          <table:table-cell table:number-columns-repeated="61"/>
        </table:table-row>
        <table:table-row table:style-name="ro2">
          <table:table-cell office:value-type="date" office:date-value="2021-08-24" calcext:value-type="date">
            <text:p>24-Aug-21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307.7" calcext:value-type="float">
            <text:p>307.7</text:p>
          </table:table-cell>
          <table:table-cell table:style-name="ce10" table:formula="of:=IF(([.A1126]+[.B1126])=([.A1125]+[.B1125]);&quot;&quot;;([.C1125]-[.C1126])/(([.A1126]-[.A1125])+([.B1126]-[.B112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75.1" calcext:value-type="float">
            <text:p>175.1</text:p>
          </table:table-cell>
          <table:table-cell table:formula="of:=[.E1126]/[.F1126]" office:value-type="float" office:value="2.8686464877213" calcext:value-type="float">
            <text:p>R 2.87</text:p>
          </table:table-cell>
          <table:table-cell table:number-columns-repeated="62"/>
        </table:table-row>
        <table:table-row table:style-name="ro2">
          <table:table-cell office:value-type="date" office:date-value="2021-08-30" calcext:value-type="date">
            <text:p>30-Aug-21</text:p>
          </table:table-cell>
          <table:table-cell office:value-type="time" office:time-value="PT01H37M00S" calcext:value-type="time">
            <text:p>01:37</text:p>
          </table:table-cell>
          <table:table-cell office:value-type="float" office:value="190.2" calcext:value-type="float">
            <text:p>190.2</text:p>
          </table:table-cell>
          <table:table-cell table:style-name="ce10" table:formula="of:=IF(([.A1127]+[.B1127])=([.A1126]+[.B1126]);&quot;&quot;;([.C1126]-[.C1127])/(([.A1127]-[.A1126])+([.B1127]-[.B1126])))" office:value-type="float" office:value="21.8378936499742" calcext:value-type="float">
            <text:p>21.8</text:p>
          </table:table-cell>
          <table:table-cell table:number-columns-repeated="65"/>
        </table:table-row>
        <table:table-row table:style-name="ro2">
          <table:table-cell office:value-type="date" office:date-value="2021-08-30" calcext:value-type="date">
            <text:p>30-Aug-21</text:p>
          </table:table-cell>
          <table:table-cell office:value-type="time" office:time-value="PT01H37M00S" calcext:value-type="time">
            <text:p>01:37</text:p>
          </table:table-cell>
          <table:table-cell office:value-type="float" office:value="358.1" calcext:value-type="float">
            <text:p>358.1</text:p>
          </table:table-cell>
          <table:table-cell table:style-name="ce10" table:formula="of:=IF(([.A1128]+[.B1128])=([.A1127]+[.B1127]);&quot;&quot;;([.C1127]-[.C1128])/(([.A1128]-[.A1127])+([.B1128]-[.B112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67.9" calcext:value-type="float">
            <text:p>167.9</text:p>
          </table:table-cell>
          <table:table-cell table:formula="of:=[.E1128]/[.F1128]" office:value-type="float" office:value="2.99166170339488" calcext:value-type="float">
            <text:p>R 2.99</text:p>
          </table:table-cell>
          <table:table-cell office:value-type="string" calcext:value-type="string">
            <text:p>Raspberry pi was af van stelsel, yskaste het geloop sonder son. <text:s/>Daar was baie gaste en het nie op son gestort nie.</text:p>
          </table:table-cell>
          <table:table-cell table:number-columns-repeated="61"/>
        </table:table-row>
        <table:table-row table:style-name="ro2">
          <table:table-cell office:value-type="date" office:date-value="2021-09-09" calcext:value-type="date">
            <text:p>09-Sep-21</text:p>
          </table:table-cell>
          <table:table-cell office:value-type="time" office:time-value="PT00H55M00S" calcext:value-type="time">
            <text:p>00:55</text:p>
          </table:table-cell>
          <table:table-cell office:value-type="float" office:value="148.2" calcext:value-type="float">
            <text:p>148.2</text:p>
          </table:table-cell>
          <table:table-cell table:style-name="ce10" table:formula="of:=IF(([.A1129]+[.B1129])=([.A1128]+[.B1128]);&quot;&quot;;([.C1128]-[.C1129])/(([.A1129]-[.A1128])+([.B1129]-[.B1128])))" office:value-type="float" office:value="21.0513999164229" calcext:value-type="float">
            <text:p>21.1</text:p>
          </table:table-cell>
          <table:table-cell table:number-columns-repeated="65"/>
        </table:table-row>
        <table:table-row table:style-name="ro2">
          <table:table-cell office:value-type="date" office:date-value="2021-09-09" calcext:value-type="date">
            <text:p>09-Sep-21</text:p>
          </table:table-cell>
          <table:table-cell office:value-type="time" office:time-value="PT00H55M00S" calcext:value-type="time">
            <text:p>00:55</text:p>
          </table:table-cell>
          <table:table-cell office:value-type="float" office:value="353.1" calcext:value-type="float">
            <text:p>353.1</text:p>
          </table:table-cell>
          <table:table-cell table:style-name="ce10" table:formula="of:=IF(([.A1130]+[.B1130])=([.A1129]+[.B1129]);&quot;&quot;;([.C1129]-[.C1130])/(([.A1130]-[.A1129])+([.B1130]-[.B112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4.9" calcext:value-type="float">
            <text:p>204.9</text:p>
          </table:table-cell>
          <table:table-cell table:formula="of:=[.E1130]/[.F1130]" office:value-type="float" office:value="2.45143972669595" calcext:value-type="float">
            <text:p>R 2.45</text:p>
          </table:table-cell>
          <table:table-cell table:number-columns-repeated="62"/>
        </table:table-row>
        <table:table-row table:style-name="ro2">
          <table:table-cell office:value-type="date" office:date-value="2021-09-18" calcext:value-type="date">
            <text:p>18-Sep-21</text:p>
          </table:table-cell>
          <table:table-cell office:value-type="time" office:time-value="PT15H51M00S" calcext:value-type="time">
            <text:p>15:51</text:p>
          </table:table-cell>
          <table:table-cell office:value-type="float" office:value="167.1" calcext:value-type="float">
            <text:p>167.1</text:p>
          </table:table-cell>
          <table:table-cell table:style-name="ce10" table:formula="of:=IF(([.A1131]+[.B1131])=([.A1130]+[.B1130]);&quot;&quot;;([.C1130]-[.C1131])/(([.A1131]-[.A1130])+([.B1131]-[.B1130])))" office:value-type="float" office:value="19.3302540415704" calcext:value-type="float">
            <text:p>19.3</text:p>
          </table:table-cell>
          <table:table-cell table:number-columns-repeated="65"/>
        </table:table-row>
        <table:table-row table:style-name="ro2">
          <table:table-cell office:value-type="date" office:date-value="2021-09-18" calcext:value-type="date">
            <text:p>18-Sep-21</text:p>
          </table:table-cell>
          <table:table-cell office:value-type="time" office:time-value="PT15H51M00S" calcext:value-type="time">
            <text:p>15:51</text:p>
          </table:table-cell>
          <table:table-cell office:value-type="float" office:value="357.5" calcext:value-type="float">
            <text:p>357.5</text:p>
          </table:table-cell>
          <table:table-cell table:style-name="ce10" table:formula="of:=IF(([.A1132]+[.B1132])=([.A1131]+[.B1131]);&quot;&quot;;([.C1131]-[.C1132])/(([.A1132]-[.A1131])+([.B1132]-[.B1131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0.4" calcext:value-type="float">
            <text:p>190.4</text:p>
          </table:table-cell>
          <table:table-cell table:formula="of:=[.E1132]/[.F1132]" office:value-type="float" office:value="2.63813025210084" calcext:value-type="float">
            <text:p>R 2.64</text:p>
          </table:table-cell>
          <table:table-cell table:number-columns-repeated="62"/>
        </table:table-row>
        <table:table-row table:style-name="ro2">
          <table:table-cell office:value-type="date" office:date-value="2021-09-23" calcext:value-type="date">
            <text:p>23-Sep-21</text:p>
          </table:table-cell>
          <table:table-cell office:value-type="time" office:time-value="PT11H38M00S" calcext:value-type="time">
            <text:p>11:38</text:p>
          </table:table-cell>
          <table:table-cell office:value-type="float" office:value="248.6" calcext:value-type="float">
            <text:p>248.6</text:p>
          </table:table-cell>
          <table:table-cell table:style-name="ce10" table:formula="of:=IF(([.A1133]+[.B1133])=([.A1132]+[.B1132]);&quot;&quot;;([.C1132]-[.C1133])/(([.A1133]-[.A1132])+([.B1133]-[.B1132])))" office:value-type="float" office:value="22.5731970634806" calcext:value-type="float">
            <text:p>22.6</text:p>
          </table:table-cell>
          <table:table-cell table:number-columns-repeated="65"/>
        </table:table-row>
        <table:table-row table:style-name="ro2">
          <table:table-cell office:value-type="date" office:date-value="2021-09-26" calcext:value-type="date">
            <text:p>26-Sep-21</text:p>
          </table:table-cell>
          <table:table-cell office:value-type="time" office:time-value="PT13H26M00S" calcext:value-type="time">
            <text:p>13:26</text:p>
          </table:table-cell>
          <table:table-cell office:value-type="float" office:value="232.8" calcext:value-type="float">
            <text:p>232.8</text:p>
          </table:table-cell>
          <table:table-cell table:style-name="ce10" table:formula="of:=IF(([.A1134]+[.B1134])=([.A1133]+[.B1133]);&quot;&quot;;([.C1133]-[.C1134])/(([.A1134]-[.A1133])+([.B1134]-[.B1133])))" office:value-type="float" office:value="5.13821138211382" calcext:value-type="float">
            <text:p>5.1</text:p>
          </table:table-cell>
          <table:table-cell table:number-columns-repeated="65"/>
        </table:table-row>
        <table:table-row table:style-name="ro2">
          <table:table-cell office:value-type="date" office:date-value="2021-09-29" calcext:value-type="date">
            <text:p>29-Sep-21</text:p>
          </table:table-cell>
          <table:table-cell office:value-type="time" office:time-value="PT07H02M00S" calcext:value-type="time">
            <text:p>07:02</text:p>
          </table:table-cell>
          <table:table-cell office:value-type="float" office:value="167.8" calcext:value-type="float">
            <text:p>167.8</text:p>
          </table:table-cell>
          <table:table-cell table:style-name="ce10" table:formula="of:=IF(([.A1135]+[.B1135])=([.A1134]+[.B1134]);&quot;&quot;;([.C1134]-[.C1135])/(([.A1135]-[.A1134])+([.B1135]-[.B1134])))" office:value-type="float" office:value="23.780487804878" calcext:value-type="float">
            <text:p>23.8</text:p>
          </table:table-cell>
          <table:table-cell table:number-columns-repeated="65"/>
        </table:table-row>
        <table:table-row table:style-name="ro2">
          <table:table-cell office:value-type="date" office:date-value="2021-09-29" calcext:value-type="date">
            <text:p>29-Sep-21</text:p>
          </table:table-cell>
          <table:table-cell office:value-type="time" office:time-value="PT07H02M00S" calcext:value-type="time">
            <text:p>07:02</text:p>
          </table:table-cell>
          <table:table-cell office:value-type="float" office:value="342.9" calcext:value-type="float">
            <text:p>342.9</text:p>
          </table:table-cell>
          <table:table-cell table:style-name="ce10" table:formula="of:=IF(([.A1136]+[.B1136])=([.A1135]+[.B1135]);&quot;&quot;;([.C1135]-[.C1136])/(([.A1136]-[.A1135])+([.B1136]-[.B113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75.1" calcext:value-type="float">
            <text:p>175.1</text:p>
          </table:table-cell>
          <table:table-cell table:formula="of:=[.E1136]/[.F1136]" office:value-type="float" office:value="2.8686464877213" calcext:value-type="float">
            <text:p>R 2.87</text:p>
          </table:table-cell>
          <table:table-cell table:number-columns-repeated="62"/>
        </table:table-row>
        <table:table-row table:style-name="ro2">
          <table:table-cell office:value-type="date" office:date-value="2021-10-11" calcext:value-type="date">
            <text:p>11-Oct-21</text:p>
          </table:table-cell>
          <table:table-cell office:value-type="time" office:time-value="PT18H46M00S" calcext:value-type="time">
            <text:p>18:46</text:p>
          </table:table-cell>
          <table:table-cell office:value-type="float" office:value="166.9" calcext:value-type="float">
            <text:p>166.9</text:p>
          </table:table-cell>
          <table:table-cell table:style-name="ce10" table:formula="of:=IF(([.A1137]+[.B1137])=([.A1136]+[.B1136]);&quot;&quot;;([.C1136]-[.C1137])/(([.A1137]-[.A1136])+([.B1137]-[.B1136])))" office:value-type="float" office:value="14.0925266903915" calcext:value-type="float">
            <text:p>14.1</text:p>
          </table:table-cell>
          <table:table-cell table:number-columns-repeated="65"/>
        </table:table-row>
        <table:table-row table:style-name="ro2">
          <table:table-cell office:value-type="date" office:date-value="2021-10-11" calcext:value-type="date">
            <text:p>11-Oct-21</text:p>
          </table:table-cell>
          <table:table-cell office:value-type="time" office:time-value="PT18H46M00S" calcext:value-type="time">
            <text:p>18:46</text:p>
          </table:table-cell>
          <table:table-cell office:value-type="float" office:value="371.8" calcext:value-type="float">
            <text:p>371.8</text:p>
          </table:table-cell>
          <table:table-cell table:style-name="ce10" table:formula="of:=IF(([.A1138]+[.B1138])=([.A1137]+[.B1137]);&quot;&quot;;([.C1137]-[.C1138])/(([.A1138]-[.A1137])+([.B1138]-[.B113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0.4" calcext:value-type="float">
            <text:p>190.4</text:p>
          </table:table-cell>
          <table:table-cell table:formula="of:=[.E1138]/[.F1138]" office:value-type="float" office:value="2.63813025210084" calcext:value-type="float">
            <text:p>R 2.64</text:p>
          </table:table-cell>
          <table:table-cell office:value-type="string" calcext:value-type="string">
            <text:p>6 Jun 2021 Geyser op 70 grade Celcius gestel</text:p>
          </table:table-cell>
          <table:table-cell table:number-columns-repeated="61"/>
        </table:table-row>
        <table:table-row table:style-name="ro2">
          <table:table-cell office:value-type="date" office:date-value="2021-10-18" calcext:value-type="date">
            <text:p>18-Oct-21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243.8" calcext:value-type="float">
            <text:p>243.8</text:p>
          </table:table-cell>
          <table:table-cell table:style-name="ce10" table:formula="of:=IF(([.A1139]+[.B1139])=([.A1138]+[.B1138]);&quot;&quot;;([.C1138]-[.C1139])/(([.A1139]-[.A1138])+([.B1139]-[.B1138])))" office:value-type="float" office:value="18.3384737837031" calcext:value-type="float">
            <text:p>18.3</text:p>
          </table:table-cell>
          <table:table-cell table:number-columns-repeated="65"/>
        </table:table-row>
        <table:table-row table:style-name="ro2">
          <table:table-cell office:value-type="date" office:date-value="2021-10-18" calcext:value-type="date">
            <text:p>18-Oct-21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434.2" calcext:value-type="float">
            <text:p>434.2</text:p>
          </table:table-cell>
          <table:table-cell table:style-name="ce10" table:formula="of:=IF(([.A1140]+[.B1140])=([.A1139]+[.B1139]);&quot;&quot;;([.C1139]-[.C1140])/(([.A1140]-[.A1139])+([.B1140]-[.B113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0.4" calcext:value-type="float">
            <text:p>190.4</text:p>
          </table:table-cell>
          <table:table-cell table:formula="of:=[.E1140]/[.F1140]" office:value-type="float" office:value="2.63813025210084" calcext:value-type="float">
            <text:p>R 2.64</text:p>
          </table:table-cell>
          <table:table-cell table:number-columns-repeated="62"/>
        </table:table-row>
        <table:table-row table:style-name="ro2">
          <table:table-cell office:value-type="date" office:date-value="2021-10-29" calcext:value-type="date">
            <text:p>29-Oct-21</text:p>
          </table:table-cell>
          <table:table-cell office:value-type="time" office:time-value="PT14H35M00S" calcext:value-type="time">
            <text:p>14:35</text:p>
          </table:table-cell>
          <table:table-cell office:value-type="float" office:value="213.8" calcext:value-type="float">
            <text:p>213.8</text:p>
          </table:table-cell>
          <table:table-cell table:style-name="ce10" table:formula="of:=IF(([.A1141]+[.B1141])=([.A1140]+[.B1140]);&quot;&quot;;([.C1140]-[.C1141])/(([.A1141]-[.A1140])+([.B1141]-[.B1140])))" office:value-type="float" office:value="20.3211678832117" calcext:value-type="float">
            <text:p>20.3</text:p>
          </table:table-cell>
          <table:table-cell table:number-columns-repeated="65"/>
        </table:table-row>
        <table:table-row table:style-name="ro2">
          <table:table-cell office:value-type="date" office:date-value="2021-10-31" calcext:value-type="date">
            <text:p>31-Oct-21</text:p>
          </table:table-cell>
          <table:table-cell office:value-type="time" office:time-value="PT10H29M00S" calcext:value-type="time">
            <text:p>10:29</text:p>
          </table:table-cell>
          <table:table-cell office:value-type="float" office:value="205.2" calcext:value-type="float">
            <text:p>205.2</text:p>
          </table:table-cell>
          <table:table-cell table:style-name="ce10" table:formula="of:=IF(([.A1142]+[.B1142])=([.A1141]+[.B1141]);&quot;&quot;;([.C1141]-[.C1142])/(([.A1142]-[.A1141])+([.B1142]-[.B1141])))" office:value-type="float" office:value="4.70159453302963" calcext:value-type="float">
            <text:p>4.7</text:p>
          </table:table-cell>
          <table:table-cell table:number-columns-repeated="65"/>
        </table:table-row>
        <table:table-row table:style-name="ro2">
          <table:table-cell office:value-type="date" office:date-value="2021-11-01" calcext:value-type="date">
            <text:p>01-Nov-21</text:p>
          </table:table-cell>
          <table:table-cell office:value-type="time" office:time-value="PT19H21M00S" calcext:value-type="time">
            <text:p>19:21</text:p>
          </table:table-cell>
          <table:table-cell office:value-type="float" office:value="182.7" calcext:value-type="float">
            <text:p>182.7</text:p>
          </table:table-cell>
          <table:table-cell table:style-name="ce10" table:formula="of:=IF(([.A1143]+[.B1143])=([.A1142]+[.B1142]);&quot;&quot;;([.C1142]-[.C1143])/(([.A1143]-[.A1142])+([.B1143]-[.B1142])))" office:value-type="float" office:value="16.4300202839757" calcext:value-type="float">
            <text:p>16.4</text:p>
          </table:table-cell>
          <table:table-cell table:number-columns-repeated="65"/>
        </table:table-row>
        <table:table-row table:style-name="ro2">
          <table:table-cell office:value-type="date" office:date-value="2021-11-01" calcext:value-type="date">
            <text:p>01-Nov-21</text:p>
          </table:table-cell>
          <table:table-cell office:value-type="time" office:time-value="PT19H21M00S" calcext:value-type="time">
            <text:p>19:21</text:p>
          </table:table-cell>
          <table:table-cell office:value-type="float" office:value="387.6" calcext:value-type="float">
            <text:p>387.6</text:p>
          </table:table-cell>
          <table:table-cell table:style-name="ce10" table:formula="of:=IF(([.A1144]+[.B1144])=([.A1143]+[.B1143]);&quot;&quot;;([.C1143]-[.C1144])/(([.A1144]-[.A1143])+([.B1144]-[.B114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4.9" calcext:value-type="float">
            <text:p>204.9</text:p>
          </table:table-cell>
          <table:table-cell table:formula="of:=[.E1144]/[.F1144]" office:value-type="float" office:value="2.45143972669595" calcext:value-type="float">
            <text:p>R 2.45</text:p>
          </table:table-cell>
          <table:table-cell table:number-columns-repeated="62"/>
        </table:table-row>
        <table:table-row table:style-name="ro2">
          <table:table-cell office:value-type="date" office:date-value="2021-11-11" calcext:value-type="date">
            <text:p>11-Nov-21</text:p>
          </table:table-cell>
          <table:table-cell office:value-type="time" office:time-value="PT18H45M00S" calcext:value-type="time">
            <text:p>18:45</text:p>
          </table:table-cell>
          <table:table-cell office:value-type="float" office:value="188.8" calcext:value-type="float">
            <text:p>188.8</text:p>
          </table:table-cell>
          <table:table-cell table:style-name="ce10" table:formula="of:=IF(([.A1145]+[.B1145])=([.A1144]+[.B1144]);&quot;&quot;;([.C1144]-[.C1145])/(([.A1145]-[.A1144])+([.B1145]-[.B1144])))" office:value-type="float" office:value="19.9298245614035" calcext:value-type="float">
            <text:p>19.9</text:p>
          </table:table-cell>
          <table:table-cell table:number-columns-repeated="65"/>
        </table:table-row>
        <table:table-row table:style-name="ro2">
          <table:table-cell office:value-type="date" office:date-value="2021-11-11" calcext:value-type="date">
            <text:p>11-Nov-21</text:p>
          </table:table-cell>
          <table:table-cell office:value-type="time" office:time-value="PT18H45M00S" calcext:value-type="time">
            <text:p>18:45</text:p>
          </table:table-cell>
          <table:table-cell office:value-type="float" office:value="379.2" calcext:value-type="float">
            <text:p>379.2</text:p>
          </table:table-cell>
          <table:table-cell table:style-name="ce10" table:formula="of:=IF(([.A1146]+[.B1146])=([.A1145]+[.B1145]);&quot;&quot;;([.C1145]-[.C1146])/(([.A1146]-[.A1145])+([.B1146]-[.B114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0.4" calcext:value-type="float">
            <text:p>190.4</text:p>
          </table:table-cell>
          <table:table-cell table:formula="of:=[.E1146]/[.F1146]" office:value-type="float" office:value="2.63813025210084" calcext:value-type="float">
            <text:p>R 2.64</text:p>
          </table:table-cell>
          <table:table-cell table:number-columns-repeated="62"/>
        </table:table-row>
        <table:table-row table:style-name="ro2">
          <table:table-cell office:value-type="date" office:date-value="2021-11-12" calcext:value-type="date">
            <text:p>12-Nov-21</text:p>
          </table:table-cell>
          <table:table-cell office:value-type="time" office:time-value="PT10H09M00S" calcext:value-type="time">
            <text:p>10:09</text:p>
          </table:table-cell>
          <table:table-cell office:value-type="float" office:value="366.2" calcext:value-type="float">
            <text:p>366.2</text:p>
          </table:table-cell>
          <table:table-cell table:style-name="ce10" table:formula="of:=IF(([.A1147]+[.B1147])=([.A1146]+[.B1146]);&quot;&quot;;([.C1146]-[.C1147])/(([.A1147]-[.A1146])+([.B1147]-[.B1146])))" office:value-type="float" office:value="20.2597402597403" calcext:value-type="float">
            <text:p>20.3</text:p>
          </table:table-cell>
          <table:table-cell table:number-columns-repeated="65"/>
        </table:table-row>
        <table:table-row table:style-name="ro2">
          <table:table-cell office:value-type="date" office:date-value="2021-11-14" calcext:value-type="date">
            <text:p>14-Nov-21</text:p>
          </table:table-cell>
          <table:table-cell office:value-type="time" office:time-value="PT17H26M00S" calcext:value-type="time">
            <text:p>17:26</text:p>
          </table:table-cell>
          <table:table-cell office:value-type="float" office:value="349.2" calcext:value-type="float">
            <text:p>349.2</text:p>
          </table:table-cell>
          <table:table-cell table:style-name="ce10" table:formula="of:=IF(([.A1148]+[.B1148])=([.A1147]+[.B1147]);&quot;&quot;;([.C1147]-[.C1148])/(([.A1148]-[.A1147])+([.B1148]-[.B1147])))" office:value-type="float" office:value="7.38016279770877" calcext:value-type="float">
            <text:p>7.4</text:p>
          </table:table-cell>
          <table:table-cell table:number-columns-repeated="65"/>
        </table:table-row>
        <table:table-row table:style-name="ro2">
          <table:table-cell office:value-type="date" office:date-value="2021-11-23" calcext:value-type="date">
            <text:p>23-Nov-21</text:p>
          </table:table-cell>
          <table:table-cell office:value-type="time" office:time-value="PT07H36M00S" calcext:value-type="time">
            <text:p>07:36</text:p>
          </table:table-cell>
          <table:table-cell office:value-type="float" office:value="195.7" calcext:value-type="float">
            <text:p>195.7</text:p>
          </table:table-cell>
          <table:table-cell table:style-name="ce10" table:formula="of:=IF(([.A1149]+[.B1149])=([.A1148]+[.B1148]);&quot;&quot;;([.C1148]-[.C1149])/(([.A1149]-[.A1148])+([.B1149]-[.B1148])))" office:value-type="float" office:value="17.8690379951496" calcext:value-type="float">
            <text:p>17.9</text:p>
          </table:table-cell>
          <table:table-cell table:number-columns-repeated="65"/>
        </table:table-row>
        <table:table-row table:style-name="ro2">
          <table:table-cell office:value-type="date" office:date-value="2021-11-23" calcext:value-type="date">
            <text:p>23-Nov-21</text:p>
          </table:table-cell>
          <table:table-cell office:value-type="time" office:time-value="PT07H36M00S" calcext:value-type="time">
            <text:p>07:36</text:p>
          </table:table-cell>
          <table:table-cell office:value-type="float" office:value="370.8" calcext:value-type="float">
            <text:p>370.8</text:p>
          </table:table-cell>
          <table:table-cell table:style-name="ce10" table:formula="of:=IF(([.A1150]+[.B1150])=([.A1149]+[.B1149]);&quot;&quot;;([.C1149]-[.C1150])/(([.A1150]-[.A1149])+([.B1150]-[.B114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75.1" calcext:value-type="float">
            <text:p>175.1</text:p>
          </table:table-cell>
          <table:table-cell table:formula="of:=[.E1150]/[.F1150]" office:value-type="float" office:value="2.8686464877213" calcext:value-type="float">
            <text:p>R 2.87</text:p>
          </table:table-cell>
          <table:table-cell table:number-columns-repeated="62"/>
        </table:table-row>
        <table:table-row table:style-name="ro2">
          <table:table-cell office:value-type="date" office:date-value="2021-11-30" calcext:value-type="date">
            <text:p>30-Nov-21</text:p>
          </table:table-cell>
          <table:table-cell office:value-type="time" office:time-value="PT23H37M00S" calcext:value-type="time">
            <text:p>23:37</text:p>
          </table:table-cell>
          <table:table-cell office:value-type="float" office:value="209.8" calcext:value-type="float">
            <text:p>209.8</text:p>
          </table:table-cell>
          <table:table-cell table:style-name="ce10" table:formula="of:=IF(([.A1151]+[.B1151])=([.A1150]+[.B1150]);&quot;&quot;;([.C1150]-[.C1151])/(([.A1151]-[.A1150])+([.B1151]-[.B1150])))" office:value-type="float" office:value="20.9980979983697" calcext:value-type="float">
            <text:p>21.0</text:p>
          </table:table-cell>
          <table:table-cell table:number-columns-repeated="65"/>
        </table:table-row>
        <table:table-row table:style-name="ro2">
          <table:table-cell office:value-type="date" office:date-value="2021-11-30" calcext:value-type="date">
            <text:p>30-Nov-21</text:p>
          </table:table-cell>
          <table:table-cell office:value-type="time" office:time-value="PT23H37M00S" calcext:value-type="time">
            <text:p>23:37</text:p>
          </table:table-cell>
          <table:table-cell office:value-type="float" office:value="377.7" calcext:value-type="float">
            <text:p>377.7</text:p>
          </table:table-cell>
          <table:table-cell table:style-name="ce10" table:formula="of:=IF(([.A1152]+[.B1152])=([.A1151]+[.B1151]);&quot;&quot;;([.C1151]-[.C1152])/(([.A1152]-[.A1151])+([.B1152]-[.B1151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67.9" calcext:value-type="float">
            <text:p>167.9</text:p>
          </table:table-cell>
          <table:table-cell table:formula="of:=[.E1152]/[.F1152]" office:value-type="float" office:value="2.99166170339488" calcext:value-type="float">
            <text:p>R 2.99</text:p>
          </table:table-cell>
          <table:table-cell table:number-columns-repeated="62"/>
        </table:table-row>
        <table:table-row table:style-name="ro2">
          <table:table-cell office:value-type="date" office:date-value="2021-12-11" calcext:value-type="date">
            <text:p>11-Dec-21</text:p>
          </table:table-cell>
          <table:table-cell office:value-type="time" office:time-value="PT02H17M00S" calcext:value-type="time">
            <text:p>02:17</text:p>
          </table:table-cell>
          <table:table-cell office:value-type="float" office:value="192.2" calcext:value-type="float">
            <text:p>192.2</text:p>
          </table:table-cell>
          <table:table-cell table:style-name="ce10" table:formula="of:=IF(([.A1153]+[.B1153])=([.A1152]+[.B1152]);&quot;&quot;;([.C1152]-[.C1153])/(([.A1153]-[.A1152])+([.B1153]-[.B1152])))" office:value-type="float" office:value="18.3461538461538" calcext:value-type="float">
            <text:p>18.3</text:p>
          </table:table-cell>
          <table:table-cell table:number-columns-repeated="65"/>
        </table:table-row>
        <table:table-row table:style-name="ro2">
          <table:table-cell office:value-type="date" office:date-value="2021-12-11" calcext:value-type="date">
            <text:p>11-Dec-21</text:p>
          </table:table-cell>
          <table:table-cell office:value-type="time" office:time-value="PT02H17M00S" calcext:value-type="time">
            <text:p>02:17</text:p>
          </table:table-cell>
          <table:table-cell office:value-type="float" office:value="404.1" calcext:value-type="float">
            <text:p>404.1</text:p>
          </table:table-cell>
          <table:table-cell table:style-name="ce10" table:formula="of:=IF(([.A1154]+[.B1154])=([.A1153]+[.B1153]);&quot;&quot;;([.C1153]-[.C1154])/(([.A1154]-[.A1153])+([.B1154]-[.B115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4.9" calcext:value-type="float">
            <text:p>204.9</text:p>
          </table:table-cell>
          <table:table-cell table:formula="of:=[.E1154]/[.F1154]" office:value-type="float" office:value="2.45143972669595" calcext:value-type="float">
            <text:p>R 2.45</text:p>
          </table:table-cell>
          <table:table-cell table:number-columns-repeated="62"/>
        </table:table-row>
        <table:table-row table:style-name="ro2">
          <table:table-cell office:value-type="date" office:date-value="2021-12-24" calcext:value-type="date">
            <text:p>24-Dec-21</text:p>
          </table:table-cell>
          <table:table-cell office:value-type="time" office:time-value="PT16H05M00S" calcext:value-type="time">
            <text:p>16:05</text:p>
          </table:table-cell>
          <table:table-cell office:value-type="float" office:value="181" calcext:value-type="float">
            <text:p>181</text:p>
          </table:table-cell>
          <table:table-cell table:style-name="ce10" table:formula="of:=IF(([.A1155]+[.B1155])=([.A1154]+[.B1154]);&quot;&quot;;([.C1154]-[.C1155])/(([.A1155]-[.A1154])+([.B1155]-[.B1154])))" office:value-type="float" office:value="16.4346224677716" calcext:value-type="float">
            <text:p>16.4</text:p>
          </table:table-cell>
          <table:table-cell table:number-columns-repeated="65"/>
        </table:table-row>
        <table:table-row table:style-name="ro2">
          <table:table-cell office:value-type="date" office:date-value="2021-12-24" calcext:value-type="date">
            <text:p>24-Dec-21</text:p>
          </table:table-cell>
          <table:table-cell office:value-type="time" office:time-value="PT16H05M00S" calcext:value-type="time">
            <text:p>16:05</text:p>
          </table:table-cell>
          <table:table-cell office:value-type="float" office:value="407.84" calcext:value-type="float">
            <text:p>407.84</text:p>
          </table:table-cell>
          <table:table-cell table:style-name="ce10" table:formula="of:=IF(([.A1156]+[.B1156])=([.A1155]+[.B1155]);&quot;&quot;;([.C1155]-[.C1156])/(([.A1156]-[.A1155])+([.B1156]-[.B1155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56]-[.C1155]" office:value-type="float" office:value="226.84" calcext:value-type="float">
            <text:p>226.84</text:p>
          </table:table-cell>
          <table:table-cell table:formula="of:=[.E1156]/[.F1156]" office:value-type="float" office:value="2.21433609592664" calcext:value-type="float">
            <text:p>R 2.21</text:p>
          </table:table-cell>
          <table:table-cell table:number-columns-repeated="62"/>
        </table:table-row>
        <table:table-row table:style-name="ro2">
          <table:table-cell office:value-type="date" office:date-value="2021-12-24" calcext:value-type="date">
            <text:p>24-Dec-21</text:p>
          </table:table-cell>
          <table:table-cell office:value-type="time" office:time-value="PT16H08M00S" calcext:value-type="time">
            <text:p>16:08</text:p>
          </table:table-cell>
          <table:table-cell office:value-type="float" office:value="407.84" calcext:value-type="float">
            <text:p>407.84</text:p>
          </table:table-cell>
          <table:table-cell table:style-name="ce10" table:formula="of:=IF(([.A1157]+[.B1157])=([.A1156]+[.B1156]);&quot;&quot;;([.C1156]-[.C1157])/(([.A1157]-[.A1156])+([.B1157]-[.B1156])))" office:value-type="float" office:value="0" calcext:value-type="float">
            <text:p>0.0</text:p>
          </table:table-cell>
          <table:table-cell table:number-columns-repeated="65"/>
        </table:table-row>
        <table:table-row table:style-name="ro2">
          <table:table-cell office:value-type="date" office:date-value="2021-12-24" calcext:value-type="date">
            <text:p>24-Dec-21</text:p>
          </table:table-cell>
          <table:table-cell office:value-type="time" office:time-value="PT16H08M00S" calcext:value-type="time">
            <text:p>16:08</text:p>
          </table:table-cell>
          <table:table-cell office:value-type="float" office:value="582.43" calcext:value-type="float">
            <text:p>582.43</text:p>
          </table:table-cell>
          <table:table-cell table:style-name="ce10" table:formula="of:=IF(([.A1158]+[.B1158])=([.A1157]+[.B1157]);&quot;&quot;;([.C1157]-[.C1158])/(([.A1158]-[.A1157])+([.B1158]-[.B1157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58]-[.C1157]" office:value-type="float" office:value="174.59" calcext:value-type="float">
            <text:p>174.59</text:p>
          </table:table-cell>
          <table:table-cell table:formula="of:=[.E1158]/[.F1158]" office:value-type="float" office:value="2.87702617561143" calcext:value-type="float">
            <text:p>R 2.88</text:p>
          </table:table-cell>
          <table:table-cell table:number-columns-repeated="62"/>
        </table:table-row>
        <table:table-row table:style-name="ro2">
          <table:table-cell office:value-type="date" office:date-value="2022-01-07" calcext:value-type="date">
            <text:p>07-Jan-22</text:p>
          </table:table-cell>
          <table:table-cell office:value-type="time" office:time-value="PT14H14M00S" calcext:value-type="time">
            <text:p>14:14</text:p>
          </table:table-cell>
          <table:table-cell office:value-type="float" office:value="522.36" calcext:value-type="float">
            <text:p>522.36</text:p>
          </table:table-cell>
          <table:table-cell table:style-name="ce10" table:formula="of:=IF(([.A1159]+[.B1159])=([.A1158]+[.B1158]);&quot;&quot;;([.C1158]-[.C1159])/(([.A1159]-[.A1158])+([.B1159]-[.B1158])))" office:value-type="float" office:value="4.31511523495959" calcext:value-type="float">
            <text:p>4.3</text:p>
          </table:table-cell>
          <table:table-cell table:number-columns-repeated="65"/>
        </table:table-row>
        <table:table-row table:style-name="ro2">
          <table:table-cell office:value-type="date" office:date-value="2022-01-20" calcext:value-type="date">
            <text:p>20-Jan-22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228.65" calcext:value-type="float">
            <text:p>228.65</text:p>
          </table:table-cell>
          <table:table-cell table:style-name="ce10" table:formula="of:=IF(([.A1160]+[.B1160])=([.A1159]+[.B1159]);&quot;&quot;;([.C1159]-[.C1160])/(([.A1160]-[.A1159])+([.B1160]-[.B1159])))" office:value-type="float" office:value="21.9698924731183" calcext:value-type="float">
            <text:p>22.0</text:p>
          </table:table-cell>
          <table:table-cell table:number-columns-repeated="65"/>
        </table:table-row>
        <table:table-row table:style-name="ro2">
          <table:table-cell office:value-type="date" office:date-value="2022-01-20" calcext:value-type="date">
            <text:p>20-Jan-22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433.76" calcext:value-type="float">
            <text:p>433.76</text:p>
          </table:table-cell>
          <table:table-cell table:style-name="ce10" table:formula="of:=IF(([.A1161]+[.B1161])=([.A1160]+[.B1160]);&quot;&quot;;([.C1160]-[.C1161])/(([.A1161]-[.A1160])+([.B1161]-[.B1160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61]-[.C1160]" office:value-type="float" office:value="205.11" calcext:value-type="float">
            <text:p>205.11</text:p>
          </table:table-cell>
          <table:table-cell table:formula="of:=[.E1161]/[.F1161]" office:value-type="float" office:value="2.44892984252352" calcext:value-type="float">
            <text:p>R 2.45</text:p>
          </table:table-cell>
          <table:table-cell table:number-columns-repeated="62"/>
        </table:table-row>
        <table:table-row table:style-name="ro2">
          <table:table-cell office:value-type="date" office:date-value="2022-01-21" calcext:value-type="date">
            <text:p>21-Jan-22</text:p>
          </table:table-cell>
          <table:table-cell office:value-type="time" office:time-value="PT16H39M00S" calcext:value-type="time">
            <text:p>16:39</text:p>
          </table:table-cell>
          <table:table-cell office:value-type="float" office:value="427.44" calcext:value-type="float">
            <text:p>427.44</text:p>
          </table:table-cell>
          <table:table-cell table:style-name="ce10" table:formula="of:=IF(([.A1162]+[.B1162])=([.A1161]+[.B1161]);&quot;&quot;;([.C1161]-[.C1162])/(([.A1162]-[.A1161])+([.B1162]-[.B1161])))" office:value-type="float" office:value="8.63453510436432" calcext:value-type="float">
            <text:p>8.6</text:p>
          </table:table-cell>
          <table:table-cell table:number-columns-repeated="65"/>
        </table:table-row>
        <table:table-row table:style-name="ro2">
          <table:table-cell office:value-type="date" office:date-value="2022-01-23" calcext:value-type="date">
            <text:p>23-Jan-22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407.28" calcext:value-type="float">
            <text:p>407.28</text:p>
          </table:table-cell>
          <table:table-cell table:style-name="ce10" table:formula="of:=IF(([.A1163]+[.B1163])=([.A1162]+[.B1162]);&quot;&quot;;([.C1162]-[.C1163])/(([.A1163]-[.A1162])+([.B1163]-[.B1162])))" office:value-type="float" office:value="9.60000000000001" calcext:value-type="float">
            <text:p>9.6</text:p>
          </table:table-cell>
          <table:table-cell table:number-columns-repeated="3"/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2-02-04" calcext:value-type="date">
            <text:p>04-Feb-22</text:p>
          </table:table-cell>
          <table:table-cell office:value-type="time" office:time-value="PT17H49M00S" calcext:value-type="time">
            <text:p>17:49</text:p>
          </table:table-cell>
          <table:table-cell office:value-type="float" office:value="197.75" calcext:value-type="float">
            <text:p>197.75</text:p>
          </table:table-cell>
          <table:table-cell table:style-name="ce10" table:formula="of:=IF(([.A1164]+[.B1164])=([.A1163]+[.B1163]);&quot;&quot;;([.C1163]-[.C1164])/(([.A1164]-[.A1163])+([.B1164]-[.B1163])))" office:value-type="float" office:value="17.535929326979" calcext:value-type="float">
            <text:p>17.5</text:p>
          </table:table-cell>
          <table:table-cell table:number-columns-repeated="3"/>
          <table:table-cell office:value-type="string" calcext:value-type="string">
            <text:p>Geyser aan na naweek.</text:p>
          </table:table-cell>
          <table:table-cell table:number-columns-repeated="61"/>
        </table:table-row>
        <table:table-row table:style-name="ro2">
          <table:table-cell office:value-type="date" office:date-value="2022-02-04" calcext:value-type="date">
            <text:p>04-Feb-22</text:p>
          </table:table-cell>
          <table:table-cell office:value-type="time" office:time-value="PT17H49M00S" calcext:value-type="time">
            <text:p>17:49</text:p>
          </table:table-cell>
          <table:table-cell office:value-type="float" office:value="402.84" calcext:value-type="float">
            <text:p>402.84</text:p>
          </table:table-cell>
          <table:table-cell table:style-name="ce10" table:formula="of:=IF(([.A1165]+[.B1165])=([.A1164]+[.B1164]);&quot;&quot;;([.C1164]-[.C1165])/(([.A1165]-[.A1164])+([.B1165]-[.B1164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65]-[.C1164]" office:value-type="float" office:value="205.09" calcext:value-type="float">
            <text:p>205.09</text:p>
          </table:table-cell>
          <table:table-cell table:formula="of:=[.E1165]/[.F1165]" office:value-type="float" office:value="2.44916865766249" calcext:value-type="float">
            <text:p>R 2.45</text:p>
          </table:table-cell>
          <table:table-cell office:value-type="string" calcext:value-type="string">
            <text:p>Van hier af sit die “charge priority” van die yskas inverter oor na “solar first”. <text:s/>Dus laai net met sonkrag en kyk na effek.</text:p>
          </table:table-cell>
          <table:table-cell table:number-columns-repeated="61"/>
        </table:table-row>
        <table:table-row table:style-name="ro2">
          <table:table-cell office:value-type="date" office:date-value="2022-02-21" calcext:value-type="date">
            <text:p>21-Feb-22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80.65" calcext:value-type="float">
            <text:p>80.65</text:p>
          </table:table-cell>
          <table:table-cell table:style-name="ce10" table:formula="of:=IF(([.A1166]+[.B1166])=([.A1165]+[.B1165]);&quot;&quot;;([.C1165]-[.C1166])/(([.A1166]-[.A1165])+([.B1166]-[.B1165])))" office:value-type="float" office:value="18.9307001795332" calcext:value-type="float">
            <text:p>18.9</text:p>
          </table:table-cell>
          <table:table-cell table:number-columns-repeated="65"/>
        </table:table-row>
        <table:table-row table:style-name="ro2">
          <table:table-cell office:value-type="date" office:date-value="2022-02-21" calcext:value-type="date">
            <text:p>21-Feb-22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271.23" calcext:value-type="float">
            <text:p>271.23</text:p>
          </table:table-cell>
          <table:table-cell table:style-name="ce10" table:formula="of:=IF(([.A1167]+[.B1167])=([.A1166]+[.B1166]);&quot;&quot;;([.C1166]-[.C1167])/(([.A1167]-[.A1166])+([.B1167]-[.B1166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67]-[.C1166]" office:value-type="float" office:value="190.58" calcext:value-type="float">
            <text:p>190.58</text:p>
          </table:table-cell>
          <table:table-cell table:formula="of:=[.E1167]/[.F1167]" office:value-type="float" office:value="2.63563857697555" calcext:value-type="float">
            <text:p>R 2.64</text:p>
          </table:table-cell>
          <table:table-cell table:number-columns-repeated="62"/>
        </table:table-row>
        <table:table-row table:style-name="ro2">
          <table:table-cell office:value-type="date" office:date-value="2022-02-28" calcext:value-type="date">
            <text:p>28-Feb-22</text:p>
          </table:table-cell>
          <table:table-cell office:value-type="time" office:time-value="PT01H30M00S" calcext:value-type="time">
            <text:p>01:30</text:p>
          </table:table-cell>
          <table:table-cell office:value-type="float" office:value="132.39" calcext:value-type="float">
            <text:p>132.39</text:p>
          </table:table-cell>
          <table:table-cell table:style-name="ce10" table:formula="of:=IF(([.A1168]+[.B1168])=([.A1167]+[.B1167]);&quot;&quot;;([.C1167]-[.C1168])/(([.A1168]-[.A1167])+([.B1168]-[.B1167])))" office:value-type="float" office:value="22.0356662625372" calcext:value-type="float">
            <text:p>22.0</text:p>
          </table:table-cell>
          <table:table-cell table:number-columns-repeated="65"/>
        </table:table-row>
        <table:table-row table:style-name="ro2">
          <table:table-cell office:value-type="date" office:date-value="2022-02-28" calcext:value-type="date">
            <text:p>28-Feb-22</text:p>
          </table:table-cell>
          <table:table-cell office:value-type="time" office:time-value="PT01H30M00S" calcext:value-type="time">
            <text:p>01:30</text:p>
          </table:table-cell>
          <table:table-cell office:value-type="float" office:value="307.29" calcext:value-type="float">
            <text:p>307.29</text:p>
          </table:table-cell>
          <table:table-cell table:style-name="ce10" table:formula="of:=IF(([.A1169]+[.B1169])=([.A1168]+[.B1168]);&quot;&quot;;([.C1168]-[.C1169])/(([.A1169]-[.A1168])+([.B1169]-[.B1168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69]-[.C1168]" office:value-type="float" office:value="174.9" calcext:value-type="float">
            <text:p>174.9</text:p>
          </table:table-cell>
          <table:table-cell table:formula="of:=[.E1169]/[.F1169]" office:value-type="float" office:value="2.87192681532304" calcext:value-type="float">
            <text:p>R 2.87</text:p>
          </table:table-cell>
          <table:table-cell table:number-columns-repeated="62"/>
        </table:table-row>
        <table:table-row table:style-name="ro2">
          <table:table-cell office:value-type="date" office:date-value="2022-03-02" calcext:value-type="date">
            <text:p>02-Mar-22</text:p>
          </table:table-cell>
          <table:table-cell office:value-type="time" office:time-value="PT06H51M00S" calcext:value-type="time">
            <text:p>06:51</text:p>
          </table:table-cell>
          <table:table-cell office:value-type="float" office:value="257.36" calcext:value-type="float">
            <text:p>257.36</text:p>
          </table:table-cell>
          <table:table-cell table:style-name="ce10" table:formula="of:=IF(([.A1170]+[.B1170])=([.A1169]+[.B1169]);&quot;&quot;;([.C1169]-[.C1170])/(([.A1170]-[.A1169])+([.B1170]-[.B1169])))" office:value-type="float" office:value="22.461480787254" calcext:value-type="float">
            <text:p>22.5</text:p>
          </table:table-cell>
          <table:table-cell table:number-columns-repeated="65"/>
        </table:table-row>
        <table:table-row table:style-name="ro2">
          <table:table-cell office:value-type="date" office:date-value="2022-03-06" calcext:value-type="date">
            <text:p>06-Mar-22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67.22" calcext:value-type="float">
            <text:p>167.22</text:p>
          </table:table-cell>
          <table:table-cell table:style-name="ce10" table:formula="of:=IF(([.A1171]+[.B1171])=([.A1170]+[.B1170]);&quot;&quot;;([.C1170]-[.C1171])/(([.A1171]-[.A1170])+([.B1171]-[.B1170])))" office:value-type="float" office:value="20.7715794527124" calcext:value-type="float">
            <text:p>20.8</text:p>
          </table:table-cell>
          <table:table-cell table:number-columns-repeated="3"/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2-03-06" calcext:value-type="date">
            <text:p>06-Mar-22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372.31" calcext:value-type="float">
            <text:p>372.31</text:p>
          </table:table-cell>
          <table:table-cell table:style-name="ce10" table:formula="of:=IF(([.A1172]+[.B1172])=([.A1171]+[.B1171]);&quot;&quot;;([.C1171]-[.C1172])/(([.A1172]-[.A1171])+([.B1172]-[.B1171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72]-[.C1171]" office:value-type="float" office:value="205.09" calcext:value-type="float">
            <text:p>205.09</text:p>
          </table:table-cell>
          <table:table-cell table:formula="of:=[.E1172]/[.F1172]" office:value-type="float" office:value="2.44916865766249" calcext:value-type="float">
            <text:p>R 2.45</text:p>
          </table:table-cell>
          <table:table-cell office:value-type="string" calcext:value-type="string">
            <text:p>Geyser aan na naweek.</text:p>
          </table:table-cell>
          <table:table-cell table:number-columns-repeated="61"/>
        </table:table-row>
        <table:table-row table:style-name="ro2">
          <table:table-cell office:value-type="date" office:date-value="2022-03-17" calcext:value-type="date">
            <text:p>17-Mar-22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143.91" calcext:value-type="float">
            <text:p>143.91</text:p>
          </table:table-cell>
          <table:table-cell table:style-name="ce10" table:formula="of:=IF(([.A1173]+[.B1173])=([.A1172]+[.B1172]);&quot;&quot;;([.C1172]-[.C1173])/(([.A1173]-[.A1172])+([.B1173]-[.B1172])))" office:value-type="float" office:value="21.4138941337327" calcext:value-type="float">
            <text:p>21.4</text:p>
          </table:table-cell>
          <table:table-cell table:number-columns-repeated="65"/>
        </table:table-row>
        <table:table-row table:style-name="ro2">
          <table:table-cell office:value-type="date" office:date-value="2022-03-17" calcext:value-type="date">
            <text:p>17-Mar-22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334.42" calcext:value-type="float">
            <text:p>334.42</text:p>
          </table:table-cell>
          <table:table-cell table:style-name="ce10" table:formula="of:=IF(([.A1174]+[.B1174])=([.A1173]+[.B1173]);&quot;&quot;;([.C1173]-[.C1174])/(([.A1174]-[.A1173])+([.B1174]-[.B1173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74]-[.C1173]" office:value-type="float" office:value="190.51" calcext:value-type="float">
            <text:p>190.51</text:p>
          </table:table-cell>
          <table:table-cell table:formula="of:=[.E1174]/[.F1174]" office:value-type="float" office:value="2.6366070022571" calcext:value-type="float">
            <text:p>R 2.64</text:p>
          </table:table-cell>
          <table:table-cell table:number-columns-repeated="62"/>
        </table:table-row>
        <table:table-row table:style-name="ro2">
          <table:table-cell office:value-type="date" office:date-value="2022-03-26" calcext:value-type="date">
            <text:p>26-Mar-22</text:p>
          </table:table-cell>
          <table:table-cell office:value-type="time" office:time-value="PT14H13M00S" calcext:value-type="time">
            <text:p>14:13</text:p>
          </table:table-cell>
          <table:table-cell office:value-type="float" office:value="116.73" calcext:value-type="float">
            <text:p>116.73</text:p>
          </table:table-cell>
          <table:table-cell table:style-name="ce10" table:formula="of:=IF(([.A1175]+[.B1175])=([.A1174]+[.B1174]);&quot;&quot;;([.C1174]-[.C1175])/(([.A1175]-[.A1174])+([.B1175]-[.B1174])))" office:value-type="float" office:value="23.4040316559654" calcext:value-type="float">
            <text:p>23.4</text:p>
          </table:table-cell>
          <table:table-cell table:number-columns-repeated="65"/>
        </table:table-row>
        <table:table-row table:style-name="ro2">
          <table:table-cell office:value-type="date" office:date-value="2022-03-26" calcext:value-type="date">
            <text:p>26-Mar-22</text:p>
          </table:table-cell>
          <table:table-cell office:value-type="time" office:time-value="PT14H13M00S" calcext:value-type="time">
            <text:p>14:13</text:p>
          </table:table-cell>
          <table:table-cell office:value-type="float" office:value="291.61" calcext:value-type="float">
            <text:p>291.61</text:p>
          </table:table-cell>
          <table:table-cell table:style-name="ce10" table:formula="of:=IF(([.A1176]+[.B1176])=([.A1175]+[.B1175]);&quot;&quot;;([.C1175]-[.C1176])/(([.A1176]-[.A1175])+([.B1176]-[.B1175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76]-[.C1175]" office:value-type="float" office:value="174.88" calcext:value-type="float">
            <text:p>174.88</text:p>
          </table:table-cell>
          <table:table-cell table:formula="of:=[.E1176]/[.F1176]" office:value-type="float" office:value="2.87225526075023" calcext:value-type="float">
            <text:p>R 2.87</text:p>
          </table:table-cell>
          <table:table-cell table:number-columns-repeated="62"/>
        </table:table-row>
        <table:table-row table:style-name="ro2">
          <table:table-cell office:value-type="date" office:date-value="2022-04-01" calcext:value-type="date">
            <text:p>01-Apr-22</text:p>
          </table:table-cell>
          <table:table-cell office:value-type="time" office:time-value="PT16H44M00S" calcext:value-type="time">
            <text:p>16:44</text:p>
          </table:table-cell>
          <table:table-cell office:value-type="float" office:value="214.57" calcext:value-type="float">
            <text:p>214.57</text:p>
          </table:table-cell>
          <table:table-cell table:style-name="ce10" table:formula="of:=IF(([.A1177]+[.B1177])=([.A1176]+[.B1176]);&quot;&quot;;([.C1176]-[.C1177])/(([.A1177]-[.A1176])+([.B1177]-[.B1176])))" office:value-type="float" office:value="12.6194517119782" calcext:value-type="float">
            <text:p>12.6</text:p>
          </table:table-cell>
          <table:table-cell table:number-columns-repeated="3"/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2-04-03" calcext:value-type="date">
            <text:p>03-Apr-22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159.12" calcext:value-type="float">
            <text:p>159.12</text:p>
          </table:table-cell>
          <table:table-cell table:style-name="ce10" table:formula="of:=IF(([.A1178]+[.B1178])=([.A1177]+[.B1177]);&quot;&quot;;([.C1177]-[.C1178])/(([.A1178]-[.A1177])+([.B1178]-[.B1177])))" office:value-type="float" office:value="26.4748010610079" calcext:value-type="float">
            <text:p>26.5</text:p>
          </table:table-cell>
          <table:table-cell table:number-columns-repeated="3"/>
          <table:table-cell office:value-type="string" calcext:value-type="string">
            <text:p>Geyser aan na naweek.</text:p>
          </table:table-cell>
          <table:table-cell table:number-columns-repeated="61"/>
        </table:table-row>
        <table:table-row table:style-name="ro2">
          <table:table-cell office:value-type="date" office:date-value="2022-04-03" calcext:value-type="date">
            <text:p>03-Apr-22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364.17" calcext:value-type="float">
            <text:p>364.17</text:p>
          </table:table-cell>
          <table:table-cell table:style-name="ce10" table:formula="of:=IF(([.A1179]+[.B1179])=([.A1178]+[.B1178]);&quot;&quot;;([.C1178]-[.C1179])/(([.A1179]-[.A1178])+([.B1179]-[.B1178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79]-[.C1178]" office:value-type="float" office:value="205.05" calcext:value-type="float">
            <text:p>205.05</text:p>
          </table:table-cell>
          <table:table-cell table:formula="of:=[.E1179]/[.F1179]" office:value-type="float" office:value="2.44964642770056" calcext:value-type="float">
            <text:p>R 2.45</text:p>
          </table:table-cell>
          <table:table-cell table:number-columns-repeated="62"/>
        </table:table-row>
        <table:table-row table:style-name="ro2">
          <table:table-cell office:value-type="date" office:date-value="2022-04-04" calcext:value-type="date">
            <text:p>04-Apr-22</text:p>
          </table:table-cell>
          <table:table-cell office:value-type="time" office:time-value="PT21H29M00S" calcext:value-type="time">
            <text:p>21:29</text:p>
          </table:table-cell>
          <table:table-cell office:value-type="float" office:value="327.83" calcext:value-type="float">
            <text:p>327.83</text:p>
          </table:table-cell>
          <table:table-cell table:style-name="ce10" table:formula="of:=IF(([.A1180]+[.B1180])=([.A1179]+[.B1179]);&quot;&quot;;([.C1179]-[.C1180])/(([.A1180]-[.A1179])+([.B1180]-[.B1179])))" office:value-type="float" office:value="32.9324103209566" calcext:value-type="float">
            <text:p>32.9</text:p>
          </table:table-cell>
          <table:table-cell table:number-columns-repeated="65"/>
        </table:table-row>
        <table:table-row table:style-name="ro2">
          <table:table-cell office:value-type="date" office:date-value="2022-04-10" calcext:value-type="date">
            <text:p>10-Apr-22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186.46" calcext:value-type="float">
            <text:p>186.46</text:p>
          </table:table-cell>
          <table:table-cell table:style-name="ce10" table:formula="of:=IF(([.A1181]+[.B1181])=([.A1180]+[.B1180]);&quot;&quot;;([.C1180]-[.C1181])/(([.A1181]-[.A1180])+([.B1181]-[.B1180])))" office:value-type="float" office:value="24.1171425186589" calcext:value-type="float">
            <text:p>24.1</text:p>
          </table:table-cell>
          <table:table-cell table:number-columns-repeated="65"/>
        </table:table-row>
        <table:table-row table:style-name="ro2">
          <table:table-cell office:value-type="date" office:date-value="2022-04-10" calcext:value-type="date">
            <text:p>10-Apr-22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376.97" calcext:value-type="float">
            <text:p>376.97</text:p>
          </table:table-cell>
          <table:table-cell table:style-name="ce10" table:formula="of:=IF(([.A1182]+[.B1182])=([.A1181]+[.B1181]);&quot;&quot;;([.C1181]-[.C1182])/(([.A1182]-[.A1181])+([.B1182]-[.B1181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82]-[.C1181]" office:value-type="float" office:value="190.51" calcext:value-type="float">
            <text:p>190.51</text:p>
          </table:table-cell>
          <table:table-cell table:formula="of:=[.E1182]/[.F1182]" office:value-type="float" office:value="2.6366070022571" calcext:value-type="float">
            <text:p>R 2.64</text:p>
          </table:table-cell>
          <table:table-cell table:number-columns-repeated="62"/>
        </table:table-row>
        <table:table-row table:style-name="ro2">
          <table:table-cell office:value-type="date" office:date-value="2022-04-18" calcext:value-type="date">
            <text:p>18-Apr-22</text:p>
          </table:table-cell>
          <table:table-cell office:value-type="time" office:time-value="PT13H35M00S" calcext:value-type="time">
            <text:p>13:35</text:p>
          </table:table-cell>
          <table:table-cell office:value-type="float" office:value="159.45" calcext:value-type="float">
            <text:p>159.45</text:p>
          </table:table-cell>
          <table:table-cell table:style-name="ce10" table:formula="of:=IF(([.A1183]+[.B1183])=([.A1182]+[.B1182]);&quot;&quot;;([.C1182]-[.C1183])/(([.A1183]-[.A1182])+([.B1183]-[.B1182])))" office:value-type="float" office:value="27.8549399733215" calcext:value-type="float">
            <text:p>27.9</text:p>
          </table:table-cell>
          <table:table-cell table:number-columns-repeated="65"/>
        </table:table-row>
        <table:table-row table:style-name="ro2">
          <table:table-cell office:value-type="date" office:date-value="2022-04-18" calcext:value-type="date">
            <text:p>18-Apr-22</text:p>
          </table:table-cell>
          <table:table-cell office:value-type="time" office:time-value="PT13H35M00S" calcext:value-type="time">
            <text:p>13:35</text:p>
          </table:table-cell>
          <table:table-cell office:value-type="float" office:value="334.34" calcext:value-type="float">
            <text:p>334.34</text:p>
          </table:table-cell>
          <table:table-cell table:style-name="ce10" table:formula="of:=IF(([.A1184]+[.B1184])=([.A1183]+[.B1183]);&quot;&quot;;([.C1183]-[.C1184])/(([.A1184]-[.A1183])+([.B1184]-[.B1183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84]-[.C1183]" office:value-type="float" office:value="174.89" calcext:value-type="float">
            <text:p>174.89</text:p>
          </table:table-cell>
          <table:table-cell table:formula="of:=[.E1184]/[.F1184]" office:value-type="float" office:value="2.87209102864658" calcext:value-type="float">
            <text:p>R 2.87</text:p>
          </table:table-cell>
          <table:table-cell table:number-columns-repeated="62"/>
        </table:table-row>
        <table:table-row table:style-name="ro2">
          <table:table-cell office:value-type="date" office:date-value="2022-04-26" calcext:value-type="date">
            <text:p>26-Apr-22</text:p>
          </table:table-cell>
          <table:table-cell office:value-type="time" office:time-value="PT21H23M00S" calcext:value-type="time">
            <text:p>21:23</text:p>
          </table:table-cell>
          <table:table-cell office:value-type="float" office:value="111.91" calcext:value-type="float">
            <text:p>111.91</text:p>
          </table:table-cell>
          <table:table-cell table:style-name="ce10" table:formula="of:=IF(([.A1185]+[.B1185])=([.A1184]+[.B1184]);&quot;&quot;;([.C1184]-[.C1185])/(([.A1185]-[.A1184])+([.B1185]-[.B1184])))" office:value-type="float" office:value="26.7183183183183" calcext:value-type="float">
            <text:p>26.7</text:p>
          </table:table-cell>
          <table:table-cell table:number-columns-repeated="65"/>
        </table:table-row>
        <table:table-row table:style-name="ro2">
          <table:table-cell office:value-type="date" office:date-value="2022-04-26" calcext:value-type="date">
            <text:p>26-Apr-22</text:p>
          </table:table-cell>
          <table:table-cell office:value-type="time" office:time-value="PT21H23M00S" calcext:value-type="time">
            <text:p>21:23</text:p>
          </table:table-cell>
          <table:table-cell office:value-type="float" office:value="279.6" calcext:value-type="float">
            <text:p>279.6</text:p>
          </table:table-cell>
          <table:table-cell table:style-name="ce10" table:formula="of:=IF(([.A1186]+[.B1186])=([.A1185]+[.B1185]);&quot;&quot;;([.C1185]-[.C1186])/(([.A1186]-[.A1185])+([.B1186]-[.B1185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86]-[.C1185]" office:value-type="float" office:value="167.69" calcext:value-type="float">
            <text:p>167.69</text:p>
          </table:table-cell>
          <table:table-cell table:formula="of:=[.E1186]/[.F1186]" office:value-type="float" office:value="2.99540819369074" calcext:value-type="float">
            <text:p>R 3.00</text:p>
          </table:table-cell>
          <table:table-cell office:value-type="string" calcext:value-type="string">
            <text:p>Meter word hier vervang, dus is die vervangingsprys van die elektrisiteit nie presies reg nie.</text:p>
          </table:table-cell>
          <table:table-cell table:number-columns-repeated="61"/>
        </table:table-row>
        <table:table-row table:style-name="ro2">
          <table:table-cell office:value-type="date" office:date-value="2022-05-06" calcext:value-type="date">
            <text:p>06-May-22</text:p>
          </table:table-cell>
          <table:table-cell office:value-type="time" office:time-value="PT06H48M00S" calcext:value-type="time">
            <text:p>06:48</text:p>
          </table:table-cell>
          <table:table-cell office:value-type="float" office:value="69.02" calcext:value-type="float">
            <text:p>69.02</text:p>
          </table:table-cell>
          <table:table-cell table:style-name="ce10" table:formula="of:=IF(([.A1187]+[.B1187])=([.A1186]+[.B1186]);&quot;&quot;;([.C1186]-[.C1187])/(([.A1187]-[.A1186])+([.B1187]-[.B1186])))" office:value-type="float" office:value="22.4203475046211" calcext:value-type="float">
            <text:p>22.4</text:p>
          </table:table-cell>
          <table:table-cell table:number-columns-repeated="65"/>
        </table:table-row>
        <table:table-row table:style-name="ro2">
          <table:table-cell office:value-type="date" office:date-value="2022-05-06" calcext:value-type="date">
            <text:p>06-May-22</text:p>
          </table:table-cell>
          <table:table-cell office:value-type="time" office:time-value="PT06H48M00S" calcext:value-type="time">
            <text:p>06:48</text:p>
          </table:table-cell>
          <table:table-cell office:value-type="float" office:value="274.12" calcext:value-type="float">
            <text:p>274.12</text:p>
          </table:table-cell>
          <table:table-cell table:style-name="ce10" table:formula="of:=IF(([.A1188]+[.B1188])=([.A1187]+[.B1187]);&quot;&quot;;([.C1187]-[.C1188])/(([.A1188]-[.A1187])+([.B1188]-[.B1187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88]-[.C1187]" office:value-type="float" office:value="205.1" calcext:value-type="float">
            <text:p>205.1</text:p>
          </table:table-cell>
          <table:table-cell table:formula="of:=[.E1188]/[.F1188]" office:value-type="float" office:value="2.44904924427109" calcext:value-type="float">
            <text:p>R 2.45</text:p>
          </table:table-cell>
          <table:table-cell office:value-type="string" calcext:value-type="string">
            <text:p>Geysers af vir vakansie.</text:p>
          </table:table-cell>
          <table:table-cell table:number-columns-repeated="61"/>
        </table:table-row>
        <table:table-row table:style-name="ro2">
          <table:table-cell office:value-type="date" office:date-value="2022-05-11" calcext:value-type="date">
            <text:p>11-May-22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151.56" calcext:value-type="float">
            <text:p>151.56</text:p>
          </table:table-cell>
          <table:table-cell table:style-name="ce10" table:formula="of:=IF(([.A1189]+[.B1189])=([.A1188]+[.B1188]);&quot;&quot;;([.C1188]-[.C1189])/(([.A1189]-[.A1188])+([.B1189]-[.B1188])))" office:value-type="float" office:value="24.4983897834536" calcext:value-type="float">
            <text:p>24.5</text:p>
          </table:table-cell>
          <table:table-cell table:number-columns-repeated="3"/>
          <table:table-cell office:value-type="string" calcext:value-type="string">
            <text:p>Geysers aan na vakansie.</text:p>
          </table:table-cell>
          <table:table-cell table:number-columns-repeated="61"/>
        </table:table-row>
        <table:table-row table:style-name="ro2">
          <table:table-cell office:value-type="date" office:date-value="2022-05-11" calcext:value-type="date">
            <text:p>11-May-22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342.16" calcext:value-type="float">
            <text:p>342.16</text:p>
          </table:table-cell>
          <table:table-cell table:style-name="ce10" table:formula="of:=IF(([.A1190]+[.B1190])=([.A1189]+[.B1189]);&quot;&quot;;([.C1189]-[.C1190])/(([.A1190]-[.A1189])+([.B1190]-[.B1189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90]-[.C1189]" office:value-type="float" office:value="190.6" calcext:value-type="float">
            <text:p>190.6</text:p>
          </table:table-cell>
          <table:table-cell table:formula="of:=[.E1190]/[.F1190]" office:value-type="float" office:value="2.63536201469045" calcext:value-type="float">
            <text:p>R 2.64</text:p>
          </table:table-cell>
          <table:table-cell office:value-type="string" calcext:value-type="string">
            <text:p>Was baie bewolk met reen.</text:p>
          </table:table-cell>
          <table:table-cell table:number-columns-repeated="61"/>
        </table:table-row>
        <table:table-row table:style-name="ro2">
          <table:table-cell office:value-type="date" office:date-value="2022-05-17" calcext:value-type="date">
            <text:p>17-May-22</text:p>
          </table:table-cell>
          <table:table-cell office:value-type="time" office:time-value="PT20H18M00S" calcext:value-type="time">
            <text:p>20:18</text:p>
          </table:table-cell>
          <table:table-cell office:value-type="float" office:value="180.1" calcext:value-type="float">
            <text:p>180.1</text:p>
          </table:table-cell>
          <table:table-cell table:style-name="ce10" table:formula="of:=IF(([.A1191]+[.B1191])=([.A1190]+[.B1190]);&quot;&quot;;([.C1190]-[.C1191])/(([.A1191]-[.A1190])+([.B1191]-[.B1190])))" office:value-type="float" office:value="24.7053144188016" calcext:value-type="float">
            <text:p>24.7</text:p>
          </table:table-cell>
          <table:table-cell table:number-columns-repeated="65"/>
        </table:table-row>
        <table:table-row table:style-name="ro2">
          <table:table-cell office:value-type="date" office:date-value="2022-05-17" calcext:value-type="date">
            <text:p>17-May-22</text:p>
          </table:table-cell>
          <table:table-cell office:value-type="time" office:time-value="PT20H18M00S" calcext:value-type="time">
            <text:p>20:18</text:p>
          </table:table-cell>
          <table:table-cell office:value-type="float" office:value="354.99" calcext:value-type="float">
            <text:p>354.99</text:p>
          </table:table-cell>
          <table:table-cell table:style-name="ce10" table:formula="of:=IF(([.A1192]+[.B1192])=([.A1191]+[.B1191]);&quot;&quot;;([.C1191]-[.C1192])/(([.A1192]-[.A1191])+([.B1192]-[.B1191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92]-[.C1191]" office:value-type="float" office:value="174.89" calcext:value-type="float">
            <text:p>174.89</text:p>
          </table:table-cell>
          <table:table-cell table:formula="of:=[.E1192]/[.F1192]" office:value-type="float" office:value="2.87209102864658" calcext:value-type="float">
            <text:p>R 2.87</text:p>
          </table:table-cell>
          <table:table-cell office:value-type="string" calcext:value-type="string">
            <text:p>Geysers af vir naweek.</text:p>
          </table:table-cell>
          <table:table-cell table:number-columns-repeated="61"/>
        </table:table-row>
        <table:table-row table:style-name="ro2">
          <table:table-cell office:value-type="date" office:date-value="2022-05-23" calcext:value-type="date">
            <text:p>23-May-22</text:p>
          </table:table-cell>
          <table:table-cell office:value-type="time" office:time-value="PT06H36M00S" calcext:value-type="time">
            <text:p>06:36</text:p>
          </table:table-cell>
          <table:table-cell office:value-type="float" office:value="196.8" calcext:value-type="float">
            <text:p>196.8</text:p>
          </table:table-cell>
          <table:table-cell table:style-name="ce10" table:formula="of:=IF(([.A1193]+[.B1193])=([.A1192]+[.B1192]);&quot;&quot;;([.C1192]-[.C1193])/(([.A1193]-[.A1192])+([.B1193]-[.B1192])))" office:value-type="float" office:value="29.137068303914" calcext:value-type="float">
            <text:p>29.1</text:p>
          </table:table-cell>
          <table:table-cell table:number-columns-repeated="3"/>
          <table:table-cell office:value-type="string" calcext:value-type="string">
            <text:p>Geysers aan na naweek, maar geysers was al ‘n ruk aan en het stoof gebruik.</text:p>
          </table:table-cell>
          <table:table-cell table:number-columns-repeated="61"/>
        </table:table-row>
        <table:table-row table:style-name="ro2">
          <table:table-cell office:value-type="date" office:date-value="2022-05-23" calcext:value-type="date">
            <text:p>23-May-22</text:p>
          </table:table-cell>
          <table:table-cell office:value-type="time" office:time-value="PT06H36M00S" calcext:value-type="time">
            <text:p>06:36</text:p>
          </table:table-cell>
          <table:table-cell office:value-type="float" office:value="364.47" calcext:value-type="float">
            <text:p>364.47</text:p>
          </table:table-cell>
          <table:table-cell table:style-name="ce10" table:formula="of:=IF(([.A1194]+[.B1194])=([.A1193]+[.B1193]);&quot;&quot;;([.C1193]-[.C1194])/(([.A1194]-[.A1193])+([.B1194]-[.B1193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94]-[.C1193]" office:value-type="float" office:value="167.67" calcext:value-type="float">
            <text:p>167.67</text:p>
          </table:table-cell>
          <table:table-cell table:formula="of:=[.E1194]/[.F1194]" office:value-type="float" office:value="2.99576549173973" calcext:value-type="float">
            <text:p>R 3.00</text:p>
          </table:table-cell>
          <table:table-cell table:number-columns-repeated="62"/>
        </table:table-row>
        <table:table-row table:style-name="ro2">
          <table:table-cell office:value-type="date" office:date-value="2022-06-02" calcext:value-type="date">
            <text:p>02-Jun-22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104.42" calcext:value-type="float">
            <text:p>104.42</text:p>
          </table:table-cell>
          <table:table-cell table:style-name="ce10" table:formula="of:=IF(([.A1195]+[.B1195])=([.A1194]+[.B1194]);&quot;&quot;;([.C1194]-[.C1195])/(([.A1195]-[.A1194])+([.B1195]-[.B1194])))" office:value-type="float" office:value="24.8224844226435" calcext:value-type="float">
            <text:p>24.8</text:p>
          </table:table-cell>
          <table:table-cell table:number-columns-repeated="3"/>
          <table:table-cell office:value-type="string" calcext:value-type="string">
            <text:p>9 Feb is begin met solar assistant, nou is oorgaan na sonkrag nie outomaties nie. <text:s/>Kan lei tot minder besparings as mens vergeet om oor te sit.</text:p>
          </table:table-cell>
          <table:table-cell table:number-columns-repeated="61"/>
        </table:table-row>
        <table:table-row table:style-name="ro2">
          <table:table-cell office:value-type="date" office:date-value="2022-06-02" calcext:value-type="date">
            <text:p>02-Jun-22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309.52" calcext:value-type="float">
            <text:p>309.52</text:p>
          </table:table-cell>
          <table:table-cell table:style-name="ce10" table:formula="of:=IF(([.A1196]+[.B1196])=([.A1195]+[.B1195]);&quot;&quot;;([.C1195]-[.C1196])/(([.A1196]-[.A1195])+([.B1196]-[.B1195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96]-[.C1195]" office:value-type="float" office:value="205.1" calcext:value-type="float">
            <text:p>205.1</text:p>
          </table:table-cell>
          <table:table-cell table:formula="of:=[.E1196]/[.F1196]" office:value-type="float" office:value="2.44904924427109" calcext:value-type="float">
            <text:p>R 2.45</text:p>
          </table:table-cell>
          <table:table-cell office:value-type="string" calcext:value-type="string">
            <text:p>Vistenk aan 14 Feb 2022</text:p>
          </table:table-cell>
          <table:table-cell table:number-columns-repeated="61"/>
        </table:table-row>
        <table:table-row table:style-name="ro2">
          <table:table-cell office:value-type="date" office:date-value="2022-06-13" calcext:value-type="date">
            <text:p>13-Jun-22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0" calcext:value-type="float">
            <text:p>0</text:p>
          </table:table-cell>
          <table:table-cell table:style-name="ce10" table:formula="of:=IF(([.A1197]+[.B1197])=([.A1196]+[.B1196]);&quot;&quot;;([.C1196]-[.C1197])/(([.A1197]-[.A1196])+([.B1197]-[.B1196])))" office:value-type="float" office:value="27.851577829157" calcext:value-type="float">
            <text:p>27.9</text:p>
          </table:table-cell>
          <table:table-cell table:number-columns-repeated="65"/>
        </table:table-row>
        <table:table-row table:style-name="ro2">
          <table:table-cell office:value-type="date" office:date-value="2022-06-13" calcext:value-type="date">
            <text:p>13-Jun-22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190.55" calcext:value-type="float">
            <text:p>190.55</text:p>
          </table:table-cell>
          <table:table-cell table:style-name="ce10" table:formula="of:=IF(([.A1198]+[.B1198])=([.A1197]+[.B1197]);&quot;&quot;;([.C1197]-[.C1198])/(([.A1198]-[.A1197])+([.B1198]-[.B1197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198]-[.C1197]" office:value-type="float" office:value="190.55" calcext:value-type="float">
            <text:p>190.55</text:p>
          </table:table-cell>
          <table:table-cell table:formula="of:=[.E1198]/[.F1198]" office:value-type="float" office:value="2.63605352925741" calcext:value-type="float">
            <text:p>R 2.64</text:p>
          </table:table-cell>
          <table:table-cell table:number-columns-repeated="62"/>
        </table:table-row>
        <table:table-row table:style-name="ro2">
          <table:table-cell office:value-type="date" office:date-value="2022-06-14" calcext:value-type="date">
            <text:p>14-Jun-22</text:p>
          </table:table-cell>
          <table:table-cell office:value-type="time" office:time-value="PT18H55M00S" calcext:value-type="time">
            <text:p>18:55</text:p>
          </table:table-cell>
          <table:table-cell office:value-type="float" office:value="161.24" calcext:value-type="float">
            <text:p>161.24</text:p>
          </table:table-cell>
          <table:table-cell table:style-name="ce10" table:formula="of:=IF(([.A1199]+[.B1199])=([.A1198]+[.B1198]);&quot;&quot;;([.C1198]-[.C1199])/(([.A1199]-[.A1198])+([.B1199]-[.B1198])))" office:value-type="float" office:value="31.7341353383459" calcext:value-type="float">
            <text:p>31.7</text:p>
          </table:table-cell>
          <table:table-cell table:number-columns-repeated="65"/>
        </table:table-row>
        <table:table-row table:style-name="ro2">
          <table:table-cell office:value-type="date" office:date-value="2022-06-14" calcext:value-type="date">
            <text:p>14-Jun-22</text:p>
          </table:table-cell>
          <table:table-cell office:value-type="time" office:time-value="PT18H55M00S" calcext:value-type="time">
            <text:p>18:55</text:p>
          </table:table-cell>
          <table:table-cell office:value-type="float" office:value="336.09" calcext:value-type="float">
            <text:p>336.09</text:p>
          </table:table-cell>
          <table:table-cell table:style-name="ce10" table:formula="of:=IF(([.A1200]+[.B1200])=([.A1199]+[.B1199]);&quot;&quot;;([.C1199]-[.C1200])/(([.A1200]-[.A1199])+([.B1200]-[.B1199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00]-[.C1199]" office:value-type="float" office:value="174.85" calcext:value-type="float">
            <text:p>174.85</text:p>
          </table:table-cell>
          <table:table-cell table:formula="of:=[.E1200]/[.F1200]" office:value-type="float" office:value="2.87274806977409" calcext:value-type="float">
            <text:p>R 2.87</text:p>
          </table:table-cell>
          <table:table-cell table:number-columns-repeated="62"/>
        </table:table-row>
        <table:table-row table:style-name="ro2">
          <table:table-cell office:value-type="date" office:date-value="2022-06-22" calcext:value-type="date">
            <text:p>22-Jun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103.74" calcext:value-type="float">
            <text:p>103.74</text:p>
          </table:table-cell>
          <table:table-cell table:style-name="ce10" table:formula="of:=IF(([.A1201]+[.B1201])=([.A1200]+[.B1200]);&quot;&quot;;([.C1200]-[.C1201])/(([.A1201]-[.A1200])+([.B1201]-[.B1200])))" office:value-type="float" office:value="29.0084966186926" calcext:value-type="float">
            <text:p>29.0</text:p>
          </table:table-cell>
          <table:table-cell table:number-columns-repeated="65"/>
        </table:table-row>
        <table:table-row table:style-name="ro2">
          <table:table-cell office:value-type="date" office:date-value="2022-06-22" calcext:value-type="date">
            <text:p>22-Jun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71.37" calcext:value-type="float">
            <text:p>271.37</text:p>
          </table:table-cell>
          <table:table-cell table:style-name="ce10" table:formula="of:=IF(([.A1202]+[.B1202])=([.A1201]+[.B1201]);&quot;&quot;;([.C1201]-[.C1202])/(([.A1202]-[.A1201])+([.B1202]-[.B1201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02]-[.C1201]" office:value-type="float" office:value="167.63" calcext:value-type="float">
            <text:p>167.63</text:p>
          </table:table-cell>
          <table:table-cell table:formula="of:=[.E1202]/[.F1202]" office:value-type="float" office:value="2.99648034361391" calcext:value-type="float">
            <text:p>R 3.00</text:p>
          </table:table-cell>
          <table:table-cell table:number-columns-repeated="62"/>
        </table:table-row>
        <table:table-row table:style-name="ro2">
          <table:table-cell office:value-type="date" office:date-value="2022-06-27" calcext:value-type="date">
            <text:p>27-Jun-22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94.46" calcext:value-type="float">
            <text:p>94.46</text:p>
          </table:table-cell>
          <table:table-cell table:style-name="ce10" table:formula="of:=IF(([.A1203]+[.B1203])=([.A1202]+[.B1202]);&quot;&quot;;([.C1202]-[.C1203])/(([.A1203]-[.A1202])+([.B1203]-[.B1202])))" office:value-type="float" office:value="35.4115095913261" calcext:value-type="float">
            <text:p>35.4</text:p>
          </table:table-cell>
          <table:table-cell table:number-columns-repeated="65"/>
        </table:table-row>
        <table:table-row table:style-name="ro2">
          <table:table-cell office:value-type="date" office:date-value="2022-06-27" calcext:value-type="date">
            <text:p>27-Jun-22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256.58" calcext:value-type="float">
            <text:p>256.58</text:p>
          </table:table-cell>
          <table:table-cell table:style-name="ce10" table:formula="of:=IF(([.A1204]+[.B1204])=([.A1203]+[.B1203]);&quot;&quot;;([.C1203]-[.C1204])/(([.A1204]-[.A1203])+([.B1204]-[.B1203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04]-[.C1203]" office:value-type="float" office:value="162.12" calcext:value-type="float">
            <text:p>162.12</text:p>
          </table:table-cell>
          <table:table-cell table:formula="of:=[.E1204]/[.F1204]" office:value-type="float" office:value="3.09832223044658" calcext:value-type="float">
            <text:p>R 3.10</text:p>
          </table:table-cell>
          <table:table-cell table:number-columns-repeated="62"/>
        </table:table-row>
        <table:table-row table:style-name="ro2">
          <table:table-cell office:value-type="date" office:date-value="2022-07-02" calcext:value-type="date">
            <text:p>02-Jul-22</text:p>
          </table:table-cell>
          <table:table-cell office:value-type="time" office:time-value="PT11H10M00S" calcext:value-type="time">
            <text:p>11:10</text:p>
          </table:table-cell>
          <table:table-cell office:value-type="float" office:value="124.88" calcext:value-type="float">
            <text:p>124.88</text:p>
          </table:table-cell>
          <table:table-cell table:style-name="ce10" table:formula="of:=IF(([.A1205]+[.B1205])=([.A1204]+[.B1204]);&quot;&quot;;([.C1204]-[.C1205])/(([.A1205]-[.A1204])+([.B1205]-[.B1204])))" office:value-type="float" office:value="28.1920618403449" calcext:value-type="float">
            <text:p>28.2</text:p>
          </table:table-cell>
          <table:table-cell table:number-columns-repeated="65"/>
        </table:table-row>
        <table:table-row table:style-name="ro2">
          <table:table-cell office:value-type="date" office:date-value="2022-07-02" calcext:value-type="date">
            <text:p>02-Jul-22</text:p>
          </table:table-cell>
          <table:table-cell office:value-type="time" office:time-value="PT11H10M00S" calcext:value-type="time">
            <text:p>11:10</text:p>
          </table:table-cell>
          <table:table-cell office:value-type="float" office:value="316.58" calcext:value-type="float">
            <text:p>316.58</text:p>
          </table:table-cell>
          <table:table-cell table:style-name="ce10" table:formula="of:=IF(([.A1206]+[.B1206])=([.A1205]+[.B1205]);&quot;&quot;;([.C1205]-[.C1206])/(([.A1206]-[.A1205])+([.B1206]-[.B1205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06]-[.C1205]" office:value-type="float" office:value="191.7" calcext:value-type="float">
            <text:p>191.7</text:p>
          </table:table-cell>
          <table:table-cell table:formula="of:=[.E1206]/[.F1206]" office:value-type="float" office:value="2.62023995826813" calcext:value-type="float">
            <text:p>R 2.62</text:p>
          </table:table-cell>
          <table:table-cell table:number-columns-repeated="62"/>
        </table:table-row>
        <table:table-row table:style-name="ro2">
          <table:table-cell office:value-type="date" office:date-value="2022-07-10" calcext:value-type="date">
            <text:p>10-Jul-22</text:p>
          </table:table-cell>
          <table:table-cell office:value-type="time" office:time-value="PT09H33M00S" calcext:value-type="time">
            <text:p>09:33</text:p>
          </table:table-cell>
          <table:table-cell office:value-type="float" office:value="166.1" calcext:value-type="float">
            <text:p>166.1</text:p>
          </table:table-cell>
          <table:table-cell table:style-name="ce10" table:formula="of:=IF(([.A1207]+[.B1207])=([.A1206]+[.B1206]);&quot;&quot;;([.C1206]-[.C1207])/(([.A1207]-[.A1206])+([.B1207]-[.B1206])))" office:value-type="float" office:value="18.9697277422744" calcext:value-type="float">
            <text:p>19.0</text:p>
          </table:table-cell>
          <table:table-cell table:number-columns-repeated="3"/>
          <table:table-cell office:value-type="string" calcext:value-type="string">
            <text:p>Was vir hierdie week alleen by die huis. <text:s/>Gebruik dus minder warm water</text:p>
          </table:table-cell>
          <table:table-cell table:number-columns-repeated="61"/>
        </table:table-row>
        <table:table-row table:style-name="ro2">
          <table:table-cell office:value-type="date" office:date-value="2022-07-10" calcext:value-type="date">
            <text:p>10-Jul-22</text:p>
          </table:table-cell>
          <table:table-cell office:value-type="time" office:time-value="PT09H33M00S" calcext:value-type="time">
            <text:p>09:33</text:p>
          </table:table-cell>
          <table:table-cell office:value-type="float" office:value="343.2" calcext:value-type="float">
            <text:p>343.2</text:p>
          </table:table-cell>
          <table:table-cell table:style-name="ce10" table:formula="of:=IF(([.A1208]+[.B1208])=([.A1207]+[.B1207]);&quot;&quot;;([.C1207]-[.C1208])/(([.A1208]-[.A1207])+([.B1208]-[.B1207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08]-[.C1207]" office:value-type="float" office:value="177.1" calcext:value-type="float">
            <text:p>177.1</text:p>
          </table:table-cell>
          <table:table-cell table:formula="of:=[.E1208]/[.F1208]" office:value-type="float" office:value="2.83625070581592" calcext:value-type="float">
            <text:p>R 2.84</text:p>
          </table:table-cell>
          <table:table-cell table:number-columns-repeated="62"/>
        </table:table-row>
        <table:table-row table:style-name="ro2">
          <table:table-cell office:value-type="date" office:date-value="2022-07-13" calcext:value-type="date">
            <text:p>13-Jul-22</text:p>
          </table:table-cell>
          <table:table-cell office:value-type="time" office:time-value="PT12H50M00S" calcext:value-type="time">
            <text:p>12:50</text:p>
          </table:table-cell>
          <table:table-cell office:value-type="float" office:value="284.3" calcext:value-type="float">
            <text:p>284.3</text:p>
          </table:table-cell>
          <table:table-cell table:style-name="ce10" table:formula="of:=IF(([.A1209]+[.B1209])=([.A1208]+[.B1208]);&quot;&quot;;([.C1208]-[.C1209])/(([.A1209]-[.A1208])+([.B1209]-[.B1208])))" office:value-type="float" office:value="18.7770644232898" calcext:value-type="float">
            <text:p>18.8</text:p>
          </table:table-cell>
          <table:table-cell table:number-columns-repeated="65"/>
        </table:table-row>
        <table:table-row table:style-name="ro2">
          <table:table-cell office:value-type="date" office:date-value="2022-07-17" calcext:value-type="date">
            <text:p>17-Jul-22</text:p>
          </table:table-cell>
          <table:table-cell office:value-type="time" office:time-value="PT20H16M00S" calcext:value-type="time">
            <text:p>20:16</text:p>
          </table:table-cell>
          <table:table-cell office:value-type="float" office:value="142.63" calcext:value-type="float">
            <text:p>142.63</text:p>
          </table:table-cell>
          <table:table-cell table:style-name="ce10" table:formula="of:=IF(([.A1210]+[.B1210])=([.A1209]+[.B1209]);&quot;&quot;;([.C1209]-[.C1210])/(([.A1210]-[.A1209])+([.B1210]-[.B1209])))" office:value-type="float" office:value="32.8721882049629" calcext:value-type="float">
            <text:p>32.9</text:p>
          </table:table-cell>
          <table:table-cell table:number-columns-repeated="3"/>
          <table:table-cell office:value-type="string" calcext:value-type="string">
            <text:p>Vandag is vistenk verhitter aan. <text:s/>Moontlik 50W ekstra. <text:s/>Het klere in tuimeldroër drooggemaak. <text:s/>Dis hoekom verbruik so erg op is.</text:p>
          </table:table-cell>
          <table:table-cell table:number-columns-repeated="61"/>
        </table:table-row>
        <table:table-row table:style-name="ro2">
          <table:table-cell office:value-type="date" office:date-value="2022-07-17" calcext:value-type="date">
            <text:p>17-Jul-22</text:p>
          </table:table-cell>
          <table:table-cell office:value-type="time" office:time-value="PT20H16M00S" calcext:value-type="time">
            <text:p>20:16</text:p>
          </table:table-cell>
          <table:table-cell office:value-type="float" office:value="307.61" calcext:value-type="float">
            <text:p>307.61</text:p>
          </table:table-cell>
          <table:table-cell table:style-name="ce10" table:formula="of:=IF(([.A1211]+[.B1211])=([.A1210]+[.B1210]);&quot;&quot;;([.C1210]-[.C1211])/(([.A1211]-[.A1210])+([.B1211]-[.B1210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11]-[.C1210]" office:value-type="float" office:value="164.98" calcext:value-type="float">
            <text:p>164.98</text:p>
          </table:table-cell>
          <table:table-cell table:formula="of:=[.E1211]/[.F1211]" office:value-type="float" office:value="3.04461146805673" calcext:value-type="float">
            <text:p>R 3.04</text:p>
          </table:table-cell>
          <table:table-cell table:number-columns-repeated="62"/>
        </table:table-row>
        <table:table-row table:style-name="ro2">
          <table:table-cell office:value-type="date" office:date-value="2022-07-24" calcext:value-type="date">
            <text:p>24-Jul-22</text:p>
          </table:table-cell>
          <table:table-cell office:value-type="time" office:time-value="PT11H52M00S" calcext:value-type="time">
            <text:p>11:52</text:p>
          </table:table-cell>
          <table:table-cell office:value-type="float" office:value="118.21" calcext:value-type="float">
            <text:p>118.21</text:p>
          </table:table-cell>
          <table:table-cell table:style-name="ce10" table:formula="of:=IF(([.A1212]+[.B1212])=([.A1211]+[.B1211]);&quot;&quot;;([.C1211]-[.C1212])/(([.A1212]-[.A1211])+([.B1212]-[.B1211])))" office:value-type="float" office:value="28.4812030075188" calcext:value-type="float">
            <text:p>28.5</text:p>
          </table:table-cell>
          <table:table-cell table:number-columns-repeated="65"/>
        </table:table-row>
        <table:table-row table:style-name="ro2">
          <table:table-cell office:value-type="date" office:date-value="2022-07-24" calcext:value-type="date">
            <text:p>24-Jul-22</text:p>
          </table:table-cell>
          <table:table-cell office:value-type="time" office:time-value="PT11H52M00S" calcext:value-type="time">
            <text:p>11:52</text:p>
          </table:table-cell>
          <table:table-cell office:value-type="float" office:value="277.41" calcext:value-type="float">
            <text:p>277.41</text:p>
          </table:table-cell>
          <table:table-cell table:style-name="ce10" table:formula="of:=IF(([.A1213]+[.B1213])=([.A1212]+[.B1212]);&quot;&quot;;([.C1212]-[.C1213])/(([.A1213]-[.A1212])+([.B1213]-[.B1212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13]-[.C1212]" office:value-type="float" office:value="159.2" calcext:value-type="float">
            <text:p>159.2</text:p>
          </table:table-cell>
          <table:table-cell table:formula="of:=[.E1213]/[.F1213]" office:value-type="float" office:value="3.15515075376884" calcext:value-type="float">
            <text:p>R 3.16</text:p>
          </table:table-cell>
          <table:table-cell table:number-columns-repeated="62"/>
        </table:table-row>
        <table:table-row table:style-name="ro2">
          <table:table-cell office:value-type="date" office:date-value="2022-07-31" calcext:value-type="date">
            <text:p>31-Jul-22</text:p>
          </table:table-cell>
          <table:table-cell office:value-type="time" office:time-value="PT11H46M00S" calcext:value-type="time">
            <text:p>11:46</text:p>
          </table:table-cell>
          <table:table-cell office:value-type="float" office:value="99.29" calcext:value-type="float">
            <text:p>99.29</text:p>
          </table:table-cell>
          <table:table-cell table:style-name="ce10" table:formula="of:=IF(([.A1214]+[.B1214])=([.A1213]+[.B1213]);&quot;&quot;;([.C1213]-[.C1214])/(([.A1214]-[.A1213])+([.B1214]-[.B1213])))" office:value-type="float" office:value="25.4608695652174" calcext:value-type="float">
            <text:p>25.5</text:p>
          </table:table-cell>
          <table:table-cell table:number-columns-repeated="65"/>
        </table:table-row>
        <table:table-row table:style-name="ro2">
          <table:table-cell office:value-type="date" office:date-value="2022-07-31" calcext:value-type="date">
            <text:p>31-Jul-22</text:p>
          </table:table-cell>
          <table:table-cell office:value-type="time" office:time-value="PT11H46M00S" calcext:value-type="time">
            <text:p>11:46</text:p>
          </table:table-cell>
          <table:table-cell office:value-type="float" office:value="250.08" calcext:value-type="float">
            <text:p>250.08</text:p>
          </table:table-cell>
          <table:table-cell table:style-name="ce10" table:formula="of:=IF(([.A1215]+[.B1215])=([.A1214]+[.B1214]);&quot;&quot;;([.C1214]-[.C1215])/(([.A1215]-[.A1214])+([.B1215]-[.B1214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15]-[.C1214]" office:value-type="float" office:value="150.79" calcext:value-type="float">
            <text:p>150.79</text:p>
          </table:table-cell>
          <table:table-cell table:formula="of:=[.E1215]/[.F1215]" office:value-type="float" office:value="3.33112275349824" calcext:value-type="float">
            <text:p>R 3.33</text:p>
          </table:table-cell>
          <table:table-cell table:number-columns-repeated="62"/>
        </table:table-row>
        <table:table-row table:style-name="ro2">
          <table:table-cell office:value-type="date" office:date-value="2022-08-07" calcext:value-type="date">
            <text:p>07-Aug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57.54" calcext:value-type="float">
            <text:p>57.54</text:p>
          </table:table-cell>
          <table:table-cell table:style-name="ce10" table:formula="of:=IF(([.A1216]+[.B1216])=([.A1215]+[.B1215]);&quot;&quot;;([.C1215]-[.C1216])/(([.A1216]-[.A1215])+([.B1216]-[.B1215])))" office:value-type="float" office:value="26.3477715480376" calcext:value-type="float">
            <text:p>26.3</text:p>
          </table:table-cell>
          <table:table-cell table:number-columns-repeated="65"/>
        </table:table-row>
        <table:table-row table:style-name="ro2">
          <table:table-cell office:value-type="date" office:date-value="2022-08-07" calcext:value-type="date">
            <text:p>07-Aug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49.24" calcext:value-type="float">
            <text:p>249.24</text:p>
          </table:table-cell>
          <table:table-cell table:style-name="ce10" table:formula="of:=IF(([.A1217]+[.B1217])=([.A1216]+[.B1216]);&quot;&quot;;([.C1216]-[.C1217])/(([.A1217]-[.A1216])+([.B1217]-[.B1216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17]-[.C1216]" office:value-type="float" office:value="191.7" calcext:value-type="float">
            <text:p>191.7</text:p>
          </table:table-cell>
          <table:table-cell table:formula="of:=[.E1217]/[.F1217]" office:value-type="float" office:value="2.62023995826813" calcext:value-type="float">
            <text:p>R 2.62</text:p>
          </table:table-cell>
          <table:table-cell office:value-type="string" calcext:value-type="string">
            <text:p>Het nou meer aggressief die geyser op battery begin gebruik.</text:p>
          </table:table-cell>
          <table:table-cell table:number-columns-repeated="61"/>
        </table:table-row>
        <table:table-row table:style-name="ro2">
          <table:table-cell office:value-type="date" office:date-value="2022-08-14" calcext:value-type="date">
            <text:p>14-Aug-22</text:p>
          </table:table-cell>
          <table:table-cell office:value-type="time" office:time-value="PT19H46M00S" calcext:value-type="time">
            <text:p>19:46</text:p>
          </table:table-cell>
          <table:table-cell office:value-type="float" office:value="100.46" calcext:value-type="float">
            <text:p>100.46</text:p>
          </table:table-cell>
          <table:table-cell table:style-name="ce10" table:formula="of:=IF(([.A1218]+[.B1218])=([.A1217]+[.B1217]);&quot;&quot;;([.C1217]-[.C1218])/(([.A1218]-[.A1217])+([.B1218]-[.B1217])))" office:value-type="float" office:value="21.1765543145201" calcext:value-type="float">
            <text:p>21.2</text:p>
          </table:table-cell>
          <table:table-cell table:number-columns-repeated="65"/>
        </table:table-row>
        <table:table-row table:style-name="ro2">
          <table:table-cell office:value-type="date" office:date-value="2022-08-14" calcext:value-type="date">
            <text:p>14-Aug-22</text:p>
          </table:table-cell>
          <table:table-cell office:value-type="time" office:time-value="PT19H46M00S" calcext:value-type="time">
            <text:p>19:46</text:p>
          </table:table-cell>
          <table:table-cell office:value-type="float" office:value="277.53" calcext:value-type="float">
            <text:p>277.53</text:p>
          </table:table-cell>
          <table:table-cell table:style-name="ce10" table:formula="of:=IF(([.A1219]+[.B1219])=([.A1218]+[.B1218]);&quot;&quot;;([.C1218]-[.C1219])/(([.A1219]-[.A1218])+([.B1219]-[.B1218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19]-[.C1218]" office:value-type="float" office:value="177.07" calcext:value-type="float">
            <text:p>177.07</text:p>
          </table:table-cell>
          <table:table-cell table:formula="of:=[.E1219]/[.F1219]" office:value-type="float" office:value="2.83673123623426" calcext:value-type="float">
            <text:p>R 2.84</text:p>
          </table:table-cell>
          <table:table-cell table:number-columns-repeated="62"/>
        </table:table-row>
        <table:table-row table:style-name="ro2">
          <table:table-cell office:value-type="date" office:date-value="2022-08-25" calcext:value-type="date">
            <text:p>25-Aug-22</text:p>
          </table:table-cell>
          <table:table-cell office:value-type="time" office:time-value="PT18H07M00S" calcext:value-type="time">
            <text:p>18:07</text:p>
          </table:table-cell>
          <table:table-cell office:value-type="float" office:value="32.19" calcext:value-type="float">
            <text:p>32.19</text:p>
          </table:table-cell>
          <table:table-cell table:style-name="ce10" table:formula="of:=IF(([.A1220]+[.B1220])=([.A1219]+[.B1219]);&quot;&quot;;([.C1219]-[.C1220])/(([.A1220]-[.A1219])+([.B1220]-[.B1219])))" office:value-type="float" office:value="22.443910806175" calcext:value-type="float">
            <text:p>22.4</text:p>
          </table:table-cell>
          <table:table-cell table:number-columns-repeated="65"/>
        </table:table-row>
        <table:table-row table:style-name="ro2">
          <table:table-cell office:value-type="date" office:date-value="2022-08-25" calcext:value-type="date">
            <text:p>25-Aug-22</text:p>
          </table:table-cell>
          <table:table-cell office:value-type="time" office:time-value="PT18H07M00S" calcext:value-type="time">
            <text:p>18:07</text:p>
          </table:table-cell>
          <table:table-cell office:value-type="float" office:value="197.18" calcext:value-type="float">
            <text:p>197.18</text:p>
          </table:table-cell>
          <table:table-cell table:style-name="ce10" table:formula="of:=IF(([.A1221]+[.B1221])=([.A1220]+[.B1220]);&quot;&quot;;([.C1220]-[.C1221])/(([.A1221]-[.A1220])+([.B1221]-[.B1220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21]-[.C1220]" office:value-type="float" office:value="164.99" calcext:value-type="float">
            <text:p>164.99</text:p>
          </table:table-cell>
          <table:table-cell table:formula="of:=[.E1221]/[.F1221]" office:value-type="float" office:value="3.04442693496576" calcext:value-type="float">
            <text:p>R 3.04</text:p>
          </table:table-cell>
          <table:table-cell table:number-columns-repeated="62"/>
        </table:table-row>
        <table:table-row table:style-name="ro2">
          <table:table-cell office:value-type="date" office:date-value="2022-08-30" calcext:value-type="date">
            <text:p>30-Aug-22</text:p>
          </table:table-cell>
          <table:table-cell office:value-type="time" office:time-value="PT18H49M00S" calcext:value-type="time">
            <text:p>18:49</text:p>
          </table:table-cell>
          <table:table-cell office:value-type="float" office:value="56.18" calcext:value-type="float">
            <text:p>56.18</text:p>
          </table:table-cell>
          <table:table-cell table:style-name="ce10" table:formula="of:=IF(([.A1222]+[.B1222])=([.A1221]+[.B1221]);&quot;&quot;;([.C1221]-[.C1222])/(([.A1222]-[.A1221])+([.B1222]-[.B1221])))" office:value-type="float" office:value="28.036454018227" calcext:value-type="float">
            <text:p>28.0</text:p>
          </table:table-cell>
          <table:table-cell table:number-columns-repeated="3"/>
          <table:table-cell office:value-type="string" calcext:value-type="string">
            <text:p>Kry nuwe yskas 20 Mei. <text:s/>Dit het dalk laer energieverbruik.</text:p>
          </table:table-cell>
          <table:table-cell table:number-columns-repeated="61"/>
        </table:table-row>
        <table:table-row table:style-name="ro2">
          <table:table-cell office:value-type="date" office:date-value="2022-08-30" calcext:value-type="date">
            <text:p>30-Aug-22</text:p>
          </table:table-cell>
          <table:table-cell office:value-type="time" office:time-value="PT18H49M00S" calcext:value-type="time">
            <text:p>18:49</text:p>
          </table:table-cell>
          <table:table-cell office:value-type="float" office:value="215.35" calcext:value-type="float">
            <text:p>215.35</text:p>
          </table:table-cell>
          <table:table-cell table:style-name="ce10" table:formula="of:=IF(([.A1223]+[.B1223])=([.A1222]+[.B1222]);&quot;&quot;;([.C1222]-[.C1223])/(([.A1223]-[.A1222])+([.B1223]-[.B1222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23]-[.C1222]" office:value-type="float" office:value="159.17" calcext:value-type="float">
            <text:p>159.17</text:p>
          </table:table-cell>
          <table:table-cell table:formula="of:=[.E1223]/[.F1223]" office:value-type="float" office:value="3.15574542941509" calcext:value-type="float">
            <text:p>R 3.16</text:p>
          </table:table-cell>
          <table:table-cell table:number-columns-repeated="62"/>
        </table:table-row>
        <table:table-row table:style-name="ro2">
          <table:table-cell office:value-type="date" office:date-value="2022-09-06" calcext:value-type="date">
            <text:p>06-Sep-22</text:p>
          </table:table-cell>
          <table:table-cell office:value-type="time" office:time-value="PT19H52M00S" calcext:value-type="time">
            <text:p>19:52</text:p>
          </table:table-cell>
          <table:table-cell office:value-type="float" office:value="95.01" calcext:value-type="float">
            <text:p>95.01</text:p>
          </table:table-cell>
          <table:table-cell table:style-name="ce10" table:formula="of:=IF(([.A1224]+[.B1224])=([.A1223]+[.B1223]);&quot;&quot;;([.C1223]-[.C1224])/(([.A1224]-[.A1223])+([.B1224]-[.B1223])))" office:value-type="float" office:value="17.0846495119787" calcext:value-type="float">
            <text:p>17.1</text:p>
          </table:table-cell>
          <table:table-cell table:number-columns-repeated="65"/>
        </table:table-row>
        <table:table-row table:style-name="ro2">
          <table:table-cell office:value-type="date" office:date-value="2022-09-06" calcext:value-type="date">
            <text:p>06-Sep-22</text:p>
          </table:table-cell>
          <table:table-cell office:value-type="time" office:time-value="PT19H52M00S" calcext:value-type="time">
            <text:p>19:52</text:p>
          </table:table-cell>
          <table:table-cell office:value-type="float" office:value="286.68" calcext:value-type="float">
            <text:p>286.68</text:p>
          </table:table-cell>
          <table:table-cell table:style-name="ce10" table:formula="of:=IF(([.A1225]+[.B1225])=([.A1224]+[.B1224]);&quot;&quot;;([.C1224]-[.C1225])/(([.A1225]-[.A1224])+([.B1225]-[.B1224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25]-[.C1224]" office:value-type="float" office:value="191.67" calcext:value-type="float">
            <text:p>191.67</text:p>
          </table:table-cell>
          <table:table-cell table:formula="of:=[.E1225]/[.F1225]" office:value-type="float" office:value="2.62065007565086" calcext:value-type="float">
            <text:p>R 2.62</text:p>
          </table:table-cell>
          <table:table-cell table:number-columns-repeated="62"/>
        </table:table-row>
        <table:table-row table:style-name="ro2">
          <table:table-cell office:value-type="date" office:date-value="2022-09-10" calcext:value-type="date">
            <text:p>10-Sep-22</text:p>
          </table:table-cell>
          <table:table-cell office:value-type="time" office:time-value="PT14H51M00S" calcext:value-type="time">
            <text:p>14:51</text:p>
          </table:table-cell>
          <table:table-cell office:value-type="float" office:value="200.33" calcext:value-type="float">
            <text:p>200.33</text:p>
          </table:table-cell>
          <table:table-cell table:style-name="ce10" table:formula="of:=IF(([.A1226]+[.B1226])=([.A1225]+[.B1225]);&quot;&quot;;([.C1225]-[.C1226])/(([.A1226]-[.A1225])+([.B1226]-[.B1225])))" office:value-type="float" office:value="22.7777981315259" calcext:value-type="float">
            <text:p>22.8</text:p>
          </table:table-cell>
          <table:table-cell table:number-columns-repeated="65"/>
        </table:table-row>
        <table:table-row table:style-name="ro2">
          <table:table-cell office:value-type="date" office:date-value="2022-09-10" calcext:value-type="date">
            <text:p>10-Sep-22</text:p>
          </table:table-cell>
          <table:table-cell office:value-type="time" office:time-value="PT14H51M00S" calcext:value-type="time">
            <text:p>14:51</text:p>
          </table:table-cell>
          <table:table-cell office:value-type="float" office:value="377.43" calcext:value-type="float">
            <text:p>377.43</text:p>
          </table:table-cell>
          <table:table-cell table:style-name="ce10" table:formula="of:=IF(([.A1227]+[.B1227])=([.A1226]+[.B1226]);&quot;&quot;;([.C1226]-[.C1227])/(([.A1227]-[.A1226])+([.B1227]-[.B1226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27]-[.C1226]" office:value-type="float" office:value="177.1" calcext:value-type="float">
            <text:p>177.1</text:p>
          </table:table-cell>
          <table:table-cell table:formula="of:=[.E1227]/[.F1227]" office:value-type="float" office:value="2.83625070581592" calcext:value-type="float">
            <text:p>R 2.84</text:p>
          </table:table-cell>
          <table:table-cell table:number-columns-repeated="62"/>
        </table:table-row>
        <table:table-row table:style-name="ro2">
          <table:table-cell office:value-type="date" office:date-value="2022-09-20" calcext:value-type="date">
            <text:p>20-Sep-22</text:p>
          </table:table-cell>
          <table:table-cell office:value-type="time" office:time-value="PT06H38M00S" calcext:value-type="time">
            <text:p>06:38</text:p>
          </table:table-cell>
          <table:table-cell office:value-type="float" office:value="134.95" calcext:value-type="float">
            <text:p>134.95</text:p>
          </table:table-cell>
          <table:table-cell table:style-name="ce10" table:formula="of:=IF(([.A1228]+[.B1228])=([.A1227]+[.B1227]);&quot;&quot;;([.C1227]-[.C1228])/(([.A1228]-[.A1227])+([.B1228]-[.B1227])))" office:value-type="float" office:value="25.1075861077155" calcext:value-type="float">
            <text:p>25.1</text:p>
          </table:table-cell>
          <table:table-cell table:number-columns-repeated="65"/>
        </table:table-row>
        <table:table-row table:style-name="ro2">
          <table:table-cell office:value-type="date" office:date-value="2022-09-20" calcext:value-type="date">
            <text:p>20-Sep-22</text:p>
          </table:table-cell>
          <table:table-cell office:value-type="time" office:time-value="PT06H38M00S" calcext:value-type="time">
            <text:p>06:38</text:p>
          </table:table-cell>
          <table:table-cell office:value-type="float" office:value="299.91" calcext:value-type="float">
            <text:p>299.91</text:p>
          </table:table-cell>
          <table:table-cell table:style-name="ce10" table:formula="of:=IF(([.A1229]+[.B1229])=([.A1228]+[.B1228]);&quot;&quot;;([.C1228]-[.C1229])/(([.A1229]-[.A1228])+([.B1229]-[.B1228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29]-[.C1228]" office:value-type="float" office:value="164.96" calcext:value-type="float">
            <text:p>164.96</text:p>
          </table:table-cell>
          <table:table-cell table:formula="of:=[.E1229]/[.F1229]" office:value-type="float" office:value="3.0449806013579" calcext:value-type="float">
            <text:p>R 3.04</text:p>
          </table:table-cell>
          <table:table-cell table:number-columns-repeated="62"/>
        </table:table-row>
        <table:table-row table:style-name="ro2">
          <table:table-cell office:value-type="date" office:date-value="2022-09-28" calcext:value-type="date">
            <text:p>28-Sep-22</text:p>
          </table:table-cell>
          <table:table-cell office:value-type="time" office:time-value="PT18H20M00S" calcext:value-type="time">
            <text:p>18:20</text:p>
          </table:table-cell>
          <table:table-cell office:value-type="float" office:value="103.9" calcext:value-type="float">
            <text:p>103.9</text:p>
          </table:table-cell>
          <table:table-cell table:style-name="ce10" table:formula="of:=IF(([.A1230]+[.B1230])=([.A1229]+[.B1229]);&quot;&quot;;([.C1229]-[.C1230])/(([.A1230]-[.A1229])+([.B1230]-[.B1229])))" office:value-type="float" office:value="23.0939617083947" calcext:value-type="float">
            <text:p>23.1</text:p>
          </table:table-cell>
          <table:table-cell table:number-columns-repeated="65"/>
        </table:table-row>
        <table:table-row table:style-name="ro2">
          <table:table-cell office:value-type="date" office:date-value="2022-09-28" calcext:value-type="date">
            <text:p>28-Sep-22</text:p>
          </table:table-cell>
          <table:table-cell office:value-type="time" office:time-value="PT18H20M00S" calcext:value-type="time">
            <text:p>18:20</text:p>
          </table:table-cell>
          <table:table-cell office:value-type="float" office:value="263.1" calcext:value-type="float">
            <text:p>263.1</text:p>
          </table:table-cell>
          <table:table-cell table:style-name="ce10" table:formula="of:=IF(([.A1231]+[.B1231])=([.A1230]+[.B1230]);&quot;&quot;;([.C1230]-[.C1231])/(([.A1231]-[.A1230])+([.B1231]-[.B1230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31]-[.C1230]" office:value-type="float" office:value="159.2" calcext:value-type="float">
            <text:p>159.2</text:p>
          </table:table-cell>
          <table:table-cell table:formula="of:=[.E1231]/[.F1231]" office:value-type="float" office:value="3.15515075376884" calcext:value-type="float">
            <text:p>R 3.16</text:p>
          </table:table-cell>
          <table:table-cell table:number-columns-repeated="62"/>
        </table:table-row>
        <table:table-row table:style-name="ro2">
          <table:table-cell office:value-type="date" office:date-value="2022-09-30" calcext:value-type="date">
            <text:p>30-Sep-22</text:p>
          </table:table-cell>
          <table:table-cell office:value-type="time" office:time-value="PT17H36M00S" calcext:value-type="time">
            <text:p>17:36</text:p>
          </table:table-cell>
          <table:table-cell office:value-type="float" office:value="219.02" calcext:value-type="float">
            <text:p>219.02</text:p>
          </table:table-cell>
          <table:table-cell table:style-name="ce10" table:formula="of:=IF(([.A1232]+[.B1232])=([.A1231]+[.B1231]);&quot;&quot;;([.C1231]-[.C1232])/(([.A1232]-[.A1231])+([.B1232]-[.B1231])))" office:value-type="float" office:value="22.3819464033851" calcext:value-type="float">
            <text:p>22.4</text:p>
          </table:table-cell>
          <table:table-cell table:number-columns-repeated="65"/>
        </table:table-row>
        <table:table-row table:style-name="ro2">
          <table:table-cell office:value-type="date" office:date-value="2022-10-04" calcext:value-type="date">
            <text:p>04-Oct-22</text:p>
          </table:table-cell>
          <table:table-cell office:value-type="time" office:time-value="PT09H29M00S" calcext:value-type="time">
            <text:p>09:29</text:p>
          </table:table-cell>
          <table:table-cell office:value-type="float" office:value="193.07" calcext:value-type="float">
            <text:p>193.07</text:p>
          </table:table-cell>
          <table:table-cell table:style-name="ce10" table:formula="of:=IF(([.A1233]+[.B1233])=([.A1232]+[.B1232]);&quot;&quot;;([.C1232]-[.C1233])/(([.A1233]-[.A1232])+([.B1233]-[.B1232])))" office:value-type="float" office:value="7.08666793096909" calcext:value-type="float">
            <text:p>7.1</text:p>
          </table:table-cell>
          <table:table-cell table:number-columns-repeated="65"/>
        </table:table-row>
        <table:table-row table:style-name="ro2">
          <table:table-cell office:value-type="date" office:date-value="2022-10-09" calcext:value-type="date">
            <text:p>09-Oct-22</text:p>
          </table:table-cell>
          <table:table-cell office:value-type="time" office:time-value="PT17H06M00S" calcext:value-type="time">
            <text:p>17:06</text:p>
          </table:table-cell>
          <table:table-cell office:value-type="float" office:value="106.23" calcext:value-type="float">
            <text:p>106.23</text:p>
          </table:table-cell>
          <table:table-cell table:style-name="ce10" table:formula="of:=IF(([.A1234]+[.B1234])=([.A1233]+[.B1233]);&quot;&quot;;([.C1233]-[.C1234])/(([.A1234]-[.A1233])+([.B1234]-[.B1233])))" office:value-type="float" office:value="16.3314091680815" calcext:value-type="float">
            <text:p>16.3</text:p>
          </table:table-cell>
          <table:table-cell table:number-columns-repeated="65"/>
        </table:table-row>
        <table:table-row table:style-name="ro2">
          <table:table-cell office:value-type="date" office:date-value="2022-10-09" calcext:value-type="date">
            <text:p>09-Oct-22</text:p>
          </table:table-cell>
          <table:table-cell office:value-type="time" office:time-value="PT17H06M00S" calcext:value-type="time">
            <text:p>17:06</text:p>
          </table:table-cell>
          <table:table-cell office:value-type="float" office:value="297.93" calcext:value-type="float">
            <text:p>297.93</text:p>
          </table:table-cell>
          <table:table-cell table:style-name="ce10" table:formula="of:=IF(([.A1235]+[.B1235])=([.A1234]+[.B1234]);&quot;&quot;;([.C1234]-[.C1235])/(([.A1235]-[.A1234])+([.B1235]-[.B1234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35]-[.C1234]" office:value-type="float" office:value="191.7" calcext:value-type="float">
            <text:p>191.7</text:p>
          </table:table-cell>
          <table:table-cell table:formula="of:=[.E1235]/[.F1235]" office:value-type="float" office:value="2.62023995826813" calcext:value-type="float">
            <text:p>R 2.62</text:p>
          </table:table-cell>
          <table:table-cell table:number-columns-repeated="62"/>
        </table:table-row>
        <table:table-row table:style-name="ro2">
          <table:table-cell office:value-type="date" office:date-value="2022-10-16" calcext:value-type="date">
            <text:p>16-Oct-22</text:p>
          </table:table-cell>
          <table:table-cell office:value-type="time" office:time-value="PT17H27M00S" calcext:value-type="time">
            <text:p>17:27</text:p>
          </table:table-cell>
          <table:table-cell office:value-type="float" office:value="146.83" calcext:value-type="float">
            <text:p>146.83</text:p>
          </table:table-cell>
          <table:table-cell table:style-name="ce10" table:formula="of:=IF(([.A1236]+[.B1236])=([.A1235]+[.B1235]);&quot;&quot;;([.C1235]-[.C1236])/(([.A1236]-[.A1235])+([.B1236]-[.B1235])))" office:value-type="float" office:value="21.5408375408375" calcext:value-type="float">
            <text:p>21.5</text:p>
          </table:table-cell>
          <table:table-cell table:number-columns-repeated="3"/>
          <table:table-cell office:value-type="string" calcext:value-type="string">
            <text:p>Verhoging in tarief</text:p>
          </table:table-cell>
          <table:table-cell table:number-columns-repeated="61"/>
        </table:table-row>
        <table:table-row table:style-name="ro2">
          <table:table-cell office:value-type="date" office:date-value="2022-10-16" calcext:value-type="date">
            <text:p>16-Oct-22</text:p>
          </table:table-cell>
          <table:table-cell office:value-type="time" office:time-value="PT17H27M00S" calcext:value-type="time">
            <text:p>17:27</text:p>
          </table:table-cell>
          <table:table-cell office:value-type="float" office:value="323.89" calcext:value-type="float">
            <text:p>323.89</text:p>
          </table:table-cell>
          <table:table-cell table:style-name="ce10" table:formula="of:=IF(([.A1237]+[.B1237])=([.A1236]+[.B1236]);&quot;&quot;;([.C1236]-[.C1237])/(([.A1237]-[.A1236])+([.B1237]-[.B1236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37]-[.C1236]" office:value-type="float" office:value="177.06" calcext:value-type="float">
            <text:p>177.06</text:p>
          </table:table-cell>
          <table:table-cell table:formula="of:=[.E1237]/[.F1237]" office:value-type="float" office:value="2.83689144922625" calcext:value-type="float">
            <text:p>R 2.84</text:p>
          </table:table-cell>
          <table:table-cell table:number-columns-repeated="62"/>
        </table:table-row>
        <table:table-row table:style-name="ro2">
          <table:table-cell office:value-type="date" office:date-value="2022-10-20" calcext:value-type="date">
            <text:p>20-Oct-22</text:p>
          </table:table-cell>
          <table:table-cell office:value-type="time" office:time-value="PT06H45M00S" calcext:value-type="time">
            <text:p>06:45</text:p>
          </table:table-cell>
          <table:table-cell office:value-type="float" office:value="252.15" calcext:value-type="float">
            <text:p>252.15</text:p>
          </table:table-cell>
          <table:table-cell table:style-name="ce10" table:formula="of:=IF(([.A1238]+[.B1238])=([.A1237]+[.B1237]);&quot;&quot;;([.C1237]-[.C1238])/(([.A1238]-[.A1237])+([.B1238]-[.B1237])))" office:value-type="float" office:value="20.1847596717468" calcext:value-type="float">
            <text:p>20.2</text:p>
          </table:table-cell>
          <table:table-cell table:number-columns-repeated="3"/>
          <table:table-cell office:value-type="string" calcext:value-type="string">
            <text:p>Gaan op langnaweek, los alles aan vir die huisoppasser. <text:s/>Verwag hoër verbruik.</text:p>
          </table:table-cell>
          <table:table-cell table:number-columns-repeated="61"/>
        </table:table-row>
        <table:table-row table:style-name="ro2">
          <table:table-cell office:value-type="date" office:date-value="2022-10-25" calcext:value-type="date">
            <text:p>25-Oct-22</text:p>
          </table:table-cell>
          <table:table-cell office:value-type="time" office:time-value="PT06H31M00S" calcext:value-type="time">
            <text:p>06:31</text:p>
          </table:table-cell>
          <table:table-cell office:value-type="float" office:value="141.02" calcext:value-type="float">
            <text:p>141.02</text:p>
          </table:table-cell>
          <table:table-cell table:style-name="ce10" table:formula="of:=IF(([.A1239]+[.B1239])=([.A1238]+[.B1238]);&quot;&quot;;([.C1238]-[.C1239])/(([.A1239]-[.A1238])+([.B1239]-[.B1238])))" office:value-type="float" office:value="22.2693014194267" calcext:value-type="float">
            <text:p>22.3</text:p>
          </table:table-cell>
          <table:table-cell table:number-columns-repeated="3"/>
          <table:table-cell office:value-type="string" calcext:value-type="string">
            <text:p>Terug van langnaweek. <text:s/>Kragverbruik was eintlik nogal min.</text:p>
          </table:table-cell>
          <table:table-cell table:number-columns-repeated="61"/>
        </table:table-row>
        <table:table-row table:style-name="ro2">
          <table:table-cell office:value-type="date" office:date-value="2022-10-25" calcext:value-type="date">
            <text:p>25-Oct-22</text:p>
          </table:table-cell>
          <table:table-cell office:value-type="time" office:time-value="PT06H31M00S" calcext:value-type="time">
            <text:p>06:31</text:p>
          </table:table-cell>
          <table:table-cell office:value-type="float" office:value="306.01" calcext:value-type="float">
            <text:p>306.01</text:p>
          </table:table-cell>
          <table:table-cell table:style-name="ce10" table:formula="of:=IF(([.A1240]+[.B1240])=([.A1239]+[.B1239]);&quot;&quot;;([.C1239]-[.C1240])/(([.A1240]-[.A1239])+([.B1240]-[.B1239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40]-[.C1239]" office:value-type="float" office:value="164.99" calcext:value-type="float">
            <text:p>164.99</text:p>
          </table:table-cell>
          <table:table-cell table:formula="of:=[.E1240]/[.F1240]" office:value-type="float" office:value="3.04442693496576" calcext:value-type="float">
            <text:p>R 3.04</text:p>
          </table:table-cell>
          <table:table-cell table:number-columns-repeated="62"/>
        </table:table-row>
        <table:table-row table:style-name="ro2">
          <table:table-cell office:value-type="date" office:date-value="2022-10-31" calcext:value-type="date">
            <text:p>31-Oct-22</text:p>
          </table:table-cell>
          <table:table-cell office:value-type="time" office:time-value="PT08H16M00S" calcext:value-type="time">
            <text:p>08:16</text:p>
          </table:table-cell>
          <table:table-cell office:value-type="float" office:value="218.94" calcext:value-type="float">
            <text:p>218.94</text:p>
          </table:table-cell>
          <table:table-cell table:style-name="ce10" table:formula="of:=IF(([.A1241]+[.B1241])=([.A1240]+[.B1240]);&quot;&quot;;([.C1240]-[.C1241])/(([.A1241]-[.A1240])+([.B1241]-[.B1240])))" office:value-type="float" office:value="14.3374271012007" calcext:value-type="float">
            <text:p>14.3</text:p>
          </table:table-cell>
          <table:table-cell table:number-columns-repeated="65"/>
        </table:table-row>
        <table:table-row table:style-name="ro2">
          <table:table-cell office:value-type="date" office:date-value="2022-11-04" calcext:value-type="date">
            <text:p>04-Nov-22</text:p>
          </table:table-cell>
          <table:table-cell office:value-type="time" office:time-value="PT20H27M00S" calcext:value-type="time">
            <text:p>20:27</text:p>
          </table:table-cell>
          <table:table-cell office:value-type="float" office:value="87.95" calcext:value-type="float">
            <text:p>87.95</text:p>
          </table:table-cell>
          <table:table-cell table:style-name="ce10" table:formula="of:=IF(([.A1242]+[.B1242])=([.A1241]+[.B1241]);&quot;&quot;;([.C1241]-[.C1242])/(([.A1242]-[.A1241])+([.B1242]-[.B1241])))" office:value-type="float" office:value="29.0595593899245" calcext:value-type="float">
            <text:p>29.1</text:p>
          </table:table-cell>
          <table:table-cell table:number-columns-repeated="65"/>
        </table:table-row>
        <table:table-row table:style-name="ro2">
          <table:table-cell office:value-type="date" office:date-value="2022-11-04" calcext:value-type="date">
            <text:p>04-Nov-22</text:p>
          </table:table-cell>
          <table:table-cell office:value-type="time" office:time-value="PT20H27M00S" calcext:value-type="time">
            <text:p>20:27</text:p>
          </table:table-cell>
          <table:table-cell office:value-type="float" office:value="279.64" calcext:value-type="float">
            <text:p>279.64</text:p>
          </table:table-cell>
          <table:table-cell table:style-name="ce10" table:formula="of:=IF(([.A1243]+[.B1243])=([.A1242]+[.B1242]);&quot;&quot;;([.C1242]-[.C1243])/(([.A1243]-[.A1242])+([.B1243]-[.B1242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43]-[.C1242]" office:value-type="float" office:value="191.69" calcext:value-type="float">
            <text:p>191.69</text:p>
          </table:table-cell>
          <table:table-cell table:formula="of:=[.E1243]/[.F1243]" office:value-type="float" office:value="2.62037664979916" calcext:value-type="float">
            <text:p>R 2.62</text:p>
          </table:table-cell>
          <table:table-cell table:number-columns-repeated="62"/>
        </table:table-row>
        <table:table-row table:style-name="ro2">
          <table:table-cell office:value-type="date" office:date-value="2022-11-12" calcext:value-type="date">
            <text:p>12-Nov-22</text:p>
          </table:table-cell>
          <table:table-cell office:value-type="time" office:time-value="PT13H51M00S" calcext:value-type="time">
            <text:p>13:51</text:p>
          </table:table-cell>
          <table:table-cell office:value-type="float" office:value="105.05" calcext:value-type="float">
            <text:p>105.05</text:p>
          </table:table-cell>
          <table:table-cell table:style-name="ce10" table:formula="of:=IF(([.A1244]+[.B1244])=([.A1243]+[.B1243]);&quot;&quot;;([.C1243]-[.C1244])/(([.A1244]-[.A1243])+([.B1244]-[.B1243])))" office:value-type="float" office:value="22.6006472491909" calcext:value-type="float">
            <text:p>22.6</text:p>
          </table:table-cell>
          <table:table-cell table:number-columns-repeated="65"/>
        </table:table-row>
        <table:table-row table:style-name="ro2">
          <table:table-cell office:value-type="date" office:date-value="2022-11-12" calcext:value-type="date">
            <text:p>12-Nov-22</text:p>
          </table:table-cell>
          <table:table-cell office:value-type="time" office:time-value="PT13H51M00S" calcext:value-type="time">
            <text:p>13:51</text:p>
          </table:table-cell>
          <table:table-cell office:value-type="float" office:value="282.14" calcext:value-type="float">
            <text:p>282.14</text:p>
          </table:table-cell>
          <table:table-cell table:style-name="ce10" table:formula="of:=IF(([.A1245]+[.B1245])=([.A1244]+[.B1244]);&quot;&quot;;([.C1244]-[.C1245])/(([.A1245]-[.A1244])+([.B1245]-[.B1244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45]-[.C1244]" office:value-type="float" office:value="177.09" calcext:value-type="float">
            <text:p>177.09</text:p>
          </table:table-cell>
          <table:table-cell table:formula="of:=[.E1245]/[.F1245]" office:value-type="float" office:value="2.83641086453216" calcext:value-type="float">
            <text:p>R 2.84</text:p>
          </table:table-cell>
          <table:table-cell table:number-columns-repeated="62"/>
        </table:table-row>
        <table:table-row table:style-name="ro2">
          <table:table-cell office:value-type="date" office:date-value="2022-11-26" calcext:value-type="date">
            <text:p>26-Nov-22</text:p>
          </table:table-cell>
          <table:table-cell office:value-type="time" office:time-value="PT09H41M00S" calcext:value-type="time">
            <text:p>09:41</text:p>
          </table:table-cell>
          <table:table-cell office:value-type="float" office:value="44.22" calcext:value-type="float">
            <text:p>44.22</text:p>
          </table:table-cell>
          <table:table-cell table:style-name="ce10" table:formula="of:=IF(([.A1246]+[.B1246])=([.A1245]+[.B1245]);&quot;&quot;;([.C1245]-[.C1246])/(([.A1246]-[.A1245])+([.B1246]-[.B1245])))" office:value-type="float" office:value="17.2076745354093" calcext:value-type="float">
            <text:p>17.2</text:p>
          </table:table-cell>
          <table:table-cell table:number-columns-repeated="65"/>
        </table:table-row>
        <table:table-row table:style-name="ro2">
          <table:table-cell office:value-type="date" office:date-value="2022-11-26" calcext:value-type="date">
            <text:p>26-Nov-22</text:p>
          </table:table-cell>
          <table:table-cell office:value-type="time" office:time-value="PT09H41M00S" calcext:value-type="time">
            <text:p>09:41</text:p>
          </table:table-cell>
          <table:table-cell office:value-type="float" office:value="209.21" calcext:value-type="float">
            <text:p>209.21</text:p>
          </table:table-cell>
          <table:table-cell table:style-name="ce10" table:formula="of:=IF(([.A1247]+[.B1247])=([.A1246]+[.B1246]);&quot;&quot;;([.C1246]-[.C1247])/(([.A1247]-[.A1246])+([.B1247]-[.B1246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47]-[.C1246]" office:value-type="float" office:value="164.99" calcext:value-type="float">
            <text:p>164.99</text:p>
          </table:table-cell>
          <table:table-cell table:formula="of:=[.E1247]/[.F1247]" office:value-type="float" office:value="3.04442693496576" calcext:value-type="float">
            <text:p>R 3.04</text:p>
          </table:table-cell>
          <table:table-cell table:number-columns-repeated="62"/>
        </table:table-row>
        <table:table-row table:style-name="ro2">
          <table:table-cell office:value-type="date" office:date-value="2022-12-03" calcext:value-type="date">
            <text:p>03-Dec-22</text:p>
          </table:table-cell>
          <table:table-cell office:value-type="time" office:time-value="PT18H25M00S" calcext:value-type="time">
            <text:p>18:25</text:p>
          </table:table-cell>
          <table:table-cell office:value-type="float" office:value="113.58" calcext:value-type="float">
            <text:p>113.58</text:p>
          </table:table-cell>
          <table:table-cell table:style-name="ce10" table:formula="of:=IF(([.A1248]+[.B1248])=([.A1247]+[.B1247]);&quot;&quot;;([.C1247]-[.C1248])/(([.A1248]-[.A1247])+([.B1248]-[.B1247])))" office:value-type="float" office:value="12.9863447755564" calcext:value-type="float">
            <text:p>13.0</text:p>
          </table:table-cell>
          <table:table-cell table:number-columns-repeated="65"/>
        </table:table-row>
        <table:table-row table:style-name="ro2">
          <table:table-cell office:value-type="date" office:date-value="2022-12-03" calcext:value-type="date">
            <text:p>03-Dec-22</text:p>
          </table:table-cell>
          <table:table-cell office:value-type="time" office:time-value="PT18H25M00S" calcext:value-type="time">
            <text:p>18:25</text:p>
          </table:table-cell>
          <table:table-cell office:value-type="float" office:value="305.28" calcext:value-type="float">
            <text:p>305.28</text:p>
          </table:table-cell>
          <table:table-cell table:style-name="ce10" table:formula="of:=IF(([.A1249]+[.B1249])=([.A1248]+[.B1248]);&quot;&quot;;([.C1248]-[.C1249])/(([.A1249]-[.A1248])+([.B1249]-[.B1248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249]-[.C1248]" office:value-type="float" office:value="191.7" calcext:value-type="float">
            <text:p>191.7</text:p>
          </table:table-cell>
          <table:table-cell table:formula="of:=[.E1249]/[.F1249]" office:value-type="float" office:value="2.62023995826813" calcext:value-type="float">
            <text:p>R 2.62</text:p>
          </table:table-cell>
          <table:table-cell table:number-columns-repeated="62"/>
        </table:table-row>
        <table:table-row table:style-name="ro2" table:number-rows-repeated="6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office:value-type="string" calcext:value-type="string">
            <text:p>Sit boorgat in op hierdie datum. <text:s/>Dit loop meestal op munisipale krag.</text:p>
          </table:table-cell>
          <table:table-cell table:number-columns-repeated="61"/>
        </table:table-row>
        <table:table-row table:style-name="ro2" table:number-rows-repeated="5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office:value-type="string" calcext:value-type="string">
            <text:p>Gaan op kampnaweek. <text:s/>Sit kombuisgeyser af en hou hoofgeyser op die son.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office:value-type="string" calcext:value-type="string">
            <text:p>Terug van kampnaweek. <text:s/>Sit geysers aan. <text:s/>Het sonpanele vandag skoongemaak. <text:s/>Dit behoort nou meer krag te lewer.</text:p>
          </table:table-cell>
          <table:table-cell table:number-columns-repeated="61"/>
        </table:table-row>
        <table:table-row table:style-name="ro2" table:number-rows-repeated="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office:value-type="string" calcext:value-type="string">
            <text:p>14 Okt 2022 – songeyserligte stelsel het nou derde battery.</text:p>
          </table:table-cell>
          <table:table-cell table:number-columns-repeated="61"/>
        </table:table-row>
        <table:table-row table:style-name="ro2" table:number-rows-repeated="4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office:value-type="string" calcext:value-type="string">
            <text:p>Toets met die nuwe battery en moniteringsagteware.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office:value-type="string" calcext:value-type="string">
            <text:p>Was baie bewolk met reen.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office:value-type="string" calcext:value-type="string">
            <text:p>Was baie bewolk met reen.</text:p>
          </table:table-cell>
          <table:table-cell table:number-columns-repeated="61"/>
        </table:table-row>
      </table:table>
      <table:table table:name="Data258AnnettevanZyl" table:style-name="ta1">
        <table:shapes>
          <draw:frame draw:z-index="0" draw:style-name="gr1" draw:text-style-name="P1" svg:width="159.99mm" svg:height="89.99mm" svg:x="364.19mm" svg:y="51.56mm">
            <draw:object draw:notify-on-update-of-ranges="Data258AnnettevanZyl.A18:Data258AnnettevanZyl.A96 Data258AnnettevanZyl.C18:Data258AnnettevanZyl.C9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3mm" svg:height="90.07mm" svg:x="363.82mm" svg:y="147.16mm">
            <draw:object draw:notify-on-update-of-ranges="Data258AnnettevanZyl.H25:Data258AnnettevanZyl.H36 Data258AnnettevanZyl.F25:Data258AnnettevanZyl.F25 Data258AnnettevanZyl.O25:Data258AnnettevanZyl.O36 Data258AnnettevanZyl.H37:Data258AnnettevanZyl.H48 Data258AnnettevanZyl.F37:Data258AnnettevanZyl.F37 Data258AnnettevanZyl.O37:Data258AnnettevanZyl.O48 Data258AnnettevanZyl.H49:Data258AnnettevanZyl.H60 Data258AnnettevanZyl.F49:Data258AnnettevanZyl.F49 Data258AnnettevanZyl.O49:Data258AnnettevanZyl.O60 Data258AnnettevanZyl.H61:Data258AnnettevanZyl.H72 Data258AnnettevanZyl.F61:Data258AnnettevanZyl.F61 Data258AnnettevanZyl.O61:Data258AnnettevanZyl.O72 Data258AnnettevanZyl.H73:Data258AnnettevanZyl.H84 Data258AnnettevanZyl.F73:Data258AnnettevanZyl.F73 Data258AnnettevanZyl.O73:Data258AnnettevanZyl.O84 Data258AnnettevanZyl.F85:Data258AnnettevanZyl.F85 Data258AnnettevanZyl.O85:Data258AnnettevanZyl.O95 Data258AnnettevanZyl.H85:Data258AnnettevanZyl.H9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2" table:default-cell-style-name="ce4"/>
        <table:table-column table:style-name="co22" table:default-cell-style-name="ce3"/>
        <table:table-column table:style-name="co22" table:default-cell-style-name="ce10"/>
        <table:table-column table:style-name="co22" table:number-columns-repeated="12" table:default-cell-style-name="Default"/>
        <table:table-row table:style-name="ro2">
          <table:table-cell table:style-name="ce13" office:value-type="string" calcext:value-type="string">
            <text:p>258 Annette van Zyl straat data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12"/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2" office:value-type="string" calcext:value-type="string">
            <text:p>Jaar</text:p>
          </table:table-cell>
          <table:table-cell table:style-name="ce2" office:value-type="string" calcext:value-type="string">
            <text:p>Verbruik [kWh]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Default" table:formula="of:=[.F25]" office:value-type="float" office:value="2012" calcext:value-type="float">
            <text:p>2012</text:p>
          </table:table-cell>
          <table:table-cell table:style-name="ce19" table:formula="of:=[.G25]" office:value-type="float" office:value="12973.5195123956" calcext:value-type="float">
            <text:p>12974</text:p>
          </table:table-cell>
          <table:table-cell table:style-name="Default"/>
          <table:table-cell office:value-type="string" calcext:value-type="string">
            <text:p>Huis met geyser op 70 gestel:</text:p>
          </table:table-cell>
          <table:table-cell table:number-columns-repeated="2"/>
          <table:table-cell table:style-name="ce19" table:formula="of:=AVERAGE([.B4:.B5])" office:value-type="float" office:value="13575.6662362338" calcext:value-type="float">
            <text:p>13576</text:p>
          </table:table-cell>
          <table:table-cell table:number-columns-repeated="8"/>
        </table:table-row>
        <table:table-row table:style-name="ro2">
          <table:table-cell table:style-name="Default" table:formula="of:=[.F37]" office:value-type="float" office:value="2013" calcext:value-type="float">
            <text:p>2013</text:p>
          </table:table-cell>
          <table:table-cell table:style-name="ce19" table:formula="of:=[.G37]" office:value-type="float" office:value="14177.812960072" calcext:value-type="float">
            <text:p>14178</text:p>
          </table:table-cell>
          <table:table-cell table:style-name="Default"/>
          <table:table-cell office:value-type="string" calcext:value-type="string">
            <text:p>Huis met geyser op 55 gestel:</text:p>
          </table:table-cell>
          <table:table-cell table:number-columns-repeated="2"/>
          <table:table-cell table:style-name="ce19" table:formula="of:=AVERAGE([.B6:.B8])" office:value-type="float" office:value="10028.3869152115" calcext:value-type="float">
            <text:p>10028</text:p>
          </table:table-cell>
          <table:table-cell table:number-columns-repeated="8"/>
        </table:table-row>
        <table:table-row table:style-name="ro2">
          <table:table-cell table:style-name="Default" table:formula="of:=[.F49]" office:value-type="float" office:value="2014" calcext:value-type="float">
            <text:p>2014</text:p>
          </table:table-cell>
          <table:table-cell table:style-name="ce19" table:formula="of:=[.G49]" office:value-type="float" office:value="10710.015159406" calcext:value-type="float">
            <text:p>10710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Default" table:formula="of:=[.F61]" office:value-type="float" office:value="2015" calcext:value-type="float">
            <text:p>2015</text:p>
          </table:table-cell>
          <table:table-cell table:style-name="ce19" table:formula="of:=[.G61]" office:value-type="float" office:value="9883.89581886586" calcext:value-type="float">
            <text:p>9884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Default" table:formula="of:=[.F73]" office:value-type="float" office:value="2016" calcext:value-type="float">
            <text:p>2016</text:p>
          </table:table-cell>
          <table:table-cell table:style-name="ce19" table:formula="of:=[.G73]" office:value-type="float" office:value="9491.24976736261" calcext:value-type="float">
            <text:p>9491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Default" table:formula="of:=[.F85]" office:value-type="float" office:value="2017" calcext:value-type="float">
            <text:p>2017</text:p>
          </table:table-cell>
          <table:table-cell table:style-name="ce19" table:formula="of:=[.G85]" office:value-type="float" office:value="8816.70635285636" calcext:value-type="float">
            <text:p>8817</text:p>
          </table:table-cell>
          <table:table-cell table:style-name="Default" office:value-type="string" calcext:value-type="string">
            <text:p>Laaste jaar was nie volle jaar nie</text:p>
          </table:table-cell>
          <table:table-cell table:number-columns-repeated="12"/>
        </table:table-row>
        <table:table-row table:style-name="ro2" table:number-rows-repeated="3">
          <table:table-cell table:style-name="Default" table:number-columns-repeated="3"/>
          <table:table-cell table:number-columns-repeated="12"/>
        </table:table-row>
        <table:table-row table:style-name="ro2" table:number-rows-repeated="2">
          <table:table-cell table:style-name="ce12"/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12" office:value-type="string" calcext:value-type="string">
            <text:p>Totaal</text:p>
          </table:table-cell>
          <table:table-cell table:style-name="Default"/>
          <table:table-cell table:style-name="ce19" table:formula="of:=[.C96]-[.C18]" office:value-type="float" office:value="73132.3" calcext:value-type="float">
            <text:p>73132</text:p>
          </table:table-cell>
          <table:table-cell table:number-columns-repeated="11"/>
          <table:table-cell table:style-name="ce19" table:formula="of:=SUM([.O18:.O96])" office:value-type="float" office:value="72747.4476690466" calcext:value-type="float">
            <text:p>72747</text:p>
          </table:table-cell>
        </table:table-row>
        <table:table-row table:style-name="ro2">
          <table:table-cell table:style-name="ce12"/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Tyd</text:p>
          </table:table-cell>
          <table:table-cell table:style-name="Default" office:value-type="string" calcext:value-type="string">
            <text:p>Krag [kWh]</text:p>
          </table:table-cell>
          <table:table-cell table:number-columns-repeated="2"/>
          <table:table-cell table:style-name="ce3" office:value-type="string" calcext:value-type="string">
            <text:p>Jaar</text:p>
          </table:table-cell>
          <table:table-cell table:style-name="ce3" office:value-type="string" calcext:value-type="string">
            <text:p>Totaal</text:p>
          </table:table-cell>
          <table:table-cell table:style-name="ce3" office:value-type="string" calcext:value-type="string">
            <text:p>Plot maand</text:p>
          </table:table-cell>
          <table:table-cell office:value-type="string" calcext:value-type="string">
            <text:p>Datum begin</text:p>
          </table:table-cell>
          <table:table-cell office:value-type="string" calcext:value-type="string">
            <text:p>Datum einde</text:p>
          </table:table-cell>
          <table:table-cell office:value-type="string" calcext:value-type="string">
            <text:p>Waarde begin</text:p>
          </table:table-cell>
          <table:table-cell office:value-type="string" calcext:value-type="string">
            <text:p>Waarde einde</text:p>
          </table:table-cell>
          <table:table-cell office:value-type="string" calcext:value-type="string">
            <text:p>Int datum</text:p>
          </table:table-cell>
          <table:table-cell office:value-type="string" calcext:value-type="string">
            <text:p>Int waarde</text:p>
          </table:table-cell>
          <table:table-cell office:value-type="string" calcext:value-type="string">
            <text:p>Gebruik</text:p>
          </table:table-cell>
        </table:table-row>
        <table:table-row table:style-name="ro2">
          <table:table-cell office:value-type="date" office:date-value="2011-08-24" calcext:value-type="date">
            <text:p>24-Aug-11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72255.3" calcext:value-type="float">
            <text:p>72255.3</text:p>
          </table:table-cell>
          <table:table-cell table:number-columns-repeated="5"/>
          <table:table-cell table:style-name="ce4" table:formula="of:=[.A18]+[.B18]" office:value-type="date" office:date-value="2011-08-24T19:00:00" calcext:value-type="date">
            <text:p>24-Aug-11</text:p>
          </table:table-cell>
          <table:table-cell table:style-name="ce4" table:formula="of:=[.A19]+[.B19]" office:value-type="date" office:date-value="2011-09-01T07:22:00" calcext:value-type="date">
            <text:p>01-Sep-11</text:p>
          </table:table-cell>
          <table:table-cell table:style-name="ce10" table:formula="of:=[.C18]" office:value-type="float" office:value="72255.3" calcext:value-type="float">
            <text:p>72255.3</text:p>
          </table:table-cell>
          <table:table-cell table:style-name="ce10" table:formula="of:=[.C19]" office:value-type="float" office:value="72546" calcext:value-type="float">
            <text:p>72546.0</text:p>
          </table:table-cell>
          <table:table-cell table:style-name="ce4" table:formula="of:=EOMONTH([.A18];0)" office:value-type="date" office:date-value="2011-08-31" calcext:value-type="date">
            <text:p>31-Aug-11</text:p>
          </table:table-cell>
          <table:table-cell table:style-name="ce10" table:formula="of:=[.M18]*(([.L18]-[.K18])/([.J18]-[.I18]))+([.L18]-(([.L18]-[.K18])/([.J18]-[.I18]))*[.J18])" office:value-type="float" office:value="72495.4458140824" calcext:value-type="float">
            <text:p>72495.4</text:p>
          </table:table-cell>
          <table:table-cell table:style-name="ce10" table:formula="of:=[.N18]-[.C18]" office:value-type="float" office:value="240.145814082396" calcext:value-type="float">
            <text:p>240.1</text:p>
          </table:table-cell>
        </table:table-row>
        <table:table-row table:style-name="ro2">
          <table:table-cell office:value-type="date" office:date-value="2011-09-01" calcext:value-type="date">
            <text:p>01-Sep-11</text:p>
          </table:table-cell>
          <table:table-cell office:value-type="time" office:time-value="PT07H22M00S" calcext:value-type="time">
            <text:p>07:22</text:p>
          </table:table-cell>
          <table:table-cell office:value-type="float" office:value="72546" calcext:value-type="float">
            <text:p>72546.0</text:p>
          </table:table-cell>
          <table:table-cell table:number-columns-repeated="5"/>
          <table:table-cell table:style-name="ce4" table:formula="of:=[.A19]+[.B19]" office:value-type="date" office:date-value="2011-09-01T07:22:00" calcext:value-type="date">
            <text:p>01-Sep-11</text:p>
          </table:table-cell>
          <table:table-cell table:style-name="ce4" table:formula="of:=[.A20]+[.B20]" office:value-type="date" office:date-value="2011-10-18T17:31:00" calcext:value-type="date">
            <text:p>18-Oct-11</text:p>
          </table:table-cell>
          <table:table-cell table:style-name="ce10" table:formula="of:=[.C19]" office:value-type="float" office:value="72546" calcext:value-type="float">
            <text:p>72546.0</text:p>
          </table:table-cell>
          <table:table-cell table:style-name="ce10" table:formula="of:=[.C20]" office:value-type="float" office:value="74484.4" calcext:value-type="float">
            <text:p>74484.4</text:p>
          </table:table-cell>
          <table:table-cell table:style-name="ce4" table:formula="of:=EOMONTH([.A19];0)" office:value-type="date" office:date-value="2011-09-30" calcext:value-type="date">
            <text:p>30-Sep-11</text:p>
          </table:table-cell>
          <table:table-cell table:style-name="ce10" table:formula="of:=[.M19]*(([.L19]-[.K19])/([.J19]-[.I19]))+([.L19]-(([.L19]-[.K19])/([.J19]-[.I19]))*[.J19])" office:value-type="float" office:value="73718.8215554482" calcext:value-type="float">
            <text:p>73718.8</text:p>
          </table:table-cell>
          <table:table-cell table:style-name="ce10" table:formula="of:=[.N19]-[.N18]" office:value-type="float" office:value="1223.37574136583" calcext:value-type="float">
            <text:p>1223.4</text:p>
          </table:table-cell>
        </table:table-row>
        <table:table-row table:style-name="ro2">
          <table:table-cell office:value-type="date" office:date-value="2011-10-18" calcext:value-type="date">
            <text:p>18-Oct-11</text:p>
          </table:table-cell>
          <table:table-cell office:value-type="time" office:time-value="PT17H31M00S" calcext:value-type="time">
            <text:p>17:31</text:p>
          </table:table-cell>
          <table:table-cell office:value-type="float" office:value="74484.4" calcext:value-type="float">
            <text:p>74484.4</text:p>
          </table:table-cell>
          <table:table-cell table:number-columns-repeated="5"/>
          <table:table-cell table:style-name="ce4" table:formula="of:=[.A20]+[.B20]" office:value-type="date" office:date-value="2011-10-18T17:31:00" calcext:value-type="date">
            <text:p>18-Oct-11</text:p>
          </table:table-cell>
          <table:table-cell table:style-name="ce4" table:formula="of:=[.A21]+[.B21]" office:value-type="date" office:date-value="2011-11-02T18:32:00" calcext:value-type="date">
            <text:p>02-Nov-11</text:p>
          </table:table-cell>
          <table:table-cell table:style-name="ce10" table:formula="of:=[.C20]" office:value-type="float" office:value="74484.4" calcext:value-type="float">
            <text:p>74484.4</text:p>
          </table:table-cell>
          <table:table-cell table:style-name="ce10" table:formula="of:=[.C21]" office:value-type="float" office:value="75011.4" calcext:value-type="float">
            <text:p>75011.4</text:p>
          </table:table-cell>
          <table:table-cell table:style-name="ce4" table:formula="of:=EOMONTH([.A20];0)" office:value-type="date" office:date-value="2011-10-31" calcext:value-type="date">
            <text:p>31-Oct-11</text:p>
          </table:table-cell>
          <table:table-cell table:style-name="ce10" table:formula="of:=[.M20]*(([.L20]-[.K20])/([.J20]-[.I20]))+([.L20]-(([.L20]-[.K20])/([.J20]-[.I20]))*[.J20])" office:value-type="float" office:value="74914.2768754906" calcext:value-type="float">
            <text:p>74914.3</text:p>
          </table:table-cell>
          <table:table-cell table:style-name="ce10" table:formula="of:=[.N20]-[.N19]" office:value-type="float" office:value="1195.45532004233" calcext:value-type="float">
            <text:p>1195.5</text:p>
          </table:table-cell>
        </table:table-row>
        <table:table-row table:style-name="ro2">
          <table:table-cell office:value-type="date" office:date-value="2011-11-02" calcext:value-type="date">
            <text:p>02-Nov-11</text:p>
          </table:table-cell>
          <table:table-cell office:value-type="time" office:time-value="PT18H32M00S" calcext:value-type="time">
            <text:p>18:32</text:p>
          </table:table-cell>
          <table:table-cell office:value-type="float" office:value="75011.4" calcext:value-type="float">
            <text:p>75011.4</text:p>
          </table:table-cell>
          <table:table-cell table:number-columns-repeated="5"/>
          <table:table-cell table:style-name="ce4" table:formula="of:=[.A21]+[.B21]" office:value-type="date" office:date-value="2011-11-02T18:32:00" calcext:value-type="date">
            <text:p>02-Nov-11</text:p>
          </table:table-cell>
          <table:table-cell table:style-name="ce4" table:formula="of:=[.A22]+[.B22]" office:value-type="date" office:date-value="2011-12-12T17:03:00" calcext:value-type="date">
            <text:p>12-Dec-11</text:p>
          </table:table-cell>
          <table:table-cell table:style-name="ce10" table:formula="of:=[.C21]" office:value-type="float" office:value="75011.4" calcext:value-type="float">
            <text:p>75011.4</text:p>
          </table:table-cell>
          <table:table-cell table:style-name="ce10" table:formula="of:=[.C22]" office:value-type="float" office:value="76505.1" calcext:value-type="float">
            <text:p>76505.1</text:p>
          </table:table-cell>
          <table:table-cell table:style-name="ce4" table:formula="of:=EOMONTH([.A21];0)" office:value-type="date" office:date-value="2011-11-30" calcext:value-type="date">
            <text:p>30-Nov-11</text:p>
          </table:table-cell>
          <table:table-cell table:style-name="ce10" table:formula="of:=[.M21]*(([.L21]-[.K21])/([.J21]-[.I21]))+([.L21]-(([.L21]-[.K21])/([.J21]-[.I21]))*[.J21])" office:value-type="float" office:value="76029.7267479266" calcext:value-type="float">
            <text:p>76029.7</text:p>
          </table:table-cell>
          <table:table-cell table:style-name="ce10" table:formula="of:=[.N21]-[.N20]" office:value-type="float" office:value="1115.449872436" calcext:value-type="float">
            <text:p>1115.4</text:p>
          </table:table-cell>
        </table:table-row>
        <table:table-row table:style-name="ro2">
          <table:table-cell office:value-type="date" office:date-value="2011-12-12" calcext:value-type="date">
            <text:p>12-Dec-11</text:p>
          </table:table-cell>
          <table:table-cell office:value-type="time" office:time-value="PT17H03M00S" calcext:value-type="time">
            <text:p>17:03</text:p>
          </table:table-cell>
          <table:table-cell office:value-type="float" office:value="76505.1" calcext:value-type="float">
            <text:p>76505.1</text:p>
          </table:table-cell>
          <table:table-cell table:number-columns-repeated="5"/>
          <table:table-cell table:style-name="ce4" table:formula="of:=[.A22]+[.B22]" office:value-type="date" office:date-value="2011-12-12T17:03:00" calcext:value-type="date">
            <text:p>12-Dec-11</text:p>
          </table:table-cell>
          <table:table-cell table:style-name="ce4" table:formula="of:=[.A23]+[.B23]" office:value-type="date" office:date-value="2012-01-05T17:07:00" calcext:value-type="date">
            <text:p>05-Jan-12</text:p>
          </table:table-cell>
          <table:table-cell table:style-name="ce10" table:formula="of:=[.C22]" office:value-type="float" office:value="76505.1" calcext:value-type="float">
            <text:p>76505.1</text:p>
          </table:table-cell>
          <table:table-cell table:style-name="ce10" table:formula="of:=[.C23]" office:value-type="float" office:value="77331" calcext:value-type="float">
            <text:p>77331.0</text:p>
          </table:table-cell>
          <table:table-cell table:style-name="ce4" table:formula="of:=EOMONTH([.A22];0)" office:value-type="date" office:date-value="2011-12-31" calcext:value-type="date">
            <text:p>31-Dec-11</text:p>
          </table:table-cell>
          <table:table-cell table:style-name="ce10" table:formula="of:=[.M22]*(([.L22]-[.K22])/([.J22]-[.I22]))+([.L22]-(([.L22]-[.K22])/([.J22]-[.I22]))*[.J22])" office:value-type="float" office:value="77134.4174487907" calcext:value-type="float">
            <text:p>77134.4</text:p>
          </table:table-cell>
          <table:table-cell table:style-name="ce10" table:formula="of:=[.N22]-[.N21]" office:value-type="float" office:value="1104.69070086419" calcext:value-type="float">
            <text:p>1104.7</text:p>
          </table:table-cell>
        </table:table-row>
        <table:table-row table:style-name="ro2">
          <table:table-cell office:value-type="date" office:date-value="2012-01-05" calcext:value-type="date">
            <text:p>05-Jan-12</text:p>
          </table:table-cell>
          <table:table-cell office:value-type="time" office:time-value="PT17H07M00S" calcext:value-type="time">
            <text:p>17:07</text:p>
          </table:table-cell>
          <table:table-cell office:value-type="float" office:value="77331" calcext:value-type="float">
            <text:p>77331.0</text:p>
          </table:table-cell>
          <table:table-cell table:number-columns-repeated="5"/>
          <table:table-cell table:style-name="ce4" table:formula="of:=[.A23]+[.B23]" office:value-type="date" office:date-value="2012-01-05T17:07:00" calcext:value-type="date">
            <text:p>05-Jan-12</text:p>
          </table:table-cell>
          <table:table-cell table:style-name="ce4" table:formula="of:=[.A24]+[.B24]" office:value-type="date" office:date-value="2012-02-07T18:40:00" calcext:value-type="date">
            <text:p>07-Feb-12</text:p>
          </table:table-cell>
          <table:table-cell table:style-name="ce10" table:formula="of:=[.C23]" office:value-type="float" office:value="77331" calcext:value-type="float">
            <text:p>77331.0</text:p>
          </table:table-cell>
          <table:table-cell table:style-name="ce10" table:formula="of:=[.C24]" office:value-type="float" office:value="78298.4" calcext:value-type="float">
            <text:p>78298.4</text:p>
          </table:table-cell>
          <table:table-cell table:style-name="ce4" table:formula="of:=EOMONTH([.A23];0)" office:value-type="date" office:date-value="2012-01-31" calcext:value-type="date">
            <text:p>31-Jan-12</text:p>
          </table:table-cell>
          <table:table-cell table:style-name="ce10" table:formula="of:=[.M23]*(([.L23]-[.K23])/([.J23]-[.I23]))+([.L23]-(([.L23]-[.K23])/([.J23]-[.I23]))*[.J23])" office:value-type="float" office:value="78070.8386197046" calcext:value-type="float">
            <text:p>78070.8</text:p>
          </table:table-cell>
          <table:table-cell table:style-name="ce10" table:formula="of:=[.N23]-[.N22]" office:value-type="float" office:value="936.421170913847" calcext:value-type="float">
            <text:p>936.4</text:p>
          </table:table-cell>
        </table:table-row>
        <table:table-row table:style-name="ro2">
          <table:table-cell office:value-type="date" office:date-value="2012-02-07" calcext:value-type="date">
            <text:p>07-Feb-12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78298.4" calcext:value-type="float">
            <text:p>78298.4</text:p>
          </table:table-cell>
          <table:table-cell table:number-columns-repeated="5"/>
          <table:table-cell table:style-name="ce4" table:formula="of:=[.A24]+[.B24]" office:value-type="date" office:date-value="2012-02-07T18:40:00" calcext:value-type="date">
            <text:p>07-Feb-12</text:p>
          </table:table-cell>
          <table:table-cell table:style-name="ce4" table:formula="of:=[.A25]+[.B25]" office:value-type="date" office:date-value="2012-03-14T17:50:00" calcext:value-type="date">
            <text:p>14-Mar-12</text:p>
          </table:table-cell>
          <table:table-cell table:style-name="ce10" table:formula="of:=[.C24]" office:value-type="float" office:value="78298.4" calcext:value-type="float">
            <text:p>78298.4</text:p>
          </table:table-cell>
          <table:table-cell table:style-name="ce10" table:formula="of:=[.C25]" office:value-type="float" office:value="79401.9" calcext:value-type="float">
            <text:p>79401.9</text:p>
          </table:table-cell>
          <table:table-cell table:style-name="ce4" table:formula="of:=EOMONTH([.A24];0)" office:value-type="date" office:date-value="2012-02-29" calcext:value-type="date">
            <text:p>29-Feb-12</text:p>
          </table:table-cell>
          <table:table-cell table:style-name="ce10" table:formula="of:=[.M24]*(([.L24]-[.K24])/([.J24]-[.I24]))+([.L24]-(([.L24]-[.K24])/([.J24]-[.I24]))*[.J24])" office:value-type="float" office:value="78949.5480980882" calcext:value-type="float">
            <text:p>78949.5</text:p>
          </table:table-cell>
          <table:table-cell table:style-name="ce10" table:formula="of:=[.N24]-[.N23]" office:value-type="float" office:value="878.709478383651" calcext:value-type="float">
            <text:p>878.7</text:p>
          </table:table-cell>
        </table:table-row>
        <table:table-row table:style-name="ro2">
          <table:table-cell office:value-type="date" office:date-value="2012-03-14" calcext:value-type="date">
            <text:p>14-Mar-12</text:p>
          </table:table-cell>
          <table:table-cell office:value-type="time" office:time-value="PT17H50M00S" calcext:value-type="time">
            <text:p>17:50</text:p>
          </table:table-cell>
          <table:table-cell office:value-type="float" office:value="79401.9" calcext:value-type="float">
            <text:p>79401.9</text:p>
          </table:table-cell>
          <table:table-cell table:number-columns-repeated="2"/>
          <table:table-cell table:formula="of:=YEAR([.I25])" office:value-type="float" office:value="2012" calcext:value-type="float">
            <text:p>2012</text:p>
          </table:table-cell>
          <table:table-cell table:style-name="ce19" table:formula="of:=SUM([.O25:.O36])" office:value-type="float" office:value="12973.5195123956" calcext:value-type="float">
            <text:p>12974</text:p>
          </table:table-cell>
          <table:table-cell office:value-type="float" office:value="1" calcext:value-type="float">
            <text:p>1</text:p>
          </table:table-cell>
          <table:table-cell table:style-name="ce4" table:formula="of:=[.A25]+[.B25]" office:value-type="date" office:date-value="2012-03-14T17:50:00" calcext:value-type="date">
            <text:p>14-Mar-12</text:p>
          </table:table-cell>
          <table:table-cell table:style-name="ce4" table:formula="of:=[.A26]+[.B26]" office:value-type="date" office:date-value="2012-04-10T18:49:00" calcext:value-type="date">
            <text:p>10-Apr-12</text:p>
          </table:table-cell>
          <table:table-cell table:style-name="ce10" table:formula="of:=[.C25]" office:value-type="float" office:value="79401.9" calcext:value-type="float">
            <text:p>79401.9</text:p>
          </table:table-cell>
          <table:table-cell table:style-name="ce10" table:formula="of:=[.C26]" office:value-type="float" office:value="80230.1" calcext:value-type="float">
            <text:p>80230.1</text:p>
          </table:table-cell>
          <table:table-cell table:style-name="ce4" table:formula="of:=EOMONTH([.A25];0)" office:value-type="date" office:date-value="2012-03-31" calcext:value-type="date">
            <text:p>31-Mar-12</text:p>
          </table:table-cell>
          <table:table-cell table:style-name="ce10" table:formula="of:=[.M25]*(([.L25]-[.K25])/([.J25]-[.I25]))+([.L25]-(([.L25]-[.K25])/([.J25]-[.I25]))*[.J25])" office:value-type="float" office:value="79899.81114307" calcext:value-type="float">
            <text:p>79899.8</text:p>
          </table:table-cell>
          <table:table-cell table:style-name="ce10" table:formula="of:=[.N25]-[.N24]" office:value-type="float" office:value="950.263044981752" calcext:value-type="float">
            <text:p>950.3</text:p>
          </table:table-cell>
        </table:table-row>
        <table:table-row table:style-name="ro2">
          <table:table-cell office:value-type="date" office:date-value="2012-04-10" calcext:value-type="date">
            <text:p>10-Apr-12</text:p>
          </table:table-cell>
          <table:table-cell office:value-type="time" office:time-value="PT18H49M00S" calcext:value-type="time">
            <text:p>18:49</text:p>
          </table:table-cell>
          <table:table-cell office:value-type="float" office:value="80230.1" calcext:value-type="float">
            <text:p>80230.1</text:p>
          </table:table-cell>
          <table:table-cell table:number-columns-repeated="4"/>
          <table:table-cell table:formula="of:=[.H25]+1" office:value-type="float" office:value="2" calcext:value-type="float">
            <text:p>2</text:p>
          </table:table-cell>
          <table:table-cell table:style-name="ce4" table:formula="of:=[.A26]+[.B26]" office:value-type="date" office:date-value="2012-04-10T18:49:00" calcext:value-type="date">
            <text:p>10-Apr-12</text:p>
          </table:table-cell>
          <table:table-cell table:style-name="ce4" table:formula="of:=[.A27]+[.B27]" office:value-type="date" office:date-value="2012-05-15T07:11:00" calcext:value-type="date">
            <text:p>15-May-12</text:p>
          </table:table-cell>
          <table:table-cell table:style-name="ce10" table:formula="of:=[.C26]" office:value-type="float" office:value="80230.1" calcext:value-type="float">
            <text:p>80230.1</text:p>
          </table:table-cell>
          <table:table-cell table:style-name="ce10" table:formula="of:=[.C27]" office:value-type="float" office:value="81527.9" calcext:value-type="float">
            <text:p>81527.9</text:p>
          </table:table-cell>
          <table:table-cell table:style-name="ce4" table:formula="of:=EOMONTH([.A26];0)" office:value-type="date" office:date-value="2012-04-30" calcext:value-type="date">
            <text:p>30-Apr-12</text:p>
          </table:table-cell>
          <table:table-cell table:style-name="ce10" table:formula="of:=[.M26]*(([.L26]-[.K26])/([.J26]-[.I26]))+([.L26]-(([.L26]-[.K26])/([.J26]-[.I26]))*[.J26])" office:value-type="float" office:value="80952.6347833083" calcext:value-type="float">
            <text:p>80952.6</text:p>
          </table:table-cell>
          <table:table-cell table:style-name="ce10" table:formula="of:=[.N26]-[.N25]" office:value-type="float" office:value="1052.82364023826" calcext:value-type="float">
            <text:p>1052.8</text:p>
          </table:table-cell>
        </table:table-row>
        <table:table-row table:style-name="ro2">
          <table:table-cell office:value-type="date" office:date-value="2012-05-15" calcext:value-type="date">
            <text:p>15-May-12</text:p>
          </table:table-cell>
          <table:table-cell office:value-type="time" office:time-value="PT07H11M00S" calcext:value-type="time">
            <text:p>07:11</text:p>
          </table:table-cell>
          <table:table-cell office:value-type="float" office:value="81527.9" calcext:value-type="float">
            <text:p>81527.9</text:p>
          </table:table-cell>
          <table:table-cell table:number-columns-repeated="4"/>
          <table:table-cell table:formula="of:=[.H26]+1" office:value-type="float" office:value="3" calcext:value-type="float">
            <text:p>3</text:p>
          </table:table-cell>
          <table:table-cell table:style-name="ce4" table:formula="of:=[.A27]+[.B27]" office:value-type="date" office:date-value="2012-05-15T07:11:00" calcext:value-type="date">
            <text:p>15-May-12</text:p>
          </table:table-cell>
          <table:table-cell table:style-name="ce4" table:formula="of:=[.A28]+[.B28]" office:value-type="date" office:date-value="2012-06-01T15:07:00" calcext:value-type="date">
            <text:p>01-Jun-12</text:p>
          </table:table-cell>
          <table:table-cell table:style-name="ce10" table:formula="of:=[.C27]" office:value-type="float" office:value="81527.9" calcext:value-type="float">
            <text:p>81527.9</text:p>
          </table:table-cell>
          <table:table-cell table:style-name="ce10" table:formula="of:=[.C28]" office:value-type="float" office:value="82225.9" calcext:value-type="float">
            <text:p>82225.9</text:p>
          </table:table-cell>
          <table:table-cell table:style-name="ce4" table:formula="of:=EOMONTH([.A27];0)" office:value-type="date" office:date-value="2012-05-31" calcext:value-type="date">
            <text:p>31-May-12</text:p>
          </table:table-cell>
          <table:table-cell table:style-name="ce10" table:formula="of:=[.M27]*(([.L27]-[.K27])/([.J27]-[.I27]))+([.L27]-(([.L27]-[.K27])/([.J27]-[.I27]))*[.J27])" office:value-type="float" office:value="82160.2562269592" calcext:value-type="float">
            <text:p>82160.3</text:p>
          </table:table-cell>
          <table:table-cell table:style-name="ce10" table:formula="of:=[.N27]-[.N26]" office:value-type="float" office:value="1207.62144365092" calcext:value-type="float">
            <text:p>1207.6</text:p>
          </table:table-cell>
        </table:table-row>
        <table:table-row table:style-name="ro2">
          <table:table-cell office:value-type="date" office:date-value="2012-06-01" calcext:value-type="date">
            <text:p>01-Jun-12</text:p>
          </table:table-cell>
          <table:table-cell office:value-type="time" office:time-value="PT15H07M00S" calcext:value-type="time">
            <text:p>15:07</text:p>
          </table:table-cell>
          <table:table-cell office:value-type="float" office:value="82225.9" calcext:value-type="float">
            <text:p>82225.9</text:p>
          </table:table-cell>
          <table:table-cell table:number-columns-repeated="4"/>
          <table:table-cell table:formula="of:=[.H27]+1" office:value-type="float" office:value="4" calcext:value-type="float">
            <text:p>4</text:p>
          </table:table-cell>
          <table:table-cell table:style-name="ce4" table:formula="of:=[.A28]+[.B28]" office:value-type="date" office:date-value="2012-06-01T15:07:00" calcext:value-type="date">
            <text:p>01-Jun-12</text:p>
          </table:table-cell>
          <table:table-cell table:style-name="ce4" table:formula="of:=[.A29]+[.B29]" office:value-type="date" office:date-value="2012-07-01T17:46:00" calcext:value-type="date">
            <text:p>01-Jul-12</text:p>
          </table:table-cell>
          <table:table-cell table:style-name="ce10" table:formula="of:=[.C28]" office:value-type="float" office:value="82225.9" calcext:value-type="float">
            <text:p>82225.9</text:p>
          </table:table-cell>
          <table:table-cell table:style-name="ce10" table:formula="of:=[.C29]" office:value-type="float" office:value="83797.3" calcext:value-type="float">
            <text:p>83797.3</text:p>
          </table:table-cell>
          <table:table-cell table:style-name="ce4" table:formula="of:=EOMONTH([.A28];0)" office:value-type="date" office:date-value="2012-06-30" calcext:value-type="date">
            <text:p>30-Jun-12</text:p>
          </table:table-cell>
          <table:table-cell table:style-name="ce10" table:formula="of:=[.M28]*(([.L28]-[.K28])/([.J28]-[.I28]))+([.L28]-(([.L28]-[.K28])/([.J28]-[.I28]))*[.J28])" office:value-type="float" office:value="83706.4785234903" calcext:value-type="float">
            <text:p>83706.5</text:p>
          </table:table-cell>
          <table:table-cell table:style-name="ce10" table:formula="of:=[.N28]-[.N27]" office:value-type="float" office:value="1546.22229653108" calcext:value-type="float">
            <text:p>1546.2</text:p>
          </table:table-cell>
        </table:table-row>
        <table:table-row table:style-name="ro2">
          <table:table-cell office:value-type="date" office:date-value="2012-07-01" calcext:value-type="date">
            <text:p>01-Jul-12</text:p>
          </table:table-cell>
          <table:table-cell office:value-type="time" office:time-value="PT17H46M00S" calcext:value-type="time">
            <text:p>17:46</text:p>
          </table:table-cell>
          <table:table-cell office:value-type="float" office:value="83797.3" calcext:value-type="float">
            <text:p>83797.3</text:p>
          </table:table-cell>
          <table:table-cell table:number-columns-repeated="4"/>
          <table:table-cell table:formula="of:=[.H28]+1" office:value-type="float" office:value="5" calcext:value-type="float">
            <text:p>5</text:p>
          </table:table-cell>
          <table:table-cell table:style-name="ce4" table:formula="of:=[.A29]+[.B29]" office:value-type="date" office:date-value="2012-07-01T17:46:00" calcext:value-type="date">
            <text:p>01-Jul-12</text:p>
          </table:table-cell>
          <table:table-cell table:style-name="ce4" table:formula="of:=[.A30]+[.B30]" office:value-type="date" office:date-value="2012-08-01T07:25:00" calcext:value-type="date">
            <text:p>01-Aug-12</text:p>
          </table:table-cell>
          <table:table-cell table:style-name="ce10" table:formula="of:=[.C29]" office:value-type="float" office:value="83797.3" calcext:value-type="float">
            <text:p>83797.3</text:p>
          </table:table-cell>
          <table:table-cell table:style-name="ce10" table:formula="of:=[.C30]" office:value-type="float" office:value="85435.6" calcext:value-type="float">
            <text:p>85435.6</text:p>
          </table:table-cell>
          <table:table-cell table:style-name="ce4" table:formula="of:=EOMONTH([.A29];0)" office:value-type="date" office:date-value="2012-07-31" calcext:value-type="date">
            <text:p>31-Jul-12</text:p>
          </table:table-cell>
          <table:table-cell table:style-name="ce10" table:formula="of:=[.M29]*(([.L29]-[.K29])/([.J29]-[.I29]))+([.L29]-(([.L29]-[.K29])/([.J29]-[.I29]))*[.J29])" office:value-type="float" office:value="85365.4440332581" calcext:value-type="float">
            <text:p>85365.4</text:p>
          </table:table-cell>
          <table:table-cell table:style-name="ce10" table:formula="of:=[.N29]-[.N28]" office:value-type="float" office:value="1658.96550976788" calcext:value-type="float">
            <text:p>1659.0</text:p>
          </table:table-cell>
        </table:table-row>
        <table:table-row table:style-name="ro2">
          <table:table-cell office:value-type="date" office:date-value="2012-08-01" calcext:value-type="date">
            <text:p>01-Aug-12</text:p>
          </table:table-cell>
          <table:table-cell office:value-type="time" office:time-value="PT07H25M00S" calcext:value-type="time">
            <text:p>07:25</text:p>
          </table:table-cell>
          <table:table-cell office:value-type="float" office:value="85435.6" calcext:value-type="float">
            <text:p>85435.6</text:p>
          </table:table-cell>
          <table:table-cell table:number-columns-repeated="4"/>
          <table:table-cell table:formula="of:=[.H29]+1" office:value-type="float" office:value="6" calcext:value-type="float">
            <text:p>6</text:p>
          </table:table-cell>
          <table:table-cell table:style-name="ce4" table:formula="of:=[.A30]+[.B30]" office:value-type="date" office:date-value="2012-08-01T07:25:00" calcext:value-type="date">
            <text:p>01-Aug-12</text:p>
          </table:table-cell>
          <table:table-cell table:style-name="ce4" table:formula="of:=[.A31]+[.B31]" office:value-type="date" office:date-value="2012-09-04T07:24:00" calcext:value-type="date">
            <text:p>04-Sep-12</text:p>
          </table:table-cell>
          <table:table-cell table:style-name="ce10" table:formula="of:=[.C30]" office:value-type="float" office:value="85435.6" calcext:value-type="float">
            <text:p>85435.6</text:p>
          </table:table-cell>
          <table:table-cell table:style-name="ce10" table:formula="of:=[.C31]" office:value-type="float" office:value="86813.2" calcext:value-type="float">
            <text:p>86813.2</text:p>
          </table:table-cell>
          <table:table-cell table:style-name="ce4" table:formula="of:=EOMONTH([.A30];0)" office:value-type="date" office:date-value="2012-08-31" calcext:value-type="date">
            <text:p>31-Aug-12</text:p>
          </table:table-cell>
          <table:table-cell table:style-name="ce10" table:formula="of:=[.M30]*(([.L30]-[.K30])/([.J30]-[.I30]))+([.L30]-(([.L30]-[.K30])/([.J30]-[.I30]))*[.J30])" office:value-type="float" office:value="86638.6329050837" calcext:value-type="float">
            <text:p>86638.6</text:p>
          </table:table-cell>
          <table:table-cell table:style-name="ce10" table:formula="of:=[.N30]-[.N29]" office:value-type="float" office:value="1273.18887182558" calcext:value-type="float">
            <text:p>1273.2</text:p>
          </table:table-cell>
        </table:table-row>
        <table:table-row table:style-name="ro2">
          <table:table-cell office:value-type="date" office:date-value="2012-09-04" calcext:value-type="date">
            <text:p>04-Sep-12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86813.2" calcext:value-type="float">
            <text:p>86813.2</text:p>
          </table:table-cell>
          <table:table-cell table:number-columns-repeated="4"/>
          <table:table-cell table:formula="of:=[.H30]+1" office:value-type="float" office:value="7" calcext:value-type="float">
            <text:p>7</text:p>
          </table:table-cell>
          <table:table-cell table:style-name="ce4" table:formula="of:=[.A31]+[.B31]" office:value-type="date" office:date-value="2012-09-04T07:24:00" calcext:value-type="date">
            <text:p>04-Sep-12</text:p>
          </table:table-cell>
          <table:table-cell table:style-name="ce4" table:formula="of:=[.A32]+[.B32]" office:value-type="date" office:date-value="2012-10-06T09:14:00" calcext:value-type="date">
            <text:p>06-Oct-12</text:p>
          </table:table-cell>
          <table:table-cell table:style-name="ce10" table:formula="of:=[.C31]" office:value-type="float" office:value="86813.2" calcext:value-type="float">
            <text:p>86813.2</text:p>
          </table:table-cell>
          <table:table-cell table:style-name="ce10" table:formula="of:=[.C32]" office:value-type="float" office:value="87925.1" calcext:value-type="float">
            <text:p>87925.1</text:p>
          </table:table-cell>
          <table:table-cell table:style-name="ce4" table:formula="of:=EOMONTH([.A31];0)" office:value-type="date" office:date-value="2012-09-30" calcext:value-type="date">
            <text:p>30-Sep-12</text:p>
          </table:table-cell>
          <table:table-cell table:style-name="ce10" table:formula="of:=[.M31]*(([.L31]-[.K31])/([.J31]-[.I31]))+([.L31]-(([.L31]-[.K31])/([.J31]-[.I31]))*[.J31])" office:value-type="float" office:value="87703.7791816411" calcext:value-type="float">
            <text:p>87703.8</text:p>
          </table:table-cell>
          <table:table-cell table:style-name="ce10" table:formula="of:=[.N31]-[.N30]" office:value-type="float" office:value="1065.14627655735" calcext:value-type="float">
            <text:p>1065.1</text:p>
          </table:table-cell>
        </table:table-row>
        <table:table-row table:style-name="ro2">
          <table:table-cell office:value-type="date" office:date-value="2012-10-06" calcext:value-type="date">
            <text:p>06-Oct-12</text:p>
          </table:table-cell>
          <table:table-cell office:value-type="time" office:time-value="PT09H14M00S" calcext:value-type="time">
            <text:p>09:14</text:p>
          </table:table-cell>
          <table:table-cell office:value-type="float" office:value="87925.1" calcext:value-type="float">
            <text:p>87925.1</text:p>
          </table:table-cell>
          <table:table-cell table:number-columns-repeated="4"/>
          <table:table-cell table:formula="of:=[.H31]+1" office:value-type="float" office:value="8" calcext:value-type="float">
            <text:p>8</text:p>
          </table:table-cell>
          <table:table-cell table:style-name="ce4" table:formula="of:=[.A32]+[.B32]" office:value-type="date" office:date-value="2012-10-06T09:14:00" calcext:value-type="date">
            <text:p>06-Oct-12</text:p>
          </table:table-cell>
          <table:table-cell table:style-name="ce4" table:formula="of:=[.A33]+[.B33]" office:value-type="date" office:date-value="2012-11-06T07:39:00" calcext:value-type="date">
            <text:p>06-Nov-12</text:p>
          </table:table-cell>
          <table:table-cell table:style-name="ce10" table:formula="of:=[.C32]" office:value-type="float" office:value="87925.1" calcext:value-type="float">
            <text:p>87925.1</text:p>
          </table:table-cell>
          <table:table-cell table:style-name="ce10" table:formula="of:=[.C33]" office:value-type="float" office:value="88915.3" calcext:value-type="float">
            <text:p>88915.3</text:p>
          </table:table-cell>
          <table:table-cell table:style-name="ce4" table:formula="of:=EOMONTH([.A32];0)" office:value-type="date" office:date-value="2012-10-31" calcext:value-type="date">
            <text:p>31-Oct-12</text:p>
          </table:table-cell>
          <table:table-cell table:style-name="ce10" table:formula="of:=[.M32]*(([.L32]-[.K32])/([.J32]-[.I32]))+([.L32]-(([.L32]-[.K32])/([.J32]-[.I32]))*[.J32])" office:value-type="float" office:value="88713.0364507802" calcext:value-type="float">
            <text:p>88713.0</text:p>
          </table:table-cell>
          <table:table-cell table:style-name="ce10" table:formula="of:=[.N32]-[.N31]" office:value-type="float" office:value="1009.25726913917" calcext:value-type="float">
            <text:p>1009.3</text:p>
          </table:table-cell>
        </table:table-row>
        <table:table-row table:style-name="ro2">
          <table:table-cell office:value-type="date" office:date-value="2012-11-06" calcext:value-type="date">
            <text:p>06-Nov-12</text:p>
          </table:table-cell>
          <table:table-cell office:value-type="time" office:time-value="PT07H39M00S" calcext:value-type="time">
            <text:p>07:39</text:p>
          </table:table-cell>
          <table:table-cell office:value-type="float" office:value="88915.3" calcext:value-type="float">
            <text:p>88915.3</text:p>
          </table:table-cell>
          <table:table-cell table:number-columns-repeated="4"/>
          <table:table-cell table:formula="of:=[.H32]+1" office:value-type="float" office:value="9" calcext:value-type="float">
            <text:p>9</text:p>
          </table:table-cell>
          <table:table-cell table:style-name="ce4" table:formula="of:=[.A33]+[.B33]" office:value-type="date" office:date-value="2012-11-06T07:39:00" calcext:value-type="date">
            <text:p>06-Nov-12</text:p>
          </table:table-cell>
          <table:table-cell table:style-name="ce4" table:formula="of:=[.A34]+[.B34]" office:value-type="date" office:date-value="2012-12-06T08:14:00" calcext:value-type="date">
            <text:p>06-Dec-12</text:p>
          </table:table-cell>
          <table:table-cell table:style-name="ce10" table:formula="of:=[.C33]" office:value-type="float" office:value="88915.3" calcext:value-type="float">
            <text:p>88915.3</text:p>
          </table:table-cell>
          <table:table-cell table:style-name="ce10" table:formula="of:=[.C34]" office:value-type="float" office:value="89753.5" calcext:value-type="float">
            <text:p>89753.5</text:p>
          </table:table-cell>
          <table:table-cell table:style-name="ce4" table:formula="of:=EOMONTH([.A33];0)" office:value-type="date" office:date-value="2012-11-30" calcext:value-type="date">
            <text:p>30-Nov-12</text:p>
          </table:table-cell>
          <table:table-cell table:style-name="ce10" table:formula="of:=[.M33]*(([.L33]-[.K33])/([.J33]-[.I33]))+([.L33]-(([.L33]-[.K33])/([.J33]-[.I33]))*[.J33])" office:value-type="float" office:value="89576.4184965885" calcext:value-type="float">
            <text:p>89576.4</text:p>
          </table:table-cell>
          <table:table-cell table:style-name="ce10" table:formula="of:=[.N33]-[.N32]" office:value-type="float" office:value="863.382045808248" calcext:value-type="float">
            <text:p>863.4</text:p>
          </table:table-cell>
        </table:table-row>
        <table:table-row table:style-name="ro2">
          <table:table-cell office:value-type="date" office:date-value="2012-12-06" calcext:value-type="date">
            <text:p>06-Dec-12</text:p>
          </table:table-cell>
          <table:table-cell office:value-type="time" office:time-value="PT08H14M00S" calcext:value-type="time">
            <text:p>08:14</text:p>
          </table:table-cell>
          <table:table-cell office:value-type="float" office:value="89753.5" calcext:value-type="float">
            <text:p>89753.5</text:p>
          </table:table-cell>
          <table:table-cell table:number-columns-repeated="4"/>
          <table:table-cell table:formula="of:=[.H33]+1" office:value-type="float" office:value="10" calcext:value-type="float">
            <text:p>10</text:p>
          </table:table-cell>
          <table:table-cell table:style-name="ce4" table:formula="of:=[.A34]+[.B34]" office:value-type="date" office:date-value="2012-12-06T08:14:00" calcext:value-type="date">
            <text:p>06-Dec-12</text:p>
          </table:table-cell>
          <table:table-cell table:style-name="ce4" table:formula="of:=[.A35]+[.B35]" office:value-type="date" office:date-value="2013-01-03T17:58:00" calcext:value-type="date">
            <text:p>03-Jan-13</text:p>
          </table:table-cell>
          <table:table-cell table:style-name="ce10" table:formula="of:=[.C34]" office:value-type="float" office:value="89753.5" calcext:value-type="float">
            <text:p>89753.5</text:p>
          </table:table-cell>
          <table:table-cell table:style-name="ce10" table:formula="of:=[.C35]" office:value-type="float" office:value="90344.7" calcext:value-type="float">
            <text:p>90344.7</text:p>
          </table:table-cell>
          <table:table-cell table:style-name="ce4" table:formula="of:=EOMONTH([.A34];0)" office:value-type="date" office:date-value="2012-12-31" calcext:value-type="date">
            <text:p>31-Dec-12</text:p>
          </table:table-cell>
          <table:table-cell table:style-name="ce10" table:formula="of:=[.M34]*(([.L34]-[.K34])/([.J34]-[.I34]))+([.L34]-(([.L34]-[.K34])/([.J34]-[.I34]))*[.J34])" office:value-type="float" office:value="90266.6807940543" calcext:value-type="float">
            <text:p>90266.7</text:p>
          </table:table-cell>
          <table:table-cell table:style-name="ce10" table:formula="of:=[.N34]-[.N33]" office:value-type="float" office:value="690.262297465815" calcext:value-type="float">
            <text:p>690.3</text:p>
          </table:table-cell>
        </table:table-row>
        <table:table-row table:style-name="ro2">
          <table:table-cell office:value-type="date" office:date-value="2013-01-03" calcext:value-type="date">
            <text:p>03-Jan-13</text:p>
          </table:table-cell>
          <table:table-cell office:value-type="time" office:time-value="PT17H58M00S" calcext:value-type="time">
            <text:p>17:58</text:p>
          </table:table-cell>
          <table:table-cell office:value-type="float" office:value="90344.7" calcext:value-type="float">
            <text:p>90344.7</text:p>
          </table:table-cell>
          <table:table-cell table:number-columns-repeated="4"/>
          <table:table-cell table:formula="of:=[.H34]+1" office:value-type="float" office:value="11" calcext:value-type="float">
            <text:p>11</text:p>
          </table:table-cell>
          <table:table-cell table:style-name="ce4" table:formula="of:=[.A35]+[.B35]" office:value-type="date" office:date-value="2013-01-03T17:58:00" calcext:value-type="date">
            <text:p>03-Jan-13</text:p>
          </table:table-cell>
          <table:table-cell table:style-name="ce4" table:formula="of:=[.A36]+[.B36]" office:value-type="date" office:date-value="2013-02-04T20:12:00" calcext:value-type="date">
            <text:p>04-Feb-13</text:p>
          </table:table-cell>
          <table:table-cell table:style-name="ce10" table:formula="of:=[.C35]" office:value-type="float" office:value="90344.7" calcext:value-type="float">
            <text:p>90344.7</text:p>
          </table:table-cell>
          <table:table-cell table:style-name="ce10" table:formula="of:=[.C36]" office:value-type="float" office:value="91231.8" calcext:value-type="float">
            <text:p>91231.8</text:p>
          </table:table-cell>
          <table:table-cell table:style-name="ce4" table:formula="of:=EOMONTH([.A35];0)" office:value-type="date" office:date-value="2013-01-31" calcext:value-type="date">
            <text:p>31-Jan-13</text:p>
          </table:table-cell>
          <table:table-cell table:style-name="ce10" table:formula="of:=[.M35]*(([.L35]-[.K35])/([.J35]-[.I35]))+([.L35]-(([.L35]-[.K35])/([.J35]-[.I35]))*[.J35])" office:value-type="float" office:value="91097.9691002727" calcext:value-type="float">
            <text:p>91098.0</text:p>
          </table:table-cell>
          <table:table-cell table:style-name="ce10" table:formula="of:=[.N35]-[.N34]" office:value-type="float" office:value="831.288306218456" calcext:value-type="float">
            <text:p>831.3</text:p>
          </table:table-cell>
        </table:table-row>
        <table:table-row table:style-name="ro2">
          <table:table-cell office:value-type="date" office:date-value="2013-02-04" calcext:value-type="date">
            <text:p>04-Feb-13</text:p>
          </table:table-cell>
          <table:table-cell office:value-type="time" office:time-value="PT20H12M00S" calcext:value-type="time">
            <text:p>20:12</text:p>
          </table:table-cell>
          <table:table-cell office:value-type="float" office:value="91231.8" calcext:value-type="float">
            <text:p>91231.8</text:p>
          </table:table-cell>
          <table:table-cell table:number-columns-repeated="4"/>
          <table:table-cell table:formula="of:=[.H35]+1" office:value-type="float" office:value="12" calcext:value-type="float">
            <text:p>12</text:p>
          </table:table-cell>
          <table:table-cell table:style-name="ce4" table:formula="of:=[.A36]+[.B36]" office:value-type="date" office:date-value="2013-02-04T20:12:00" calcext:value-type="date">
            <text:p>04-Feb-13</text:p>
          </table:table-cell>
          <table:table-cell table:style-name="ce4" table:formula="of:=[.A37]+[.B37]" office:value-type="date" office:date-value="2013-03-05T21:08:00" calcext:value-type="date">
            <text:p>05-Mar-13</text:p>
          </table:table-cell>
          <table:table-cell table:style-name="ce10" table:formula="of:=[.C36]" office:value-type="float" office:value="91231.8" calcext:value-type="float">
            <text:p>91231.8</text:p>
          </table:table-cell>
          <table:table-cell table:style-name="ce10" table:formula="of:=[.C37]" office:value-type="float" office:value="92098.6" calcext:value-type="float">
            <text:p>92098.6</text:p>
          </table:table-cell>
          <table:table-cell table:style-name="ce4" table:formula="of:=EOMONTH([.A36];0)" office:value-type="date" office:date-value="2013-02-28" calcext:value-type="date">
            <text:p>28-Feb-13</text:p>
          </table:table-cell>
          <table:table-cell table:style-name="ce10" table:formula="of:=[.M36]*(([.L36]-[.K36])/([.J36]-[.I36]))+([.L36]-(([.L36]-[.K36])/([.J36]-[.I36]))*[.J36])" office:value-type="float" office:value="91923.0676104839" calcext:value-type="float">
            <text:p>91923.1</text:p>
          </table:table-cell>
          <table:table-cell table:style-name="ce10" table:formula="of:=[.N36]-[.N35]" office:value-type="float" office:value="825.098510211101" calcext:value-type="float">
            <text:p>825.1</text:p>
          </table:table-cell>
        </table:table-row>
        <table:table-row table:style-name="ro2">
          <table:table-cell office:value-type="date" office:date-value="2013-03-05" calcext:value-type="date">
            <text:p>05-Mar-13</text:p>
          </table:table-cell>
          <table:table-cell office:value-type="time" office:time-value="PT21H08M00S" calcext:value-type="time">
            <text:p>21:08</text:p>
          </table:table-cell>
          <table:table-cell office:value-type="float" office:value="92098.6" calcext:value-type="float">
            <text:p>92098.6</text:p>
          </table:table-cell>
          <table:table-cell table:number-columns-repeated="2"/>
          <table:table-cell table:formula="of:=YEAR([.I37])" office:value-type="float" office:value="2013" calcext:value-type="float">
            <text:p>2013</text:p>
          </table:table-cell>
          <table:table-cell table:style-name="ce19" table:formula="of:=SUM([.O37:.O48])" office:value-type="float" office:value="14177.812960072" calcext:value-type="float">
            <text:p>14178</text:p>
          </table:table-cell>
          <table:table-cell table:formula="of:=[.H25]" office:value-type="float" office:value="1" calcext:value-type="float">
            <text:p>1</text:p>
          </table:table-cell>
          <table:table-cell table:style-name="ce4" table:formula="of:=[.A37]+[.B37]" office:value-type="date" office:date-value="2013-03-05T21:08:00" calcext:value-type="date">
            <text:p>05-Mar-13</text:p>
          </table:table-cell>
          <table:table-cell table:style-name="ce4" table:formula="of:=[.A38]+[.B38]" office:value-type="date" office:date-value="2013-04-03T21:25:00" calcext:value-type="date">
            <text:p>03-Apr-13</text:p>
          </table:table-cell>
          <table:table-cell table:style-name="ce10" table:formula="of:=[.C37]" office:value-type="float" office:value="92098.6" calcext:value-type="float">
            <text:p>92098.6</text:p>
          </table:table-cell>
          <table:table-cell table:style-name="ce10" table:formula="of:=[.C38]" office:value-type="float" office:value="93029.7" calcext:value-type="float">
            <text:p>93029.7</text:p>
          </table:table-cell>
          <table:table-cell table:style-name="ce4" table:formula="of:=EOMONTH([.A37];0)" office:value-type="date" office:date-value="2013-03-31" calcext:value-type="date">
            <text:p>31-Mar-13</text:p>
          </table:table-cell>
          <table:table-cell table:style-name="ce10" table:formula="of:=[.M37]*(([.L37]-[.K37])/([.J37]-[.I37]))+([.L37]-(([.L37]-[.K37])/([.J37]-[.I37]))*[.J37])" office:value-type="float" office:value="92904.7792182299" calcext:value-type="float">
            <text:p>92904.8</text:p>
          </table:table-cell>
          <table:table-cell table:style-name="ce10" table:formula="of:=[.N37]-[.N36]" office:value-type="float" office:value="981.711607746082" calcext:value-type="float">
            <text:p>981.7</text:p>
          </table:table-cell>
        </table:table-row>
        <table:table-row table:style-name="ro2">
          <table:table-cell office:value-type="date" office:date-value="2013-04-03" calcext:value-type="date">
            <text:p>03-Apr-13</text:p>
          </table:table-cell>
          <table:table-cell office:value-type="time" office:time-value="PT21H25M00S" calcext:value-type="time">
            <text:p>21:25</text:p>
          </table:table-cell>
          <table:table-cell office:value-type="float" office:value="93029.7" calcext:value-type="float">
            <text:p>93029.7</text:p>
          </table:table-cell>
          <table:table-cell table:number-columns-repeated="4"/>
          <table:table-cell table:formula="of:=[.H26]" office:value-type="float" office:value="2" calcext:value-type="float">
            <text:p>2</text:p>
          </table:table-cell>
          <table:table-cell table:style-name="ce4" table:formula="of:=[.A38]+[.B38]" office:value-type="date" office:date-value="2013-04-03T21:25:00" calcext:value-type="date">
            <text:p>03-Apr-13</text:p>
          </table:table-cell>
          <table:table-cell table:style-name="ce4" table:formula="of:=[.A39]+[.B39]" office:value-type="date" office:date-value="2013-05-06T20:34:00" calcext:value-type="date">
            <text:p>06-May-13</text:p>
          </table:table-cell>
          <table:table-cell table:style-name="ce10" table:formula="of:=[.C38]" office:value-type="float" office:value="93029.7" calcext:value-type="float">
            <text:p>93029.7</text:p>
          </table:table-cell>
          <table:table-cell table:style-name="ce10" table:formula="of:=[.C39]" office:value-type="float" office:value="94216.8" calcext:value-type="float">
            <text:p>94216.8</text:p>
          </table:table-cell>
          <table:table-cell table:style-name="ce4" table:formula="of:=EOMONTH([.A38];0)" office:value-type="date" office:date-value="2013-04-30" calcext:value-type="date">
            <text:p>30-Apr-13</text:p>
          </table:table-cell>
          <table:table-cell table:style-name="ce10" table:formula="of:=[.M38]*(([.L38]-[.K38])/([.J38]-[.I38]))+([.L38]-(([.L38]-[.K38])/([.J38]-[.I38]))*[.J38])" office:value-type="float" office:value="93969.8719964609" calcext:value-type="float">
            <text:p>93969.9</text:p>
          </table:table-cell>
          <table:table-cell table:style-name="ce10" table:formula="of:=[.N38]-[.N37]" office:value-type="float" office:value="1065.09277823102" calcext:value-type="float">
            <text:p>1065.1</text:p>
          </table:table-cell>
        </table:table-row>
        <table:table-row table:style-name="ro2">
          <table:table-cell office:value-type="date" office:date-value="2013-05-06" calcext:value-type="date">
            <text:p>06-May-13</text:p>
          </table:table-cell>
          <table:table-cell office:value-type="time" office:time-value="PT20H34M00S" calcext:value-type="time">
            <text:p>20:34</text:p>
          </table:table-cell>
          <table:table-cell office:value-type="float" office:value="94216.8" calcext:value-type="float">
            <text:p>94216.8</text:p>
          </table:table-cell>
          <table:table-cell table:number-columns-repeated="4"/>
          <table:table-cell table:formula="of:=[.H27]" office:value-type="float" office:value="3" calcext:value-type="float">
            <text:p>3</text:p>
          </table:table-cell>
          <table:table-cell table:style-name="ce4" table:formula="of:=[.A39]+[.B39]" office:value-type="date" office:date-value="2013-05-06T20:34:00" calcext:value-type="date">
            <text:p>06-May-13</text:p>
          </table:table-cell>
          <table:table-cell table:style-name="ce4" table:formula="of:=[.A40]+[.B40]" office:value-type="date" office:date-value="2013-06-03T19:21:00" calcext:value-type="date">
            <text:p>03-Jun-13</text:p>
          </table:table-cell>
          <table:table-cell table:style-name="ce10" table:formula="of:=[.C39]" office:value-type="float" office:value="94216.8" calcext:value-type="float">
            <text:p>94216.8</text:p>
          </table:table-cell>
          <table:table-cell table:style-name="ce10" table:formula="of:=[.C40]" office:value-type="float" office:value="95387.7" calcext:value-type="float">
            <text:p>95387.7</text:p>
          </table:table-cell>
          <table:table-cell table:style-name="ce4" table:formula="of:=EOMONTH([.A39];0)" office:value-type="date" office:date-value="2013-05-31" calcext:value-type="date">
            <text:p>31-May-13</text:p>
          </table:table-cell>
          <table:table-cell table:style-name="ce10" table:formula="of:=[.M39]*(([.L39]-[.K39])/([.J39]-[.I39]))+([.L39]-(([.L39]-[.K39])/([.J39]-[.I39]))*[.J39])" office:value-type="float" office:value="95228.2420801551" calcext:value-type="float">
            <text:p>95228.2</text:p>
          </table:table-cell>
          <table:table-cell table:style-name="ce10" table:formula="of:=[.N39]-[.N38]" office:value-type="float" office:value="1258.37008369411" calcext:value-type="float">
            <text:p>1258.4</text:p>
          </table:table-cell>
        </table:table-row>
        <table:table-row table:style-name="ro2">
          <table:table-cell office:value-type="date" office:date-value="2013-06-03" calcext:value-type="date">
            <text:p>03-Jun-13</text:p>
          </table:table-cell>
          <table:table-cell office:value-type="time" office:time-value="PT19H21M00S" calcext:value-type="time">
            <text:p>19:21</text:p>
          </table:table-cell>
          <table:table-cell office:value-type="float" office:value="95387.7" calcext:value-type="float">
            <text:p>95387.7</text:p>
          </table:table-cell>
          <table:table-cell table:number-columns-repeated="4"/>
          <table:table-cell table:formula="of:=[.H28]" office:value-type="float" office:value="4" calcext:value-type="float">
            <text:p>4</text:p>
          </table:table-cell>
          <table:table-cell table:style-name="ce4" table:formula="of:=[.A40]+[.B40]" office:value-type="date" office:date-value="2013-06-03T19:21:00" calcext:value-type="date">
            <text:p>03-Jun-13</text:p>
          </table:table-cell>
          <table:table-cell table:style-name="ce4" table:formula="of:=[.A41]+[.B41]" office:value-type="date" office:date-value="2013-07-02T17:25:00" calcext:value-type="date">
            <text:p>02-Jul-13</text:p>
          </table:table-cell>
          <table:table-cell table:style-name="ce10" table:formula="of:=[.C40]" office:value-type="float" office:value="95387.7" calcext:value-type="float">
            <text:p>95387.7</text:p>
          </table:table-cell>
          <table:table-cell table:style-name="ce10" table:formula="of:=[.C41]" office:value-type="float" office:value="96770.8" calcext:value-type="float">
            <text:p>96770.8</text:p>
          </table:table-cell>
          <table:table-cell table:style-name="ce4" table:formula="of:=EOMONTH([.A40];0)" office:value-type="date" office:date-value="2013-06-30" calcext:value-type="date">
            <text:p>30-Jun-13</text:p>
          </table:table-cell>
          <table:table-cell table:style-name="ce10" table:formula="of:=[.M40]*(([.L40]-[.K40])/([.J40]-[.I40]))+([.L40]-(([.L40]-[.K40])/([.J40]-[.I40]))*[.J40])" office:value-type="float" office:value="96640.4410647394" calcext:value-type="float">
            <text:p>96640.4</text:p>
          </table:table-cell>
          <table:table-cell table:style-name="ce10" table:formula="of:=[.N40]-[.N39]" office:value-type="float" office:value="1412.19898458431" calcext:value-type="float">
            <text:p>1412.2</text:p>
          </table:table-cell>
        </table:table-row>
        <table:table-row table:style-name="ro2">
          <table:table-cell office:value-type="date" office:date-value="2013-07-02" calcext:value-type="date">
            <text:p>02-Jul-13</text:p>
          </table:table-cell>
          <table:table-cell office:value-type="time" office:time-value="PT17H25M00S" calcext:value-type="time">
            <text:p>17:25</text:p>
          </table:table-cell>
          <table:table-cell office:value-type="float" office:value="96770.8" calcext:value-type="float">
            <text:p>96770.8</text:p>
          </table:table-cell>
          <table:table-cell table:number-columns-repeated="4"/>
          <table:table-cell table:formula="of:=[.H29]" office:value-type="float" office:value="5" calcext:value-type="float">
            <text:p>5</text:p>
          </table:table-cell>
          <table:table-cell table:style-name="ce4" table:formula="of:=[.A41]+[.B41]" office:value-type="date" office:date-value="2013-07-02T17:25:00" calcext:value-type="date">
            <text:p>02-Jul-13</text:p>
          </table:table-cell>
          <table:table-cell table:style-name="ce4" table:formula="of:=[.A42]+[.B42]" office:value-type="date" office:date-value="2013-08-01T18:58:00" calcext:value-type="date">
            <text:p>01-Aug-13</text:p>
          </table:table-cell>
          <table:table-cell table:style-name="ce10" table:formula="of:=[.C41]" office:value-type="float" office:value="96770.8" calcext:value-type="float">
            <text:p>96770.8</text:p>
          </table:table-cell>
          <table:table-cell table:style-name="ce10" table:formula="of:=[.C42]" office:value-type="float" office:value="98376.1" calcext:value-type="float">
            <text:p>98376.1</text:p>
          </table:table-cell>
          <table:table-cell table:style-name="ce4" table:formula="of:=EOMONTH([.A41];0)" office:value-type="date" office:date-value="2013-07-31" calcext:value-type="date">
            <text:p>31-Jul-13</text:p>
          </table:table-cell>
          <table:table-cell table:style-name="ce10" table:formula="of:=[.M41]*(([.L41]-[.K41])/([.J41]-[.I41]))+([.L41]-(([.L41]-[.K41])/([.J41]-[.I41]))*[.J41])" office:value-type="float" office:value="98280.5080243922" calcext:value-type="float">
            <text:p>98280.5</text:p>
          </table:table-cell>
          <table:table-cell table:style-name="ce10" table:formula="of:=[.N41]-[.N40]" office:value-type="float" office:value="1640.06695965282" calcext:value-type="float">
            <text:p>1640.1</text:p>
          </table:table-cell>
        </table:table-row>
        <table:table-row table:style-name="ro2">
          <table:table-cell office:value-type="date" office:date-value="2013-08-01" calcext:value-type="date">
            <text:p>01-Aug-13</text:p>
          </table:table-cell>
          <table:table-cell office:value-type="time" office:time-value="PT18H58M00S" calcext:value-type="time">
            <text:p>18:58</text:p>
          </table:table-cell>
          <table:table-cell office:value-type="float" office:value="98376.1" calcext:value-type="float">
            <text:p>98376.1</text:p>
          </table:table-cell>
          <table:table-cell table:number-columns-repeated="4"/>
          <table:table-cell table:formula="of:=[.H30]" office:value-type="float" office:value="6" calcext:value-type="float">
            <text:p>6</text:p>
          </table:table-cell>
          <table:table-cell table:style-name="ce4" table:formula="of:=[.A42]+[.B42]" office:value-type="date" office:date-value="2013-08-01T18:58:00" calcext:value-type="date">
            <text:p>01-Aug-13</text:p>
          </table:table-cell>
          <table:table-cell table:style-name="ce4" table:formula="of:=[.A43]+[.B43]" office:value-type="date" office:date-value="2013-09-02T06:56:00" calcext:value-type="date">
            <text:p>02-Sep-13</text:p>
          </table:table-cell>
          <table:table-cell table:style-name="ce10" table:formula="of:=[.C42]" office:value-type="float" office:value="98376.1" calcext:value-type="float">
            <text:p>98376.1</text:p>
          </table:table-cell>
          <table:table-cell table:style-name="ce10" table:formula="of:=[.C43]" office:value-type="float" office:value="99944.2" calcext:value-type="float">
            <text:p>99944.2</text:p>
          </table:table-cell>
          <table:table-cell table:style-name="ce4" table:formula="of:=EOMONTH([.A42];0)" office:value-type="date" office:date-value="2013-08-31" calcext:value-type="date">
            <text:p>31-Aug-13</text:p>
          </table:table-cell>
          <table:table-cell table:style-name="ce10" table:formula="of:=[.M42]*(([.L42]-[.K42])/([.J42]-[.I42]))+([.L42]-(([.L42]-[.K42])/([.J42]-[.I42]))*[.J42])" office:value-type="float" office:value="99830.2519070504" calcext:value-type="float">
            <text:p>99830.3</text:p>
          </table:table-cell>
          <table:table-cell table:style-name="ce10" table:formula="of:=[.N42]-[.N41]" office:value-type="float" office:value="1549.74388265819" calcext:value-type="float">
            <text:p>1549.7</text:p>
          </table:table-cell>
        </table:table-row>
        <table:table-row table:style-name="ro2">
          <table:table-cell office:value-type="date" office:date-value="2013-09-02" calcext:value-type="date">
            <text:p>02-Sep-13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99944.2" calcext:value-type="float">
            <text:p>99944.2</text:p>
          </table:table-cell>
          <table:table-cell table:number-columns-repeated="4"/>
          <table:table-cell table:formula="of:=[.H31]" office:value-type="float" office:value="7" calcext:value-type="float">
            <text:p>7</text:p>
          </table:table-cell>
          <table:table-cell table:style-name="ce4" table:formula="of:=[.A43]+[.B43]" office:value-type="date" office:date-value="2013-09-02T06:56:00" calcext:value-type="date">
            <text:p>02-Sep-13</text:p>
          </table:table-cell>
          <table:table-cell table:style-name="ce4" table:formula="of:=[.A44]+[.B44]" office:value-type="date" office:date-value="2013-10-06T13:54:00" calcext:value-type="date">
            <text:p>06-Oct-13</text:p>
          </table:table-cell>
          <table:table-cell table:style-name="ce10" table:formula="of:=[.C43]" office:value-type="float" office:value="99944.2" calcext:value-type="float">
            <text:p>99944.2</text:p>
          </table:table-cell>
          <table:table-cell table:style-name="ce10" table:formula="of:=[.C44]" office:value-type="float" office:value="101157.7" calcext:value-type="float">
            <text:p>101157.7</text:p>
          </table:table-cell>
          <table:table-cell table:style-name="ce4" table:formula="of:=EOMONTH([.A43];0)" office:value-type="date" office:date-value="2013-09-30" calcext:value-type="date">
            <text:p>30-Sep-13</text:p>
          </table:table-cell>
          <table:table-cell table:style-name="ce10" table:formula="of:=[.M43]*(([.L43]-[.K43])/([.J43]-[.I43]))+([.L43]-(([.L43]-[.K43])/([.J43]-[.I43]))*[.J43])" office:value-type="float" office:value="100924.869609948" calcext:value-type="float">
            <text:p>100924.9</text:p>
          </table:table-cell>
          <table:table-cell table:style-name="ce10" table:formula="of:=[.N43]-[.N42]" office:value-type="float" office:value="1094.61770289717" calcext:value-type="float">
            <text:p>1094.6</text:p>
          </table:table-cell>
        </table:table-row>
        <table:table-row table:style-name="ro2">
          <table:table-cell office:value-type="date" office:date-value="2013-10-06" calcext:value-type="date">
            <text:p>06-Oct-13</text:p>
          </table:table-cell>
          <table:table-cell office:value-type="time" office:time-value="PT13H54M00S" calcext:value-type="time">
            <text:p>13:54</text:p>
          </table:table-cell>
          <table:table-cell office:value-type="float" office:value="101157.7" calcext:value-type="float">
            <text:p>101157.7</text:p>
          </table:table-cell>
          <table:table-cell table:number-columns-repeated="4"/>
          <table:table-cell table:formula="of:=[.H32]" office:value-type="float" office:value="8" calcext:value-type="float">
            <text:p>8</text:p>
          </table:table-cell>
          <table:table-cell table:style-name="ce4" table:formula="of:=[.A44]+[.B44]" office:value-type="date" office:date-value="2013-10-06T13:54:00" calcext:value-type="date">
            <text:p>06-Oct-13</text:p>
          </table:table-cell>
          <table:table-cell table:style-name="ce4" table:formula="of:=[.A45]+[.B45]" office:value-type="date" office:date-value="2013-11-15T18:40:00" calcext:value-type="date">
            <text:p>15-Nov-13</text:p>
          </table:table-cell>
          <table:table-cell table:style-name="ce10" table:formula="of:=[.C44]" office:value-type="float" office:value="101157.7" calcext:value-type="float">
            <text:p>101157.7</text:p>
          </table:table-cell>
          <table:table-cell table:style-name="ce10" table:formula="of:=[.C45]" office:value-type="float" office:value="102546.6" calcext:value-type="float">
            <text:p>102546.6</text:p>
          </table:table-cell>
          <table:table-cell table:style-name="ce4" table:formula="of:=EOMONTH([.A44];0)" office:value-type="date" office:date-value="2013-10-31" calcext:value-type="date">
            <text:p>31-Oct-13</text:p>
          </table:table-cell>
          <table:table-cell table:style-name="ce10" table:formula="of:=[.M44]*(([.L44]-[.K44])/([.J44]-[.I44]))+([.L44]-(([.L44]-[.K44])/([.J44]-[.I44]))*[.J44])" office:value-type="float" office:value="102001.462868396" calcext:value-type="float">
            <text:p>102001.5</text:p>
          </table:table-cell>
          <table:table-cell table:style-name="ce10" table:formula="of:=[.N44]-[.N43]" office:value-type="float" office:value="1076.59325844888" calcext:value-type="float">
            <text:p>1076.6</text:p>
          </table:table-cell>
        </table:table-row>
        <table:table-row table:style-name="ro2">
          <table:table-cell office:value-type="date" office:date-value="2013-11-15" calcext:value-type="date">
            <text:p>15-Nov-13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102546.6" calcext:value-type="float">
            <text:p>102546.6</text:p>
          </table:table-cell>
          <table:table-cell table:number-columns-repeated="4"/>
          <table:table-cell table:formula="of:=[.H33]" office:value-type="float" office:value="9" calcext:value-type="float">
            <text:p>9</text:p>
          </table:table-cell>
          <table:table-cell table:style-name="ce4" table:formula="of:=[.A45]+[.B45]" office:value-type="date" office:date-value="2013-11-15T18:40:00" calcext:value-type="date">
            <text:p>15-Nov-13</text:p>
          </table:table-cell>
          <table:table-cell table:style-name="ce4" table:formula="of:=[.A46]+[.B46]" office:value-type="date" office:date-value="2013-12-02T19:24:00" calcext:value-type="date">
            <text:p>02-Dec-13</text:p>
          </table:table-cell>
          <table:table-cell table:style-name="ce10" table:formula="of:=[.C45]" office:value-type="float" office:value="102546.6" calcext:value-type="float">
            <text:p>102546.6</text:p>
          </table:table-cell>
          <table:table-cell table:style-name="ce10" table:formula="of:=[.C46]" office:value-type="float" office:value="103163.3" calcext:value-type="float">
            <text:p>103163.3</text:p>
          </table:table-cell>
          <table:table-cell table:style-name="ce4" table:formula="of:=EOMONTH([.A45];0)" office:value-type="date" office:date-value="2013-11-30" calcext:value-type="date">
            <text:p>30-Nov-13</text:p>
          </table:table-cell>
          <table:table-cell table:style-name="ce10" table:formula="of:=[.M45]*(([.L45]-[.K45])/([.J45]-[.I45]))+([.L45]-(([.L45]-[.K45])/([.J45]-[.I45]))*[.J45])" office:value-type="float" office:value="103061.606361116" calcext:value-type="float">
            <text:p>103061.6</text:p>
          </table:table-cell>
          <table:table-cell table:style-name="ce10" table:formula="of:=[.N45]-[.N44]" office:value-type="float" office:value="1060.14349271916" calcext:value-type="float">
            <text:p>1060.1</text:p>
          </table:table-cell>
        </table:table-row>
        <table:table-row table:style-name="ro2">
          <table:table-cell office:value-type="date" office:date-value="2013-12-02" calcext:value-type="date">
            <text:p>02-Dec-13</text:p>
          </table:table-cell>
          <table:table-cell office:value-type="time" office:time-value="PT19H24M00S" calcext:value-type="time">
            <text:p>19:24</text:p>
          </table:table-cell>
          <table:table-cell office:value-type="float" office:value="103163.3" calcext:value-type="float">
            <text:p>103163.3</text:p>
          </table:table-cell>
          <table:table-cell table:number-columns-repeated="4"/>
          <table:table-cell table:formula="of:=[.H34]" office:value-type="float" office:value="10" calcext:value-type="float">
            <text:p>10</text:p>
          </table:table-cell>
          <table:table-cell table:style-name="ce4" table:formula="of:=[.A46]+[.B46]" office:value-type="date" office:date-value="2013-12-02T19:24:00" calcext:value-type="date">
            <text:p>02-Dec-13</text:p>
          </table:table-cell>
          <table:table-cell table:style-name="ce4" table:formula="of:=[.A47]+[.B47]" office:value-type="date" office:date-value="2014-01-12T13:27:00" calcext:value-type="date">
            <text:p>12-Jan-14</text:p>
          </table:table-cell>
          <table:table-cell table:style-name="ce10" table:formula="of:=[.C46]" office:value-type="float" office:value="103163.3" calcext:value-type="float">
            <text:p>103163.3</text:p>
          </table:table-cell>
          <table:table-cell table:style-name="ce10" table:formula="of:=[.C47]" office:value-type="float" office:value="104457.1" calcext:value-type="float">
            <text:p>104457.1</text:p>
          </table:table-cell>
          <table:table-cell table:style-name="ce4" table:formula="of:=EOMONTH([.A46];0)" office:value-type="date" office:date-value="2013-12-31" calcext:value-type="date">
            <text:p>31-Dec-13</text:p>
          </table:table-cell>
          <table:table-cell table:style-name="ce10" table:formula="of:=[.M46]*(([.L46]-[.K46])/([.J46]-[.I46]))+([.L46]-(([.L46]-[.K46])/([.J46]-[.I46]))*[.J46])" office:value-type="float" office:value="104058.331010685" calcext:value-type="float">
            <text:p>104058.3</text:p>
          </table:table-cell>
          <table:table-cell table:style-name="ce10" table:formula="of:=[.N46]-[.N45]" office:value-type="float" office:value="996.72464956902" calcext:value-type="float">
            <text:p>996.7</text:p>
          </table:table-cell>
        </table:table-row>
        <table:table-row table:style-name="ro2">
          <table:table-cell office:value-type="date" office:date-value="2014-01-12" calcext:value-type="date">
            <text:p>12-Jan-14</text:p>
          </table:table-cell>
          <table:table-cell office:value-type="time" office:time-value="PT13H27M00S" calcext:value-type="time">
            <text:p>13:27</text:p>
          </table:table-cell>
          <table:table-cell office:value-type="float" office:value="104457.1" calcext:value-type="float">
            <text:p>104457.1</text:p>
          </table:table-cell>
          <table:table-cell table:number-columns-repeated="4"/>
          <table:table-cell table:formula="of:=[.H35]" office:value-type="float" office:value="11" calcext:value-type="float">
            <text:p>11</text:p>
          </table:table-cell>
          <table:table-cell table:style-name="ce4" table:formula="of:=[.A47]+[.B47]" office:value-type="date" office:date-value="2014-01-12T13:27:00" calcext:value-type="date">
            <text:p>12-Jan-14</text:p>
          </table:table-cell>
          <table:table-cell table:style-name="ce4" table:formula="of:=[.A48]+[.B48]" office:value-type="date" office:date-value="2014-02-03T17:45:00" calcext:value-type="date">
            <text:p>03-Feb-14</text:p>
          </table:table-cell>
          <table:table-cell table:style-name="ce10" table:formula="of:=[.C47]" office:value-type="float" office:value="104457.1" calcext:value-type="float">
            <text:p>104457.1</text:p>
          </table:table-cell>
          <table:table-cell table:style-name="ce10" table:formula="of:=[.C48]" office:value-type="float" office:value="105231" calcext:value-type="float">
            <text:p>105231.0</text:p>
          </table:table-cell>
          <table:table-cell table:style-name="ce4" table:formula="of:=EOMONTH([.A47];0)" office:value-type="date" office:date-value="2014-01-31" calcext:value-type="date">
            <text:p>31-Jan-14</text:p>
          </table:table-cell>
          <table:table-cell table:style-name="ce10" table:formula="of:=[.M47]*(([.L47]-[.K47])/([.J47]-[.I47]))+([.L47]-(([.L47]-[.K47])/([.J47]-[.I47]))*[.J47])" office:value-type="float" office:value="105100.514324629" calcext:value-type="float">
            <text:p>105100.5</text:p>
          </table:table-cell>
          <table:table-cell table:style-name="ce10" table:formula="of:=[.N47]-[.N46]" office:value-type="float" office:value="1042.18331394414" calcext:value-type="float">
            <text:p>1042.2</text:p>
          </table:table-cell>
        </table:table-row>
        <table:table-row table:style-name="ro2">
          <table:table-cell office:value-type="date" office:date-value="2014-02-03" calcext:value-type="date">
            <text:p>03-Feb-14</text:p>
          </table:table-cell>
          <table:table-cell office:value-type="time" office:time-value="PT17H45M00S" calcext:value-type="time">
            <text:p>17:45</text:p>
          </table:table-cell>
          <table:table-cell office:value-type="float" office:value="105231" calcext:value-type="float">
            <text:p>105231.0</text:p>
          </table:table-cell>
          <table:table-cell table:number-columns-repeated="4"/>
          <table:table-cell table:formula="of:=[.H36]" office:value-type="float" office:value="12" calcext:value-type="float">
            <text:p>12</text:p>
          </table:table-cell>
          <table:table-cell table:style-name="ce4" table:formula="of:=[.A48]+[.B48]" office:value-type="date" office:date-value="2014-02-03T17:45:00" calcext:value-type="date">
            <text:p>03-Feb-14</text:p>
          </table:table-cell>
          <table:table-cell table:style-name="ce4" table:formula="of:=[.A49]+[.B49]" office:value-type="date" office:date-value="2014-03-31" calcext:value-type="date">
            <text:p>31-Mar-14</text:p>
          </table:table-cell>
          <table:table-cell table:style-name="ce10" table:formula="of:=[.C48]" office:value-type="float" office:value="105231" calcext:value-type="float">
            <text:p>105231.0</text:p>
          </table:table-cell>
          <table:table-cell table:style-name="ce10" table:formula="of:=[.C49]" office:value-type="float" office:value="107212.415382911" calcext:value-type="float">
            <text:p>107212.4</text:p>
          </table:table-cell>
          <table:table-cell table:style-name="ce4" table:formula="of:=EOMONTH([.A48];0)" office:value-type="date" office:date-value="2014-02-28" calcext:value-type="date">
            <text:p>28-Feb-14</text:p>
          </table:table-cell>
          <table:table-cell table:style-name="ce10" table:formula="of:=[.M48]*(([.L48]-[.K48])/([.J48]-[.I48]))+([.L48]-(([.L48]-[.K48])/([.J48]-[.I48]))*[.J48])" office:value-type="float" office:value="106100.880570556" calcext:value-type="float">
            <text:p>106100.9</text:p>
          </table:table-cell>
          <table:table-cell table:style-name="ce10" table:formula="of:=[.N48]-[.N47]" office:value-type="float" office:value="1000.36624592706" calcext:value-type="float">
            <text:p>1000.4</text:p>
          </table:table-cell>
        </table:table-row>
        <table:table-row table:style-name="ro2">
          <table:table-cell table:formula="of:=EOMONTH([.A48];1)" office:value-type="date" office:date-value="2014-03-31" calcext:value-type="date">
            <text:p>31-Mar-14</text:p>
          </table:table-cell>
          <table:table-cell office:value-type="time" office:time-value="PT00H00M00S" calcext:value-type="time">
            <text:p>00:00</text:p>
          </table:table-cell>
          <table:table-cell table:formula="of:=([.A49]+[.B49])*(([.C50]-[.C48])/(([.A50]+[.B50])-([.A48]-[.B48])))+([.C50]-(([.C50]-[.C48])/(([.A50]+[.B50])-([.A48]-[.B48])))*([.A50]+[.B50]))" office:value-type="float" office:value="107212.415382911" calcext:value-type="float">
            <text:p>107212.4</text:p>
          </table:table-cell>
          <table:table-cell table:number-columns-repeated="2"/>
          <table:table-cell table:formula="of:=YEAR([.I49])" office:value-type="float" office:value="2014" calcext:value-type="float">
            <text:p>2014</text:p>
          </table:table-cell>
          <table:table-cell table:style-name="ce19" table:formula="of:=SUM([.O49:.O60])" office:value-type="float" office:value="10710.015159406" calcext:value-type="float">
            <text:p>10710</text:p>
          </table:table-cell>
          <table:table-cell table:formula="of:=[.H37]" office:value-type="float" office:value="1" calcext:value-type="float">
            <text:p>1</text:p>
          </table:table-cell>
          <table:table-cell table:style-name="ce4" table:formula="of:=[.A49]+[.B49]" office:value-type="date" office:date-value="2014-03-31" calcext:value-type="date">
            <text:p>31-Mar-14</text:p>
          </table:table-cell>
          <table:table-cell table:style-name="ce4" table:formula="of:=[.A50]+[.B50]" office:value-type="date" office:date-value="2014-04-24T17:14:00" calcext:value-type="date">
            <text:p>24-Apr-14</text:p>
          </table:table-cell>
          <table:table-cell table:style-name="ce10" table:formula="of:=[.C49]" office:value-type="float" office:value="107212.415382911" calcext:value-type="float">
            <text:p>107212.4</text:p>
          </table:table-cell>
          <table:table-cell table:style-name="ce10" table:formula="of:=[.C50]" office:value-type="float" office:value="108075.6" calcext:value-type="float">
            <text:p>108075.6</text:p>
          </table:table-cell>
          <table:table-cell table:style-name="ce4" table:formula="of:=EOMONTH([.A49];0)" office:value-type="date" office:date-value="2014-03-31" calcext:value-type="date">
            <text:p>31-Mar-14</text:p>
          </table:table-cell>
          <table:table-cell table:style-name="ce10" table:formula="of:=[.M49]*(([.L49]-[.K49])/([.J49]-[.I49]))+([.L49]-(([.L49]-[.K49])/([.J49]-[.I49]))*[.J49])" office:value-type="float" office:value="107212.415382911" calcext:value-type="float">
            <text:p>107212.4</text:p>
          </table:table-cell>
          <table:table-cell table:style-name="ce10" table:formula="of:=[.N49]-[.N48]" office:value-type="float" office:value="1111.53481235495" calcext:value-type="float">
            <text:p>1111.5</text:p>
          </table:table-cell>
        </table:table-row>
        <table:table-row table:style-name="ro2">
          <table:table-cell office:value-type="date" office:date-value="2014-04-24" calcext:value-type="date">
            <text:p>24-Apr-14</text:p>
          </table:table-cell>
          <table:table-cell office:value-type="time" office:time-value="PT17H14M00S" calcext:value-type="time">
            <text:p>17:14</text:p>
          </table:table-cell>
          <table:table-cell office:value-type="float" office:value="108075.6" calcext:value-type="float">
            <text:p>108075.6</text:p>
          </table:table-cell>
          <table:table-cell table:number-columns-repeated="4"/>
          <table:table-cell table:formula="of:=[.H38]" office:value-type="float" office:value="2" calcext:value-type="float">
            <text:p>2</text:p>
          </table:table-cell>
          <table:table-cell table:style-name="ce4" table:formula="of:=[.A50]+[.B50]" office:value-type="date" office:date-value="2014-04-24T17:14:00" calcext:value-type="date">
            <text:p>24-Apr-14</text:p>
          </table:table-cell>
          <table:table-cell table:style-name="ce4" table:formula="of:=[.A51]+[.B51]" office:value-type="date" office:date-value="2014-05-08T22:02:00" calcext:value-type="date">
            <text:p>08-May-14</text:p>
          </table:table-cell>
          <table:table-cell table:style-name="ce10" table:formula="of:=[.C50]" office:value-type="float" office:value="108075.6" calcext:value-type="float">
            <text:p>108075.6</text:p>
          </table:table-cell>
          <table:table-cell table:style-name="ce10" table:formula="of:=[.C51]" office:value-type="float" office:value="108444" calcext:value-type="float">
            <text:p>108444.0</text:p>
          </table:table-cell>
          <table:table-cell table:style-name="ce4" table:formula="of:=EOMONTH([.A50];0)" office:value-type="date" office:date-value="2014-04-30" calcext:value-type="date">
            <text:p>30-Apr-14</text:p>
          </table:table-cell>
          <table:table-cell table:style-name="ce10" table:formula="of:=[.M50]*(([.L50]-[.K50])/([.J50]-[.I50]))+([.L50]-(([.L50]-[.K50])/([.J50]-[.I50]))*[.J50])" office:value-type="float" office:value="108212.632981221" calcext:value-type="float">
            <text:p>108212.6</text:p>
          </table:table-cell>
          <table:table-cell table:style-name="ce10" table:formula="of:=[.N50]-[.N49]" office:value-type="float" office:value="1000.21759830974" calcext:value-type="float">
            <text:p>1000.2</text:p>
          </table:table-cell>
        </table:table-row>
        <table:table-row table:style-name="ro2">
          <table:table-cell office:value-type="date" office:date-value="2014-05-08" calcext:value-type="date">
            <text:p>08-May-14</text:p>
          </table:table-cell>
          <table:table-cell office:value-type="time" office:time-value="PT22H02M00S" calcext:value-type="time">
            <text:p>22:02</text:p>
          </table:table-cell>
          <table:table-cell office:value-type="float" office:value="108444" calcext:value-type="float">
            <text:p>108444.0</text:p>
          </table:table-cell>
          <table:table-cell table:number-columns-repeated="4"/>
          <table:table-cell table:formula="of:=[.H39]" office:value-type="float" office:value="3" calcext:value-type="float">
            <text:p>3</text:p>
          </table:table-cell>
          <table:table-cell table:style-name="ce4" table:formula="of:=[.A51]+[.B51]" office:value-type="date" office:date-value="2014-05-08T22:02:00" calcext:value-type="date">
            <text:p>08-May-14</text:p>
          </table:table-cell>
          <table:table-cell table:style-name="ce4" table:formula="of:=[.A52]+[.B52]" office:value-type="date" office:date-value="2014-06-04T21:05:00" calcext:value-type="date">
            <text:p>04-Jun-14</text:p>
          </table:table-cell>
          <table:table-cell table:style-name="ce10" table:formula="of:=[.C51]" office:value-type="float" office:value="108444" calcext:value-type="float">
            <text:p>108444.0</text:p>
          </table:table-cell>
          <table:table-cell table:style-name="ce10" table:formula="of:=[.C52]" office:value-type="float" office:value="109266.9" calcext:value-type="float">
            <text:p>109266.9</text:p>
          </table:table-cell>
          <table:table-cell table:style-name="ce4" table:formula="of:=EOMONTH([.A51];0)" office:value-type="date" office:date-value="2014-05-31" calcext:value-type="date">
            <text:p>31-May-14</text:p>
          </table:table-cell>
          <table:table-cell table:style-name="ce10" table:formula="of:=[.M51]*(([.L51]-[.K51])/([.J51]-[.I51]))+([.L51]-(([.L51]-[.K51])/([.J51]-[.I51]))*[.J51])" office:value-type="float" office:value="109117.996708137" calcext:value-type="float">
            <text:p>109118.0</text:p>
          </table:table-cell>
          <table:table-cell table:style-name="ce10" table:formula="of:=[.N51]-[.N50]" office:value-type="float" office:value="905.36372691649" calcext:value-type="float">
            <text:p>905.4</text:p>
          </table:table-cell>
        </table:table-row>
        <table:table-row table:style-name="ro2">
          <table:table-cell office:value-type="date" office:date-value="2014-06-04" calcext:value-type="date">
            <text:p>04-Jun-14</text:p>
          </table:table-cell>
          <table:table-cell office:value-type="time" office:time-value="PT21H05M00S" calcext:value-type="time">
            <text:p>21:05</text:p>
          </table:table-cell>
          <table:table-cell office:value-type="float" office:value="109266.9" calcext:value-type="float">
            <text:p>109266.9</text:p>
          </table:table-cell>
          <table:table-cell table:number-columns-repeated="4"/>
          <table:table-cell table:formula="of:=[.H40]" office:value-type="float" office:value="4" calcext:value-type="float">
            <text:p>4</text:p>
          </table:table-cell>
          <table:table-cell table:style-name="ce4" table:formula="of:=[.A52]+[.B52]" office:value-type="date" office:date-value="2014-06-04T21:05:00" calcext:value-type="date">
            <text:p>04-Jun-14</text:p>
          </table:table-cell>
          <table:table-cell table:style-name="ce4" table:formula="of:=[.A53]+[.B53]" office:value-type="date" office:date-value="2014-07-09T19:54:00" calcext:value-type="date">
            <text:p>09-Jul-14</text:p>
          </table:table-cell>
          <table:table-cell table:style-name="ce10" table:formula="of:=[.C52]" office:value-type="float" office:value="109266.9" calcext:value-type="float">
            <text:p>109266.9</text:p>
          </table:table-cell>
          <table:table-cell table:style-name="ce10" table:formula="of:=[.C53]" office:value-type="float" office:value="110490.3" calcext:value-type="float">
            <text:p>110490.3</text:p>
          </table:table-cell>
          <table:table-cell table:style-name="ce4" table:formula="of:=EOMONTH([.A52];0)" office:value-type="date" office:date-value="2014-06-30" calcext:value-type="date">
            <text:p>30-Jun-14</text:p>
          </table:table-cell>
          <table:table-cell table:style-name="ce10" table:formula="of:=[.M52]*(([.L52]-[.K52])/([.J52]-[.I52]))+([.L52]-(([.L52]-[.K52])/([.J52]-[.I52]))*[.J52])" office:value-type="float" office:value="110146.24381768" calcext:value-type="float">
            <text:p>110146.2</text:p>
          </table:table-cell>
          <table:table-cell table:style-name="ce10" table:formula="of:=[.N52]-[.N51]" office:value-type="float" office:value="1028.2471095426" calcext:value-type="float">
            <text:p>1028.2</text:p>
          </table:table-cell>
        </table:table-row>
        <table:table-row table:style-name="ro2">
          <table:table-cell office:value-type="date" office:date-value="2014-07-09" calcext:value-type="date">
            <text:p>09-Jul-14</text:p>
          </table:table-cell>
          <table:table-cell office:value-type="time" office:time-value="PT19H54M00S" calcext:value-type="time">
            <text:p>19:54</text:p>
          </table:table-cell>
          <table:table-cell office:value-type="float" office:value="110490.3" calcext:value-type="float">
            <text:p>110490.3</text:p>
          </table:table-cell>
          <table:table-cell table:number-columns-repeated="4"/>
          <table:table-cell table:formula="of:=[.H41]" office:value-type="float" office:value="5" calcext:value-type="float">
            <text:p>5</text:p>
          </table:table-cell>
          <table:table-cell table:style-name="ce4" table:formula="of:=[.A53]+[.B53]" office:value-type="date" office:date-value="2014-07-09T19:54:00" calcext:value-type="date">
            <text:p>09-Jul-14</text:p>
          </table:table-cell>
          <table:table-cell table:style-name="ce4" table:formula="of:=[.A54]+[.B54]" office:value-type="date" office:date-value="2014-08-20T19:38:00" calcext:value-type="date">
            <text:p>20-Aug-14</text:p>
          </table:table-cell>
          <table:table-cell table:style-name="ce10" table:formula="of:=[.C53]" office:value-type="float" office:value="110490.3" calcext:value-type="float">
            <text:p>110490.3</text:p>
          </table:table-cell>
          <table:table-cell table:style-name="ce10" table:formula="of:=[.C54]" office:value-type="float" office:value="111830.3" calcext:value-type="float">
            <text:p>111830.3</text:p>
          </table:table-cell>
          <table:table-cell table:style-name="ce4" table:formula="of:=EOMONTH([.A53];0)" office:value-type="date" office:date-value="2014-07-31" calcext:value-type="date">
            <text:p>31-Jul-14</text:p>
          </table:table-cell>
          <table:table-cell table:style-name="ce10" table:formula="of:=[.M53]*(([.L53]-[.K53])/([.J53]-[.I53]))+([.L53]-(([.L53]-[.K53])/([.J53]-[.I53]))*[.J53])" office:value-type="float" office:value="111165.929134692" calcext:value-type="float">
            <text:p>111165.9</text:p>
          </table:table-cell>
          <table:table-cell table:style-name="ce10" table:formula="of:=[.N53]-[.N52]" office:value-type="float" office:value="1019.68531701202" calcext:value-type="float">
            <text:p>1019.7</text:p>
          </table:table-cell>
        </table:table-row>
        <table:table-row table:style-name="ro2">
          <table:table-cell office:value-type="date" office:date-value="2014-08-20" calcext:value-type="date">
            <text:p>20-Aug-14</text:p>
          </table:table-cell>
          <table:table-cell office:value-type="time" office:time-value="PT19H38M00S" calcext:value-type="time">
            <text:p>19:38</text:p>
          </table:table-cell>
          <table:table-cell office:value-type="float" office:value="111830.3" calcext:value-type="float">
            <text:p>111830.3</text:p>
          </table:table-cell>
          <table:table-cell table:number-columns-repeated="4"/>
          <table:table-cell table:formula="of:=[.H42]" office:value-type="float" office:value="6" calcext:value-type="float">
            <text:p>6</text:p>
          </table:table-cell>
          <table:table-cell table:style-name="ce4" table:formula="of:=[.A54]+[.B54]" office:value-type="date" office:date-value="2014-08-20T19:38:00" calcext:value-type="date">
            <text:p>20-Aug-14</text:p>
          </table:table-cell>
          <table:table-cell table:style-name="ce4" table:formula="of:=[.A55]+[.B55]" office:value-type="date" office:date-value="2014-09-03T19:13:00" calcext:value-type="date">
            <text:p>03-Sep-14</text:p>
          </table:table-cell>
          <table:table-cell table:style-name="ce10" table:formula="of:=[.C54]" office:value-type="float" office:value="111830.3" calcext:value-type="float">
            <text:p>111830.3</text:p>
          </table:table-cell>
          <table:table-cell table:style-name="ce10" table:formula="of:=[.C55]" office:value-type="float" office:value="112249.7" calcext:value-type="float">
            <text:p>112249.7</text:p>
          </table:table-cell>
          <table:table-cell table:style-name="ce4" table:formula="of:=EOMONTH([.A54];0)" office:value-type="date" office:date-value="2014-08-31" calcext:value-type="date">
            <text:p>31-Aug-14</text:p>
          </table:table-cell>
          <table:table-cell table:style-name="ce10" table:formula="of:=[.M54]*(([.L54]-[.K54])/([.J54]-[.I54]))+([.L54]-(([.L54]-[.K54])/([.J54]-[.I54]))*[.J54])" office:value-type="float" office:value="112135.700685374" calcext:value-type="float">
            <text:p>112135.7</text:p>
          </table:table-cell>
          <table:table-cell table:style-name="ce10" table:formula="of:=[.N54]-[.N53]" office:value-type="float" office:value="969.771550682141" calcext:value-type="float">
            <text:p>969.8</text:p>
          </table:table-cell>
        </table:table-row>
        <table:table-row table:style-name="ro2">
          <table:table-cell office:value-type="date" office:date-value="2014-09-03" calcext:value-type="date">
            <text:p>03-Sep-14</text:p>
          </table:table-cell>
          <table:table-cell office:value-type="time" office:time-value="PT19H13M00S" calcext:value-type="time">
            <text:p>19:13</text:p>
          </table:table-cell>
          <table:table-cell office:value-type="float" office:value="112249.7" calcext:value-type="float">
            <text:p>112249.7</text:p>
          </table:table-cell>
          <table:table-cell table:number-columns-repeated="4"/>
          <table:table-cell table:formula="of:=[.H43]" office:value-type="float" office:value="7" calcext:value-type="float">
            <text:p>7</text:p>
          </table:table-cell>
          <table:table-cell table:style-name="ce4" table:formula="of:=[.A55]+[.B55]" office:value-type="date" office:date-value="2014-09-03T19:13:00" calcext:value-type="date">
            <text:p>03-Sep-14</text:p>
          </table:table-cell>
          <table:table-cell table:style-name="ce4" table:formula="of:=[.A56]+[.B56]" office:value-type="date" office:date-value="2014-10-02T21:51:00" calcext:value-type="date">
            <text:p>02-Oct-14</text:p>
          </table:table-cell>
          <table:table-cell table:style-name="ce10" table:formula="of:=[.C55]" office:value-type="float" office:value="112249.7" calcext:value-type="float">
            <text:p>112249.7</text:p>
          </table:table-cell>
          <table:table-cell table:style-name="ce10" table:formula="of:=[.C56]" office:value-type="float" office:value="113032.7" calcext:value-type="float">
            <text:p>113032.7</text:p>
          </table:table-cell>
          <table:table-cell table:style-name="ce4" table:formula="of:=EOMONTH([.A55];0)" office:value-type="date" office:date-value="2014-09-30" calcext:value-type="date">
            <text:p>30-Sep-14</text:p>
          </table:table-cell>
          <table:table-cell table:style-name="ce10" table:formula="of:=[.M55]*(([.L55]-[.K55])/([.J55]-[.I55]))+([.L55]-(([.L55]-[.K55])/([.J55]-[.I55]))*[.J55])" office:value-type="float" office:value="112954.414943461" calcext:value-type="float">
            <text:p>112954.4</text:p>
          </table:table-cell>
          <table:table-cell table:style-name="ce10" table:formula="of:=[.N55]-[.N54]" office:value-type="float" office:value="818.714258087333" calcext:value-type="float">
            <text:p>818.7</text:p>
          </table:table-cell>
        </table:table-row>
        <table:table-row table:style-name="ro2">
          <table:table-cell office:value-type="date" office:date-value="2014-10-02" calcext:value-type="date">
            <text:p>02-Oct-14</text:p>
          </table:table-cell>
          <table:table-cell office:value-type="time" office:time-value="PT21H51M00S" calcext:value-type="time">
            <text:p>21:51</text:p>
          </table:table-cell>
          <table:table-cell office:value-type="float" office:value="113032.7" calcext:value-type="float">
            <text:p>113032.7</text:p>
          </table:table-cell>
          <table:table-cell table:number-columns-repeated="4"/>
          <table:table-cell table:formula="of:=[.H44]" office:value-type="float" office:value="8" calcext:value-type="float">
            <text:p>8</text:p>
          </table:table-cell>
          <table:table-cell table:style-name="ce4" table:formula="of:=[.A56]+[.B56]" office:value-type="date" office:date-value="2014-10-02T21:51:00" calcext:value-type="date">
            <text:p>02-Oct-14</text:p>
          </table:table-cell>
          <table:table-cell table:style-name="ce4" table:formula="of:=[.A57]+[.B57]" office:value-type="date" office:date-value="2014-11-14T19:07:00" calcext:value-type="date">
            <text:p>14-Nov-14</text:p>
          </table:table-cell>
          <table:table-cell table:style-name="ce10" table:formula="of:=[.C56]" office:value-type="float" office:value="113032.7" calcext:value-type="float">
            <text:p>113032.7</text:p>
          </table:table-cell>
          <table:table-cell table:style-name="ce10" table:formula="of:=[.C57]" office:value-type="float" office:value="114147.6" calcext:value-type="float">
            <text:p>114147.6</text:p>
          </table:table-cell>
          <table:table-cell table:style-name="ce4" table:formula="of:=EOMONTH([.A56];0)" office:value-type="date" office:date-value="2014-10-31" calcext:value-type="date">
            <text:p>31-Oct-14</text:p>
          </table:table-cell>
          <table:table-cell table:style-name="ce10" table:formula="of:=[.M56]*(([.L56]-[.K56])/([.J56]-[.I56]))+([.L56]-(([.L56]-[.K56])/([.J56]-[.I56]))*[.J56])" office:value-type="float" office:value="113762.938197098" calcext:value-type="float">
            <text:p>113762.9</text:p>
          </table:table-cell>
          <table:table-cell table:style-name="ce10" table:formula="of:=[.N56]-[.N55]" office:value-type="float" office:value="808.52325363725" calcext:value-type="float">
            <text:p>808.5</text:p>
          </table:table-cell>
        </table:table-row>
        <table:table-row table:style-name="ro2">
          <table:table-cell office:value-type="date" office:date-value="2014-11-14" calcext:value-type="date">
            <text:p>14-Nov-14</text:p>
          </table:table-cell>
          <table:table-cell office:value-type="time" office:time-value="PT19H07M00S" calcext:value-type="time">
            <text:p>19:07</text:p>
          </table:table-cell>
          <table:table-cell office:value-type="float" office:value="114147.6" calcext:value-type="float">
            <text:p>114147.6</text:p>
          </table:table-cell>
          <table:table-cell table:number-columns-repeated="4"/>
          <table:table-cell table:formula="of:=[.H45]" office:value-type="float" office:value="9" calcext:value-type="float">
            <text:p>9</text:p>
          </table:table-cell>
          <table:table-cell table:style-name="ce4" table:formula="of:=[.A57]+[.B57]" office:value-type="date" office:date-value="2014-11-14T19:07:00" calcext:value-type="date">
            <text:p>14-Nov-14</text:p>
          </table:table-cell>
          <table:table-cell table:style-name="ce4" table:formula="of:=[.A58]+[.B58]" office:value-type="date" office:date-value="2014-12-11T00:02:00" calcext:value-type="date">
            <text:p>11-Dec-14</text:p>
          </table:table-cell>
          <table:table-cell table:style-name="ce10" table:formula="of:=[.C57]" office:value-type="float" office:value="114147.6" calcext:value-type="float">
            <text:p>114147.6</text:p>
          </table:table-cell>
          <table:table-cell table:style-name="ce10" table:formula="of:=[.C58]" office:value-type="float" office:value="114881.9" calcext:value-type="float">
            <text:p>114881.9</text:p>
          </table:table-cell>
          <table:table-cell table:style-name="ce4" table:formula="of:=EOMONTH([.A57];0)" office:value-type="date" office:date-value="2014-11-30" calcext:value-type="date">
            <text:p>30-Nov-14</text:p>
          </table:table-cell>
          <table:table-cell table:style-name="ce10" table:formula="of:=[.M57]*(([.L57]-[.K57])/([.J57]-[.I57]))+([.L57]-(([.L57]-[.K57])/([.J57]-[.I57]))*[.J57])" office:value-type="float" office:value="114573.624377898" calcext:value-type="float">
            <text:p>114573.6</text:p>
          </table:table-cell>
          <table:table-cell table:style-name="ce10" table:formula="of:=[.N57]-[.N56]" office:value-type="float" office:value="810.686180800083" calcext:value-type="float">
            <text:p>810.7</text:p>
          </table:table-cell>
        </table:table-row>
        <table:table-row table:style-name="ro2">
          <table:table-cell office:value-type="date" office:date-value="2014-12-11" calcext:value-type="date">
            <text:p>11-Dec-14</text:p>
          </table:table-cell>
          <table:table-cell office:value-type="time" office:time-value="PT00H02M00S" calcext:value-type="time">
            <text:p>00:02</text:p>
          </table:table-cell>
          <table:table-cell office:value-type="float" office:value="114881.9" calcext:value-type="float">
            <text:p>114881.9</text:p>
          </table:table-cell>
          <table:table-cell table:number-columns-repeated="4"/>
          <table:table-cell table:formula="of:=[.H46]" office:value-type="float" office:value="10" calcext:value-type="float">
            <text:p>10</text:p>
          </table:table-cell>
          <table:table-cell table:style-name="ce4" table:formula="of:=[.A58]+[.B58]" office:value-type="date" office:date-value="2014-12-11T00:02:00" calcext:value-type="date">
            <text:p>11-Dec-14</text:p>
          </table:table-cell>
          <table:table-cell table:style-name="ce4" table:formula="of:=[.A59]+[.B59]" office:value-type="date" office:date-value="2015-01-01T08:32:00" calcext:value-type="date">
            <text:p>01-Jan-15</text:p>
          </table:table-cell>
          <table:table-cell table:style-name="ce10" table:formula="of:=[.C58]" office:value-type="float" office:value="114881.9" calcext:value-type="float">
            <text:p>114881.9</text:p>
          </table:table-cell>
          <table:table-cell table:style-name="ce10" table:formula="of:=[.C59]" office:value-type="float" office:value="115281.4" calcext:value-type="float">
            <text:p>115281.4</text:p>
          </table:table-cell>
          <table:table-cell table:style-name="ce4" table:formula="of:=EOMONTH([.A58];0)" office:value-type="date" office:date-value="2014-12-31" calcext:value-type="date">
            <text:p>31-Dec-14</text:p>
          </table:table-cell>
          <table:table-cell table:style-name="ce10" table:formula="of:=[.M58]*(([.L58]-[.K58])/([.J58]-[.I58]))+([.L58]-(([.L58]-[.K58])/([.J58]-[.I58]))*[.J58])" office:value-type="float" office:value="115256.039869919" calcext:value-type="float">
            <text:p>115256.0</text:p>
          </table:table-cell>
          <table:table-cell table:style-name="ce10" table:formula="of:=[.N58]-[.N57]" office:value-type="float" office:value="682.415492020198" calcext:value-type="float">
            <text:p>682.4</text:p>
          </table:table-cell>
        </table:table-row>
        <table:table-row table:style-name="ro2">
          <table:table-cell office:value-type="date" office:date-value="2015-01-01" calcext:value-type="date">
            <text:p>01-Jan-15</text:p>
          </table:table-cell>
          <table:table-cell office:value-type="time" office:time-value="PT08H32M00S" calcext:value-type="time">
            <text:p>08:32</text:p>
          </table:table-cell>
          <table:table-cell office:value-type="float" office:value="115281.4" calcext:value-type="float">
            <text:p>115281.4</text:p>
          </table:table-cell>
          <table:table-cell table:number-columns-repeated="4"/>
          <table:table-cell table:formula="of:=[.H47]" office:value-type="float" office:value="11" calcext:value-type="float">
            <text:p>11</text:p>
          </table:table-cell>
          <table:table-cell table:style-name="ce4" table:formula="of:=[.A59]+[.B59]" office:value-type="date" office:date-value="2015-01-01T08:32:00" calcext:value-type="date">
            <text:p>01-Jan-15</text:p>
          </table:table-cell>
          <table:table-cell table:style-name="ce4" table:formula="of:=[.A60]+[.B60]" office:value-type="date" office:date-value="2015-02-17T18:29:00" calcext:value-type="date">
            <text:p>17-Feb-15</text:p>
          </table:table-cell>
          <table:table-cell table:style-name="ce10" table:formula="of:=[.C59]" office:value-type="float" office:value="115281.4" calcext:value-type="float">
            <text:p>115281.4</text:p>
          </table:table-cell>
          <table:table-cell table:style-name="ce10" table:formula="of:=[.C60]" office:value-type="float" office:value="116549.8" calcext:value-type="float">
            <text:p>116549.8</text:p>
          </table:table-cell>
          <table:table-cell table:style-name="ce4" table:formula="of:=EOMONTH([.A59];0)" office:value-type="date" office:date-value="2015-01-31" calcext:value-type="date">
            <text:p>31-Jan-15</text:p>
          </table:table-cell>
          <table:table-cell table:style-name="ce10" table:formula="of:=[.M59]*(([.L59]-[.K59])/([.J59]-[.I59]))+([.L59]-(([.L59]-[.K59])/([.J59]-[.I59]))*[.J59])" office:value-type="float" office:value="116074.426336834" calcext:value-type="float">
            <text:p>116074.4</text:p>
          </table:table-cell>
          <table:table-cell table:style-name="ce10" table:formula="of:=[.N59]-[.N58]" office:value-type="float" office:value="818.386466915137" calcext:value-type="float">
            <text:p>818.4</text:p>
          </table:table-cell>
        </table:table-row>
        <table:table-row table:style-name="ro2">
          <table:table-cell office:value-type="date" office:date-value="2015-02-17" calcext:value-type="date">
            <text:p>17-Feb-15</text:p>
          </table:table-cell>
          <table:table-cell office:value-type="time" office:time-value="PT18H29M00S" calcext:value-type="time">
            <text:p>18:29</text:p>
          </table:table-cell>
          <table:table-cell office:value-type="float" office:value="116549.8" calcext:value-type="float">
            <text:p>116549.8</text:p>
          </table:table-cell>
          <table:table-cell table:number-columns-repeated="4"/>
          <table:table-cell table:formula="of:=[.H48]" office:value-type="float" office:value="12" calcext:value-type="float">
            <text:p>12</text:p>
          </table:table-cell>
          <table:table-cell table:style-name="ce4" table:formula="of:=[.A60]+[.B60]" office:value-type="date" office:date-value="2015-02-17T18:29:00" calcext:value-type="date">
            <text:p>17-Feb-15</text:p>
          </table:table-cell>
          <table:table-cell table:style-name="ce4" table:formula="of:=[.A61]+[.B61]" office:value-type="date" office:date-value="2015-03-27T14:45:00" calcext:value-type="date">
            <text:p>27-Mar-15</text:p>
          </table:table-cell>
          <table:table-cell table:style-name="ce10" table:formula="of:=[.C60]" office:value-type="float" office:value="116549.8" calcext:value-type="float">
            <text:p>116549.8</text:p>
          </table:table-cell>
          <table:table-cell table:style-name="ce10" table:formula="of:=[.C61]" office:value-type="float" office:value="117515.7" calcext:value-type="float">
            <text:p>117515.7</text:p>
          </table:table-cell>
          <table:table-cell table:style-name="ce4" table:formula="of:=EOMONTH([.A60];0)" office:value-type="date" office:date-value="2015-02-28" calcext:value-type="date">
            <text:p>28-Feb-15</text:p>
          </table:table-cell>
          <table:table-cell table:style-name="ce10" table:formula="of:=[.M60]*(([.L60]-[.K60])/([.J60]-[.I60]))+([.L60]-(([.L60]-[.K60])/([.J60]-[.I60]))*[.J60])" office:value-type="float" office:value="116810.895729962" calcext:value-type="float">
            <text:p>116810.9</text:p>
          </table:table-cell>
          <table:table-cell table:style-name="ce10" table:formula="of:=[.N60]-[.N59]" office:value-type="float" office:value="736.469393128064" calcext:value-type="float">
            <text:p>736.5</text:p>
          </table:table-cell>
        </table:table-row>
        <table:table-row table:style-name="ro2">
          <table:table-cell office:value-type="date" office:date-value="2015-03-27" calcext:value-type="date">
            <text:p>27-Mar-15</text:p>
          </table:table-cell>
          <table:table-cell office:value-type="time" office:time-value="PT14H45M00S" calcext:value-type="time">
            <text:p>14:45</text:p>
          </table:table-cell>
          <table:table-cell office:value-type="float" office:value="117515.7" calcext:value-type="float">
            <text:p>117515.7</text:p>
          </table:table-cell>
          <table:table-cell table:number-columns-repeated="2"/>
          <table:table-cell table:formula="of:=YEAR([.I61])" office:value-type="float" office:value="2015" calcext:value-type="float">
            <text:p>2015</text:p>
          </table:table-cell>
          <table:table-cell table:style-name="ce19" table:formula="of:=SUM([.O61:.O72])" office:value-type="float" office:value="9883.89581886586" calcext:value-type="float">
            <text:p>9884</text:p>
          </table:table-cell>
          <table:table-cell table:formula="of:=[.H49]" office:value-type="float" office:value="1" calcext:value-type="float">
            <text:p>1</text:p>
          </table:table-cell>
          <table:table-cell table:style-name="ce4" table:formula="of:=[.A61]+[.B61]" office:value-type="date" office:date-value="2015-03-27T14:45:00" calcext:value-type="date">
            <text:p>27-Mar-15</text:p>
          </table:table-cell>
          <table:table-cell table:style-name="ce4" table:formula="of:=[.A62]+[.B62]" office:value-type="date" office:date-value="2015-04-30" calcext:value-type="date">
            <text:p>30-Apr-15</text:p>
          </table:table-cell>
          <table:table-cell table:style-name="ce10" table:formula="of:=[.C61]" office:value-type="float" office:value="117515.7" calcext:value-type="float">
            <text:p>117515.7</text:p>
          </table:table-cell>
          <table:table-cell table:style-name="ce10" table:formula="of:=[.C62]" office:value-type="float" office:value="118421.699655643" calcext:value-type="float">
            <text:p>118421.7</text:p>
          </table:table-cell>
          <table:table-cell table:style-name="ce4" table:formula="of:=EOMONTH([.A61];0)" office:value-type="date" office:date-value="2015-03-31" calcext:value-type="date">
            <text:p>31-Mar-15</text:p>
          </table:table-cell>
          <table:table-cell table:style-name="ce10" table:formula="of:=[.M61]*(([.L61]-[.K61])/([.J61]-[.I61]))+([.L61]-(([.L61]-[.K61])/([.J61]-[.I61]))*[.J61])" office:value-type="float" office:value="117607.572039964" calcext:value-type="float">
            <text:p>117607.6</text:p>
          </table:table-cell>
          <table:table-cell table:style-name="ce10" table:formula="of:=[.N61]-[.N60]" office:value-type="float" office:value="796.676310001873" calcext:value-type="float">
            <text:p>796.7</text:p>
          </table:table-cell>
        </table:table-row>
        <table:table-row table:style-name="ro2">
          <table:table-cell table:formula="of:=EOMONTH([.A61];1)" office:value-type="date" office:date-value="2015-04-30" calcext:value-type="date">
            <text:p>30-Apr-15</text:p>
          </table:table-cell>
          <table:table-cell office:value-type="time" office:time-value="PT00H00M00S" calcext:value-type="time">
            <text:p>00:00</text:p>
          </table:table-cell>
          <table:table-cell table:formula="of:=([.A62]+[.B62])*(([.C63]-[.C61])/(([.A63]+[.B63])-([.A61]-[.B61])))+([.C63]-(([.C63]-[.C61])/(([.A63]+[.B63])-([.A61]-[.B61])))*([.A63]+[.B63]))" office:value-type="float" office:value="118421.699655643" calcext:value-type="float">
            <text:p>118421.7</text:p>
          </table:table-cell>
          <table:table-cell table:number-columns-repeated="4"/>
          <table:table-cell table:formula="of:=[.H50]" office:value-type="float" office:value="2" calcext:value-type="float">
            <text:p>2</text:p>
          </table:table-cell>
          <table:table-cell table:style-name="ce4" table:formula="of:=[.A62]+[.B62]" office:value-type="date" office:date-value="2015-04-30" calcext:value-type="date">
            <text:p>30-Apr-15</text:p>
          </table:table-cell>
          <table:table-cell table:style-name="ce4" table:formula="of:=[.A63]+[.B63]" office:value-type="date" office:date-value="2015-05-13T18:50:00" calcext:value-type="date">
            <text:p>13-May-15</text:p>
          </table:table-cell>
          <table:table-cell table:style-name="ce10" table:formula="of:=[.C62]" office:value-type="float" office:value="118421.699655643" calcext:value-type="float">
            <text:p>118421.7</text:p>
          </table:table-cell>
          <table:table-cell table:style-name="ce10" table:formula="of:=[.C63]" office:value-type="float" office:value="118782.5" calcext:value-type="float">
            <text:p>118782.5</text:p>
          </table:table-cell>
          <table:table-cell table:style-name="ce4" table:formula="of:=EOMONTH([.A62];0)" office:value-type="date" office:date-value="2015-04-30" calcext:value-type="date">
            <text:p>30-Apr-15</text:p>
          </table:table-cell>
          <table:table-cell table:style-name="ce10" table:formula="of:=[.M62]*(([.L62]-[.K62])/([.J62]-[.I62]))+([.L62]-(([.L62]-[.K62])/([.J62]-[.I62]))*[.J62])" office:value-type="float" office:value="118421.699655643" calcext:value-type="float">
            <text:p>118421.7</text:p>
          </table:table-cell>
          <table:table-cell table:style-name="ce10" table:formula="of:=[.N62]-[.N61]" office:value-type="float" office:value="814.127615678823" calcext:value-type="float">
            <text:p>814.1</text:p>
          </table:table-cell>
        </table:table-row>
        <table:table-row table:style-name="ro2">
          <table:table-cell office:value-type="date" office:date-value="2015-05-13" calcext:value-type="date">
            <text:p>13-May-15</text:p>
          </table:table-cell>
          <table:table-cell office:value-type="time" office:time-value="PT18H50M00S" calcext:value-type="time">
            <text:p>18:50</text:p>
          </table:table-cell>
          <table:table-cell office:value-type="float" office:value="118782.5" calcext:value-type="float">
            <text:p>118782.5</text:p>
          </table:table-cell>
          <table:table-cell table:number-columns-repeated="4"/>
          <table:table-cell table:formula="of:=[.H51]" office:value-type="float" office:value="3" calcext:value-type="float">
            <text:p>3</text:p>
          </table:table-cell>
          <table:table-cell table:style-name="ce4" table:formula="of:=[.A63]+[.B63]" office:value-type="date" office:date-value="2015-05-13T18:50:00" calcext:value-type="date">
            <text:p>13-May-15</text:p>
          </table:table-cell>
          <table:table-cell table:style-name="ce4" table:formula="of:=[.A64]+[.B64]" office:value-type="date" office:date-value="2015-06-04T22:12:00" calcext:value-type="date">
            <text:p>04-Jun-15</text:p>
          </table:table-cell>
          <table:table-cell table:style-name="ce10" table:formula="of:=[.C63]" office:value-type="float" office:value="118782.5" calcext:value-type="float">
            <text:p>118782.5</text:p>
          </table:table-cell>
          <table:table-cell table:style-name="ce10" table:formula="of:=[.C64]" office:value-type="float" office:value="119364.3" calcext:value-type="float">
            <text:p>119364.3</text:p>
          </table:table-cell>
          <table:table-cell table:style-name="ce4" table:formula="of:=EOMONTH([.A63];0)" office:value-type="date" office:date-value="2015-05-31" calcext:value-type="date">
            <text:p>31-May-15</text:p>
          </table:table-cell>
          <table:table-cell table:style-name="ce10" table:formula="of:=[.M63]*(([.L63]-[.K63])/([.J63]-[.I63]))+([.L63]-(([.L63]-[.K63])/([.J63]-[.I63]))*[.J63])" office:value-type="float" office:value="119234.881343705" calcext:value-type="float">
            <text:p>119234.9</text:p>
          </table:table-cell>
          <table:table-cell table:style-name="ce10" table:formula="of:=[.N63]-[.N62]" office:value-type="float" office:value="813.181688062381" calcext:value-type="float">
            <text:p>813.2</text:p>
          </table:table-cell>
        </table:table-row>
        <table:table-row table:style-name="ro2">
          <table:table-cell office:value-type="date" office:date-value="2015-06-04" calcext:value-type="date">
            <text:p>04-Jun-15</text:p>
          </table:table-cell>
          <table:table-cell office:value-type="time" office:time-value="PT22H12M00S" calcext:value-type="time">
            <text:p>22:12</text:p>
          </table:table-cell>
          <table:table-cell office:value-type="float" office:value="119364.3" calcext:value-type="float">
            <text:p>119364.3</text:p>
          </table:table-cell>
          <table:table-cell table:number-columns-repeated="4"/>
          <table:table-cell table:formula="of:=[.H52]" office:value-type="float" office:value="4" calcext:value-type="float">
            <text:p>4</text:p>
          </table:table-cell>
          <table:table-cell table:style-name="ce4" table:formula="of:=[.A64]+[.B64]" office:value-type="date" office:date-value="2015-06-04T22:12:00" calcext:value-type="date">
            <text:p>04-Jun-15</text:p>
          </table:table-cell>
          <table:table-cell table:style-name="ce4" table:formula="of:=[.A65]+[.B65]" office:value-type="date" office:date-value="2015-07-16T18:28:00" calcext:value-type="date">
            <text:p>16-Jul-15</text:p>
          </table:table-cell>
          <table:table-cell table:style-name="ce10" table:formula="of:=[.C64]" office:value-type="float" office:value="119364.3" calcext:value-type="float">
            <text:p>119364.3</text:p>
          </table:table-cell>
          <table:table-cell table:style-name="ce10" table:formula="of:=[.C65]" office:value-type="float" office:value="120671.5" calcext:value-type="float">
            <text:p>120671.5</text:p>
          </table:table-cell>
          <table:table-cell table:style-name="ce4" table:formula="of:=EOMONTH([.A64];0)" office:value-type="date" office:date-value="2015-06-30" calcext:value-type="date">
            <text:p>30-Jun-15</text:p>
          </table:table-cell>
          <table:table-cell table:style-name="ce10" table:formula="of:=[.M64]*(([.L64]-[.K64])/([.J64]-[.I64]))+([.L64]-(([.L64]-[.K64])/([.J64]-[.I64]))*[.J64])" office:value-type="float" office:value="120147.630748805" calcext:value-type="float">
            <text:p>120147.6</text:p>
          </table:table-cell>
          <table:table-cell table:style-name="ce10" table:formula="of:=[.N64]-[.N63]" office:value-type="float" office:value="912.749405100243" calcext:value-type="float">
            <text:p>912.7</text:p>
          </table:table-cell>
        </table:table-row>
        <table:table-row table:style-name="ro2">
          <table:table-cell office:value-type="date" office:date-value="2015-07-16" calcext:value-type="date">
            <text:p>16-Jul-15</text:p>
          </table:table-cell>
          <table:table-cell office:value-type="time" office:time-value="PT18H28M00S" calcext:value-type="time">
            <text:p>18:28</text:p>
          </table:table-cell>
          <table:table-cell office:value-type="float" office:value="120671.5" calcext:value-type="float">
            <text:p>120671.5</text:p>
          </table:table-cell>
          <table:table-cell table:number-columns-repeated="4"/>
          <table:table-cell table:formula="of:=[.H53]" office:value-type="float" office:value="5" calcext:value-type="float">
            <text:p>5</text:p>
          </table:table-cell>
          <table:table-cell table:style-name="ce4" table:formula="of:=[.A65]+[.B65]" office:value-type="date" office:date-value="2015-07-16T18:28:00" calcext:value-type="date">
            <text:p>16-Jul-15</text:p>
          </table:table-cell>
          <table:table-cell table:style-name="ce4" table:formula="of:=[.A66]+[.B66]" office:value-type="date" office:date-value="2015-08-13T17:37:00" calcext:value-type="date">
            <text:p>13-Aug-15</text:p>
          </table:table-cell>
          <table:table-cell table:style-name="ce10" table:formula="of:=[.C65]" office:value-type="float" office:value="120671.5" calcext:value-type="float">
            <text:p>120671.5</text:p>
          </table:table-cell>
          <table:table-cell table:style-name="ce10" table:formula="of:=[.C66]" office:value-type="float" office:value="121560.2" calcext:value-type="float">
            <text:p>121560.2</text:p>
          </table:table-cell>
          <table:table-cell table:style-name="ce4" table:formula="of:=EOMONTH([.A65];0)" office:value-type="date" office:date-value="2015-07-31" calcext:value-type="date">
            <text:p>31-Jul-15</text:p>
          </table:table-cell>
          <table:table-cell table:style-name="ce10" table:formula="of:=[.M65]*(([.L65]-[.K65])/([.J65]-[.I65]))+([.L65]-(([.L65]-[.K65])/([.J65]-[.I65]))*[.J65])" office:value-type="float" office:value="121123.739698031" calcext:value-type="float">
            <text:p>121123.7</text:p>
          </table:table-cell>
          <table:table-cell table:style-name="ce10" table:formula="of:=[.N65]-[.N64]" office:value-type="float" office:value="976.108949225629" calcext:value-type="float">
            <text:p>976.1</text:p>
          </table:table-cell>
        </table:table-row>
        <table:table-row table:style-name="ro2">
          <table:table-cell office:value-type="date" office:date-value="2015-08-13" calcext:value-type="date">
            <text:p>13-Aug-15</text:p>
          </table:table-cell>
          <table:table-cell office:value-type="time" office:time-value="PT17H37M00S" calcext:value-type="time">
            <text:p>17:37</text:p>
          </table:table-cell>
          <table:table-cell office:value-type="float" office:value="121560.2" calcext:value-type="float">
            <text:p>121560.2</text:p>
          </table:table-cell>
          <table:table-cell table:number-columns-repeated="4"/>
          <table:table-cell table:formula="of:=[.H54]" office:value-type="float" office:value="6" calcext:value-type="float">
            <text:p>6</text:p>
          </table:table-cell>
          <table:table-cell table:style-name="ce4" table:formula="of:=[.A66]+[.B66]" office:value-type="date" office:date-value="2015-08-13T17:37:00" calcext:value-type="date">
            <text:p>13-Aug-15</text:p>
          </table:table-cell>
          <table:table-cell table:style-name="ce4" table:formula="of:=[.A67]+[.B67]" office:value-type="date" office:date-value="2015-09-09T19:29:00" calcext:value-type="date">
            <text:p>09-Sep-15</text:p>
          </table:table-cell>
          <table:table-cell table:style-name="ce10" table:formula="of:=[.C66]" office:value-type="float" office:value="121560.2" calcext:value-type="float">
            <text:p>121560.2</text:p>
          </table:table-cell>
          <table:table-cell table:style-name="ce10" table:formula="of:=[.C67]" office:value-type="float" office:value="122302.1" calcext:value-type="float">
            <text:p>122302.1</text:p>
          </table:table-cell>
          <table:table-cell table:style-name="ce4" table:formula="of:=EOMONTH([.A66];0)" office:value-type="date" office:date-value="2015-08-31" calcext:value-type="date">
            <text:p>31-Aug-15</text:p>
          </table:table-cell>
          <table:table-cell table:style-name="ce10" table:formula="of:=[.M66]*(([.L66]-[.K66])/([.J66]-[.I66]))+([.L66]-(([.L66]-[.K66])/([.J66]-[.I66]))*[.J66])" office:value-type="float" office:value="122033.267801087" calcext:value-type="float">
            <text:p>122033.3</text:p>
          </table:table-cell>
          <table:table-cell table:style-name="ce10" table:formula="of:=[.N66]-[.N65]" office:value-type="float" office:value="909.528103056713" calcext:value-type="float">
            <text:p>909.5</text:p>
          </table:table-cell>
        </table:table-row>
        <table:table-row table:style-name="ro2">
          <table:table-cell office:value-type="date" office:date-value="2015-09-09" calcext:value-type="date">
            <text:p>09-Sep-15</text:p>
          </table:table-cell>
          <table:table-cell office:value-type="time" office:time-value="PT19H29M00S" calcext:value-type="time">
            <text:p>19:29</text:p>
          </table:table-cell>
          <table:table-cell office:value-type="float" office:value="122302.1" calcext:value-type="float">
            <text:p>122302.1</text:p>
          </table:table-cell>
          <table:table-cell table:number-columns-repeated="4"/>
          <table:table-cell table:formula="of:=[.H55]" office:value-type="float" office:value="7" calcext:value-type="float">
            <text:p>7</text:p>
          </table:table-cell>
          <table:table-cell table:style-name="ce4" table:formula="of:=[.A67]+[.B67]" office:value-type="date" office:date-value="2015-09-09T19:29:00" calcext:value-type="date">
            <text:p>09-Sep-15</text:p>
          </table:table-cell>
          <table:table-cell table:style-name="ce4" table:formula="of:=[.A68]+[.B68]" office:value-type="date" office:date-value="2015-10-31" calcext:value-type="date">
            <text:p>31-Oct-15</text:p>
          </table:table-cell>
          <table:table-cell table:style-name="ce10" table:formula="of:=[.C67]" office:value-type="float" office:value="122302.1" calcext:value-type="float">
            <text:p>122302.1</text:p>
          </table:table-cell>
          <table:table-cell table:style-name="ce10" table:formula="of:=[.C68]" office:value-type="float" office:value="123592.789064432" calcext:value-type="float">
            <text:p>123592.8</text:p>
          </table:table-cell>
          <table:table-cell table:style-name="ce4" table:formula="of:=EOMONTH([.A67];0)" office:value-type="date" office:date-value="2015-09-30" calcext:value-type="date">
            <text:p>30-Sep-15</text:p>
          </table:table-cell>
          <table:table-cell table:style-name="ce10" table:formula="of:=[.M67]*(([.L67]-[.K67])/([.J67]-[.I67]))+([.L67]-(([.L67]-[.K67])/([.J67]-[.I67]))*[.J67])" office:value-type="float" office:value="122811.136938749" calcext:value-type="float">
            <text:p>122811.1</text:p>
          </table:table-cell>
          <table:table-cell table:style-name="ce10" table:formula="of:=[.N67]-[.N66]" office:value-type="float" office:value="777.869137661182" calcext:value-type="float">
            <text:p>777.9</text:p>
          </table:table-cell>
        </table:table-row>
        <table:table-row table:style-name="ro2">
          <table:table-cell table:formula="of:=EOMONTH([.A67];1)" office:value-type="date" office:date-value="2015-10-31" calcext:value-type="date">
            <text:p>31-Oct-15</text:p>
          </table:table-cell>
          <table:table-cell office:value-type="time" office:time-value="PT00H00M00S" calcext:value-type="time">
            <text:p>00:00</text:p>
          </table:table-cell>
          <table:table-cell table:formula="of:=([.A68]+[.B68])*(([.C72]-[.C67])/(([.A72]+[.B72])-([.A67]-[.B67])))+([.C72]-(([.C72]-[.C67])/(([.A72]+[.B72])-([.A67]-[.B67])))*([.A72]+[.B72]))" office:value-type="float" office:value="123592.789064432" calcext:value-type="float">
            <text:p>123592.8</text:p>
          </table:table-cell>
          <table:table-cell table:number-columns-repeated="4"/>
          <table:table-cell table:formula="of:=[.H56]" office:value-type="float" office:value="8" calcext:value-type="float">
            <text:p>8</text:p>
          </table:table-cell>
          <table:table-cell table:style-name="ce4" table:formula="of:=[.A68]+[.B68]" office:value-type="date" office:date-value="2015-10-31" calcext:value-type="date">
            <text:p>31-Oct-15</text:p>
          </table:table-cell>
          <table:table-cell table:style-name="ce4" table:formula="of:=[.A69]+[.B69]" office:value-type="date" office:date-value="2015-11-30" calcext:value-type="date">
            <text:p>30-Nov-15</text:p>
          </table:table-cell>
          <table:table-cell table:style-name="ce10" table:formula="of:=[.C68]" office:value-type="float" office:value="123592.789064432" calcext:value-type="float">
            <text:p>123592.8</text:p>
          </table:table-cell>
          <table:table-cell table:style-name="ce10" table:formula="of:=[.C69]" office:value-type="float" office:value="124325.971191527" calcext:value-type="float">
            <text:p>124326.0</text:p>
          </table:table-cell>
          <table:table-cell table:style-name="ce4" table:formula="of:=EOMONTH([.A68];0)" office:value-type="date" office:date-value="2015-10-31" calcext:value-type="date">
            <text:p>31-Oct-15</text:p>
          </table:table-cell>
          <table:table-cell table:style-name="ce10" table:formula="of:=[.M68]*(([.L68]-[.K68])/([.J68]-[.I68]))+([.L68]-(([.L68]-[.K68])/([.J68]-[.I68]))*[.J68])" office:value-type="float" office:value="123592.789064432" calcext:value-type="float">
            <text:p>123592.8</text:p>
          </table:table-cell>
          <table:table-cell table:style-name="ce10" table:formula="of:=[.N68]-[.N67]" office:value-type="float" office:value="781.652125683148" calcext:value-type="float">
            <text:p>781.7</text:p>
          </table:table-cell>
        </table:table-row>
        <table:table-row table:style-name="ro2">
          <table:table-cell table:formula="of:=EOMONTH([.A68];1)" office:value-type="date" office:date-value="2015-11-30" calcext:value-type="date">
            <text:p>30-Nov-15</text:p>
          </table:table-cell>
          <table:table-cell office:value-type="time" office:time-value="PT00H00M00S" calcext:value-type="time">
            <text:p>00:00</text:p>
          </table:table-cell>
          <table:table-cell table:formula="of:=([.A69]+[.B69])*(([.C72]-[.C67])/(([.A72]+[.B72])-([.A67]-[.B67])))+([.C72]-(([.C72]-[.C67])/(([.A72]+[.B72])-([.A67]-[.B67])))*([.A72]+[.B72]))" office:value-type="float" office:value="124325.971191527" calcext:value-type="float">
            <text:p>124326.0</text:p>
          </table:table-cell>
          <table:table-cell table:number-columns-repeated="4"/>
          <table:table-cell table:formula="of:=[.H57]" office:value-type="float" office:value="9" calcext:value-type="float">
            <text:p>9</text:p>
          </table:table-cell>
          <table:table-cell table:style-name="ce4" table:formula="of:=[.A69]+[.B69]" office:value-type="date" office:date-value="2015-11-30" calcext:value-type="date">
            <text:p>30-Nov-15</text:p>
          </table:table-cell>
          <table:table-cell table:style-name="ce4" table:formula="of:=[.A70]+[.B70]" office:value-type="date" office:date-value="2015-12-31" calcext:value-type="date">
            <text:p>31-Dec-15</text:p>
          </table:table-cell>
          <table:table-cell table:style-name="ce10" table:formula="of:=[.C69]" office:value-type="float" office:value="124325.971191527" calcext:value-type="float">
            <text:p>124326.0</text:p>
          </table:table-cell>
          <table:table-cell table:style-name="ce10" table:formula="of:=[.C70]" office:value-type="float" office:value="125083.592722859" calcext:value-type="float">
            <text:p>125083.6</text:p>
          </table:table-cell>
          <table:table-cell table:style-name="ce4" table:formula="of:=EOMONTH([.A69];0)" office:value-type="date" office:date-value="2015-11-30" calcext:value-type="date">
            <text:p>30-Nov-15</text:p>
          </table:table-cell>
          <table:table-cell table:style-name="ce10" table:formula="of:=[.M69]*(([.L69]-[.K69])/([.J69]-[.I69]))+([.L69]-(([.L69]-[.K69])/([.J69]-[.I69]))*[.J69])" office:value-type="float" office:value="124325.971191527" calcext:value-type="float">
            <text:p>124326.0</text:p>
          </table:table-cell>
          <table:table-cell table:style-name="ce10" table:formula="of:=[.N69]-[.N68]" office:value-type="float" office:value="733.182127095177" calcext:value-type="float">
            <text:p>733.2</text:p>
          </table:table-cell>
        </table:table-row>
        <table:table-row table:style-name="ro2">
          <table:table-cell table:formula="of:=EOMONTH([.A69];1)" office:value-type="date" office:date-value="2015-12-31" calcext:value-type="date">
            <text:p>31-Dec-15</text:p>
          </table:table-cell>
          <table:table-cell office:value-type="time" office:time-value="PT00H00M00S" calcext:value-type="time">
            <text:p>00:00</text:p>
          </table:table-cell>
          <table:table-cell table:formula="of:=([.A70]+[.B70])*(([.C72]-[.C67])/(([.A72]+[.B72])-([.A67]-[.B67])))+([.C72]-(([.C72]-[.C67])/(([.A72]+[.B72])-([.A67]-[.B67])))*([.A72]+[.B72]))" office:value-type="float" office:value="125083.592722859" calcext:value-type="float">
            <text:p>125083.6</text:p>
          </table:table-cell>
          <table:table-cell table:number-columns-repeated="4"/>
          <table:table-cell table:formula="of:=[.H58]" office:value-type="float" office:value="10" calcext:value-type="float">
            <text:p>10</text:p>
          </table:table-cell>
          <table:table-cell table:style-name="ce4" table:formula="of:=[.A70]+[.B70]" office:value-type="date" office:date-value="2015-12-31" calcext:value-type="date">
            <text:p>31-Dec-15</text:p>
          </table:table-cell>
          <table:table-cell table:style-name="ce4" table:formula="of:=[.A71]+[.B71]" office:value-type="date" office:date-value="2016-01-31" calcext:value-type="date">
            <text:p>31-Jan-16</text:p>
          </table:table-cell>
          <table:table-cell table:style-name="ce10" table:formula="of:=[.C70]" office:value-type="float" office:value="125083.592722859" calcext:value-type="float">
            <text:p>125083.6</text:p>
          </table:table-cell>
          <table:table-cell table:style-name="ce10" table:formula="of:=[.C71]" office:value-type="float" office:value="125841.21425419" calcext:value-type="float">
            <text:p>125841.2</text:p>
          </table:table-cell>
          <table:table-cell table:style-name="ce4" table:formula="of:=EOMONTH([.A70];0)" office:value-type="date" office:date-value="2015-12-31" calcext:value-type="date">
            <text:p>31-Dec-15</text:p>
          </table:table-cell>
          <table:table-cell table:style-name="ce10" table:formula="of:=[.M70]*(([.L70]-[.K70])/([.J70]-[.I70]))+([.L70]-(([.L70]-[.K70])/([.J70]-[.I70]))*[.J70])" office:value-type="float" office:value="125083.592722859" calcext:value-type="float">
            <text:p>125083.6</text:p>
          </table:table-cell>
          <table:table-cell table:style-name="ce10" table:formula="of:=[.N70]-[.N69]" office:value-type="float" office:value="757.621531331562" calcext:value-type="float">
            <text:p>757.6</text:p>
          </table:table-cell>
        </table:table-row>
        <table:table-row table:style-name="ro2">
          <table:table-cell table:formula="of:=EOMONTH([.A70];1)" office:value-type="date" office:date-value="2016-01-31" calcext:value-type="date">
            <text:p>31-Jan-16</text:p>
          </table:table-cell>
          <table:table-cell office:value-type="time" office:time-value="PT00H00M00S" calcext:value-type="time">
            <text:p>00:00</text:p>
          </table:table-cell>
          <table:table-cell table:formula="of:=([.A71]+[.B71])*(([.C72]-[.C67])/(([.A72]+[.B72])-([.A67]-[.B67])))+([.C72]-(([.C72]-[.C67])/(([.A72]+[.B72])-([.A67]-[.B67])))*([.A72]+[.B72]))" office:value-type="float" office:value="125841.21425419" calcext:value-type="float">
            <text:p>125841.2</text:p>
          </table:table-cell>
          <table:table-cell table:number-columns-repeated="4"/>
          <table:table-cell table:formula="of:=[.H59]" office:value-type="float" office:value="11" calcext:value-type="float">
            <text:p>11</text:p>
          </table:table-cell>
          <table:table-cell table:style-name="ce4" table:formula="of:=[.A71]+[.B71]" office:value-type="date" office:date-value="2016-01-31" calcext:value-type="date">
            <text:p>31-Jan-16</text:p>
          </table:table-cell>
          <table:table-cell table:style-name="ce4" table:formula="of:=[.A72]+[.B72]" office:value-type="date" office:date-value="2016-02-24T19:29:00" calcext:value-type="date">
            <text:p>24-Feb-16</text:p>
          </table:table-cell>
          <table:table-cell table:style-name="ce10" table:formula="of:=[.C71]" office:value-type="float" office:value="125841.21425419" calcext:value-type="float">
            <text:p>125841.2</text:p>
          </table:table-cell>
          <table:table-cell table:style-name="ce10" table:formula="of:=[.C72]" office:value-type="float" office:value="126447.6" calcext:value-type="float">
            <text:p>126447.6</text:p>
          </table:table-cell>
          <table:table-cell table:style-name="ce4" table:formula="of:=EOMONTH([.A71];0)" office:value-type="date" office:date-value="2016-01-31" calcext:value-type="date">
            <text:p>31-Jan-16</text:p>
          </table:table-cell>
          <table:table-cell table:style-name="ce10" table:formula="of:=[.M71]*(([.L71]-[.K71])/([.J71]-[.I71]))+([.L71]-(([.L71]-[.K71])/([.J71]-[.I71]))*[.J71])" office:value-type="float" office:value="125841.21425419" calcext:value-type="float">
            <text:p>125841.2</text:p>
          </table:table-cell>
          <table:table-cell table:style-name="ce10" table:formula="of:=[.N71]-[.N70]" office:value-type="float" office:value="757.621531331679" calcext:value-type="float">
            <text:p>757.6</text:p>
          </table:table-cell>
        </table:table-row>
        <table:table-row table:style-name="ro2">
          <table:table-cell office:value-type="date" office:date-value="2016-02-24" calcext:value-type="date">
            <text:p>24-Feb-16</text:p>
          </table:table-cell>
          <table:table-cell office:value-type="time" office:time-value="PT19H29M00S" calcext:value-type="time">
            <text:p>19:29</text:p>
          </table:table-cell>
          <table:table-cell office:value-type="float" office:value="126447.6" calcext:value-type="float">
            <text:p>126447.6</text:p>
          </table:table-cell>
          <table:table-cell table:number-columns-repeated="4"/>
          <table:table-cell table:formula="of:=[.H60]" office:value-type="float" office:value="12" calcext:value-type="float">
            <text:p>12</text:p>
          </table:table-cell>
          <table:table-cell table:style-name="ce4" table:formula="of:=[.A72]+[.B72]" office:value-type="date" office:date-value="2016-02-24T19:29:00" calcext:value-type="date">
            <text:p>24-Feb-16</text:p>
          </table:table-cell>
          <table:table-cell table:style-name="ce4" table:formula="of:=[.A73]+[.B73]" office:value-type="date" office:date-value="2016-03-18T19:05:00" calcext:value-type="date">
            <text:p>18-Mar-16</text:p>
          </table:table-cell>
          <table:table-cell table:style-name="ce10" table:formula="of:=[.C72]" office:value-type="float" office:value="126447.6" calcext:value-type="float">
            <text:p>126447.6</text:p>
          </table:table-cell>
          <table:table-cell table:style-name="ce10" table:formula="of:=[.C73]" office:value-type="float" office:value="127804.1" calcext:value-type="float">
            <text:p>127804.1</text:p>
          </table:table-cell>
          <table:table-cell table:style-name="ce4" table:formula="of:=EOMONTH([.A72];0)" office:value-type="date" office:date-value="2016-02-29" calcext:value-type="date">
            <text:p>29-Feb-16</text:p>
          </table:table-cell>
          <table:table-cell table:style-name="ce10" table:formula="of:=[.M72]*(([.L72]-[.K72])/([.J72]-[.I72]))+([.L72]-(([.L72]-[.K72])/([.J72]-[.I72]))*[.J72])" office:value-type="float" office:value="126694.791548828" calcext:value-type="float">
            <text:p>126694.8</text:p>
          </table:table-cell>
          <table:table-cell table:style-name="ce10" table:formula="of:=[.N72]-[.N71]" office:value-type="float" office:value="853.577294637449" calcext:value-type="float">
            <text:p>853.6</text:p>
          </table:table-cell>
        </table:table-row>
        <table:table-row table:style-name="ro2">
          <table:table-cell office:value-type="date" office:date-value="2016-03-18" calcext:value-type="date">
            <text:p>18-Mar-16</text:p>
          </table:table-cell>
          <table:table-cell office:value-type="time" office:time-value="PT19H05M00S" calcext:value-type="time">
            <text:p>19:05</text:p>
          </table:table-cell>
          <table:table-cell office:value-type="float" office:value="127804.1" calcext:value-type="float">
            <text:p>127804.1</text:p>
          </table:table-cell>
          <table:table-cell table:number-columns-repeated="2"/>
          <table:table-cell table:formula="of:=YEAR([.I72])" office:value-type="float" office:value="2016" calcext:value-type="float">
            <text:p>2016</text:p>
          </table:table-cell>
          <table:table-cell table:style-name="ce19" table:formula="of:=SUM([.O73:.O84])" office:value-type="float" office:value="9491.24976736261" calcext:value-type="float">
            <text:p>9491</text:p>
          </table:table-cell>
          <table:table-cell table:formula="of:=[.H61]" office:value-type="float" office:value="1" calcext:value-type="float">
            <text:p>1</text:p>
          </table:table-cell>
          <table:table-cell table:style-name="ce4" table:formula="of:=[.A73]+[.B73]" office:value-type="date" office:date-value="2016-03-18T19:05:00" calcext:value-type="date">
            <text:p>18-Mar-16</text:p>
          </table:table-cell>
          <table:table-cell table:style-name="ce4" table:formula="of:=[.A74]+[.B74]" office:value-type="date" office:date-value="2016-04-30" calcext:value-type="date">
            <text:p>30-Apr-16</text:p>
          </table:table-cell>
          <table:table-cell table:style-name="ce10" table:formula="of:=[.C73]" office:value-type="float" office:value="127804.1" calcext:value-type="float">
            <text:p>127804.1</text:p>
          </table:table-cell>
          <table:table-cell table:style-name="ce10" table:formula="of:=[.C74]" office:value-type="float" office:value="128132.868767716" calcext:value-type="float">
            <text:p>128132.9</text:p>
          </table:table-cell>
          <table:table-cell table:style-name="ce4" table:formula="of:=EOMONTH([.A73];0)" office:value-type="date" office:date-value="2016-03-31" calcext:value-type="date">
            <text:p>31-Mar-16</text:p>
          </table:table-cell>
          <table:table-cell table:style-name="ce10" table:formula="of:=[.M73]*(([.L73]-[.K73])/([.J73]-[.I73]))+([.L73]-(([.L73]-[.K73])/([.J73]-[.I73]))*[.J73])" office:value-type="float" office:value="127899.173814769" calcext:value-type="float">
            <text:p>127899.2</text:p>
          </table:table-cell>
          <table:table-cell table:style-name="ce10" table:formula="of:=[.N73]-[.N72]" office:value-type="float" office:value="1204.38226594162" calcext:value-type="float">
            <text:p>1204.4</text:p>
          </table:table-cell>
        </table:table-row>
        <table:table-row table:style-name="ro2">
          <table:table-cell table:formula="of:=EOMONTH([.A73];1)" office:value-type="date" office:date-value="2016-04-30" calcext:value-type="date">
            <text:p>30-Apr-16</text:p>
          </table:table-cell>
          <table:table-cell office:value-type="time" office:time-value="PT00H00M00S" calcext:value-type="time">
            <text:p>00:00</text:p>
          </table:table-cell>
          <table:table-cell table:formula="of:=([.A74]+[.B74])*(([.C75]-[.C73])/(([.A75]+[.B75])-([.A73]-[.B73])))+([.C75]-(([.C75]-[.C73])/(([.A75]+[.B75])-([.A73]-[.B73])))*([.A75]+[.B75]))" office:value-type="float" office:value="128132.868767716" calcext:value-type="float">
            <text:p>128132.9</text:p>
          </table:table-cell>
          <table:table-cell table:number-columns-repeated="4"/>
          <table:table-cell table:formula="of:=[.H62]" office:value-type="float" office:value="2" calcext:value-type="float">
            <text:p>2</text:p>
          </table:table-cell>
          <table:table-cell table:style-name="ce4" table:formula="of:=[.A74]+[.B74]" office:value-type="date" office:date-value="2016-04-30" calcext:value-type="date">
            <text:p>30-Apr-16</text:p>
          </table:table-cell>
          <table:table-cell table:style-name="ce4" table:formula="of:=[.A75]+[.B75]" office:value-type="date" office:date-value="2016-05-03T17:37:00" calcext:value-type="date">
            <text:p>03-May-16</text:p>
          </table:table-cell>
          <table:table-cell table:style-name="ce10" table:formula="of:=[.C74]" office:value-type="float" office:value="128132.868767716" calcext:value-type="float">
            <text:p>128132.9</text:p>
          </table:table-cell>
          <table:table-cell table:style-name="ce10" table:formula="of:=[.C75]" office:value-type="float" office:value="128160.9" calcext:value-type="float">
            <text:p>128160.9</text:p>
          </table:table-cell>
          <table:table-cell table:style-name="ce4" table:formula="of:=EOMONTH([.A74];0)" office:value-type="date" office:date-value="2016-04-30" calcext:value-type="date">
            <text:p>30-Apr-16</text:p>
          </table:table-cell>
          <table:table-cell table:style-name="ce10" table:formula="of:=[.M74]*(([.L74]-[.K74])/([.J74]-[.I74]))+([.L74]-(([.L74]-[.K74])/([.J74]-[.I74]))*[.J74])" office:value-type="float" office:value="128132.868767716" calcext:value-type="float">
            <text:p>128132.9</text:p>
          </table:table-cell>
          <table:table-cell table:style-name="ce10" table:formula="of:=[.N74]-[.N73]" office:value-type="float" office:value="233.694952946447" calcext:value-type="float">
            <text:p>233.7</text:p>
          </table:table-cell>
        </table:table-row>
        <table:table-row table:style-name="ro2">
          <table:table-cell office:value-type="date" office:date-value="2016-05-03" calcext:value-type="date">
            <text:p>03-May-16</text:p>
          </table:table-cell>
          <table:table-cell office:value-type="time" office:time-value="PT17H37M00S" calcext:value-type="time">
            <text:p>17:37</text:p>
          </table:table-cell>
          <table:table-cell office:value-type="float" office:value="128160.9" calcext:value-type="float">
            <text:p>128160.9</text:p>
          </table:table-cell>
          <table:table-cell table:number-columns-repeated="4"/>
          <table:table-cell table:formula="of:=[.H63]" office:value-type="float" office:value="3" calcext:value-type="float">
            <text:p>3</text:p>
          </table:table-cell>
          <table:table-cell table:style-name="ce4" table:formula="of:=[.A75]+[.B75]" office:value-type="date" office:date-value="2016-05-03T17:37:00" calcext:value-type="date">
            <text:p>03-May-16</text:p>
          </table:table-cell>
          <table:table-cell table:style-name="ce4" table:formula="of:=[.A76]+[.B76]" office:value-type="date" office:date-value="2016-06-03T16:51:00" calcext:value-type="date">
            <text:p>03-Jun-16</text:p>
          </table:table-cell>
          <table:table-cell table:style-name="ce10" table:formula="of:=[.C75]" office:value-type="float" office:value="128160.9" calcext:value-type="float">
            <text:p>128160.9</text:p>
          </table:table-cell>
          <table:table-cell table:style-name="ce10" table:formula="of:=[.C76]" office:value-type="float" office:value="128979.9" calcext:value-type="float">
            <text:p>128979.9</text:p>
          </table:table-cell>
          <table:table-cell table:style-name="ce4" table:formula="of:=EOMONTH([.A75];0)" office:value-type="date" office:date-value="2016-05-31" calcext:value-type="date">
            <text:p>31-May-16</text:p>
          </table:table-cell>
          <table:table-cell table:style-name="ce10" table:formula="of:=[.M75]*(([.L75]-[.K75])/([.J75]-[.I75]))+([.L75]-(([.L75]-[.K75])/([.J75]-[.I75]))*[.J75])" office:value-type="float" office:value="128881.992456384" calcext:value-type="float">
            <text:p>128882.0</text:p>
          </table:table-cell>
          <table:table-cell table:style-name="ce10" table:formula="of:=[.N75]-[.N74]" office:value-type="float" office:value="749.123688668624" calcext:value-type="float">
            <text:p>749.1</text:p>
          </table:table-cell>
        </table:table-row>
        <table:table-row table:style-name="ro2">
          <table:table-cell office:value-type="date" office:date-value="2016-06-03" calcext:value-type="date">
            <text:p>03-Jun-16</text:p>
          </table:table-cell>
          <table:table-cell office:value-type="time" office:time-value="PT16H51M00S" calcext:value-type="time">
            <text:p>16:51</text:p>
          </table:table-cell>
          <table:table-cell office:value-type="float" office:value="128979.9" calcext:value-type="float">
            <text:p>128979.9</text:p>
          </table:table-cell>
          <table:table-cell table:number-columns-repeated="4"/>
          <table:table-cell table:formula="of:=[.H64]" office:value-type="float" office:value="4" calcext:value-type="float">
            <text:p>4</text:p>
          </table:table-cell>
          <table:table-cell table:style-name="ce4" table:formula="of:=[.A76]+[.B76]" office:value-type="date" office:date-value="2016-06-03T16:51:00" calcext:value-type="date">
            <text:p>03-Jun-16</text:p>
          </table:table-cell>
          <table:table-cell table:style-name="ce4" table:formula="of:=[.A77]+[.B77]" office:value-type="date" office:date-value="2016-07-31" calcext:value-type="date">
            <text:p>31-Jul-16</text:p>
          </table:table-cell>
          <table:table-cell table:style-name="ce10" table:formula="of:=[.C76]" office:value-type="float" office:value="128979.9" calcext:value-type="float">
            <text:p>128979.9</text:p>
          </table:table-cell>
          <table:table-cell table:style-name="ce10" table:formula="of:=[.C77]" office:value-type="float" office:value="130568.116115543" calcext:value-type="float">
            <text:p>130568.1</text:p>
          </table:table-cell>
          <table:table-cell table:style-name="ce4" table:formula="of:=EOMONTH([.A76];0)" office:value-type="date" office:date-value="2016-06-30" calcext:value-type="date">
            <text:p>30-Jun-16</text:p>
          </table:table-cell>
          <table:table-cell table:style-name="ce10" table:formula="of:=[.M76]*(([.L76]-[.K76])/([.J76]-[.I76]))+([.L76]-(([.L76]-[.K76])/([.J76]-[.I76]))*[.J76])" office:value-type="float" office:value="129708.840552903" calcext:value-type="float">
            <text:p>129708.8</text:p>
          </table:table-cell>
          <table:table-cell table:style-name="ce10" table:formula="of:=[.N76]-[.N75]" office:value-type="float" office:value="826.848096518894" calcext:value-type="float">
            <text:p>826.8</text:p>
          </table:table-cell>
        </table:table-row>
        <table:table-row table:style-name="ro2">
          <table:table-cell table:formula="of:=EOMONTH([.A76];1)" office:value-type="date" office:date-value="2016-07-31" calcext:value-type="date">
            <text:p>31-Jul-16</text:p>
          </table:table-cell>
          <table:table-cell office:value-type="time" office:time-value="PT00H00M00S" calcext:value-type="time">
            <text:p>00:00</text:p>
          </table:table-cell>
          <table:table-cell table:formula="of:=([.A77]+[.B77])*(([.C79]-[.C76])/(([.A79]+[.B79])-([.A76]-[.B76])))+([.C79]-(([.C79]-[.C76])/(([.A79]+[.B79])-([.A76]-[.B76])))*([.A79]+[.B79]))" office:value-type="float" office:value="130568.116115543" calcext:value-type="float">
            <text:p>130568.1</text:p>
          </table:table-cell>
          <table:table-cell table:number-columns-repeated="4"/>
          <table:table-cell table:formula="of:=[.H65]" office:value-type="float" office:value="5" calcext:value-type="float">
            <text:p>5</text:p>
          </table:table-cell>
          <table:table-cell table:style-name="ce4" table:formula="of:=[.A77]+[.B77]" office:value-type="date" office:date-value="2016-07-31" calcext:value-type="date">
            <text:p>31-Jul-16</text:p>
          </table:table-cell>
          <table:table-cell table:style-name="ce4" table:formula="of:=[.A78]+[.B78]" office:value-type="date" office:date-value="2016-08-31" calcext:value-type="date">
            <text:p>31-Aug-16</text:p>
          </table:table-cell>
          <table:table-cell table:style-name="ce10" table:formula="of:=[.C77]" office:value-type="float" office:value="130568.116115543" calcext:value-type="float">
            <text:p>130568.1</text:p>
          </table:table-cell>
          <table:table-cell table:style-name="ce10" table:formula="of:=[.C78]" office:value-type="float" office:value="131406.837618871" calcext:value-type="float">
            <text:p>131406.8</text:p>
          </table:table-cell>
          <table:table-cell table:style-name="ce4" table:formula="of:=EOMONTH([.A77];0)" office:value-type="date" office:date-value="2016-07-31" calcext:value-type="date">
            <text:p>31-Jul-16</text:p>
          </table:table-cell>
          <table:table-cell table:style-name="ce10" table:formula="of:=[.M77]*(([.L77]-[.K77])/([.J77]-[.I77]))+([.L77]-(([.L77]-[.K77])/([.J77]-[.I77]))*[.J77])" office:value-type="float" office:value="130568.116115543" calcext:value-type="float">
            <text:p>130568.1</text:p>
          </table:table-cell>
          <table:table-cell table:style-name="ce10" table:formula="of:=[.N77]-[.N76]" office:value-type="float" office:value="859.275562639348" calcext:value-type="float">
            <text:p>859.3</text:p>
          </table:table-cell>
        </table:table-row>
        <table:table-row table:style-name="ro2">
          <table:table-cell table:formula="of:=EOMONTH([.A77];1)" office:value-type="date" office:date-value="2016-08-31" calcext:value-type="date">
            <text:p>31-Aug-16</text:p>
          </table:table-cell>
          <table:table-cell office:value-type="time" office:time-value="PT00H00M00S" calcext:value-type="time">
            <text:p>00:00</text:p>
          </table:table-cell>
          <table:table-cell table:formula="of:=([.A78]+[.B78])*(([.C79]-[.C76])/(([.A79]+[.B79])-([.A76]-[.B76])))+([.C79]-(([.C79]-[.C76])/(([.A79]+[.B79])-([.A76]-[.B76])))*([.A79]+[.B79]))" office:value-type="float" office:value="131406.837618871" calcext:value-type="float">
            <text:p>131406.8</text:p>
          </table:table-cell>
          <table:table-cell table:number-columns-repeated="4"/>
          <table:table-cell table:formula="of:=[.H66]" office:value-type="float" office:value="6" calcext:value-type="float">
            <text:p>6</text:p>
          </table:table-cell>
          <table:table-cell table:style-name="ce4" table:formula="of:=[.A78]+[.B78]" office:value-type="date" office:date-value="2016-08-31" calcext:value-type="date">
            <text:p>31-Aug-16</text:p>
          </table:table-cell>
          <table:table-cell table:style-name="ce4" table:formula="of:=[.A79]+[.B79]" office:value-type="date" office:date-value="2016-09-01T19:10:00" calcext:value-type="date">
            <text:p>01-Sep-16</text:p>
          </table:table-cell>
          <table:table-cell table:style-name="ce10" table:formula="of:=[.C78]" office:value-type="float" office:value="131406.837618871" calcext:value-type="float">
            <text:p>131406.8</text:p>
          </table:table-cell>
          <table:table-cell table:style-name="ce10" table:formula="of:=[.C79]" office:value-type="float" office:value="131455.5" calcext:value-type="float">
            <text:p>131455.5</text:p>
          </table:table-cell>
          <table:table-cell table:style-name="ce4" table:formula="of:=EOMONTH([.A78];0)" office:value-type="date" office:date-value="2016-08-31" calcext:value-type="date">
            <text:p>31-Aug-16</text:p>
          </table:table-cell>
          <table:table-cell table:style-name="ce10" table:formula="of:=[.M78]*(([.L78]-[.K78])/([.J78]-[.I78]))+([.L78]-(([.L78]-[.K78])/([.J78]-[.I78]))*[.J78])" office:value-type="float" office:value="131406.837618871" calcext:value-type="float">
            <text:p>131406.8</text:p>
          </table:table-cell>
          <table:table-cell table:style-name="ce10" table:formula="of:=[.N78]-[.N77]" office:value-type="float" office:value="838.721503328066" calcext:value-type="float">
            <text:p>838.7</text:p>
          </table:table-cell>
        </table:table-row>
        <table:table-row table:style-name="ro2">
          <table:table-cell office:value-type="date" office:date-value="2016-09-01" calcext:value-type="date">
            <text:p>01-Sep-16</text:p>
          </table:table-cell>
          <table:table-cell office:value-type="time" office:time-value="PT19H10M00S" calcext:value-type="time">
            <text:p>19:10</text:p>
          </table:table-cell>
          <table:table-cell office:value-type="float" office:value="131455.5" calcext:value-type="float">
            <text:p>131455.5</text:p>
          </table:table-cell>
          <table:table-cell table:number-columns-repeated="4"/>
          <table:table-cell table:formula="of:=[.H67]" office:value-type="float" office:value="7" calcext:value-type="float">
            <text:p>7</text:p>
          </table:table-cell>
          <table:table-cell table:style-name="ce4" table:formula="of:=[.A79]+[.B79]" office:value-type="date" office:date-value="2016-09-01T19:10:00" calcext:value-type="date">
            <text:p>01-Sep-16</text:p>
          </table:table-cell>
          <table:table-cell table:style-name="ce4" table:formula="of:=[.A80]+[.B80]" office:value-type="date" office:date-value="2016-10-31" calcext:value-type="date">
            <text:p>31-Oct-16</text:p>
          </table:table-cell>
          <table:table-cell table:style-name="ce10" table:formula="of:=[.C79]" office:value-type="float" office:value="131455.5" calcext:value-type="float">
            <text:p>131455.5</text:p>
          </table:table-cell>
          <table:table-cell table:style-name="ce10" table:formula="of:=[.C80]" office:value-type="float" office:value="133046.277385183" calcext:value-type="float">
            <text:p>133046.3</text:p>
          </table:table-cell>
          <table:table-cell table:style-name="ce4" table:formula="of:=EOMONTH([.A79];0)" office:value-type="date" office:date-value="2016-09-30" calcext:value-type="date">
            <text:p>30-Sep-16</text:p>
          </table:table-cell>
          <table:table-cell table:style-name="ce10" table:formula="of:=[.M79]*(([.L79]-[.K79])/([.J79]-[.I79]))+([.L79]-(([.L79]-[.K79])/([.J79]-[.I79]))*[.J79])" office:value-type="float" office:value="132213.288499851" calcext:value-type="float">
            <text:p>132213.3</text:p>
          </table:table-cell>
          <table:table-cell table:style-name="ce10" table:formula="of:=[.N79]-[.N78]" office:value-type="float" office:value="806.450880980119" calcext:value-type="float">
            <text:p>806.5</text:p>
          </table:table-cell>
        </table:table-row>
        <table:table-row table:style-name="ro2">
          <table:table-cell table:formula="of:=EOMONTH([.A79];1)" office:value-type="date" office:date-value="2016-10-31" calcext:value-type="date">
            <text:p>31-Oct-16</text:p>
          </table:table-cell>
          <table:table-cell office:value-type="time" office:time-value="PT00H00M00S" calcext:value-type="time">
            <text:p>00:00</text:p>
          </table:table-cell>
          <table:table-cell table:formula="of:=([.A80]+[.B80])*(([.C95]-[.C79])/(([.A95]+[.B95])-([.A79]-[.B79])))+([.C95]-(([.C95]-[.C79])/(([.A95]+[.B95])-([.A79]-[.B79])))*([.A95]+[.B95]))" office:value-type="float" office:value="133046.277385183" calcext:value-type="float">
            <text:p>133046.3</text:p>
          </table:table-cell>
          <table:table-cell table:number-columns-repeated="4"/>
          <table:table-cell table:formula="of:=[.H68]" office:value-type="float" office:value="8" calcext:value-type="float">
            <text:p>8</text:p>
          </table:table-cell>
          <table:table-cell table:style-name="ce4" table:formula="of:=[.A80]+[.B80]" office:value-type="date" office:date-value="2016-10-31" calcext:value-type="date">
            <text:p>31-Oct-16</text:p>
          </table:table-cell>
          <table:table-cell table:style-name="ce4" table:formula="of:=[.A81]+[.B81]" office:value-type="date" office:date-value="2016-11-30" calcext:value-type="date">
            <text:p>30-Nov-16</text:p>
          </table:table-cell>
          <table:table-cell table:style-name="ce10" table:formula="of:=[.C80]" office:value-type="float" office:value="133046.277385183" calcext:value-type="float">
            <text:p>133046.3</text:p>
          </table:table-cell>
          <table:table-cell table:style-name="ce10" table:formula="of:=[.C81]" office:value-type="float" office:value="133831.218367935" calcext:value-type="float">
            <text:p>133831.2</text:p>
          </table:table-cell>
          <table:table-cell table:style-name="ce4" table:formula="of:=EOMONTH([.A80];0)" office:value-type="date" office:date-value="2016-10-31" calcext:value-type="date">
            <text:p>31-Oct-16</text:p>
          </table:table-cell>
          <table:table-cell table:style-name="ce10" table:formula="of:=[.M80]*(([.L80]-[.K80])/([.J80]-[.I80]))+([.L80]-(([.L80]-[.K80])/([.J80]-[.I80]))*[.J80])" office:value-type="float" office:value="133046.277385183" calcext:value-type="float">
            <text:p>133046.3</text:p>
          </table:table-cell>
          <table:table-cell table:style-name="ce10" table:formula="of:=[.N80]-[.N79]" office:value-type="float" office:value="832.988885332365" calcext:value-type="float">
            <text:p>833.0</text:p>
          </table:table-cell>
        </table:table-row>
        <table:table-row table:style-name="ro2">
          <table:table-cell table:formula="of:=EOMONTH([.A80];1)" office:value-type="date" office:date-value="2016-11-30" calcext:value-type="date">
            <text:p>30-Nov-16</text:p>
          </table:table-cell>
          <table:table-cell office:value-type="time" office:time-value="PT00H00M00S" calcext:value-type="time">
            <text:p>00:00</text:p>
          </table:table-cell>
          <table:table-cell table:formula="of:=([.A81]+[.B81])*(([.C95]-[.C79])/(([.A95]+[.B95])-([.A79]-[.B79])))+([.C95]-(([.C95]-[.C79])/(([.A95]+[.B95])-([.A79]-[.B79])))*([.A95]+[.B95]))" office:value-type="float" office:value="133831.218367935" calcext:value-type="float">
            <text:p>133831.2</text:p>
          </table:table-cell>
          <table:table-cell table:number-columns-repeated="4"/>
          <table:table-cell table:formula="of:=[.H69]" office:value-type="float" office:value="9" calcext:value-type="float">
            <text:p>9</text:p>
          </table:table-cell>
          <table:table-cell table:style-name="ce4" table:formula="of:=[.A81]+[.B81]" office:value-type="date" office:date-value="2016-11-30" calcext:value-type="date">
            <text:p>30-Nov-16</text:p>
          </table:table-cell>
          <table:table-cell table:style-name="ce4" table:formula="of:=[.A82]+[.B82]" office:value-type="date" office:date-value="2016-12-31" calcext:value-type="date">
            <text:p>31-Dec-16</text:p>
          </table:table-cell>
          <table:table-cell table:style-name="ce10" table:formula="of:=[.C81]" office:value-type="float" office:value="133831.218367935" calcext:value-type="float">
            <text:p>133831.2</text:p>
          </table:table-cell>
          <table:table-cell table:style-name="ce10" table:formula="of:=[.C82]" office:value-type="float" office:value="134642.324050112" calcext:value-type="float">
            <text:p>134642.3</text:p>
          </table:table-cell>
          <table:table-cell table:style-name="ce4" table:formula="of:=EOMONTH([.A81];0)" office:value-type="date" office:date-value="2016-11-30" calcext:value-type="date">
            <text:p>30-Nov-16</text:p>
          </table:table-cell>
          <table:table-cell table:style-name="ce10" table:formula="of:=[.M81]*(([.L81]-[.K81])/([.J81]-[.I81]))+([.L81]-(([.L81]-[.K81])/([.J81]-[.I81]))*[.J81])" office:value-type="float" office:value="133831.218367935" calcext:value-type="float">
            <text:p>133831.2</text:p>
          </table:table-cell>
          <table:table-cell table:style-name="ce10" table:formula="of:=[.N81]-[.N80]" office:value-type="float" office:value="784.940982751781" calcext:value-type="float">
            <text:p>784.9</text:p>
          </table:table-cell>
        </table:table-row>
        <table:table-row table:style-name="ro2">
          <table:table-cell table:formula="of:=EOMONTH([.A81];1)" office:value-type="date" office:date-value="2016-12-31" calcext:value-type="date">
            <text:p>31-Dec-16</text:p>
          </table:table-cell>
          <table:table-cell office:value-type="time" office:time-value="PT00H00M00S" calcext:value-type="time">
            <text:p>00:00</text:p>
          </table:table-cell>
          <table:table-cell table:formula="of:=([.A82]+[.B82])*(([.C95]-[.C79])/(([.A95]+[.B95])-([.A79]-[.B79])))+([.C95]-(([.C95]-[.C79])/(([.A95]+[.B95])-([.A79]-[.B79])))*([.A95]+[.B95]))" office:value-type="float" office:value="134642.324050112" calcext:value-type="float">
            <text:p>134642.3</text:p>
          </table:table-cell>
          <table:table-cell table:number-columns-repeated="4"/>
          <table:table-cell table:formula="of:=[.H70]" office:value-type="float" office:value="10" calcext:value-type="float">
            <text:p>10</text:p>
          </table:table-cell>
          <table:table-cell table:style-name="ce4" table:formula="of:=[.A82]+[.B82]" office:value-type="date" office:date-value="2016-12-31" calcext:value-type="date">
            <text:p>31-Dec-16</text:p>
          </table:table-cell>
          <table:table-cell table:style-name="ce4" table:formula="of:=[.A83]+[.B83]" office:value-type="date" office:date-value="2017-01-31" calcext:value-type="date">
            <text:p>31-Jan-17</text:p>
          </table:table-cell>
          <table:table-cell table:style-name="ce10" table:formula="of:=[.C82]" office:value-type="float" office:value="134642.324050112" calcext:value-type="float">
            <text:p>134642.3</text:p>
          </table:table-cell>
          <table:table-cell table:style-name="ce10" table:formula="of:=[.C83]" office:value-type="float" office:value="135453.429732289" calcext:value-type="float">
            <text:p>135453.4</text:p>
          </table:table-cell>
          <table:table-cell table:style-name="ce4" table:formula="of:=EOMONTH([.A82];0)" office:value-type="date" office:date-value="2016-12-31" calcext:value-type="date">
            <text:p>31-Dec-16</text:p>
          </table:table-cell>
          <table:table-cell table:style-name="ce10" table:formula="of:=[.M82]*(([.L82]-[.K82])/([.J82]-[.I82]))+([.L82]-(([.L82]-[.K82])/([.J82]-[.I82]))*[.J82])" office:value-type="float" office:value="134642.324050112" calcext:value-type="float">
            <text:p>134642.3</text:p>
          </table:table-cell>
          <table:table-cell table:style-name="ce10" table:formula="of:=[.N82]-[.N81]" office:value-type="float" office:value="811.105682177004" calcext:value-type="float">
            <text:p>811.1</text:p>
          </table:table-cell>
        </table:table-row>
        <table:table-row table:style-name="ro2">
          <table:table-cell table:formula="of:=EOMONTH([.A82];1)" office:value-type="date" office:date-value="2017-01-31" calcext:value-type="date">
            <text:p>31-Jan-17</text:p>
          </table:table-cell>
          <table:table-cell office:value-type="time" office:time-value="PT00H00M00S" calcext:value-type="time">
            <text:p>00:00</text:p>
          </table:table-cell>
          <table:table-cell table:formula="of:=([.A83]+[.B83])*(([.C95]-[.C79])/(([.A95]+[.B95])-([.A79]-[.B79])))+([.C95]-(([.C95]-[.C79])/(([.A95]+[.B95])-([.A79]-[.B79])))*([.A95]+[.B95]))" office:value-type="float" office:value="135453.429732289" calcext:value-type="float">
            <text:p>135453.4</text:p>
          </table:table-cell>
          <table:table-cell table:number-columns-repeated="4"/>
          <table:table-cell table:formula="of:=[.H71]" office:value-type="float" office:value="11" calcext:value-type="float">
            <text:p>11</text:p>
          </table:table-cell>
          <table:table-cell table:style-name="ce4" table:formula="of:=[.A83]+[.B83]" office:value-type="date" office:date-value="2017-01-31" calcext:value-type="date">
            <text:p>31-Jan-17</text:p>
          </table:table-cell>
          <table:table-cell table:style-name="ce4" table:formula="of:=[.A84]+[.B84]" office:value-type="date" office:date-value="2017-02-28" calcext:value-type="date">
            <text:p>28-Feb-17</text:p>
          </table:table-cell>
          <table:table-cell table:style-name="ce10" table:formula="of:=[.C83]" office:value-type="float" office:value="135453.429732289" calcext:value-type="float">
            <text:p>135453.4</text:p>
          </table:table-cell>
          <table:table-cell table:style-name="ce10" table:formula="of:=[.C84]" office:value-type="float" office:value="136186.04131619" calcext:value-type="float">
            <text:p>136186.0</text:p>
          </table:table-cell>
          <table:table-cell table:style-name="ce4" table:formula="of:=EOMONTH([.A83];0)" office:value-type="date" office:date-value="2017-01-31" calcext:value-type="date">
            <text:p>31-Jan-17</text:p>
          </table:table-cell>
          <table:table-cell table:style-name="ce10" table:formula="of:=[.M83]*(([.L83]-[.K83])/([.J83]-[.I83]))+([.L83]-(([.L83]-[.K83])/([.J83]-[.I83]))*[.J83])" office:value-type="float" office:value="135453.429732289" calcext:value-type="float">
            <text:p>135453.4</text:p>
          </table:table-cell>
          <table:table-cell table:style-name="ce10" table:formula="of:=[.N83]-[.N82]" office:value-type="float" office:value="811.105682176771" calcext:value-type="float">
            <text:p>811.1</text:p>
          </table:table-cell>
        </table:table-row>
        <table:table-row table:style-name="ro2">
          <table:table-cell table:formula="of:=EOMONTH([.A83];1)" office:value-type="date" office:date-value="2017-02-28" calcext:value-type="date">
            <text:p>28-Feb-17</text:p>
          </table:table-cell>
          <table:table-cell office:value-type="time" office:time-value="PT00H00M00S" calcext:value-type="time">
            <text:p>00:00</text:p>
          </table:table-cell>
          <table:table-cell table:formula="of:=([.A84]+[.B84])*(([.C95]-[.C79])/(([.A95]+[.B95])-([.A79]-[.B79])))+([.C95]-(([.C95]-[.C79])/(([.A95]+[.B95])-([.A79]-[.B79])))*([.A95]+[.B95]))" office:value-type="float" office:value="136186.04131619" calcext:value-type="float">
            <text:p>136186.0</text:p>
          </table:table-cell>
          <table:table-cell table:number-columns-repeated="4"/>
          <table:table-cell table:formula="of:=[.H72]" office:value-type="float" office:value="12" calcext:value-type="float">
            <text:p>12</text:p>
          </table:table-cell>
          <table:table-cell table:style-name="ce4" table:formula="of:=[.A84]+[.B84]" office:value-type="date" office:date-value="2017-02-28" calcext:value-type="date">
            <text:p>28-Feb-17</text:p>
          </table:table-cell>
          <table:table-cell table:style-name="ce4" table:formula="of:=[.A85]+[.B85]" office:value-type="date" office:date-value="2017-03-31" calcext:value-type="date">
            <text:p>31-Mar-17</text:p>
          </table:table-cell>
          <table:table-cell table:style-name="ce10" table:formula="of:=[.C84]" office:value-type="float" office:value="136186.04131619" calcext:value-type="float">
            <text:p>136186.0</text:p>
          </table:table-cell>
          <table:table-cell table:style-name="ce10" table:formula="of:=[.C85]" office:value-type="float" office:value="136997.146998367" calcext:value-type="float">
            <text:p>136997.1</text:p>
          </table:table-cell>
          <table:table-cell table:style-name="ce4" table:formula="of:=EOMONTH([.A84];0)" office:value-type="date" office:date-value="2017-02-28" calcext:value-type="date">
            <text:p>28-Feb-17</text:p>
          </table:table-cell>
          <table:table-cell table:style-name="ce10" table:formula="of:=[.M84]*(([.L84]-[.K84])/([.J84]-[.I84]))+([.L84]-(([.L84]-[.K84])/([.J84]-[.I84]))*[.J84])" office:value-type="float" office:value="136186.04131619" calcext:value-type="float">
            <text:p>136186.0</text:p>
          </table:table-cell>
          <table:table-cell table:style-name="ce10" table:formula="of:=[.N84]-[.N83]" office:value-type="float" office:value="732.611583901569" calcext:value-type="float">
            <text:p>732.6</text:p>
          </table:table-cell>
        </table:table-row>
        <table:table-row table:style-name="ro2">
          <table:table-cell table:formula="of:=EOMONTH([.A84];1)" office:value-type="date" office:date-value="2017-03-31" calcext:value-type="date">
            <text:p>31-Mar-17</text:p>
          </table:table-cell>
          <table:table-cell office:value-type="time" office:time-value="PT00H00M00S" calcext:value-type="time">
            <text:p>00:00</text:p>
          </table:table-cell>
          <table:table-cell table:formula="of:=([.A85]+[.B85])*(([.C95]-[.C79])/(([.A95]+[.B95])-([.A79]-[.B79])))+([.C95]-(([.C95]-[.C79])/(([.A95]+[.B95])-([.A79]-[.B79])))*([.A95]+[.B95]))" office:value-type="float" office:value="136997.146998367" calcext:value-type="float">
            <text:p>136997.1</text:p>
          </table:table-cell>
          <table:table-cell table:number-columns-repeated="2"/>
          <table:table-cell table:formula="of:=YEAR([.I84])" office:value-type="float" office:value="2017" calcext:value-type="float">
            <text:p>2017</text:p>
          </table:table-cell>
          <table:table-cell table:style-name="ce19" table:formula="of:=SUM([.O85:.O95])" office:value-type="float" office:value="8816.70635285636" calcext:value-type="float">
            <text:p>8817</text:p>
          </table:table-cell>
          <table:table-cell table:formula="of:=[.H73]" office:value-type="float" office:value="1" calcext:value-type="float">
            <text:p>1</text:p>
          </table:table-cell>
          <table:table-cell table:style-name="ce4" table:formula="of:=[.A85]+[.B85]" office:value-type="date" office:date-value="2017-03-31" calcext:value-type="date">
            <text:p>31-Mar-17</text:p>
          </table:table-cell>
          <table:table-cell table:style-name="ce4" table:formula="of:=[.A86]+[.B86]" office:value-type="date" office:date-value="2017-04-30" calcext:value-type="date">
            <text:p>30-Apr-17</text:p>
          </table:table-cell>
          <table:table-cell table:style-name="ce10" table:formula="of:=[.C85]" office:value-type="float" office:value="136997.146998367" calcext:value-type="float">
            <text:p>136997.1</text:p>
          </table:table-cell>
          <table:table-cell table:style-name="ce10" table:formula="of:=[.C86]" office:value-type="float" office:value="137782.087981119" calcext:value-type="float">
            <text:p>137782.1</text:p>
          </table:table-cell>
          <table:table-cell table:style-name="ce4" table:formula="of:=EOMONTH([.A85];0)" office:value-type="date" office:date-value="2017-03-31" calcext:value-type="date">
            <text:p>31-Mar-17</text:p>
          </table:table-cell>
          <table:table-cell table:style-name="ce10" table:formula="of:=[.M85]*(([.L85]-[.K85])/([.J85]-[.I85]))+([.L85]-(([.L85]-[.K85])/([.J85]-[.I85]))*[.J85])" office:value-type="float" office:value="136997.146998367" calcext:value-type="float">
            <text:p>136997.1</text:p>
          </table:table-cell>
          <table:table-cell table:style-name="ce10" table:formula="of:=[.N85]-[.N84]" office:value-type="float" office:value="811.105682176771" calcext:value-type="float">
            <text:p>811.1</text:p>
          </table:table-cell>
        </table:table-row>
        <table:table-row table:style-name="ro2">
          <table:table-cell table:formula="of:=EOMONTH([.A85];1)" office:value-type="date" office:date-value="2017-04-30" calcext:value-type="date">
            <text:p>30-Apr-17</text:p>
          </table:table-cell>
          <table:table-cell office:value-type="time" office:time-value="PT00H00M00S" calcext:value-type="time">
            <text:p>00:00</text:p>
          </table:table-cell>
          <table:table-cell table:formula="of:=([.A86]+[.B86])*(([.C95]-[.C79])/(([.A95]+[.B95])-([.A79]-[.B79])))+([.C95]-(([.C95]-[.C79])/(([.A95]+[.B95])-([.A79]-[.B79])))*([.A95]+[.B95]))" office:value-type="float" office:value="137782.087981119" calcext:value-type="float">
            <text:p>137782.1</text:p>
          </table:table-cell>
          <table:table-cell table:number-columns-repeated="4"/>
          <table:table-cell table:formula="of:=[.H74]" office:value-type="float" office:value="2" calcext:value-type="float">
            <text:p>2</text:p>
          </table:table-cell>
          <table:table-cell table:style-name="ce4" table:formula="of:=[.A86]+[.B86]" office:value-type="date" office:date-value="2017-04-30" calcext:value-type="date">
            <text:p>30-Apr-17</text:p>
          </table:table-cell>
          <table:table-cell table:style-name="ce4" table:formula="of:=[.A87]+[.B87]" office:value-type="date" office:date-value="2017-05-31" calcext:value-type="date">
            <text:p>31-May-17</text:p>
          </table:table-cell>
          <table:table-cell table:style-name="ce10" table:formula="of:=[.C86]" office:value-type="float" office:value="137782.087981119" calcext:value-type="float">
            <text:p>137782.1</text:p>
          </table:table-cell>
          <table:table-cell table:style-name="ce10" table:formula="of:=[.C87]" office:value-type="float" office:value="138593.193663296" calcext:value-type="float">
            <text:p>138593.2</text:p>
          </table:table-cell>
          <table:table-cell table:style-name="ce4" table:formula="of:=EOMONTH([.A86];0)" office:value-type="date" office:date-value="2017-04-30" calcext:value-type="date">
            <text:p>30-Apr-17</text:p>
          </table:table-cell>
          <table:table-cell table:style-name="ce10" table:formula="of:=[.M86]*(([.L86]-[.K86])/([.J86]-[.I86]))+([.L86]-(([.L86]-[.K86])/([.J86]-[.I86]))*[.J86])" office:value-type="float" office:value="137782.087981119" calcext:value-type="float">
            <text:p>137782.1</text:p>
          </table:table-cell>
          <table:table-cell table:style-name="ce10" table:formula="of:=[.N86]-[.N85]" office:value-type="float" office:value="784.940982751781" calcext:value-type="float">
            <text:p>784.9</text:p>
          </table:table-cell>
        </table:table-row>
        <table:table-row table:style-name="ro2">
          <table:table-cell table:formula="of:=EOMONTH([.A86];1)" office:value-type="date" office:date-value="2017-05-31" calcext:value-type="date">
            <text:p>31-May-17</text:p>
          </table:table-cell>
          <table:table-cell office:value-type="time" office:time-value="PT00H00M00S" calcext:value-type="time">
            <text:p>00:00</text:p>
          </table:table-cell>
          <table:table-cell table:formula="of:=([.A87]+[.B87])*(([.C95]-[.C79])/(([.A95]+[.B95])-([.A79]-[.B79])))+([.C95]-(([.C95]-[.C79])/(([.A95]+[.B95])-([.A79]-[.B79])))*([.A95]+[.B95]))" office:value-type="float" office:value="138593.193663296" calcext:value-type="float">
            <text:p>138593.2</text:p>
          </table:table-cell>
          <table:table-cell table:number-columns-repeated="4"/>
          <table:table-cell table:formula="of:=[.H75]" office:value-type="float" office:value="3" calcext:value-type="float">
            <text:p>3</text:p>
          </table:table-cell>
          <table:table-cell table:style-name="ce4" table:formula="of:=[.A87]+[.B87]" office:value-type="date" office:date-value="2017-05-31" calcext:value-type="date">
            <text:p>31-May-17</text:p>
          </table:table-cell>
          <table:table-cell table:style-name="ce4" table:formula="of:=[.A88]+[.B88]" office:value-type="date" office:date-value="2017-06-30" calcext:value-type="date">
            <text:p>30-Jun-17</text:p>
          </table:table-cell>
          <table:table-cell table:style-name="ce10" table:formula="of:=[.C87]" office:value-type="float" office:value="138593.193663296" calcext:value-type="float">
            <text:p>138593.2</text:p>
          </table:table-cell>
          <table:table-cell table:style-name="ce10" table:formula="of:=[.C88]" office:value-type="float" office:value="139378.134646048" calcext:value-type="float">
            <text:p>139378.1</text:p>
          </table:table-cell>
          <table:table-cell table:style-name="ce4" table:formula="of:=EOMONTH([.A87];0)" office:value-type="date" office:date-value="2017-05-31" calcext:value-type="date">
            <text:p>31-May-17</text:p>
          </table:table-cell>
          <table:table-cell table:style-name="ce10" table:formula="of:=[.M87]*(([.L87]-[.K87])/([.J87]-[.I87]))+([.L87]-(([.L87]-[.K87])/([.J87]-[.I87]))*[.J87])" office:value-type="float" office:value="138593.193663296" calcext:value-type="float">
            <text:p>138593.2</text:p>
          </table:table-cell>
          <table:table-cell table:style-name="ce10" table:formula="of:=[.N87]-[.N86]" office:value-type="float" office:value="811.105682177004" calcext:value-type="float">
            <text:p>811.1</text:p>
          </table:table-cell>
        </table:table-row>
        <table:table-row table:style-name="ro2">
          <table:table-cell table:formula="of:=EOMONTH([.A87];1)" office:value-type="date" office:date-value="2017-06-30" calcext:value-type="date">
            <text:p>30-Jun-17</text:p>
          </table:table-cell>
          <table:table-cell office:value-type="time" office:time-value="PT00H00M00S" calcext:value-type="time">
            <text:p>00:00</text:p>
          </table:table-cell>
          <table:table-cell table:formula="of:=([.A88]+[.B88])*(([.C95]-[.C79])/(([.A95]+[.B95])-([.A79]-[.B79])))+([.C95]-(([.C95]-[.C79])/(([.A95]+[.B95])-([.A79]-[.B79])))*([.A95]+[.B95]))" office:value-type="float" office:value="139378.134646048" calcext:value-type="float">
            <text:p>139378.1</text:p>
          </table:table-cell>
          <table:table-cell table:number-columns-repeated="4"/>
          <table:table-cell table:formula="of:=[.H76]" office:value-type="float" office:value="4" calcext:value-type="float">
            <text:p>4</text:p>
          </table:table-cell>
          <table:table-cell table:style-name="ce4" table:formula="of:=[.A88]+[.B88]" office:value-type="date" office:date-value="2017-06-30" calcext:value-type="date">
            <text:p>30-Jun-17</text:p>
          </table:table-cell>
          <table:table-cell table:style-name="ce4" table:formula="of:=[.A89]+[.B89]" office:value-type="date" office:date-value="2017-07-31" calcext:value-type="date">
            <text:p>31-Jul-17</text:p>
          </table:table-cell>
          <table:table-cell table:style-name="ce10" table:formula="of:=[.C88]" office:value-type="float" office:value="139378.134646048" calcext:value-type="float">
            <text:p>139378.1</text:p>
          </table:table-cell>
          <table:table-cell table:style-name="ce10" table:formula="of:=[.C89]" office:value-type="float" office:value="140189.240328224" calcext:value-type="float">
            <text:p>140189.2</text:p>
          </table:table-cell>
          <table:table-cell table:style-name="ce4" table:formula="of:=EOMONTH([.A88];0)" office:value-type="date" office:date-value="2017-06-30" calcext:value-type="date">
            <text:p>30-Jun-17</text:p>
          </table:table-cell>
          <table:table-cell table:style-name="ce10" table:formula="of:=[.M88]*(([.L88]-[.K88])/([.J88]-[.I88]))+([.L88]-(([.L88]-[.K88])/([.J88]-[.I88]))*[.J88])" office:value-type="float" office:value="139378.134646048" calcext:value-type="float">
            <text:p>139378.1</text:p>
          </table:table-cell>
          <table:table-cell table:style-name="ce10" table:formula="of:=[.N88]-[.N87]" office:value-type="float" office:value="784.940982751781" calcext:value-type="float">
            <text:p>784.9</text:p>
          </table:table-cell>
        </table:table-row>
        <table:table-row table:style-name="ro2">
          <table:table-cell table:formula="of:=EOMONTH([.A88];1)" office:value-type="date" office:date-value="2017-07-31" calcext:value-type="date">
            <text:p>31-Jul-17</text:p>
          </table:table-cell>
          <table:table-cell office:value-type="time" office:time-value="PT00H00M00S" calcext:value-type="time">
            <text:p>00:00</text:p>
          </table:table-cell>
          <table:table-cell table:formula="of:=([.A89]+[.B89])*(([.C95]-[.C79])/(([.A95]+[.B95])-([.A79]-[.B79])))+([.C95]-(([.C95]-[.C79])/(([.A95]+[.B95])-([.A79]-[.B79])))*([.A95]+[.B95]))" office:value-type="float" office:value="140189.240328224" calcext:value-type="float">
            <text:p>140189.2</text:p>
          </table:table-cell>
          <table:table-cell table:number-columns-repeated="4"/>
          <table:table-cell table:formula="of:=[.H77]" office:value-type="float" office:value="5" calcext:value-type="float">
            <text:p>5</text:p>
          </table:table-cell>
          <table:table-cell table:style-name="ce4" table:formula="of:=[.A89]+[.B89]" office:value-type="date" office:date-value="2017-07-31" calcext:value-type="date">
            <text:p>31-Jul-17</text:p>
          </table:table-cell>
          <table:table-cell table:style-name="ce4" table:formula="of:=[.A90]+[.B90]" office:value-type="date" office:date-value="2017-08-31" calcext:value-type="date">
            <text:p>31-Aug-17</text:p>
          </table:table-cell>
          <table:table-cell table:style-name="ce10" table:formula="of:=[.C89]" office:value-type="float" office:value="140189.240328224" calcext:value-type="float">
            <text:p>140189.2</text:p>
          </table:table-cell>
          <table:table-cell table:style-name="ce10" table:formula="of:=[.C90]" office:value-type="float" office:value="141000.346010401" calcext:value-type="float">
            <text:p>141000.3</text:p>
          </table:table-cell>
          <table:table-cell table:style-name="ce4" table:formula="of:=EOMONTH([.A89];0)" office:value-type="date" office:date-value="2017-07-31" calcext:value-type="date">
            <text:p>31-Jul-17</text:p>
          </table:table-cell>
          <table:table-cell table:style-name="ce10" table:formula="of:=[.M89]*(([.L89]-[.K89])/([.J89]-[.I89]))+([.L89]-(([.L89]-[.K89])/([.J89]-[.I89]))*[.J89])" office:value-type="float" office:value="140189.240328224" calcext:value-type="float">
            <text:p>140189.2</text:p>
          </table:table-cell>
          <table:table-cell table:style-name="ce10" table:formula="of:=[.N89]-[.N88]" office:value-type="float" office:value="811.105682176771" calcext:value-type="float">
            <text:p>811.1</text:p>
          </table:table-cell>
        </table:table-row>
        <table:table-row table:style-name="ro2">
          <table:table-cell table:formula="of:=EOMONTH([.A89];1)" office:value-type="date" office:date-value="2017-08-31" calcext:value-type="date">
            <text:p>31-Aug-17</text:p>
          </table:table-cell>
          <table:table-cell office:value-type="time" office:time-value="PT00H00M00S" calcext:value-type="time">
            <text:p>00:00</text:p>
          </table:table-cell>
          <table:table-cell table:formula="of:=([.A90]+[.B90])*(([.C95]-[.C79])/(([.A95]+[.B95])-([.A79]-[.B79])))+([.C95]-(([.C95]-[.C79])/(([.A95]+[.B95])-([.A79]-[.B79])))*([.A95]+[.B95]))" office:value-type="float" office:value="141000.346010401" calcext:value-type="float">
            <text:p>141000.3</text:p>
          </table:table-cell>
          <table:table-cell table:number-columns-repeated="4"/>
          <table:table-cell table:formula="of:=[.H78]" office:value-type="float" office:value="6" calcext:value-type="float">
            <text:p>6</text:p>
          </table:table-cell>
          <table:table-cell table:style-name="ce4" table:formula="of:=[.A90]+[.B90]" office:value-type="date" office:date-value="2017-08-31" calcext:value-type="date">
            <text:p>31-Aug-17</text:p>
          </table:table-cell>
          <table:table-cell table:style-name="ce4" table:formula="of:=[.A91]+[.B91]" office:value-type="date" office:date-value="2017-09-30" calcext:value-type="date">
            <text:p>30-Sep-17</text:p>
          </table:table-cell>
          <table:table-cell table:style-name="ce10" table:formula="of:=[.C90]" office:value-type="float" office:value="141000.346010401" calcext:value-type="float">
            <text:p>141000.3</text:p>
          </table:table-cell>
          <table:table-cell table:style-name="ce10" table:formula="of:=[.C91]" office:value-type="float" office:value="141785.286993153" calcext:value-type="float">
            <text:p>141785.3</text:p>
          </table:table-cell>
          <table:table-cell table:style-name="ce4" table:formula="of:=EOMONTH([.A90];0)" office:value-type="date" office:date-value="2017-08-31" calcext:value-type="date">
            <text:p>31-Aug-17</text:p>
          </table:table-cell>
          <table:table-cell table:style-name="ce10" table:formula="of:=[.M90]*(([.L90]-[.K90])/([.J90]-[.I90]))+([.L90]-(([.L90]-[.K90])/([.J90]-[.I90]))*[.J90])" office:value-type="float" office:value="141000.346010401" calcext:value-type="float">
            <text:p>141000.3</text:p>
          </table:table-cell>
          <table:table-cell table:style-name="ce10" table:formula="of:=[.N90]-[.N89]" office:value-type="float" office:value="811.105682176771" calcext:value-type="float">
            <text:p>811.1</text:p>
          </table:table-cell>
        </table:table-row>
        <table:table-row table:style-name="ro2">
          <table:table-cell table:formula="of:=EOMONTH([.A90];1)" office:value-type="date" office:date-value="2017-09-30" calcext:value-type="date">
            <text:p>30-Sep-17</text:p>
          </table:table-cell>
          <table:table-cell office:value-type="time" office:time-value="PT00H00M00S" calcext:value-type="time">
            <text:p>00:00</text:p>
          </table:table-cell>
          <table:table-cell table:formula="of:=([.A91]+[.B91])*(([.C95]-[.C79])/(([.A95]+[.B95])-([.A79]-[.B79])))+([.C95]-(([.C95]-[.C79])/(([.A95]+[.B95])-([.A79]-[.B79])))*([.A95]+[.B95]))" office:value-type="float" office:value="141785.286993153" calcext:value-type="float">
            <text:p>141785.3</text:p>
          </table:table-cell>
          <table:table-cell table:number-columns-repeated="4"/>
          <table:table-cell table:formula="of:=[.H79]" office:value-type="float" office:value="7" calcext:value-type="float">
            <text:p>7</text:p>
          </table:table-cell>
          <table:table-cell table:style-name="ce4" table:formula="of:=[.A91]+[.B91]" office:value-type="date" office:date-value="2017-09-30" calcext:value-type="date">
            <text:p>30-Sep-17</text:p>
          </table:table-cell>
          <table:table-cell table:style-name="ce4" table:formula="of:=[.A92]+[.B92]" office:value-type="date" office:date-value="2017-10-31" calcext:value-type="date">
            <text:p>31-Oct-17</text:p>
          </table:table-cell>
          <table:table-cell table:style-name="ce10" table:formula="of:=[.C91]" office:value-type="float" office:value="141785.286993153" calcext:value-type="float">
            <text:p>141785.3</text:p>
          </table:table-cell>
          <table:table-cell table:style-name="ce10" table:formula="of:=[.C92]" office:value-type="float" office:value="142596.39267533" calcext:value-type="float">
            <text:p>142596.4</text:p>
          </table:table-cell>
          <table:table-cell table:style-name="ce4" table:formula="of:=EOMONTH([.A91];0)" office:value-type="date" office:date-value="2017-09-30" calcext:value-type="date">
            <text:p>30-Sep-17</text:p>
          </table:table-cell>
          <table:table-cell table:style-name="ce10" table:formula="of:=[.M91]*(([.L91]-[.K91])/([.J91]-[.I91]))+([.L91]-(([.L91]-[.K91])/([.J91]-[.I91]))*[.J91])" office:value-type="float" office:value="141785.286993153" calcext:value-type="float">
            <text:p>141785.3</text:p>
          </table:table-cell>
          <table:table-cell table:style-name="ce10" table:formula="of:=[.N91]-[.N90]" office:value-type="float" office:value="784.940982751781" calcext:value-type="float">
            <text:p>784.9</text:p>
          </table:table-cell>
        </table:table-row>
        <table:table-row table:style-name="ro2">
          <table:table-cell table:formula="of:=EOMONTH([.A91];1)" office:value-type="date" office:date-value="2017-10-31" calcext:value-type="date">
            <text:p>31-Oct-17</text:p>
          </table:table-cell>
          <table:table-cell office:value-type="time" office:time-value="PT00H00M00S" calcext:value-type="time">
            <text:p>00:00</text:p>
          </table:table-cell>
          <table:table-cell table:formula="of:=([.A92]+[.B92])*(([.C95]-[.C79])/(([.A95]+[.B95])-([.A79]-[.B79])))+([.C95]-(([.C95]-[.C79])/(([.A95]+[.B95])-([.A79]-[.B79])))*([.A95]+[.B95]))" office:value-type="float" office:value="142596.39267533" calcext:value-type="float">
            <text:p>142596.4</text:p>
          </table:table-cell>
          <table:table-cell table:number-columns-repeated="4"/>
          <table:table-cell table:formula="of:=[.H80]" office:value-type="float" office:value="8" calcext:value-type="float">
            <text:p>8</text:p>
          </table:table-cell>
          <table:table-cell table:style-name="ce4" table:formula="of:=[.A92]+[.B92]" office:value-type="date" office:date-value="2017-10-31" calcext:value-type="date">
            <text:p>31-Oct-17</text:p>
          </table:table-cell>
          <table:table-cell table:style-name="ce4" table:formula="of:=[.A93]+[.B93]" office:value-type="date" office:date-value="2017-11-30" calcext:value-type="date">
            <text:p>30-Nov-17</text:p>
          </table:table-cell>
          <table:table-cell table:style-name="ce10" table:formula="of:=[.C92]" office:value-type="float" office:value="142596.39267533" calcext:value-type="float">
            <text:p>142596.4</text:p>
          </table:table-cell>
          <table:table-cell table:style-name="ce10" table:formula="of:=[.C93]" office:value-type="float" office:value="143381.333658081" calcext:value-type="float">
            <text:p>143381.3</text:p>
          </table:table-cell>
          <table:table-cell table:style-name="ce4" table:formula="of:=EOMONTH([.A92];0)" office:value-type="date" office:date-value="2017-10-31" calcext:value-type="date">
            <text:p>31-Oct-17</text:p>
          </table:table-cell>
          <table:table-cell table:style-name="ce10" table:formula="of:=[.M92]*(([.L92]-[.K92])/([.J92]-[.I92]))+([.L92]-(([.L92]-[.K92])/([.J92]-[.I92]))*[.J92])" office:value-type="float" office:value="142596.39267533" calcext:value-type="float">
            <text:p>142596.4</text:p>
          </table:table-cell>
          <table:table-cell table:style-name="ce10" table:formula="of:=[.N92]-[.N91]" office:value-type="float" office:value="811.105682176771" calcext:value-type="float">
            <text:p>811.1</text:p>
          </table:table-cell>
        </table:table-row>
        <table:table-row table:style-name="ro2">
          <table:table-cell table:formula="of:=EOMONTH([.A92];1)" office:value-type="date" office:date-value="2017-11-30" calcext:value-type="date">
            <text:p>30-Nov-17</text:p>
          </table:table-cell>
          <table:table-cell office:value-type="time" office:time-value="PT00H00M00S" calcext:value-type="time">
            <text:p>00:00</text:p>
          </table:table-cell>
          <table:table-cell table:formula="of:=([.A93]+[.B93])*(([.C95]-[.C79])/(([.A95]+[.B95])-([.A79]-[.B79])))+([.C95]-(([.C95]-[.C79])/(([.A95]+[.B95])-([.A79]-[.B79])))*([.A95]+[.B95]))" office:value-type="float" office:value="143381.333658081" calcext:value-type="float">
            <text:p>143381.3</text:p>
          </table:table-cell>
          <table:table-cell table:number-columns-repeated="4"/>
          <table:table-cell table:formula="of:=[.H81]" office:value-type="float" office:value="9" calcext:value-type="float">
            <text:p>9</text:p>
          </table:table-cell>
          <table:table-cell table:style-name="ce4" table:formula="of:=[.A93]+[.B93]" office:value-type="date" office:date-value="2017-11-30" calcext:value-type="date">
            <text:p>30-Nov-17</text:p>
          </table:table-cell>
          <table:table-cell table:style-name="ce4" table:formula="of:=[.A94]+[.B94]" office:value-type="date" office:date-value="2017-12-31" calcext:value-type="date">
            <text:p>31-Dec-17</text:p>
          </table:table-cell>
          <table:table-cell table:style-name="ce10" table:formula="of:=[.C93]" office:value-type="float" office:value="143381.333658081" calcext:value-type="float">
            <text:p>143381.3</text:p>
          </table:table-cell>
          <table:table-cell table:style-name="ce10" table:formula="of:=[.C94]" office:value-type="float" office:value="144192.439340258" calcext:value-type="float">
            <text:p>144192.4</text:p>
          </table:table-cell>
          <table:table-cell table:style-name="ce4" table:formula="of:=EOMONTH([.A93];0)" office:value-type="date" office:date-value="2017-11-30" calcext:value-type="date">
            <text:p>30-Nov-17</text:p>
          </table:table-cell>
          <table:table-cell table:style-name="ce10" table:formula="of:=[.M93]*(([.L93]-[.K93])/([.J93]-[.I93]))+([.L93]-(([.L93]-[.K93])/([.J93]-[.I93]))*[.J93])" office:value-type="float" office:value="143381.333658081" calcext:value-type="float">
            <text:p>143381.3</text:p>
          </table:table-cell>
          <table:table-cell table:style-name="ce10" table:formula="of:=[.N93]-[.N92]" office:value-type="float" office:value="784.940982751781" calcext:value-type="float">
            <text:p>784.9</text:p>
          </table:table-cell>
        </table:table-row>
        <table:table-row table:style-name="ro2">
          <table:table-cell table:formula="of:=EOMONTH([.A93];1)" office:value-type="date" office:date-value="2017-12-31" calcext:value-type="date">
            <text:p>31-Dec-17</text:p>
          </table:table-cell>
          <table:table-cell office:value-type="time" office:time-value="PT00H00M00S" calcext:value-type="time">
            <text:p>00:00</text:p>
          </table:table-cell>
          <table:table-cell table:formula="of:=([.A94]+[.B94])*(([.C95]-[.C79])/(([.A95]+[.B95])-([.A79]-[.B79])))+([.C95]-(([.C95]-[.C79])/(([.A95]+[.B95])-([.A79]-[.B79])))*([.A95]+[.B95]))" office:value-type="float" office:value="144192.439340258" calcext:value-type="float">
            <text:p>144192.4</text:p>
          </table:table-cell>
          <table:table-cell table:number-columns-repeated="4"/>
          <table:table-cell table:formula="of:=[.H82]" office:value-type="float" office:value="10" calcext:value-type="float">
            <text:p>10</text:p>
          </table:table-cell>
          <table:table-cell table:style-name="ce4" table:formula="of:=[.A94]+[.B94]" office:value-type="date" office:date-value="2017-12-31" calcext:value-type="date">
            <text:p>31-Dec-17</text:p>
          </table:table-cell>
          <table:table-cell table:style-name="ce4" table:formula="of:=[.A95]+[.B95]" office:value-type="date" office:date-value="2018-01-19T07:00:00" calcext:value-type="date">
            <text:p>19-Jan-18</text:p>
          </table:table-cell>
          <table:table-cell table:style-name="ce10" table:formula="of:=[.C94]" office:value-type="float" office:value="144192.439340258" calcext:value-type="float">
            <text:p>144192.4</text:p>
          </table:table-cell>
          <table:table-cell table:style-name="ce10" table:formula="of:=[.C95]" office:value-type="float" office:value="144697.2" calcext:value-type="float">
            <text:p>144697.2</text:p>
          </table:table-cell>
          <table:table-cell table:style-name="ce4" table:formula="of:=EOMONTH([.A94];0)" office:value-type="date" office:date-value="2017-12-31" calcext:value-type="date">
            <text:p>31-Dec-17</text:p>
          </table:table-cell>
          <table:table-cell table:style-name="ce10" table:formula="of:=[.M94]*(([.L94]-[.K94])/([.J94]-[.I94]))+([.L94]-(([.L94]-[.K94])/([.J94]-[.I94]))*[.J94])" office:value-type="float" office:value="144192.439340258" calcext:value-type="float">
            <text:p>144192.4</text:p>
          </table:table-cell>
          <table:table-cell table:style-name="ce10" table:formula="of:=[.N94]-[.N93]" office:value-type="float" office:value="811.105682176771" calcext:value-type="float">
            <text:p>811.1</text:p>
          </table:table-cell>
        </table:table-row>
        <table:table-row table:style-name="ro2">
          <table:table-cell office:value-type="date" office:date-value="2018-01-19" calcext:value-type="date">
            <text:p>19-Jan-18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144697.2" calcext:value-type="float">
            <text:p>144697.2</text:p>
          </table:table-cell>
          <table:table-cell table:number-columns-repeated="4"/>
          <table:table-cell table:formula="of:=[.H83]" office:value-type="float" office:value="11" calcext:value-type="float">
            <text:p>11</text:p>
          </table:table-cell>
          <table:table-cell table:style-name="ce4" table:formula="of:=[.A95]+[.B95]" office:value-type="date" office:date-value="2018-01-19T07:00:00" calcext:value-type="date">
            <text:p>19-Jan-18</text:p>
          </table:table-cell>
          <table:table-cell table:style-name="ce4" table:formula="of:=[.A96]+[.B96]" office:value-type="date" office:date-value="2018-02-14T17:56:00" calcext:value-type="date">
            <text:p>14-Feb-18</text:p>
          </table:table-cell>
          <table:table-cell table:style-name="ce10" table:formula="of:=[.C95]" office:value-type="float" office:value="144697.2" calcext:value-type="float">
            <text:p>144697.2</text:p>
          </table:table-cell>
          <table:table-cell table:style-name="ce10" table:formula="of:=[.C96]" office:value-type="float" office:value="145387.6" calcext:value-type="float">
            <text:p>145387.6</text:p>
          </table:table-cell>
          <table:table-cell table:style-name="ce4" table:formula="of:=EOMONTH([.A95];0)" office:value-type="date" office:date-value="2018-01-31" calcext:value-type="date">
            <text:p>31-Jan-18</text:p>
          </table:table-cell>
          <table:table-cell table:style-name="ce10" table:formula="of:=[.M95]*(([.L95]-[.K95])/([.J95]-[.I95]))+([.L95]-(([.L95]-[.K95])/([.J95]-[.I95]))*[.J95])" office:value-type="float" office:value="145002.747669047" calcext:value-type="float">
            <text:p>145002.7</text:p>
          </table:table-cell>
          <table:table-cell table:style-name="ce10" table:formula="of:=[.N95]-[.N94]" office:value-type="float" office:value="810.308328788378" calcext:value-type="float">
            <text:p>810.3</text:p>
          </table:table-cell>
        </table:table-row>
        <table:table-row table:style-name="ro2">
          <table:table-cell office:value-type="date" office:date-value="2018-02-14" calcext:value-type="date">
            <text:p>14-Feb-18</text:p>
          </table:table-cell>
          <table:table-cell office:value-type="time" office:time-value="PT17H56M00S" calcext:value-type="time">
            <text:p>17:56</text:p>
          </table:table-cell>
          <table:table-cell office:value-type="float" office:value="145387.6" calcext:value-type="float">
            <text:p>145387.6</text:p>
          </table:table-cell>
          <table:table-cell table:number-columns-repeated="5"/>
          <table:table-cell table:style-name="ce4" table:number-columns-repeated="2"/>
          <table:table-cell table:style-name="ce10" table:number-columns-repeated="2"/>
          <table:table-cell table:style-name="ce4"/>
          <table:table-cell table:style-name="ce10" table:number-columns-repeated="2"/>
        </table:table-row>
        <table:table-row table:style-name="ro2" table:number-rows-repeated="5">
          <table:table-cell table:style-name="Default" table:number-columns-repeated="3"/>
          <table:table-cell table:number-columns-repeated="12"/>
        </table:table-row>
        <table:table-row table:style-name="ro2">
          <table:table-cell table:style-name="ce2" office:value-type="string" calcext:value-type="string">
            <text:p>Oorspronklike data: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Default" table:number-columns-repeated="3"/>
          <table:table-cell table:number-columns-repeated="12"/>
        </table:table-row>
        <table:table-row table:style-name="ro2"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Tyd</text:p>
          </table:table-cell>
          <table:table-cell table:style-name="Default" office:value-type="string" calcext:value-type="string">
            <text:p>Krag [kWh]</text:p>
          </table:table-cell>
          <table:table-cell table:number-columns-repeated="12"/>
        </table:table-row>
        <table:table-row table:style-name="ro2">
          <table:table-cell office:value-type="date" office:date-value="2011-08-24" calcext:value-type="date">
            <text:p>24-Aug-11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72255.3" calcext:value-type="float">
            <text:p>72255.3</text:p>
          </table:table-cell>
          <table:table-cell table:number-columns-repeated="12"/>
        </table:table-row>
        <table:table-row table:style-name="ro2">
          <table:table-cell office:value-type="date" office:date-value="2011-08-25" calcext:value-type="date">
            <text:p>25-Aug-11</text:p>
          </table:table-cell>
          <table:table-cell office:value-type="time" office:time-value="PT20H14M00S" calcext:value-type="time">
            <text:p>20:14</text:p>
          </table:table-cell>
          <table:table-cell office:value-type="float" office:value="72296.4" calcext:value-type="float">
            <text:p>72296.4</text:p>
          </table:table-cell>
          <table:table-cell table:number-columns-repeated="12"/>
        </table:table-row>
        <table:table-row table:style-name="ro2">
          <table:table-cell office:value-type="date" office:date-value="2011-08-26" calcext:value-type="date">
            <text:p>26-Aug-11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72330.5" calcext:value-type="float">
            <text:p>72330.5</text:p>
          </table:table-cell>
          <table:table-cell table:number-columns-repeated="12"/>
        </table:table-row>
        <table:table-row table:style-name="ro2">
          <table:table-cell office:value-type="date" office:date-value="2011-08-29" calcext:value-type="date">
            <text:p>29-Aug-11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72444.8" calcext:value-type="float">
            <text:p>72444.8</text:p>
          </table:table-cell>
          <table:table-cell table:number-columns-repeated="12"/>
        </table:table-row>
        <table:table-row table:style-name="ro2">
          <table:table-cell office:value-type="date" office:date-value="2011-09-01" calcext:value-type="date">
            <text:p>01-Sep-11</text:p>
          </table:table-cell>
          <table:table-cell office:value-type="time" office:time-value="PT07H22M00S" calcext:value-type="time">
            <text:p>07:22</text:p>
          </table:table-cell>
          <table:table-cell office:value-type="float" office:value="72546" calcext:value-type="float">
            <text:p>72546.0</text:p>
          </table:table-cell>
          <table:table-cell table:number-columns-repeated="12"/>
        </table:table-row>
        <table:table-row table:style-name="ro2">
          <table:table-cell office:value-type="date" office:date-value="2011-09-15" calcext:value-type="date">
            <text:p>15-Sep-11</text:p>
          </table:table-cell>
          <table:table-cell office:value-type="time" office:time-value="PT17H15M00S" calcext:value-type="time">
            <text:p>17:15</text:p>
          </table:table-cell>
          <table:table-cell office:value-type="float" office:value="73138" calcext:value-type="float">
            <text:p>73138.0</text:p>
          </table:table-cell>
          <table:table-cell table:number-columns-repeated="12"/>
        </table:table-row>
        <table:table-row table:style-name="ro2">
          <table:table-cell office:value-type="date" office:date-value="2011-09-16" calcext:value-type="date">
            <text:p>16-Sep-11</text:p>
          </table:table-cell>
          <table:table-cell office:value-type="time" office:time-value="PT14H08M00S" calcext:value-type="time">
            <text:p>14:08</text:p>
          </table:table-cell>
          <table:table-cell office:value-type="float" office:value="73177.7" calcext:value-type="float">
            <text:p>73177.7</text:p>
          </table:table-cell>
          <table:table-cell table:number-columns-repeated="12"/>
        </table:table-row>
        <table:table-row table:style-name="ro2">
          <table:table-cell office:value-type="date" office:date-value="2011-09-30" calcext:value-type="date">
            <text:p>30-Sep-11</text:p>
          </table:table-cell>
          <table:table-cell office:value-type="time" office:time-value="PT14H50M00S" calcext:value-type="time">
            <text:p>14:50</text:p>
          </table:table-cell>
          <table:table-cell office:value-type="float" office:value="73783.6" calcext:value-type="float">
            <text:p>73783.6</text:p>
          </table:table-cell>
          <table:table-cell table:number-columns-repeated="12"/>
        </table:table-row>
        <table:table-row table:style-name="ro2">
          <table:table-cell office:value-type="date" office:date-value="2011-10-18" calcext:value-type="date">
            <text:p>18-Oct-11</text:p>
          </table:table-cell>
          <table:table-cell office:value-type="time" office:time-value="PT17H31M00S" calcext:value-type="time">
            <text:p>17:31</text:p>
          </table:table-cell>
          <table:table-cell office:value-type="float" office:value="74484.4" calcext:value-type="float">
            <text:p>74484.4</text:p>
          </table:table-cell>
          <table:table-cell table:number-columns-repeated="12"/>
        </table:table-row>
        <table:table-row table:style-name="ro2">
          <table:table-cell office:value-type="date" office:date-value="2011-11-02" calcext:value-type="date">
            <text:p>02-Nov-11</text:p>
          </table:table-cell>
          <table:table-cell office:value-type="time" office:time-value="PT18H32M00S" calcext:value-type="time">
            <text:p>18:32</text:p>
          </table:table-cell>
          <table:table-cell office:value-type="float" office:value="75011.4" calcext:value-type="float">
            <text:p>75011.4</text:p>
          </table:table-cell>
          <table:table-cell table:number-columns-repeated="12"/>
        </table:table-row>
        <table:table-row table:style-name="ro2">
          <table:table-cell office:value-type="date" office:date-value="2011-11-08" calcext:value-type="date">
            <text:p>08-Nov-11</text:p>
          </table:table-cell>
          <table:table-cell office:value-type="time" office:time-value="PT17H29M00S" calcext:value-type="time">
            <text:p>17:29</text:p>
          </table:table-cell>
          <table:table-cell office:value-type="float" office:value="75266.5" calcext:value-type="float">
            <text:p>75266.5</text:p>
          </table:table-cell>
          <table:table-cell table:number-columns-repeated="12"/>
        </table:table-row>
        <table:table-row table:style-name="ro2">
          <table:table-cell office:value-type="date" office:date-value="2011-11-09" calcext:value-type="date">
            <text:p>09-Nov-11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75300.7" calcext:value-type="float">
            <text:p>75300.7</text:p>
          </table:table-cell>
          <table:table-cell table:number-columns-repeated="12"/>
        </table:table-row>
        <table:table-row table:style-name="ro2">
          <table:table-cell office:value-type="date" office:date-value="2011-11-10" calcext:value-type="date">
            <text:p>10-Nov-11</text:p>
          </table:table-cell>
          <table:table-cell office:value-type="time" office:time-value="PT18H47M00S" calcext:value-type="time">
            <text:p>18:47</text:p>
          </table:table-cell>
          <table:table-cell office:value-type="float" office:value="75341.6" calcext:value-type="float">
            <text:p>75341.6</text:p>
          </table:table-cell>
          <table:table-cell table:number-columns-repeated="12"/>
        </table:table-row>
        <table:table-row table:style-name="ro2">
          <table:table-cell office:value-type="date" office:date-value="2011-11-11" calcext:value-type="date">
            <text:p>11-Nov-11</text:p>
          </table:table-cell>
          <table:table-cell office:value-type="time" office:time-value="PT15H57M00S" calcext:value-type="time">
            <text:p>15:57</text:p>
          </table:table-cell>
          <table:table-cell office:value-type="float" office:value="75370.9" calcext:value-type="float">
            <text:p>75370.9</text:p>
          </table:table-cell>
          <table:table-cell table:number-columns-repeated="12"/>
        </table:table-row>
        <table:table-row table:style-name="ro2">
          <table:table-cell office:value-type="date" office:date-value="2011-11-16" calcext:value-type="date">
            <text:p>16-Nov-11</text:p>
          </table:table-cell>
          <table:table-cell office:value-type="time" office:time-value="PT17H12M00S" calcext:value-type="time">
            <text:p>17:12</text:p>
          </table:table-cell>
          <table:table-cell office:value-type="float" office:value="75537.2" calcext:value-type="float">
            <text:p>75537.2</text:p>
          </table:table-cell>
          <table:table-cell table:number-columns-repeated="12"/>
        </table:table-row>
        <table:table-row table:style-name="ro2">
          <table:table-cell office:value-type="date" office:date-value="2011-11-22" calcext:value-type="date">
            <text:p>22-Nov-11</text:p>
          </table:table-cell>
          <table:table-cell office:value-type="time" office:time-value="PT17H45M00S" calcext:value-type="time">
            <text:p>17:45</text:p>
          </table:table-cell>
          <table:table-cell office:value-type="float" office:value="75774.5" calcext:value-type="float">
            <text:p>75774.5</text:p>
          </table:table-cell>
          <table:table-cell table:number-columns-repeated="12"/>
        </table:table-row>
        <table:table-row table:style-name="ro2">
          <table:table-cell office:value-type="date" office:date-value="2011-12-12" calcext:value-type="date">
            <text:p>12-Dec-11</text:p>
          </table:table-cell>
          <table:table-cell office:value-type="time" office:time-value="PT17H03M00S" calcext:value-type="time">
            <text:p>17:03</text:p>
          </table:table-cell>
          <table:table-cell office:value-type="float" office:value="76505.1" calcext:value-type="float">
            <text:p>76505.1</text:p>
          </table:table-cell>
          <table:table-cell table:number-columns-repeated="12"/>
        </table:table-row>
        <table:table-row table:style-name="ro2">
          <table:table-cell office:value-type="date" office:date-value="2011-12-15" calcext:value-type="date">
            <text:p>15-Dec-11</text:p>
          </table:table-cell>
          <table:table-cell office:value-type="time" office:time-value="PT07H47M00S" calcext:value-type="time">
            <text:p>07:47</text:p>
          </table:table-cell>
          <table:table-cell office:value-type="float" office:value="76597.2" calcext:value-type="float">
            <text:p>76597.2</text:p>
          </table:table-cell>
          <table:table-cell table:number-columns-repeated="12"/>
        </table:table-row>
        <table:table-row table:style-name="ro2">
          <table:table-cell office:value-type="date" office:date-value="2011-12-19" calcext:value-type="date">
            <text:p>19-Dec-11</text:p>
          </table:table-cell>
          <table:table-cell office:value-type="time" office:time-value="PT13H33M00S" calcext:value-type="time">
            <text:p>13:33</text:p>
          </table:table-cell>
          <table:table-cell office:value-type="float" office:value="76685.6" calcext:value-type="float">
            <text:p>76685.6</text:p>
          </table:table-cell>
          <table:table-cell table:number-columns-repeated="12"/>
        </table:table-row>
        <table:table-row table:style-name="ro2">
          <table:table-cell office:value-type="date" office:date-value="2011-12-21" calcext:value-type="date">
            <text:p>21-Dec-11</text:p>
          </table:table-cell>
          <table:table-cell office:value-type="time" office:time-value="PT12H59M00S" calcext:value-type="time">
            <text:p>12:59</text:p>
          </table:table-cell>
          <table:table-cell office:value-type="float" office:value="76769.8" calcext:value-type="float">
            <text:p>76769.8</text:p>
          </table:table-cell>
          <table:table-cell table:number-columns-repeated="12"/>
        </table:table-row>
        <table:table-row table:style-name="ro2">
          <table:table-cell office:value-type="date" office:date-value="2011-12-23" calcext:value-type="date">
            <text:p>23-Dec-11</text:p>
          </table:table-cell>
          <table:table-cell office:value-type="time" office:time-value="PT15H18M00S" calcext:value-type="time">
            <text:p>15:18</text:p>
          </table:table-cell>
          <table:table-cell office:value-type="float" office:value="76846.3" calcext:value-type="float">
            <text:p>76846.3</text:p>
          </table:table-cell>
          <table:table-cell table:number-columns-repeated="12"/>
        </table:table-row>
        <table:table-row table:style-name="ro2">
          <table:table-cell office:value-type="date" office:date-value="2012-01-05" calcext:value-type="date">
            <text:p>05-Jan-12</text:p>
          </table:table-cell>
          <table:table-cell office:value-type="time" office:time-value="PT17H07M00S" calcext:value-type="time">
            <text:p>17:07</text:p>
          </table:table-cell>
          <table:table-cell office:value-type="float" office:value="77331" calcext:value-type="float">
            <text:p>77331.0</text:p>
          </table:table-cell>
          <table:table-cell table:number-columns-repeated="12"/>
        </table:table-row>
        <table:table-row table:style-name="ro2">
          <table:table-cell office:value-type="date" office:date-value="2012-01-10" calcext:value-type="date">
            <text:p>10-Jan-12</text:p>
          </table:table-cell>
          <table:table-cell office:value-type="time" office:time-value="PT18H09M00S" calcext:value-type="time">
            <text:p>18:09</text:p>
          </table:table-cell>
          <table:table-cell office:value-type="float" office:value="77490.6" calcext:value-type="float">
            <text:p>77490.6</text:p>
          </table:table-cell>
          <table:table-cell table:number-columns-repeated="12"/>
        </table:table-row>
        <table:table-row table:style-name="ro2">
          <table:table-cell office:value-type="date" office:date-value="2012-01-17" calcext:value-type="date">
            <text:p>17-Jan-12</text:p>
          </table:table-cell>
          <table:table-cell office:value-type="time" office:time-value="PT17H48M00S" calcext:value-type="time">
            <text:p>17:48</text:p>
          </table:table-cell>
          <table:table-cell table:style-name="Default" office:value-type="float" office:value="77699.6" calcext:value-type="float">
            <text:p>77699.6</text:p>
          </table:table-cell>
          <table:table-cell table:number-columns-repeated="12"/>
        </table:table-row>
        <table:table-row table:style-name="ro2">
          <table:table-cell office:value-type="date" office:date-value="2012-02-07" calcext:value-type="date">
            <text:p>07-Feb-12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78298.4" calcext:value-type="float">
            <text:p>78298.4</text:p>
          </table:table-cell>
          <table:table-cell table:number-columns-repeated="12"/>
        </table:table-row>
        <table:table-row table:style-name="ro2">
          <table:table-cell table:style-name="ce22" office:value-type="date" office:date-value="2012-02-09" calcext:value-type="date">
            <text:p>09-Feb-12</text:p>
          </table:table-cell>
          <table:table-cell table:style-name="ce23" office:value-type="time" office:time-value="PT12H00M00S" calcext:value-type="time">
            <text:p>12:00</text:p>
          </table:table-cell>
          <table:table-cell table:style-name="ce25"/>
          <table:table-cell table:number-columns-repeated="12"/>
        </table:table-row>
        <table:table-row table:style-name="ro2">
          <table:table-cell office:value-type="date" office:date-value="2012-02-29" calcext:value-type="date">
            <text:p>29-Feb-12</text:p>
          </table:table-cell>
          <table:table-cell office:value-type="time" office:time-value="PT18H56M00S" calcext:value-type="time">
            <text:p>18:56</text:p>
          </table:table-cell>
          <table:table-cell office:value-type="float" office:value="78985.6" calcext:value-type="float">
            <text:p>78985.6</text:p>
          </table:table-cell>
          <table:table-cell table:number-columns-repeated="12"/>
        </table:table-row>
        <table:table-row table:style-name="ro2">
          <table:table-cell office:value-type="date" office:date-value="2012-03-14" calcext:value-type="date">
            <text:p>14-Mar-12</text:p>
          </table:table-cell>
          <table:table-cell office:value-type="time" office:time-value="PT17H50M00S" calcext:value-type="time">
            <text:p>17:50</text:p>
          </table:table-cell>
          <table:table-cell office:value-type="float" office:value="79401.9" calcext:value-type="float">
            <text:p>79401.9</text:p>
          </table:table-cell>
          <table:table-cell table:number-columns-repeated="12"/>
        </table:table-row>
        <table:table-row table:style-name="ro2">
          <table:table-cell office:value-type="date" office:date-value="2012-04-10" calcext:value-type="date">
            <text:p>10-Apr-12</text:p>
          </table:table-cell>
          <table:table-cell office:value-type="time" office:time-value="PT18H49M00S" calcext:value-type="time">
            <text:p>18:49</text:p>
          </table:table-cell>
          <table:table-cell office:value-type="float" office:value="80230.1" calcext:value-type="float">
            <text:p>80230.1</text:p>
          </table:table-cell>
          <table:table-cell table:number-columns-repeated="12"/>
        </table:table-row>
        <table:table-row table:style-name="ro2">
          <table:table-cell office:value-type="date" office:date-value="2012-05-15" calcext:value-type="date">
            <text:p>15-May-12</text:p>
          </table:table-cell>
          <table:table-cell office:value-type="time" office:time-value="PT07H11M00S" calcext:value-type="time">
            <text:p>07:11</text:p>
          </table:table-cell>
          <table:table-cell office:value-type="float" office:value="81527.9" calcext:value-type="float">
            <text:p>81527.9</text:p>
          </table:table-cell>
          <table:table-cell table:number-columns-repeated="12"/>
        </table:table-row>
        <table:table-row table:style-name="ro2">
          <table:table-cell office:value-type="date" office:date-value="2012-06-01" calcext:value-type="date">
            <text:p>01-Jun-12</text:p>
          </table:table-cell>
          <table:table-cell office:value-type="time" office:time-value="PT15H07M00S" calcext:value-type="time">
            <text:p>15:07</text:p>
          </table:table-cell>
          <table:table-cell office:value-type="float" office:value="82225.9" calcext:value-type="float">
            <text:p>82225.9</text:p>
          </table:table-cell>
          <table:table-cell table:number-columns-repeated="12"/>
        </table:table-row>
        <table:table-row table:style-name="ro2">
          <table:table-cell office:value-type="date" office:date-value="2012-06-19" calcext:value-type="date">
            <text:p>19-Jun-12</text:p>
          </table:table-cell>
          <table:table-cell office:value-type="time" office:time-value="PT19H37M00S" calcext:value-type="time">
            <text:p>19:37</text:p>
          </table:table-cell>
          <table:table-cell office:value-type="float" office:value="83034.7" calcext:value-type="float">
            <text:p>83034.7</text:p>
          </table:table-cell>
          <table:table-cell table:number-columns-repeated="12"/>
        </table:table-row>
        <table:table-row table:style-name="ro2">
          <table:table-cell office:value-type="date" office:date-value="2012-06-25" calcext:value-type="date">
            <text:p>25-Jun-12</text:p>
          </table:table-cell>
          <table:table-cell office:value-type="time" office:time-value="PT18H29M00S" calcext:value-type="time">
            <text:p>18:29</text:p>
          </table:table-cell>
          <table:table-cell office:value-type="float" office:value="83387.7" calcext:value-type="float">
            <text:p>83387.7</text:p>
          </table:table-cell>
          <table:table-cell table:number-columns-repeated="12"/>
        </table:table-row>
        <table:table-row table:style-name="ro2">
          <table:table-cell office:value-type="date" office:date-value="2012-06-26" calcext:value-type="date">
            <text:p>26-Jun-12</text:p>
          </table:table-cell>
          <table:table-cell office:value-type="time" office:time-value="PT19H36M00S" calcext:value-type="time">
            <text:p>19:36</text:p>
          </table:table-cell>
          <table:table-cell office:value-type="float" office:value="83491.5" calcext:value-type="float">
            <text:p>83491.5</text:p>
          </table:table-cell>
          <table:table-cell table:number-columns-repeated="12"/>
        </table:table-row>
        <table:table-row table:style-name="ro2">
          <table:table-cell office:value-type="date" office:date-value="2012-06-27" calcext:value-type="date">
            <text:p>27-Jun-12</text:p>
          </table:table-cell>
          <table:table-cell office:value-type="time" office:time-value="PT07H12M00S" calcext:value-type="time">
            <text:p>07:12</text:p>
          </table:table-cell>
          <table:table-cell office:value-type="float" office:value="83544.1" calcext:value-type="float">
            <text:p>83544.1</text:p>
          </table:table-cell>
          <table:table-cell table:number-columns-repeated="12"/>
        </table:table-row>
        <table:table-row table:style-name="ro2">
          <table:table-cell office:value-type="date" office:date-value="2012-06-27" calcext:value-type="date">
            <text:p>27-Jun-12</text:p>
          </table:table-cell>
          <table:table-cell office:value-type="time" office:time-value="PT18H26M00S" calcext:value-type="time">
            <text:p>18:26</text:p>
          </table:table-cell>
          <table:table-cell office:value-type="float" office:value="83549" calcext:value-type="float">
            <text:p>83549.0</text:p>
          </table:table-cell>
          <table:table-cell table:number-columns-repeated="12"/>
        </table:table-row>
        <table:table-row table:style-name="ro2">
          <table:table-cell office:value-type="date" office:date-value="2012-06-28" calcext:value-type="date">
            <text:p>28-Jun-12</text:p>
          </table:table-cell>
          <table:table-cell office:value-type="time" office:time-value="PT07H12M00S" calcext:value-type="time">
            <text:p>07:12</text:p>
          </table:table-cell>
          <table:table-cell office:value-type="float" office:value="83614.2" calcext:value-type="float">
            <text:p>83614.2</text:p>
          </table:table-cell>
          <table:table-cell table:number-columns-repeated="12"/>
        </table:table-row>
        <table:table-row table:style-name="ro2">
          <table:table-cell office:value-type="date" office:date-value="2012-06-28" calcext:value-type="date">
            <text:p>28-Jun-12</text:p>
          </table:table-cell>
          <table:table-cell office:value-type="time" office:time-value="PT19H47M00S" calcext:value-type="time">
            <text:p>19:47</text:p>
          </table:table-cell>
          <table:table-cell office:value-type="float" office:value="83638.6" calcext:value-type="float">
            <text:p>83638.6</text:p>
          </table:table-cell>
          <table:table-cell table:number-columns-repeated="12"/>
        </table:table-row>
        <table:table-row table:style-name="ro2">
          <table:table-cell office:value-type="date" office:date-value="2012-06-29" calcext:value-type="date">
            <text:p>29-Jun-12</text:p>
          </table:table-cell>
          <table:table-cell office:value-type="time" office:time-value="PT07H16M00S" calcext:value-type="time">
            <text:p>07:16</text:p>
          </table:table-cell>
          <table:table-cell office:value-type="float" office:value="83664.6" calcext:value-type="float">
            <text:p>83664.6</text:p>
          </table:table-cell>
          <table:table-cell table:number-columns-repeated="12"/>
        </table:table-row>
        <table:table-row table:style-name="ro2">
          <table:table-cell office:value-type="date" office:date-value="2012-06-29" calcext:value-type="date">
            <text:p>29-Jun-12</text:p>
          </table:table-cell>
          <table:table-cell office:value-type="time" office:time-value="PT17H58M00S" calcext:value-type="time">
            <text:p>17:58</text:p>
          </table:table-cell>
          <table:table-cell office:value-type="float" office:value="83673.5" calcext:value-type="float">
            <text:p>83673.5</text:p>
          </table:table-cell>
          <table:table-cell table:number-columns-repeated="12"/>
        </table:table-row>
        <table:table-row table:style-name="ro2">
          <table:table-cell office:value-type="date" office:date-value="2012-07-01" calcext:value-type="date">
            <text:p>01-Jul-12</text:p>
          </table:table-cell>
          <table:table-cell office:value-type="time" office:time-value="PT17H46M00S" calcext:value-type="time">
            <text:p>17:46</text:p>
          </table:table-cell>
          <table:table-cell office:value-type="float" office:value="83797.3" calcext:value-type="float">
            <text:p>83797.3</text:p>
          </table:table-cell>
          <table:table-cell table:number-columns-repeated="12"/>
        </table:table-row>
        <table:table-row table:style-name="ro2">
          <table:table-cell office:value-type="date" office:date-value="2012-07-09" calcext:value-type="date">
            <text:p>09-Jul-12</text:p>
          </table:table-cell>
          <table:table-cell office:value-type="time" office:time-value="PT20H44M00S" calcext:value-type="time">
            <text:p>20:44</text:p>
          </table:table-cell>
          <table:table-cell office:value-type="float" office:value="84225.9" calcext:value-type="float">
            <text:p>84225.9</text:p>
          </table:table-cell>
          <table:table-cell table:number-columns-repeated="12"/>
        </table:table-row>
        <table:table-row table:style-name="ro2">
          <table:table-cell office:value-type="date" office:date-value="2012-07-16" calcext:value-type="date">
            <text:p>16-Jul-12</text:p>
          </table:table-cell>
          <table:table-cell office:value-type="time" office:time-value="PT13H04M00S" calcext:value-type="time">
            <text:p>13:04</text:p>
          </table:table-cell>
          <table:table-cell office:value-type="float" office:value="84598.8" calcext:value-type="float">
            <text:p>84598.8</text:p>
          </table:table-cell>
          <table:table-cell table:number-columns-repeated="12"/>
        </table:table-row>
        <table:table-row table:style-name="ro2">
          <table:table-cell office:value-type="date" office:date-value="2012-07-24" calcext:value-type="date">
            <text:p>24-Jul-12</text:p>
          </table:table-cell>
          <table:table-cell office:value-type="time" office:time-value="PT07H23M00S" calcext:value-type="time">
            <text:p>07:23</text:p>
          </table:table-cell>
          <table:table-cell office:value-type="float" office:value="85038.7" calcext:value-type="float">
            <text:p>85038.7</text:p>
          </table:table-cell>
          <table:table-cell table:number-columns-repeated="12"/>
        </table:table-row>
        <table:table-row table:style-name="ro2">
          <table:table-cell office:value-type="date" office:date-value="2012-07-24" calcext:value-type="date">
            <text:p>24-Jul-12</text:p>
          </table:table-cell>
          <table:table-cell office:value-type="time" office:time-value="PT18H55M00S" calcext:value-type="time">
            <text:p>18:55</text:p>
          </table:table-cell>
          <table:table-cell office:value-type="float" office:value="85044.6" calcext:value-type="float">
            <text:p>85044.6</text:p>
          </table:table-cell>
          <table:table-cell table:number-columns-repeated="12"/>
        </table:table-row>
        <table:table-row table:style-name="ro2">
          <table:table-cell office:value-type="date" office:date-value="2012-07-25" calcext:value-type="date">
            <text:p>25-Jul-12</text:p>
          </table:table-cell>
          <table:table-cell office:value-type="time" office:time-value="PT07H04M00S" calcext:value-type="time">
            <text:p>07:04</text:p>
          </table:table-cell>
          <table:table-cell office:value-type="float" office:value="85076.2" calcext:value-type="float">
            <text:p>85076.2</text:p>
          </table:table-cell>
          <table:table-cell table:number-columns-repeated="12"/>
        </table:table-row>
        <table:table-row table:style-name="ro2">
          <table:table-cell office:value-type="date" office:date-value="2012-07-25" calcext:value-type="date">
            <text:p>25-Jul-12</text:p>
          </table:table-cell>
          <table:table-cell office:value-type="time" office:time-value="PT17H07M00S" calcext:value-type="time">
            <text:p>17:07</text:p>
          </table:table-cell>
          <table:table-cell office:value-type="float" office:value="85078.5" calcext:value-type="float">
            <text:p>85078.5</text:p>
          </table:table-cell>
          <table:table-cell table:number-columns-repeated="12"/>
        </table:table-row>
        <table:table-row table:style-name="ro2">
          <table:table-cell office:value-type="date" office:date-value="2012-07-26" calcext:value-type="date">
            <text:p>26-Jul-12</text:p>
          </table:table-cell>
          <table:table-cell office:value-type="time" office:time-value="PT07H04M00S" calcext:value-type="time">
            <text:p>07:04</text:p>
          </table:table-cell>
          <table:table-cell office:value-type="float" office:value="85114.2" calcext:value-type="float">
            <text:p>85114.2</text:p>
          </table:table-cell>
          <table:table-cell table:number-columns-repeated="12"/>
        </table:table-row>
        <table:table-row table:style-name="ro2">
          <table:table-cell office:value-type="date" office:date-value="2012-07-26" calcext:value-type="date">
            <text:p>26-Jul-12</text:p>
          </table:table-cell>
          <table:table-cell office:value-type="time" office:time-value="PT19H08M00S" calcext:value-type="time">
            <text:p>19:08</text:p>
          </table:table-cell>
          <table:table-cell office:value-type="float" office:value="85126.2" calcext:value-type="float">
            <text:p>85126.2</text:p>
          </table:table-cell>
          <table:table-cell table:number-columns-repeated="12"/>
        </table:table-row>
        <table:table-row table:style-name="ro2">
          <table:table-cell office:value-type="date" office:date-value="2012-07-27" calcext:value-type="date">
            <text:p>27-Jul-12</text:p>
          </table:table-cell>
          <table:table-cell office:value-type="time" office:time-value="PT07H09M00S" calcext:value-type="time">
            <text:p>07:09</text:p>
          </table:table-cell>
          <table:table-cell office:value-type="float" office:value="85164.5" calcext:value-type="float">
            <text:p>85164.5</text:p>
          </table:table-cell>
          <table:table-cell table:number-columns-repeated="12"/>
        </table:table-row>
        <table:table-row table:style-name="ro2">
          <table:table-cell office:value-type="date" office:date-value="2012-07-27" calcext:value-type="date">
            <text:p>27-Jul-12</text:p>
          </table:table-cell>
          <table:table-cell office:value-type="time" office:time-value="PT17H15M00S" calcext:value-type="time">
            <text:p>17:15</text:p>
          </table:table-cell>
          <table:table-cell office:value-type="float" office:value="85167.5" calcext:value-type="float">
            <text:p>85167.5</text:p>
          </table:table-cell>
          <table:table-cell table:number-columns-repeated="12"/>
        </table:table-row>
        <table:table-row table:style-name="ro2">
          <table:table-cell office:value-type="date" office:date-value="2012-07-30" calcext:value-type="date">
            <text:p>30-Jul-12</text:p>
          </table:table-cell>
          <table:table-cell office:value-type="time" office:time-value="PT07H34M00S" calcext:value-type="time">
            <text:p>07:34</text:p>
          </table:table-cell>
          <table:table-cell office:value-type="float" office:value="85336.9" calcext:value-type="float">
            <text:p>85336.9</text:p>
          </table:table-cell>
          <table:table-cell table:number-columns-repeated="12"/>
        </table:table-row>
        <table:table-row table:style-name="ro2">
          <table:table-cell office:value-type="date" office:date-value="2012-07-30" calcext:value-type="date">
            <text:p>30-Jul-12</text:p>
          </table:table-cell>
          <table:table-cell office:value-type="time" office:time-value="PT18H52M00S" calcext:value-type="time">
            <text:p>18:52</text:p>
          </table:table-cell>
          <table:table-cell office:value-type="float" office:value="85346.3" calcext:value-type="float">
            <text:p>85346.3</text:p>
          </table:table-cell>
          <table:table-cell table:number-columns-repeated="12"/>
        </table:table-row>
        <table:table-row table:style-name="ro2">
          <table:table-cell office:value-type="date" office:date-value="2012-07-31" calcext:value-type="date">
            <text:p>31-Jul-12</text:p>
          </table:table-cell>
          <table:table-cell office:value-type="time" office:time-value="PT07H25M00S" calcext:value-type="time">
            <text:p>07:25</text:p>
          </table:table-cell>
          <table:table-cell office:value-type="float" office:value="85396.5" calcext:value-type="float">
            <text:p>85396.5</text:p>
          </table:table-cell>
          <table:table-cell table:number-columns-repeated="12"/>
        </table:table-row>
        <table:table-row table:style-name="ro2">
          <table:table-cell office:value-type="date" office:date-value="2012-07-31" calcext:value-type="date">
            <text:p>31-Jul-12</text:p>
          </table:table-cell>
          <table:table-cell office:value-type="time" office:time-value="PT18H46M00S" calcext:value-type="time">
            <text:p>18:46</text:p>
          </table:table-cell>
          <table:table-cell office:value-type="float" office:value="85406.9" calcext:value-type="float">
            <text:p>85406.9</text:p>
          </table:table-cell>
          <table:table-cell table:number-columns-repeated="12"/>
        </table:table-row>
        <table:table-row table:style-name="ro2">
          <table:table-cell office:value-type="date" office:date-value="2012-08-01" calcext:value-type="date">
            <text:p>01-Aug-12</text:p>
          </table:table-cell>
          <table:table-cell office:value-type="time" office:time-value="PT07H25M00S" calcext:value-type="time">
            <text:p>07:25</text:p>
          </table:table-cell>
          <table:table-cell office:value-type="float" office:value="85435.6" calcext:value-type="float">
            <text:p>85435.6</text:p>
          </table:table-cell>
          <table:table-cell table:number-columns-repeated="12"/>
        </table:table-row>
        <table:table-row table:style-name="ro2">
          <table:table-cell office:value-type="date" office:date-value="2012-08-03" calcext:value-type="date">
            <text:p>03-Aug-12</text:p>
          </table:table-cell>
          <table:table-cell office:value-type="time" office:time-value="PT15H56M00S" calcext:value-type="time">
            <text:p>15:56</text:p>
          </table:table-cell>
          <table:table-cell office:value-type="float" office:value="85516.9" calcext:value-type="float">
            <text:p>85516.9</text:p>
          </table:table-cell>
          <table:table-cell table:number-columns-repeated="12"/>
        </table:table-row>
        <table:table-row table:style-name="ro2">
          <table:table-cell office:value-type="date" office:date-value="2012-08-06" calcext:value-type="date">
            <text:p>06-Aug-12</text:p>
          </table:table-cell>
          <table:table-cell office:value-type="time" office:time-value="PT07H34M00S" calcext:value-type="time">
            <text:p>07:34</text:p>
          </table:table-cell>
          <table:table-cell office:value-type="float" office:value="85658" calcext:value-type="float">
            <text:p>85658.0</text:p>
          </table:table-cell>
          <table:table-cell table:number-columns-repeated="12"/>
        </table:table-row>
        <table:table-row table:style-name="ro2">
          <table:table-cell office:value-type="date" office:date-value="2012-08-06" calcext:value-type="date">
            <text:p>06-Aug-12</text:p>
          </table:table-cell>
          <table:table-cell office:value-type="time" office:time-value="PT18H29M00S" calcext:value-type="time">
            <text:p>18:29</text:p>
          </table:table-cell>
          <table:table-cell office:value-type="float" office:value="85668.2" calcext:value-type="float">
            <text:p>85668.2</text:p>
          </table:table-cell>
          <table:table-cell table:number-columns-repeated="12"/>
        </table:table-row>
        <table:table-row table:style-name="ro2">
          <table:table-cell office:value-type="date" office:date-value="2012-08-07" calcext:value-type="date">
            <text:p>07-Aug-12</text:p>
          </table:table-cell>
          <table:table-cell office:value-type="time" office:time-value="PT18H31M00S" calcext:value-type="time">
            <text:p>18:31</text:p>
          </table:table-cell>
          <table:table-cell office:value-type="float" office:value="85718.3" calcext:value-type="float">
            <text:p>85718.3</text:p>
          </table:table-cell>
          <table:table-cell table:number-columns-repeated="12"/>
        </table:table-row>
        <table:table-row table:style-name="ro2">
          <table:table-cell office:value-type="date" office:date-value="2012-08-08" calcext:value-type="date">
            <text:p>08-Aug-12</text:p>
          </table:table-cell>
          <table:table-cell office:value-type="time" office:time-value="PT07H25M00S" calcext:value-type="time">
            <text:p>07:25</text:p>
          </table:table-cell>
          <table:table-cell office:value-type="float" office:value="85766.2" calcext:value-type="float">
            <text:p>85766.2</text:p>
          </table:table-cell>
          <table:table-cell table:number-columns-repeated="12"/>
        </table:table-row>
        <table:table-row table:style-name="ro2">
          <table:table-cell office:value-type="date" office:date-value="2012-08-08" calcext:value-type="date">
            <text:p>08-Aug-12</text:p>
          </table:table-cell>
          <table:table-cell office:value-type="time" office:time-value="PT19H47M00S" calcext:value-type="time">
            <text:p>19:47</text:p>
          </table:table-cell>
          <table:table-cell office:value-type="float" office:value="85783.6" calcext:value-type="float">
            <text:p>85783.6</text:p>
          </table:table-cell>
          <table:table-cell table:number-columns-repeated="12"/>
        </table:table-row>
        <table:table-row table:style-name="ro2">
          <table:table-cell office:value-type="date" office:date-value="2012-08-10" calcext:value-type="date">
            <text:p>10-Aug-12</text:p>
          </table:table-cell>
          <table:table-cell office:value-type="time" office:time-value="PT07H33M00S" calcext:value-type="time">
            <text:p>07:33</text:p>
          </table:table-cell>
          <table:table-cell office:value-type="float" office:value="85864.3" calcext:value-type="float">
            <text:p>85864.3</text:p>
          </table:table-cell>
          <table:table-cell table:number-columns-repeated="12"/>
        </table:table-row>
        <table:table-row table:style-name="ro2">
          <table:table-cell office:value-type="date" office:date-value="2012-08-10" calcext:value-type="date">
            <text:p>10-Aug-12</text:p>
          </table:table-cell>
          <table:table-cell office:value-type="time" office:time-value="PT16H08M00S" calcext:value-type="time">
            <text:p>16:08</text:p>
          </table:table-cell>
          <table:table-cell office:value-type="float" office:value="85869.4" calcext:value-type="float">
            <text:p>85869.4</text:p>
          </table:table-cell>
          <table:table-cell table:number-columns-repeated="12"/>
        </table:table-row>
        <table:table-row table:style-name="ro2">
          <table:table-cell office:value-type="date" office:date-value="2012-08-13" calcext:value-type="date">
            <text:p>13-Aug-12</text:p>
          </table:table-cell>
          <table:table-cell office:value-type="time" office:time-value="PT07H10M00S" calcext:value-type="time">
            <text:p>07:10</text:p>
          </table:table-cell>
          <table:table-cell office:value-type="float" office:value="86011.9" calcext:value-type="float">
            <text:p>86011.9</text:p>
          </table:table-cell>
          <table:table-cell table:number-columns-repeated="12"/>
        </table:table-row>
        <table:table-row table:style-name="ro2">
          <table:table-cell office:value-type="date" office:date-value="2012-08-13" calcext:value-type="date">
            <text:p>13-Aug-12</text:p>
          </table:table-cell>
          <table:table-cell office:value-type="time" office:time-value="PT18H44M00S" calcext:value-type="time">
            <text:p>18:44</text:p>
          </table:table-cell>
          <table:table-cell office:value-type="float" office:value="86023.6" calcext:value-type="float">
            <text:p>86023.6</text:p>
          </table:table-cell>
          <table:table-cell table:number-columns-repeated="12"/>
        </table:table-row>
        <table:table-row table:style-name="ro2">
          <table:table-cell office:value-type="date" office:date-value="2012-08-29" calcext:value-type="date">
            <text:p>29-Aug-12</text:p>
          </table:table-cell>
          <table:table-cell office:value-type="time" office:time-value="PT07H46M00S" calcext:value-type="time">
            <text:p>07:46</text:p>
          </table:table-cell>
          <table:table-cell office:value-type="float" office:value="86593.5" calcext:value-type="float">
            <text:p>86593.5</text:p>
          </table:table-cell>
          <table:table-cell table:number-columns-repeated="12"/>
        </table:table-row>
        <table:table-row table:style-name="ro2">
          <table:table-cell office:value-type="date" office:date-value="2012-09-04" calcext:value-type="date">
            <text:p>04-Sep-12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86813.2" calcext:value-type="float">
            <text:p>86813.2</text:p>
          </table:table-cell>
          <table:table-cell table:number-columns-repeated="12"/>
        </table:table-row>
        <table:table-row table:style-name="ro2">
          <table:table-cell office:value-type="date" office:date-value="2012-09-04" calcext:value-type="date">
            <text:p>04-Sep-12</text:p>
          </table:table-cell>
          <table:table-cell office:value-type="time" office:time-value="PT18H24M00S" calcext:value-type="time">
            <text:p>18:24</text:p>
          </table:table-cell>
          <table:table-cell office:value-type="float" office:value="86816.2" calcext:value-type="float">
            <text:p>86816.2</text:p>
          </table:table-cell>
          <table:table-cell table:number-columns-repeated="12"/>
        </table:table-row>
        <table:table-row table:style-name="ro2">
          <table:table-cell office:value-type="date" office:date-value="2012-09-05" calcext:value-type="date">
            <text:p>05-Sep-12</text:p>
          </table:table-cell>
          <table:table-cell office:value-type="time" office:time-value="PT07H28M00S" calcext:value-type="time">
            <text:p>07:28</text:p>
          </table:table-cell>
          <table:table-cell office:value-type="float" office:value="86842.8" calcext:value-type="float">
            <text:p>86842.8</text:p>
          </table:table-cell>
          <table:table-cell table:number-columns-repeated="12"/>
        </table:table-row>
        <table:table-row table:style-name="ro2">
          <table:table-cell office:value-type="date" office:date-value="2012-09-06" calcext:value-type="date">
            <text:p>06-Sep-12</text:p>
          </table:table-cell>
          <table:table-cell office:value-type="time" office:time-value="PT07H30M00S" calcext:value-type="time">
            <text:p>07:30</text:p>
          </table:table-cell>
          <table:table-cell office:value-type="float" office:value="86873.9" calcext:value-type="float">
            <text:p>86873.9</text:p>
          </table:table-cell>
          <table:table-cell table:number-columns-repeated="12"/>
        </table:table-row>
        <table:table-row table:style-name="ro2">
          <table:table-cell office:value-type="date" office:date-value="2012-09-10" calcext:value-type="date">
            <text:p>10-Sep-12</text:p>
          </table:table-cell>
          <table:table-cell office:value-type="time" office:time-value="PT07H32M00S" calcext:value-type="time">
            <text:p>07:32</text:p>
          </table:table-cell>
          <table:table-cell office:value-type="float" office:value="87048.4" calcext:value-type="float">
            <text:p>87048.4</text:p>
          </table:table-cell>
          <table:table-cell table:number-columns-repeated="12"/>
        </table:table-row>
        <table:table-row table:style-name="ro2">
          <table:table-cell office:value-type="date" office:date-value="2012-09-17" calcext:value-type="date">
            <text:p>17-Sep-12</text:p>
          </table:table-cell>
          <table:table-cell office:value-type="time" office:time-value="PT07H28M00S" calcext:value-type="time">
            <text:p>07:28</text:p>
          </table:table-cell>
          <table:table-cell office:value-type="float" office:value="87305.3" calcext:value-type="float">
            <text:p>87305.3</text:p>
          </table:table-cell>
          <table:table-cell table:number-columns-repeated="12"/>
        </table:table-row>
        <table:table-row table:style-name="ro2">
          <table:table-cell table:style-name="ce22" office:value-type="date" office:date-value="2012-09-21" calcext:value-type="date">
            <text:p>21-Sep-12</text:p>
          </table:table-cell>
          <table:table-cell table:style-name="ce23" office:value-type="time" office:time-value="PT16H11M00S" calcext:value-type="time">
            <text:p>16:11</text:p>
          </table:table-cell>
          <table:table-cell table:style-name="ce25" office:value-type="float" office:value="87433" calcext:value-type="float">
            <text:p>87433.0</text:p>
          </table:table-cell>
          <table:table-cell table:number-columns-repeated="12"/>
        </table:table-row>
        <table:table-row table:style-name="ro2">
          <table:table-cell office:value-type="date" office:date-value="2012-09-30" calcext:value-type="date">
            <text:p>30-Sep-12</text:p>
          </table:table-cell>
          <table:table-cell office:value-type="time" office:time-value="PT19H02M00S" calcext:value-type="time">
            <text:p>19:02</text:p>
          </table:table-cell>
          <table:table-cell office:value-type="float" office:value="87738.8" calcext:value-type="float">
            <text:p>87738.8</text:p>
          </table:table-cell>
          <table:table-cell table:number-columns-repeated="12"/>
        </table:table-row>
        <table:table-row table:style-name="ro2">
          <table:table-cell office:value-type="date" office:date-value="2012-10-06" calcext:value-type="date">
            <text:p>06-Oct-12</text:p>
          </table:table-cell>
          <table:table-cell office:value-type="time" office:time-value="PT09H14M00S" calcext:value-type="time">
            <text:p>09:14</text:p>
          </table:table-cell>
          <table:table-cell office:value-type="float" office:value="87925.1" calcext:value-type="float">
            <text:p>87925.1</text:p>
          </table:table-cell>
          <table:table-cell table:number-columns-repeated="12"/>
        </table:table-row>
        <table:table-row table:style-name="ro2">
          <table:table-cell office:value-type="date" office:date-value="2012-10-12" calcext:value-type="date">
            <text:p>12-Oct-12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88133.3" calcext:value-type="float">
            <text:p>88133.3</text:p>
          </table:table-cell>
          <table:table-cell table:number-columns-repeated="12"/>
        </table:table-row>
        <table:table-row table:style-name="ro2">
          <table:table-cell office:value-type="date" office:date-value="2012-10-15" calcext:value-type="date">
            <text:p>15-Oct-12</text:p>
          </table:table-cell>
          <table:table-cell office:value-type="time" office:time-value="PT07H32M00S" calcext:value-type="time">
            <text:p>07:32</text:p>
          </table:table-cell>
          <table:table-cell office:value-type="float" office:value="88214.7" calcext:value-type="float">
            <text:p>88214.7</text:p>
          </table:table-cell>
          <table:table-cell table:number-columns-repeated="12"/>
        </table:table-row>
        <table:table-row table:style-name="ro2">
          <table:table-cell office:value-type="date" office:date-value="2012-10-22" calcext:value-type="date">
            <text:p>22-Oct-12</text:p>
          </table:table-cell>
          <table:table-cell office:value-type="time" office:time-value="PT20H46M00S" calcext:value-type="time">
            <text:p>20:46</text:p>
          </table:table-cell>
          <table:table-cell office:value-type="float" office:value="88438.1" calcext:value-type="float">
            <text:p>88438.1</text:p>
          </table:table-cell>
          <table:table-cell table:number-columns-repeated="12"/>
        </table:table-row>
        <table:table-row table:style-name="ro2">
          <table:table-cell office:value-type="date" office:date-value="2012-10-30" calcext:value-type="date">
            <text:p>30-Oct-12</text:p>
          </table:table-cell>
          <table:table-cell office:value-type="time" office:time-value="PT19H06M00S" calcext:value-type="time">
            <text:p>19:06</text:p>
          </table:table-cell>
          <table:table-cell office:value-type="float" office:value="88729.1" calcext:value-type="float">
            <text:p>88729.1</text:p>
          </table:table-cell>
          <table:table-cell table:number-columns-repeated="12"/>
        </table:table-row>
        <table:table-row table:style-name="ro2">
          <table:table-cell office:value-type="date" office:date-value="2012-11-06" calcext:value-type="date">
            <text:p>06-Nov-12</text:p>
          </table:table-cell>
          <table:table-cell office:value-type="time" office:time-value="PT07H39M00S" calcext:value-type="time">
            <text:p>07:39</text:p>
          </table:table-cell>
          <table:table-cell office:value-type="float" office:value="88915.3" calcext:value-type="float">
            <text:p>88915.3</text:p>
          </table:table-cell>
          <table:table-cell table:number-columns-repeated="12"/>
        </table:table-row>
        <table:table-row table:style-name="ro2">
          <table:table-cell office:value-type="date" office:date-value="2012-11-20" calcext:value-type="date">
            <text:p>20-Nov-12</text:p>
          </table:table-cell>
          <table:table-cell office:value-type="time" office:time-value="PT07H29M00S" calcext:value-type="time">
            <text:p>07:29</text:p>
          </table:table-cell>
          <table:table-cell office:value-type="float" office:value="89343.2" calcext:value-type="float">
            <text:p>89343.2</text:p>
          </table:table-cell>
          <table:table-cell table:number-columns-repeated="12"/>
        </table:table-row>
        <table:table-row table:style-name="ro2">
          <table:table-cell office:value-type="date" office:date-value="2012-12-06" calcext:value-type="date">
            <text:p>06-Dec-12</text:p>
          </table:table-cell>
          <table:table-cell office:value-type="time" office:time-value="PT08H14M00S" calcext:value-type="time">
            <text:p>08:14</text:p>
          </table:table-cell>
          <table:table-cell office:value-type="float" office:value="89753.5" calcext:value-type="float">
            <text:p>89753.5</text:p>
          </table:table-cell>
          <table:table-cell table:number-columns-repeated="12"/>
        </table:table-row>
        <table:table-row table:style-name="ro2">
          <table:table-cell office:value-type="date" office:date-value="2012-12-22" calcext:value-type="date">
            <text:p>22-Dec-12</text:p>
          </table:table-cell>
          <table:table-cell office:value-type="time" office:time-value="PT15H47M00S" calcext:value-type="time">
            <text:p>15:47</text:p>
          </table:table-cell>
          <table:table-cell office:value-type="float" office:value="90192" calcext:value-type="float">
            <text:p>90192.0</text:p>
          </table:table-cell>
          <table:table-cell table:number-columns-repeated="12"/>
        </table:table-row>
        <table:table-row table:style-name="ro2">
          <table:table-cell office:value-type="date" office:date-value="2013-01-03" calcext:value-type="date">
            <text:p>03-Jan-13</text:p>
          </table:table-cell>
          <table:table-cell office:value-type="time" office:time-value="PT17H58M00S" calcext:value-type="time">
            <text:p>17:58</text:p>
          </table:table-cell>
          <table:table-cell office:value-type="float" office:value="90344.7" calcext:value-type="float">
            <text:p>90344.7</text:p>
          </table:table-cell>
          <table:table-cell table:number-columns-repeated="12"/>
        </table:table-row>
        <table:table-row table:style-name="ro2">
          <table:table-cell office:value-type="date" office:date-value="2013-01-23" calcext:value-type="date">
            <text:p>23-Jan-13</text:p>
          </table:table-cell>
          <table:table-cell office:value-type="time" office:time-value="PT18H13M00S" calcext:value-type="time">
            <text:p>18:13</text:p>
          </table:table-cell>
          <table:table-cell office:value-type="float" office:value="90894.3" calcext:value-type="float">
            <text:p>90894.3</text:p>
          </table:table-cell>
          <table:table-cell table:number-columns-repeated="12"/>
        </table:table-row>
        <table:table-row table:style-name="ro2">
          <table:table-cell office:value-type="date" office:date-value="2013-02-04" calcext:value-type="date">
            <text:p>04-Feb-13</text:p>
          </table:table-cell>
          <table:table-cell office:value-type="time" office:time-value="PT20H12M00S" calcext:value-type="time">
            <text:p>20:12</text:p>
          </table:table-cell>
          <table:table-cell office:value-type="float" office:value="91231.8" calcext:value-type="float">
            <text:p>91231.8</text:p>
          </table:table-cell>
          <table:table-cell table:number-columns-repeated="12"/>
        </table:table-row>
        <table:table-row table:style-name="ro2">
          <table:table-cell office:value-type="date" office:date-value="2013-02-13" calcext:value-type="date">
            <text:p>13-Feb-13</text:p>
          </table:table-cell>
          <table:table-cell office:value-type="time" office:time-value="PT19H47M00S" calcext:value-type="time">
            <text:p>19:47</text:p>
          </table:table-cell>
          <table:table-cell office:value-type="float" office:value="91502.4" calcext:value-type="float">
            <text:p>91502.4</text:p>
          </table:table-cell>
          <table:table-cell table:number-columns-repeated="12"/>
        </table:table-row>
        <table:table-row table:style-name="ro2">
          <table:table-cell office:value-type="date" office:date-value="2013-02-25" calcext:value-type="date">
            <text:p>25-Feb-13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91861.8" calcext:value-type="float">
            <text:p>91861.8</text:p>
          </table:table-cell>
          <table:table-cell table:number-columns-repeated="12"/>
        </table:table-row>
        <table:table-row table:style-name="ro2">
          <table:table-cell office:value-type="date" office:date-value="2013-03-05" calcext:value-type="date">
            <text:p>05-Mar-13</text:p>
          </table:table-cell>
          <table:table-cell office:value-type="time" office:time-value="PT21H08M00S" calcext:value-type="time">
            <text:p>21:08</text:p>
          </table:table-cell>
          <table:table-cell office:value-type="float" office:value="92098.6" calcext:value-type="float">
            <text:p>92098.6</text:p>
          </table:table-cell>
          <table:table-cell table:number-columns-repeated="12"/>
        </table:table-row>
        <table:table-row table:style-name="ro2">
          <table:table-cell office:value-type="date" office:date-value="2013-03-12" calcext:value-type="date">
            <text:p>12-Mar-13</text:p>
          </table:table-cell>
          <table:table-cell office:value-type="time" office:time-value="PT19H51M00S" calcext:value-type="time">
            <text:p>19:51</text:p>
          </table:table-cell>
          <table:table-cell office:value-type="float" office:value="92311.7" calcext:value-type="float">
            <text:p>92311.7</text:p>
          </table:table-cell>
          <table:table-cell table:number-columns-repeated="12"/>
        </table:table-row>
        <table:table-row table:style-name="ro2">
          <table:table-cell office:value-type="date" office:date-value="2013-03-19" calcext:value-type="date">
            <text:p>19-Mar-13</text:p>
          </table:table-cell>
          <table:table-cell office:value-type="time" office:time-value="PT21H11M00S" calcext:value-type="time">
            <text:p>21:11</text:p>
          </table:table-cell>
          <table:table-cell office:value-type="float" office:value="92561.6" calcext:value-type="float">
            <text:p>92561.6</text:p>
          </table:table-cell>
          <table:table-cell table:number-columns-repeated="12"/>
        </table:table-row>
        <table:table-row table:style-name="ro2">
          <table:table-cell office:value-type="date" office:date-value="2013-03-27" calcext:value-type="date">
            <text:p>27-Mar-13</text:p>
          </table:table-cell>
          <table:table-cell office:value-type="time" office:time-value="PT19H34M00S" calcext:value-type="time">
            <text:p>19:34</text:p>
          </table:table-cell>
          <table:table-cell office:value-type="float" office:value="92797.9" calcext:value-type="float">
            <text:p>92797.9</text:p>
          </table:table-cell>
          <table:table-cell table:number-columns-repeated="12"/>
        </table:table-row>
        <table:table-row table:style-name="ro2">
          <table:table-cell office:value-type="date" office:date-value="2013-04-03" calcext:value-type="date">
            <text:p>03-Apr-13</text:p>
          </table:table-cell>
          <table:table-cell office:value-type="time" office:time-value="PT21H25M00S" calcext:value-type="time">
            <text:p>21:25</text:p>
          </table:table-cell>
          <table:table-cell office:value-type="float" office:value="93029.7" calcext:value-type="float">
            <text:p>93029.7</text:p>
          </table:table-cell>
          <table:table-cell table:number-columns-repeated="12"/>
        </table:table-row>
        <table:table-row table:style-name="ro2">
          <table:table-cell office:value-type="date" office:date-value="2013-04-08" calcext:value-type="date">
            <text:p>08-Apr-13</text:p>
          </table:table-cell>
          <table:table-cell office:value-type="time" office:time-value="PT19H43M00S" calcext:value-type="time">
            <text:p>19:43</text:p>
          </table:table-cell>
          <table:table-cell office:value-type="float" office:value="93222.8" calcext:value-type="float">
            <text:p>93222.8</text:p>
          </table:table-cell>
          <table:table-cell table:number-columns-repeated="12"/>
        </table:table-row>
        <table:table-row table:style-name="ro2">
          <table:table-cell office:value-type="date" office:date-value="2013-04-15" calcext:value-type="date">
            <text:p>15-Apr-13</text:p>
          </table:table-cell>
          <table:table-cell office:value-type="time" office:time-value="PT21H24M00S" calcext:value-type="time">
            <text:p>21:24</text:p>
          </table:table-cell>
          <table:table-cell office:value-type="float" office:value="93485.9" calcext:value-type="float">
            <text:p>93485.9</text:p>
          </table:table-cell>
          <table:table-cell table:number-columns-repeated="12"/>
        </table:table-row>
        <table:table-row table:style-name="ro2">
          <table:table-cell office:value-type="date" office:date-value="2013-04-22" calcext:value-type="date">
            <text:p>22-Apr-13</text:p>
          </table:table-cell>
          <table:table-cell office:value-type="time" office:time-value="PT20H03M00S" calcext:value-type="time">
            <text:p>20:03</text:p>
          </table:table-cell>
          <table:table-cell office:value-type="float" office:value="93718.5" calcext:value-type="float">
            <text:p>93718.5</text:p>
          </table:table-cell>
          <table:table-cell table:number-columns-repeated="12"/>
        </table:table-row>
        <table:table-row table:style-name="ro2">
          <table:table-cell office:value-type="date" office:date-value="2013-04-24" calcext:value-type="date">
            <text:p>24-Apr-13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93794.3" calcext:value-type="float">
            <text:p>93794.3</text:p>
          </table:table-cell>
          <table:table-cell table:number-columns-repeated="12"/>
        </table:table-row>
        <table:table-row table:style-name="ro2">
          <table:table-cell office:value-type="date" office:date-value="2013-05-06" calcext:value-type="date">
            <text:p>06-May-13</text:p>
          </table:table-cell>
          <table:table-cell office:value-type="time" office:time-value="PT20H34M00S" calcext:value-type="time">
            <text:p>20:34</text:p>
          </table:table-cell>
          <table:table-cell office:value-type="float" office:value="94216.8" calcext:value-type="float">
            <text:p>94216.8</text:p>
          </table:table-cell>
          <table:table-cell table:number-columns-repeated="12"/>
        </table:table-row>
        <table:table-row table:style-name="ro2">
          <table:table-cell office:value-type="date" office:date-value="2013-05-13" calcext:value-type="date">
            <text:p>13-May-13</text:p>
          </table:table-cell>
          <table:table-cell office:value-type="time" office:time-value="PT21H38M00S" calcext:value-type="time">
            <text:p>21:38</text:p>
          </table:table-cell>
          <table:table-cell office:value-type="float" office:value="94486.8" calcext:value-type="float">
            <text:p>94486.8</text:p>
          </table:table-cell>
          <table:table-cell table:number-columns-repeated="12"/>
        </table:table-row>
        <table:table-row table:style-name="ro2">
          <table:table-cell office:value-type="date" office:date-value="2013-05-17" calcext:value-type="date">
            <text:p>17-May-13</text:p>
          </table:table-cell>
          <table:table-cell office:value-type="time" office:time-value="PT21H38M00S" calcext:value-type="time">
            <text:p>21:38</text:p>
          </table:table-cell>
          <table:table-cell office:value-type="float" office:value="94647.7" calcext:value-type="float">
            <text:p>94647.7</text:p>
          </table:table-cell>
          <table:table-cell table:number-columns-repeated="12"/>
        </table:table-row>
        <table:table-row table:style-name="ro2">
          <table:table-cell office:value-type="date" office:date-value="2013-05-20" calcext:value-type="date">
            <text:p>20-May-13</text:p>
          </table:table-cell>
          <table:table-cell office:value-type="time" office:time-value="PT21H32M00S" calcext:value-type="time">
            <text:p>21:32</text:p>
          </table:table-cell>
          <table:table-cell office:value-type="float" office:value="94777.1" calcext:value-type="float">
            <text:p>94777.1</text:p>
          </table:table-cell>
          <table:table-cell table:number-columns-repeated="12"/>
        </table:table-row>
        <table:table-row table:style-name="ro2">
          <table:table-cell office:value-type="date" office:date-value="2013-05-21" calcext:value-type="date">
            <text:p>21-May-13</text:p>
          </table:table-cell>
          <table:table-cell office:value-type="time" office:time-value="PT19H16M00S" calcext:value-type="time">
            <text:p>19:16</text:p>
          </table:table-cell>
          <table:table-cell office:value-type="float" office:value="94819.4" calcext:value-type="float">
            <text:p>94819.4</text:p>
          </table:table-cell>
          <table:table-cell table:number-columns-repeated="12"/>
        </table:table-row>
        <table:table-row table:style-name="ro2">
          <table:table-cell office:value-type="date" office:date-value="2013-06-03" calcext:value-type="date">
            <text:p>03-Jun-13</text:p>
          </table:table-cell>
          <table:table-cell office:value-type="time" office:time-value="PT19H21M00S" calcext:value-type="time">
            <text:p>19:21</text:p>
          </table:table-cell>
          <table:table-cell office:value-type="float" office:value="95387.7" calcext:value-type="float">
            <text:p>95387.7</text:p>
          </table:table-cell>
          <table:table-cell table:number-columns-repeated="12"/>
        </table:table-row>
        <table:table-row table:style-name="ro2">
          <table:table-cell office:value-type="date" office:date-value="2013-06-18" calcext:value-type="date">
            <text:p>18-Jun-13</text:p>
          </table:table-cell>
          <table:table-cell office:value-type="time" office:time-value="PT19H12M00S" calcext:value-type="time">
            <text:p>19:12</text:p>
          </table:table-cell>
          <table:table-cell office:value-type="float" office:value="96069.9" calcext:value-type="float">
            <text:p>96069.9</text:p>
          </table:table-cell>
          <table:table-cell table:number-columns-repeated="12"/>
        </table:table-row>
        <table:table-row table:style-name="ro2">
          <table:table-cell office:value-type="date" office:date-value="2013-06-24" calcext:value-type="date">
            <text:p>24-Jun-13</text:p>
          </table:table-cell>
          <table:table-cell office:value-type="time" office:time-value="PT17H46M00S" calcext:value-type="time">
            <text:p>17:46</text:p>
          </table:table-cell>
          <table:table-cell office:value-type="float" office:value="96317.4" calcext:value-type="float">
            <text:p>96317.4</text:p>
          </table:table-cell>
          <table:table-cell table:number-columns-repeated="12"/>
        </table:table-row>
        <table:table-row table:style-name="ro2">
          <table:table-cell office:value-type="date" office:date-value="2013-07-01" calcext:value-type="date">
            <text:p>01-Jul-13</text:p>
          </table:table-cell>
          <table:table-cell office:value-type="time" office:time-value="PT18H09M00S" calcext:value-type="time">
            <text:p>18:09</text:p>
          </table:table-cell>
          <table:table-cell table:number-columns-repeated="13"/>
        </table:table-row>
        <table:table-row table:style-name="ro2">
          <table:table-cell office:value-type="date" office:date-value="2013-07-02" calcext:value-type="date">
            <text:p>02-Jul-13</text:p>
          </table:table-cell>
          <table:table-cell office:value-type="time" office:time-value="PT17H25M00S" calcext:value-type="time">
            <text:p>17:25</text:p>
          </table:table-cell>
          <table:table-cell office:value-type="float" office:value="96770.8" calcext:value-type="float">
            <text:p>96770.8</text:p>
          </table:table-cell>
          <table:table-cell table:number-columns-repeated="12"/>
        </table:table-row>
        <table:table-row table:style-name="ro2">
          <table:table-cell office:value-type="date" office:date-value="2013-07-10" calcext:value-type="date">
            <text:p>10-Jul-13</text:p>
          </table:table-cell>
          <table:table-cell office:value-type="time" office:time-value="PT18H05M00S" calcext:value-type="time">
            <text:p>18:05</text:p>
          </table:table-cell>
          <table:table-cell office:value-type="float" office:value="97166.8" calcext:value-type="float">
            <text:p>97166.8</text:p>
          </table:table-cell>
          <table:table-cell table:number-columns-repeated="12"/>
        </table:table-row>
        <table:table-row table:style-name="ro2">
          <table:table-cell office:value-type="date" office:date-value="2013-07-16" calcext:value-type="date">
            <text:p>16-Jul-13</text:p>
          </table:table-cell>
          <table:table-cell office:value-type="time" office:time-value="PT18H04M00S" calcext:value-type="time">
            <text:p>18:04</text:p>
          </table:table-cell>
          <table:table-cell office:value-type="float" office:value="97542.6" calcext:value-type="float">
            <text:p>97542.6</text:p>
          </table:table-cell>
          <table:table-cell table:number-columns-repeated="12"/>
        </table:table-row>
        <table:table-row table:style-name="ro2">
          <table:table-cell office:value-type="date" office:date-value="2013-08-01" calcext:value-type="date">
            <text:p>01-Aug-13</text:p>
          </table:table-cell>
          <table:table-cell office:value-type="time" office:time-value="PT18H58M00S" calcext:value-type="time">
            <text:p>18:58</text:p>
          </table:table-cell>
          <table:table-cell office:value-type="float" office:value="98376.1" calcext:value-type="float">
            <text:p>98376.1</text:p>
          </table:table-cell>
          <table:table-cell table:number-columns-repeated="12"/>
        </table:table-row>
        <table:table-row table:style-name="ro2">
          <table:table-cell office:value-type="date" office:date-value="2013-08-05" calcext:value-type="date">
            <text:p>05-Aug-13</text:p>
          </table:table-cell>
          <table:table-cell office:value-type="time" office:time-value="PT23H23M00S" calcext:value-type="time">
            <text:p>23:23</text:p>
          </table:table-cell>
          <table:table-cell office:value-type="float" office:value="98644.9" calcext:value-type="float">
            <text:p>98644.9</text:p>
          </table:table-cell>
          <table:table-cell table:number-columns-repeated="12"/>
        </table:table-row>
        <table:table-row table:style-name="ro2">
          <table:table-cell office:value-type="date" office:date-value="2013-08-08" calcext:value-type="date">
            <text:p>08-Aug-13</text:p>
          </table:table-cell>
          <table:table-cell office:value-type="time" office:time-value="PT16H32M00S" calcext:value-type="time">
            <text:p>16:32</text:p>
          </table:table-cell>
          <table:table-cell office:value-type="float" office:value="98785.6" calcext:value-type="float">
            <text:p>98785.6</text:p>
          </table:table-cell>
          <table:table-cell table:number-columns-repeated="12"/>
        </table:table-row>
        <table:table-row table:style-name="ro2">
          <table:table-cell office:value-type="date" office:date-value="2013-08-13" calcext:value-type="date">
            <text:p>13-Aug-13</text:p>
          </table:table-cell>
          <table:table-cell office:value-type="time" office:time-value="PT18H41M00S" calcext:value-type="time">
            <text:p>18:41</text:p>
          </table:table-cell>
          <table:table-cell office:value-type="float" office:value="99036.1" calcext:value-type="float">
            <text:p>99036.1</text:p>
          </table:table-cell>
          <table:table-cell table:number-columns-repeated="12"/>
        </table:table-row>
        <table:table-row table:style-name="ro2">
          <table:table-cell office:value-type="date" office:date-value="2013-08-20" calcext:value-type="date">
            <text:p>20-Aug-13</text:p>
          </table:table-cell>
          <table:table-cell office:value-type="time" office:time-value="PT21H53M00S" calcext:value-type="time">
            <text:p>21:53</text:p>
          </table:table-cell>
          <table:table-cell office:value-type="float" office:value="99389.5" calcext:value-type="float">
            <text:p>99389.5</text:p>
          </table:table-cell>
          <table:table-cell table:number-columns-repeated="12"/>
        </table:table-row>
        <table:table-row table:style-name="ro2">
          <table:table-cell office:value-type="date" office:date-value="2013-08-24" calcext:value-type="date">
            <text:p>24-Aug-13</text:p>
          </table:table-cell>
          <table:table-cell office:value-type="time" office:time-value="PT16H24M00S" calcext:value-type="time">
            <text:p>16:24</text:p>
          </table:table-cell>
          <table:table-cell office:value-type="float" office:value="99562.5" calcext:value-type="float">
            <text:p>99562.5</text:p>
          </table:table-cell>
          <table:table-cell table:number-columns-repeated="12"/>
        </table:table-row>
        <table:table-row table:style-name="ro2">
          <table:table-cell office:value-type="date" office:date-value="2013-08-27" calcext:value-type="date">
            <text:p>27-Aug-13</text:p>
          </table:table-cell>
          <table:table-cell office:value-type="time" office:time-value="PT22H12M00S" calcext:value-type="time">
            <text:p>22:12</text:p>
          </table:table-cell>
          <table:table-cell office:value-type="float" office:value="99708.7" calcext:value-type="float">
            <text:p>99708.7</text:p>
          </table:table-cell>
          <table:table-cell table:number-columns-repeated="12"/>
        </table:table-row>
        <table:table-row table:style-name="ro2">
          <table:table-cell office:value-type="date" office:date-value="2013-09-02" calcext:value-type="date">
            <text:p>02-Sep-13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99944.2" calcext:value-type="float">
            <text:p>99944.2</text:p>
          </table:table-cell>
          <table:table-cell table:number-columns-repeated="12"/>
        </table:table-row>
        <table:table-row table:style-name="ro2">
          <table:table-cell office:value-type="date" office:date-value="2013-09-11" calcext:value-type="date">
            <text:p>11-Sep-13</text:p>
          </table:table-cell>
          <table:table-cell office:value-type="time" office:time-value="PT19H37M00S" calcext:value-type="time">
            <text:p>19:37</text:p>
          </table:table-cell>
          <table:table-cell office:value-type="float" office:value="100309.6" calcext:value-type="float">
            <text:p>100309.6</text:p>
          </table:table-cell>
          <table:table-cell table:number-columns-repeated="12"/>
        </table:table-row>
        <table:table-row table:style-name="ro2">
          <table:table-cell office:value-type="date" office:date-value="2013-09-17" calcext:value-type="date">
            <text:p>17-Sep-13</text:p>
          </table:table-cell>
          <table:table-cell office:value-type="time" office:time-value="PT19H35M00S" calcext:value-type="time">
            <text:p>19:35</text:p>
          </table:table-cell>
          <table:table-cell office:value-type="float" office:value="100534.8" calcext:value-type="float">
            <text:p>100534.8</text:p>
          </table:table-cell>
          <table:table-cell table:number-columns-repeated="12"/>
        </table:table-row>
        <table:table-row table:style-name="ro2">
          <table:table-cell office:value-type="date" office:date-value="2013-09-29" calcext:value-type="date">
            <text:p>29-Sep-13</text:p>
          </table:table-cell>
          <table:table-cell office:value-type="time" office:time-value="PT17H28M00S" calcext:value-type="time">
            <text:p>17:28</text:p>
          </table:table-cell>
          <table:table-cell office:value-type="float" office:value="100918.7" calcext:value-type="float">
            <text:p>100918.7</text:p>
          </table:table-cell>
          <table:table-cell table:number-columns-repeated="12"/>
        </table:table-row>
        <table:table-row table:style-name="ro2">
          <table:table-cell office:value-type="date" office:date-value="2013-10-06" calcext:value-type="date">
            <text:p>06-Oct-13</text:p>
          </table:table-cell>
          <table:table-cell office:value-type="time" office:time-value="PT13H54M00S" calcext:value-type="time">
            <text:p>13:54</text:p>
          </table:table-cell>
          <table:table-cell office:value-type="float" office:value="101157.7" calcext:value-type="float">
            <text:p>101157.7</text:p>
          </table:table-cell>
          <table:table-cell table:number-columns-repeated="12"/>
        </table:table-row>
        <table:table-row table:style-name="ro2">
          <table:table-cell office:value-type="date" office:date-value="2013-10-14" calcext:value-type="date">
            <text:p>14-Oct-13</text:p>
          </table:table-cell>
          <table:table-cell office:value-type="time" office:time-value="PT20H18M00S" calcext:value-type="time">
            <text:p>20:18</text:p>
          </table:table-cell>
          <table:table-cell office:value-type="float" office:value="101415.7" calcext:value-type="float">
            <text:p>101415.7</text:p>
          </table:table-cell>
          <table:table-cell table:number-columns-repeated="12"/>
        </table:table-row>
        <table:table-row table:style-name="ro2">
          <table:table-cell office:value-type="date" office:date-value="2013-11-15" calcext:value-type="date">
            <text:p>15-Nov-13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102546.6" calcext:value-type="float">
            <text:p>102546.6</text:p>
          </table:table-cell>
          <table:table-cell table:number-columns-repeated="12"/>
        </table:table-row>
        <table:table-row table:style-name="ro2">
          <table:table-cell office:value-type="date" office:date-value="2013-11-23" calcext:value-type="date">
            <text:p>23-Nov-13</text:p>
          </table:table-cell>
          <table:table-cell office:value-type="time" office:time-value="PT10H17M00S" calcext:value-type="time">
            <text:p>10:17</text:p>
          </table:table-cell>
          <table:table-cell office:value-type="float" office:value="102837.5" calcext:value-type="float">
            <text:p>102837.5</text:p>
          </table:table-cell>
          <table:table-cell table:number-columns-repeated="12"/>
        </table:table-row>
        <table:table-row table:style-name="ro2">
          <table:table-cell office:value-type="date" office:date-value="2013-12-02" calcext:value-type="date">
            <text:p>02-Dec-13</text:p>
          </table:table-cell>
          <table:table-cell office:value-type="time" office:time-value="PT19H24M00S" calcext:value-type="time">
            <text:p>19:24</text:p>
          </table:table-cell>
          <table:table-cell office:value-type="float" office:value="103163.3" calcext:value-type="float">
            <text:p>103163.3</text:p>
          </table:table-cell>
          <table:table-cell table:number-columns-repeated="12"/>
        </table:table-row>
        <table:table-row table:style-name="ro2">
          <table:table-cell office:value-type="date" office:date-value="2014-01-12" calcext:value-type="date">
            <text:p>12-Jan-14</text:p>
          </table:table-cell>
          <table:table-cell office:value-type="time" office:time-value="PT13H27M00S" calcext:value-type="time">
            <text:p>13:27</text:p>
          </table:table-cell>
          <table:table-cell office:value-type="float" office:value="104457.1" calcext:value-type="float">
            <text:p>104457.1</text:p>
          </table:table-cell>
          <table:table-cell table:number-columns-repeated="12"/>
        </table:table-row>
        <table:table-row table:style-name="ro2">
          <table:table-cell office:value-type="date" office:date-value="2014-01-20" calcext:value-type="date">
            <text:p>20-Jan-14</text:p>
          </table:table-cell>
          <table:table-cell office:value-type="time" office:time-value="PT19H16M00S" calcext:value-type="time">
            <text:p>19:16</text:p>
          </table:table-cell>
          <table:table-cell office:value-type="float" office:value="104747.9" calcext:value-type="float">
            <text:p>104747.9</text:p>
          </table:table-cell>
          <table:table-cell table:number-columns-repeated="12"/>
        </table:table-row>
        <table:table-row table:style-name="ro2">
          <table:table-cell office:value-type="date" office:date-value="2014-01-27" calcext:value-type="date">
            <text:p>27-Jan-14</text:p>
          </table:table-cell>
          <table:table-cell office:value-type="time" office:time-value="PT21H18M00S" calcext:value-type="time">
            <text:p>21:18</text:p>
          </table:table-cell>
          <table:table-cell office:value-type="float" office:value="105000.8" calcext:value-type="float">
            <text:p>105000.8</text:p>
          </table:table-cell>
          <table:table-cell table:number-columns-repeated="12"/>
        </table:table-row>
        <table:table-row table:style-name="ro2">
          <table:table-cell office:value-type="date" office:date-value="2014-02-03" calcext:value-type="date">
            <text:p>03-Feb-14</text:p>
          </table:table-cell>
          <table:table-cell office:value-type="time" office:time-value="PT17H45M00S" calcext:value-type="time">
            <text:p>17:45</text:p>
          </table:table-cell>
          <table:table-cell office:value-type="float" office:value="105231" calcext:value-type="float">
            <text:p>105231.0</text:p>
          </table:table-cell>
          <table:table-cell table:number-columns-repeated="12"/>
        </table:table-row>
        <table:table-row table:style-name="ro2">
          <table:table-cell office:value-type="date" office:date-value="2014-02-17" calcext:value-type="date">
            <text:p>17-Feb-14</text:p>
          </table:table-cell>
          <table:table-cell office:value-type="time" office:time-value="PT20H03M00S" calcext:value-type="time">
            <text:p>20:03</text:p>
          </table:table-cell>
          <table:table-cell office:value-type="float" office:value="105742" calcext:value-type="float">
            <text:p>105742.0</text:p>
          </table:table-cell>
          <table:table-cell table:number-columns-repeated="12"/>
        </table:table-row>
        <table:table-row table:style-name="ro2">
          <table:table-cell office:value-type="date" office:date-value="2014-02-26" calcext:value-type="date">
            <text:p>26-Feb-14</text:p>
          </table:table-cell>
          <table:table-cell office:value-type="time" office:time-value="PT22H05M00S" calcext:value-type="time">
            <text:p>22:05</text:p>
          </table:table-cell>
          <table:table-cell office:value-type="float" office:value="106040.7" calcext:value-type="float">
            <text:p>106040.7</text:p>
          </table:table-cell>
          <table:table-cell table:number-columns-repeated="12"/>
        </table:table-row>
        <table:table-row table:style-name="ro2">
          <table:table-cell office:value-type="date" office:date-value="2014-04-24" calcext:value-type="date">
            <text:p>24-Apr-14</text:p>
          </table:table-cell>
          <table:table-cell office:value-type="time" office:time-value="PT17H14M00S" calcext:value-type="time">
            <text:p>17:14</text:p>
          </table:table-cell>
          <table:table-cell office:value-type="float" office:value="108075.6" calcext:value-type="float">
            <text:p>108075.6</text:p>
          </table:table-cell>
          <table:table-cell table:number-columns-repeated="12"/>
        </table:table-row>
        <table:table-row table:style-name="ro2">
          <table:table-cell office:value-type="date" office:date-value="2014-05-08" calcext:value-type="date">
            <text:p>08-May-14</text:p>
          </table:table-cell>
          <table:table-cell office:value-type="time" office:time-value="PT22H02M00S" calcext:value-type="time">
            <text:p>22:02</text:p>
          </table:table-cell>
          <table:table-cell office:value-type="float" office:value="108444" calcext:value-type="float">
            <text:p>108444.0</text:p>
          </table:table-cell>
          <table:table-cell table:number-columns-repeated="12"/>
        </table:table-row>
        <table:table-row table:style-name="ro2">
          <table:table-cell office:value-type="date" office:date-value="2014-05-12" calcext:value-type="date">
            <text:p>12-May-14</text:p>
          </table:table-cell>
          <table:table-cell office:value-type="time" office:time-value="PT17H53M00S" calcext:value-type="time">
            <text:p>17:53</text:p>
          </table:table-cell>
          <table:table-cell office:value-type="float" office:value="108558.5" calcext:value-type="float">
            <text:p>108558.5</text:p>
          </table:table-cell>
          <table:table-cell table:number-columns-repeated="12"/>
        </table:table-row>
        <table:table-row table:style-name="ro2">
          <table:table-cell office:value-type="date" office:date-value="2014-05-21" calcext:value-type="date">
            <text:p>21-May-14</text:p>
          </table:table-cell>
          <table:table-cell office:value-type="time" office:time-value="PT22H11M00S" calcext:value-type="time">
            <text:p>22:11</text:p>
          </table:table-cell>
          <table:table-cell office:value-type="float" office:value="108823.2" calcext:value-type="float">
            <text:p>108823.2</text:p>
          </table:table-cell>
          <table:table-cell table:number-columns-repeated="12"/>
        </table:table-row>
        <table:table-row table:style-name="ro2">
          <table:table-cell office:value-type="date" office:date-value="2014-06-04" calcext:value-type="date">
            <text:p>04-Jun-14</text:p>
          </table:table-cell>
          <table:table-cell office:value-type="time" office:time-value="PT21H05M00S" calcext:value-type="time">
            <text:p>21:05</text:p>
          </table:table-cell>
          <table:table-cell office:value-type="float" office:value="109266.9" calcext:value-type="float">
            <text:p>109266.9</text:p>
          </table:table-cell>
          <table:table-cell table:number-columns-repeated="12"/>
        </table:table-row>
        <table:table-row table:style-name="ro2">
          <table:table-cell office:value-type="date" office:date-value="2014-06-11" calcext:value-type="date">
            <text:p>11-Jun-14</text:p>
          </table:table-cell>
          <table:table-cell office:value-type="time" office:time-value="PT21H11M00S" calcext:value-type="time">
            <text:p>21:11</text:p>
          </table:table-cell>
          <table:table-cell office:value-type="float" office:value="109472" calcext:value-type="float">
            <text:p>109472.0</text:p>
          </table:table-cell>
          <table:table-cell table:number-columns-repeated="12"/>
        </table:table-row>
        <table:table-row table:style-name="ro2">
          <table:table-cell office:value-type="date" office:date-value="2014-07-09" calcext:value-type="date">
            <text:p>09-Jul-14</text:p>
          </table:table-cell>
          <table:table-cell office:value-type="time" office:time-value="PT19H54M00S" calcext:value-type="time">
            <text:p>19:54</text:p>
          </table:table-cell>
          <table:table-cell office:value-type="float" office:value="110490.3" calcext:value-type="float">
            <text:p>110490.3</text:p>
          </table:table-cell>
          <table:table-cell table:number-columns-repeated="12"/>
        </table:table-row>
        <table:table-row table:style-name="ro2">
          <table:table-cell office:value-type="date" office:date-value="2014-07-21" calcext:value-type="date">
            <text:p>21-Jul-14</text:p>
          </table:table-cell>
          <table:table-cell office:value-type="time" office:time-value="PT20H42M00S" calcext:value-type="time">
            <text:p>20:42</text:p>
          </table:table-cell>
          <table:table-cell office:value-type="float" office:value="110898" calcext:value-type="float">
            <text:p>110898.0</text:p>
          </table:table-cell>
          <table:table-cell table:number-columns-repeated="12"/>
        </table:table-row>
        <table:table-row table:style-name="ro2">
          <table:table-cell office:value-type="date" office:date-value="2014-08-20" calcext:value-type="date">
            <text:p>20-Aug-14</text:p>
          </table:table-cell>
          <table:table-cell office:value-type="time" office:time-value="PT19H38M00S" calcext:value-type="time">
            <text:p>19:38</text:p>
          </table:table-cell>
          <table:table-cell office:value-type="float" office:value="111830.3" calcext:value-type="float">
            <text:p>111830.3</text:p>
          </table:table-cell>
          <table:table-cell table:number-columns-repeated="12"/>
        </table:table-row>
        <table:table-row table:style-name="ro2">
          <table:table-cell office:value-type="date" office:date-value="2014-08-26" calcext:value-type="date">
            <text:p>26-Aug-14</text:p>
          </table:table-cell>
          <table:table-cell office:value-type="time" office:time-value="PT19H18M00S" calcext:value-type="time">
            <text:p>19:18</text:p>
          </table:table-cell>
          <table:table-cell office:value-type="float" office:value="111985.9" calcext:value-type="float">
            <text:p>111985.9</text:p>
          </table:table-cell>
          <table:table-cell table:number-columns-repeated="12"/>
        </table:table-row>
        <table:table-row table:style-name="ro2">
          <table:table-cell office:value-type="date" office:date-value="2014-09-03" calcext:value-type="date">
            <text:p>03-Sep-14</text:p>
          </table:table-cell>
          <table:table-cell office:value-type="time" office:time-value="PT19H13M00S" calcext:value-type="time">
            <text:p>19:13</text:p>
          </table:table-cell>
          <table:table-cell office:value-type="float" office:value="112249.7" calcext:value-type="float">
            <text:p>112249.7</text:p>
          </table:table-cell>
          <table:table-cell table:number-columns-repeated="12"/>
        </table:table-row>
        <table:table-row table:style-name="ro2">
          <table:table-cell office:value-type="date" office:date-value="2014-09-09" calcext:value-type="date">
            <text:p>09-Sep-14</text:p>
          </table:table-cell>
          <table:table-cell office:value-type="time" office:time-value="PT18H43M00S" calcext:value-type="time">
            <text:p>18:43</text:p>
          </table:table-cell>
          <table:table-cell office:value-type="float" office:value="112439" calcext:value-type="float">
            <text:p>112439.0</text:p>
          </table:table-cell>
          <table:table-cell table:number-columns-repeated="12"/>
        </table:table-row>
        <table:table-row table:style-name="ro2">
          <table:table-cell office:value-type="date" office:date-value="2014-09-17" calcext:value-type="date">
            <text:p>17-Sep-14</text:p>
          </table:table-cell>
          <table:table-cell office:value-type="time" office:time-value="PT20H22M00S" calcext:value-type="time">
            <text:p>20:22</text:p>
          </table:table-cell>
          <table:table-cell office:value-type="float" office:value="112680.1" calcext:value-type="float">
            <text:p>112680.1</text:p>
          </table:table-cell>
          <table:table-cell table:number-columns-repeated="12"/>
        </table:table-row>
        <table:table-row table:style-name="ro2">
          <table:table-cell office:value-type="date" office:date-value="2014-10-02" calcext:value-type="date">
            <text:p>02-Oct-14</text:p>
          </table:table-cell>
          <table:table-cell office:value-type="time" office:time-value="PT21H51M00S" calcext:value-type="time">
            <text:p>21:51</text:p>
          </table:table-cell>
          <table:table-cell office:value-type="float" office:value="113032.7" calcext:value-type="float">
            <text:p>113032.7</text:p>
          </table:table-cell>
          <table:table-cell table:number-columns-repeated="12"/>
        </table:table-row>
        <table:table-row table:style-name="ro2">
          <table:table-cell office:value-type="date" office:date-value="2014-10-15" calcext:value-type="date">
            <text:p>15-Oct-14</text:p>
          </table:table-cell>
          <table:table-cell office:value-type="time" office:time-value="PT21H48M00S" calcext:value-type="time">
            <text:p>21:48</text:p>
          </table:table-cell>
          <table:table-cell office:value-type="float" office:value="113394.9" calcext:value-type="float">
            <text:p>113394.9</text:p>
          </table:table-cell>
          <table:table-cell table:number-columns-repeated="12"/>
        </table:table-row>
        <table:table-row table:style-name="ro2">
          <table:table-cell office:value-type="date" office:date-value="2014-10-29" calcext:value-type="date">
            <text:p>29-Oct-14</text:p>
          </table:table-cell>
          <table:table-cell office:value-type="time" office:time-value="PT22H03M00S" calcext:value-type="time">
            <text:p>22:03</text:p>
          </table:table-cell>
          <table:table-cell office:value-type="float" office:value="113807.6" calcext:value-type="float">
            <text:p>113807.6</text:p>
          </table:table-cell>
          <table:table-cell table:number-columns-repeated="12"/>
        </table:table-row>
        <table:table-row table:style-name="ro2">
          <table:table-cell office:value-type="date" office:date-value="2014-11-14" calcext:value-type="date">
            <text:p>14-Nov-14</text:p>
          </table:table-cell>
          <table:table-cell office:value-type="time" office:time-value="PT19H07M00S" calcext:value-type="time">
            <text:p>19:07</text:p>
          </table:table-cell>
          <table:table-cell office:value-type="float" office:value="114147.6" calcext:value-type="float">
            <text:p>114147.6</text:p>
          </table:table-cell>
          <table:table-cell table:number-columns-repeated="12"/>
        </table:table-row>
        <table:table-row table:style-name="ro2">
          <table:table-cell office:value-type="date" office:date-value="2014-12-11" calcext:value-type="date">
            <text:p>11-Dec-14</text:p>
          </table:table-cell>
          <table:table-cell office:value-type="time" office:time-value="PT00H02M00S" calcext:value-type="time">
            <text:p>00:02</text:p>
          </table:table-cell>
          <table:table-cell office:value-type="float" office:value="114881.9" calcext:value-type="float">
            <text:p>114881.9</text:p>
          </table:table-cell>
          <table:table-cell table:number-columns-repeated="12"/>
        </table:table-row>
        <table:table-row table:style-name="ro2">
          <table:table-cell office:value-type="date" office:date-value="2014-12-21" calcext:value-type="date">
            <text:p>21-Dec-14</text:p>
          </table:table-cell>
          <table:table-cell office:value-type="time" office:time-value="PT10H56M00S" calcext:value-type="time">
            <text:p>10:56</text:p>
          </table:table-cell>
          <table:table-cell office:value-type="float" office:value="115158.3" calcext:value-type="float">
            <text:p>115158.3</text:p>
          </table:table-cell>
          <table:table-cell table:number-columns-repeated="12"/>
        </table:table-row>
        <table:table-row table:style-name="ro2">
          <table:table-cell office:value-type="date" office:date-value="2015-01-01" calcext:value-type="date">
            <text:p>01-Jan-15</text:p>
          </table:table-cell>
          <table:table-cell office:value-type="time" office:time-value="PT08H32M00S" calcext:value-type="time">
            <text:p>08:32</text:p>
          </table:table-cell>
          <table:table-cell office:value-type="float" office:value="115281.4" calcext:value-type="float">
            <text:p>115281.4</text:p>
          </table:table-cell>
          <table:table-cell table:number-columns-repeated="12"/>
        </table:table-row>
        <table:table-row table:style-name="ro2">
          <table:table-cell office:value-type="date" office:date-value="2015-01-07" calcext:value-type="date">
            <text:p>07-Jan-15</text:p>
          </table:table-cell>
          <table:table-cell office:value-type="time" office:time-value="PT23H38M00S" calcext:value-type="time">
            <text:p>23:38</text:p>
          </table:table-cell>
          <table:table-cell office:value-type="float" office:value="115453.5" calcext:value-type="float">
            <text:p>115453.5</text:p>
          </table:table-cell>
          <table:table-cell table:number-columns-repeated="12"/>
        </table:table-row>
        <table:table-row table:style-name="ro2">
          <table:table-cell office:value-type="date" office:date-value="2015-01-27" calcext:value-type="date">
            <text:p>27-Jan-15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15971.3" calcext:value-type="float">
            <text:p>115971.3</text:p>
          </table:table-cell>
          <table:table-cell table:number-columns-repeated="12"/>
        </table:table-row>
        <table:table-row table:style-name="ro2">
          <table:table-cell office:value-type="date" office:date-value="2015-02-17" calcext:value-type="date">
            <text:p>17-Feb-15</text:p>
          </table:table-cell>
          <table:table-cell office:value-type="time" office:time-value="PT18H29M00S" calcext:value-type="time">
            <text:p>18:29</text:p>
          </table:table-cell>
          <table:table-cell office:value-type="float" office:value="116549.8" calcext:value-type="float">
            <text:p>116549.8</text:p>
          </table:table-cell>
          <table:table-cell table:number-columns-repeated="12"/>
        </table:table-row>
        <table:table-row table:style-name="ro2">
          <table:table-cell office:value-type="date" office:date-value="2015-02-25" calcext:value-type="date">
            <text:p>25-Feb-15</text:p>
          </table:table-cell>
          <table:table-cell office:value-type="time" office:time-value="PT19H34M00S" calcext:value-type="time">
            <text:p>19:34</text:p>
          </table:table-cell>
          <table:table-cell office:value-type="float" office:value="116734.4" calcext:value-type="float">
            <text:p>116734.4</text:p>
          </table:table-cell>
          <table:table-cell table:number-columns-repeated="12"/>
        </table:table-row>
        <table:table-row table:style-name="ro2">
          <table:table-cell office:value-type="date" office:date-value="2015-03-27" calcext:value-type="date">
            <text:p>27-Mar-15</text:p>
          </table:table-cell>
          <table:table-cell office:value-type="time" office:time-value="PT14H45M00S" calcext:value-type="time">
            <text:p>14:45</text:p>
          </table:table-cell>
          <table:table-cell office:value-type="float" office:value="117515.7" calcext:value-type="float">
            <text:p>117515.7</text:p>
          </table:table-cell>
          <table:table-cell table:number-columns-repeated="12"/>
        </table:table-row>
        <table:table-row table:style-name="ro2">
          <table:table-cell office:value-type="date" office:date-value="2015-05-13" calcext:value-type="date">
            <text:p>13-May-15</text:p>
          </table:table-cell>
          <table:table-cell office:value-type="time" office:time-value="PT18H50M00S" calcext:value-type="time">
            <text:p>18:50</text:p>
          </table:table-cell>
          <table:table-cell office:value-type="float" office:value="118782.5" calcext:value-type="float">
            <text:p>118782.5</text:p>
          </table:table-cell>
          <table:table-cell table:number-columns-repeated="12"/>
        </table:table-row>
        <table:table-row table:style-name="ro2">
          <table:table-cell office:value-type="date" office:date-value="2015-06-04" calcext:value-type="date">
            <text:p>04-Jun-15</text:p>
          </table:table-cell>
          <table:table-cell office:value-type="time" office:time-value="PT22H12M00S" calcext:value-type="time">
            <text:p>22:12</text:p>
          </table:table-cell>
          <table:table-cell office:value-type="float" office:value="119364.3" calcext:value-type="float">
            <text:p>119364.3</text:p>
          </table:table-cell>
          <table:table-cell table:number-columns-repeated="12"/>
        </table:table-row>
        <table:table-row table:style-name="ro2">
          <table:table-cell office:value-type="date" office:date-value="2015-06-15" calcext:value-type="date">
            <text:p>15-Jun-15</text:p>
          </table:table-cell>
          <table:table-cell office:value-type="time" office:time-value="PT12H03M00S" calcext:value-type="time">
            <text:p>12:03</text:p>
          </table:table-cell>
          <table:table-cell office:value-type="float" office:value="119691.7" calcext:value-type="float">
            <text:p>119691.7</text:p>
          </table:table-cell>
          <table:table-cell table:number-columns-repeated="12"/>
        </table:table-row>
        <table:table-row table:style-name="ro2">
          <table:table-cell office:value-type="date" office:date-value="2015-06-16" calcext:value-type="date">
            <text:p>16-Jun-15</text:p>
          </table:table-cell>
          <table:table-cell office:value-type="time" office:time-value="PT13H19M00S" calcext:value-type="time">
            <text:p>13:19</text:p>
          </table:table-cell>
          <table:table-cell office:value-type="float" office:value="119742.8" calcext:value-type="float">
            <text:p>119742.8</text:p>
          </table:table-cell>
          <table:table-cell table:number-columns-repeated="12"/>
        </table:table-row>
        <table:table-row table:style-name="ro2">
          <table:table-cell office:value-type="date" office:date-value="2015-06-19" calcext:value-type="date">
            <text:p>19-Jun-15</text:p>
          </table:table-cell>
          <table:table-cell office:value-type="time" office:time-value="PT14H02M00S" calcext:value-type="time">
            <text:p>14:02</text:p>
          </table:table-cell>
          <table:table-cell office:value-type="float" office:value="119766.8" calcext:value-type="float">
            <text:p>119766.8</text:p>
          </table:table-cell>
          <table:table-cell table:number-columns-repeated="12"/>
        </table:table-row>
        <table:table-row table:style-name="ro2">
          <table:table-cell office:value-type="date" office:date-value="2015-07-16" calcext:value-type="date">
            <text:p>16-Jul-15</text:p>
          </table:table-cell>
          <table:table-cell office:value-type="time" office:time-value="PT18H28M00S" calcext:value-type="time">
            <text:p>18:28</text:p>
          </table:table-cell>
          <table:table-cell office:value-type="float" office:value="120671.5" calcext:value-type="float">
            <text:p>120671.5</text:p>
          </table:table-cell>
          <table:table-cell table:number-columns-repeated="12"/>
        </table:table-row>
        <table:table-row table:style-name="ro2">
          <table:table-cell office:value-type="date" office:date-value="2015-08-13" calcext:value-type="date">
            <text:p>13-Aug-15</text:p>
          </table:table-cell>
          <table:table-cell office:value-type="time" office:time-value="PT17H37M00S" calcext:value-type="time">
            <text:p>17:37</text:p>
          </table:table-cell>
          <table:table-cell office:value-type="float" office:value="121560.2" calcext:value-type="float">
            <text:p>121560.2</text:p>
          </table:table-cell>
          <table:table-cell table:number-columns-repeated="12"/>
        </table:table-row>
        <table:table-row table:style-name="ro2">
          <table:table-cell office:value-type="date" office:date-value="2015-08-20" calcext:value-type="date">
            <text:p>20-Aug-15</text:p>
          </table:table-cell>
          <table:table-cell office:value-type="time" office:time-value="PT17H43M00S" calcext:value-type="time">
            <text:p>17:43</text:p>
          </table:table-cell>
          <table:table-cell office:value-type="float" office:value="121765.7" calcext:value-type="float">
            <text:p>121765.7</text:p>
          </table:table-cell>
          <table:table-cell table:number-columns-repeated="12"/>
        </table:table-row>
        <table:table-row table:style-name="ro2">
          <table:table-cell office:value-type="date" office:date-value="2015-09-09" calcext:value-type="date">
            <text:p>09-Sep-15</text:p>
          </table:table-cell>
          <table:table-cell office:value-type="time" office:time-value="PT19H29M00S" calcext:value-type="time">
            <text:p>19:29</text:p>
          </table:table-cell>
          <table:table-cell office:value-type="float" office:value="122302.1" calcext:value-type="float">
            <text:p>122302.1</text:p>
          </table:table-cell>
          <table:table-cell table:number-columns-repeated="12"/>
        </table:table-row>
        <table:table-row table:style-name="ro2">
          <table:table-cell office:value-type="date" office:date-value="2016-02-24" calcext:value-type="date">
            <text:p>24-Feb-16</text:p>
          </table:table-cell>
          <table:table-cell office:value-type="time" office:time-value="PT19H29M00S" calcext:value-type="time">
            <text:p>19:29</text:p>
          </table:table-cell>
          <table:table-cell office:value-type="float" office:value="126447.6" calcext:value-type="float">
            <text:p>126447.6</text:p>
          </table:table-cell>
          <table:table-cell table:number-columns-repeated="12"/>
        </table:table-row>
        <table:table-row table:style-name="ro2">
          <table:table-cell office:value-type="date" office:date-value="2016-03-18" calcext:value-type="date">
            <text:p>18-Mar-16</text:p>
          </table:table-cell>
          <table:table-cell office:value-type="time" office:time-value="PT19H05M00S" calcext:value-type="time">
            <text:p>19:05</text:p>
          </table:table-cell>
          <table:table-cell office:value-type="float" office:value="127804.1" calcext:value-type="float">
            <text:p>127804.1</text:p>
          </table:table-cell>
          <table:table-cell table:number-columns-repeated="12"/>
        </table:table-row>
        <table:table-row table:style-name="ro2">
          <table:table-cell office:value-type="date" office:date-value="2016-05-03" calcext:value-type="date">
            <text:p>03-May-16</text:p>
          </table:table-cell>
          <table:table-cell office:value-type="time" office:time-value="PT17H37M00S" calcext:value-type="time">
            <text:p>17:37</text:p>
          </table:table-cell>
          <table:table-cell office:value-type="float" office:value="128160.9" calcext:value-type="float">
            <text:p>128160.9</text:p>
          </table:table-cell>
          <table:table-cell table:number-columns-repeated="12"/>
        </table:table-row>
        <table:table-row table:style-name="ro2">
          <table:table-cell office:value-type="date" office:date-value="2016-06-03" calcext:value-type="date">
            <text:p>03-Jun-16</text:p>
          </table:table-cell>
          <table:table-cell office:value-type="time" office:time-value="PT16H51M00S" calcext:value-type="time">
            <text:p>16:51</text:p>
          </table:table-cell>
          <table:table-cell office:value-type="float" office:value="128979.9" calcext:value-type="float">
            <text:p>128979.9</text:p>
          </table:table-cell>
          <table:table-cell table:number-columns-repeated="12"/>
        </table:table-row>
        <table:table-row table:style-name="ro2">
          <table:table-cell office:value-type="date" office:date-value="2016-09-01" calcext:value-type="date">
            <text:p>01-Sep-16</text:p>
          </table:table-cell>
          <table:table-cell office:value-type="time" office:time-value="PT19H10M00S" calcext:value-type="time">
            <text:p>19:10</text:p>
          </table:table-cell>
          <table:table-cell office:value-type="float" office:value="131455.5" calcext:value-type="float">
            <text:p>131455.5</text:p>
          </table:table-cell>
          <table:table-cell table:number-columns-repeated="12"/>
        </table:table-row>
        <table:table-row table:style-name="ro2">
          <table:table-cell office:value-type="date" office:date-value="2016-09-08" calcext:value-type="date">
            <text:p>08-Sep-16</text:p>
          </table:table-cell>
          <table:table-cell office:value-type="time" office:time-value="PT17H46M00S" calcext:value-type="time">
            <text:p>17:46</text:p>
          </table:table-cell>
          <table:table-cell office:value-type="float" office:value="131577.3" calcext:value-type="float">
            <text:p>131577.3</text:p>
          </table:table-cell>
          <table:table-cell table:number-columns-repeated="12"/>
        </table:table-row>
        <table:table-row table:style-name="ro2">
          <table:table-cell office:value-type="date" office:date-value="2018-01-19" calcext:value-type="date">
            <text:p>19-Jan-18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144697.2" calcext:value-type="float">
            <text:p>144697.2</text:p>
          </table:table-cell>
          <table:table-cell table:number-columns-repeated="12"/>
        </table:table-row>
        <table:table-row table:style-name="ro2">
          <table:table-cell office:value-type="date" office:date-value="2018-02-14" calcext:value-type="date">
            <text:p>14-Feb-18</text:p>
          </table:table-cell>
          <table:table-cell office:value-type="time" office:time-value="PT17H56M00S" calcext:value-type="time">
            <text:p>17:56</text:p>
          </table:table-cell>
          <table:table-cell office:value-type="float" office:value="145387.6" calcext:value-type="float">
            <text:p>145387.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1">
      <number:text>R </number:text>
      <number:number number:decimal-places="2" loext:min-decimal-places="2" number:min-integer-digits="1" number:grouping="true"/>
    </number:number-style>
    <number:percentage-style style:name="N122">
      <number:number number:decimal-places="1" loext:min-decimal-places="1" number:min-integer-digits="1"/>
      <number:text>%</number:text>
    </number:percentage-style>
    <number:currency-style style:name="N123">
      <number:currency-symbol number:language="af" number:country="ZA">R</number:currency-symbol>
      <number:text> </number:text>
      <number:number number:decimal-places="2" loext:min-decimal-places="2" number:min-integer-digits="1" number:grouping="true"/>
    </number:currency-style>
    <number:date-style style:name="N124">
      <number:day number:style="long"/>
      <number:text>-</number:text>
      <number:month number:textual="true"/>
      <number:text>-</number:text>
      <number:year/>
    </number:date-style>
    <number:date-style style:name="N125">
      <number:month number:textual="true"/>
      <number:text>-</number:text>
      <number:year/>
    </number:date-style>
    <number:date-style style:name="N126">
      <number:month number:style="long"/>
      <number:text>/</number:text>
      <number:day number:style="long"/>
      <number:text>/</number:text>
      <number:year/>
    </number:date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number-style style:name="N129">
      <number:text>R </number:text>
      <number:number number:decimal-places="0" loext:min-decimal-places="0" number:min-integer-digits="1" number:grouping="true"/>
    </number:number-style>
    <number:number-style style:name="N130P0" style:volatile="true">
      <number:text>R </number:text>
      <number:number number:decimal-places="0" loext:min-decimal-places="0" number:min-integer-digits="1" number:grouping="true"/>
    </number:number-style>
    <number:number-style style:name="N130">
      <number:text>R 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text>R </number:text>
      <number:number number:decimal-places="0" loext:min-decimal-places="0" number:min-integer-digits="1" number:grouping="true"/>
    </number:number-style>
    <number:number-style style:name="N131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text>R </number:text>
      <number:number number:decimal-places="2" loext:min-decimal-places="2" number:min-integer-digits="1" number:grouping="true"/>
    </number:number-style>
    <number:number-style style:name="N132">
      <number:text>R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text>R </number:text>
      <number:number number:decimal-places="2" loext:min-decimal-places="2" number:min-integer-digits="1" number:grouping="true"/>
    </number:number-style>
    <number:number-style style:name="N133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 </number:text>
      <number:number number:decimal-places="0" loext:min-decimal-places="0" number:min-integer-digits="1" number:grouping="true"/>
      <number:text> </number:text>
    </number:number-style>
    <number:number-style style:name="N141P1" style:volatile="true">
      <number:text> R -</number:text>
      <number:number number:decimal-places="0" loext:min-decimal-places="0" number:min-integer-digits="1" number:grouping="true"/>
      <number:text> </number:text>
    </number:number-style>
    <number:number-style style:name="N141P2" style:volatile="true">
      <number:text> R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R </number:text>
      <number:number number:decimal-places="2" loext:min-decimal-places="2" number:min-integer-digits="1" number:grouping="true"/>
      <number:text> </number:text>
    </number:number-style>
    <number:number-style style:name="N149P1" style:volatile="true">
      <number:text> R -</number:text>
      <number:number number:decimal-places="2" loext:min-decimal-places="2" number:min-integer-digits="1" number:grouping="true"/>
      <number:text> </number:text>
    </number:number-style>
    <number:number-style style:name="N149P2" style:volatile="true">
      <number:text> R 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number number:decimal-places="9" loext:min-decimal-places="9" number:min-integer-digits="1"/>
    </number:number-style>
    <number:number-style style:name="N151">
      <number:number number:decimal-places="8" loext:min-decimal-places="8" number:min-integer-digits="1"/>
    </number:number-style>
    <number:number-style style:name="N152">
      <number:number number:decimal-places="7" loext:min-decimal-places="7" number:min-integer-digits="1"/>
    </number:number-style>
    <number:number-style style:name="N153">
      <number:number number:decimal-places="6" loext:min-decimal-places="6" number:min-integer-digits="1"/>
    </number:number-style>
    <number:number-style style:name="N154">
      <number:number number:decimal-places="5" loext:min-decimal-places="5" number:min-integer-digits="1"/>
    </number:number-style>
    <number:number-style style:name="N155">
      <number:number number:decimal-places="4" loext:min-decimal-places="4" number:min-integer-digits="1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True</number:text>
    </number:number-style>
    <number:number-style style:name="N159P1" style:volatile="true">
      <number:text>True</number:text>
    </number:number-style>
    <number:number-style style:name="N159">
      <number:text>False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On</number:text>
    </number:number-style>
    <number:number-style style:name="N161P1" style:volatile="true">
      <number:text>On</number:text>
    </number:number-style>
    <number:number-style style:name="N161">
      <number:text>Off</number:text>
      <style:map style:condition="value()&gt;0" style:apply-style-name="N161P0"/>
      <style:map style:condition="value()&lt;0" style:apply-style-name="N161P1"/>
    </number:number-style>
    <number:currency-style style:name="N163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9P0"/>
    </number:number-style>
    <number:number-style style:name="N17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number:text> $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number:text> 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79P2" style:volatile="true">
      <number:text> $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2" loext:min-decimal-places="2" number:min-integer-digits="1" number:grouping="true"/>
      <number:text> </number:text>
    </number:number-style>
    <number:number-style style:name="N18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number:text>-</number:text>
      <number:number number:decimal-places="0" loext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R </number:text>
      <number:number number:decimal-places="0" loext:min-decimal-places="0" number:min-integer-digits="1" number:grouping="true"/>
      <number:text> </number:text>
    </number:number-style>
    <number:number-style style:name="N183">
      <number:text>(R </number:text>
      <number:number number:decimal-places="0" loext:min-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R </number:text>
      <number:number number:decimal-places="0" loext:min-decimal-places="0" number:min-integer-digits="1" number:grouping="true"/>
      <number:text> </number:text>
    </number:number-style>
    <number:number-style style:name="N184">
      <style:text-properties fo:color="#ff0000"/>
      <number:text>(R </number:text>
      <number:number number:decimal-places="0" loext:min-decimal-places="0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text>R </number:text>
      <number:number number:decimal-places="2" loext:min-decimal-places="2" number:min-integer-digits="1" number:grouping="true"/>
      <number:text> </number:text>
    </number:number-style>
    <number:number-style style:name="N186">
      <number:text>(R </number:text>
      <number:number number:decimal-places="2" loext:min-decimal-places="2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R </number:text>
      <number:number number:decimal-places="2" loext:min-decimal-places="2" number:min-integer-digits="1" number:grouping="true"/>
      <number:text> </number:text>
    </number:number-style>
    <number:number-style style:name="N187">
      <style:text-properties fo:color="#ff0000"/>
      <number:text>(R </number:text>
      <number:number number:decimal-places="2" loext:min-decimal-places="2" number:min-integer-digits="1" number:grouping="true"/>
      <number:text>)</number:text>
      <style:map style:condition="value()&gt;=0" style:apply-style-name="N187P0"/>
    </number:number-style>
    <number:number-style style:name="N189P0" style:volatile="true">
      <number:text> R </number:text>
      <number:number number:decimal-places="0" loext:min-decimal-places="0" number:min-integer-digits="1" number:grouping="true"/>
      <number:text> </number:text>
    </number:number-style>
    <number:number-style style:name="N189P1" style:volatile="true">
      <number:text> R 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number:text> R 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 R </number:text>
      <number:number number:decimal-places="2" loext:min-decimal-places="2" number:min-integer-digits="1" number:grouping="true"/>
      <number:text> </number:text>
    </number:number-style>
    <number:number-style style:name="N191P1" style:volatile="true">
      <number:text> R 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number:text> R -</number:text>
      <number:number number:decimal-places="0" loext:min-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92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94P0" style:volatile="true">
      <number:day/>
      <number:text>-</number:text>
      <number:month number:textual="true"/>
      <number:text>-</number:text>
      <number:year number:style="long"/>
    </number:date-style>
    <number:text-style style:name="N194">
      <number:text-content/>
      <style:map style:condition="value()&lt;=1.79769313486232E+308" style:apply-style-name="N194P0"/>
    </number:text-style>
    <number:date-style style:name="N196P0" style:volatile="true">
      <number:day/>
      <number:text>-</number:text>
      <number:month number:textual="true"/>
      <number:text>-</number:text>
      <number:year/>
    </number:date-style>
    <number:text-style style:name="N196">
      <number:text-content/>
      <style:map style:condition="value()&lt;=1.79769313486232E+308" style:apply-style-name="N196P0"/>
    </number:text-style>
    <number:number-style style:name="N198P0" style:volatile="true">
      <number:text/>
    </number:number-style>
    <number:number-style style:name="N198P1" style:volatile="true">
      <number:text/>
    </number:number-style>
    <number:number-style style:name="N198P2" style:volatile="true">
      <number:text/>
    </number:number-style>
    <number:text-style style:name="N198">
      <number:tex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">
      <number:number number:decimal-places="3" loext:min-decimal-places="3" number:min-integer-digits="1"/>
      <number:text> l</number:text>
    </number:number-style>
    <number:number-style style:name="N200">
      <number:text>R </number:text>
      <number:number number:decimal-places="3" loext:min-decimal-places="3" number:min-integer-digits="1" number:grouping="true"/>
    </number:number-style>
    <number:number-style style:name="N201">
      <number:text>R</number:text>
      <number:number number:decimal-places="2" loext:min-decimal-places="2" number:min-integer-digits="1" number:grouping="true"/>
    </number:number-style>
    <number:date-style style:name="N202">
      <number:month/>
      <number:text>/</number:text>
      <number:day/>
    </number:date-style>
    <number:number-style style:name="N203">
      <number:number number:decimal-places="2" loext:min-decimal-places="2" number:min-integer-digits="1"/>
      <number:text>€</number:text>
    </number:number-style>
    <number:percentage-style style:name="N204">
      <number:number number:decimal-places="4" loext:min-decimal-places="4" number:min-integer-digits="1"/>
      <number:text>%</number:text>
    </number:percentage-style>
    <number:number-style style:name="N205">
      <number:number number:decimal-places="1" loext:min-decimal-places="1" number:min-integer-digits="1" number:grouping="true"/>
    </number:number-style>
    <number:percentage-style style:name="N206">
      <number:number number:decimal-places="3" loext:min-decimal-places="3" number:min-integer-digits="1"/>
      <number:text>%</number:text>
    </number:percentage-style>
    <number:date-style style:name="N207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3" loext:min-decimal-places="3" number:min-integer-digits="1" number:grouping="true"/>
    </number:number-style>
    <number:number-style style:name="N209">
      <number:number number:decimal-places="10" loext:min-decimal-places="10" number:min-integer-digits="1"/>
    </number:number-style>
    <number:number-style style:name="N210">
      <number:number number:decimal-places="11" loext:min-decimal-places="11" number:min-integer-digits="1"/>
    </number:number-style>
    <number:date-style style:name="N211">
      <number:month number:textual="true"/>
      <number:text>-</number:text>
      <number:year number:style="long"/>
    </number:date-style>
    <number:number-style style:name="N212">
      <number:number number:decimal-places="12" loext:min-decimal-places="12" number:min-integer-digits="1"/>
    </number:number-style>
    <number:number-style style:name="N213">
      <number:number number:decimal-places="13" loext:min-decimal-places="13" number:min-integer-digits="1"/>
    </number:number-style>
    <number:number-style style:name="N214">
      <number:number number:decimal-places="14" loext:min-decimal-places="14" number:min-integer-digits="1"/>
    </number:number-style>
    <number:number-style style:name="N215">
      <number:number number:decimal-places="15" loext:min-decimal-places="15" number:min-integer-digits="1"/>
    </number:number-style>
    <number:number-style style:name="N216">
      <number:number number:decimal-places="16" loext:min-decimal-places="16" number:min-integer-digits="1"/>
    </number:number-style>
    <number:number-style style:name="N218P0" style:volatile="true">
      <number:text>R</number:text>
      <number:number number:decimal-places="0" loext:min-decimal-places="0" number:min-integer-digits="1" number:grouping="true"/>
    </number:number-style>
    <number:number-style style:name="N218">
      <number:text>-R</number:text>
      <number:number number:decimal-places="0" loext:min-decimal-places="0" number:min-integer-digits="1" number:grouping="true"/>
      <style:map style:condition="value()&gt;=0" style:apply-style-name="N218P0"/>
    </number:number-style>
    <number:number-style style:name="N219P0" style:volatile="true">
      <number:text>R</number:text>
      <number:number number:decimal-places="0" loext:min-decimal-places="0" number:min-integer-digits="1" number:grouping="true"/>
    </number:number-style>
    <number:number-style style:name="N219">
      <style:text-properties fo:color="#ff0000"/>
      <number:text>-R</number:text>
      <number:number number:decimal-places="0" loext:min-decimal-places="0" number:min-integer-digits="1" number:grouping="true"/>
      <style:map style:condition="value()&gt;=0" style:apply-style-name="N219P0"/>
    </number:number-style>
    <number:number-style style:name="N220P0" style:volatile="true">
      <number:text>R</number:text>
      <number:number number:decimal-places="2" loext:min-decimal-places="2" number:min-integer-digits="1" number:grouping="true"/>
    </number:number-style>
    <number:number-style style:name="N220">
      <number:text>-R</number:text>
      <number:number number:decimal-places="2" loext:min-decimal-places="2" number:min-integer-digits="1" number:grouping="true"/>
      <style:map style:condition="value()&gt;=0" style:apply-style-name="N220P0"/>
    </number:number-style>
    <number:number-style style:name="N221P0" style:volatile="true">
      <number:text>R</number:text>
      <number:number number:decimal-places="2" loext:min-decimal-places="2" number:min-integer-digits="1" number:grouping="true"/>
    </number:number-style>
    <number:number-style style:name="N221">
      <style:text-properties fo:color="#ff0000"/>
      <number:text>-R</number:text>
      <number:number number:decimal-places="2" loext:min-decimal-places="2" number:min-integer-digits="1" number:grouping="true"/>
      <style:map style:condition="value()&gt;=0" style:apply-style-name="N221P0"/>
    </number:number-style>
    <number:number-style style:name="N223P0" style:volatile="true">
      <number:number number:decimal-places="0" loext:min-decimal-places="0" number:min-integer-digits="1" number:grouping="true"/>
      <number:text> </number:text>
    </number:number-style>
    <number:number-style style:name="N223P1" style:volatile="true">
      <number:number number:decimal-places="0" loext:min-decimal-places="0" number:min-integer-digits="1" number:grouping="true"/>
      <number:text> </number:text>
    </number:number-style>
    <number:number-style style:name="N223P2" style:volatile="true">
      <number:text>-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number number:decimal-places="2" loext:min-decimal-places="2" number:min-integer-digits="1" number:grouping="true"/>
      <number:text> </number:text>
    </number:number-style>
    <number:number-style style:name="N224P1" style:volatile="true">
      <number:number number:decimal-places="2" loext:min-decimal-places="2" number:min-integer-digits="1" number:grouping="true"/>
      <number:text> </number:text>
    </number:number-style>
    <number:number-style style:name="N224P2" style:volatile="true">
      <number:text>-</number:text>
      <number:number number:decimal-places="0" loext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scientific-number number:decimal-places="1" loext:min-decimal-places="1" number:min-integer-digits="1" number:min-exponent-digits="1" loext:exponent-interval="1" loext:forced-exponent-sign="true"/>
    </number:number-style>
    <number:date-style style:name="N226">
      <number:month number:style="long"/>
      <number:text>/</number:text>
      <number:day number:style="long"/>
    </number:date-style>
    <number:date-style style:name="N10109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ZA">
      <number:day number:style="long"/>
      <number:text>-</number:text>
      <number:month number:textual="true"/>
    </number:date-style>
    <number:date-style style:name="N10111" number:language="en" number:country="ZA">
      <number:month number:textual="true"/>
      <number:text>-</number:text>
      <number:year/>
    </number:date-style>
    <number:date-style style:name="N10112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4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5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7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8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6">00/00/0000</text:date>, <text:time style:data-style-name="N2" text:time-value="16:50:30.657580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3T15:46:05.506801640</meta:creation-date>
    <dc:date>2022-12-16T18:15:50.342563110</dc:date>
    <meta:editing-duration>P2DT5H57M32S</meta:editing-duration>
    <meta:editing-cycles>68</meta:editing-cycles>
    <meta:generator>LibreOffice/6.0.7.3$Linux_x86 LibreOffice_project/00m0$Build-3</meta:generator>
    <meta:document-statistic meta:table-count="2" meta:cell-count="783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4cm" svg:height="9.008cm" xlink:href=".." xlink:type="simple" chart:class="chart:scatter" chart:style-name="ch1">
        <chart:title svg:x="6.313cm" svg:y="0.316cm" chart:style-name="ch2">
          <text:p>Gebruik oor jare</text:p>
        </chart:title>
        <chart:legend chart:legend-position="end" svg:x="13.908cm" svg:y="3.209cm" style:legend-expansion="high" chart:style-name="ch3"/>
        <chart:plot-area chart:style-name="ch4" table:cell-range-address="Data494Mississippi.C37:Data494Mississippi.C48 Data494Mississippi.A37:Data494Mississippi.A37 Data494Mississippi.G37:Data494Mississippi.G93 Data494Mississippi.A49:Data494Mississippi.A49 Data494Mississippi.A61:Data494Mississippi.A61 Data494Mississippi.A73:Data494Mississippi.A73 Data494Mississippi.A85:Data494Mississippi.A85" chart:data-source-has-labels="row" svg:x="1.33cm" svg:y="1.275cm" svg:width="12.26cm" svg:height="6.572cm">
          <chartooo:coordinate-region svg:x="2.137cm" svg:y="1.474cm" svg:width="11.081cm" svg:height="5.726cm"/>
          <chart:axis chart:dimension="x" chart:name="primary-x" chart:style-name="ch5">
            <chart:title svg:x="6.9cm" svg:y="8.027cm" chart:style-name="ch6">
              <text:p>Maand</text:p>
            </chart:title>
          </chart:axis>
          <chart:axis chart:dimension="y" chart:name="primary-y" chart:style-name="ch7">
            <chart:title svg:x="0.451cm" svg:y="5.624cm" chart:style-name="ch8">
              <text:p>Gebruik [kWh]</text:p>
            </chart:title>
            <chart:grid chart:style-name="ch9" chart:class="major"/>
          </chart:axis>
          <chart:series chart:style-name="ch10" chart:values-cell-range-address="Data494Mississippi.G37:Data494Mississippi.G48" chart:label-cell-address="Data494Mississippi.A37:Data494Mississippi.A37" chart:class="chart:scatter">
            <chart:domain table:cell-range-address="Data494Mississippi.C37:Data494Mississippi.C48"/>
            <chart:data-point chart:repeated="12"/>
          </chart:series>
          <chart:series chart:style-name="ch11" chart:values-cell-range-address="Data494Mississippi.G49:Data494Mississippi.G60" chart:label-cell-address="Data494Mississippi.A49:Data494Mississippi.A49" chart:class="chart:scatter">
            <chart:domain table:cell-range-address="Data494Mississippi.C49:Data494Mississippi.C60"/>
            <chart:data-point chart:repeated="12"/>
          </chart:series>
          <chart:series chart:style-name="ch12" chart:values-cell-range-address="Data494Mississippi.G61:Data494Mississippi.G72" chart:label-cell-address="Data494Mississippi.A61:Data494Mississippi.A61" chart:class="chart:scatter">
            <chart:domain table:cell-range-address="Data494Mississippi.C61:Data494Mississippi.C72"/>
            <chart:data-point chart:repeated="12"/>
          </chart:series>
          <chart:series chart:style-name="ch13" chart:values-cell-range-address="Data494Mississippi.G73:Data494Mississippi.G84" chart:label-cell-address="Data494Mississippi.A73:Data494Mississippi.A73" chart:class="chart:scatter">
            <chart:domain table:cell-range-address="Data494Mississippi.C73:Data494Mississippi.C84"/>
            <chart:data-point chart:repeated="12"/>
          </chart:series>
          <chart:series chart:style-name="ch14" chart:values-cell-range-address="Data494Mississippi.G85:Data494Mississippi.G93" chart:label-cell-address="Data494Mississippi.A85:Data494Mississippi.A85" chart:class="chart:scatter">
            <chart:domain table:cell-range-address="Data494Mississippi.C85:Data494Mississippi.C93"/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2018</text:p>
                <draw:g>
                  <svg:desc>Data494Mississippi.A37:Data494Mississippi.A3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019</text:p>
                <draw:g>
                  <svg:desc>Data494Mississippi.A49:Data494Mississippi.A4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020</text:p>
                <draw:g>
                  <svg:desc>Data494Mississippi.A61:Data494Mississippi.A6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021</text:p>
                <draw:g>
                  <svg:desc>Data494Mississippi.A73:Data494Mississippi.A7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022</text:p>
                <draw:g>
                  <svg:desc>Data494Mississippi.A85:Data494Mississippi.A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494Mississippi.C37:Data494Mississippi.C48</svg:desc>
                </draw:g>
              </table:table-cell>
              <table:table-cell office:value-type="float" office:value="189.451252763439">
                <text:p>189.451252763439</text:p>
                <draw:g>
                  <svg:desc>Data494Mississippi.G37:Data494Mississippi.G48</svg:desc>
                </draw:g>
              </table:table-cell>
              <table:table-cell office:value-type="float" office:value="1">
                <text:p>1</text:p>
                <draw:g>
                  <svg:desc>Data494Mississippi.C49:Data494Mississippi.C60</svg:desc>
                </draw:g>
              </table:table-cell>
              <table:table-cell office:value-type="float" office:value="844.340614174074">
                <text:p>844.340614174074</text:p>
                <draw:g>
                  <svg:desc>Data494Mississippi.G49:Data494Mississippi.G60</svg:desc>
                </draw:g>
              </table:table-cell>
              <table:table-cell office:value-type="float" office:value="1">
                <text:p>1</text:p>
                <draw:g>
                  <svg:desc>Data494Mississippi.C61:Data494Mississippi.C72</svg:desc>
                </draw:g>
              </table:table-cell>
              <table:table-cell office:value-type="float" office:value="731.113066678541">
                <text:p>731.113066678541</text:p>
                <draw:g>
                  <svg:desc>Data494Mississippi.G61:Data494Mississippi.G72</svg:desc>
                </draw:g>
              </table:table-cell>
              <table:table-cell office:value-type="float" office:value="1">
                <text:p>1</text:p>
                <draw:g>
                  <svg:desc>Data494Mississippi.C73:Data494Mississippi.C84</svg:desc>
                </draw:g>
              </table:table-cell>
              <table:table-cell office:value-type="float" office:value="588.056087944238">
                <text:p>588.056087944238</text:p>
                <draw:g>
                  <svg:desc>Data494Mississippi.G73:Data494Mississippi.G84</svg:desc>
                </draw:g>
              </table:table-cell>
              <table:table-cell office:value-type="float" office:value="1">
                <text:p>1</text:p>
                <draw:g>
                  <svg:desc>Data494Mississippi.C85:Data494Mississippi.C93</svg:desc>
                </draw:g>
              </table:table-cell>
              <table:table-cell office:value-type="float" office:value="653.530336241257">
                <text:p>653.530336241257</text:p>
                <draw:g>
                  <svg:desc>Data494Mississippi.G85:Data494Mississippi.G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77.519273552299">
                <text:p>777.519273552299</text:p>
              </table:table-cell>
              <table:table-cell office:value-type="float" office:value="2">
                <text:p>2</text:p>
              </table:table-cell>
              <table:table-cell office:value-type="float" office:value="879.820253424579">
                <text:p>879.820253424579</text:p>
              </table:table-cell>
              <table:table-cell office:value-type="float" office:value="2">
                <text:p>2</text:p>
              </table:table-cell>
              <table:table-cell office:value-type="float" office:value="878.067982325936">
                <text:p>878.067982325936</text:p>
              </table:table-cell>
              <table:table-cell office:value-type="float" office:value="2">
                <text:p>2</text:p>
              </table:table-cell>
              <table:table-cell office:value-type="float" office:value="666.972254436463">
                <text:p>666.972254436463</text:p>
              </table:table-cell>
              <table:table-cell office:value-type="float" office:value="2">
                <text:p>2</text:p>
              </table:table-cell>
              <table:table-cell office:value-type="float" office:value="754.895494442652">
                <text:p>754.895494442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38.561684439238">
                <text:p>838.561684439238</text:p>
              </table:table-cell>
              <table:table-cell office:value-type="float" office:value="3">
                <text:p>3</text:p>
              </table:table-cell>
              <table:table-cell office:value-type="float" office:value="956.590041092411">
                <text:p>956.590041092411</text:p>
              </table:table-cell>
              <table:table-cell office:value-type="float" office:value="3">
                <text:p>3</text:p>
              </table:table-cell>
              <table:table-cell office:value-type="float" office:value="1036.54869159376">
                <text:p>1036.54869159376</text:p>
              </table:table-cell>
              <table:table-cell office:value-type="float" office:value="3">
                <text:p>3</text:p>
              </table:table-cell>
              <table:table-cell office:value-type="float" office:value="745.067642487004">
                <text:p>745.067642487004</text:p>
              </table:table-cell>
              <table:table-cell office:value-type="float" office:value="3">
                <text:p>3</text:p>
              </table:table-cell>
              <table:table-cell office:value-type="float" office:value="777.840345903873">
                <text:p>777.8403459038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20.94485894097">
                <text:p>920.94485894097</text:p>
              </table:table-cell>
              <table:table-cell office:value-type="float" office:value="4">
                <text:p>4</text:p>
              </table:table-cell>
              <table:table-cell office:value-type="float" office:value="994.751611074479">
                <text:p>994.751611074479</text:p>
              </table:table-cell>
              <table:table-cell office:value-type="float" office:value="4">
                <text:p>4</text:p>
              </table:table-cell>
              <table:table-cell office:value-type="float" office:value="1121.50004002838">
                <text:p>1121.50004002838</text:p>
              </table:table-cell>
              <table:table-cell office:value-type="float" office:value="4">
                <text:p>4</text:p>
              </table:table-cell>
              <table:table-cell office:value-type="float" office:value="826.864185211249">
                <text:p>826.864185211249</text:p>
              </table:table-cell>
              <table:table-cell office:value-type="float" office:value="4">
                <text:p>4</text:p>
              </table:table-cell>
              <table:table-cell office:value-type="float" office:value="881.954621687997">
                <text:p>881.954621687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59.792702078447">
                <text:p>759.792702078447</text:p>
              </table:table-cell>
              <table:table-cell office:value-type="float" office:value="5">
                <text:p>5</text:p>
              </table:table-cell>
              <table:table-cell office:value-type="float" office:value="975.11062564177">
                <text:p>975.11062564177</text:p>
              </table:table-cell>
              <table:table-cell office:value-type="float" office:value="5">
                <text:p>5</text:p>
              </table:table-cell>
              <table:table-cell office:value-type="float" office:value="1073.22371442379">
                <text:p>1073.22371442379</text:p>
              </table:table-cell>
              <table:table-cell office:value-type="float" office:value="5">
                <text:p>5</text:p>
              </table:table-cell>
              <table:table-cell office:value-type="float" office:value="543.005960094719">
                <text:p>543.005960094719</text:p>
              </table:table-cell>
              <table:table-cell office:value-type="float" office:value="5">
                <text:p>5</text:p>
              </table:table-cell>
              <table:table-cell office:value-type="float" office:value="773.309246388245">
                <text:p>773.3092463882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62.900413585175">
                <text:p>862.900413585175</text:p>
              </table:table-cell>
              <table:table-cell office:value-type="float" office:value="6">
                <text:p>6</text:p>
              </table:table-cell>
              <table:table-cell office:value-type="float" office:value="835.06782183128">
                <text:p>835.06782183128</text:p>
              </table:table-cell>
              <table:table-cell office:value-type="float" office:value="6">
                <text:p>6</text:p>
              </table:table-cell>
              <table:table-cell office:value-type="float" office:value="990.426673922642">
                <text:p>990.426673922642</text:p>
              </table:table-cell>
              <table:table-cell office:value-type="float" office:value="6">
                <text:p>6</text:p>
              </table:table-cell>
              <table:table-cell office:value-type="float" office:value="695.61378216797">
                <text:p>695.61378216797</text:p>
              </table:table-cell>
              <table:table-cell office:value-type="float" office:value="6">
                <text:p>6</text:p>
              </table:table-cell>
              <table:table-cell office:value-type="float" office:value="735.004414568954">
                <text:p>735.0044145689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66.652384342626">
                <text:p>766.652384342626</text:p>
              </table:table-cell>
              <table:table-cell office:value-type="float" office:value="7">
                <text:p>7</text:p>
              </table:table-cell>
              <table:table-cell office:value-type="float" office:value="781.45203491915">
                <text:p>781.45203491915</text:p>
              </table:table-cell>
              <table:table-cell office:value-type="float" office:value="7">
                <text:p>7</text:p>
              </table:table-cell>
              <table:table-cell office:value-type="float" office:value="816.674628063338">
                <text:p>816.674628063338</text:p>
              </table:table-cell>
              <table:table-cell office:value-type="float" office:value="7">
                <text:p>7</text:p>
              </table:table-cell>
              <table:table-cell office:value-type="float" office:value="568.970405998268">
                <text:p>568.970405998268</text:p>
              </table:table-cell>
              <table:table-cell office:value-type="float" office:value="7">
                <text:p>7</text:p>
              </table:table-cell>
              <table:table-cell office:value-type="float" office:value="656.444193564188">
                <text:p>656.444193564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56.672948910017">
                <text:p>856.672948910017</text:p>
              </table:table-cell>
              <table:table-cell office:value-type="float" office:value="8">
                <text:p>8</text:p>
              </table:table-cell>
              <table:table-cell office:value-type="float" office:value="872.782080033235">
                <text:p>872.782080033235</text:p>
              </table:table-cell>
              <table:table-cell office:value-type="float" office:value="8">
                <text:p>8</text:p>
              </table:table-cell>
              <table:table-cell office:value-type="float" office:value="728.91304196394">
                <text:p>728.91304196394</text:p>
              </table:table-cell>
              <table:table-cell office:value-type="float" office:value="8">
                <text:p>8</text:p>
              </table:table-cell>
              <table:table-cell office:value-type="float" office:value="517.006969011109">
                <text:p>517.006969011109</text:p>
              </table:table-cell>
              <table:table-cell office:value-type="float" office:value="8">
                <text:p>8</text:p>
              </table:table-cell>
              <table:table-cell office:value-type="float" office:value="597.471821080661">
                <text:p>597.4718210806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74.531334882136">
                <text:p>774.531334882136</text:p>
              </table:table-cell>
              <table:table-cell office:value-type="float" office:value="9">
                <text:p>9</text:p>
              </table:table-cell>
              <table:table-cell office:value-type="float" office:value="760.865592575446">
                <text:p>760.865592575446</text:p>
              </table:table-cell>
              <table:table-cell office:value-type="float" office:value="9">
                <text:p>9</text:p>
              </table:table-cell>
              <table:table-cell office:value-type="float" office:value="752.181208713446">
                <text:p>752.181208713446</text:p>
              </table:table-cell>
              <table:table-cell office:value-type="float" office:value="9">
                <text:p>9</text:p>
              </table:table-cell>
              <table:table-cell office:value-type="float" office:value="558.030899692746">
                <text:p>558.030899692746</text:p>
              </table:table-cell>
              <table:table-cell office:value-type="float" office:value="9">
                <text:p>9</text:p>
              </table:table-cell>
              <table:table-cell office:value-type="float" office:value="551.59162061485">
                <text:p>551.59162061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85.134518370801">
                <text:p>585.134518370801</text:p>
              </table:table-cell>
              <table:table-cell office:value-type="float" office:value="10">
                <text:p>10</text:p>
              </table:table-cell>
              <table:table-cell office:value-type="float" office:value="773.490209673671">
                <text:p>773.490209673671</text:p>
              </table:table-cell>
              <table:table-cell office:value-type="float" office:value="10">
                <text:p>10</text:p>
              </table:table-cell>
              <table:table-cell office:value-type="float" office:value="540.10581736418">
                <text:p>540.10581736418</text:p>
              </table:table-cell>
              <table:table-cell office:value-type="float" office:value="10">
                <text:p>10</text:p>
              </table:table-cell>
              <table:table-cell office:value-type="float" office:value="503.30370271082">
                <text:p>503.3037027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80.551299067237">
                <text:p>780.551299067237</text:p>
              </table:table-cell>
              <table:table-cell office:value-type="float" office:value="11">
                <text:p>11</text:p>
              </table:table-cell>
              <table:table-cell office:value-type="float" office:value="772.342439701967">
                <text:p>772.342439701967</text:p>
              </table:table-cell>
              <table:table-cell office:value-type="float" office:value="11">
                <text:p>11</text:p>
              </table:table-cell>
              <table:table-cell office:value-type="float" office:value="515.814524769131">
                <text:p>515.814524769131</text:p>
              </table:table-cell>
              <table:table-cell office:value-type="float" office:value="11">
                <text:p>11</text:p>
              </table:table-cell>
              <table:table-cell office:value-type="float" office:value="435.036742883865">
                <text:p>435.036742883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72.424016480986">
                <text:p>772.424016480986</text:p>
              </table:table-cell>
              <table:table-cell office:value-type="float" office:value="12">
                <text:p>12</text:p>
              </table:table-cell>
              <table:table-cell office:value-type="float" office:value="701.197226263536">
                <text:p>701.197226263536</text:p>
              </table:table-cell>
              <table:table-cell office:value-type="float" office:value="12">
                <text:p>12</text:p>
              </table:table-cell>
              <table:table-cell office:value-type="float" office:value="533.288214136381">
                <text:p>533.288214136381</text:p>
              </table:table-cell>
              <table:table-cell office:value-type="float" office:value="12">
                <text:p>12</text:p>
              </table:table-cell>
              <table:table-cell office:value-type="float" office:value="540.79652555909">
                <text:p>540.79652555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125">
      <number:month number:textual="true"/>
      <number:text>-</number:text>
      <number:year/>
    </number:date-style>
    <number:number-style style:name="N12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16cm" svg:y="0.316cm" chart:style-name="ch2">
          <text:p>Kragmeter vlakke oor tyd</text:p>
        </chart:title>
        <chart:plot-area chart:style-name="ch3" table:cell-range-address="Data494Mississippi.F37:Data494Mississippi.G93" svg:x="1.331cm" svg:y="1.275cm" svg:width="14.349cm" svg:height="6.564cm">
          <chartooo:coordinate-region svg:x="2.429cm" svg:y="1.474cm" svg:width="12.535cm" svg:height="5.718cm"/>
          <chart:axis chart:dimension="x" chart:name="primary-x" chart:style-name="ch4">
            <chart:title svg:x="7.971cm" svg:y="8.019cm" chart:style-name="ch5">
              <text:p>Datum</text:p>
            </chart:title>
          </chart:axis>
          <chart:axis chart:dimension="y" chart:name="primary-y" chart:style-name="ch6">
            <chart:title svg:x="0.451cm" svg:y="5.62cm" chart:style-name="ch7">
              <text:p>Energie [kWh]</text:p>
            </chart:title>
            <chart:grid chart:style-name="ch8" chart:class="major"/>
          </chart:axis>
          <chart:series chart:style-name="ch9" chart:values-cell-range-address="Data494Mississippi.G37:Data494Mississippi.G93" chart:class="chart:scatter">
            <chart:domain table:cell-range-address="Data494Mississippi.F37:Data494Mississippi.F93"/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190">
                <text:p>43190</text:p>
                <draw:g>
                  <svg:desc>Data494Mississippi.F37:Data494Mississippi.F93</svg:desc>
                </draw:g>
              </table:table-cell>
              <table:table-cell office:value-type="float" office:value="189.451252763439">
                <text:p>189.451252763439</text:p>
                <draw:g>
                  <svg:desc>Data494Mississippi.G37:Data494Mississippi.G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220">
                <text:p>43220</text:p>
              </table:table-cell>
              <table:table-cell office:value-type="float" office:value="777.519273552299">
                <text:p>777.519273552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51">
                <text:p>43251</text:p>
              </table:table-cell>
              <table:table-cell office:value-type="float" office:value="838.561684439238">
                <text:p>838.561684439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281">
                <text:p>43281</text:p>
              </table:table-cell>
              <table:table-cell office:value-type="float" office:value="920.94485894097">
                <text:p>920.944858940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312">
                <text:p>43312</text:p>
              </table:table-cell>
              <table:table-cell office:value-type="float" office:value="759.792702078447">
                <text:p>759.7927020784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343">
                <text:p>43343</text:p>
              </table:table-cell>
              <table:table-cell office:value-type="float" office:value="862.900413585175">
                <text:p>862.900413585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373">
                <text:p>43373</text:p>
              </table:table-cell>
              <table:table-cell office:value-type="float" office:value="766.652384342626">
                <text:p>766.652384342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404">
                <text:p>43404</text:p>
              </table:table-cell>
              <table:table-cell office:value-type="float" office:value="856.672948910017">
                <text:p>856.672948910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434">
                <text:p>43434</text:p>
              </table:table-cell>
              <table:table-cell office:value-type="float" office:value="774.531334882136">
                <text:p>774.5313348821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465">
                <text:p>43465</text:p>
              </table:table-cell>
              <table:table-cell office:value-type="float" office:value="585.134518370801">
                <text:p>585.1345183708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496">
                <text:p>43496</text:p>
              </table:table-cell>
              <table:table-cell office:value-type="float" office:value="780.551299067237">
                <text:p>780.5512990672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24">
                <text:p>43524</text:p>
              </table:table-cell>
              <table:table-cell office:value-type="float" office:value="772.424016480986">
                <text:p>772.4240164809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555">
                <text:p>43555</text:p>
              </table:table-cell>
              <table:table-cell office:value-type="float" office:value="844.340614174074">
                <text:p>844.3406141740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585">
                <text:p>43585</text:p>
              </table:table-cell>
              <table:table-cell office:value-type="float" office:value="879.820253424579">
                <text:p>879.8202534245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616">
                <text:p>43616</text:p>
              </table:table-cell>
              <table:table-cell office:value-type="float" office:value="956.590041092411">
                <text:p>956.590041092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46">
                <text:p>43646</text:p>
              </table:table-cell>
              <table:table-cell office:value-type="float" office:value="994.751611074479">
                <text:p>994.7516110744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677">
                <text:p>43677</text:p>
              </table:table-cell>
              <table:table-cell office:value-type="float" office:value="975.11062564177">
                <text:p>975.110625641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708">
                <text:p>43708</text:p>
              </table:table-cell>
              <table:table-cell office:value-type="float" office:value="835.06782183128">
                <text:p>835.067821831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738">
                <text:p>43738</text:p>
              </table:table-cell>
              <table:table-cell office:value-type="float" office:value="781.45203491915">
                <text:p>781.452034919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769">
                <text:p>43769</text:p>
              </table:table-cell>
              <table:table-cell office:value-type="float" office:value="872.782080033235">
                <text:p>872.782080033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799">
                <text:p>43799</text:p>
              </table:table-cell>
              <table:table-cell office:value-type="float" office:value="760.865592575446">
                <text:p>760.8655925754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830">
                <text:p>43830</text:p>
              </table:table-cell>
              <table:table-cell office:value-type="float" office:value="773.490209673671">
                <text:p>773.4902096736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861">
                <text:p>43861</text:p>
              </table:table-cell>
              <table:table-cell office:value-type="float" office:value="772.342439701967">
                <text:p>772.3424397019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890">
                <text:p>43890</text:p>
              </table:table-cell>
              <table:table-cell office:value-type="float" office:value="701.197226263536">
                <text:p>701.1972262635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1">
                <text:p>43921</text:p>
              </table:table-cell>
              <table:table-cell office:value-type="float" office:value="731.113066678541">
                <text:p>731.1130666785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51">
                <text:p>43951</text:p>
              </table:table-cell>
              <table:table-cell office:value-type="float" office:value="878.067982325936">
                <text:p>878.0679823259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82">
                <text:p>43982</text:p>
              </table:table-cell>
              <table:table-cell office:value-type="float" office:value="1036.54869159376">
                <text:p>1036.548691593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012">
                <text:p>44012</text:p>
              </table:table-cell>
              <table:table-cell office:value-type="float" office:value="1121.50004002838">
                <text:p>1121.500040028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043">
                <text:p>44043</text:p>
              </table:table-cell>
              <table:table-cell office:value-type="float" office:value="1073.22371442379">
                <text:p>1073.223714423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074">
                <text:p>44074</text:p>
              </table:table-cell>
              <table:table-cell office:value-type="float" office:value="990.426673922642">
                <text:p>990.4266739226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104">
                <text:p>44104</text:p>
              </table:table-cell>
              <table:table-cell office:value-type="float" office:value="816.674628063338">
                <text:p>816.674628063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135">
                <text:p>44135</text:p>
              </table:table-cell>
              <table:table-cell office:value-type="float" office:value="728.91304196394">
                <text:p>728.913041963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165">
                <text:p>44165</text:p>
              </table:table-cell>
              <table:table-cell office:value-type="float" office:value="752.181208713446">
                <text:p>752.1812087134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196">
                <text:p>44196</text:p>
              </table:table-cell>
              <table:table-cell office:value-type="float" office:value="540.10581736418">
                <text:p>540.105817364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227">
                <text:p>44227</text:p>
              </table:table-cell>
              <table:table-cell office:value-type="float" office:value="515.814524769131">
                <text:p>515.8145247691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255">
                <text:p>44255</text:p>
              </table:table-cell>
              <table:table-cell office:value-type="float" office:value="533.288214136381">
                <text:p>533.2882141363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286">
                <text:p>44286</text:p>
              </table:table-cell>
              <table:table-cell office:value-type="float" office:value="588.056087944238">
                <text:p>588.0560879442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316">
                <text:p>44316</text:p>
              </table:table-cell>
              <table:table-cell office:value-type="float" office:value="666.972254436463">
                <text:p>666.9722544364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347">
                <text:p>44347</text:p>
              </table:table-cell>
              <table:table-cell office:value-type="float" office:value="745.067642487004">
                <text:p>745.0676424870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377">
                <text:p>44377</text:p>
              </table:table-cell>
              <table:table-cell office:value-type="float" office:value="826.864185211249">
                <text:p>826.8641852112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408">
                <text:p>44408</text:p>
              </table:table-cell>
              <table:table-cell office:value-type="float" office:value="543.005960094719">
                <text:p>543.0059600947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439">
                <text:p>44439</text:p>
              </table:table-cell>
              <table:table-cell office:value-type="float" office:value="695.61378216797">
                <text:p>695.613782167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469">
                <text:p>44469</text:p>
              </table:table-cell>
              <table:table-cell office:value-type="float" office:value="568.970405998268">
                <text:p>568.9704059982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500">
                <text:p>44500</text:p>
              </table:table-cell>
              <table:table-cell office:value-type="float" office:value="517.006969011109">
                <text:p>517.0069690111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530">
                <text:p>44530</text:p>
              </table:table-cell>
              <table:table-cell office:value-type="float" office:value="558.030899692746">
                <text:p>558.0308996927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561">
                <text:p>44561</text:p>
              </table:table-cell>
              <table:table-cell office:value-type="float" office:value="503.30370271082">
                <text:p>503.303702710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592">
                <text:p>44592</text:p>
              </table:table-cell>
              <table:table-cell office:value-type="float" office:value="435.036742883865">
                <text:p>435.0367428838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620">
                <text:p>44620</text:p>
              </table:table-cell>
              <table:table-cell office:value-type="float" office:value="540.79652555909">
                <text:p>540.796525559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651">
                <text:p>44651</text:p>
              </table:table-cell>
              <table:table-cell office:value-type="float" office:value="653.530336241257">
                <text:p>653.5303362412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681">
                <text:p>44681</text:p>
              </table:table-cell>
              <table:table-cell office:value-type="float" office:value="754.895494442652">
                <text:p>754.8954944426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712">
                <text:p>44712</text:p>
              </table:table-cell>
              <table:table-cell office:value-type="float" office:value="777.840345903873">
                <text:p>777.8403459038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742">
                <text:p>44742</text:p>
              </table:table-cell>
              <table:table-cell office:value-type="float" office:value="881.954621687997">
                <text:p>881.9546216879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773">
                <text:p>44773</text:p>
              </table:table-cell>
              <table:table-cell office:value-type="float" office:value="773.309246388245">
                <text:p>773.3092463882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804">
                <text:p>44804</text:p>
              </table:table-cell>
              <table:table-cell office:value-type="float" office:value="735.004414568954">
                <text:p>735.0044145689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834">
                <text:p>44834</text:p>
              </table:table-cell>
              <table:table-cell office:value-type="float" office:value="656.444193564188">
                <text:p>656.4441935641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865">
                <text:p>44865</text:p>
              </table:table-cell>
              <table:table-cell office:value-type="float" office:value="597.471821080661">
                <text:p>597.4718210806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895">
                <text:p>44895</text:p>
              </table:table-cell>
              <table:table-cell office:value-type="float" office:value="551.59162061485">
                <text:p>551.5916206148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124">
      <number:day number:style="long"/>
      <number:text>-</number:text>
      <number:month number:textual="true"/>
      <number:text>-</number:text>
      <number:year/>
    </number:date-style>
    <number:number-style style:name="N12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51cm" svg:y="0.316cm" chart:style-name="ch2">
          <text:p>Gebruik kumulatief</text:p>
        </chart:title>
        <chart:plot-area chart:style-name="ch3" table:cell-range-address="Data258AnnettevanZyl.A18:Data258AnnettevanZyl.A96 Data258AnnettevanZyl.C18:Data258AnnettevanZyl.C96" svg:x="1.331cm" svg:y="1.275cm" svg:width="14.349cm" svg:height="6.564cm">
          <chartooo:coordinate-region svg:x="2.799cm" svg:y="1.474cm" svg:width="11.927cm" svg:height="5.718cm"/>
          <chart:axis chart:dimension="x" chart:name="primary-x" chart:style-name="ch4">
            <chart:title svg:x="7.971cm" svg:y="8.019cm" chart:style-name="ch5">
              <text:p>Datum</text:p>
            </chart:title>
          </chart:axis>
          <chart:axis chart:dimension="y" chart:name="primary-y" chart:style-name="ch6">
            <chart:title svg:x="0.451cm" svg:y="5.62cm" chart:style-name="ch7">
              <text:p>Energie [kWh]</text:p>
            </chart:title>
            <chart:grid chart:style-name="ch8" chart:class="major"/>
          </chart:axis>
          <chart:series chart:style-name="ch9" chart:values-cell-range-address="Data258AnnettevanZyl.C18:Data258AnnettevanZyl.C96" chart:class="chart:scatter">
            <chart:domain table:cell-range-address="Data258AnnettevanZyl.A18:Data258AnnettevanZyl.A96"/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779">
                <text:p>40779</text:p>
                <draw:g>
                  <svg:desc>Data258AnnettevanZyl.A18:Data258AnnettevanZyl.A96</svg:desc>
                </draw:g>
              </table:table-cell>
              <table:table-cell office:value-type="float" office:value="72255.3">
                <text:p>72255.3</text:p>
                <draw:g>
                  <svg:desc>Data258AnnettevanZyl.C18:Data258AnnettevanZyl.C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787">
                <text:p>40787</text:p>
              </table:table-cell>
              <table:table-cell office:value-type="float" office:value="72546">
                <text:p>725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834">
                <text:p>40834</text:p>
              </table:table-cell>
              <table:table-cell office:value-type="float" office:value="74484.4">
                <text:p>74484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849">
                <text:p>40849</text:p>
              </table:table-cell>
              <table:table-cell office:value-type="float" office:value="75011.4">
                <text:p>7501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889">
                <text:p>40889</text:p>
              </table:table-cell>
              <table:table-cell office:value-type="float" office:value="76505.1">
                <text:p>7650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13">
                <text:p>40913</text:p>
              </table:table-cell>
              <table:table-cell office:value-type="float" office:value="77331">
                <text:p>77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946">
                <text:p>40946</text:p>
              </table:table-cell>
              <table:table-cell office:value-type="float" office:value="78298.4">
                <text:p>7829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82">
                <text:p>40982</text:p>
              </table:table-cell>
              <table:table-cell office:value-type="float" office:value="79401.9">
                <text:p>79401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009">
                <text:p>41009</text:p>
              </table:table-cell>
              <table:table-cell office:value-type="float" office:value="80230.1">
                <text:p>8023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044">
                <text:p>41044</text:p>
              </table:table-cell>
              <table:table-cell office:value-type="float" office:value="81527.9">
                <text:p>81527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061">
                <text:p>41061</text:p>
              </table:table-cell>
              <table:table-cell office:value-type="float" office:value="82225.9">
                <text:p>82225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091">
                <text:p>41091</text:p>
              </table:table-cell>
              <table:table-cell office:value-type="float" office:value="83797.3">
                <text:p>83797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122">
                <text:p>41122</text:p>
              </table:table-cell>
              <table:table-cell office:value-type="float" office:value="85435.6">
                <text:p>85435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156">
                <text:p>41156</text:p>
              </table:table-cell>
              <table:table-cell office:value-type="float" office:value="86813.2">
                <text:p>86813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188">
                <text:p>41188</text:p>
              </table:table-cell>
              <table:table-cell office:value-type="float" office:value="87925.1">
                <text:p>87925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219">
                <text:p>41219</text:p>
              </table:table-cell>
              <table:table-cell office:value-type="float" office:value="88915.3">
                <text:p>88915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249">
                <text:p>41249</text:p>
              </table:table-cell>
              <table:table-cell office:value-type="float" office:value="89753.5">
                <text:p>89753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277">
                <text:p>41277</text:p>
              </table:table-cell>
              <table:table-cell office:value-type="float" office:value="90344.7">
                <text:p>90344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309">
                <text:p>41309</text:p>
              </table:table-cell>
              <table:table-cell office:value-type="float" office:value="91231.8">
                <text:p>91231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338">
                <text:p>41338</text:p>
              </table:table-cell>
              <table:table-cell office:value-type="float" office:value="92098.6">
                <text:p>92098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367">
                <text:p>41367</text:p>
              </table:table-cell>
              <table:table-cell office:value-type="float" office:value="93029.7">
                <text:p>93029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400">
                <text:p>41400</text:p>
              </table:table-cell>
              <table:table-cell office:value-type="float" office:value="94216.8">
                <text:p>94216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428">
                <text:p>41428</text:p>
              </table:table-cell>
              <table:table-cell office:value-type="float" office:value="95387.7">
                <text:p>95387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457">
                <text:p>41457</text:p>
              </table:table-cell>
              <table:table-cell office:value-type="float" office:value="96770.8">
                <text:p>96770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487">
                <text:p>41487</text:p>
              </table:table-cell>
              <table:table-cell office:value-type="float" office:value="98376.1">
                <text:p>98376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519">
                <text:p>41519</text:p>
              </table:table-cell>
              <table:table-cell office:value-type="float" office:value="99944.2">
                <text:p>99944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553">
                <text:p>41553</text:p>
              </table:table-cell>
              <table:table-cell office:value-type="float" office:value="101157.7">
                <text:p>101157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593">
                <text:p>41593</text:p>
              </table:table-cell>
              <table:table-cell office:value-type="float" office:value="102546.6">
                <text:p>102546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610">
                <text:p>41610</text:p>
              </table:table-cell>
              <table:table-cell office:value-type="float" office:value="103163.3">
                <text:p>103163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651">
                <text:p>41651</text:p>
              </table:table-cell>
              <table:table-cell office:value-type="float" office:value="104457.1">
                <text:p>104457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673">
                <text:p>41673</text:p>
              </table:table-cell>
              <table:table-cell office:value-type="float" office:value="105231">
                <text:p>1052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729">
                <text:p>41729</text:p>
              </table:table-cell>
              <table:table-cell office:value-type="float" office:value="107212.415382911">
                <text:p>107212.4153829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753">
                <text:p>41753</text:p>
              </table:table-cell>
              <table:table-cell office:value-type="float" office:value="108075.6">
                <text:p>108075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767">
                <text:p>41767</text:p>
              </table:table-cell>
              <table:table-cell office:value-type="float" office:value="108444">
                <text:p>1084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794">
                <text:p>41794</text:p>
              </table:table-cell>
              <table:table-cell office:value-type="float" office:value="109266.9">
                <text:p>109266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829">
                <text:p>41829</text:p>
              </table:table-cell>
              <table:table-cell office:value-type="float" office:value="110490.3">
                <text:p>110490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871">
                <text:p>41871</text:p>
              </table:table-cell>
              <table:table-cell office:value-type="float" office:value="111830.3">
                <text:p>111830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885">
                <text:p>41885</text:p>
              </table:table-cell>
              <table:table-cell office:value-type="float" office:value="112249.7">
                <text:p>112249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914">
                <text:p>41914</text:p>
              </table:table-cell>
              <table:table-cell office:value-type="float" office:value="113032.7">
                <text:p>113032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957">
                <text:p>41957</text:p>
              </table:table-cell>
              <table:table-cell office:value-type="float" office:value="114147.6">
                <text:p>114147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984">
                <text:p>41984</text:p>
              </table:table-cell>
              <table:table-cell office:value-type="float" office:value="114881.9">
                <text:p>114881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5">
                <text:p>42005</text:p>
              </table:table-cell>
              <table:table-cell office:value-type="float" office:value="115281.4">
                <text:p>115281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52">
                <text:p>42052</text:p>
              </table:table-cell>
              <table:table-cell office:value-type="float" office:value="116549.8">
                <text:p>116549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090">
                <text:p>42090</text:p>
              </table:table-cell>
              <table:table-cell office:value-type="float" office:value="117515.7">
                <text:p>117515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124">
                <text:p>42124</text:p>
              </table:table-cell>
              <table:table-cell office:value-type="float" office:value="118421.699655643">
                <text:p>118421.6996556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137">
                <text:p>42137</text:p>
              </table:table-cell>
              <table:table-cell office:value-type="float" office:value="118782.5">
                <text:p>11878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159">
                <text:p>42159</text:p>
              </table:table-cell>
              <table:table-cell office:value-type="float" office:value="119364.3">
                <text:p>119364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201">
                <text:p>42201</text:p>
              </table:table-cell>
              <table:table-cell office:value-type="float" office:value="120671.5">
                <text:p>12067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229">
                <text:p>42229</text:p>
              </table:table-cell>
              <table:table-cell office:value-type="float" office:value="121560.2">
                <text:p>121560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256">
                <text:p>42256</text:p>
              </table:table-cell>
              <table:table-cell office:value-type="float" office:value="122302.1">
                <text:p>122302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308">
                <text:p>42308</text:p>
              </table:table-cell>
              <table:table-cell office:value-type="float" office:value="123592.789064432">
                <text:p>123592.7890644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338">
                <text:p>42338</text:p>
              </table:table-cell>
              <table:table-cell office:value-type="float" office:value="124325.971191527">
                <text:p>124325.9711915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369">
                <text:p>42369</text:p>
              </table:table-cell>
              <table:table-cell office:value-type="float" office:value="125083.592722859">
                <text:p>125083.5927228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400">
                <text:p>42400</text:p>
              </table:table-cell>
              <table:table-cell office:value-type="float" office:value="125841.21425419">
                <text:p>125841.214254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424">
                <text:p>42424</text:p>
              </table:table-cell>
              <table:table-cell office:value-type="float" office:value="126447.6">
                <text:p>126447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447">
                <text:p>42447</text:p>
              </table:table-cell>
              <table:table-cell office:value-type="float" office:value="127804.1">
                <text:p>127804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490">
                <text:p>42490</text:p>
              </table:table-cell>
              <table:table-cell office:value-type="float" office:value="128132.868767716">
                <text:p>128132.8687677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493">
                <text:p>42493</text:p>
              </table:table-cell>
              <table:table-cell office:value-type="float" office:value="128160.9">
                <text:p>128160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524">
                <text:p>42524</text:p>
              </table:table-cell>
              <table:table-cell office:value-type="float" office:value="128979.9">
                <text:p>128979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582">
                <text:p>42582</text:p>
              </table:table-cell>
              <table:table-cell office:value-type="float" office:value="130568.116115543">
                <text:p>130568.116115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613">
                <text:p>42613</text:p>
              </table:table-cell>
              <table:table-cell office:value-type="float" office:value="131406.837618871">
                <text:p>131406.8376188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614">
                <text:p>42614</text:p>
              </table:table-cell>
              <table:table-cell office:value-type="float" office:value="131455.5">
                <text:p>131455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674">
                <text:p>42674</text:p>
              </table:table-cell>
              <table:table-cell office:value-type="float" office:value="133046.277385183">
                <text:p>133046.2773851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704">
                <text:p>42704</text:p>
              </table:table-cell>
              <table:table-cell office:value-type="float" office:value="133831.218367935">
                <text:p>133831.2183679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735">
                <text:p>42735</text:p>
              </table:table-cell>
              <table:table-cell office:value-type="float" office:value="134642.324050112">
                <text:p>134642.3240501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766">
                <text:p>42766</text:p>
              </table:table-cell>
              <table:table-cell office:value-type="float" office:value="135453.429732289">
                <text:p>135453.4297322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794">
                <text:p>42794</text:p>
              </table:table-cell>
              <table:table-cell office:value-type="float" office:value="136186.04131619">
                <text:p>136186.041316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825">
                <text:p>42825</text:p>
              </table:table-cell>
              <table:table-cell office:value-type="float" office:value="136997.146998367">
                <text:p>136997.1469983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855">
                <text:p>42855</text:p>
              </table:table-cell>
              <table:table-cell office:value-type="float" office:value="137782.087981119">
                <text:p>137782.0879811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886">
                <text:p>42886</text:p>
              </table:table-cell>
              <table:table-cell office:value-type="float" office:value="138593.193663296">
                <text:p>138593.1936632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916">
                <text:p>42916</text:p>
              </table:table-cell>
              <table:table-cell office:value-type="float" office:value="139378.134646048">
                <text:p>139378.1346460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947">
                <text:p>42947</text:p>
              </table:table-cell>
              <table:table-cell office:value-type="float" office:value="140189.240328224">
                <text:p>140189.2403282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978">
                <text:p>42978</text:p>
              </table:table-cell>
              <table:table-cell office:value-type="float" office:value="141000.346010401">
                <text:p>141000.3460104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008">
                <text:p>43008</text:p>
              </table:table-cell>
              <table:table-cell office:value-type="float" office:value="141785.286993153">
                <text:p>141785.2869931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039">
                <text:p>43039</text:p>
              </table:table-cell>
              <table:table-cell office:value-type="float" office:value="142596.39267533">
                <text:p>142596.392675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3069">
                <text:p>43069</text:p>
              </table:table-cell>
              <table:table-cell office:value-type="float" office:value="143381.333658081">
                <text:p>143381.3336580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100">
                <text:p>43100</text:p>
              </table:table-cell>
              <table:table-cell office:value-type="float" office:value="144192.439340258">
                <text:p>144192.4393402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119">
                <text:p>43119</text:p>
              </table:table-cell>
              <table:table-cell office:value-type="float" office:value="144697.2">
                <text:p>144697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3145">
                <text:p>43145</text:p>
              </table:table-cell>
              <table:table-cell office:value-type="float" office:value="145387.6">
                <text:p>145387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2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8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4cm" svg:height="9.008cm" xlink:href=".." xlink:type="simple" chart:class="chart:scatter" chart:style-name="ch1">
        <chart:title svg:x="6.313cm" svg:y="0.316cm" chart:style-name="ch2">
          <text:p>Gebruik oor jare</text:p>
        </chart:title>
        <chart:legend chart:legend-position="end" svg:x="13.908cm" svg:y="2.96cm" style:legend-expansion="high" chart:style-name="ch3"/>
        <chart:plot-area chart:style-name="ch4" table:cell-range-address="Data258AnnettevanZyl.H25:Data258AnnettevanZyl.H36 Data258AnnettevanZyl.F25:Data258AnnettevanZyl.F25 Data258AnnettevanZyl.O25:Data258AnnettevanZyl.O95 Data258AnnettevanZyl.F37:Data258AnnettevanZyl.F37 Data258AnnettevanZyl.F49:Data258AnnettevanZyl.F49 Data258AnnettevanZyl.F61:Data258AnnettevanZyl.F61 Data258AnnettevanZyl.F73:Data258AnnettevanZyl.F73 Data258AnnettevanZyl.F85:Data258AnnettevanZyl.F85" chart:data-source-has-labels="row" svg:x="1.33cm" svg:y="1.275cm" svg:width="12.26cm" svg:height="6.572cm">
          <chartooo:coordinate-region svg:x="2.428cm" svg:y="1.474cm" svg:width="10.79cm" svg:height="5.726cm"/>
          <chart:axis chart:dimension="x" chart:name="primary-x" chart:style-name="ch5">
            <chart:title svg:x="6.9cm" svg:y="8.027cm" chart:style-name="ch6">
              <text:p>Maand</text:p>
            </chart:title>
          </chart:axis>
          <chart:axis chart:dimension="y" chart:name="primary-y" chart:style-name="ch7">
            <chart:title svg:x="0.451cm" svg:y="5.624cm" chart:style-name="ch8">
              <text:p>Gebruik [kWh]</text:p>
            </chart:title>
            <chart:grid chart:style-name="ch9" chart:class="major"/>
          </chart:axis>
          <chart:series chart:style-name="ch10" chart:values-cell-range-address="Data258AnnettevanZyl.O25:Data258AnnettevanZyl.O36" chart:label-cell-address="Data258AnnettevanZyl.F25:Data258AnnettevanZyl.F25" chart:class="chart:scatter">
            <chart:domain table:cell-range-address="Data258AnnettevanZyl.H25:Data258AnnettevanZyl.H36"/>
            <chart:data-point chart:repeated="12"/>
          </chart:series>
          <chart:series chart:style-name="ch11" chart:values-cell-range-address="Data258AnnettevanZyl.O37:Data258AnnettevanZyl.O48" chart:label-cell-address="Data258AnnettevanZyl.F37:Data258AnnettevanZyl.F37" chart:class="chart:scatter">
            <chart:domain table:cell-range-address="Data258AnnettevanZyl.H37:Data258AnnettevanZyl.H48"/>
            <chart:data-point chart:repeated="12"/>
          </chart:series>
          <chart:series chart:style-name="ch12" chart:values-cell-range-address="Data258AnnettevanZyl.O49:Data258AnnettevanZyl.O60" chart:label-cell-address="Data258AnnettevanZyl.F49:Data258AnnettevanZyl.F49" chart:class="chart:scatter">
            <chart:domain table:cell-range-address="Data258AnnettevanZyl.H49:Data258AnnettevanZyl.H60"/>
            <chart:data-point chart:repeated="12"/>
          </chart:series>
          <chart:series chart:style-name="ch13" chart:values-cell-range-address="Data258AnnettevanZyl.O61:Data258AnnettevanZyl.O72" chart:label-cell-address="Data258AnnettevanZyl.F61:Data258AnnettevanZyl.F61" chart:class="chart:scatter">
            <chart:domain table:cell-range-address="Data258AnnettevanZyl.H61:Data258AnnettevanZyl.H72"/>
            <chart:data-point chart:repeated="12"/>
          </chart:series>
          <chart:series chart:style-name="ch14" chart:values-cell-range-address="Data258AnnettevanZyl.O73:Data258AnnettevanZyl.O84" chart:label-cell-address="Data258AnnettevanZyl.F73:Data258AnnettevanZyl.F73" chart:class="chart:scatter">
            <chart:domain table:cell-range-address="Data258AnnettevanZyl.H73:Data258AnnettevanZyl.H84"/>
            <chart:data-point chart:repeated="12"/>
          </chart:series>
          <chart:series chart:style-name="ch15" chart:values-cell-range-address="Data258AnnettevanZyl.O85:Data258AnnettevanZyl.O95" chart:label-cell-address="Data258AnnettevanZyl.F85:Data258AnnettevanZyl.F85" chart:class="chart:scatter">
            <chart:domain table:cell-range-address="Data258AnnettevanZyl.H85:Data258AnnettevanZyl.H95"/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2012</text:p>
                <draw:g>
                  <svg:desc>Data258AnnettevanZyl.F25:Data258AnnettevanZyl.F25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2013</text:p>
                <draw:g>
                  <svg:desc>Data258AnnettevanZyl.F37:Data258AnnettevanZyl.F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2014</text:p>
                <draw:g>
                  <svg:desc>Data258AnnettevanZyl.F49:Data258AnnettevanZyl.F4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2015</text:p>
                <draw:g>
                  <svg:desc>Data258AnnettevanZyl.F61:Data258AnnettevanZyl.F6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2016</text:p>
                <draw:g>
                  <svg:desc>Data258AnnettevanZyl.F73:Data258AnnettevanZyl.F7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2017</text:p>
                <draw:g>
                  <svg:desc>Data258AnnettevanZyl.F85:Data258AnnettevanZyl.F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258AnnettevanZyl.H25:Data258AnnettevanZyl.H36</svg:desc>
                </draw:g>
              </table:table-cell>
              <table:table-cell office:value-type="float" office:value="950.263044981752">
                <text:p>950.263044981752</text:p>
                <draw:g>
                  <svg:desc>Data258AnnettevanZyl.O25:Data258AnnettevanZyl.O36</svg:desc>
                </draw:g>
              </table:table-cell>
              <table:table-cell office:value-type="float" office:value="1">
                <text:p>1</text:p>
                <draw:g>
                  <svg:desc>Data258AnnettevanZyl.H37:Data258AnnettevanZyl.H48</svg:desc>
                </draw:g>
              </table:table-cell>
              <table:table-cell office:value-type="float" office:value="981.711607746082">
                <text:p>981.711607746082</text:p>
                <draw:g>
                  <svg:desc>Data258AnnettevanZyl.O37:Data258AnnettevanZyl.O48</svg:desc>
                </draw:g>
              </table:table-cell>
              <table:table-cell office:value-type="float" office:value="1">
                <text:p>1</text:p>
                <draw:g>
                  <svg:desc>Data258AnnettevanZyl.H49:Data258AnnettevanZyl.H60</svg:desc>
                </draw:g>
              </table:table-cell>
              <table:table-cell office:value-type="float" office:value="1111.53481235495">
                <text:p>1111.53481235495</text:p>
                <draw:g>
                  <svg:desc>Data258AnnettevanZyl.O49:Data258AnnettevanZyl.O60</svg:desc>
                </draw:g>
              </table:table-cell>
              <table:table-cell office:value-type="float" office:value="1">
                <text:p>1</text:p>
                <draw:g>
                  <svg:desc>Data258AnnettevanZyl.H61:Data258AnnettevanZyl.H72</svg:desc>
                </draw:g>
              </table:table-cell>
              <table:table-cell office:value-type="float" office:value="796.676310001873">
                <text:p>796.676310001873</text:p>
                <draw:g>
                  <svg:desc>Data258AnnettevanZyl.O61:Data258AnnettevanZyl.O72</svg:desc>
                </draw:g>
              </table:table-cell>
              <table:table-cell office:value-type="float" office:value="1">
                <text:p>1</text:p>
                <draw:g>
                  <svg:desc>Data258AnnettevanZyl.H73:Data258AnnettevanZyl.H84</svg:desc>
                </draw:g>
              </table:table-cell>
              <table:table-cell office:value-type="float" office:value="1204.38226594162">
                <text:p>1204.38226594162</text:p>
                <draw:g>
                  <svg:desc>Data258AnnettevanZyl.O73:Data258AnnettevanZyl.O84</svg:desc>
                </draw:g>
              </table:table-cell>
              <table:table-cell office:value-type="float" office:value="1">
                <text:p>1</text:p>
                <draw:g>
                  <svg:desc>Data258AnnettevanZyl.H85:Data258AnnettevanZyl.H95</svg:desc>
                </draw:g>
              </table:table-cell>
              <table:table-cell office:value-type="float" office:value="811.105682176771">
                <text:p>811.105682176771</text:p>
                <draw:g>
                  <svg:desc>Data258AnnettevanZyl.O85:Data258AnnettevanZyl.O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52.82364023826">
                <text:p>1052.82364023826</text:p>
              </table:table-cell>
              <table:table-cell office:value-type="float" office:value="2">
                <text:p>2</text:p>
              </table:table-cell>
              <table:table-cell office:value-type="float" office:value="1065.09277823102">
                <text:p>1065.09277823102</text:p>
              </table:table-cell>
              <table:table-cell office:value-type="float" office:value="2">
                <text:p>2</text:p>
              </table:table-cell>
              <table:table-cell office:value-type="float" office:value="1000.21759830974">
                <text:p>1000.21759830974</text:p>
              </table:table-cell>
              <table:table-cell office:value-type="float" office:value="2">
                <text:p>2</text:p>
              </table:table-cell>
              <table:table-cell office:value-type="float" office:value="814.127615678823">
                <text:p>814.127615678823</text:p>
              </table:table-cell>
              <table:table-cell office:value-type="float" office:value="2">
                <text:p>2</text:p>
              </table:table-cell>
              <table:table-cell office:value-type="float" office:value="233.694952946447">
                <text:p>233.694952946447</text:p>
              </table:table-cell>
              <table:table-cell office:value-type="float" office:value="2">
                <text:p>2</text:p>
              </table:table-cell>
              <table:table-cell office:value-type="float" office:value="784.940982751781">
                <text:p>784.9409827517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07.62144365092">
                <text:p>1207.62144365092</text:p>
              </table:table-cell>
              <table:table-cell office:value-type="float" office:value="3">
                <text:p>3</text:p>
              </table:table-cell>
              <table:table-cell office:value-type="float" office:value="1258.37008369411">
                <text:p>1258.37008369411</text:p>
              </table:table-cell>
              <table:table-cell office:value-type="float" office:value="3">
                <text:p>3</text:p>
              </table:table-cell>
              <table:table-cell office:value-type="float" office:value="905.36372691649">
                <text:p>905.36372691649</text:p>
              </table:table-cell>
              <table:table-cell office:value-type="float" office:value="3">
                <text:p>3</text:p>
              </table:table-cell>
              <table:table-cell office:value-type="float" office:value="813.181688062381">
                <text:p>813.181688062381</text:p>
              </table:table-cell>
              <table:table-cell office:value-type="float" office:value="3">
                <text:p>3</text:p>
              </table:table-cell>
              <table:table-cell office:value-type="float" office:value="749.123688668624">
                <text:p>749.123688668624</text:p>
              </table:table-cell>
              <table:table-cell office:value-type="float" office:value="3">
                <text:p>3</text:p>
              </table:table-cell>
              <table:table-cell office:value-type="float" office:value="811.105682177004">
                <text:p>811.105682177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546.22229653108">
                <text:p>1546.22229653108</text:p>
              </table:table-cell>
              <table:table-cell office:value-type="float" office:value="4">
                <text:p>4</text:p>
              </table:table-cell>
              <table:table-cell office:value-type="float" office:value="1412.19898458431">
                <text:p>1412.19898458431</text:p>
              </table:table-cell>
              <table:table-cell office:value-type="float" office:value="4">
                <text:p>4</text:p>
              </table:table-cell>
              <table:table-cell office:value-type="float" office:value="1028.2471095426">
                <text:p>1028.2471095426</text:p>
              </table:table-cell>
              <table:table-cell office:value-type="float" office:value="4">
                <text:p>4</text:p>
              </table:table-cell>
              <table:table-cell office:value-type="float" office:value="912.749405100243">
                <text:p>912.749405100243</text:p>
              </table:table-cell>
              <table:table-cell office:value-type="float" office:value="4">
                <text:p>4</text:p>
              </table:table-cell>
              <table:table-cell office:value-type="float" office:value="826.848096518894">
                <text:p>826.848096518894</text:p>
              </table:table-cell>
              <table:table-cell office:value-type="float" office:value="4">
                <text:p>4</text:p>
              </table:table-cell>
              <table:table-cell office:value-type="float" office:value="784.940982751781">
                <text:p>784.940982751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58.96550976788">
                <text:p>1658.96550976788</text:p>
              </table:table-cell>
              <table:table-cell office:value-type="float" office:value="5">
                <text:p>5</text:p>
              </table:table-cell>
              <table:table-cell office:value-type="float" office:value="1640.06695965282">
                <text:p>1640.06695965282</text:p>
              </table:table-cell>
              <table:table-cell office:value-type="float" office:value="5">
                <text:p>5</text:p>
              </table:table-cell>
              <table:table-cell office:value-type="float" office:value="1019.68531701202">
                <text:p>1019.68531701202</text:p>
              </table:table-cell>
              <table:table-cell office:value-type="float" office:value="5">
                <text:p>5</text:p>
              </table:table-cell>
              <table:table-cell office:value-type="float" office:value="976.108949225629">
                <text:p>976.108949225629</text:p>
              </table:table-cell>
              <table:table-cell office:value-type="float" office:value="5">
                <text:p>5</text:p>
              </table:table-cell>
              <table:table-cell office:value-type="float" office:value="859.275562639348">
                <text:p>859.275562639348</text:p>
              </table:table-cell>
              <table:table-cell office:value-type="float" office:value="5">
                <text:p>5</text:p>
              </table:table-cell>
              <table:table-cell office:value-type="float" office:value="811.105682176771">
                <text:p>811.105682176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73.18887182558">
                <text:p>1273.18887182558</text:p>
              </table:table-cell>
              <table:table-cell office:value-type="float" office:value="6">
                <text:p>6</text:p>
              </table:table-cell>
              <table:table-cell office:value-type="float" office:value="1549.74388265819">
                <text:p>1549.74388265819</text:p>
              </table:table-cell>
              <table:table-cell office:value-type="float" office:value="6">
                <text:p>6</text:p>
              </table:table-cell>
              <table:table-cell office:value-type="float" office:value="969.771550682141">
                <text:p>969.771550682141</text:p>
              </table:table-cell>
              <table:table-cell office:value-type="float" office:value="6">
                <text:p>6</text:p>
              </table:table-cell>
              <table:table-cell office:value-type="float" office:value="909.528103056713">
                <text:p>909.528103056713</text:p>
              </table:table-cell>
              <table:table-cell office:value-type="float" office:value="6">
                <text:p>6</text:p>
              </table:table-cell>
              <table:table-cell office:value-type="float" office:value="838.721503328066">
                <text:p>838.721503328066</text:p>
              </table:table-cell>
              <table:table-cell office:value-type="float" office:value="6">
                <text:p>6</text:p>
              </table:table-cell>
              <table:table-cell office:value-type="float" office:value="811.105682176771">
                <text:p>811.1056821767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65.14627655735">
                <text:p>1065.14627655735</text:p>
              </table:table-cell>
              <table:table-cell office:value-type="float" office:value="7">
                <text:p>7</text:p>
              </table:table-cell>
              <table:table-cell office:value-type="float" office:value="1094.61770289717">
                <text:p>1094.61770289717</text:p>
              </table:table-cell>
              <table:table-cell office:value-type="float" office:value="7">
                <text:p>7</text:p>
              </table:table-cell>
              <table:table-cell office:value-type="float" office:value="818.714258087333">
                <text:p>818.714258087333</text:p>
              </table:table-cell>
              <table:table-cell office:value-type="float" office:value="7">
                <text:p>7</text:p>
              </table:table-cell>
              <table:table-cell office:value-type="float" office:value="777.869137661182">
                <text:p>777.869137661182</text:p>
              </table:table-cell>
              <table:table-cell office:value-type="float" office:value="7">
                <text:p>7</text:p>
              </table:table-cell>
              <table:table-cell office:value-type="float" office:value="806.450880980119">
                <text:p>806.450880980119</text:p>
              </table:table-cell>
              <table:table-cell office:value-type="float" office:value="7">
                <text:p>7</text:p>
              </table:table-cell>
              <table:table-cell office:value-type="float" office:value="784.940982751781">
                <text:p>784.9409827517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09.25726913917">
                <text:p>1009.25726913917</text:p>
              </table:table-cell>
              <table:table-cell office:value-type="float" office:value="8">
                <text:p>8</text:p>
              </table:table-cell>
              <table:table-cell office:value-type="float" office:value="1076.59325844888">
                <text:p>1076.59325844888</text:p>
              </table:table-cell>
              <table:table-cell office:value-type="float" office:value="8">
                <text:p>8</text:p>
              </table:table-cell>
              <table:table-cell office:value-type="float" office:value="808.52325363725">
                <text:p>808.52325363725</text:p>
              </table:table-cell>
              <table:table-cell office:value-type="float" office:value="8">
                <text:p>8</text:p>
              </table:table-cell>
              <table:table-cell office:value-type="float" office:value="781.652125683148">
                <text:p>781.652125683148</text:p>
              </table:table-cell>
              <table:table-cell office:value-type="float" office:value="8">
                <text:p>8</text:p>
              </table:table-cell>
              <table:table-cell office:value-type="float" office:value="832.988885332365">
                <text:p>832.988885332365</text:p>
              </table:table-cell>
              <table:table-cell office:value-type="float" office:value="8">
                <text:p>8</text:p>
              </table:table-cell>
              <table:table-cell office:value-type="float" office:value="811.105682176771">
                <text:p>811.105682176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63.382045808248">
                <text:p>863.382045808248</text:p>
              </table:table-cell>
              <table:table-cell office:value-type="float" office:value="9">
                <text:p>9</text:p>
              </table:table-cell>
              <table:table-cell office:value-type="float" office:value="1060.14349271916">
                <text:p>1060.14349271916</text:p>
              </table:table-cell>
              <table:table-cell office:value-type="float" office:value="9">
                <text:p>9</text:p>
              </table:table-cell>
              <table:table-cell office:value-type="float" office:value="810.686180800083">
                <text:p>810.686180800083</text:p>
              </table:table-cell>
              <table:table-cell office:value-type="float" office:value="9">
                <text:p>9</text:p>
              </table:table-cell>
              <table:table-cell office:value-type="float" office:value="733.182127095177">
                <text:p>733.182127095177</text:p>
              </table:table-cell>
              <table:table-cell office:value-type="float" office:value="9">
                <text:p>9</text:p>
              </table:table-cell>
              <table:table-cell office:value-type="float" office:value="784.940982751781">
                <text:p>784.940982751781</text:p>
              </table:table-cell>
              <table:table-cell office:value-type="float" office:value="9">
                <text:p>9</text:p>
              </table:table-cell>
              <table:table-cell office:value-type="float" office:value="784.940982751781">
                <text:p>784.9409827517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90.262297465815">
                <text:p>690.262297465815</text:p>
              </table:table-cell>
              <table:table-cell office:value-type="float" office:value="10">
                <text:p>10</text:p>
              </table:table-cell>
              <table:table-cell office:value-type="float" office:value="996.72464956902">
                <text:p>996.72464956902</text:p>
              </table:table-cell>
              <table:table-cell office:value-type="float" office:value="10">
                <text:p>10</text:p>
              </table:table-cell>
              <table:table-cell office:value-type="float" office:value="682.415492020198">
                <text:p>682.415492020198</text:p>
              </table:table-cell>
              <table:table-cell office:value-type="float" office:value="10">
                <text:p>10</text:p>
              </table:table-cell>
              <table:table-cell office:value-type="float" office:value="757.621531331562">
                <text:p>757.621531331562</text:p>
              </table:table-cell>
              <table:table-cell office:value-type="float" office:value="10">
                <text:p>10</text:p>
              </table:table-cell>
              <table:table-cell office:value-type="float" office:value="811.105682177004">
                <text:p>811.105682177004</text:p>
              </table:table-cell>
              <table:table-cell office:value-type="float" office:value="10">
                <text:p>10</text:p>
              </table:table-cell>
              <table:table-cell office:value-type="float" office:value="811.105682176771">
                <text:p>811.105682176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31.288306218456">
                <text:p>831.288306218456</text:p>
              </table:table-cell>
              <table:table-cell office:value-type="float" office:value="11">
                <text:p>11</text:p>
              </table:table-cell>
              <table:table-cell office:value-type="float" office:value="1042.18331394414">
                <text:p>1042.18331394414</text:p>
              </table:table-cell>
              <table:table-cell office:value-type="float" office:value="11">
                <text:p>11</text:p>
              </table:table-cell>
              <table:table-cell office:value-type="float" office:value="818.386466915137">
                <text:p>818.386466915137</text:p>
              </table:table-cell>
              <table:table-cell office:value-type="float" office:value="11">
                <text:p>11</text:p>
              </table:table-cell>
              <table:table-cell office:value-type="float" office:value="757.621531331679">
                <text:p>757.621531331679</text:p>
              </table:table-cell>
              <table:table-cell office:value-type="float" office:value="11">
                <text:p>11</text:p>
              </table:table-cell>
              <table:table-cell office:value-type="float" office:value="811.105682176771">
                <text:p>811.105682176771</text:p>
              </table:table-cell>
              <table:table-cell office:value-type="float" office:value="11">
                <text:p>11</text:p>
              </table:table-cell>
              <table:table-cell office:value-type="float" office:value="810.308328788378">
                <text:p>810.3083287883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25.098510211101">
                <text:p>825.098510211101</text:p>
              </table:table-cell>
              <table:table-cell office:value-type="float" office:value="12">
                <text:p>12</text:p>
              </table:table-cell>
              <table:table-cell office:value-type="float" office:value="1000.36624592706">
                <text:p>1000.36624592706</text:p>
              </table:table-cell>
              <table:table-cell office:value-type="float" office:value="12">
                <text:p>12</text:p>
              </table:table-cell>
              <table:table-cell office:value-type="float" office:value="736.469393128064">
                <text:p>736.469393128064</text:p>
              </table:table-cell>
              <table:table-cell office:value-type="float" office:value="12">
                <text:p>12</text:p>
              </table:table-cell>
              <table:table-cell office:value-type="float" office:value="853.577294637449">
                <text:p>853.577294637449</text:p>
              </table:table-cell>
              <table:table-cell office:value-type="float" office:value="12">
                <text:p>12</text:p>
              </table:table-cell>
              <table:table-cell office:value-type="float" office:value="732.611583901569">
                <text:p>732.61158390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>
      <number:month number:textual="true"/>
      <number:text>-</number:text>
      <number:year/>
    </number:date-style>
    <number:number-style style:name="N12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25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9.008cm" xlink:href=".." xlink:type="simple" chart:class="chart:scatter" chart:style-name="ch1">
        <chart:title svg:x="6.048cm" svg:y="0.316cm" chart:style-name="ch2">
          <text:p>Gebruik kumulatief</text:p>
        </chart:title>
        <chart:legend chart:legend-position="end" svg:x="10.68cm" svg:y="4.205cm" style:legend-expansion="high" chart:style-name="ch3"/>
        <chart:plot-area chart:style-name="ch4" table:cell-range-address="Data494Mississippi.F37:Data494Mississippi.F93 Data494Mississippi.G36:Data494Mississippi.G36 Data494Mississippi.H37:Data494Mississippi.H93" chart:data-source-has-labels="row" svg:x="0.96cm" svg:y="1.274cm" svg:width="15.562cm" svg:height="6.571cm">
          <chartooo:coordinate-region svg:x="2.428cm" svg:y="1.473cm" svg:width="13.563cm" svg:height="5.725cm"/>
          <chart:axis chart:dimension="x" chart:name="primary-x" chart:style-name="ch5">
            <chart:title svg:x="8.181cm" svg:y="8.025cm" chart:style-name="ch6">
              <text:p>Maand</text:p>
            </chart:title>
          </chart:axis>
          <chart:axis chart:dimension="y" chart:name="primary-y" chart:style-name="ch7">
            <chart:title svg:x="0.081cm" svg:y="5.622cm" chart:style-name="ch8">
              <text:p>Gebruik [kWh]</text:p>
            </chart:title>
            <chart:grid chart:style-name="ch9" chart:class="major"/>
          </chart:axis>
          <chart:series chart:style-name="ch10" chart:values-cell-range-address="Data494Mississippi.H37:Data494Mississippi.H93" chart:label-cell-address="Data494Mississippi.G36:Data494Mississippi.G36" chart:class="chart:scatter">
            <chart:domain table:cell-range-address="Data494Mississippi.F37:Data494Mississippi.F93"/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Kraggebruik maand [kWh]</text:p>
                <draw:g>
                  <svg:desc>Data494Mississippi.G36:Data494Mississippi.G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190">
                <text:p>43190</text:p>
                <draw:g>
                  <svg:desc>Data494Mississippi.F37:Data494Mississippi.F93</svg:desc>
                </draw:g>
              </table:table-cell>
              <table:table-cell office:value-type="float" office:value="NaN">
                <text:p>NaN</text:p>
                <draw:g>
                  <svg:desc>Data494Mississippi.H37:Data494Mississippi.H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220">
                <text:p>43220</text:p>
              </table:table-cell>
              <table:table-cell office:value-type="float" office:value="966.970526315738">
                <text:p>966.9705263157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51">
                <text:p>43251</text:p>
              </table:table-cell>
              <table:table-cell office:value-type="float" office:value="1805.53221075498">
                <text:p>1805.53221075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281">
                <text:p>43281</text:p>
              </table:table-cell>
              <table:table-cell office:value-type="float" office:value="2726.47706969595">
                <text:p>2726.47706969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312">
                <text:p>43312</text:p>
              </table:table-cell>
              <table:table-cell office:value-type="float" office:value="3486.26977177439">
                <text:p>3486.26977177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343">
                <text:p>43343</text:p>
              </table:table-cell>
              <table:table-cell office:value-type="float" office:value="4349.17018535957">
                <text:p>4349.17018535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373">
                <text:p>43373</text:p>
              </table:table-cell>
              <table:table-cell office:value-type="float" office:value="5115.82256970219">
                <text:p>5115.822569702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404">
                <text:p>43404</text:p>
              </table:table-cell>
              <table:table-cell office:value-type="float" office:value="5972.49551861221">
                <text:p>5972.49551861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434">
                <text:p>43434</text:p>
              </table:table-cell>
              <table:table-cell office:value-type="float" office:value="6747.02685349435">
                <text:p>6747.026853494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465">
                <text:p>43465</text:p>
              </table:table-cell>
              <table:table-cell office:value-type="float" office:value="7332.16137186515">
                <text:p>7332.161371865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496">
                <text:p>43496</text:p>
              </table:table-cell>
              <table:table-cell office:value-type="float" office:value="8112.71267093238">
                <text:p>8112.71267093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24">
                <text:p>43524</text:p>
              </table:table-cell>
              <table:table-cell office:value-type="float" office:value="8885.13668741337">
                <text:p>8885.136687413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555">
                <text:p>43555</text:p>
              </table:table-cell>
              <table:table-cell office:value-type="float" office:value="9729.47730158744">
                <text:p>9729.477301587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585">
                <text:p>43585</text:p>
              </table:table-cell>
              <table:table-cell office:value-type="float" office:value="10609.297555012">
                <text:p>10609.2975550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616">
                <text:p>43616</text:p>
              </table:table-cell>
              <table:table-cell office:value-type="float" office:value="11565.8875961044">
                <text:p>11565.88759610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46">
                <text:p>43646</text:p>
              </table:table-cell>
              <table:table-cell office:value-type="float" office:value="12560.6392071789">
                <text:p>12560.63920717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677">
                <text:p>43677</text:p>
              </table:table-cell>
              <table:table-cell office:value-type="float" office:value="13535.7498328207">
                <text:p>13535.7498328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708">
                <text:p>43708</text:p>
              </table:table-cell>
              <table:table-cell office:value-type="float" office:value="14370.817654652">
                <text:p>14370.817654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738">
                <text:p>43738</text:p>
              </table:table-cell>
              <table:table-cell office:value-type="float" office:value="15152.2696895711">
                <text:p>15152.26968957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769">
                <text:p>43769</text:p>
              </table:table-cell>
              <table:table-cell office:value-type="float" office:value="16025.0517696043">
                <text:p>16025.05176960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799">
                <text:p>43799</text:p>
              </table:table-cell>
              <table:table-cell office:value-type="float" office:value="16785.9173621798">
                <text:p>16785.91736217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830">
                <text:p>43830</text:p>
              </table:table-cell>
              <table:table-cell office:value-type="float" office:value="17559.4075718535">
                <text:p>17559.40757185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861">
                <text:p>43861</text:p>
              </table:table-cell>
              <table:table-cell office:value-type="float" office:value="18331.7500115554">
                <text:p>18331.75001155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890">
                <text:p>43890</text:p>
              </table:table-cell>
              <table:table-cell office:value-type="float" office:value="19032.947237819">
                <text:p>19032.9472378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1">
                <text:p>43921</text:p>
              </table:table-cell>
              <table:table-cell office:value-type="float" office:value="19764.0603044975">
                <text:p>19764.06030449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51">
                <text:p>43951</text:p>
              </table:table-cell>
              <table:table-cell office:value-type="float" office:value="20642.1282868234">
                <text:p>20642.1282868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82">
                <text:p>43982</text:p>
              </table:table-cell>
              <table:table-cell office:value-type="float" office:value="21678.6769784172">
                <text:p>21678.67697841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012">
                <text:p>44012</text:p>
              </table:table-cell>
              <table:table-cell office:value-type="float" office:value="22800.1770184456">
                <text:p>22800.17701844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043">
                <text:p>44043</text:p>
              </table:table-cell>
              <table:table-cell office:value-type="float" office:value="23873.4007328694">
                <text:p>23873.40073286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074">
                <text:p>44074</text:p>
              </table:table-cell>
              <table:table-cell office:value-type="float" office:value="24863.827406792">
                <text:p>24863.827406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104">
                <text:p>44104</text:p>
              </table:table-cell>
              <table:table-cell office:value-type="float" office:value="25680.5020348553">
                <text:p>25680.50203485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135">
                <text:p>44135</text:p>
              </table:table-cell>
              <table:table-cell office:value-type="float" office:value="26409.4150768193">
                <text:p>26409.41507681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165">
                <text:p>44165</text:p>
              </table:table-cell>
              <table:table-cell office:value-type="float" office:value="27161.5962855327">
                <text:p>27161.59628553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196">
                <text:p>44196</text:p>
              </table:table-cell>
              <table:table-cell office:value-type="float" office:value="27701.7021028969">
                <text:p>27701.70210289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227">
                <text:p>44227</text:p>
              </table:table-cell>
              <table:table-cell office:value-type="float" office:value="28217.516627666">
                <text:p>28217.5166276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255">
                <text:p>44255</text:p>
              </table:table-cell>
              <table:table-cell office:value-type="float" office:value="28750.8048418024">
                <text:p>28750.80484180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286">
                <text:p>44286</text:p>
              </table:table-cell>
              <table:table-cell office:value-type="float" office:value="29338.8609297467">
                <text:p>29338.86092974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316">
                <text:p>44316</text:p>
              </table:table-cell>
              <table:table-cell office:value-type="float" office:value="30005.8331841831">
                <text:p>30005.83318418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347">
                <text:p>44347</text:p>
              </table:table-cell>
              <table:table-cell office:value-type="float" office:value="30750.9008266701">
                <text:p>30750.90082667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377">
                <text:p>44377</text:p>
              </table:table-cell>
              <table:table-cell office:value-type="float" office:value="31577.7650118814">
                <text:p>31577.76501188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408">
                <text:p>44408</text:p>
              </table:table-cell>
              <table:table-cell office:value-type="float" office:value="32120.7709719761">
                <text:p>32120.77097197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439">
                <text:p>44439</text:p>
              </table:table-cell>
              <table:table-cell office:value-type="float" office:value="32816.3847541441">
                <text:p>32816.38475414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469">
                <text:p>44469</text:p>
              </table:table-cell>
              <table:table-cell office:value-type="float" office:value="33385.3551601423">
                <text:p>33385.35516014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500">
                <text:p>44500</text:p>
              </table:table-cell>
              <table:table-cell office:value-type="float" office:value="33902.3621291535">
                <text:p>33902.36212915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530">
                <text:p>44530</text:p>
              </table:table-cell>
              <table:table-cell office:value-type="float" office:value="34460.3930288462">
                <text:p>34460.39302884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561">
                <text:p>44561</text:p>
              </table:table-cell>
              <table:table-cell office:value-type="float" office:value="34963.696731557">
                <text:p>34963.6967315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592">
                <text:p>44592</text:p>
              </table:table-cell>
              <table:table-cell office:value-type="float" office:value="35398.7334744409">
                <text:p>35398.73347444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620">
                <text:p>44620</text:p>
              </table:table-cell>
              <table:table-cell office:value-type="float" office:value="35939.53">
                <text:p>35939.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651">
                <text:p>44651</text:p>
              </table:table-cell>
              <table:table-cell office:value-type="float" office:value="36593.0603362412">
                <text:p>36593.06033624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681">
                <text:p>44681</text:p>
              </table:table-cell>
              <table:table-cell office:value-type="float" office:value="37347.9558306839">
                <text:p>37347.95583068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712">
                <text:p>44712</text:p>
              </table:table-cell>
              <table:table-cell office:value-type="float" office:value="38125.7961765878">
                <text:p>38125.79617658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742">
                <text:p>44742</text:p>
              </table:table-cell>
              <table:table-cell office:value-type="float" office:value="39007.7507982758">
                <text:p>39007.75079827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773">
                <text:p>44773</text:p>
              </table:table-cell>
              <table:table-cell office:value-type="float" office:value="39781.060044664">
                <text:p>39781.0600446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804">
                <text:p>44804</text:p>
              </table:table-cell>
              <table:table-cell office:value-type="float" office:value="40516.064459233">
                <text:p>40516.0644592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834">
                <text:p>44834</text:p>
              </table:table-cell>
              <table:table-cell office:value-type="float" office:value="41172.5086527971">
                <text:p>41172.50865279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865">
                <text:p>44865</text:p>
              </table:table-cell>
              <table:table-cell office:value-type="float" office:value="41769.9804738778">
                <text:p>41769.98047387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895">
                <text:p>44895</text:p>
              </table:table-cell>
              <table:table-cell office:value-type="float" office:value="42321.5720944927">
                <text:p>42321.572094492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